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left"/>
    </style:style>
    <style:style style:name="Table1.A" style:family="table-column">
      <style:table-column-properties style:column-width="1.4493in"/>
    </style:style>
    <style:style style:name="Table1.B" style:family="table-column">
      <style:table-column-properties style:column-width="3.6438in"/>
    </style:style>
    <style:style style:name="Table1.C" style:family="table-column">
      <style:table-column-properties style:column-width="0.916in"/>
    </style:style>
    <style:style style:name="Table1.D" style:family="table-column">
      <style:table-column-properties style:column-width="0.684in"/>
    </style:style>
    <style:style style:name="Table1.A1" style:family="table-cell">
      <style:table-cell-properties style:vertical-align="middle" fo:padding="0.0194in" fo:border="none"/>
    </style:style>
    <style:style style:name="Table1.A2" style:family="table-cell">
      <style:table-cell-properties fo:padding="0.0194in" fo:border="none"/>
    </style:style>
    <style:style style:name="Table1.B2" style:family="table-cell">
      <style:table-cell-properties fo:padding="0.0194in" fo:border="none"/>
    </style:style>
    <style:style style:name="Table1.C2" style:family="table-cell">
      <style:table-cell-properties fo:padding="0.0194in" fo:border="none"/>
    </style:style>
    <style:style style:name="Table1.D2" style:family="table-cell">
      <style:table-cell-properties fo:padding="0.0194in" fo:border="none"/>
    </style:style>
    <style:style style:name="Table1.A3" style:family="table-cell">
      <style:table-cell-properties fo:padding="0.0194in" fo:border="none"/>
    </style:style>
    <style:style style:name="Table1.B3" style:family="table-cell">
      <style:table-cell-properties fo:padding="0.0194in" fo:border="none"/>
    </style:style>
    <style:style style:name="Table1.C3" style:family="table-cell">
      <style:table-cell-properties fo:padding="0.0194in" fo:border="none"/>
    </style:style>
    <style:style style:name="Table1.D3" style:family="table-cell">
      <style:table-cell-properties fo:padding="0.0194in" fo:border="none"/>
    </style:style>
    <style:style style:name="Table1.A4" style:family="table-cell">
      <style:table-cell-properties fo:padding="0.0194in" fo:border="none"/>
    </style:style>
    <style:style style:name="Table1.B4" style:family="table-cell">
      <style:table-cell-properties fo:padding="0.0194in" fo:border="none"/>
    </style:style>
    <style:style style:name="Table1.C4" style:family="table-cell">
      <style:table-cell-properties fo:padding="0.0194in" fo:border="none"/>
    </style:style>
    <style:style style:name="Table1.D4" style:family="table-cell">
      <style:table-cell-properties fo:padding="0.0194in" fo:border="none"/>
    </style:style>
    <style:style style:name="Table1.A5" style:family="table-cell">
      <style:table-cell-properties fo:padding="0.0194in" fo:border="none"/>
    </style:style>
    <style:style style:name="Table1.B5" style:family="table-cell">
      <style:table-cell-properties fo:padding="0.0194in" fo:border="none"/>
    </style:style>
    <style:style style:name="Table1.C5" style:family="table-cell">
      <style:table-cell-properties fo:padding="0.0194in" fo:border="none"/>
    </style:style>
    <style:style style:name="Table1.D5" style:family="table-cell">
      <style:table-cell-properties fo:padding="0.0194in" fo:border="none"/>
    </style:style>
    <style:style style:name="Table1.A6" style:family="table-cell">
      <style:table-cell-properties fo:padding="0.0194in" fo:border="none"/>
    </style:style>
    <style:style style:name="Table1.B6" style:family="table-cell">
      <style:table-cell-properties fo:padding="0.0194in" fo:border="none"/>
    </style:style>
    <style:style style:name="Table1.C6" style:family="table-cell">
      <style:table-cell-properties fo:padding="0.0194in" fo:border="none"/>
    </style:style>
    <style:style style:name="Table1.D6" style:family="table-cell">
      <style:table-cell-properties fo:padding="0.0194in" fo:border="none"/>
    </style:style>
    <style:style style:name="Table1.A7" style:family="table-cell">
      <style:table-cell-properties fo:padding="0.0194in" fo:border="none"/>
    </style:style>
    <style:style style:name="Table1.B7" style:family="table-cell">
      <style:table-cell-properties fo:padding="0.0194in" fo:border="none"/>
    </style:style>
    <style:style style:name="Table1.C7" style:family="table-cell">
      <style:table-cell-properties fo:padding="0.0194in" fo:border="none"/>
    </style:style>
    <style:style style:name="Table1.D7" style:family="table-cell">
      <style:table-cell-properties fo:padding="0.0194in" fo:border="none"/>
    </style:style>
    <style:style style:name="Table1.A8" style:family="table-cell">
      <style:table-cell-properties fo:padding="0.0194in" fo:border="none"/>
    </style:style>
    <style:style style:name="Table1.B8" style:family="table-cell">
      <style:table-cell-properties fo:padding="0.0194in" fo:border="none"/>
    </style:style>
    <style:style style:name="Table1.C8" style:family="table-cell">
      <style:table-cell-properties fo:padding="0.0194in" fo:border="none"/>
    </style:style>
    <style:style style:name="Table1.D8" style:family="table-cell">
      <style:table-cell-properties fo:padding="0.0194in" fo:border="none"/>
    </style:style>
    <style:style style:name="Table1.A9" style:family="table-cell">
      <style:table-cell-properties fo:padding="0.0194in" fo:border="none"/>
    </style:style>
    <style:style style:name="Table1.B9" style:family="table-cell">
      <style:table-cell-properties fo:padding="0.0194in" fo:border="none"/>
    </style:style>
    <style:style style:name="Table1.C9" style:family="table-cell">
      <style:table-cell-properties fo:padding="0.0194in" fo:border="none"/>
    </style:style>
    <style:style style:name="Table1.D9" style:family="table-cell">
      <style:table-cell-properties fo:padding="0.0194in" fo:border="none"/>
    </style:style>
    <style:style style:name="Table1.A10" style:family="table-cell">
      <style:table-cell-properties fo:padding="0.0194in" fo:border="none"/>
    </style:style>
    <style:style style:name="Table1.B10" style:family="table-cell">
      <style:table-cell-properties fo:padding="0.0194in" fo:border="none"/>
    </style:style>
    <style:style style:name="Table1.C10" style:family="table-cell">
      <style:table-cell-properties fo:padding="0.0194in" fo:border="none"/>
    </style:style>
    <style:style style:name="Table1.D10" style:family="table-cell">
      <style:table-cell-properties fo:padding="0.0194in" fo:border="none"/>
    </style:style>
    <style:style style:name="Table1.A11" style:family="table-cell">
      <style:table-cell-properties fo:padding="0.0194in" fo:border="none"/>
    </style:style>
    <style:style style:name="Table1.B11" style:family="table-cell">
      <style:table-cell-properties fo:padding="0.0194in" fo:border="none"/>
    </style:style>
    <style:style style:name="Table1.C11" style:family="table-cell">
      <style:table-cell-properties fo:padding="0.0194in" fo:border="none"/>
    </style:style>
    <style:style style:name="Table1.D11" style:family="table-cell">
      <style:table-cell-properties fo:padding="0.0194in" fo:border="none"/>
    </style:style>
    <style:style style:name="Table1.A12" style:family="table-cell">
      <style:table-cell-properties fo:padding="0.0194in" fo:border="none"/>
    </style:style>
    <style:style style:name="Table1.B12" style:family="table-cell">
      <style:table-cell-properties fo:padding="0.0194in" fo:border="none"/>
    </style:style>
    <style:style style:name="Table1.C12" style:family="table-cell">
      <style:table-cell-properties fo:padding="0.0194in" fo:border="none"/>
    </style:style>
    <style:style style:name="Table1.D12" style:family="table-cell">
      <style:table-cell-properties fo:padding="0.0194in" fo:border="none"/>
    </style:style>
    <style:style style:name="Table1.A13" style:family="table-cell">
      <style:table-cell-properties fo:padding="0.0194in" fo:border="none"/>
    </style:style>
    <style:style style:name="Table1.B13" style:family="table-cell">
      <style:table-cell-properties fo:padding="0.0194in" fo:border="none"/>
    </style:style>
    <style:style style:name="Table1.C13" style:family="table-cell">
      <style:table-cell-properties fo:padding="0.0194in" fo:border="none"/>
    </style:style>
    <style:style style:name="Table1.D13" style:family="table-cell">
      <style:table-cell-properties fo:padding="0.0194in" fo:border="none"/>
    </style:style>
    <style:style style:name="Table1.A14" style:family="table-cell">
      <style:table-cell-properties fo:padding="0.0194in" fo:border="none"/>
    </style:style>
    <style:style style:name="Table1.B14" style:family="table-cell">
      <style:table-cell-properties fo:padding="0.0194in" fo:border="none"/>
    </style:style>
    <style:style style:name="Table1.C14" style:family="table-cell">
      <style:table-cell-properties fo:padding="0.0194in" fo:border="none"/>
    </style:style>
    <style:style style:name="Table1.D14" style:family="table-cell">
      <style:table-cell-properties fo:padding="0.0194in" fo:border="none"/>
    </style:style>
    <style:style style:name="Table1.A15" style:family="table-cell">
      <style:table-cell-properties fo:padding="0.0194in" fo:border="none"/>
    </style:style>
    <style:style style:name="Table1.B15" style:family="table-cell">
      <style:table-cell-properties fo:padding="0.0194in" fo:border="none"/>
    </style:style>
    <style:style style:name="Table1.C15" style:family="table-cell">
      <style:table-cell-properties fo:padding="0.0194in" fo:border="none"/>
    </style:style>
    <style:style style:name="Table1.D15" style:family="table-cell">
      <style:table-cell-properties fo:padding="0.0194in" fo:border="none"/>
    </style:style>
    <style:style style:name="Table1.A16" style:family="table-cell">
      <style:table-cell-properties fo:padding="0.0194in" fo:border="none"/>
    </style:style>
    <style:style style:name="Table1.B16" style:family="table-cell">
      <style:table-cell-properties fo:padding="0.0194in" fo:border="none"/>
    </style:style>
    <style:style style:name="Table1.C16" style:family="table-cell">
      <style:table-cell-properties fo:padding="0.0194in" fo:border="none"/>
    </style:style>
    <style:style style:name="Table1.D16" style:family="table-cell">
      <style:table-cell-properties fo:padding="0.0194in" fo:border="none"/>
    </style:style>
    <style:style style:name="Table1.A17" style:family="table-cell">
      <style:table-cell-properties fo:padding="0.0194in" fo:border="none"/>
    </style:style>
    <style:style style:name="Table1.B17" style:family="table-cell">
      <style:table-cell-properties fo:padding="0.0194in" fo:border="none"/>
    </style:style>
    <style:style style:name="Table1.C17" style:family="table-cell">
      <style:table-cell-properties fo:padding="0.0194in" fo:border="none"/>
    </style:style>
    <style:style style:name="Table1.D17" style:family="table-cell">
      <style:table-cell-properties fo:padding="0.0194in" fo:border="none"/>
    </style:style>
    <style:style style:name="Table1.A18" style:family="table-cell">
      <style:table-cell-properties fo:padding="0.0194in" fo:border="none"/>
    </style:style>
    <style:style style:name="Table1.B18" style:family="table-cell">
      <style:table-cell-properties fo:padding="0.0194in" fo:border="none"/>
    </style:style>
    <style:style style:name="Table1.C18" style:family="table-cell">
      <style:table-cell-properties fo:padding="0.0194in" fo:border="none"/>
    </style:style>
    <style:style style:name="Table1.D18" style:family="table-cell">
      <style:table-cell-properties fo:padding="0.0194in" fo:border="none"/>
    </style:style>
    <style:style style:name="Table1.A19" style:family="table-cell">
      <style:table-cell-properties fo:padding="0.0194in" fo:border="none"/>
    </style:style>
    <style:style style:name="Table1.B19" style:family="table-cell">
      <style:table-cell-properties fo:padding="0.0194in" fo:border="none"/>
    </style:style>
    <style:style style:name="Table1.C19" style:family="table-cell">
      <style:table-cell-properties fo:padding="0.0194in" fo:border="none"/>
    </style:style>
    <style:style style:name="Table1.D19" style:family="table-cell">
      <style:table-cell-properties fo:padding="0.0194in" fo:border="none"/>
    </style:style>
    <style:style style:name="Table1.A20" style:family="table-cell">
      <style:table-cell-properties fo:padding="0.0194in" fo:border="none"/>
    </style:style>
    <style:style style:name="Table1.B20" style:family="table-cell">
      <style:table-cell-properties fo:padding="0.0194in" fo:border="none"/>
    </style:style>
    <style:style style:name="Table1.C20" style:family="table-cell">
      <style:table-cell-properties fo:padding="0.0194in" fo:border="none"/>
    </style:style>
    <style:style style:name="Table1.D20" style:family="table-cell">
      <style:table-cell-properties fo:padding="0.0194in" fo:border="none"/>
    </style:style>
    <style:style style:name="Table1.A21" style:family="table-cell">
      <style:table-cell-properties fo:padding="0.0194in" fo:border="none"/>
    </style:style>
    <style:style style:name="Table1.B21" style:family="table-cell">
      <style:table-cell-properties fo:padding="0.0194in" fo:border="none"/>
    </style:style>
    <style:style style:name="Table1.C21" style:family="table-cell">
      <style:table-cell-properties fo:padding="0.0194in" fo:border="none"/>
    </style:style>
    <style:style style:name="Table1.D21" style:family="table-cell">
      <style:table-cell-properties fo:padding="0.0194in" fo:border="none"/>
    </style:style>
    <style:style style:name="Table1.A22" style:family="table-cell">
      <style:table-cell-properties fo:padding="0.0194in" fo:border="none"/>
    </style:style>
    <style:style style:name="Table1.B22" style:family="table-cell">
      <style:table-cell-properties fo:padding="0.0194in" fo:border="none"/>
    </style:style>
    <style:style style:name="Table1.C22" style:family="table-cell">
      <style:table-cell-properties fo:padding="0.0194in" fo:border="none"/>
    </style:style>
    <style:style style:name="Table1.D22" style:family="table-cell">
      <style:table-cell-properties fo:padding="0.0194in" fo:border="none"/>
    </style:style>
    <style:style style:name="Table1.A23" style:family="table-cell">
      <style:table-cell-properties fo:padding="0.0194in" fo:border="none"/>
    </style:style>
    <style:style style:name="Table1.B23" style:family="table-cell">
      <style:table-cell-properties fo:padding="0.0194in" fo:border="none"/>
    </style:style>
    <style:style style:name="Table1.C23" style:family="table-cell">
      <style:table-cell-properties fo:padding="0.0194in" fo:border="none"/>
    </style:style>
    <style:style style:name="Table1.D23" style:family="table-cell">
      <style:table-cell-properties fo:padding="0.0194in" fo:border="none"/>
    </style:style>
    <style:style style:name="Table1.A24" style:family="table-cell">
      <style:table-cell-properties fo:padding="0.0194in" fo:border="none"/>
    </style:style>
    <style:style style:name="Table1.B24" style:family="table-cell">
      <style:table-cell-properties fo:padding="0.0194in" fo:border="none"/>
    </style:style>
    <style:style style:name="Table1.C24" style:family="table-cell">
      <style:table-cell-properties fo:padding="0.0194in" fo:border="none"/>
    </style:style>
    <style:style style:name="Table1.D24" style:family="table-cell">
      <style:table-cell-properties fo:padding="0.0194in" fo:border="none"/>
    </style:style>
    <style:style style:name="Table1.A25" style:family="table-cell">
      <style:table-cell-properties fo:padding="0.0194in" fo:border="none"/>
    </style:style>
    <style:style style:name="Table1.B25" style:family="table-cell">
      <style:table-cell-properties fo:padding="0.0194in" fo:border="none"/>
    </style:style>
    <style:style style:name="Table1.C25" style:family="table-cell">
      <style:table-cell-properties fo:padding="0.0194in" fo:border="none"/>
    </style:style>
    <style:style style:name="Table1.D25" style:family="table-cell">
      <style:table-cell-properties fo:padding="0.0194in" fo:border="none"/>
    </style:style>
    <style:style style:name="Table1.A26" style:family="table-cell">
      <style:table-cell-properties fo:padding="0.0194in" fo:border="none"/>
    </style:style>
    <style:style style:name="Table1.B26" style:family="table-cell">
      <style:table-cell-properties fo:padding="0.0194in" fo:border="none"/>
    </style:style>
    <style:style style:name="Table1.C26" style:family="table-cell">
      <style:table-cell-properties fo:padding="0.0194in" fo:border="none"/>
    </style:style>
    <style:style style:name="Table1.D26" style:family="table-cell">
      <style:table-cell-properties fo:padding="0.0194in" fo:border="none"/>
    </style:style>
    <style:style style:name="Table1.A27" style:family="table-cell">
      <style:table-cell-properties fo:padding="0.0194in" fo:border="none"/>
    </style:style>
    <style:style style:name="Table1.B27" style:family="table-cell">
      <style:table-cell-properties fo:padding="0.0194in" fo:border="none"/>
    </style:style>
    <style:style style:name="Table1.C27" style:family="table-cell">
      <style:table-cell-properties fo:padding="0.0194in" fo:border="none"/>
    </style:style>
    <style:style style:name="Table1.D27" style:family="table-cell">
      <style:table-cell-properties fo:padding="0.0194in" fo:border="none"/>
    </style:style>
    <style:style style:name="Table1.A28" style:family="table-cell">
      <style:table-cell-properties fo:padding="0.0194in" fo:border="none"/>
    </style:style>
    <style:style style:name="Table1.B28" style:family="table-cell">
      <style:table-cell-properties fo:padding="0.0194in" fo:border="none"/>
    </style:style>
    <style:style style:name="Table1.C28" style:family="table-cell">
      <style:table-cell-properties fo:padding="0.0194in" fo:border="none"/>
    </style:style>
    <style:style style:name="Table1.D28" style:family="table-cell">
      <style:table-cell-properties fo:padding="0.0194in" fo:border="none"/>
    </style:style>
    <style:style style:name="Table1.A29" style:family="table-cell">
      <style:table-cell-properties fo:padding="0.0194in" fo:border="none"/>
    </style:style>
    <style:style style:name="Table1.B29" style:family="table-cell">
      <style:table-cell-properties fo:padding="0.0194in" fo:border="none"/>
    </style:style>
    <style:style style:name="Table1.C29" style:family="table-cell">
      <style:table-cell-properties fo:padding="0.0194in" fo:border="none"/>
    </style:style>
    <style:style style:name="Table1.D29" style:family="table-cell">
      <style:table-cell-properties fo:padding="0.0194in" fo:border="none"/>
    </style:style>
    <style:style style:name="Table1.A30" style:family="table-cell">
      <style:table-cell-properties fo:padding="0.0194in" fo:border="none"/>
    </style:style>
    <style:style style:name="Table1.B30" style:family="table-cell">
      <style:table-cell-properties fo:padding="0.0194in" fo:border="none"/>
    </style:style>
    <style:style style:name="Table1.C30" style:family="table-cell">
      <style:table-cell-properties fo:padding="0.0194in" fo:border="none"/>
    </style:style>
    <style:style style:name="Table1.D30" style:family="table-cell">
      <style:table-cell-properties fo:padding="0.0194in" fo:border="none"/>
    </style:style>
    <style:style style:name="Table1.A31" style:family="table-cell">
      <style:table-cell-properties fo:padding="0.0194in" fo:border="none"/>
    </style:style>
    <style:style style:name="Table1.B31" style:family="table-cell">
      <style:table-cell-properties fo:padding="0.0194in" fo:border="none"/>
    </style:style>
    <style:style style:name="Table1.C31" style:family="table-cell">
      <style:table-cell-properties fo:padding="0.0194in" fo:border="none"/>
    </style:style>
    <style:style style:name="Table1.D31" style:family="table-cell">
      <style:table-cell-properties fo:padding="0.0194in" fo:border="none"/>
    </style:style>
    <style:style style:name="Table1.A32" style:family="table-cell">
      <style:table-cell-properties fo:padding="0.0194in" fo:border="none"/>
    </style:style>
    <style:style style:name="Table1.B32" style:family="table-cell">
      <style:table-cell-properties fo:padding="0.0194in" fo:border="none"/>
    </style:style>
    <style:style style:name="Table1.C32" style:family="table-cell">
      <style:table-cell-properties fo:padding="0.0194in" fo:border="none"/>
    </style:style>
    <style:style style:name="Table1.D32" style:family="table-cell">
      <style:table-cell-properties fo:padding="0.0194in" fo:border="none"/>
    </style:style>
    <style:style style:name="Table1.A33" style:family="table-cell">
      <style:table-cell-properties fo:padding="0.0194in" fo:border="none"/>
    </style:style>
    <style:style style:name="Table1.B33" style:family="table-cell">
      <style:table-cell-properties fo:padding="0.0194in" fo:border="none"/>
    </style:style>
    <style:style style:name="Table1.C33" style:family="table-cell">
      <style:table-cell-properties fo:padding="0.0194in" fo:border="none"/>
    </style:style>
    <style:style style:name="Table1.D33" style:family="table-cell">
      <style:table-cell-properties fo:padding="0.0194in" fo:border="none"/>
    </style:style>
    <style:style style:name="Table1.A34" style:family="table-cell">
      <style:table-cell-properties fo:padding="0.0194in" fo:border="none"/>
    </style:style>
    <style:style style:name="Table1.B34" style:family="table-cell">
      <style:table-cell-properties fo:padding="0.0194in" fo:border="none"/>
    </style:style>
    <style:style style:name="Table1.C34" style:family="table-cell">
      <style:table-cell-properties fo:padding="0.0194in" fo:border="none"/>
    </style:style>
    <style:style style:name="Table1.D34" style:family="table-cell">
      <style:table-cell-properties fo:padding="0.0194in" fo:border="none"/>
    </style:style>
    <style:style style:name="Table1.A35" style:family="table-cell">
      <style:table-cell-properties fo:padding="0.0194in" fo:border="none"/>
    </style:style>
    <style:style style:name="Table1.B35" style:family="table-cell">
      <style:table-cell-properties fo:padding="0.0194in" fo:border="none"/>
    </style:style>
    <style:style style:name="Table1.C35" style:family="table-cell">
      <style:table-cell-properties fo:padding="0.0194in" fo:border="none"/>
    </style:style>
    <style:style style:name="Table1.D35" style:family="table-cell">
      <style:table-cell-properties fo:padding="0.0194in" fo:border="none"/>
    </style:style>
    <style:style style:name="Table1.A36" style:family="table-cell">
      <style:table-cell-properties fo:padding="0.0194in" fo:border="none"/>
    </style:style>
    <style:style style:name="Table1.B36" style:family="table-cell">
      <style:table-cell-properties fo:padding="0.0194in" fo:border="none"/>
    </style:style>
    <style:style style:name="Table1.C36" style:family="table-cell">
      <style:table-cell-properties fo:padding="0.0194in" fo:border="none"/>
    </style:style>
    <style:style style:name="Table1.D36" style:family="table-cell">
      <style:table-cell-properties fo:padding="0.0194in" fo:border="none"/>
    </style:style>
    <style:style style:name="Table1.A37" style:family="table-cell">
      <style:table-cell-properties fo:padding="0.0194in" fo:border="none"/>
    </style:style>
    <style:style style:name="Table1.B37" style:family="table-cell">
      <style:table-cell-properties fo:padding="0.0194in" fo:border="none"/>
    </style:style>
    <style:style style:name="Table1.C37" style:family="table-cell">
      <style:table-cell-properties fo:padding="0.0194in" fo:border="none"/>
    </style:style>
    <style:style style:name="Table1.D37" style:family="table-cell">
      <style:table-cell-properties fo:padding="0.0194in" fo:border="none"/>
    </style:style>
    <style:style style:name="Table1.A38" style:family="table-cell">
      <style:table-cell-properties fo:padding="0.0194in" fo:border="none"/>
    </style:style>
    <style:style style:name="Table1.B38" style:family="table-cell">
      <style:table-cell-properties fo:padding="0.0194in" fo:border="none"/>
    </style:style>
    <style:style style:name="Table1.C38" style:family="table-cell">
      <style:table-cell-properties fo:padding="0.0194in" fo:border="none"/>
    </style:style>
    <style:style style:name="Table1.D38" style:family="table-cell">
      <style:table-cell-properties fo:padding="0.0194in" fo:border="none"/>
    </style:style>
    <style:style style:name="Table1.A39" style:family="table-cell">
      <style:table-cell-properties fo:padding="0.0194in" fo:border="none"/>
    </style:style>
    <style:style style:name="Table1.B39" style:family="table-cell">
      <style:table-cell-properties fo:padding="0.0194in" fo:border="none"/>
    </style:style>
    <style:style style:name="Table1.C39" style:family="table-cell">
      <style:table-cell-properties fo:padding="0.0194in" fo:border="none"/>
    </style:style>
    <style:style style:name="Table1.D39" style:family="table-cell">
      <style:table-cell-properties fo:padding="0.0194in" fo:border="none"/>
    </style:style>
    <style:style style:name="Table1.A40" style:family="table-cell">
      <style:table-cell-properties fo:padding="0.0194in" fo:border="none"/>
    </style:style>
    <style:style style:name="Table1.B40" style:family="table-cell">
      <style:table-cell-properties fo:padding="0.0194in" fo:border="none"/>
    </style:style>
    <style:style style:name="Table1.C40" style:family="table-cell">
      <style:table-cell-properties fo:padding="0.0194in" fo:border="none"/>
    </style:style>
    <style:style style:name="Table1.D40" style:family="table-cell">
      <style:table-cell-properties fo:padding="0.0194in" fo:border="none"/>
    </style:style>
    <style:style style:name="Table1.A41" style:family="table-cell">
      <style:table-cell-properties fo:padding="0.0194in" fo:border="none"/>
    </style:style>
    <style:style style:name="Table1.B41" style:family="table-cell">
      <style:table-cell-properties fo:padding="0.0194in" fo:border="none"/>
    </style:style>
    <style:style style:name="Table1.C41" style:family="table-cell">
      <style:table-cell-properties fo:padding="0.0194in" fo:border="none"/>
    </style:style>
    <style:style style:name="Table1.D41" style:family="table-cell">
      <style:table-cell-properties fo:padding="0.0194in" fo:border="none"/>
    </style:style>
    <style:style style:name="Table1.A42" style:family="table-cell">
      <style:table-cell-properties fo:padding="0.0194in" fo:border="none"/>
    </style:style>
    <style:style style:name="Table1.B42" style:family="table-cell">
      <style:table-cell-properties fo:padding="0.0194in" fo:border="none"/>
    </style:style>
    <style:style style:name="Table1.C42" style:family="table-cell">
      <style:table-cell-properties fo:padding="0.0194in" fo:border="none"/>
    </style:style>
    <style:style style:name="Table1.D42" style:family="table-cell">
      <style:table-cell-properties fo:padding="0.0194in" fo:border="none"/>
    </style:style>
    <style:style style:name="Table1.A43" style:family="table-cell">
      <style:table-cell-properties fo:padding="0.0194in" fo:border="none"/>
    </style:style>
    <style:style style:name="Table1.B43" style:family="table-cell">
      <style:table-cell-properties fo:padding="0.0194in" fo:border="none"/>
    </style:style>
    <style:style style:name="Table1.C43" style:family="table-cell">
      <style:table-cell-properties fo:padding="0.0194in" fo:border="none"/>
    </style:style>
    <style:style style:name="Table1.D43" style:family="table-cell">
      <style:table-cell-properties fo:padding="0.0194in" fo:border="none"/>
    </style:style>
    <style:style style:name="Table1.A44" style:family="table-cell">
      <style:table-cell-properties fo:padding="0.0194in" fo:border="none"/>
    </style:style>
    <style:style style:name="Table1.B44" style:family="table-cell">
      <style:table-cell-properties fo:padding="0.0194in" fo:border="none"/>
    </style:style>
    <style:style style:name="Table1.C44" style:family="table-cell">
      <style:table-cell-properties fo:padding="0.0194in" fo:border="none"/>
    </style:style>
    <style:style style:name="Table1.D44" style:family="table-cell">
      <style:table-cell-properties fo:padding="0.0194in" fo:border="none"/>
    </style:style>
    <style:style style:name="Table1.A45" style:family="table-cell">
      <style:table-cell-properties fo:padding="0.0194in" fo:border="none"/>
    </style:style>
    <style:style style:name="Table1.B45" style:family="table-cell">
      <style:table-cell-properties fo:padding="0.0194in" fo:border="none"/>
    </style:style>
    <style:style style:name="Table1.C45" style:family="table-cell">
      <style:table-cell-properties fo:padding="0.0194in" fo:border="none"/>
    </style:style>
    <style:style style:name="Table1.D45" style:family="table-cell">
      <style:table-cell-properties fo:padding="0.0194in" fo:border="none"/>
    </style:style>
    <style:style style:name="Table1.A46" style:family="table-cell">
      <style:table-cell-properties fo:padding="0.0194in" fo:border="none"/>
    </style:style>
    <style:style style:name="Table1.B46" style:family="table-cell">
      <style:table-cell-properties fo:padding="0.0194in" fo:border="none"/>
    </style:style>
    <style:style style:name="Table1.C46" style:family="table-cell">
      <style:table-cell-properties fo:padding="0.0194in" fo:border="none"/>
    </style:style>
    <style:style style:name="Table1.D46" style:family="table-cell">
      <style:table-cell-properties fo:padding="0.0194in" fo:border="none"/>
    </style:style>
    <style:style style:name="Table1.A47" style:family="table-cell">
      <style:table-cell-properties fo:padding="0.0194in" fo:border="none"/>
    </style:style>
    <style:style style:name="Table1.B47" style:family="table-cell">
      <style:table-cell-properties fo:padding="0.0194in" fo:border="none"/>
    </style:style>
    <style:style style:name="Table1.C47" style:family="table-cell">
      <style:table-cell-properties fo:padding="0.0194in" fo:border="none"/>
    </style:style>
    <style:style style:name="Table1.D47" style:family="table-cell">
      <style:table-cell-properties fo:padding="0.0194in" fo:border="none"/>
    </style:style>
    <style:style style:name="Table1.A48" style:family="table-cell">
      <style:table-cell-properties fo:padding="0.0194in" fo:border="none"/>
    </style:style>
    <style:style style:name="Table1.B48" style:family="table-cell">
      <style:table-cell-properties fo:padding="0.0194in" fo:border="none"/>
    </style:style>
    <style:style style:name="Table1.C48" style:family="table-cell">
      <style:table-cell-properties fo:padding="0.0194in" fo:border="none"/>
    </style:style>
    <style:style style:name="Table1.D48" style:family="table-cell">
      <style:table-cell-properties fo:padding="0.0194in" fo:border="none"/>
    </style:style>
    <style:style style:name="Table1.A49" style:family="table-cell">
      <style:table-cell-properties fo:padding="0.0194in" fo:border="none"/>
    </style:style>
    <style:style style:name="Table1.B49" style:family="table-cell">
      <style:table-cell-properties fo:padding="0.0194in" fo:border="none"/>
    </style:style>
    <style:style style:name="Table1.C49" style:family="table-cell">
      <style:table-cell-properties fo:padding="0.0194in" fo:border="none"/>
    </style:style>
    <style:style style:name="Table1.D49" style:family="table-cell">
      <style:table-cell-properties fo:padding="0.0194in" fo:border="none"/>
    </style:style>
    <style:style style:name="Table1.A50" style:family="table-cell">
      <style:table-cell-properties fo:padding="0.0194in" fo:border="none"/>
    </style:style>
    <style:style style:name="Table1.B50" style:family="table-cell">
      <style:table-cell-properties fo:padding="0.0194in" fo:border="none"/>
    </style:style>
    <style:style style:name="Table1.C50" style:family="table-cell">
      <style:table-cell-properties fo:padding="0.0194in" fo:border="none"/>
    </style:style>
    <style:style style:name="Table1.D50" style:family="table-cell">
      <style:table-cell-properties fo:padding="0.0194in" fo:border="none"/>
    </style:style>
    <style:style style:name="Table1.A51" style:family="table-cell">
      <style:table-cell-properties fo:padding="0.0194in" fo:border="none"/>
    </style:style>
    <style:style style:name="Table1.B51" style:family="table-cell">
      <style:table-cell-properties fo:padding="0.0194in" fo:border="none"/>
    </style:style>
    <style:style style:name="Table1.C51" style:family="table-cell">
      <style:table-cell-properties fo:padding="0.0194in" fo:border="none"/>
    </style:style>
    <style:style style:name="Table1.D51" style:family="table-cell">
      <style:table-cell-properties fo:padding="0.0194in" fo:border="none"/>
    </style:style>
    <style:style style:name="Table1.A52" style:family="table-cell">
      <style:table-cell-properties fo:padding="0.0194in" fo:border="none"/>
    </style:style>
    <style:style style:name="Table1.B52" style:family="table-cell">
      <style:table-cell-properties fo:padding="0.0194in" fo:border="none"/>
    </style:style>
    <style:style style:name="Table1.C52" style:family="table-cell">
      <style:table-cell-properties fo:padding="0.0194in" fo:border="none"/>
    </style:style>
    <style:style style:name="Table1.D52" style:family="table-cell">
      <style:table-cell-properties fo:padding="0.0194in" fo:border="none"/>
    </style:style>
    <style:style style:name="Table1.A53" style:family="table-cell">
      <style:table-cell-properties fo:padding="0.0194in" fo:border="none"/>
    </style:style>
    <style:style style:name="Table1.B53" style:family="table-cell">
      <style:table-cell-properties fo:padding="0.0194in" fo:border="none"/>
    </style:style>
    <style:style style:name="Table1.C53" style:family="table-cell">
      <style:table-cell-properties fo:padding="0.0194in" fo:border="none"/>
    </style:style>
    <style:style style:name="Table1.D53" style:family="table-cell">
      <style:table-cell-properties fo:padding="0.0194in" fo:border="none"/>
    </style:style>
    <style:style style:name="Table1.A54" style:family="table-cell">
      <style:table-cell-properties fo:padding="0.0194in" fo:border="none"/>
    </style:style>
    <style:style style:name="Table1.B54" style:family="table-cell">
      <style:table-cell-properties fo:padding="0.0194in" fo:border="none"/>
    </style:style>
    <style:style style:name="Table1.C54" style:family="table-cell">
      <style:table-cell-properties fo:padding="0.0194in" fo:border="none"/>
    </style:style>
    <style:style style:name="Table1.D54" style:family="table-cell">
      <style:table-cell-properties fo:padding="0.0194in" fo:border="none"/>
    </style:style>
    <style:style style:name="Table1.A55" style:family="table-cell">
      <style:table-cell-properties fo:padding="0.0194in" fo:border="none"/>
    </style:style>
    <style:style style:name="Table1.B55" style:family="table-cell">
      <style:table-cell-properties fo:padding="0.0194in" fo:border="none"/>
    </style:style>
    <style:style style:name="Table1.C55" style:family="table-cell">
      <style:table-cell-properties fo:padding="0.0194in" fo:border="none"/>
    </style:style>
    <style:style style:name="Table1.D55" style:family="table-cell">
      <style:table-cell-properties fo:padding="0.0194in" fo:border="none"/>
    </style:style>
    <style:style style:name="Table1.A56" style:family="table-cell">
      <style:table-cell-properties fo:padding="0.0194in" fo:border="none"/>
    </style:style>
    <style:style style:name="Table1.B56" style:family="table-cell">
      <style:table-cell-properties fo:padding="0.0194in" fo:border="none"/>
    </style:style>
    <style:style style:name="Table1.C56" style:family="table-cell">
      <style:table-cell-properties fo:padding="0.0194in" fo:border="none"/>
    </style:style>
    <style:style style:name="Table1.D56" style:family="table-cell">
      <style:table-cell-properties fo:padding="0.0194in" fo:border="none"/>
    </style:style>
    <style:style style:name="Table1.A57" style:family="table-cell">
      <style:table-cell-properties fo:padding="0.0194in" fo:border="none"/>
    </style:style>
    <style:style style:name="Table1.B57" style:family="table-cell">
      <style:table-cell-properties fo:padding="0.0194in" fo:border="none"/>
    </style:style>
    <style:style style:name="Table1.C57" style:family="table-cell">
      <style:table-cell-properties fo:padding="0.0194in" fo:border="none"/>
    </style:style>
    <style:style style:name="Table1.D57" style:family="table-cell">
      <style:table-cell-properties fo:padding="0.0194in" fo:border="none"/>
    </style:style>
    <style:style style:name="Table1.A58" style:family="table-cell">
      <style:table-cell-properties fo:padding="0.0194in" fo:border="none"/>
    </style:style>
    <style:style style:name="Table1.B58" style:family="table-cell">
      <style:table-cell-properties fo:padding="0.0194in" fo:border="none"/>
    </style:style>
    <style:style style:name="Table1.C58" style:family="table-cell">
      <style:table-cell-properties fo:padding="0.0194in" fo:border="none"/>
    </style:style>
    <style:style style:name="Table1.D58" style:family="table-cell">
      <style:table-cell-properties fo:padding="0.0194in" fo:border="none"/>
    </style:style>
    <style:style style:name="Table1.A59" style:family="table-cell">
      <style:table-cell-properties fo:padding="0.0194in" fo:border="none"/>
    </style:style>
    <style:style style:name="Table1.B59" style:family="table-cell">
      <style:table-cell-properties fo:padding="0.0194in" fo:border="none"/>
    </style:style>
    <style:style style:name="Table1.C59" style:family="table-cell">
      <style:table-cell-properties fo:padding="0.0194in" fo:border="none"/>
    </style:style>
    <style:style style:name="Table1.D59" style:family="table-cell">
      <style:table-cell-properties fo:padding="0.0194in" fo:border="none"/>
    </style:style>
    <style:style style:name="Table1.A60" style:family="table-cell">
      <style:table-cell-properties fo:padding="0.0194in" fo:border="none"/>
    </style:style>
    <style:style style:name="Table1.B60" style:family="table-cell">
      <style:table-cell-properties fo:padding="0.0194in" fo:border="none"/>
    </style:style>
    <style:style style:name="Table1.C60" style:family="table-cell">
      <style:table-cell-properties fo:padding="0.0194in" fo:border="none"/>
    </style:style>
    <style:style style:name="Table1.D60" style:family="table-cell">
      <style:table-cell-properties fo:padding="0.0194in" fo:border="none"/>
    </style:style>
    <style:style style:name="Table1.A61" style:family="table-cell">
      <style:table-cell-properties fo:padding="0.0194in" fo:border="none"/>
    </style:style>
    <style:style style:name="Table1.B61" style:family="table-cell">
      <style:table-cell-properties fo:padding="0.0194in" fo:border="none"/>
    </style:style>
    <style:style style:name="Table1.C61" style:family="table-cell">
      <style:table-cell-properties fo:padding="0.0194in" fo:border="none"/>
    </style:style>
    <style:style style:name="Table1.D61" style:family="table-cell">
      <style:table-cell-properties fo:padding="0.0194in" fo:border="none"/>
    </style:style>
    <style:style style:name="Table1.A62" style:family="table-cell">
      <style:table-cell-properties fo:padding="0.0194in" fo:border="none"/>
    </style:style>
    <style:style style:name="Table1.B62" style:family="table-cell">
      <style:table-cell-properties fo:padding="0.0194in" fo:border="none"/>
    </style:style>
    <style:style style:name="Table1.C62" style:family="table-cell">
      <style:table-cell-properties fo:padding="0.0194in" fo:border="none"/>
    </style:style>
    <style:style style:name="Table1.D62" style:family="table-cell">
      <style:table-cell-properties fo:padding="0.0194in" fo:border="none"/>
    </style:style>
    <style:style style:name="Table1.A63" style:family="table-cell">
      <style:table-cell-properties fo:padding="0.0194in" fo:border="none"/>
    </style:style>
    <style:style style:name="Table1.B63" style:family="table-cell">
      <style:table-cell-properties fo:padding="0.0194in" fo:border="none"/>
    </style:style>
    <style:style style:name="Table1.C63" style:family="table-cell">
      <style:table-cell-properties fo:padding="0.0194in" fo:border="none"/>
    </style:style>
    <style:style style:name="Table1.D63" style:family="table-cell">
      <style:table-cell-properties fo:padding="0.0194in" fo:border="none"/>
    </style:style>
    <style:style style:name="Table1.A64" style:family="table-cell">
      <style:table-cell-properties fo:padding="0.0194in" fo:border="none"/>
    </style:style>
    <style:style style:name="Table1.B64" style:family="table-cell">
      <style:table-cell-properties fo:padding="0.0194in" fo:border="none"/>
    </style:style>
    <style:style style:name="Table1.C64" style:family="table-cell">
      <style:table-cell-properties fo:padding="0.0194in" fo:border="none"/>
    </style:style>
    <style:style style:name="Table1.D64" style:family="table-cell">
      <style:table-cell-properties fo:padding="0.0194in" fo:border="none"/>
    </style:style>
    <style:style style:name="Table1.A65" style:family="table-cell">
      <style:table-cell-properties fo:padding="0.0194in" fo:border="none"/>
    </style:style>
    <style:style style:name="Table1.B65" style:family="table-cell">
      <style:table-cell-properties fo:padding="0.0194in" fo:border="none"/>
    </style:style>
    <style:style style:name="Table1.C65" style:family="table-cell">
      <style:table-cell-properties fo:padding="0.0194in" fo:border="none"/>
    </style:style>
    <style:style style:name="Table1.D65" style:family="table-cell">
      <style:table-cell-properties fo:padding="0.0194in" fo:border="none"/>
    </style:style>
    <style:style style:name="Table1.A66" style:family="table-cell">
      <style:table-cell-properties fo:padding="0.0194in" fo:border="none"/>
    </style:style>
    <style:style style:name="Table1.B66" style:family="table-cell">
      <style:table-cell-properties fo:padding="0.0194in" fo:border="none"/>
    </style:style>
    <style:style style:name="Table1.C66" style:family="table-cell">
      <style:table-cell-properties fo:padding="0.0194in" fo:border="none"/>
    </style:style>
    <style:style style:name="Table1.D66" style:family="table-cell">
      <style:table-cell-properties fo:padding="0.0194in" fo:border="none"/>
    </style:style>
    <style:style style:name="Table1.A67" style:family="table-cell">
      <style:table-cell-properties fo:padding="0.0194in" fo:border="none"/>
    </style:style>
    <style:style style:name="Table1.B67" style:family="table-cell">
      <style:table-cell-properties fo:padding="0.0194in" fo:border="none"/>
    </style:style>
    <style:style style:name="Table1.C67" style:family="table-cell">
      <style:table-cell-properties fo:padding="0.0194in" fo:border="none"/>
    </style:style>
    <style:style style:name="Table1.D67" style:family="table-cell">
      <style:table-cell-properties fo:padding="0.0194in" fo:border="none"/>
    </style:style>
    <style:style style:name="Table1.A68" style:family="table-cell">
      <style:table-cell-properties fo:padding="0.0194in" fo:border="none"/>
    </style:style>
    <style:style style:name="Table1.B68" style:family="table-cell">
      <style:table-cell-properties fo:padding="0.0194in" fo:border="none"/>
    </style:style>
    <style:style style:name="Table1.C68" style:family="table-cell">
      <style:table-cell-properties fo:padding="0.0194in" fo:border="none"/>
    </style:style>
    <style:style style:name="Table1.D68" style:family="table-cell">
      <style:table-cell-properties fo:padding="0.0194in" fo:border="none"/>
    </style:style>
    <style:style style:name="Table1.A69" style:family="table-cell">
      <style:table-cell-properties fo:padding="0.0194in" fo:border="none"/>
    </style:style>
    <style:style style:name="Table1.B69" style:family="table-cell">
      <style:table-cell-properties fo:padding="0.0194in" fo:border="none"/>
    </style:style>
    <style:style style:name="Table1.C69" style:family="table-cell">
      <style:table-cell-properties fo:padding="0.0194in" fo:border="none"/>
    </style:style>
    <style:style style:name="Table1.D69" style:family="table-cell">
      <style:table-cell-properties fo:padding="0.0194in" fo:border="none"/>
    </style:style>
    <style:style style:name="Table1.A70" style:family="table-cell">
      <style:table-cell-properties fo:padding="0.0194in" fo:border="none"/>
    </style:style>
    <style:style style:name="Table1.B70" style:family="table-cell">
      <style:table-cell-properties fo:padding="0.0194in" fo:border="none"/>
    </style:style>
    <style:style style:name="Table1.C70" style:family="table-cell">
      <style:table-cell-properties fo:padding="0.0194in" fo:border="none"/>
    </style:style>
    <style:style style:name="Table1.D70" style:family="table-cell">
      <style:table-cell-properties fo:padding="0.0194in" fo:border="none"/>
    </style:style>
    <style:style style:name="Table1.A71" style:family="table-cell">
      <style:table-cell-properties fo:padding="0.0194in" fo:border="none"/>
    </style:style>
    <style:style style:name="Table1.B71" style:family="table-cell">
      <style:table-cell-properties fo:padding="0.0194in" fo:border="none"/>
    </style:style>
    <style:style style:name="Table1.C71" style:family="table-cell">
      <style:table-cell-properties fo:padding="0.0194in" fo:border="none"/>
    </style:style>
    <style:style style:name="Table1.D71" style:family="table-cell">
      <style:table-cell-properties fo:padding="0.0194in" fo:border="none"/>
    </style:style>
    <style:style style:name="Table1.A72" style:family="table-cell">
      <style:table-cell-properties fo:padding="0.0194in" fo:border="none"/>
    </style:style>
    <style:style style:name="Table1.B72" style:family="table-cell">
      <style:table-cell-properties fo:padding="0.0194in" fo:border="none"/>
    </style:style>
    <style:style style:name="Table1.C72" style:family="table-cell">
      <style:table-cell-properties fo:padding="0.0194in" fo:border="none"/>
    </style:style>
    <style:style style:name="Table1.D72" style:family="table-cell">
      <style:table-cell-properties fo:padding="0.0194in" fo:border="none"/>
    </style:style>
    <style:style style:name="Table1.A73" style:family="table-cell">
      <style:table-cell-properties fo:padding="0.0194in" fo:border="none"/>
    </style:style>
    <style:style style:name="Table1.B73" style:family="table-cell">
      <style:table-cell-properties fo:padding="0.0194in" fo:border="none"/>
    </style:style>
    <style:style style:name="Table1.C73" style:family="table-cell">
      <style:table-cell-properties fo:padding="0.0194in" fo:border="none"/>
    </style:style>
    <style:style style:name="Table1.D73" style:family="table-cell">
      <style:table-cell-properties fo:padding="0.0194in" fo:border="none"/>
    </style:style>
    <style:style style:name="Table1.A74" style:family="table-cell">
      <style:table-cell-properties fo:padding="0.0194in" fo:border="none"/>
    </style:style>
    <style:style style:name="Table1.B74" style:family="table-cell">
      <style:table-cell-properties fo:padding="0.0194in" fo:border="none"/>
    </style:style>
    <style:style style:name="Table1.C74" style:family="table-cell">
      <style:table-cell-properties fo:padding="0.0194in" fo:border="none"/>
    </style:style>
    <style:style style:name="Table1.D74" style:family="table-cell">
      <style:table-cell-properties fo:padding="0.0194in" fo:border="none"/>
    </style:style>
    <style:style style:name="Table1.A75" style:family="table-cell">
      <style:table-cell-properties fo:padding="0.0194in" fo:border="none"/>
    </style:style>
    <style:style style:name="Table1.B75" style:family="table-cell">
      <style:table-cell-properties fo:padding="0.0194in" fo:border="none"/>
    </style:style>
    <style:style style:name="Table1.C75" style:family="table-cell">
      <style:table-cell-properties fo:padding="0.0194in" fo:border="none"/>
    </style:style>
    <style:style style:name="Table1.D75" style:family="table-cell">
      <style:table-cell-properties fo:padding="0.0194in" fo:border="none"/>
    </style:style>
    <style:style style:name="Table1.A76" style:family="table-cell">
      <style:table-cell-properties fo:padding="0.0194in" fo:border="none"/>
    </style:style>
    <style:style style:name="Table1.B76" style:family="table-cell">
      <style:table-cell-properties fo:padding="0.0194in" fo:border="none"/>
    </style:style>
    <style:style style:name="Table1.C76" style:family="table-cell">
      <style:table-cell-properties fo:padding="0.0194in" fo:border="none"/>
    </style:style>
    <style:style style:name="Table1.D76" style:family="table-cell">
      <style:table-cell-properties fo:padding="0.0194in" fo:border="none"/>
    </style:style>
    <style:style style:name="Table1.A77" style:family="table-cell">
      <style:table-cell-properties fo:padding="0.0194in" fo:border="none"/>
    </style:style>
    <style:style style:name="Table1.B77" style:family="table-cell">
      <style:table-cell-properties fo:padding="0.0194in" fo:border="none"/>
    </style:style>
    <style:style style:name="Table1.C77" style:family="table-cell">
      <style:table-cell-properties fo:padding="0.0194in" fo:border="none"/>
    </style:style>
    <style:style style:name="Table1.D77" style:family="table-cell">
      <style:table-cell-properties fo:padding="0.0194in" fo:border="none"/>
    </style:style>
    <style:style style:name="Table1.A78" style:family="table-cell">
      <style:table-cell-properties fo:padding="0.0194in" fo:border="none"/>
    </style:style>
    <style:style style:name="Table1.B78" style:family="table-cell">
      <style:table-cell-properties fo:padding="0.0194in" fo:border="none"/>
    </style:style>
    <style:style style:name="Table1.C78" style:family="table-cell">
      <style:table-cell-properties fo:padding="0.0194in" fo:border="none"/>
    </style:style>
    <style:style style:name="Table1.D78" style:family="table-cell">
      <style:table-cell-properties fo:padding="0.0194in" fo:border="none"/>
    </style:style>
    <style:style style:name="Table1.A79" style:family="table-cell">
      <style:table-cell-properties fo:padding="0.0194in" fo:border="none"/>
    </style:style>
    <style:style style:name="Table1.B79" style:family="table-cell">
      <style:table-cell-properties fo:padding="0.0194in" fo:border="none"/>
    </style:style>
    <style:style style:name="Table1.C79" style:family="table-cell">
      <style:table-cell-properties fo:padding="0.0194in" fo:border="none"/>
    </style:style>
    <style:style style:name="Table1.D79" style:family="table-cell">
      <style:table-cell-properties fo:padding="0.0194in" fo:border="none"/>
    </style:style>
    <style:style style:name="Table1.A80" style:family="table-cell">
      <style:table-cell-properties fo:padding="0.0194in" fo:border="none"/>
    </style:style>
    <style:style style:name="Table1.B80" style:family="table-cell">
      <style:table-cell-properties fo:padding="0.0194in" fo:border="none"/>
    </style:style>
    <style:style style:name="Table1.C80" style:family="table-cell">
      <style:table-cell-properties fo:padding="0.0194in" fo:border="none"/>
    </style:style>
    <style:style style:name="Table1.D80" style:family="table-cell">
      <style:table-cell-properties fo:padding="0.0194in" fo:border="none"/>
    </style:style>
    <style:style style:name="Table1.A81" style:family="table-cell">
      <style:table-cell-properties fo:padding="0.0194in" fo:border="none"/>
    </style:style>
    <style:style style:name="Table1.B81" style:family="table-cell">
      <style:table-cell-properties fo:padding="0.0194in" fo:border="none"/>
    </style:style>
    <style:style style:name="Table1.C81" style:family="table-cell">
      <style:table-cell-properties fo:padding="0.0194in" fo:border="none"/>
    </style:style>
    <style:style style:name="Table1.D81" style:family="table-cell">
      <style:table-cell-properties fo:padding="0.0194in" fo:border="none"/>
    </style:style>
    <style:style style:name="Table1.A82" style:family="table-cell">
      <style:table-cell-properties fo:padding="0.0194in" fo:border="none"/>
    </style:style>
    <style:style style:name="Table1.B82" style:family="table-cell">
      <style:table-cell-properties fo:padding="0.0194in" fo:border="none"/>
    </style:style>
    <style:style style:name="Table1.C82" style:family="table-cell">
      <style:table-cell-properties fo:padding="0.0194in" fo:border="none"/>
    </style:style>
    <style:style style:name="Table1.D82" style:family="table-cell">
      <style:table-cell-properties fo:padding="0.0194in" fo:border="none"/>
    </style:style>
    <style:style style:name="Table1.A83" style:family="table-cell">
      <style:table-cell-properties fo:padding="0.0194in" fo:border="none"/>
    </style:style>
    <style:style style:name="Table1.B83" style:family="table-cell">
      <style:table-cell-properties fo:padding="0.0194in" fo:border="none"/>
    </style:style>
    <style:style style:name="Table1.C83" style:family="table-cell">
      <style:table-cell-properties fo:padding="0.0194in" fo:border="none"/>
    </style:style>
    <style:style style:name="Table1.D83" style:family="table-cell">
      <style:table-cell-properties fo:padding="0.0194in" fo:border="none"/>
    </style:style>
    <style:style style:name="Table1.A84" style:family="table-cell">
      <style:table-cell-properties fo:padding="0.0194in" fo:border="none"/>
    </style:style>
    <style:style style:name="Table1.B84" style:family="table-cell">
      <style:table-cell-properties fo:padding="0.0194in" fo:border="none"/>
    </style:style>
    <style:style style:name="Table1.C84" style:family="table-cell">
      <style:table-cell-properties fo:padding="0.0194in" fo:border="none"/>
    </style:style>
    <style:style style:name="Table1.D84" style:family="table-cell">
      <style:table-cell-properties fo:padding="0.0194in" fo:border="none"/>
    </style:style>
    <style:style style:name="Table1.A85" style:family="table-cell">
      <style:table-cell-properties fo:padding="0.0194in" fo:border="none"/>
    </style:style>
    <style:style style:name="Table1.B85" style:family="table-cell">
      <style:table-cell-properties fo:padding="0.0194in" fo:border="none"/>
    </style:style>
    <style:style style:name="Table1.C85" style:family="table-cell">
      <style:table-cell-properties fo:padding="0.0194in" fo:border="none"/>
    </style:style>
    <style:style style:name="Table1.D85" style:family="table-cell">
      <style:table-cell-properties fo:padding="0.0194in" fo:border="none"/>
    </style:style>
    <style:style style:name="Table1.A86" style:family="table-cell">
      <style:table-cell-properties fo:padding="0.0194in" fo:border="none"/>
    </style:style>
    <style:style style:name="Table1.B86" style:family="table-cell">
      <style:table-cell-properties fo:padding="0.0194in" fo:border="none"/>
    </style:style>
    <style:style style:name="Table1.C86" style:family="table-cell">
      <style:table-cell-properties fo:padding="0.0194in" fo:border="none"/>
    </style:style>
    <style:style style:name="Table1.D86" style:family="table-cell">
      <style:table-cell-properties fo:padding="0.0194in" fo:border="none"/>
    </style:style>
    <style:style style:name="Table1.A87" style:family="table-cell">
      <style:table-cell-properties fo:padding="0.0194in" fo:border="none"/>
    </style:style>
    <style:style style:name="Table1.B87" style:family="table-cell">
      <style:table-cell-properties fo:padding="0.0194in" fo:border="none"/>
    </style:style>
    <style:style style:name="Table1.C87" style:family="table-cell">
      <style:table-cell-properties fo:padding="0.0194in" fo:border="none"/>
    </style:style>
    <style:style style:name="Table1.D87" style:family="table-cell">
      <style:table-cell-properties fo:padding="0.0194in" fo:border="none"/>
    </style:style>
    <style:style style:name="Table1.A88" style:family="table-cell">
      <style:table-cell-properties fo:padding="0.0194in" fo:border="none"/>
    </style:style>
    <style:style style:name="Table1.B88" style:family="table-cell">
      <style:table-cell-properties fo:padding="0.0194in" fo:border="none"/>
    </style:style>
    <style:style style:name="Table1.C88" style:family="table-cell">
      <style:table-cell-properties fo:padding="0.0194in" fo:border="none"/>
    </style:style>
    <style:style style:name="Table1.D88" style:family="table-cell">
      <style:table-cell-properties fo:padding="0.0194in" fo:border="none"/>
    </style:style>
    <style:style style:name="Table1.A89" style:family="table-cell">
      <style:table-cell-properties fo:padding="0.0194in" fo:border="none"/>
    </style:style>
    <style:style style:name="Table1.B89" style:family="table-cell">
      <style:table-cell-properties fo:padding="0.0194in" fo:border="none"/>
    </style:style>
    <style:style style:name="Table1.C89" style:family="table-cell">
      <style:table-cell-properties fo:padding="0.0194in" fo:border="none"/>
    </style:style>
    <style:style style:name="Table1.D89" style:family="table-cell">
      <style:table-cell-properties fo:padding="0.0194in" fo:border="none"/>
    </style:style>
    <style:style style:name="Table1.A90" style:family="table-cell">
      <style:table-cell-properties fo:padding="0.0194in" fo:border="none"/>
    </style:style>
    <style:style style:name="Table1.B90" style:family="table-cell">
      <style:table-cell-properties fo:padding="0.0194in" fo:border="none"/>
    </style:style>
    <style:style style:name="Table1.C90" style:family="table-cell">
      <style:table-cell-properties fo:padding="0.0194in" fo:border="none"/>
    </style:style>
    <style:style style:name="Table1.D90" style:family="table-cell">
      <style:table-cell-properties fo:padding="0.0194in" fo:border="none"/>
    </style:style>
    <style:style style:name="Table1.A91" style:family="table-cell">
      <style:table-cell-properties fo:padding="0.0194in" fo:border="none"/>
    </style:style>
    <style:style style:name="Table1.B91" style:family="table-cell">
      <style:table-cell-properties fo:padding="0.0194in" fo:border="none"/>
    </style:style>
    <style:style style:name="Table1.C91" style:family="table-cell">
      <style:table-cell-properties fo:padding="0.0194in" fo:border="none"/>
    </style:style>
    <style:style style:name="Table1.D91" style:family="table-cell">
      <style:table-cell-properties fo:padding="0.0194in" fo:border="none"/>
    </style:style>
    <style:style style:name="Table1.A92" style:family="table-cell">
      <style:table-cell-properties fo:padding="0.0194in" fo:border="none"/>
    </style:style>
    <style:style style:name="Table1.B92" style:family="table-cell">
      <style:table-cell-properties fo:padding="0.0194in" fo:border="none"/>
    </style:style>
    <style:style style:name="Table1.C92" style:family="table-cell">
      <style:table-cell-properties fo:padding="0.0194in" fo:border="none"/>
    </style:style>
    <style:style style:name="Table1.D92" style:family="table-cell">
      <style:table-cell-properties fo:padding="0.0194in" fo:border="none"/>
    </style:style>
    <style:style style:name="Table1.A93" style:family="table-cell">
      <style:table-cell-properties fo:padding="0.0194in" fo:border="none"/>
    </style:style>
    <style:style style:name="Table1.B93" style:family="table-cell">
      <style:table-cell-properties fo:padding="0.0194in" fo:border="none"/>
    </style:style>
    <style:style style:name="Table1.C93" style:family="table-cell">
      <style:table-cell-properties fo:padding="0.0194in" fo:border="none"/>
    </style:style>
    <style:style style:name="Table1.D93" style:family="table-cell">
      <style:table-cell-properties fo:padding="0.0194in" fo:border="none"/>
    </style:style>
    <style:style style:name="Table1.A94" style:family="table-cell">
      <style:table-cell-properties fo:padding="0.0194in" fo:border="none"/>
    </style:style>
    <style:style style:name="Table1.B94" style:family="table-cell">
      <style:table-cell-properties fo:padding="0.0194in" fo:border="none"/>
    </style:style>
    <style:style style:name="Table1.C94" style:family="table-cell">
      <style:table-cell-properties fo:padding="0.0194in" fo:border="none"/>
    </style:style>
    <style:style style:name="Table1.D94" style:family="table-cell">
      <style:table-cell-properties fo:padding="0.0194in" fo:border="none"/>
    </style:style>
    <style:style style:name="Table1.A95" style:family="table-cell">
      <style:table-cell-properties fo:padding="0.0194in" fo:border="none"/>
    </style:style>
    <style:style style:name="Table1.B95" style:family="table-cell">
      <style:table-cell-properties fo:padding="0.0194in" fo:border="none"/>
    </style:style>
    <style:style style:name="Table1.C95" style:family="table-cell">
      <style:table-cell-properties fo:padding="0.0194in" fo:border="none"/>
    </style:style>
    <style:style style:name="Table1.D95" style:family="table-cell">
      <style:table-cell-properties fo:padding="0.0194in" fo:border="none"/>
    </style:style>
    <style:style style:name="Table1.A96" style:family="table-cell">
      <style:table-cell-properties fo:padding="0.0194in" fo:border="none"/>
    </style:style>
    <style:style style:name="Table1.B96" style:family="table-cell">
      <style:table-cell-properties fo:padding="0.0194in" fo:border="none"/>
    </style:style>
    <style:style style:name="Table1.C96" style:family="table-cell">
      <style:table-cell-properties fo:padding="0.0194in" fo:border="none"/>
    </style:style>
    <style:style style:name="Table1.D96" style:family="table-cell">
      <style:table-cell-properties fo:padding="0.0194in" fo:border="none"/>
    </style:style>
    <style:style style:name="Table1.A97" style:family="table-cell">
      <style:table-cell-properties fo:padding="0.0194in" fo:border="none"/>
    </style:style>
    <style:style style:name="Table1.B97" style:family="table-cell">
      <style:table-cell-properties fo:padding="0.0194in" fo:border="none"/>
    </style:style>
    <style:style style:name="Table1.C97" style:family="table-cell">
      <style:table-cell-properties fo:padding="0.0194in" fo:border="none"/>
    </style:style>
    <style:style style:name="Table1.D97" style:family="table-cell">
      <style:table-cell-properties fo:padding="0.0194in" fo:border="none"/>
    </style:style>
    <style:style style:name="Table1.A98" style:family="table-cell">
      <style:table-cell-properties fo:padding="0.0194in" fo:border="none"/>
    </style:style>
    <style:style style:name="Table1.B98" style:family="table-cell">
      <style:table-cell-properties fo:padding="0.0194in" fo:border="none"/>
    </style:style>
    <style:style style:name="Table1.C98" style:family="table-cell">
      <style:table-cell-properties fo:padding="0.0194in" fo:border="none"/>
    </style:style>
    <style:style style:name="Table1.D98" style:family="table-cell">
      <style:table-cell-properties fo:padding="0.0194in" fo:border="none"/>
    </style:style>
    <style:style style:name="Table1.A99" style:family="table-cell">
      <style:table-cell-properties fo:padding="0.0194in" fo:border="none"/>
    </style:style>
    <style:style style:name="Table1.B99" style:family="table-cell">
      <style:table-cell-properties fo:padding="0.0194in" fo:border="none"/>
    </style:style>
    <style:style style:name="Table1.C99" style:family="table-cell">
      <style:table-cell-properties fo:padding="0.0194in" fo:border="none"/>
    </style:style>
    <style:style style:name="Table1.D99" style:family="table-cell">
      <style:table-cell-properties fo:padding="0.0194in" fo:border="none"/>
    </style:style>
    <style:style style:name="Table1.A100" style:family="table-cell">
      <style:table-cell-properties fo:padding="0.0194in" fo:border="none"/>
    </style:style>
    <style:style style:name="Table1.B100" style:family="table-cell">
      <style:table-cell-properties fo:padding="0.0194in" fo:border="none"/>
    </style:style>
    <style:style style:name="Table1.C100" style:family="table-cell">
      <style:table-cell-properties fo:padding="0.0194in" fo:border="none"/>
    </style:style>
    <style:style style:name="Table1.D100" style:family="table-cell">
      <style:table-cell-properties fo:padding="0.0194in" fo:border="none"/>
    </style:style>
    <style:style style:name="Table1.A101" style:family="table-cell">
      <style:table-cell-properties fo:padding="0.0194in" fo:border="none"/>
    </style:style>
    <style:style style:name="Table1.B101" style:family="table-cell">
      <style:table-cell-properties fo:padding="0.0194in" fo:border="none"/>
    </style:style>
    <style:style style:name="Table1.C101" style:family="table-cell">
      <style:table-cell-properties fo:padding="0.0194in" fo:border="none"/>
    </style:style>
    <style:style style:name="Table1.D101" style:family="table-cell">
      <style:table-cell-properties fo:padding="0.0194in" fo:border="none"/>
    </style:style>
    <style:style style:name="Table1.A102" style:family="table-cell">
      <style:table-cell-properties fo:padding="0.0194in" fo:border="none"/>
    </style:style>
    <style:style style:name="Table1.B102" style:family="table-cell">
      <style:table-cell-properties fo:padding="0.0194in" fo:border="none"/>
    </style:style>
    <style:style style:name="Table1.C102" style:family="table-cell">
      <style:table-cell-properties fo:padding="0.0194in" fo:border="none"/>
    </style:style>
    <style:style style:name="Table1.D102" style:family="table-cell">
      <style:table-cell-properties fo:padding="0.0194in" fo:border="none"/>
    </style:style>
    <style:style style:name="Table1.A103" style:family="table-cell">
      <style:table-cell-properties fo:padding="0.0194in" fo:border="none"/>
    </style:style>
    <style:style style:name="Table1.B103" style:family="table-cell">
      <style:table-cell-properties fo:padding="0.0194in" fo:border="none"/>
    </style:style>
    <style:style style:name="Table1.C103" style:family="table-cell">
      <style:table-cell-properties fo:padding="0.0194in" fo:border="none"/>
    </style:style>
    <style:style style:name="Table1.D103" style:family="table-cell">
      <style:table-cell-properties fo:padding="0.0194in" fo:border="none"/>
    </style:style>
    <style:style style:name="Table1.A104" style:family="table-cell">
      <style:table-cell-properties fo:padding="0.0194in" fo:border="none"/>
    </style:style>
    <style:style style:name="Table1.B104" style:family="table-cell">
      <style:table-cell-properties fo:padding="0.0194in" fo:border="none"/>
    </style:style>
    <style:style style:name="Table1.C104" style:family="table-cell">
      <style:table-cell-properties fo:padding="0.0194in" fo:border="none"/>
    </style:style>
    <style:style style:name="Table1.D104" style:family="table-cell">
      <style:table-cell-properties fo:padding="0.0194in" fo:border="none"/>
    </style:style>
    <style:style style:name="Table1.A105" style:family="table-cell">
      <style:table-cell-properties fo:padding="0.0194in" fo:border="none"/>
    </style:style>
    <style:style style:name="Table1.B105" style:family="table-cell">
      <style:table-cell-properties fo:padding="0.0194in" fo:border="none"/>
    </style:style>
    <style:style style:name="Table1.C105" style:family="table-cell">
      <style:table-cell-properties fo:padding="0.0194in" fo:border="none"/>
    </style:style>
    <style:style style:name="Table1.D105" style:family="table-cell">
      <style:table-cell-properties fo:padding="0.0194in" fo:border="none"/>
    </style:style>
    <style:style style:name="Table1.A106" style:family="table-cell">
      <style:table-cell-properties fo:padding="0.0194in" fo:border="none"/>
    </style:style>
    <style:style style:name="Table1.B106" style:family="table-cell">
      <style:table-cell-properties fo:padding="0.0194in" fo:border="none"/>
    </style:style>
    <style:style style:name="Table1.C106" style:family="table-cell">
      <style:table-cell-properties fo:padding="0.0194in" fo:border="none"/>
    </style:style>
    <style:style style:name="Table1.D106" style:family="table-cell">
      <style:table-cell-properties fo:padding="0.0194in" fo:border="none"/>
    </style:style>
    <style:style style:name="Table1.A107" style:family="table-cell">
      <style:table-cell-properties fo:padding="0.0194in" fo:border="none"/>
    </style:style>
    <style:style style:name="Table1.B107" style:family="table-cell">
      <style:table-cell-properties fo:padding="0.0194in" fo:border="none"/>
    </style:style>
    <style:style style:name="Table1.C107" style:family="table-cell">
      <style:table-cell-properties fo:padding="0.0194in" fo:border="none"/>
    </style:style>
    <style:style style:name="Table1.D107" style:family="table-cell">
      <style:table-cell-properties fo:padding="0.0194in" fo:border="none"/>
    </style:style>
    <style:style style:name="Table1.A108" style:family="table-cell">
      <style:table-cell-properties fo:padding="0.0194in" fo:border="none"/>
    </style:style>
    <style:style style:name="Table1.B108" style:family="table-cell">
      <style:table-cell-properties fo:padding="0.0194in" fo:border="none"/>
    </style:style>
    <style:style style:name="Table1.C108" style:family="table-cell">
      <style:table-cell-properties fo:padding="0.0194in" fo:border="none"/>
    </style:style>
    <style:style style:name="Table1.D108" style:family="table-cell">
      <style:table-cell-properties fo:padding="0.0194in" fo:border="none"/>
    </style:style>
    <style:style style:name="Table1.A109" style:family="table-cell">
      <style:table-cell-properties fo:padding="0.0194in" fo:border="none"/>
    </style:style>
    <style:style style:name="Table1.B109" style:family="table-cell">
      <style:table-cell-properties fo:padding="0.0194in" fo:border="none"/>
    </style:style>
    <style:style style:name="Table1.C109" style:family="table-cell">
      <style:table-cell-properties fo:padding="0.0194in" fo:border="none"/>
    </style:style>
    <style:style style:name="Table1.D109" style:family="table-cell">
      <style:table-cell-properties fo:padding="0.0194in" fo:border="none"/>
    </style:style>
    <style:style style:name="Table1.A110" style:family="table-cell">
      <style:table-cell-properties fo:padding="0.0194in" fo:border="none"/>
    </style:style>
    <style:style style:name="Table1.B110" style:family="table-cell">
      <style:table-cell-properties fo:padding="0.0194in" fo:border="none"/>
    </style:style>
    <style:style style:name="Table1.C110" style:family="table-cell">
      <style:table-cell-properties fo:padding="0.0194in" fo:border="none"/>
    </style:style>
    <style:style style:name="Table1.D110" style:family="table-cell">
      <style:table-cell-properties fo:padding="0.0194in" fo:border="none"/>
    </style:style>
    <style:style style:name="Table1.A111" style:family="table-cell">
      <style:table-cell-properties fo:padding="0.0194in" fo:border="none"/>
    </style:style>
    <style:style style:name="Table1.B111" style:family="table-cell">
      <style:table-cell-properties fo:padding="0.0194in" fo:border="none"/>
    </style:style>
    <style:style style:name="Table1.C111" style:family="table-cell">
      <style:table-cell-properties fo:padding="0.0194in" fo:border="none"/>
    </style:style>
    <style:style style:name="Table1.D111" style:family="table-cell">
      <style:table-cell-properties fo:padding="0.0194in" fo:border="none"/>
    </style:style>
    <style:style style:name="Table1.A112" style:family="table-cell">
      <style:table-cell-properties fo:padding="0.0194in" fo:border="none"/>
    </style:style>
    <style:style style:name="Table1.B112" style:family="table-cell">
      <style:table-cell-properties fo:padding="0.0194in" fo:border="none"/>
    </style:style>
    <style:style style:name="Table1.C112" style:family="table-cell">
      <style:table-cell-properties fo:padding="0.0194in" fo:border="none"/>
    </style:style>
    <style:style style:name="Table1.D112" style:family="table-cell">
      <style:table-cell-properties fo:padding="0.0194in" fo:border="none"/>
    </style:style>
    <style:style style:name="Table1.A113" style:family="table-cell">
      <style:table-cell-properties fo:padding="0.0194in" fo:border="none"/>
    </style:style>
    <style:style style:name="Table1.B113" style:family="table-cell">
      <style:table-cell-properties fo:padding="0.0194in" fo:border="none"/>
    </style:style>
    <style:style style:name="Table1.C113" style:family="table-cell">
      <style:table-cell-properties fo:padding="0.0194in" fo:border="none"/>
    </style:style>
    <style:style style:name="Table1.D113" style:family="table-cell">
      <style:table-cell-properties fo:padding="0.0194in" fo:border="none"/>
    </style:style>
    <style:style style:name="Table1.A114" style:family="table-cell">
      <style:table-cell-properties fo:padding="0.0194in" fo:border="none"/>
    </style:style>
    <style:style style:name="Table1.B114" style:family="table-cell">
      <style:table-cell-properties fo:padding="0.0194in" fo:border="none"/>
    </style:style>
    <style:style style:name="Table1.C114" style:family="table-cell">
      <style:table-cell-properties fo:padding="0.0194in" fo:border="none"/>
    </style:style>
    <style:style style:name="Table1.D114" style:family="table-cell">
      <style:table-cell-properties fo:padding="0.0194in" fo:border="none"/>
    </style:style>
    <style:style style:name="Table1.A115" style:family="table-cell">
      <style:table-cell-properties fo:padding="0.0194in" fo:border="none"/>
    </style:style>
    <style:style style:name="Table1.B115" style:family="table-cell">
      <style:table-cell-properties fo:padding="0.0194in" fo:border="none"/>
    </style:style>
    <style:style style:name="Table1.C115" style:family="table-cell">
      <style:table-cell-properties fo:padding="0.0194in" fo:border="none"/>
    </style:style>
    <style:style style:name="Table1.D115" style:family="table-cell">
      <style:table-cell-properties fo:padding="0.0194in" fo:border="none"/>
    </style:style>
    <style:style style:name="Table1.A116" style:family="table-cell">
      <style:table-cell-properties fo:padding="0.0194in" fo:border="none"/>
    </style:style>
    <style:style style:name="Table1.B116" style:family="table-cell">
      <style:table-cell-properties fo:padding="0.0194in" fo:border="none"/>
    </style:style>
    <style:style style:name="Table1.C116" style:family="table-cell">
      <style:table-cell-properties fo:padding="0.0194in" fo:border="none"/>
    </style:style>
    <style:style style:name="Table1.D116" style:family="table-cell">
      <style:table-cell-properties fo:padding="0.0194in" fo:border="none"/>
    </style:style>
    <style:style style:name="Table1.A117" style:family="table-cell">
      <style:table-cell-properties fo:padding="0.0194in" fo:border="none"/>
    </style:style>
    <style:style style:name="Table1.B117" style:family="table-cell">
      <style:table-cell-properties fo:padding="0.0194in" fo:border="none"/>
    </style:style>
    <style:style style:name="Table1.C117" style:family="table-cell">
      <style:table-cell-properties fo:padding="0.0194in" fo:border="none"/>
    </style:style>
    <style:style style:name="Table1.D117" style:family="table-cell">
      <style:table-cell-properties fo:padding="0.0194in" fo:border="none"/>
    </style:style>
    <style:style style:name="Table1.A118" style:family="table-cell">
      <style:table-cell-properties fo:padding="0.0194in" fo:border="none"/>
    </style:style>
    <style:style style:name="Table1.B118" style:family="table-cell">
      <style:table-cell-properties fo:padding="0.0194in" fo:border="none"/>
    </style:style>
    <style:style style:name="Table1.C118" style:family="table-cell">
      <style:table-cell-properties fo:padding="0.0194in" fo:border="none"/>
    </style:style>
    <style:style style:name="Table1.D118" style:family="table-cell">
      <style:table-cell-properties fo:padding="0.0194in" fo:border="none"/>
    </style:style>
    <style:style style:name="Table1.A119" style:family="table-cell">
      <style:table-cell-properties fo:padding="0.0194in" fo:border="none"/>
    </style:style>
    <style:style style:name="Table1.B119" style:family="table-cell">
      <style:table-cell-properties fo:padding="0.0194in" fo:border="none"/>
    </style:style>
    <style:style style:name="Table1.C119" style:family="table-cell">
      <style:table-cell-properties fo:padding="0.0194in" fo:border="none"/>
    </style:style>
    <style:style style:name="Table1.D119" style:family="table-cell">
      <style:table-cell-properties fo:padding="0.0194in" fo:border="none"/>
    </style:style>
    <style:style style:name="Table1.A120" style:family="table-cell">
      <style:table-cell-properties fo:padding="0.0194in" fo:border="none"/>
    </style:style>
    <style:style style:name="Table1.B120" style:family="table-cell">
      <style:table-cell-properties fo:padding="0.0194in" fo:border="none"/>
    </style:style>
    <style:style style:name="Table1.C120" style:family="table-cell">
      <style:table-cell-properties fo:padding="0.0194in" fo:border="none"/>
    </style:style>
    <style:style style:name="Table1.D120" style:family="table-cell">
      <style:table-cell-properties fo:padding="0.0194in" fo:border="none"/>
    </style:style>
    <style:style style:name="Table1.A121" style:family="table-cell">
      <style:table-cell-properties fo:padding="0.0194in" fo:border="none"/>
    </style:style>
    <style:style style:name="Table1.B121" style:family="table-cell">
      <style:table-cell-properties fo:padding="0.0194in" fo:border="none"/>
    </style:style>
    <style:style style:name="Table1.C121" style:family="table-cell">
      <style:table-cell-properties fo:padding="0.0194in" fo:border="none"/>
    </style:style>
    <style:style style:name="Table1.D121" style:family="table-cell">
      <style:table-cell-properties fo:padding="0.0194in" fo:border="none"/>
    </style:style>
    <style:style style:name="Table1.A122" style:family="table-cell">
      <style:table-cell-properties fo:padding="0.0194in" fo:border="none"/>
    </style:style>
    <style:style style:name="Table1.B122" style:family="table-cell">
      <style:table-cell-properties fo:padding="0.0194in" fo:border="none"/>
    </style:style>
    <style:style style:name="Table1.C122" style:family="table-cell">
      <style:table-cell-properties fo:padding="0.0194in" fo:border="none"/>
    </style:style>
    <style:style style:name="Table1.D122" style:family="table-cell">
      <style:table-cell-properties fo:padding="0.0194in" fo:border="none"/>
    </style:style>
    <style:style style:name="Table1.A123" style:family="table-cell">
      <style:table-cell-properties fo:padding="0.0194in" fo:border="none"/>
    </style:style>
    <style:style style:name="Table1.B123" style:family="table-cell">
      <style:table-cell-properties fo:padding="0.0194in" fo:border="none"/>
    </style:style>
    <style:style style:name="Table1.C123" style:family="table-cell">
      <style:table-cell-properties fo:padding="0.0194in" fo:border="none"/>
    </style:style>
    <style:style style:name="Table1.D123" style:family="table-cell">
      <style:table-cell-properties fo:padding="0.0194in" fo:border="none"/>
    </style:style>
    <style:style style:name="Table1.A124" style:family="table-cell">
      <style:table-cell-properties fo:padding="0.0194in" fo:border="none"/>
    </style:style>
    <style:style style:name="Table1.B124" style:family="table-cell">
      <style:table-cell-properties fo:padding="0.0194in" fo:border="none"/>
    </style:style>
    <style:style style:name="Table1.C124" style:family="table-cell">
      <style:table-cell-properties fo:padding="0.0194in" fo:border="none"/>
    </style:style>
    <style:style style:name="Table1.D124" style:family="table-cell">
      <style:table-cell-properties fo:padding="0.0194in" fo:border="none"/>
    </style:style>
    <style:style style:name="Table1.A125" style:family="table-cell">
      <style:table-cell-properties fo:padding="0.0194in" fo:border="none"/>
    </style:style>
    <style:style style:name="Table1.B125" style:family="table-cell">
      <style:table-cell-properties fo:padding="0.0194in" fo:border="none"/>
    </style:style>
    <style:style style:name="Table1.C125" style:family="table-cell">
      <style:table-cell-properties fo:padding="0.0194in" fo:border="none"/>
    </style:style>
    <style:style style:name="Table1.D125" style:family="table-cell">
      <style:table-cell-properties fo:padding="0.0194in" fo:border="none"/>
    </style:style>
    <style:style style:name="Table1.A126" style:family="table-cell">
      <style:table-cell-properties fo:padding="0.0194in" fo:border="none"/>
    </style:style>
    <style:style style:name="Table1.B126" style:family="table-cell">
      <style:table-cell-properties fo:padding="0.0194in" fo:border="none"/>
    </style:style>
    <style:style style:name="Table1.C126" style:family="table-cell">
      <style:table-cell-properties fo:padding="0.0194in" fo:border="none"/>
    </style:style>
    <style:style style:name="Table1.D126" style:family="table-cell">
      <style:table-cell-properties fo:padding="0.0194in" fo:border="none"/>
    </style:style>
    <style:style style:name="Table1.A127" style:family="table-cell">
      <style:table-cell-properties fo:padding="0.0194in" fo:border="none"/>
    </style:style>
    <style:style style:name="Table1.B127" style:family="table-cell">
      <style:table-cell-properties fo:padding="0.0194in" fo:border="none"/>
    </style:style>
    <style:style style:name="Table1.C127" style:family="table-cell">
      <style:table-cell-properties fo:padding="0.0194in" fo:border="none"/>
    </style:style>
    <style:style style:name="Table1.D127" style:family="table-cell">
      <style:table-cell-properties fo:padding="0.0194in" fo:border="none"/>
    </style:style>
    <style:style style:name="Table1.A128" style:family="table-cell">
      <style:table-cell-properties fo:padding="0.0194in" fo:border="none"/>
    </style:style>
    <style:style style:name="Table1.B128" style:family="table-cell">
      <style:table-cell-properties fo:padding="0.0194in" fo:border="none"/>
    </style:style>
    <style:style style:name="Table1.C128" style:family="table-cell">
      <style:table-cell-properties fo:padding="0.0194in" fo:border="none"/>
    </style:style>
    <style:style style:name="Table1.D128" style:family="table-cell">
      <style:table-cell-properties fo:padding="0.0194in" fo:border="none"/>
    </style:style>
    <style:style style:name="Table1.A129" style:family="table-cell">
      <style:table-cell-properties fo:padding="0.0194in" fo:border="none"/>
    </style:style>
    <style:style style:name="Table1.B129" style:family="table-cell">
      <style:table-cell-properties fo:padding="0.0194in" fo:border="none"/>
    </style:style>
    <style:style style:name="Table1.C129" style:family="table-cell">
      <style:table-cell-properties fo:padding="0.0194in" fo:border="none"/>
    </style:style>
    <style:style style:name="Table1.D129" style:family="table-cell">
      <style:table-cell-properties fo:padding="0.0194in" fo:border="none"/>
    </style:style>
    <style:style style:name="Table1.A130" style:family="table-cell">
      <style:table-cell-properties fo:padding="0.0194in" fo:border="none"/>
    </style:style>
    <style:style style:name="Table1.B130" style:family="table-cell">
      <style:table-cell-properties fo:padding="0.0194in" fo:border="none"/>
    </style:style>
    <style:style style:name="Table1.C130" style:family="table-cell">
      <style:table-cell-properties fo:padding="0.0194in" fo:border="none"/>
    </style:style>
    <style:style style:name="Table1.D130" style:family="table-cell">
      <style:table-cell-properties fo:padding="0.0194in" fo:border="none"/>
    </style:style>
    <style:style style:name="Table1.A131" style:family="table-cell">
      <style:table-cell-properties fo:padding="0.0194in" fo:border="none"/>
    </style:style>
    <style:style style:name="Table1.B131" style:family="table-cell">
      <style:table-cell-properties fo:padding="0.0194in" fo:border="none"/>
    </style:style>
    <style:style style:name="Table1.C131" style:family="table-cell">
      <style:table-cell-properties fo:padding="0.0194in" fo:border="none"/>
    </style:style>
    <style:style style:name="Table1.D131" style:family="table-cell">
      <style:table-cell-properties fo:padding="0.0194in" fo:border="none"/>
    </style:style>
    <style:style style:name="Table1.A132" style:family="table-cell">
      <style:table-cell-properties fo:padding="0.0194in" fo:border="none"/>
    </style:style>
    <style:style style:name="Table1.B132" style:family="table-cell">
      <style:table-cell-properties fo:padding="0.0194in" fo:border="none"/>
    </style:style>
    <style:style style:name="Table1.C132" style:family="table-cell">
      <style:table-cell-properties fo:padding="0.0194in" fo:border="none"/>
    </style:style>
    <style:style style:name="Table1.D132" style:family="table-cell">
      <style:table-cell-properties fo:padding="0.0194in" fo:border="none"/>
    </style:style>
    <style:style style:name="Table1.A133" style:family="table-cell">
      <style:table-cell-properties fo:padding="0.0194in" fo:border="none"/>
    </style:style>
    <style:style style:name="Table1.B133" style:family="table-cell">
      <style:table-cell-properties fo:padding="0.0194in" fo:border="none"/>
    </style:style>
    <style:style style:name="Table1.C133" style:family="table-cell">
      <style:table-cell-properties fo:padding="0.0194in" fo:border="none"/>
    </style:style>
    <style:style style:name="Table1.D133" style:family="table-cell">
      <style:table-cell-properties fo:padding="0.0194in" fo:border="none"/>
    </style:style>
    <style:style style:name="Table1.A134" style:family="table-cell">
      <style:table-cell-properties fo:padding="0.0194in" fo:border="none"/>
    </style:style>
    <style:style style:name="Table1.B134" style:family="table-cell">
      <style:table-cell-properties fo:padding="0.0194in" fo:border="none"/>
    </style:style>
    <style:style style:name="Table1.C134" style:family="table-cell">
      <style:table-cell-properties fo:padding="0.0194in" fo:border="none"/>
    </style:style>
    <style:style style:name="Table1.D134" style:family="table-cell">
      <style:table-cell-properties fo:padding="0.0194in" fo:border="none"/>
    </style:style>
    <style:style style:name="Table1.A135" style:family="table-cell">
      <style:table-cell-properties fo:padding="0.0194in" fo:border="none"/>
    </style:style>
    <style:style style:name="Table1.B135" style:family="table-cell">
      <style:table-cell-properties fo:padding="0.0194in" fo:border="none"/>
    </style:style>
    <style:style style:name="Table1.C135" style:family="table-cell">
      <style:table-cell-properties fo:padding="0.0194in" fo:border="none"/>
    </style:style>
    <style:style style:name="Table1.D135" style:family="table-cell">
      <style:table-cell-properties fo:padding="0.0194in" fo:border="none"/>
    </style:style>
    <style:style style:name="Table1.A136" style:family="table-cell">
      <style:table-cell-properties fo:padding="0.0194in" fo:border="none"/>
    </style:style>
    <style:style style:name="Table1.B136" style:family="table-cell">
      <style:table-cell-properties fo:padding="0.0194in" fo:border="none"/>
    </style:style>
    <style:style style:name="Table1.C136" style:family="table-cell">
      <style:table-cell-properties fo:padding="0.0194in" fo:border="none"/>
    </style:style>
    <style:style style:name="Table1.D136" style:family="table-cell">
      <style:table-cell-properties fo:padding="0.0194in" fo:border="none"/>
    </style:style>
    <style:style style:name="Table1.A137" style:family="table-cell">
      <style:table-cell-properties fo:padding="0.0194in" fo:border="none"/>
    </style:style>
    <style:style style:name="Table1.B137" style:family="table-cell">
      <style:table-cell-properties fo:padding="0.0194in" fo:border="none"/>
    </style:style>
    <style:style style:name="Table1.C137" style:family="table-cell">
      <style:table-cell-properties fo:padding="0.0194in" fo:border="none"/>
    </style:style>
    <style:style style:name="Table1.D137" style:family="table-cell">
      <style:table-cell-properties fo:padding="0.0194in" fo:border="none"/>
    </style:style>
    <style:style style:name="Table1.A138" style:family="table-cell">
      <style:table-cell-properties fo:padding="0.0194in" fo:border="none"/>
    </style:style>
    <style:style style:name="Table1.B138" style:family="table-cell">
      <style:table-cell-properties fo:padding="0.0194in" fo:border="none"/>
    </style:style>
    <style:style style:name="Table1.C138" style:family="table-cell">
      <style:table-cell-properties fo:padding="0.0194in" fo:border="none"/>
    </style:style>
    <style:style style:name="Table1.D138" style:family="table-cell">
      <style:table-cell-properties fo:padding="0.0194in" fo:border="none"/>
    </style:style>
    <style:style style:name="Table1.A139" style:family="table-cell">
      <style:table-cell-properties fo:padding="0.0194in" fo:border="none"/>
    </style:style>
    <style:style style:name="Table1.B139" style:family="table-cell">
      <style:table-cell-properties fo:padding="0.0194in" fo:border="none"/>
    </style:style>
    <style:style style:name="Table1.C139" style:family="table-cell">
      <style:table-cell-properties fo:padding="0.0194in" fo:border="none"/>
    </style:style>
    <style:style style:name="Table1.D139" style:family="table-cell">
      <style:table-cell-properties fo:padding="0.0194in" fo:border="none"/>
    </style:style>
    <style:style style:name="Table1.A140" style:family="table-cell">
      <style:table-cell-properties fo:padding="0.0194in" fo:border="none"/>
    </style:style>
    <style:style style:name="Table1.B140" style:family="table-cell">
      <style:table-cell-properties fo:padding="0.0194in" fo:border="none"/>
    </style:style>
    <style:style style:name="Table1.C140" style:family="table-cell">
      <style:table-cell-properties fo:padding="0.0194in" fo:border="none"/>
    </style:style>
    <style:style style:name="Table1.D140" style:family="table-cell">
      <style:table-cell-properties fo:padding="0.0194in" fo:border="none"/>
    </style:style>
    <style:style style:name="Table1.A141" style:family="table-cell">
      <style:table-cell-properties fo:padding="0.0194in" fo:border="none"/>
    </style:style>
    <style:style style:name="Table1.B141" style:family="table-cell">
      <style:table-cell-properties fo:padding="0.0194in" fo:border="none"/>
    </style:style>
    <style:style style:name="Table1.C141" style:family="table-cell">
      <style:table-cell-properties fo:padding="0.0194in" fo:border="none"/>
    </style:style>
    <style:style style:name="Table1.D141" style:family="table-cell">
      <style:table-cell-properties fo:padding="0.0194in" fo:border="none"/>
    </style:style>
    <style:style style:name="Table1.A142" style:family="table-cell">
      <style:table-cell-properties fo:padding="0.0194in" fo:border="none"/>
    </style:style>
    <style:style style:name="Table1.B142" style:family="table-cell">
      <style:table-cell-properties fo:padding="0.0194in" fo:border="none"/>
    </style:style>
    <style:style style:name="Table1.C142" style:family="table-cell">
      <style:table-cell-properties fo:padding="0.0194in" fo:border="none"/>
    </style:style>
    <style:style style:name="Table1.D142" style:family="table-cell">
      <style:table-cell-properties fo:padding="0.0194in" fo:border="none"/>
    </style:style>
    <style:style style:name="Table1.A143" style:family="table-cell">
      <style:table-cell-properties fo:padding="0.0194in" fo:border="none"/>
    </style:style>
    <style:style style:name="Table1.B143" style:family="table-cell">
      <style:table-cell-properties fo:padding="0.0194in" fo:border="none"/>
    </style:style>
    <style:style style:name="Table1.C143" style:family="table-cell">
      <style:table-cell-properties fo:padding="0.0194in" fo:border="none"/>
    </style:style>
    <style:style style:name="Table1.D143" style:family="table-cell">
      <style:table-cell-properties fo:padding="0.0194in" fo:border="none"/>
    </style:style>
    <style:style style:name="Table1.A144" style:family="table-cell">
      <style:table-cell-properties fo:padding="0.0194in" fo:border="none"/>
    </style:style>
    <style:style style:name="Table1.B144" style:family="table-cell">
      <style:table-cell-properties fo:padding="0.0194in" fo:border="none"/>
    </style:style>
    <style:style style:name="Table1.C144" style:family="table-cell">
      <style:table-cell-properties fo:padding="0.0194in" fo:border="none"/>
    </style:style>
    <style:style style:name="Table1.D144" style:family="table-cell">
      <style:table-cell-properties fo:padding="0.0194in" fo:border="none"/>
    </style:style>
    <style:style style:name="Table1.A145" style:family="table-cell">
      <style:table-cell-properties fo:padding="0.0194in" fo:border="none"/>
    </style:style>
    <style:style style:name="Table1.B145" style:family="table-cell">
      <style:table-cell-properties fo:padding="0.0194in" fo:border="none"/>
    </style:style>
    <style:style style:name="Table1.C145" style:family="table-cell">
      <style:table-cell-properties fo:padding="0.0194in" fo:border="none"/>
    </style:style>
    <style:style style:name="Table1.D145" style:family="table-cell">
      <style:table-cell-properties fo:padding="0.0194in" fo:border="none"/>
    </style:style>
    <style:style style:name="Table1.A146" style:family="table-cell">
      <style:table-cell-properties fo:padding="0.0194in" fo:border="none"/>
    </style:style>
    <style:style style:name="Table1.B146" style:family="table-cell">
      <style:table-cell-properties fo:padding="0.0194in" fo:border="none"/>
    </style:style>
    <style:style style:name="Table1.C146" style:family="table-cell">
      <style:table-cell-properties fo:padding="0.0194in" fo:border="none"/>
    </style:style>
    <style:style style:name="Table1.D146" style:family="table-cell">
      <style:table-cell-properties fo:padding="0.0194in" fo:border="none"/>
    </style:style>
    <style:style style:name="Table1.A147" style:family="table-cell">
      <style:table-cell-properties fo:padding="0.0194in" fo:border="none"/>
    </style:style>
    <style:style style:name="Table1.B147" style:family="table-cell">
      <style:table-cell-properties fo:padding="0.0194in" fo:border="none"/>
    </style:style>
    <style:style style:name="Table1.C147" style:family="table-cell">
      <style:table-cell-properties fo:padding="0.0194in" fo:border="none"/>
    </style:style>
    <style:style style:name="Table1.D147" style:family="table-cell">
      <style:table-cell-properties fo:padding="0.0194in" fo:border="none"/>
    </style:style>
    <style:style style:name="Table1.A148" style:family="table-cell">
      <style:table-cell-properties fo:padding="0.0194in" fo:border="none"/>
    </style:style>
    <style:style style:name="Table1.B148" style:family="table-cell">
      <style:table-cell-properties fo:padding="0.0194in" fo:border="none"/>
    </style:style>
    <style:style style:name="Table1.C148" style:family="table-cell">
      <style:table-cell-properties fo:padding="0.0194in" fo:border="none"/>
    </style:style>
    <style:style style:name="Table1.D148" style:family="table-cell">
      <style:table-cell-properties fo:padding="0.0194in" fo:border="none"/>
    </style:style>
    <style:style style:name="Table1.A149" style:family="table-cell">
      <style:table-cell-properties fo:padding="0.0194in" fo:border="none"/>
    </style:style>
    <style:style style:name="Table1.B149" style:family="table-cell">
      <style:table-cell-properties fo:padding="0.0194in" fo:border="none"/>
    </style:style>
    <style:style style:name="Table1.C149" style:family="table-cell">
      <style:table-cell-properties fo:padding="0.0194in" fo:border="none"/>
    </style:style>
    <style:style style:name="Table1.D149" style:family="table-cell">
      <style:table-cell-properties fo:padding="0.0194in" fo:border="none"/>
    </style:style>
    <style:style style:name="Table1.A150" style:family="table-cell">
      <style:table-cell-properties fo:padding="0.0194in" fo:border="none"/>
    </style:style>
    <style:style style:name="Table1.B150" style:family="table-cell">
      <style:table-cell-properties fo:padding="0.0194in" fo:border="none"/>
    </style:style>
    <style:style style:name="Table1.C150" style:family="table-cell">
      <style:table-cell-properties fo:padding="0.0194in" fo:border="none"/>
    </style:style>
    <style:style style:name="Table1.D150" style:family="table-cell">
      <style:table-cell-properties fo:padding="0.0194in" fo:border="none"/>
    </style:style>
    <style:style style:name="Table1.A151" style:family="table-cell">
      <style:table-cell-properties fo:padding="0.0194in" fo:border="none"/>
    </style:style>
    <style:style style:name="Table1.B151" style:family="table-cell">
      <style:table-cell-properties fo:padding="0.0194in" fo:border="none"/>
    </style:style>
    <style:style style:name="Table1.C151" style:family="table-cell">
      <style:table-cell-properties fo:padding="0.0194in" fo:border="none"/>
    </style:style>
    <style:style style:name="Table1.D151" style:family="table-cell">
      <style:table-cell-properties fo:padding="0.0194in" fo:border="none"/>
    </style:style>
    <style:style style:name="Table1.A152" style:family="table-cell">
      <style:table-cell-properties fo:padding="0.0194in" fo:border="none"/>
    </style:style>
    <style:style style:name="Table1.B152" style:family="table-cell">
      <style:table-cell-properties fo:padding="0.0194in" fo:border="none"/>
    </style:style>
    <style:style style:name="Table1.C152" style:family="table-cell">
      <style:table-cell-properties fo:padding="0.0194in" fo:border="none"/>
    </style:style>
    <style:style style:name="Table1.D152" style:family="table-cell">
      <style:table-cell-properties fo:padding="0.0194in" fo:border="none"/>
    </style:style>
    <style:style style:name="Table1.A153" style:family="table-cell">
      <style:table-cell-properties fo:padding="0.0194in" fo:border="none"/>
    </style:style>
    <style:style style:name="Table1.B153" style:family="table-cell">
      <style:table-cell-properties fo:padding="0.0194in" fo:border="none"/>
    </style:style>
    <style:style style:name="Table1.C153" style:family="table-cell">
      <style:table-cell-properties fo:padding="0.0194in" fo:border="none"/>
    </style:style>
    <style:style style:name="Table1.D153" style:family="table-cell">
      <style:table-cell-properties fo:padding="0.0194in" fo:border="none"/>
    </style:style>
    <style:style style:name="Table1.A154" style:family="table-cell">
      <style:table-cell-properties fo:padding="0.0194in" fo:border="none"/>
    </style:style>
    <style:style style:name="Table1.B154" style:family="table-cell">
      <style:table-cell-properties fo:padding="0.0194in" fo:border="none"/>
    </style:style>
    <style:style style:name="Table1.C154" style:family="table-cell">
      <style:table-cell-properties fo:padding="0.0194in" fo:border="none"/>
    </style:style>
    <style:style style:name="Table1.D154" style:family="table-cell">
      <style:table-cell-properties fo:padding="0.0194in" fo:border="none"/>
    </style:style>
    <style:style style:name="Table1.A155" style:family="table-cell">
      <style:table-cell-properties fo:padding="0.0194in" fo:border="none"/>
    </style:style>
    <style:style style:name="Table1.B155" style:family="table-cell">
      <style:table-cell-properties fo:padding="0.0194in" fo:border="none"/>
    </style:style>
    <style:style style:name="Table1.C155" style:family="table-cell">
      <style:table-cell-properties fo:padding="0.0194in" fo:border="none"/>
    </style:style>
    <style:style style:name="Table1.D155" style:family="table-cell">
      <style:table-cell-properties fo:padding="0.0194in" fo:border="none"/>
    </style:style>
    <style:style style:name="Table1.A156" style:family="table-cell">
      <style:table-cell-properties fo:padding="0.0194in" fo:border="none"/>
    </style:style>
    <style:style style:name="Table1.B156" style:family="table-cell">
      <style:table-cell-properties fo:padding="0.0194in" fo:border="none"/>
    </style:style>
    <style:style style:name="Table1.C156" style:family="table-cell">
      <style:table-cell-properties fo:padding="0.0194in" fo:border="none"/>
    </style:style>
    <style:style style:name="Table1.D156" style:family="table-cell">
      <style:table-cell-properties fo:padding="0.0194in" fo:border="none"/>
    </style:style>
    <style:style style:name="Table1.A157" style:family="table-cell">
      <style:table-cell-properties fo:padding="0.0194in" fo:border="none"/>
    </style:style>
    <style:style style:name="Table1.B157" style:family="table-cell">
      <style:table-cell-properties fo:padding="0.0194in" fo:border="none"/>
    </style:style>
    <style:style style:name="Table1.C157" style:family="table-cell">
      <style:table-cell-properties fo:padding="0.0194in" fo:border="none"/>
    </style:style>
    <style:style style:name="Table1.D157" style:family="table-cell">
      <style:table-cell-properties fo:padding="0.0194in" fo:border="none"/>
    </style:style>
    <style:style style:name="Table1.A158" style:family="table-cell">
      <style:table-cell-properties fo:padding="0.0194in" fo:border="none"/>
    </style:style>
    <style:style style:name="Table1.B158" style:family="table-cell">
      <style:table-cell-properties fo:padding="0.0194in" fo:border="none"/>
    </style:style>
    <style:style style:name="Table1.C158" style:family="table-cell">
      <style:table-cell-properties fo:padding="0.0194in" fo:border="none"/>
    </style:style>
    <style:style style:name="Table1.D158" style:family="table-cell">
      <style:table-cell-properties fo:padding="0.0194in" fo:border="none"/>
    </style:style>
    <style:style style:name="Table1.A159" style:family="table-cell">
      <style:table-cell-properties fo:padding="0.0194in" fo:border="none"/>
    </style:style>
    <style:style style:name="Table1.B159" style:family="table-cell">
      <style:table-cell-properties fo:padding="0.0194in" fo:border="none"/>
    </style:style>
    <style:style style:name="Table1.C159" style:family="table-cell">
      <style:table-cell-properties fo:padding="0.0194in" fo:border="none"/>
    </style:style>
    <style:style style:name="Table1.D159" style:family="table-cell">
      <style:table-cell-properties fo:padding="0.0194in" fo:border="none"/>
    </style:style>
    <style:style style:name="Table1.A160" style:family="table-cell">
      <style:table-cell-properties fo:padding="0.0194in" fo:border="none"/>
    </style:style>
    <style:style style:name="Table1.B160" style:family="table-cell">
      <style:table-cell-properties fo:padding="0.0194in" fo:border="none"/>
    </style:style>
    <style:style style:name="Table1.C160" style:family="table-cell">
      <style:table-cell-properties fo:padding="0.0194in" fo:border="none"/>
    </style:style>
    <style:style style:name="Table1.D160" style:family="table-cell">
      <style:table-cell-properties fo:padding="0.0194in" fo:border="none"/>
    </style:style>
    <style:style style:name="Table1.A161" style:family="table-cell">
      <style:table-cell-properties fo:padding="0.0194in" fo:border="none"/>
    </style:style>
    <style:style style:name="Table1.B161" style:family="table-cell">
      <style:table-cell-properties fo:padding="0.0194in" fo:border="none"/>
    </style:style>
    <style:style style:name="Table1.C161" style:family="table-cell">
      <style:table-cell-properties fo:padding="0.0194in" fo:border="none"/>
    </style:style>
    <style:style style:name="Table1.D161" style:family="table-cell">
      <style:table-cell-properties fo:padding="0.0194in" fo:border="none"/>
    </style:style>
    <style:style style:name="Table1.A162" style:family="table-cell">
      <style:table-cell-properties fo:padding="0.0194in" fo:border="none"/>
    </style:style>
    <style:style style:name="Table1.B162" style:family="table-cell">
      <style:table-cell-properties fo:padding="0.0194in" fo:border="none"/>
    </style:style>
    <style:style style:name="Table1.C162" style:family="table-cell">
      <style:table-cell-properties fo:padding="0.0194in" fo:border="none"/>
    </style:style>
    <style:style style:name="Table1.D162" style:family="table-cell">
      <style:table-cell-properties fo:padding="0.0194in" fo:border="none"/>
    </style:style>
    <style:style style:name="Table1.A163" style:family="table-cell">
      <style:table-cell-properties fo:padding="0.0194in" fo:border="none"/>
    </style:style>
    <style:style style:name="Table1.B163" style:family="table-cell">
      <style:table-cell-properties fo:padding="0.0194in" fo:border="none"/>
    </style:style>
    <style:style style:name="Table1.C163" style:family="table-cell">
      <style:table-cell-properties fo:padding="0.0194in" fo:border="none"/>
    </style:style>
    <style:style style:name="Table1.D163" style:family="table-cell">
      <style:table-cell-properties fo:padding="0.0194in" fo:border="none"/>
    </style:style>
    <style:style style:name="Table1.A164" style:family="table-cell">
      <style:table-cell-properties fo:padding="0.0194in" fo:border="none"/>
    </style:style>
    <style:style style:name="Table1.B164" style:family="table-cell">
      <style:table-cell-properties fo:padding="0.0194in" fo:border="none"/>
    </style:style>
    <style:style style:name="Table1.C164" style:family="table-cell">
      <style:table-cell-properties fo:padding="0.0194in" fo:border="none"/>
    </style:style>
    <style:style style:name="Table1.D164" style:family="table-cell">
      <style:table-cell-properties fo:padding="0.0194in" fo:border="none"/>
    </style:style>
    <style:style style:name="Table1.A165" style:family="table-cell">
      <style:table-cell-properties fo:padding="0.0194in" fo:border="none"/>
    </style:style>
    <style:style style:name="Table1.B165" style:family="table-cell">
      <style:table-cell-properties fo:padding="0.0194in" fo:border="none"/>
    </style:style>
    <style:style style:name="Table1.C165" style:family="table-cell">
      <style:table-cell-properties fo:padding="0.0194in" fo:border="none"/>
    </style:style>
    <style:style style:name="Table1.D165" style:family="table-cell">
      <style:table-cell-properties fo:padding="0.0194in" fo:border="none"/>
    </style:style>
    <style:style style:name="Table1.A166" style:family="table-cell">
      <style:table-cell-properties fo:padding="0.0194in" fo:border="none"/>
    </style:style>
    <style:style style:name="Table1.B166" style:family="table-cell">
      <style:table-cell-properties fo:padding="0.0194in" fo:border="none"/>
    </style:style>
    <style:style style:name="Table1.C166" style:family="table-cell">
      <style:table-cell-properties fo:padding="0.0194in" fo:border="none"/>
    </style:style>
    <style:style style:name="Table1.D166" style:family="table-cell">
      <style:table-cell-properties fo:padding="0.0194in" fo:border="none"/>
    </style:style>
    <style:style style:name="Table1.A167" style:family="table-cell">
      <style:table-cell-properties fo:padding="0.0194in" fo:border="none"/>
    </style:style>
    <style:style style:name="Table1.B167" style:family="table-cell">
      <style:table-cell-properties fo:padding="0.0194in" fo:border="none"/>
    </style:style>
    <style:style style:name="Table1.C167" style:family="table-cell">
      <style:table-cell-properties fo:padding="0.0194in" fo:border="none"/>
    </style:style>
    <style:style style:name="Table1.D167" style:family="table-cell">
      <style:table-cell-properties fo:padding="0.0194in" fo:border="none"/>
    </style:style>
    <style:style style:name="Table1.A168" style:family="table-cell">
      <style:table-cell-properties fo:padding="0.0194in" fo:border="none"/>
    </style:style>
    <style:style style:name="Table1.B168" style:family="table-cell">
      <style:table-cell-properties fo:padding="0.0194in" fo:border="none"/>
    </style:style>
    <style:style style:name="Table1.C168" style:family="table-cell">
      <style:table-cell-properties fo:padding="0.0194in" fo:border="none"/>
    </style:style>
    <style:style style:name="Table1.D168" style:family="table-cell">
      <style:table-cell-properties fo:padding="0.0194in" fo:border="none"/>
    </style:style>
    <style:style style:name="Table1.A169" style:family="table-cell">
      <style:table-cell-properties fo:padding="0.0194in" fo:border="none"/>
    </style:style>
    <style:style style:name="Table1.B169" style:family="table-cell">
      <style:table-cell-properties fo:padding="0.0194in" fo:border="none"/>
    </style:style>
    <style:style style:name="Table1.C169" style:family="table-cell">
      <style:table-cell-properties fo:padding="0.0194in" fo:border="none"/>
    </style:style>
    <style:style style:name="Table1.D169" style:family="table-cell">
      <style:table-cell-properties fo:padding="0.0194in" fo:border="none"/>
    </style:style>
    <style:style style:name="Table1.A170" style:family="table-cell">
      <style:table-cell-properties fo:padding="0.0194in" fo:border="none"/>
    </style:style>
    <style:style style:name="Table1.B170" style:family="table-cell">
      <style:table-cell-properties fo:padding="0.0194in" fo:border="none"/>
    </style:style>
    <style:style style:name="Table1.C170" style:family="table-cell">
      <style:table-cell-properties fo:padding="0.0194in" fo:border="none"/>
    </style:style>
    <style:style style:name="Table1.D170" style:family="table-cell">
      <style:table-cell-properties fo:padding="0.0194in" fo:border="none"/>
    </style:style>
    <style:style style:name="Table1.A171" style:family="table-cell">
      <style:table-cell-properties fo:padding="0.0194in" fo:border="none"/>
    </style:style>
    <style:style style:name="Table1.B171" style:family="table-cell">
      <style:table-cell-properties fo:padding="0.0194in" fo:border="none"/>
    </style:style>
    <style:style style:name="Table1.C171" style:family="table-cell">
      <style:table-cell-properties fo:padding="0.0194in" fo:border="none"/>
    </style:style>
    <style:style style:name="Table1.D171" style:family="table-cell">
      <style:table-cell-properties fo:padding="0.0194in" fo:border="none"/>
    </style:style>
    <style:style style:name="Table1.A172" style:family="table-cell">
      <style:table-cell-properties fo:padding="0.0194in" fo:border="none"/>
    </style:style>
    <style:style style:name="Table1.B172" style:family="table-cell">
      <style:table-cell-properties fo:padding="0.0194in" fo:border="none"/>
    </style:style>
    <style:style style:name="Table1.C172" style:family="table-cell">
      <style:table-cell-properties fo:padding="0.0194in" fo:border="none"/>
    </style:style>
    <style:style style:name="Table1.D172" style:family="table-cell">
      <style:table-cell-properties fo:padding="0.0194in" fo:border="none"/>
    </style:style>
    <style:style style:name="Table1.A173" style:family="table-cell">
      <style:table-cell-properties fo:padding="0.0194in" fo:border="none"/>
    </style:style>
    <style:style style:name="Table1.B173" style:family="table-cell">
      <style:table-cell-properties fo:padding="0.0194in" fo:border="none"/>
    </style:style>
    <style:style style:name="Table1.C173" style:family="table-cell">
      <style:table-cell-properties fo:padding="0.0194in" fo:border="none"/>
    </style:style>
    <style:style style:name="Table1.D173" style:family="table-cell">
      <style:table-cell-properties fo:padding="0.0194in" fo:border="none"/>
    </style:style>
    <style:style style:name="Table1.A174" style:family="table-cell">
      <style:table-cell-properties fo:padding="0.0194in" fo:border="none"/>
    </style:style>
    <style:style style:name="Table1.B174" style:family="table-cell">
      <style:table-cell-properties fo:padding="0.0194in" fo:border="none"/>
    </style:style>
    <style:style style:name="Table1.C174" style:family="table-cell">
      <style:table-cell-properties fo:padding="0.0194in" fo:border="none"/>
    </style:style>
    <style:style style:name="Table1.D174" style:family="table-cell">
      <style:table-cell-properties fo:padding="0.0194in" fo:border="none"/>
    </style:style>
    <style:style style:name="Table1.A175" style:family="table-cell">
      <style:table-cell-properties fo:padding="0.0194in" fo:border="none"/>
    </style:style>
    <style:style style:name="Table1.B175" style:family="table-cell">
      <style:table-cell-properties fo:padding="0.0194in" fo:border="none"/>
    </style:style>
    <style:style style:name="Table1.C175" style:family="table-cell">
      <style:table-cell-properties fo:padding="0.0194in" fo:border="none"/>
    </style:style>
    <style:style style:name="Table1.D175" style:family="table-cell">
      <style:table-cell-properties fo:padding="0.0194in" fo:border="none"/>
    </style:style>
    <style:style style:name="Table1.A176" style:family="table-cell">
      <style:table-cell-properties fo:padding="0.0194in" fo:border="none"/>
    </style:style>
    <style:style style:name="Table1.B176" style:family="table-cell">
      <style:table-cell-properties fo:padding="0.0194in" fo:border="none"/>
    </style:style>
    <style:style style:name="Table1.C176" style:family="table-cell">
      <style:table-cell-properties fo:padding="0.0194in" fo:border="none"/>
    </style:style>
    <style:style style:name="Table1.D176" style:family="table-cell">
      <style:table-cell-properties fo:padding="0.0194in" fo:border="none"/>
    </style:style>
    <style:style style:name="Table1.A177" style:family="table-cell">
      <style:table-cell-properties fo:padding="0.0194in" fo:border="none"/>
    </style:style>
    <style:style style:name="Table1.B177" style:family="table-cell">
      <style:table-cell-properties fo:padding="0.0194in" fo:border="none"/>
    </style:style>
    <style:style style:name="Table1.C177" style:family="table-cell">
      <style:table-cell-properties fo:padding="0.0194in" fo:border="none"/>
    </style:style>
    <style:style style:name="Table1.D177" style:family="table-cell">
      <style:table-cell-properties fo:padding="0.0194in" fo:border="none"/>
    </style:style>
    <style:style style:name="Table1.A178" style:family="table-cell">
      <style:table-cell-properties fo:padding="0.0194in" fo:border="none"/>
    </style:style>
    <style:style style:name="Table1.B178" style:family="table-cell">
      <style:table-cell-properties fo:padding="0.0194in" fo:border="none"/>
    </style:style>
    <style:style style:name="Table1.C178" style:family="table-cell">
      <style:table-cell-properties fo:padding="0.0194in" fo:border="none"/>
    </style:style>
    <style:style style:name="Table1.D178" style:family="table-cell">
      <style:table-cell-properties fo:padding="0.0194in" fo:border="none"/>
    </style:style>
    <style:style style:name="Table1.A179" style:family="table-cell">
      <style:table-cell-properties fo:padding="0.0194in" fo:border="none"/>
    </style:style>
    <style:style style:name="Table1.B179" style:family="table-cell">
      <style:table-cell-properties fo:padding="0.0194in" fo:border="none"/>
    </style:style>
    <style:style style:name="Table1.C179" style:family="table-cell">
      <style:table-cell-properties fo:padding="0.0194in" fo:border="none"/>
    </style:style>
    <style:style style:name="Table1.D179" style:family="table-cell">
      <style:table-cell-properties fo:padding="0.0194in" fo:border="none"/>
    </style:style>
    <style:style style:name="Table1.A180" style:family="table-cell">
      <style:table-cell-properties fo:padding="0.0194in" fo:border="none"/>
    </style:style>
    <style:style style:name="Table1.B180" style:family="table-cell">
      <style:table-cell-properties fo:padding="0.0194in" fo:border="none"/>
    </style:style>
    <style:style style:name="Table1.C180" style:family="table-cell">
      <style:table-cell-properties fo:padding="0.0194in" fo:border="none"/>
    </style:style>
    <style:style style:name="Table1.D180" style:family="table-cell">
      <style:table-cell-properties fo:padding="0.0194in" fo:border="none"/>
    </style:style>
    <style:style style:name="Table1.A181" style:family="table-cell">
      <style:table-cell-properties fo:padding="0.0194in" fo:border="none"/>
    </style:style>
    <style:style style:name="Table1.B181" style:family="table-cell">
      <style:table-cell-properties fo:padding="0.0194in" fo:border="none"/>
    </style:style>
    <style:style style:name="Table1.C181" style:family="table-cell">
      <style:table-cell-properties fo:padding="0.0194in" fo:border="none"/>
    </style:style>
    <style:style style:name="Table1.D181" style:family="table-cell">
      <style:table-cell-properties fo:padding="0.0194in" fo:border="none"/>
    </style:style>
    <style:style style:name="Table1.A182" style:family="table-cell">
      <style:table-cell-properties fo:padding="0.0194in" fo:border="none"/>
    </style:style>
    <style:style style:name="Table1.B182" style:family="table-cell">
      <style:table-cell-properties fo:padding="0.0194in" fo:border="none"/>
    </style:style>
    <style:style style:name="Table1.C182" style:family="table-cell">
      <style:table-cell-properties fo:padding="0.0194in" fo:border="none"/>
    </style:style>
    <style:style style:name="Table1.D182" style:family="table-cell">
      <style:table-cell-properties fo:padding="0.0194in" fo:border="none"/>
    </style:style>
    <style:style style:name="Table1.A183" style:family="table-cell">
      <style:table-cell-properties fo:padding="0.0194in" fo:border="none"/>
    </style:style>
    <style:style style:name="Table1.B183" style:family="table-cell">
      <style:table-cell-properties fo:padding="0.0194in" fo:border="none"/>
    </style:style>
    <style:style style:name="Table1.C183" style:family="table-cell">
      <style:table-cell-properties fo:padding="0.0194in" fo:border="none"/>
    </style:style>
    <style:style style:name="Table1.D183" style:family="table-cell">
      <style:table-cell-properties fo:padding="0.0194in" fo:border="none"/>
    </style:style>
    <style:style style:name="Table1.A184" style:family="table-cell">
      <style:table-cell-properties fo:padding="0.0194in" fo:border="none"/>
    </style:style>
    <style:style style:name="Table1.B184" style:family="table-cell">
      <style:table-cell-properties fo:padding="0.0194in" fo:border="none"/>
    </style:style>
    <style:style style:name="Table1.C184" style:family="table-cell">
      <style:table-cell-properties fo:padding="0.0194in" fo:border="none"/>
    </style:style>
    <style:style style:name="Table1.D184" style:family="table-cell">
      <style:table-cell-properties fo:padding="0.0194in" fo:border="none"/>
    </style:style>
    <style:style style:name="Table1.A185" style:family="table-cell">
      <style:table-cell-properties fo:padding="0.0194in" fo:border="none"/>
    </style:style>
    <style:style style:name="Table1.B185" style:family="table-cell">
      <style:table-cell-properties fo:padding="0.0194in" fo:border="none"/>
    </style:style>
    <style:style style:name="Table1.C185" style:family="table-cell">
      <style:table-cell-properties fo:padding="0.0194in" fo:border="none"/>
    </style:style>
    <style:style style:name="Table1.D185" style:family="table-cell">
      <style:table-cell-properties fo:padding="0.0194in" fo:border="none"/>
    </style:style>
    <style:style style:name="Table1.A186" style:family="table-cell">
      <style:table-cell-properties fo:padding="0.0194in" fo:border="none"/>
    </style:style>
    <style:style style:name="Table1.B186" style:family="table-cell">
      <style:table-cell-properties fo:padding="0.0194in" fo:border="none"/>
    </style:style>
    <style:style style:name="Table1.C186" style:family="table-cell">
      <style:table-cell-properties fo:padding="0.0194in" fo:border="none"/>
    </style:style>
    <style:style style:name="Table1.D186" style:family="table-cell">
      <style:table-cell-properties fo:padding="0.0194in" fo:border="none"/>
    </style:style>
    <style:style style:name="Table1.A187" style:family="table-cell">
      <style:table-cell-properties fo:padding="0.0194in" fo:border="none"/>
    </style:style>
    <style:style style:name="Table1.B187" style:family="table-cell">
      <style:table-cell-properties fo:padding="0.0194in" fo:border="none"/>
    </style:style>
    <style:style style:name="Table1.C187" style:family="table-cell">
      <style:table-cell-properties fo:padding="0.0194in" fo:border="none"/>
    </style:style>
    <style:style style:name="Table1.D187" style:family="table-cell">
      <style:table-cell-properties fo:padding="0.0194in" fo:border="none"/>
    </style:style>
    <style:style style:name="Table1.A188" style:family="table-cell">
      <style:table-cell-properties fo:padding="0.0194in" fo:border="none"/>
    </style:style>
    <style:style style:name="Table1.B188" style:family="table-cell">
      <style:table-cell-properties fo:padding="0.0194in" fo:border="none"/>
    </style:style>
    <style:style style:name="Table1.C188" style:family="table-cell">
      <style:table-cell-properties fo:padding="0.0194in" fo:border="none"/>
    </style:style>
    <style:style style:name="Table1.D188" style:family="table-cell">
      <style:table-cell-properties fo:padding="0.0194in" fo:border="none"/>
    </style:style>
    <style:style style:name="Table1.A189" style:family="table-cell">
      <style:table-cell-properties fo:padding="0.0194in" fo:border="none"/>
    </style:style>
    <style:style style:name="Table1.B189" style:family="table-cell">
      <style:table-cell-properties fo:padding="0.0194in" fo:border="none"/>
    </style:style>
    <style:style style:name="Table1.C189" style:family="table-cell">
      <style:table-cell-properties fo:padding="0.0194in" fo:border="none"/>
    </style:style>
    <style:style style:name="Table1.D189" style:family="table-cell">
      <style:table-cell-properties fo:padding="0.0194in" fo:border="none"/>
    </style:style>
    <style:style style:name="Table1.A190" style:family="table-cell">
      <style:table-cell-properties fo:padding="0.0194in" fo:border="none"/>
    </style:style>
    <style:style style:name="Table1.B190" style:family="table-cell">
      <style:table-cell-properties fo:padding="0.0194in" fo:border="none"/>
    </style:style>
    <style:style style:name="Table1.C190" style:family="table-cell">
      <style:table-cell-properties fo:padding="0.0194in" fo:border="none"/>
    </style:style>
    <style:style style:name="Table1.D190" style:family="table-cell">
      <style:table-cell-properties fo:padding="0.0194in" fo:border="none"/>
    </style:style>
    <style:style style:name="Table1.A191" style:family="table-cell">
      <style:table-cell-properties fo:padding="0.0194in" fo:border="none"/>
    </style:style>
    <style:style style:name="Table1.B191" style:family="table-cell">
      <style:table-cell-properties fo:padding="0.0194in" fo:border="none"/>
    </style:style>
    <style:style style:name="Table1.C191" style:family="table-cell">
      <style:table-cell-properties fo:padding="0.0194in" fo:border="none"/>
    </style:style>
    <style:style style:name="Table1.D191" style:family="table-cell">
      <style:table-cell-properties fo:padding="0.0194in" fo:border="none"/>
    </style:style>
    <style:style style:name="Table1.A192" style:family="table-cell">
      <style:table-cell-properties fo:padding="0.0194in" fo:border="none"/>
    </style:style>
    <style:style style:name="Table1.B192" style:family="table-cell">
      <style:table-cell-properties fo:padding="0.0194in" fo:border="none"/>
    </style:style>
    <style:style style:name="Table1.C192" style:family="table-cell">
      <style:table-cell-properties fo:padding="0.0194in" fo:border="none"/>
    </style:style>
    <style:style style:name="Table1.D192" style:family="table-cell">
      <style:table-cell-properties fo:padding="0.0194in" fo:border="none"/>
    </style:style>
    <style:style style:name="Table1.A193" style:family="table-cell">
      <style:table-cell-properties fo:padding="0.0194in" fo:border="none"/>
    </style:style>
    <style:style style:name="Table1.B193" style:family="table-cell">
      <style:table-cell-properties fo:padding="0.0194in" fo:border="none"/>
    </style:style>
    <style:style style:name="Table1.C193" style:family="table-cell">
      <style:table-cell-properties fo:padding="0.0194in" fo:border="none"/>
    </style:style>
    <style:style style:name="Table1.D193" style:family="table-cell">
      <style:table-cell-properties fo:padding="0.0194in" fo:border="none"/>
    </style:style>
    <style:style style:name="Table1.A194" style:family="table-cell">
      <style:table-cell-properties fo:padding="0.0194in" fo:border="none"/>
    </style:style>
    <style:style style:name="Table1.B194" style:family="table-cell">
      <style:table-cell-properties fo:padding="0.0194in" fo:border="none"/>
    </style:style>
    <style:style style:name="Table1.C194" style:family="table-cell">
      <style:table-cell-properties fo:padding="0.0194in" fo:border="none"/>
    </style:style>
    <style:style style:name="Table1.D194" style:family="table-cell">
      <style:table-cell-properties fo:padding="0.0194in" fo:border="none"/>
    </style:style>
    <style:style style:name="Table1.A195" style:family="table-cell">
      <style:table-cell-properties fo:padding="0.0194in" fo:border="none"/>
    </style:style>
    <style:style style:name="Table1.B195" style:family="table-cell">
      <style:table-cell-properties fo:padding="0.0194in" fo:border="none"/>
    </style:style>
    <style:style style:name="Table1.C195" style:family="table-cell">
      <style:table-cell-properties fo:padding="0.0194in" fo:border="none"/>
    </style:style>
    <style:style style:name="Table1.D195" style:family="table-cell">
      <style:table-cell-properties fo:padding="0.0194in" fo:border="none"/>
    </style:style>
    <style:style style:name="Table1.A196" style:family="table-cell">
      <style:table-cell-properties fo:padding="0.0194in" fo:border="none"/>
    </style:style>
    <style:style style:name="Table1.B196" style:family="table-cell">
      <style:table-cell-properties fo:padding="0.0194in" fo:border="none"/>
    </style:style>
    <style:style style:name="Table1.C196" style:family="table-cell">
      <style:table-cell-properties fo:padding="0.0194in" fo:border="none"/>
    </style:style>
    <style:style style:name="Table1.D196" style:family="table-cell">
      <style:table-cell-properties fo:padding="0.0194in" fo:border="none"/>
    </style:style>
    <style:style style:name="Table1.A197" style:family="table-cell">
      <style:table-cell-properties fo:padding="0.0194in" fo:border="none"/>
    </style:style>
    <style:style style:name="Table1.B197" style:family="table-cell">
      <style:table-cell-properties fo:padding="0.0194in" fo:border="none"/>
    </style:style>
    <style:style style:name="Table1.C197" style:family="table-cell">
      <style:table-cell-properties fo:padding="0.0194in" fo:border="none"/>
    </style:style>
    <style:style style:name="Table1.D197" style:family="table-cell">
      <style:table-cell-properties fo:padding="0.0194in" fo:border="none"/>
    </style:style>
    <style:style style:name="Table1.A198" style:family="table-cell">
      <style:table-cell-properties fo:padding="0.0194in" fo:border="none"/>
    </style:style>
    <style:style style:name="Table1.B198" style:family="table-cell">
      <style:table-cell-properties fo:padding="0.0194in" fo:border="none"/>
    </style:style>
    <style:style style:name="Table1.C198" style:family="table-cell">
      <style:table-cell-properties fo:padding="0.0194in" fo:border="none"/>
    </style:style>
    <style:style style:name="Table1.D198" style:family="table-cell">
      <style:table-cell-properties fo:padding="0.0194in" fo:border="none"/>
    </style:style>
    <style:style style:name="Table1.A199" style:family="table-cell">
      <style:table-cell-properties fo:padding="0.0194in" fo:border="none"/>
    </style:style>
    <style:style style:name="Table1.B199" style:family="table-cell">
      <style:table-cell-properties fo:padding="0.0194in" fo:border="none"/>
    </style:style>
    <style:style style:name="Table1.C199" style:family="table-cell">
      <style:table-cell-properties fo:padding="0.0194in" fo:border="none"/>
    </style:style>
    <style:style style:name="Table1.D199" style:family="table-cell">
      <style:table-cell-properties fo:padding="0.0194in" fo:border="none"/>
    </style:style>
    <style:style style:name="Table1.A200" style:family="table-cell">
      <style:table-cell-properties fo:padding="0.0194in" fo:border="none"/>
    </style:style>
    <style:style style:name="Table1.B200" style:family="table-cell">
      <style:table-cell-properties fo:padding="0.0194in" fo:border="none"/>
    </style:style>
    <style:style style:name="Table1.C200" style:family="table-cell">
      <style:table-cell-properties fo:padding="0.0194in" fo:border="none"/>
    </style:style>
    <style:style style:name="Table1.D200" style:family="table-cell">
      <style:table-cell-properties fo:padding="0.0194in" fo:border="none"/>
    </style:style>
    <style:style style:name="Table1.A201" style:family="table-cell">
      <style:table-cell-properties fo:padding="0.0194in" fo:border="none"/>
    </style:style>
    <style:style style:name="Table1.B201" style:family="table-cell">
      <style:table-cell-properties fo:padding="0.0194in" fo:border="none"/>
    </style:style>
    <style:style style:name="Table1.C201" style:family="table-cell">
      <style:table-cell-properties fo:padding="0.0194in" fo:border="none"/>
    </style:style>
    <style:style style:name="Table1.D201" style:family="table-cell">
      <style:table-cell-properties fo:padding="0.0194in" fo:border="none"/>
    </style:style>
    <style:style style:name="Table1.A202" style:family="table-cell">
      <style:table-cell-properties fo:padding="0.0194in" fo:border="none"/>
    </style:style>
    <style:style style:name="Table1.B202" style:family="table-cell">
      <style:table-cell-properties fo:padding="0.0194in" fo:border="none"/>
    </style:style>
    <style:style style:name="Table1.C202" style:family="table-cell">
      <style:table-cell-properties fo:padding="0.0194in" fo:border="none"/>
    </style:style>
    <style:style style:name="Table1.D202" style:family="table-cell">
      <style:table-cell-properties fo:padding="0.0194in" fo:border="none"/>
    </style:style>
    <style:style style:name="Table1.A203" style:family="table-cell">
      <style:table-cell-properties fo:padding="0.0194in" fo:border="none"/>
    </style:style>
    <style:style style:name="Table1.B203" style:family="table-cell">
      <style:table-cell-properties fo:padding="0.0194in" fo:border="none"/>
    </style:style>
    <style:style style:name="Table1.C203" style:family="table-cell">
      <style:table-cell-properties fo:padding="0.0194in" fo:border="none"/>
    </style:style>
    <style:style style:name="Table1.D203" style:family="table-cell">
      <style:table-cell-properties fo:padding="0.0194in" fo:border="none"/>
    </style:style>
    <style:style style:name="Table1.A204" style:family="table-cell">
      <style:table-cell-properties fo:padding="0.0194in" fo:border="none"/>
    </style:style>
    <style:style style:name="Table1.B204" style:family="table-cell">
      <style:table-cell-properties fo:padding="0.0194in" fo:border="none"/>
    </style:style>
    <style:style style:name="Table1.C204" style:family="table-cell">
      <style:table-cell-properties fo:padding="0.0194in" fo:border="none"/>
    </style:style>
    <style:style style:name="Table1.D204" style:family="table-cell">
      <style:table-cell-properties fo:padding="0.0194in" fo:border="none"/>
    </style:style>
    <style:style style:name="Table1.A205" style:family="table-cell">
      <style:table-cell-properties fo:padding="0.0194in" fo:border="none"/>
    </style:style>
    <style:style style:name="Table1.B205" style:family="table-cell">
      <style:table-cell-properties fo:padding="0.0194in" fo:border="none"/>
    </style:style>
    <style:style style:name="Table1.C205" style:family="table-cell">
      <style:table-cell-properties fo:padding="0.0194in" fo:border="none"/>
    </style:style>
    <style:style style:name="Table1.D205" style:family="table-cell">
      <style:table-cell-properties fo:padding="0.0194in" fo:border="none"/>
    </style:style>
    <style:style style:name="Table1.A206" style:family="table-cell">
      <style:table-cell-properties fo:padding="0.0194in" fo:border="none"/>
    </style:style>
    <style:style style:name="Table1.B206" style:family="table-cell">
      <style:table-cell-properties fo:padding="0.0194in" fo:border="none"/>
    </style:style>
    <style:style style:name="Table1.C206" style:family="table-cell">
      <style:table-cell-properties fo:padding="0.0194in" fo:border="none"/>
    </style:style>
    <style:style style:name="Table1.D206" style:family="table-cell">
      <style:table-cell-properties fo:padding="0.0194in" fo:border="none"/>
    </style:style>
    <style:style style:name="Table1.A207" style:family="table-cell">
      <style:table-cell-properties fo:padding="0.0194in" fo:border="none"/>
    </style:style>
    <style:style style:name="Table1.B207" style:family="table-cell">
      <style:table-cell-properties fo:padding="0.0194in" fo:border="none"/>
    </style:style>
    <style:style style:name="Table1.C207" style:family="table-cell">
      <style:table-cell-properties fo:padding="0.0194in" fo:border="none"/>
    </style:style>
    <style:style style:name="Table1.D207" style:family="table-cell">
      <style:table-cell-properties fo:padding="0.0194in" fo:border="none"/>
    </style:style>
    <style:style style:name="Table1.A208" style:family="table-cell">
      <style:table-cell-properties fo:padding="0.0194in" fo:border="none"/>
    </style:style>
    <style:style style:name="Table1.B208" style:family="table-cell">
      <style:table-cell-properties fo:padding="0.0194in" fo:border="none"/>
    </style:style>
    <style:style style:name="Table1.C208" style:family="table-cell">
      <style:table-cell-properties fo:padding="0.0194in" fo:border="none"/>
    </style:style>
    <style:style style:name="Table1.D208" style:family="table-cell">
      <style:table-cell-properties fo:padding="0.0194in" fo:border="none"/>
    </style:style>
    <style:style style:name="Table1.A209" style:family="table-cell">
      <style:table-cell-properties fo:padding="0.0194in" fo:border="none"/>
    </style:style>
    <style:style style:name="Table1.B209" style:family="table-cell">
      <style:table-cell-properties fo:padding="0.0194in" fo:border="none"/>
    </style:style>
    <style:style style:name="Table1.C209" style:family="table-cell">
      <style:table-cell-properties fo:padding="0.0194in" fo:border="none"/>
    </style:style>
    <style:style style:name="Table1.D209" style:family="table-cell">
      <style:table-cell-properties fo:padding="0.0194in" fo:border="none"/>
    </style:style>
    <style:style style:name="Table1.A210" style:family="table-cell">
      <style:table-cell-properties fo:padding="0.0194in" fo:border="none"/>
    </style:style>
    <style:style style:name="Table1.B210" style:family="table-cell">
      <style:table-cell-properties fo:padding="0.0194in" fo:border="none"/>
    </style:style>
    <style:style style:name="Table1.C210" style:family="table-cell">
      <style:table-cell-properties fo:padding="0.0194in" fo:border="none"/>
    </style:style>
    <style:style style:name="Table1.D210" style:family="table-cell">
      <style:table-cell-properties fo:padding="0.0194in" fo:border="none"/>
    </style:style>
    <style:style style:name="Table1.A211" style:family="table-cell">
      <style:table-cell-properties fo:padding="0.0194in" fo:border="none"/>
    </style:style>
    <style:style style:name="Table1.B211" style:family="table-cell">
      <style:table-cell-properties fo:padding="0.0194in" fo:border="none"/>
    </style:style>
    <style:style style:name="Table1.C211" style:family="table-cell">
      <style:table-cell-properties fo:padding="0.0194in" fo:border="none"/>
    </style:style>
    <style:style style:name="Table1.D211" style:family="table-cell">
      <style:table-cell-properties fo:padding="0.0194in" fo:border="none"/>
    </style:style>
    <style:style style:name="Table1.A212" style:family="table-cell">
      <style:table-cell-properties fo:padding="0.0194in" fo:border="none"/>
    </style:style>
    <style:style style:name="Table1.B212" style:family="table-cell">
      <style:table-cell-properties fo:padding="0.0194in" fo:border="none"/>
    </style:style>
    <style:style style:name="Table1.C212" style:family="table-cell">
      <style:table-cell-properties fo:padding="0.0194in" fo:border="none"/>
    </style:style>
    <style:style style:name="Table1.D212" style:family="table-cell">
      <style:table-cell-properties fo:padding="0.0194in" fo:border="none"/>
    </style:style>
    <style:style style:name="Table1.A213" style:family="table-cell">
      <style:table-cell-properties fo:padding="0.0194in" fo:border="none"/>
    </style:style>
    <style:style style:name="Table1.B213" style:family="table-cell">
      <style:table-cell-properties fo:padding="0.0194in" fo:border="none"/>
    </style:style>
    <style:style style:name="Table1.C213" style:family="table-cell">
      <style:table-cell-properties fo:padding="0.0194in" fo:border="none"/>
    </style:style>
    <style:style style:name="Table1.D213" style:family="table-cell">
      <style:table-cell-properties fo:padding="0.0194in" fo:border="none"/>
    </style:style>
    <style:style style:name="Table1.A214" style:family="table-cell">
      <style:table-cell-properties fo:padding="0.0194in" fo:border="none"/>
    </style:style>
    <style:style style:name="Table1.B214" style:family="table-cell">
      <style:table-cell-properties fo:padding="0.0194in" fo:border="none"/>
    </style:style>
    <style:style style:name="Table1.C214" style:family="table-cell">
      <style:table-cell-properties fo:padding="0.0194in" fo:border="none"/>
    </style:style>
    <style:style style:name="Table1.D214" style:family="table-cell">
      <style:table-cell-properties fo:padding="0.0194in" fo:border="none"/>
    </style:style>
    <style:style style:name="Table1.A215" style:family="table-cell">
      <style:table-cell-properties fo:padding="0.0194in" fo:border="none"/>
    </style:style>
    <style:style style:name="Table1.B215" style:family="table-cell">
      <style:table-cell-properties fo:padding="0.0194in" fo:border="none"/>
    </style:style>
    <style:style style:name="Table1.C215" style:family="table-cell">
      <style:table-cell-properties fo:padding="0.0194in" fo:border="none"/>
    </style:style>
    <style:style style:name="Table1.D215" style:family="table-cell">
      <style:table-cell-properties fo:padding="0.0194in" fo:border="none"/>
    </style:style>
    <style:style style:name="Table1.A216" style:family="table-cell">
      <style:table-cell-properties fo:padding="0.0194in" fo:border="none"/>
    </style:style>
    <style:style style:name="Table1.B216" style:family="table-cell">
      <style:table-cell-properties fo:padding="0.0194in" fo:border="none"/>
    </style:style>
    <style:style style:name="Table1.C216" style:family="table-cell">
      <style:table-cell-properties fo:padding="0.0194in" fo:border="none"/>
    </style:style>
    <style:style style:name="Table1.D216" style:family="table-cell">
      <style:table-cell-properties fo:padding="0.0194in" fo:border="none"/>
    </style:style>
    <style:style style:name="Table1.A217" style:family="table-cell">
      <style:table-cell-properties fo:padding="0.0194in" fo:border="none"/>
    </style:style>
    <style:style style:name="Table1.B217" style:family="table-cell">
      <style:table-cell-properties fo:padding="0.0194in" fo:border="none"/>
    </style:style>
    <style:style style:name="Table1.C217" style:family="table-cell">
      <style:table-cell-properties fo:padding="0.0194in" fo:border="none"/>
    </style:style>
    <style:style style:name="Table1.D217" style:family="table-cell">
      <style:table-cell-properties fo:padding="0.0194in" fo:border="none"/>
    </style:style>
    <style:style style:name="Table1.A218" style:family="table-cell">
      <style:table-cell-properties fo:padding="0.0194in" fo:border="none"/>
    </style:style>
    <style:style style:name="Table1.B218" style:family="table-cell">
      <style:table-cell-properties fo:padding="0.0194in" fo:border="none"/>
    </style:style>
    <style:style style:name="Table1.C218" style:family="table-cell">
      <style:table-cell-properties fo:padding="0.0194in" fo:border="none"/>
    </style:style>
    <style:style style:name="Table1.D218" style:family="table-cell">
      <style:table-cell-properties fo:padding="0.0194in" fo:border="none"/>
    </style:style>
    <style:style style:name="Table1.A219" style:family="table-cell">
      <style:table-cell-properties fo:padding="0.0194in" fo:border="none"/>
    </style:style>
    <style:style style:name="Table1.B219" style:family="table-cell">
      <style:table-cell-properties fo:padding="0.0194in" fo:border="none"/>
    </style:style>
    <style:style style:name="Table1.C219" style:family="table-cell">
      <style:table-cell-properties fo:padding="0.0194in" fo:border="none"/>
    </style:style>
    <style:style style:name="Table1.D219" style:family="table-cell">
      <style:table-cell-properties fo:padding="0.0194in" fo:border="none"/>
    </style:style>
    <style:style style:name="Table1.A220" style:family="table-cell">
      <style:table-cell-properties fo:padding="0.0194in" fo:border="none"/>
    </style:style>
    <style:style style:name="Table1.B220" style:family="table-cell">
      <style:table-cell-properties fo:padding="0.0194in" fo:border="none"/>
    </style:style>
    <style:style style:name="Table1.C220" style:family="table-cell">
      <style:table-cell-properties fo:padding="0.0194in" fo:border="none"/>
    </style:style>
    <style:style style:name="Table1.D220" style:family="table-cell">
      <style:table-cell-properties fo:padding="0.0194in" fo:border="none"/>
    </style:style>
    <style:style style:name="Table1.A221" style:family="table-cell">
      <style:table-cell-properties fo:padding="0.0194in" fo:border="none"/>
    </style:style>
    <style:style style:name="Table1.B221" style:family="table-cell">
      <style:table-cell-properties fo:padding="0.0194in" fo:border="none"/>
    </style:style>
    <style:style style:name="Table1.C221" style:family="table-cell">
      <style:table-cell-properties fo:padding="0.0194in" fo:border="none"/>
    </style:style>
    <style:style style:name="Table1.D221" style:family="table-cell">
      <style:table-cell-properties fo:padding="0.0194in" fo:border="none"/>
    </style:style>
    <style:style style:name="Table1.A222" style:family="table-cell">
      <style:table-cell-properties fo:padding="0.0194in" fo:border="none"/>
    </style:style>
    <style:style style:name="Table1.B222" style:family="table-cell">
      <style:table-cell-properties fo:padding="0.0194in" fo:border="none"/>
    </style:style>
    <style:style style:name="Table1.C222" style:family="table-cell">
      <style:table-cell-properties fo:padding="0.0194in" fo:border="none"/>
    </style:style>
    <style:style style:name="Table1.D222" style:family="table-cell">
      <style:table-cell-properties fo:padding="0.0194in" fo:border="none"/>
    </style:style>
    <style:style style:name="Table1.A223" style:family="table-cell">
      <style:table-cell-properties fo:padding="0.0194in" fo:border="none"/>
    </style:style>
    <style:style style:name="Table1.B223" style:family="table-cell">
      <style:table-cell-properties fo:padding="0.0194in" fo:border="none"/>
    </style:style>
    <style:style style:name="Table1.C223" style:family="table-cell">
      <style:table-cell-properties fo:padding="0.0194in" fo:border="none"/>
    </style:style>
    <style:style style:name="Table1.D223" style:family="table-cell">
      <style:table-cell-properties fo:padding="0.0194in" fo:border="none"/>
    </style:style>
    <style:style style:name="Table1.A224" style:family="table-cell">
      <style:table-cell-properties fo:padding="0.0194in" fo:border="none"/>
    </style:style>
    <style:style style:name="Table1.B224" style:family="table-cell">
      <style:table-cell-properties fo:padding="0.0194in" fo:border="none"/>
    </style:style>
    <style:style style:name="Table1.C224" style:family="table-cell">
      <style:table-cell-properties fo:padding="0.0194in" fo:border="none"/>
    </style:style>
    <style:style style:name="Table1.D224" style:family="table-cell">
      <style:table-cell-properties fo:padding="0.0194in" fo:border="none"/>
    </style:style>
    <style:style style:name="Table1.A225" style:family="table-cell">
      <style:table-cell-properties fo:padding="0.0194in" fo:border="none"/>
    </style:style>
    <style:style style:name="Table1.B225" style:family="table-cell">
      <style:table-cell-properties fo:padding="0.0194in" fo:border="none"/>
    </style:style>
    <style:style style:name="Table1.C225" style:family="table-cell">
      <style:table-cell-properties fo:padding="0.0194in" fo:border="none"/>
    </style:style>
    <style:style style:name="Table1.D225" style:family="table-cell">
      <style:table-cell-properties fo:padding="0.0194in" fo:border="none"/>
    </style:style>
    <style:style style:name="Table1.A226" style:family="table-cell">
      <style:table-cell-properties fo:padding="0.0194in" fo:border="none"/>
    </style:style>
    <style:style style:name="Table1.B226" style:family="table-cell">
      <style:table-cell-properties fo:padding="0.0194in" fo:border="none"/>
    </style:style>
    <style:style style:name="Table1.C226" style:family="table-cell">
      <style:table-cell-properties fo:padding="0.0194in" fo:border="none"/>
    </style:style>
    <style:style style:name="Table1.D226" style:family="table-cell">
      <style:table-cell-properties fo:padding="0.0194in" fo:border="none"/>
    </style:style>
    <style:style style:name="Table1.A227" style:family="table-cell">
      <style:table-cell-properties fo:padding="0.0194in" fo:border="none"/>
    </style:style>
    <style:style style:name="Table1.B227" style:family="table-cell">
      <style:table-cell-properties fo:padding="0.0194in" fo:border="none"/>
    </style:style>
    <style:style style:name="Table1.C227" style:family="table-cell">
      <style:table-cell-properties fo:padding="0.0194in" fo:border="none"/>
    </style:style>
    <style:style style:name="Table1.D227" style:family="table-cell">
      <style:table-cell-properties fo:padding="0.0194in" fo:border="none"/>
    </style:style>
    <style:style style:name="Table1.A228" style:family="table-cell">
      <style:table-cell-properties fo:padding="0.0194in" fo:border="none"/>
    </style:style>
    <style:style style:name="Table1.B228" style:family="table-cell">
      <style:table-cell-properties fo:padding="0.0194in" fo:border="none"/>
    </style:style>
    <style:style style:name="Table1.C228" style:family="table-cell">
      <style:table-cell-properties fo:padding="0.0194in" fo:border="none"/>
    </style:style>
    <style:style style:name="Table1.D228" style:family="table-cell">
      <style:table-cell-properties fo:padding="0.0194in" fo:border="none"/>
    </style:style>
    <style:style style:name="Table1.A229" style:family="table-cell">
      <style:table-cell-properties fo:padding="0.0194in" fo:border="none"/>
    </style:style>
    <style:style style:name="Table1.B229" style:family="table-cell">
      <style:table-cell-properties fo:padding="0.0194in" fo:border="none"/>
    </style:style>
    <style:style style:name="Table1.C229" style:family="table-cell">
      <style:table-cell-properties fo:padding="0.0194in" fo:border="none"/>
    </style:style>
    <style:style style:name="Table1.D229" style:family="table-cell">
      <style:table-cell-properties fo:padding="0.0194in" fo:border="none"/>
    </style:style>
    <style:style style:name="Table1.A230" style:family="table-cell">
      <style:table-cell-properties fo:padding="0.0194in" fo:border="none"/>
    </style:style>
    <style:style style:name="Table1.B230" style:family="table-cell">
      <style:table-cell-properties fo:padding="0.0194in" fo:border="none"/>
    </style:style>
    <style:style style:name="Table1.C230" style:family="table-cell">
      <style:table-cell-properties fo:padding="0.0194in" fo:border="none"/>
    </style:style>
    <style:style style:name="Table1.D230" style:family="table-cell">
      <style:table-cell-properties fo:padding="0.0194in" fo:border="none"/>
    </style:style>
    <style:style style:name="Table1.A231" style:family="table-cell">
      <style:table-cell-properties fo:padding="0.0194in" fo:border="none"/>
    </style:style>
    <style:style style:name="Table1.B231" style:family="table-cell">
      <style:table-cell-properties fo:padding="0.0194in" fo:border="none"/>
    </style:style>
    <style:style style:name="Table1.C231" style:family="table-cell">
      <style:table-cell-properties fo:padding="0.0194in" fo:border="none"/>
    </style:style>
    <style:style style:name="Table1.D231" style:family="table-cell">
      <style:table-cell-properties fo:padding="0.0194in" fo:border="none"/>
    </style:style>
    <style:style style:name="Table1.A232" style:family="table-cell">
      <style:table-cell-properties fo:padding="0.0194in" fo:border="none"/>
    </style:style>
    <style:style style:name="Table1.B232" style:family="table-cell">
      <style:table-cell-properties fo:padding="0.0194in" fo:border="none"/>
    </style:style>
    <style:style style:name="Table1.C232" style:family="table-cell">
      <style:table-cell-properties fo:padding="0.0194in" fo:border="none"/>
    </style:style>
    <style:style style:name="Table1.D232" style:family="table-cell">
      <style:table-cell-properties fo:padding="0.0194in" fo:border="none"/>
    </style:style>
    <style:style style:name="Table1.A233" style:family="table-cell">
      <style:table-cell-properties fo:padding="0.0194in" fo:border="none"/>
    </style:style>
    <style:style style:name="Table1.B233" style:family="table-cell">
      <style:table-cell-properties fo:padding="0.0194in" fo:border="none"/>
    </style:style>
    <style:style style:name="Table1.C233" style:family="table-cell">
      <style:table-cell-properties fo:padding="0.0194in" fo:border="none"/>
    </style:style>
    <style:style style:name="Table1.D233" style:family="table-cell">
      <style:table-cell-properties fo:padding="0.0194in" fo:border="none"/>
    </style:style>
    <style:style style:name="Table1.A234" style:family="table-cell">
      <style:table-cell-properties fo:padding="0.0194in" fo:border="none"/>
    </style:style>
    <style:style style:name="Table1.B234" style:family="table-cell">
      <style:table-cell-properties fo:padding="0.0194in" fo:border="none"/>
    </style:style>
    <style:style style:name="Table1.C234" style:family="table-cell">
      <style:table-cell-properties fo:padding="0.0194in" fo:border="none"/>
    </style:style>
    <style:style style:name="Table1.D234" style:family="table-cell">
      <style:table-cell-properties fo:padding="0.0194in" fo:border="none"/>
    </style:style>
    <style:style style:name="Table1.A235" style:family="table-cell">
      <style:table-cell-properties fo:padding="0.0194in" fo:border="none"/>
    </style:style>
    <style:style style:name="Table1.B235" style:family="table-cell">
      <style:table-cell-properties fo:padding="0.0194in" fo:border="none"/>
    </style:style>
    <style:style style:name="Table1.C235" style:family="table-cell">
      <style:table-cell-properties fo:padding="0.0194in" fo:border="none"/>
    </style:style>
    <style:style style:name="Table1.D235" style:family="table-cell">
      <style:table-cell-properties fo:padding="0.0194in" fo:border="none"/>
    </style:style>
    <style:style style:name="Table1.A236" style:family="table-cell">
      <style:table-cell-properties fo:padding="0.0194in" fo:border="none"/>
    </style:style>
    <style:style style:name="Table1.B236" style:family="table-cell">
      <style:table-cell-properties fo:padding="0.0194in" fo:border="none"/>
    </style:style>
    <style:style style:name="Table1.C236" style:family="table-cell">
      <style:table-cell-properties fo:padding="0.0194in" fo:border="none"/>
    </style:style>
    <style:style style:name="Table1.D236" style:family="table-cell">
      <style:table-cell-properties fo:padding="0.0194in" fo:border="none"/>
    </style:style>
    <style:style style:name="Table1.A237" style:family="table-cell">
      <style:table-cell-properties fo:padding="0.0194in" fo:border="none"/>
    </style:style>
    <style:style style:name="Table1.B237" style:family="table-cell">
      <style:table-cell-properties fo:padding="0.0194in" fo:border="none"/>
    </style:style>
    <style:style style:name="Table1.C237" style:family="table-cell">
      <style:table-cell-properties fo:padding="0.0194in" fo:border="none"/>
    </style:style>
    <style:style style:name="Table1.D237" style:family="table-cell">
      <style:table-cell-properties fo:padding="0.0194in" fo:border="none"/>
    </style:style>
    <style:style style:name="Table1.A238" style:family="table-cell">
      <style:table-cell-properties fo:padding="0.0194in" fo:border="none"/>
    </style:style>
    <style:style style:name="Table1.B238" style:family="table-cell">
      <style:table-cell-properties fo:padding="0.0194in" fo:border="none"/>
    </style:style>
    <style:style style:name="Table1.C238" style:family="table-cell">
      <style:table-cell-properties fo:padding="0.0194in" fo:border="none"/>
    </style:style>
    <style:style style:name="Table1.D238" style:family="table-cell">
      <style:table-cell-properties fo:padding="0.0194in" fo:border="none"/>
    </style:style>
    <style:style style:name="Table1.A239" style:family="table-cell">
      <style:table-cell-properties fo:padding="0.0194in" fo:border="none"/>
    </style:style>
    <style:style style:name="Table1.B239" style:family="table-cell">
      <style:table-cell-properties fo:padding="0.0194in" fo:border="none"/>
    </style:style>
    <style:style style:name="Table1.C239" style:family="table-cell">
      <style:table-cell-properties fo:padding="0.0194in" fo:border="none"/>
    </style:style>
    <style:style style:name="Table1.D239" style:family="table-cell">
      <style:table-cell-properties fo:padding="0.0194in" fo:border="none"/>
    </style:style>
    <style:style style:name="Table1.A240" style:family="table-cell">
      <style:table-cell-properties fo:padding="0.0194in" fo:border="none"/>
    </style:style>
    <style:style style:name="Table1.B240" style:family="table-cell">
      <style:table-cell-properties fo:padding="0.0194in" fo:border="none"/>
    </style:style>
    <style:style style:name="Table1.C240" style:family="table-cell">
      <style:table-cell-properties fo:padding="0.0194in" fo:border="none"/>
    </style:style>
    <style:style style:name="Table1.D240" style:family="table-cell">
      <style:table-cell-properties fo:padding="0.0194in" fo:border="none"/>
    </style:style>
    <style:style style:name="Table1.A241" style:family="table-cell">
      <style:table-cell-properties fo:padding="0.0194in" fo:border="none"/>
    </style:style>
    <style:style style:name="Table1.B241" style:family="table-cell">
      <style:table-cell-properties fo:padding="0.0194in" fo:border="none"/>
    </style:style>
    <style:style style:name="Table1.C241" style:family="table-cell">
      <style:table-cell-properties fo:padding="0.0194in" fo:border="none"/>
    </style:style>
    <style:style style:name="Table1.D241" style:family="table-cell">
      <style:table-cell-properties fo:padding="0.0194in" fo:border="none"/>
    </style:style>
    <style:style style:name="Table1.A242" style:family="table-cell">
      <style:table-cell-properties fo:padding="0.0194in" fo:border="none"/>
    </style:style>
    <style:style style:name="Table1.B242" style:family="table-cell">
      <style:table-cell-properties fo:padding="0.0194in" fo:border="none"/>
    </style:style>
    <style:style style:name="Table1.C242" style:family="table-cell">
      <style:table-cell-properties fo:padding="0.0194in" fo:border="none"/>
    </style:style>
    <style:style style:name="Table1.D242" style:family="table-cell">
      <style:table-cell-properties fo:padding="0.0194in" fo:border="none"/>
    </style:style>
    <style:style style:name="Table1.A243" style:family="table-cell">
      <style:table-cell-properties fo:padding="0.0194in" fo:border="none"/>
    </style:style>
    <style:style style:name="Table1.B243" style:family="table-cell">
      <style:table-cell-properties fo:padding="0.0194in" fo:border="none"/>
    </style:style>
    <style:style style:name="Table1.C243" style:family="table-cell">
      <style:table-cell-properties fo:padding="0.0194in" fo:border="none"/>
    </style:style>
    <style:style style:name="Table1.D243" style:family="table-cell">
      <style:table-cell-properties fo:padding="0.0194in" fo:border="none"/>
    </style:style>
    <style:style style:name="Table1.A244" style:family="table-cell">
      <style:table-cell-properties fo:padding="0.0194in" fo:border="none"/>
    </style:style>
    <style:style style:name="Table1.B244" style:family="table-cell">
      <style:table-cell-properties fo:padding="0.0194in" fo:border="none"/>
    </style:style>
    <style:style style:name="Table1.C244" style:family="table-cell">
      <style:table-cell-properties fo:padding="0.0194in" fo:border="none"/>
    </style:style>
    <style:style style:name="Table1.D244" style:family="table-cell">
      <style:table-cell-properties fo:padding="0.0194in" fo:border="none"/>
    </style:style>
    <style:style style:name="Table1.A245" style:family="table-cell">
      <style:table-cell-properties fo:padding="0.0194in" fo:border="none"/>
    </style:style>
    <style:style style:name="Table1.B245" style:family="table-cell">
      <style:table-cell-properties fo:padding="0.0194in" fo:border="none"/>
    </style:style>
    <style:style style:name="Table1.C245" style:family="table-cell">
      <style:table-cell-properties fo:padding="0.0194in" fo:border="none"/>
    </style:style>
    <style:style style:name="Table1.D245" style:family="table-cell">
      <style:table-cell-properties fo:padding="0.0194in" fo:border="none"/>
    </style:style>
    <style:style style:name="Table1.A246" style:family="table-cell">
      <style:table-cell-properties fo:padding="0.0194in" fo:border="none"/>
    </style:style>
    <style:style style:name="Table1.B246" style:family="table-cell">
      <style:table-cell-properties fo:padding="0.0194in" fo:border="none"/>
    </style:style>
    <style:style style:name="Table1.C246" style:family="table-cell">
      <style:table-cell-properties fo:padding="0.0194in" fo:border="none"/>
    </style:style>
    <style:style style:name="Table1.D246" style:family="table-cell">
      <style:table-cell-properties fo:padding="0.0194in" fo:border="none"/>
    </style:style>
    <style:style style:name="Table1.A247" style:family="table-cell">
      <style:table-cell-properties fo:padding="0.0194in" fo:border="none"/>
    </style:style>
    <style:style style:name="Table1.B247" style:family="table-cell">
      <style:table-cell-properties fo:padding="0.0194in" fo:border="none"/>
    </style:style>
    <style:style style:name="Table1.C247" style:family="table-cell">
      <style:table-cell-properties fo:padding="0.0194in" fo:border="none"/>
    </style:style>
    <style:style style:name="Table1.D247" style:family="table-cell">
      <style:table-cell-properties fo:padding="0.0194in" fo:border="none"/>
    </style:style>
    <style:style style:name="Table1.A248" style:family="table-cell">
      <style:table-cell-properties fo:padding="0.0194in" fo:border="none"/>
    </style:style>
    <style:style style:name="Table1.B248" style:family="table-cell">
      <style:table-cell-properties fo:padding="0.0194in" fo:border="none"/>
    </style:style>
    <style:style style:name="Table1.C248" style:family="table-cell">
      <style:table-cell-properties fo:padding="0.0194in" fo:border="none"/>
    </style:style>
    <style:style style:name="Table1.D248" style:family="table-cell">
      <style:table-cell-properties fo:padding="0.0194in" fo:border="none"/>
    </style:style>
    <style:style style:name="Table1.A249" style:family="table-cell">
      <style:table-cell-properties fo:padding="0.0194in" fo:border="none"/>
    </style:style>
    <style:style style:name="Table1.B249" style:family="table-cell">
      <style:table-cell-properties fo:padding="0.0194in" fo:border="none"/>
    </style:style>
    <style:style style:name="Table1.C249" style:family="table-cell">
      <style:table-cell-properties fo:padding="0.0194in" fo:border="none"/>
    </style:style>
    <style:style style:name="Table1.D249" style:family="table-cell">
      <style:table-cell-properties fo:padding="0.0194in" fo:border="none"/>
    </style:style>
    <style:style style:name="Table1.A250" style:family="table-cell">
      <style:table-cell-properties fo:padding="0.0194in" fo:border="none"/>
    </style:style>
    <style:style style:name="Table1.B250" style:family="table-cell">
      <style:table-cell-properties fo:padding="0.0194in" fo:border="none"/>
    </style:style>
    <style:style style:name="Table1.C250" style:family="table-cell">
      <style:table-cell-properties fo:padding="0.0194in" fo:border="none"/>
    </style:style>
    <style:style style:name="Table1.D250" style:family="table-cell">
      <style:table-cell-properties fo:padding="0.0194in" fo:border="none"/>
    </style:style>
    <style:style style:name="Table1.A251" style:family="table-cell">
      <style:table-cell-properties fo:padding="0.0194in" fo:border="none"/>
    </style:style>
    <style:style style:name="Table1.B251" style:family="table-cell">
      <style:table-cell-properties fo:padding="0.0194in" fo:border="none"/>
    </style:style>
    <style:style style:name="Table1.C251" style:family="table-cell">
      <style:table-cell-properties fo:padding="0.0194in" fo:border="none"/>
    </style:style>
    <style:style style:name="Table1.D251" style:family="table-cell">
      <style:table-cell-properties fo:padding="0.0194in" fo:border="none"/>
    </style:style>
    <style:style style:name="Table1.A252" style:family="table-cell">
      <style:table-cell-properties fo:padding="0.0194in" fo:border="none"/>
    </style:style>
    <style:style style:name="Table1.B252" style:family="table-cell">
      <style:table-cell-properties fo:padding="0.0194in" fo:border="none"/>
    </style:style>
    <style:style style:name="Table1.C252" style:family="table-cell">
      <style:table-cell-properties fo:padding="0.0194in" fo:border="none"/>
    </style:style>
    <style:style style:name="Table1.D252" style:family="table-cell">
      <style:table-cell-properties fo:padding="0.0194in" fo:border="none"/>
    </style:style>
    <style:style style:name="Table1.A253" style:family="table-cell">
      <style:table-cell-properties fo:padding="0.0194in" fo:border="none"/>
    </style:style>
    <style:style style:name="Table1.B253" style:family="table-cell">
      <style:table-cell-properties fo:padding="0.0194in" fo:border="none"/>
    </style:style>
    <style:style style:name="Table1.C253" style:family="table-cell">
      <style:table-cell-properties fo:padding="0.0194in" fo:border="none"/>
    </style:style>
    <style:style style:name="Table1.D253" style:family="table-cell">
      <style:table-cell-properties fo:padding="0.0194in" fo:border="none"/>
    </style:style>
    <style:style style:name="Table1.A254" style:family="table-cell">
      <style:table-cell-properties fo:padding="0.0194in" fo:border="none"/>
    </style:style>
    <style:style style:name="Table1.B254" style:family="table-cell">
      <style:table-cell-properties fo:padding="0.0194in" fo:border="none"/>
    </style:style>
    <style:style style:name="Table1.C254" style:family="table-cell">
      <style:table-cell-properties fo:padding="0.0194in" fo:border="none"/>
    </style:style>
    <style:style style:name="Table1.D254" style:family="table-cell">
      <style:table-cell-properties fo:padding="0.0194in" fo:border="none"/>
    </style:style>
    <style:style style:name="Table1.A255" style:family="table-cell">
      <style:table-cell-properties fo:padding="0.0194in" fo:border="none"/>
    </style:style>
    <style:style style:name="Table1.B255" style:family="table-cell">
      <style:table-cell-properties fo:padding="0.0194in" fo:border="none"/>
    </style:style>
    <style:style style:name="Table1.C255" style:family="table-cell">
      <style:table-cell-properties fo:padding="0.0194in" fo:border="none"/>
    </style:style>
    <style:style style:name="Table1.D255" style:family="table-cell">
      <style:table-cell-properties fo:padding="0.0194in" fo:border="none"/>
    </style:style>
    <style:style style:name="Table1.A256" style:family="table-cell">
      <style:table-cell-properties fo:padding="0.0194in" fo:border="none"/>
    </style:style>
    <style:style style:name="Table1.B256" style:family="table-cell">
      <style:table-cell-properties fo:padding="0.0194in" fo:border="none"/>
    </style:style>
    <style:style style:name="Table1.C256" style:family="table-cell">
      <style:table-cell-properties fo:padding="0.0194in" fo:border="none"/>
    </style:style>
    <style:style style:name="Table1.D256" style:family="table-cell">
      <style:table-cell-properties fo:padding="0.0194in" fo:border="none"/>
    </style:style>
    <style:style style:name="Table1.A257" style:family="table-cell">
      <style:table-cell-properties fo:padding="0.0194in" fo:border="none"/>
    </style:style>
    <style:style style:name="Table1.B257" style:family="table-cell">
      <style:table-cell-properties fo:padding="0.0194in" fo:border="none"/>
    </style:style>
    <style:style style:name="Table1.C257" style:family="table-cell">
      <style:table-cell-properties fo:padding="0.0194in" fo:border="none"/>
    </style:style>
    <style:style style:name="Table1.D257" style:family="table-cell">
      <style:table-cell-properties fo:padding="0.0194in" fo:border="none"/>
    </style:style>
    <style:style style:name="Table1.A258" style:family="table-cell">
      <style:table-cell-properties fo:padding="0.0194in" fo:border="none"/>
    </style:style>
    <style:style style:name="Table1.B258" style:family="table-cell">
      <style:table-cell-properties fo:padding="0.0194in" fo:border="none"/>
    </style:style>
    <style:style style:name="Table1.C258" style:family="table-cell">
      <style:table-cell-properties fo:padding="0.0194in" fo:border="none"/>
    </style:style>
    <style:style style:name="Table1.D258" style:family="table-cell">
      <style:table-cell-properties fo:padding="0.0194in" fo:border="none"/>
    </style:style>
    <style:style style:name="Table1.A259" style:family="table-cell">
      <style:table-cell-properties fo:padding="0.0194in" fo:border="none"/>
    </style:style>
    <style:style style:name="Table1.B259" style:family="table-cell">
      <style:table-cell-properties fo:padding="0.0194in" fo:border="none"/>
    </style:style>
    <style:style style:name="Table1.C259" style:family="table-cell">
      <style:table-cell-properties fo:padding="0.0194in" fo:border="none"/>
    </style:style>
    <style:style style:name="Table1.D259" style:family="table-cell">
      <style:table-cell-properties fo:padding="0.0194in" fo:border="none"/>
    </style:style>
    <style:style style:name="Table1.A260" style:family="table-cell">
      <style:table-cell-properties fo:padding="0.0194in" fo:border="none"/>
    </style:style>
    <style:style style:name="Table1.B260" style:family="table-cell">
      <style:table-cell-properties fo:padding="0.0194in" fo:border="none"/>
    </style:style>
    <style:style style:name="Table1.C260" style:family="table-cell">
      <style:table-cell-properties fo:padding="0.0194in" fo:border="none"/>
    </style:style>
    <style:style style:name="Table1.D260" style:family="table-cell">
      <style:table-cell-properties fo:padding="0.0194in" fo:border="none"/>
    </style:style>
    <style:style style:name="Table1.A261" style:family="table-cell">
      <style:table-cell-properties fo:padding="0.0194in" fo:border="none"/>
    </style:style>
    <style:style style:name="Table1.B261" style:family="table-cell">
      <style:table-cell-properties fo:padding="0.0194in" fo:border="none"/>
    </style:style>
    <style:style style:name="Table1.C261" style:family="table-cell">
      <style:table-cell-properties fo:padding="0.0194in" fo:border="none"/>
    </style:style>
    <style:style style:name="Table1.D261" style:family="table-cell">
      <style:table-cell-properties fo:padding="0.0194in" fo:border="none"/>
    </style:style>
    <style:style style:name="Table1.A262" style:family="table-cell">
      <style:table-cell-properties fo:padding="0.0194in" fo:border="none"/>
    </style:style>
    <style:style style:name="Table1.B262" style:family="table-cell">
      <style:table-cell-properties fo:padding="0.0194in" fo:border="none"/>
    </style:style>
    <style:style style:name="Table1.C262" style:family="table-cell">
      <style:table-cell-properties fo:padding="0.0194in" fo:border="none"/>
    </style:style>
    <style:style style:name="Table1.D262" style:family="table-cell">
      <style:table-cell-properties fo:padding="0.0194in" fo:border="none"/>
    </style:style>
    <style:style style:name="Table1.A263" style:family="table-cell">
      <style:table-cell-properties fo:padding="0.0194in" fo:border="none"/>
    </style:style>
    <style:style style:name="Table1.B263" style:family="table-cell">
      <style:table-cell-properties fo:padding="0.0194in" fo:border="none"/>
    </style:style>
    <style:style style:name="Table1.C263" style:family="table-cell">
      <style:table-cell-properties fo:padding="0.0194in" fo:border="none"/>
    </style:style>
    <style:style style:name="Table1.D263" style:family="table-cell">
      <style:table-cell-properties fo:padding="0.0194in" fo:border="none"/>
    </style:style>
    <style:style style:name="Table1.A264" style:family="table-cell">
      <style:table-cell-properties fo:padding="0.0194in" fo:border="none"/>
    </style:style>
    <style:style style:name="Table1.B264" style:family="table-cell">
      <style:table-cell-properties fo:padding="0.0194in" fo:border="none"/>
    </style:style>
    <style:style style:name="Table1.C264" style:family="table-cell">
      <style:table-cell-properties fo:padding="0.0194in" fo:border="none"/>
    </style:style>
    <style:style style:name="Table1.D264" style:family="table-cell">
      <style:table-cell-properties fo:padding="0.0194in" fo:border="none"/>
    </style:style>
    <style:style style:name="Table1.A265" style:family="table-cell">
      <style:table-cell-properties fo:padding="0.0194in" fo:border="none"/>
    </style:style>
    <style:style style:name="Table1.B265" style:family="table-cell">
      <style:table-cell-properties fo:padding="0.0194in" fo:border="none"/>
    </style:style>
    <style:style style:name="Table1.C265" style:family="table-cell">
      <style:table-cell-properties fo:padding="0.0194in" fo:border="none"/>
    </style:style>
    <style:style style:name="Table1.D265" style:family="table-cell">
      <style:table-cell-properties fo:padding="0.0194in" fo:border="none"/>
    </style:style>
    <style:style style:name="Table1.A266" style:family="table-cell">
      <style:table-cell-properties fo:padding="0.0194in" fo:border="none"/>
    </style:style>
    <style:style style:name="Table1.B266" style:family="table-cell">
      <style:table-cell-properties fo:padding="0.0194in" fo:border="none"/>
    </style:style>
    <style:style style:name="Table1.C266" style:family="table-cell">
      <style:table-cell-properties fo:padding="0.0194in" fo:border="none"/>
    </style:style>
    <style:style style:name="Table1.D266" style:family="table-cell">
      <style:table-cell-properties fo:padding="0.0194in" fo:border="none"/>
    </style:style>
    <style:style style:name="Table1.A267" style:family="table-cell">
      <style:table-cell-properties fo:padding="0.0194in" fo:border="none"/>
    </style:style>
    <style:style style:name="Table1.B267" style:family="table-cell">
      <style:table-cell-properties fo:padding="0.0194in" fo:border="none"/>
    </style:style>
    <style:style style:name="Table1.C267" style:family="table-cell">
      <style:table-cell-properties fo:padding="0.0194in" fo:border="none"/>
    </style:style>
    <style:style style:name="Table1.D267" style:family="table-cell">
      <style:table-cell-properties fo:padding="0.0194in" fo:border="none"/>
    </style:style>
    <style:style style:name="Table1.A268" style:family="table-cell">
      <style:table-cell-properties fo:padding="0.0194in" fo:border="none"/>
    </style:style>
    <style:style style:name="Table1.B268" style:family="table-cell">
      <style:table-cell-properties fo:padding="0.0194in" fo:border="none"/>
    </style:style>
    <style:style style:name="Table1.C268" style:family="table-cell">
      <style:table-cell-properties fo:padding="0.0194in" fo:border="none"/>
    </style:style>
    <style:style style:name="Table1.D268" style:family="table-cell">
      <style:table-cell-properties fo:padding="0.0194in" fo:border="none"/>
    </style:style>
    <style:style style:name="Table1.A269" style:family="table-cell">
      <style:table-cell-properties fo:padding="0.0194in" fo:border="none"/>
    </style:style>
    <style:style style:name="Table1.B269" style:family="table-cell">
      <style:table-cell-properties fo:padding="0.0194in" fo:border="none"/>
    </style:style>
    <style:style style:name="Table1.C269" style:family="table-cell">
      <style:table-cell-properties fo:padding="0.0194in" fo:border="none"/>
    </style:style>
    <style:style style:name="Table1.D269" style:family="table-cell">
      <style:table-cell-properties fo:padding="0.0194in" fo:border="none"/>
    </style:style>
    <style:style style:name="Table1.A270" style:family="table-cell">
      <style:table-cell-properties fo:padding="0.0194in" fo:border="none"/>
    </style:style>
    <style:style style:name="Table1.B270" style:family="table-cell">
      <style:table-cell-properties fo:padding="0.0194in" fo:border="none"/>
    </style:style>
    <style:style style:name="Table1.C270" style:family="table-cell">
      <style:table-cell-properties fo:padding="0.0194in" fo:border="none"/>
    </style:style>
    <style:style style:name="Table1.D270" style:family="table-cell">
      <style:table-cell-properties fo:padding="0.0194in" fo:border="none"/>
    </style:style>
    <style:style style:name="Table1.A271" style:family="table-cell">
      <style:table-cell-properties fo:padding="0.0194in" fo:border="none"/>
    </style:style>
    <style:style style:name="Table1.B271" style:family="table-cell">
      <style:table-cell-properties fo:padding="0.0194in" fo:border="none"/>
    </style:style>
    <style:style style:name="Table1.C271" style:family="table-cell">
      <style:table-cell-properties fo:padding="0.0194in" fo:border="none"/>
    </style:style>
    <style:style style:name="Table1.D271" style:family="table-cell">
      <style:table-cell-properties fo:padding="0.0194in" fo:border="none"/>
    </style:style>
    <style:style style:name="Table1.A272" style:family="table-cell">
      <style:table-cell-properties fo:padding="0.0194in" fo:border="none"/>
    </style:style>
    <style:style style:name="Table1.B272" style:family="table-cell">
      <style:table-cell-properties fo:padding="0.0194in" fo:border="none"/>
    </style:style>
    <style:style style:name="Table1.C272" style:family="table-cell">
      <style:table-cell-properties fo:padding="0.0194in" fo:border="none"/>
    </style:style>
    <style:style style:name="Table1.D272" style:family="table-cell">
      <style:table-cell-properties fo:padding="0.0194in" fo:border="none"/>
    </style:style>
    <style:style style:name="Table1.A273" style:family="table-cell">
      <style:table-cell-properties fo:padding="0.0194in" fo:border="none"/>
    </style:style>
    <style:style style:name="Table1.B273" style:family="table-cell">
      <style:table-cell-properties fo:padding="0.0194in" fo:border="none"/>
    </style:style>
    <style:style style:name="Table1.C273" style:family="table-cell">
      <style:table-cell-properties fo:padding="0.0194in" fo:border="none"/>
    </style:style>
    <style:style style:name="Table1.D273" style:family="table-cell">
      <style:table-cell-properties fo:padding="0.0194in" fo:border="none"/>
    </style:style>
    <style:style style:name="Table1.A274" style:family="table-cell">
      <style:table-cell-properties fo:padding="0.0194in" fo:border="none"/>
    </style:style>
    <style:style style:name="Table1.B274" style:family="table-cell">
      <style:table-cell-properties fo:padding="0.0194in" fo:border="none"/>
    </style:style>
    <style:style style:name="Table1.C274" style:family="table-cell">
      <style:table-cell-properties fo:padding="0.0194in" fo:border="none"/>
    </style:style>
    <style:style style:name="Table1.D274" style:family="table-cell">
      <style:table-cell-properties fo:padding="0.0194in" fo:border="none"/>
    </style:style>
    <style:style style:name="Table1.A275" style:family="table-cell">
      <style:table-cell-properties fo:padding="0.0194in" fo:border="none"/>
    </style:style>
    <style:style style:name="Table1.B275" style:family="table-cell">
      <style:table-cell-properties fo:padding="0.0194in" fo:border="none"/>
    </style:style>
    <style:style style:name="Table1.C275" style:family="table-cell">
      <style:table-cell-properties fo:padding="0.0194in" fo:border="none"/>
    </style:style>
    <style:style style:name="Table1.D275" style:family="table-cell">
      <style:table-cell-properties fo:padding="0.0194in" fo:border="none"/>
    </style:style>
    <style:style style:name="Table1.A276" style:family="table-cell">
      <style:table-cell-properties fo:padding="0.0194in" fo:border="none"/>
    </style:style>
    <style:style style:name="Table1.B276" style:family="table-cell">
      <style:table-cell-properties fo:padding="0.0194in" fo:border="none"/>
    </style:style>
    <style:style style:name="Table1.C276" style:family="table-cell">
      <style:table-cell-properties fo:padding="0.0194in" fo:border="none"/>
    </style:style>
    <style:style style:name="Table1.D276" style:family="table-cell">
      <style:table-cell-properties fo:padding="0.0194in" fo:border="none"/>
    </style:style>
    <style:style style:name="Table1.A277" style:family="table-cell">
      <style:table-cell-properties fo:padding="0.0194in" fo:border="none"/>
    </style:style>
    <style:style style:name="Table1.B277" style:family="table-cell">
      <style:table-cell-properties fo:padding="0.0194in" fo:border="none"/>
    </style:style>
    <style:style style:name="Table1.C277" style:family="table-cell">
      <style:table-cell-properties fo:padding="0.0194in" fo:border="none"/>
    </style:style>
    <style:style style:name="Table1.D277" style:family="table-cell">
      <style:table-cell-properties fo:padding="0.0194in" fo:border="none"/>
    </style:style>
    <style:style style:name="Table1.A278" style:family="table-cell">
      <style:table-cell-properties fo:padding="0.0194in" fo:border="none"/>
    </style:style>
    <style:style style:name="Table1.B278" style:family="table-cell">
      <style:table-cell-properties fo:padding="0.0194in" fo:border="none"/>
    </style:style>
    <style:style style:name="Table1.C278" style:family="table-cell">
      <style:table-cell-properties fo:padding="0.0194in" fo:border="none"/>
    </style:style>
    <style:style style:name="Table1.D278" style:family="table-cell">
      <style:table-cell-properties fo:padding="0.0194in" fo:border="none"/>
    </style:style>
    <style:style style:name="Table1.A279" style:family="table-cell">
      <style:table-cell-properties fo:padding="0.0194in" fo:border="none"/>
    </style:style>
    <style:style style:name="Table1.B279" style:family="table-cell">
      <style:table-cell-properties fo:padding="0.0194in" fo:border="none"/>
    </style:style>
    <style:style style:name="Table1.C279" style:family="table-cell">
      <style:table-cell-properties fo:padding="0.0194in" fo:border="none"/>
    </style:style>
    <style:style style:name="Table1.D279" style:family="table-cell">
      <style:table-cell-properties fo:padding="0.0194in" fo:border="none"/>
    </style:style>
    <style:style style:name="Table1.A280" style:family="table-cell">
      <style:table-cell-properties fo:padding="0.0194in" fo:border="none"/>
    </style:style>
    <style:style style:name="Table1.B280" style:family="table-cell">
      <style:table-cell-properties fo:padding="0.0194in" fo:border="none"/>
    </style:style>
    <style:style style:name="Table1.C280" style:family="table-cell">
      <style:table-cell-properties fo:padding="0.0194in" fo:border="none"/>
    </style:style>
    <style:style style:name="Table1.D280" style:family="table-cell">
      <style:table-cell-properties fo:padding="0.0194in" fo:border="none"/>
    </style:style>
    <style:style style:name="Table1.A281" style:family="table-cell">
      <style:table-cell-properties fo:padding="0.0194in" fo:border="none"/>
    </style:style>
    <style:style style:name="Table1.B281" style:family="table-cell">
      <style:table-cell-properties fo:padding="0.0194in" fo:border="none"/>
    </style:style>
    <style:style style:name="Table1.C281" style:family="table-cell">
      <style:table-cell-properties fo:padding="0.0194in" fo:border="none"/>
    </style:style>
    <style:style style:name="Table1.D281" style:family="table-cell">
      <style:table-cell-properties fo:padding="0.0194in" fo:border="none"/>
    </style:style>
    <style:style style:name="Table1.A282" style:family="table-cell">
      <style:table-cell-properties fo:padding="0.0194in" fo:border="none"/>
    </style:style>
    <style:style style:name="Table1.B282" style:family="table-cell">
      <style:table-cell-properties fo:padding="0.0194in" fo:border="none"/>
    </style:style>
    <style:style style:name="Table1.C282" style:family="table-cell">
      <style:table-cell-properties fo:padding="0.0194in" fo:border="none"/>
    </style:style>
    <style:style style:name="Table1.D282" style:family="table-cell">
      <style:table-cell-properties fo:padding="0.0194in" fo:border="none"/>
    </style:style>
    <style:style style:name="Table1.A283" style:family="table-cell">
      <style:table-cell-properties fo:padding="0.0194in" fo:border="none"/>
    </style:style>
    <style:style style:name="Table1.B283" style:family="table-cell">
      <style:table-cell-properties fo:padding="0.0194in" fo:border="none"/>
    </style:style>
    <style:style style:name="Table1.C283" style:family="table-cell">
      <style:table-cell-properties fo:padding="0.0194in" fo:border="none"/>
    </style:style>
    <style:style style:name="Table1.D283" style:family="table-cell">
      <style:table-cell-properties fo:padding="0.0194in" fo:border="none"/>
    </style:style>
    <style:style style:name="Table1.A284" style:family="table-cell">
      <style:table-cell-properties fo:padding="0.0194in" fo:border="none"/>
    </style:style>
    <style:style style:name="Table1.B284" style:family="table-cell">
      <style:table-cell-properties fo:padding="0.0194in" fo:border="none"/>
    </style:style>
    <style:style style:name="Table1.C284" style:family="table-cell">
      <style:table-cell-properties fo:padding="0.0194in" fo:border="none"/>
    </style:style>
    <style:style style:name="Table1.D284" style:family="table-cell">
      <style:table-cell-properties fo:padding="0.0194in" fo:border="none"/>
    </style:style>
    <style:style style:name="Table1.A285" style:family="table-cell">
      <style:table-cell-properties fo:padding="0.0194in" fo:border="none"/>
    </style:style>
    <style:style style:name="Table1.B285" style:family="table-cell">
      <style:table-cell-properties fo:padding="0.0194in" fo:border="none"/>
    </style:style>
    <style:style style:name="Table1.C285" style:family="table-cell">
      <style:table-cell-properties fo:padding="0.0194in" fo:border="none"/>
    </style:style>
    <style:style style:name="Table1.D285" style:family="table-cell">
      <style:table-cell-properties fo:padding="0.0194in" fo:border="none"/>
    </style:style>
    <style:style style:name="Table1.A286" style:family="table-cell">
      <style:table-cell-properties fo:padding="0.0194in" fo:border="none"/>
    </style:style>
    <style:style style:name="Table1.B286" style:family="table-cell">
      <style:table-cell-properties fo:padding="0.0194in" fo:border="none"/>
    </style:style>
    <style:style style:name="Table1.C286" style:family="table-cell">
      <style:table-cell-properties fo:padding="0.0194in" fo:border="none"/>
    </style:style>
    <style:style style:name="Table1.D286" style:family="table-cell">
      <style:table-cell-properties fo:padding="0.0194in" fo:border="none"/>
    </style:style>
    <style:style style:name="Table1.A287" style:family="table-cell">
      <style:table-cell-properties fo:padding="0.0194in" fo:border="none"/>
    </style:style>
    <style:style style:name="Table1.B287" style:family="table-cell">
      <style:table-cell-properties fo:padding="0.0194in" fo:border="none"/>
    </style:style>
    <style:style style:name="Table1.C287" style:family="table-cell">
      <style:table-cell-properties fo:padding="0.0194in" fo:border="none"/>
    </style:style>
    <style:style style:name="Table1.D287" style:family="table-cell">
      <style:table-cell-properties fo:padding="0.0194in" fo:border="none"/>
    </style:style>
    <style:style style:name="Table1.A288" style:family="table-cell">
      <style:table-cell-properties fo:padding="0.0194in" fo:border="none"/>
    </style:style>
    <style:style style:name="Table1.B288" style:family="table-cell">
      <style:table-cell-properties fo:padding="0.0194in" fo:border="none"/>
    </style:style>
    <style:style style:name="Table1.C288" style:family="table-cell">
      <style:table-cell-properties fo:padding="0.0194in" fo:border="none"/>
    </style:style>
    <style:style style:name="Table1.D288" style:family="table-cell">
      <style:table-cell-properties fo:padding="0.0194in" fo:border="none"/>
    </style:style>
    <style:style style:name="Table1.A289" style:family="table-cell">
      <style:table-cell-properties fo:padding="0.0194in" fo:border="none"/>
    </style:style>
    <style:style style:name="Table1.B289" style:family="table-cell">
      <style:table-cell-properties fo:padding="0.0194in" fo:border="none"/>
    </style:style>
    <style:style style:name="Table1.C289" style:family="table-cell">
      <style:table-cell-properties fo:padding="0.0194in" fo:border="none"/>
    </style:style>
    <style:style style:name="Table1.D289" style:family="table-cell">
      <style:table-cell-properties fo:padding="0.0194in" fo:border="none"/>
    </style:style>
    <style:style style:name="Table1.A290" style:family="table-cell">
      <style:table-cell-properties fo:padding="0.0194in" fo:border="none"/>
    </style:style>
    <style:style style:name="Table1.B290" style:family="table-cell">
      <style:table-cell-properties fo:padding="0.0194in" fo:border="none"/>
    </style:style>
    <style:style style:name="Table1.C290" style:family="table-cell">
      <style:table-cell-properties fo:padding="0.0194in" fo:border="none"/>
    </style:style>
    <style:style style:name="Table1.D290" style:family="table-cell">
      <style:table-cell-properties fo:padding="0.0194in" fo:border="none"/>
    </style:style>
    <style:style style:name="Table1.A291" style:family="table-cell">
      <style:table-cell-properties fo:padding="0.0194in" fo:border="none"/>
    </style:style>
    <style:style style:name="Table1.B291" style:family="table-cell">
      <style:table-cell-properties fo:padding="0.0194in" fo:border="none"/>
    </style:style>
    <style:style style:name="Table1.C291" style:family="table-cell">
      <style:table-cell-properties fo:padding="0.0194in" fo:border="none"/>
    </style:style>
    <style:style style:name="Table1.D291" style:family="table-cell">
      <style:table-cell-properties fo:padding="0.0194in" fo:border="none"/>
    </style:style>
    <style:style style:name="Table1.A292" style:family="table-cell">
      <style:table-cell-properties fo:padding="0.0194in" fo:border="none"/>
    </style:style>
    <style:style style:name="Table1.B292" style:family="table-cell">
      <style:table-cell-properties fo:padding="0.0194in" fo:border="none"/>
    </style:style>
    <style:style style:name="Table1.C292" style:family="table-cell">
      <style:table-cell-properties fo:padding="0.0194in" fo:border="none"/>
    </style:style>
    <style:style style:name="Table1.D292" style:family="table-cell">
      <style:table-cell-properties fo:padding="0.0194in" fo:border="none"/>
    </style:style>
    <style:style style:name="Table1.A293" style:family="table-cell">
      <style:table-cell-properties fo:padding="0.0194in" fo:border="none"/>
    </style:style>
    <style:style style:name="Table1.B293" style:family="table-cell">
      <style:table-cell-properties fo:padding="0.0194in" fo:border="none"/>
    </style:style>
    <style:style style:name="Table1.C293" style:family="table-cell">
      <style:table-cell-properties fo:padding="0.0194in" fo:border="none"/>
    </style:style>
    <style:style style:name="Table1.D293" style:family="table-cell">
      <style:table-cell-properties fo:padding="0.0194in" fo:border="none"/>
    </style:style>
    <style:style style:name="Table1.A294" style:family="table-cell">
      <style:table-cell-properties fo:padding="0.0194in" fo:border="none"/>
    </style:style>
    <style:style style:name="Table1.B294" style:family="table-cell">
      <style:table-cell-properties fo:padding="0.0194in" fo:border="none"/>
    </style:style>
    <style:style style:name="Table1.C294" style:family="table-cell">
      <style:table-cell-properties fo:padding="0.0194in" fo:border="none"/>
    </style:style>
    <style:style style:name="Table1.D294" style:family="table-cell">
      <style:table-cell-properties fo:padding="0.0194in" fo:border="none"/>
    </style:style>
    <style:style style:name="Table1.A295" style:family="table-cell">
      <style:table-cell-properties fo:padding="0.0194in" fo:border="none"/>
    </style:style>
    <style:style style:name="Table1.B295" style:family="table-cell">
      <style:table-cell-properties fo:padding="0.0194in" fo:border="none"/>
    </style:style>
    <style:style style:name="Table1.C295" style:family="table-cell">
      <style:table-cell-properties fo:padding="0.0194in" fo:border="none"/>
    </style:style>
    <style:style style:name="Table1.D295" style:family="table-cell">
      <style:table-cell-properties fo:padding="0.0194in" fo:border="none"/>
    </style:style>
    <style:style style:name="Table1.A296" style:family="table-cell">
      <style:table-cell-properties fo:padding="0.0194in" fo:border="none"/>
    </style:style>
    <style:style style:name="Table1.B296" style:family="table-cell">
      <style:table-cell-properties fo:padding="0.0194in" fo:border="none"/>
    </style:style>
    <style:style style:name="Table1.C296" style:family="table-cell">
      <style:table-cell-properties fo:padding="0.0194in" fo:border="none"/>
    </style:style>
    <style:style style:name="Table1.D296" style:family="table-cell">
      <style:table-cell-properties fo:padding="0.0194in" fo:border="none"/>
    </style:style>
    <style:style style:name="Table1.A297" style:family="table-cell">
      <style:table-cell-properties fo:padding="0.0194in" fo:border="none"/>
    </style:style>
    <style:style style:name="Table1.B297" style:family="table-cell">
      <style:table-cell-properties fo:padding="0.0194in" fo:border="none"/>
    </style:style>
    <style:style style:name="Table1.C297" style:family="table-cell">
      <style:table-cell-properties fo:padding="0.0194in" fo:border="none"/>
    </style:style>
    <style:style style:name="Table1.D297" style:family="table-cell">
      <style:table-cell-properties fo:padding="0.0194in" fo:border="none"/>
    </style:style>
    <style:style style:name="Table1.A298" style:family="table-cell">
      <style:table-cell-properties fo:padding="0.0194in" fo:border="none"/>
    </style:style>
    <style:style style:name="Table1.B298" style:family="table-cell">
      <style:table-cell-properties fo:padding="0.0194in" fo:border="none"/>
    </style:style>
    <style:style style:name="Table1.C298" style:family="table-cell">
      <style:table-cell-properties fo:padding="0.0194in" fo:border="none"/>
    </style:style>
    <style:style style:name="Table1.D298" style:family="table-cell">
      <style:table-cell-properties fo:padding="0.0194in" fo:border="none"/>
    </style:style>
    <style:style style:name="Table1.A299" style:family="table-cell">
      <style:table-cell-properties fo:padding="0.0194in" fo:border="none"/>
    </style:style>
    <style:style style:name="Table1.B299" style:family="table-cell">
      <style:table-cell-properties fo:padding="0.0194in" fo:border="none"/>
    </style:style>
    <style:style style:name="Table1.C299" style:family="table-cell">
      <style:table-cell-properties fo:padding="0.0194in" fo:border="none"/>
    </style:style>
    <style:style style:name="Table1.D299" style:family="table-cell">
      <style:table-cell-properties fo:padding="0.0194in" fo:border="none"/>
    </style:style>
    <style:style style:name="Table1.A300" style:family="table-cell">
      <style:table-cell-properties fo:padding="0.0194in" fo:border="none"/>
    </style:style>
    <style:style style:name="Table1.B300" style:family="table-cell">
      <style:table-cell-properties fo:padding="0.0194in" fo:border="none"/>
    </style:style>
    <style:style style:name="Table1.C300" style:family="table-cell">
      <style:table-cell-properties fo:padding="0.0194in" fo:border="none"/>
    </style:style>
    <style:style style:name="Table1.D300" style:family="table-cell">
      <style:table-cell-properties fo:padding="0.0194in" fo:border="none"/>
    </style:style>
    <style:style style:name="Table1.A301" style:family="table-cell">
      <style:table-cell-properties fo:padding="0.0194in" fo:border="none"/>
    </style:style>
    <style:style style:name="Table1.B301" style:family="table-cell">
      <style:table-cell-properties fo:padding="0.0194in" fo:border="none"/>
    </style:style>
    <style:style style:name="Table1.C301" style:family="table-cell">
      <style:table-cell-properties fo:padding="0.0194in" fo:border="none"/>
    </style:style>
    <style:style style:name="Table1.D301" style:family="table-cell">
      <style:table-cell-properties fo:padding="0.0194in" fo:border="none"/>
    </style:style>
    <style:style style:name="Table1.A302" style:family="table-cell">
      <style:table-cell-properties fo:padding="0.0194in" fo:border="none"/>
    </style:style>
    <style:style style:name="Table1.B302" style:family="table-cell">
      <style:table-cell-properties fo:padding="0.0194in" fo:border="none"/>
    </style:style>
    <style:style style:name="Table1.C302" style:family="table-cell">
      <style:table-cell-properties fo:padding="0.0194in" fo:border="none"/>
    </style:style>
    <style:style style:name="Table1.D302" style:family="table-cell">
      <style:table-cell-properties fo:padding="0.0194in" fo:border="none"/>
    </style:style>
    <style:style style:name="Table1.A303" style:family="table-cell">
      <style:table-cell-properties fo:padding="0.0194in" fo:border="none"/>
    </style:style>
    <style:style style:name="Table1.B303" style:family="table-cell">
      <style:table-cell-properties fo:padding="0.0194in" fo:border="none"/>
    </style:style>
    <style:style style:name="Table1.C303" style:family="table-cell">
      <style:table-cell-properties fo:padding="0.0194in" fo:border="none"/>
    </style:style>
    <style:style style:name="Table1.D303" style:family="table-cell">
      <style:table-cell-properties fo:padding="0.0194in" fo:border="none"/>
    </style:style>
    <style:style style:name="Table1.A304" style:family="table-cell">
      <style:table-cell-properties fo:padding="0.0194in" fo:border="none"/>
    </style:style>
    <style:style style:name="Table1.B304" style:family="table-cell">
      <style:table-cell-properties fo:padding="0.0194in" fo:border="none"/>
    </style:style>
    <style:style style:name="Table1.C304" style:family="table-cell">
      <style:table-cell-properties fo:padding="0.0194in" fo:border="none"/>
    </style:style>
    <style:style style:name="Table1.D304" style:family="table-cell">
      <style:table-cell-properties fo:padding="0.0194in" fo:border="none"/>
    </style:style>
    <style:style style:name="Table1.A305" style:family="table-cell">
      <style:table-cell-properties fo:padding="0.0194in" fo:border="none"/>
    </style:style>
    <style:style style:name="Table1.B305" style:family="table-cell">
      <style:table-cell-properties fo:padding="0.0194in" fo:border="none"/>
    </style:style>
    <style:style style:name="Table1.C305" style:family="table-cell">
      <style:table-cell-properties fo:padding="0.0194in" fo:border="none"/>
    </style:style>
    <style:style style:name="Table1.D305" style:family="table-cell">
      <style:table-cell-properties fo:padding="0.0194in" fo:border="none"/>
    </style:style>
    <style:style style:name="Table1.A306" style:family="table-cell">
      <style:table-cell-properties fo:padding="0.0194in" fo:border="none"/>
    </style:style>
    <style:style style:name="Table1.B306" style:family="table-cell">
      <style:table-cell-properties fo:padding="0.0194in" fo:border="none"/>
    </style:style>
    <style:style style:name="Table1.C306" style:family="table-cell">
      <style:table-cell-properties fo:padding="0.0194in" fo:border="none"/>
    </style:style>
    <style:style style:name="Table1.D306" style:family="table-cell">
      <style:table-cell-properties fo:padding="0.0194in" fo:border="none"/>
    </style:style>
    <style:style style:name="Table1.A307" style:family="table-cell">
      <style:table-cell-properties fo:padding="0.0194in" fo:border="none"/>
    </style:style>
    <style:style style:name="Table1.B307" style:family="table-cell">
      <style:table-cell-properties fo:padding="0.0194in" fo:border="none"/>
    </style:style>
    <style:style style:name="Table1.C307" style:family="table-cell">
      <style:table-cell-properties fo:padding="0.0194in" fo:border="none"/>
    </style:style>
    <style:style style:name="Table1.D307" style:family="table-cell">
      <style:table-cell-properties fo:padding="0.0194in" fo:border="none"/>
    </style:style>
    <style:style style:name="Table1.A308" style:family="table-cell">
      <style:table-cell-properties fo:padding="0.0194in" fo:border="none"/>
    </style:style>
    <style:style style:name="Table1.B308" style:family="table-cell">
      <style:table-cell-properties fo:padding="0.0194in" fo:border="none"/>
    </style:style>
    <style:style style:name="Table1.C308" style:family="table-cell">
      <style:table-cell-properties fo:padding="0.0194in" fo:border="none"/>
    </style:style>
    <style:style style:name="Table1.D308" style:family="table-cell">
      <style:table-cell-properties fo:padding="0.0194in" fo:border="none"/>
    </style:style>
    <style:style style:name="Table1.A309" style:family="table-cell">
      <style:table-cell-properties fo:padding="0.0194in" fo:border="none"/>
    </style:style>
    <style:style style:name="Table1.B309" style:family="table-cell">
      <style:table-cell-properties fo:padding="0.0194in" fo:border="none"/>
    </style:style>
    <style:style style:name="Table1.C309" style:family="table-cell">
      <style:table-cell-properties fo:padding="0.0194in" fo:border="none"/>
    </style:style>
    <style:style style:name="Table1.D309" style:family="table-cell">
      <style:table-cell-properties fo:padding="0.0194in" fo:border="none"/>
    </style:style>
    <style:style style:name="Table1.A310" style:family="table-cell">
      <style:table-cell-properties fo:padding="0.0194in" fo:border="none"/>
    </style:style>
    <style:style style:name="Table1.B310" style:family="table-cell">
      <style:table-cell-properties fo:padding="0.0194in" fo:border="none"/>
    </style:style>
    <style:style style:name="Table1.C310" style:family="table-cell">
      <style:table-cell-properties fo:padding="0.0194in" fo:border="none"/>
    </style:style>
    <style:style style:name="Table1.D310" style:family="table-cell">
      <style:table-cell-properties fo:padding="0.0194in" fo:border="none"/>
    </style:style>
    <style:style style:name="Table1.A311" style:family="table-cell">
      <style:table-cell-properties fo:padding="0.0194in" fo:border="none"/>
    </style:style>
    <style:style style:name="Table1.B311" style:family="table-cell">
      <style:table-cell-properties fo:padding="0.0194in" fo:border="none"/>
    </style:style>
    <style:style style:name="Table1.C311" style:family="table-cell">
      <style:table-cell-properties fo:padding="0.0194in" fo:border="none"/>
    </style:style>
    <style:style style:name="Table1.D311" style:family="table-cell">
      <style:table-cell-properties fo:padding="0.0194in" fo:border="none"/>
    </style:style>
    <style:style style:name="Table1.A312" style:family="table-cell">
      <style:table-cell-properties fo:padding="0.0194in" fo:border="none"/>
    </style:style>
    <style:style style:name="Table1.B312" style:family="table-cell">
      <style:table-cell-properties fo:padding="0.0194in" fo:border="none"/>
    </style:style>
    <style:style style:name="Table1.C312" style:family="table-cell">
      <style:table-cell-properties fo:padding="0.0194in" fo:border="none"/>
    </style:style>
    <style:style style:name="Table1.D312" style:family="table-cell">
      <style:table-cell-properties fo:padding="0.0194in" fo:border="none"/>
    </style:style>
    <style:style style:name="Table1.A313" style:family="table-cell">
      <style:table-cell-properties fo:padding="0.0194in" fo:border="none"/>
    </style:style>
    <style:style style:name="Table1.B313" style:family="table-cell">
      <style:table-cell-properties fo:padding="0.0194in" fo:border="none"/>
    </style:style>
    <style:style style:name="Table1.C313" style:family="table-cell">
      <style:table-cell-properties fo:padding="0.0194in" fo:border="none"/>
    </style:style>
    <style:style style:name="Table1.D313" style:family="table-cell">
      <style:table-cell-properties fo:padding="0.0194in" fo:border="none"/>
    </style:style>
    <style:style style:name="Table1.A314" style:family="table-cell">
      <style:table-cell-properties fo:padding="0.0194in" fo:border="none"/>
    </style:style>
    <style:style style:name="Table1.B314" style:family="table-cell">
      <style:table-cell-properties fo:padding="0.0194in" fo:border="none"/>
    </style:style>
    <style:style style:name="Table1.C314" style:family="table-cell">
      <style:table-cell-properties fo:padding="0.0194in" fo:border="none"/>
    </style:style>
    <style:style style:name="Table1.D314" style:family="table-cell">
      <style:table-cell-properties fo:padding="0.0194in" fo:border="none"/>
    </style:style>
    <style:style style:name="Table1.A315" style:family="table-cell">
      <style:table-cell-properties fo:padding="0.0194in" fo:border="none"/>
    </style:style>
    <style:style style:name="Table1.B315" style:family="table-cell">
      <style:table-cell-properties fo:padding="0.0194in" fo:border="none"/>
    </style:style>
    <style:style style:name="Table1.C315" style:family="table-cell">
      <style:table-cell-properties fo:padding="0.0194in" fo:border="none"/>
    </style:style>
    <style:style style:name="Table1.D315" style:family="table-cell">
      <style:table-cell-properties fo:padding="0.0194in" fo:border="none"/>
    </style:style>
    <style:style style:name="Table1.A316" style:family="table-cell">
      <style:table-cell-properties fo:padding="0.0194in" fo:border="none"/>
    </style:style>
    <style:style style:name="Table1.B316" style:family="table-cell">
      <style:table-cell-properties fo:padding="0.0194in" fo:border="none"/>
    </style:style>
    <style:style style:name="Table1.C316" style:family="table-cell">
      <style:table-cell-properties fo:padding="0.0194in" fo:border="none"/>
    </style:style>
    <style:style style:name="Table1.D316" style:family="table-cell">
      <style:table-cell-properties fo:padding="0.0194in" fo:border="none"/>
    </style:style>
    <style:style style:name="Table1.A317" style:family="table-cell">
      <style:table-cell-properties fo:padding="0.0194in" fo:border="none"/>
    </style:style>
    <style:style style:name="Table1.B317" style:family="table-cell">
      <style:table-cell-properties fo:padding="0.0194in" fo:border="none"/>
    </style:style>
    <style:style style:name="Table1.C317" style:family="table-cell">
      <style:table-cell-properties fo:padding="0.0194in" fo:border="none"/>
    </style:style>
    <style:style style:name="Table1.D317" style:family="table-cell">
      <style:table-cell-properties fo:padding="0.0194in" fo:border="none"/>
    </style:style>
    <style:style style:name="Table1.A318" style:family="table-cell">
      <style:table-cell-properties fo:padding="0.0194in" fo:border="none"/>
    </style:style>
    <style:style style:name="Table1.B318" style:family="table-cell">
      <style:table-cell-properties fo:padding="0.0194in" fo:border="none"/>
    </style:style>
    <style:style style:name="Table1.C318" style:family="table-cell">
      <style:table-cell-properties fo:padding="0.0194in" fo:border="none"/>
    </style:style>
    <style:style style:name="Table1.D318" style:family="table-cell">
      <style:table-cell-properties fo:padding="0.0194in" fo:border="none"/>
    </style:style>
    <style:style style:name="Table1.A319" style:family="table-cell">
      <style:table-cell-properties fo:padding="0.0194in" fo:border="none"/>
    </style:style>
    <style:style style:name="Table1.B319" style:family="table-cell">
      <style:table-cell-properties fo:padding="0.0194in" fo:border="none"/>
    </style:style>
    <style:style style:name="Table1.C319" style:family="table-cell">
      <style:table-cell-properties fo:padding="0.0194in" fo:border="none"/>
    </style:style>
    <style:style style:name="Table1.D319" style:family="table-cell">
      <style:table-cell-properties fo:padding="0.0194in" fo:border="none"/>
    </style:style>
    <style:style style:name="Table1.A320" style:family="table-cell">
      <style:table-cell-properties fo:padding="0.0194in" fo:border="none"/>
    </style:style>
    <style:style style:name="Table1.B320" style:family="table-cell">
      <style:table-cell-properties fo:padding="0.0194in" fo:border="none"/>
    </style:style>
    <style:style style:name="Table1.C320" style:family="table-cell">
      <style:table-cell-properties fo:padding="0.0194in" fo:border="none"/>
    </style:style>
    <style:style style:name="Table1.D320" style:family="table-cell">
      <style:table-cell-properties fo:padding="0.0194in" fo:border="none"/>
    </style:style>
    <style:style style:name="Table1.A321" style:family="table-cell">
      <style:table-cell-properties fo:padding="0.0194in" fo:border="none"/>
    </style:style>
    <style:style style:name="Table1.B321" style:family="table-cell">
      <style:table-cell-properties fo:padding="0.0194in" fo:border="none"/>
    </style:style>
    <style:style style:name="Table1.C321" style:family="table-cell">
      <style:table-cell-properties fo:padding="0.0194in" fo:border="none"/>
    </style:style>
    <style:style style:name="Table1.D321" style:family="table-cell">
      <style:table-cell-properties fo:padding="0.0194in" fo:border="none"/>
    </style:style>
    <style:style style:name="Table1.A322" style:family="table-cell">
      <style:table-cell-properties fo:padding="0.0194in" fo:border="none"/>
    </style:style>
    <style:style style:name="Table1.B322" style:family="table-cell">
      <style:table-cell-properties fo:padding="0.0194in" fo:border="none"/>
    </style:style>
    <style:style style:name="Table1.C322" style:family="table-cell">
      <style:table-cell-properties fo:padding="0.0194in" fo:border="none"/>
    </style:style>
    <style:style style:name="Table1.D322" style:family="table-cell">
      <style:table-cell-properties fo:padding="0.0194in" fo:border="none"/>
    </style:style>
    <style:style style:name="Table1.A323" style:family="table-cell">
      <style:table-cell-properties fo:padding="0.0194in" fo:border="none"/>
    </style:style>
    <style:style style:name="Table1.B323" style:family="table-cell">
      <style:table-cell-properties fo:padding="0.0194in" fo:border="none"/>
    </style:style>
    <style:style style:name="Table1.C323" style:family="table-cell">
      <style:table-cell-properties fo:padding="0.0194in" fo:border="none"/>
    </style:style>
    <style:style style:name="Table1.D323" style:family="table-cell">
      <style:table-cell-properties fo:padding="0.0194in" fo:border="none"/>
    </style:style>
    <style:style style:name="Table1.A324" style:family="table-cell">
      <style:table-cell-properties fo:padding="0.0194in" fo:border="none"/>
    </style:style>
    <style:style style:name="Table1.B324" style:family="table-cell">
      <style:table-cell-properties fo:padding="0.0194in" fo:border="none"/>
    </style:style>
    <style:style style:name="Table1.C324" style:family="table-cell">
      <style:table-cell-properties fo:padding="0.0194in" fo:border="none"/>
    </style:style>
    <style:style style:name="Table1.D324" style:family="table-cell">
      <style:table-cell-properties fo:padding="0.0194in" fo:border="none"/>
    </style:style>
    <style:style style:name="Table1.A325" style:family="table-cell">
      <style:table-cell-properties fo:padding="0.0194in" fo:border="none"/>
    </style:style>
    <style:style style:name="Table1.B325" style:family="table-cell">
      <style:table-cell-properties fo:padding="0.0194in" fo:border="none"/>
    </style:style>
    <style:style style:name="Table1.C325" style:family="table-cell">
      <style:table-cell-properties fo:padding="0.0194in" fo:border="none"/>
    </style:style>
    <style:style style:name="Table1.D325" style:family="table-cell">
      <style:table-cell-properties fo:padding="0.0194in" fo:border="none"/>
    </style:style>
    <style:style style:name="Table1.A326" style:family="table-cell">
      <style:table-cell-properties fo:padding="0.0194in" fo:border="none"/>
    </style:style>
    <style:style style:name="Table1.B326" style:family="table-cell">
      <style:table-cell-properties fo:padding="0.0194in" fo:border="none"/>
    </style:style>
    <style:style style:name="Table1.C326" style:family="table-cell">
      <style:table-cell-properties fo:padding="0.0194in" fo:border="none"/>
    </style:style>
    <style:style style:name="Table1.D326" style:family="table-cell">
      <style:table-cell-properties fo:padding="0.0194in" fo:border="none"/>
    </style:style>
    <style:style style:name="Table1.A327" style:family="table-cell">
      <style:table-cell-properties fo:padding="0.0194in" fo:border="none"/>
    </style:style>
    <style:style style:name="Table1.B327" style:family="table-cell">
      <style:table-cell-properties fo:padding="0.0194in" fo:border="none"/>
    </style:style>
    <style:style style:name="Table1.C327" style:family="table-cell">
      <style:table-cell-properties fo:padding="0.0194in" fo:border="none"/>
    </style:style>
    <style:style style:name="Table1.D327" style:family="table-cell">
      <style:table-cell-properties fo:padding="0.0194in" fo:border="none"/>
    </style:style>
    <style:style style:name="Table1.A328" style:family="table-cell">
      <style:table-cell-properties fo:padding="0.0194in" fo:border="none"/>
    </style:style>
    <style:style style:name="Table1.B328" style:family="table-cell">
      <style:table-cell-properties fo:padding="0.0194in" fo:border="none"/>
    </style:style>
    <style:style style:name="Table1.C328" style:family="table-cell">
      <style:table-cell-properties fo:padding="0.0194in" fo:border="none"/>
    </style:style>
    <style:style style:name="Table1.D328" style:family="table-cell">
      <style:table-cell-properties fo:padding="0.0194in" fo:border="none"/>
    </style:style>
    <style:style style:name="Table1.A329" style:family="table-cell">
      <style:table-cell-properties fo:padding="0.0194in" fo:border="none"/>
    </style:style>
    <style:style style:name="Table1.B329" style:family="table-cell">
      <style:table-cell-properties fo:padding="0.0194in" fo:border="none"/>
    </style:style>
    <style:style style:name="Table1.C329" style:family="table-cell">
      <style:table-cell-properties fo:padding="0.0194in" fo:border="none"/>
    </style:style>
    <style:style style:name="Table1.D329" style:family="table-cell">
      <style:table-cell-properties fo:padding="0.0194in" fo:border="none"/>
    </style:style>
    <style:style style:name="Table1.A330" style:family="table-cell">
      <style:table-cell-properties fo:padding="0.0194in" fo:border="none"/>
    </style:style>
    <style:style style:name="Table1.B330" style:family="table-cell">
      <style:table-cell-properties fo:padding="0.0194in" fo:border="none"/>
    </style:style>
    <style:style style:name="Table1.C330" style:family="table-cell">
      <style:table-cell-properties fo:padding="0.0194in" fo:border="none"/>
    </style:style>
    <style:style style:name="Table1.D330" style:family="table-cell">
      <style:table-cell-properties fo:padding="0.0194in" fo:border="none"/>
    </style:style>
    <style:style style:name="Table1.A331" style:family="table-cell">
      <style:table-cell-properties fo:padding="0.0194in" fo:border="none"/>
    </style:style>
    <style:style style:name="Table1.B331" style:family="table-cell">
      <style:table-cell-properties fo:padding="0.0194in" fo:border="none"/>
    </style:style>
    <style:style style:name="Table1.C331" style:family="table-cell">
      <style:table-cell-properties fo:padding="0.0194in" fo:border="none"/>
    </style:style>
    <style:style style:name="Table1.D331" style:family="table-cell">
      <style:table-cell-properties fo:padding="0.0194in" fo:border="none"/>
    </style:style>
    <style:style style:name="Table1.A332" style:family="table-cell">
      <style:table-cell-properties fo:padding="0.0194in" fo:border="none"/>
    </style:style>
    <style:style style:name="Table1.B332" style:family="table-cell">
      <style:table-cell-properties fo:padding="0.0194in" fo:border="none"/>
    </style:style>
    <style:style style:name="Table1.C332" style:family="table-cell">
      <style:table-cell-properties fo:padding="0.0194in" fo:border="none"/>
    </style:style>
    <style:style style:name="Table1.D332" style:family="table-cell">
      <style:table-cell-properties fo:padding="0.0194in" fo:border="none"/>
    </style:style>
    <style:style style:name="Table1.A333" style:family="table-cell">
      <style:table-cell-properties fo:padding="0.0194in" fo:border="none"/>
    </style:style>
    <style:style style:name="Table1.B333" style:family="table-cell">
      <style:table-cell-properties fo:padding="0.0194in" fo:border="none"/>
    </style:style>
    <style:style style:name="Table1.C333" style:family="table-cell">
      <style:table-cell-properties fo:padding="0.0194in" fo:border="none"/>
    </style:style>
    <style:style style:name="Table1.D333" style:family="table-cell">
      <style:table-cell-properties fo:padding="0.0194in" fo:border="none"/>
    </style:style>
    <style:style style:name="Table1.A334" style:family="table-cell">
      <style:table-cell-properties fo:padding="0.0194in" fo:border="none"/>
    </style:style>
    <style:style style:name="Table1.B334" style:family="table-cell">
      <style:table-cell-properties fo:padding="0.0194in" fo:border="none"/>
    </style:style>
    <style:style style:name="Table1.C334" style:family="table-cell">
      <style:table-cell-properties fo:padding="0.0194in" fo:border="none"/>
    </style:style>
    <style:style style:name="Table1.D334" style:family="table-cell">
      <style:table-cell-properties fo:padding="0.0194in" fo:border="none"/>
    </style:style>
    <style:style style:name="Table1.A335" style:family="table-cell">
      <style:table-cell-properties fo:padding="0.0194in" fo:border="none"/>
    </style:style>
    <style:style style:name="Table1.B335" style:family="table-cell">
      <style:table-cell-properties fo:padding="0.0194in" fo:border="none"/>
    </style:style>
    <style:style style:name="Table1.C335" style:family="table-cell">
      <style:table-cell-properties fo:padding="0.0194in" fo:border="none"/>
    </style:style>
    <style:style style:name="Table1.D335" style:family="table-cell">
      <style:table-cell-properties fo:padding="0.0194in" fo:border="none"/>
    </style:style>
    <style:style style:name="Table1.A336" style:family="table-cell">
      <style:table-cell-properties fo:padding="0.0194in" fo:border="none"/>
    </style:style>
    <style:style style:name="Table1.B336" style:family="table-cell">
      <style:table-cell-properties fo:padding="0.0194in" fo:border="none"/>
    </style:style>
    <style:style style:name="Table1.C336" style:family="table-cell">
      <style:table-cell-properties fo:padding="0.0194in" fo:border="none"/>
    </style:style>
    <style:style style:name="Table1.D336" style:family="table-cell">
      <style:table-cell-properties fo:padding="0.0194in" fo:border="none"/>
    </style:style>
    <style:style style:name="Table1.A337" style:family="table-cell">
      <style:table-cell-properties fo:padding="0.0194in" fo:border="none"/>
    </style:style>
    <style:style style:name="Table1.B337" style:family="table-cell">
      <style:table-cell-properties fo:padding="0.0194in" fo:border="none"/>
    </style:style>
    <style:style style:name="Table1.C337" style:family="table-cell">
      <style:table-cell-properties fo:padding="0.0194in" fo:border="none"/>
    </style:style>
    <style:style style:name="Table1.D337" style:family="table-cell">
      <style:table-cell-properties fo:padding="0.0194in" fo:border="none"/>
    </style:style>
    <style:style style:name="Table1.A338" style:family="table-cell">
      <style:table-cell-properties fo:padding="0.0194in" fo:border="none"/>
    </style:style>
    <style:style style:name="Table1.B338" style:family="table-cell">
      <style:table-cell-properties fo:padding="0.0194in" fo:border="none"/>
    </style:style>
    <style:style style:name="Table1.C338" style:family="table-cell">
      <style:table-cell-properties fo:padding="0.0194in" fo:border="none"/>
    </style:style>
    <style:style style:name="Table1.D338" style:family="table-cell">
      <style:table-cell-properties fo:padding="0.0194in" fo:border="none"/>
    </style:style>
    <style:style style:name="Table1.A339" style:family="table-cell">
      <style:table-cell-properties fo:padding="0.0194in" fo:border="none"/>
    </style:style>
    <style:style style:name="Table1.B339" style:family="table-cell">
      <style:table-cell-properties fo:padding="0.0194in" fo:border="none"/>
    </style:style>
    <style:style style:name="Table1.C339" style:family="table-cell">
      <style:table-cell-properties fo:padding="0.0194in" fo:border="none"/>
    </style:style>
    <style:style style:name="Table1.D339" style:family="table-cell">
      <style:table-cell-properties fo:padding="0.0194in" fo:border="none"/>
    </style:style>
    <style:style style:name="Table1.A340" style:family="table-cell">
      <style:table-cell-properties fo:padding="0.0194in" fo:border="none"/>
    </style:style>
    <style:style style:name="Table1.B340" style:family="table-cell">
      <style:table-cell-properties fo:padding="0.0194in" fo:border="none"/>
    </style:style>
    <style:style style:name="Table1.C340" style:family="table-cell">
      <style:table-cell-properties fo:padding="0.0194in" fo:border="none"/>
    </style:style>
    <style:style style:name="Table1.D340" style:family="table-cell">
      <style:table-cell-properties fo:padding="0.0194in" fo:border="none"/>
    </style:style>
    <style:style style:name="Table1.A341" style:family="table-cell">
      <style:table-cell-properties fo:padding="0.0194in" fo:border="none"/>
    </style:style>
    <style:style style:name="Table1.B341" style:family="table-cell">
      <style:table-cell-properties fo:padding="0.0194in" fo:border="none"/>
    </style:style>
    <style:style style:name="Table1.C341" style:family="table-cell">
      <style:table-cell-properties fo:padding="0.0194in" fo:border="none"/>
    </style:style>
    <style:style style:name="Table1.D341" style:family="table-cell">
      <style:table-cell-properties fo:padding="0.0194in" fo:border="none"/>
    </style:style>
    <style:style style:name="Table1.A342" style:family="table-cell">
      <style:table-cell-properties fo:padding="0.0194in" fo:border="none"/>
    </style:style>
    <style:style style:name="Table1.B342" style:family="table-cell">
      <style:table-cell-properties fo:padding="0.0194in" fo:border="none"/>
    </style:style>
    <style:style style:name="Table1.C342" style:family="table-cell">
      <style:table-cell-properties fo:padding="0.0194in" fo:border="none"/>
    </style:style>
    <style:style style:name="Table1.D342" style:family="table-cell">
      <style:table-cell-properties fo:padding="0.0194in" fo:border="none"/>
    </style:style>
    <style:style style:name="Table1.A343" style:family="table-cell">
      <style:table-cell-properties fo:padding="0.0194in" fo:border="none"/>
    </style:style>
    <style:style style:name="Table1.B343" style:family="table-cell">
      <style:table-cell-properties fo:padding="0.0194in" fo:border="none"/>
    </style:style>
    <style:style style:name="Table1.C343" style:family="table-cell">
      <style:table-cell-properties fo:padding="0.0194in" fo:border="none"/>
    </style:style>
    <style:style style:name="Table1.D343" style:family="table-cell">
      <style:table-cell-properties fo:padding="0.0194in" fo:border="none"/>
    </style:style>
    <style:style style:name="Table1.A344" style:family="table-cell">
      <style:table-cell-properties fo:padding="0.0194in" fo:border="none"/>
    </style:style>
    <style:style style:name="Table1.B344" style:family="table-cell">
      <style:table-cell-properties fo:padding="0.0194in" fo:border="none"/>
    </style:style>
    <style:style style:name="Table1.C344" style:family="table-cell">
      <style:table-cell-properties fo:padding="0.0194in" fo:border="none"/>
    </style:style>
    <style:style style:name="Table1.D344" style:family="table-cell">
      <style:table-cell-properties fo:padding="0.0194in" fo:border="none"/>
    </style:style>
    <style:style style:name="Table1.A345" style:family="table-cell">
      <style:table-cell-properties fo:padding="0.0194in" fo:border="none"/>
    </style:style>
    <style:style style:name="Table1.B345" style:family="table-cell">
      <style:table-cell-properties fo:padding="0.0194in" fo:border="none"/>
    </style:style>
    <style:style style:name="Table1.C345" style:family="table-cell">
      <style:table-cell-properties fo:padding="0.0194in" fo:border="none"/>
    </style:style>
    <style:style style:name="Table1.D345" style:family="table-cell">
      <style:table-cell-properties fo:padding="0.0194in" fo:border="none"/>
    </style:style>
    <style:style style:name="Table1.A346" style:family="table-cell">
      <style:table-cell-properties fo:padding="0.0194in" fo:border="none"/>
    </style:style>
    <style:style style:name="Table1.B346" style:family="table-cell">
      <style:table-cell-properties fo:padding="0.0194in" fo:border="none"/>
    </style:style>
    <style:style style:name="Table1.C346" style:family="table-cell">
      <style:table-cell-properties fo:padding="0.0194in" fo:border="none"/>
    </style:style>
    <style:style style:name="Table1.D346" style:family="table-cell">
      <style:table-cell-properties fo:padding="0.0194in" fo:border="none"/>
    </style:style>
    <style:style style:name="Table1.A347" style:family="table-cell">
      <style:table-cell-properties fo:padding="0.0194in" fo:border="none"/>
    </style:style>
    <style:style style:name="Table1.B347" style:family="table-cell">
      <style:table-cell-properties fo:padding="0.0194in" fo:border="none"/>
    </style:style>
    <style:style style:name="Table1.C347" style:family="table-cell">
      <style:table-cell-properties fo:padding="0.0194in" fo:border="none"/>
    </style:style>
    <style:style style:name="Table1.D347" style:family="table-cell">
      <style:table-cell-properties fo:padding="0.0194in" fo:border="none"/>
    </style:style>
    <style:style style:name="Table1.A348" style:family="table-cell">
      <style:table-cell-properties fo:padding="0.0194in" fo:border="none"/>
    </style:style>
    <style:style style:name="Table1.B348" style:family="table-cell">
      <style:table-cell-properties fo:padding="0.0194in" fo:border="none"/>
    </style:style>
    <style:style style:name="Table1.C348" style:family="table-cell">
      <style:table-cell-properties fo:padding="0.0194in" fo:border="none"/>
    </style:style>
    <style:style style:name="Table1.D348" style:family="table-cell">
      <style:table-cell-properties fo:padding="0.0194in" fo:border="none"/>
    </style:style>
    <style:style style:name="Table1.A349" style:family="table-cell">
      <style:table-cell-properties fo:padding="0.0194in" fo:border="none"/>
    </style:style>
    <style:style style:name="Table1.B349" style:family="table-cell">
      <style:table-cell-properties fo:padding="0.0194in" fo:border="none"/>
    </style:style>
    <style:style style:name="Table1.C349" style:family="table-cell">
      <style:table-cell-properties fo:padding="0.0194in" fo:border="none"/>
    </style:style>
    <style:style style:name="Table1.D349" style:family="table-cell">
      <style:table-cell-properties fo:padding="0.0194in" fo:border="none"/>
    </style:style>
    <style:style style:name="Table1.A350" style:family="table-cell">
      <style:table-cell-properties fo:padding="0.0194in" fo:border="none"/>
    </style:style>
    <style:style style:name="Table1.B350" style:family="table-cell">
      <style:table-cell-properties fo:padding="0.0194in" fo:border="none"/>
    </style:style>
    <style:style style:name="Table1.C350" style:family="table-cell">
      <style:table-cell-properties fo:padding="0.0194in" fo:border="none"/>
    </style:style>
    <style:style style:name="Table1.D350" style:family="table-cell">
      <style:table-cell-properties fo:padding="0.0194in" fo:border="none"/>
    </style:style>
    <style:style style:name="Table1.A351" style:family="table-cell">
      <style:table-cell-properties fo:padding="0.0194in" fo:border="none"/>
    </style:style>
    <style:style style:name="Table1.B351" style:family="table-cell">
      <style:table-cell-properties fo:padding="0.0194in" fo:border="none"/>
    </style:style>
    <style:style style:name="Table1.C351" style:family="table-cell">
      <style:table-cell-properties fo:padding="0.0194in" fo:border="none"/>
    </style:style>
    <style:style style:name="Table1.D351" style:family="table-cell">
      <style:table-cell-properties fo:padding="0.0194in" fo:border="none"/>
    </style:style>
    <style:style style:name="Table1.A352" style:family="table-cell">
      <style:table-cell-properties fo:padding="0.0194in" fo:border="none"/>
    </style:style>
    <style:style style:name="Table1.B352" style:family="table-cell">
      <style:table-cell-properties fo:padding="0.0194in" fo:border="none"/>
    </style:style>
    <style:style style:name="Table1.C352" style:family="table-cell">
      <style:table-cell-properties fo:padding="0.0194in" fo:border="none"/>
    </style:style>
    <style:style style:name="Table1.D352" style:family="table-cell">
      <style:table-cell-properties fo:padding="0.0194in" fo:border="none"/>
    </style:style>
    <style:style style:name="Table1.A353" style:family="table-cell">
      <style:table-cell-properties fo:padding="0.0194in" fo:border="none"/>
    </style:style>
    <style:style style:name="Table1.B353" style:family="table-cell">
      <style:table-cell-properties fo:padding="0.0194in" fo:border="none"/>
    </style:style>
    <style:style style:name="Table1.C353" style:family="table-cell">
      <style:table-cell-properties fo:padding="0.0194in" fo:border="none"/>
    </style:style>
    <style:style style:name="Table1.D353" style:family="table-cell">
      <style:table-cell-properties fo:padding="0.0194in" fo:border="none"/>
    </style:style>
    <style:style style:name="Table1.A354" style:family="table-cell">
      <style:table-cell-properties fo:padding="0.0194in" fo:border="none"/>
    </style:style>
    <style:style style:name="Table1.B354" style:family="table-cell">
      <style:table-cell-properties fo:padding="0.0194in" fo:border="none"/>
    </style:style>
    <style:style style:name="Table1.C354" style:family="table-cell">
      <style:table-cell-properties fo:padding="0.0194in" fo:border="none"/>
    </style:style>
    <style:style style:name="Table1.D354" style:family="table-cell">
      <style:table-cell-properties fo:padding="0.0194in" fo:border="none"/>
    </style:style>
    <style:style style:name="Table1.A355" style:family="table-cell">
      <style:table-cell-properties fo:padding="0.0194in" fo:border="none"/>
    </style:style>
    <style:style style:name="Table1.B355" style:family="table-cell">
      <style:table-cell-properties fo:padding="0.0194in" fo:border="none"/>
    </style:style>
    <style:style style:name="Table1.C355" style:family="table-cell">
      <style:table-cell-properties fo:padding="0.0194in" fo:border="none"/>
    </style:style>
    <style:style style:name="Table1.D355" style:family="table-cell">
      <style:table-cell-properties fo:padding="0.0194in" fo:border="none"/>
    </style:style>
    <style:style style:name="Table1.A356" style:family="table-cell">
      <style:table-cell-properties fo:padding="0.0194in" fo:border="none"/>
    </style:style>
    <style:style style:name="Table1.B356" style:family="table-cell">
      <style:table-cell-properties fo:padding="0.0194in" fo:border="none"/>
    </style:style>
    <style:style style:name="Table1.C356" style:family="table-cell">
      <style:table-cell-properties fo:padding="0.0194in" fo:border="none"/>
    </style:style>
    <style:style style:name="Table1.D356" style:family="table-cell">
      <style:table-cell-properties fo:padding="0.0194in" fo:border="none"/>
    </style:style>
    <style:style style:name="Table1.A357" style:family="table-cell">
      <style:table-cell-properties fo:padding="0.0194in" fo:border="none"/>
    </style:style>
    <style:style style:name="Table1.B357" style:family="table-cell">
      <style:table-cell-properties fo:padding="0.0194in" fo:border="none"/>
    </style:style>
    <style:style style:name="Table1.C357" style:family="table-cell">
      <style:table-cell-properties fo:padding="0.0194in" fo:border="none"/>
    </style:style>
    <style:style style:name="Table1.D357" style:family="table-cell">
      <style:table-cell-properties fo:padding="0.0194in" fo:border="none"/>
    </style:style>
    <style:style style:name="Table1.A358" style:family="table-cell">
      <style:table-cell-properties fo:padding="0.0194in" fo:border="none"/>
    </style:style>
    <style:style style:name="Table1.B358" style:family="table-cell">
      <style:table-cell-properties fo:padding="0.0194in" fo:border="none"/>
    </style:style>
    <style:style style:name="Table1.C358" style:family="table-cell">
      <style:table-cell-properties fo:padding="0.0194in" fo:border="none"/>
    </style:style>
    <style:style style:name="Table1.D358" style:family="table-cell">
      <style:table-cell-properties fo:padding="0.0194in" fo:border="none"/>
    </style:style>
    <style:style style:name="Table1.A359" style:family="table-cell">
      <style:table-cell-properties fo:padding="0.0194in" fo:border="none"/>
    </style:style>
    <style:style style:name="Table1.B359" style:family="table-cell">
      <style:table-cell-properties fo:padding="0.0194in" fo:border="none"/>
    </style:style>
    <style:style style:name="Table1.C359" style:family="table-cell">
      <style:table-cell-properties fo:padding="0.0194in" fo:border="none"/>
    </style:style>
    <style:style style:name="Table1.D359" style:family="table-cell">
      <style:table-cell-properties fo:padding="0.0194in" fo:border="none"/>
    </style:style>
    <style:style style:name="Table1.A360" style:family="table-cell">
      <style:table-cell-properties fo:padding="0.0194in" fo:border="none"/>
    </style:style>
    <style:style style:name="Table1.B360" style:family="table-cell">
      <style:table-cell-properties fo:padding="0.0194in" fo:border="none"/>
    </style:style>
    <style:style style:name="Table1.C360" style:family="table-cell">
      <style:table-cell-properties fo:padding="0.0194in" fo:border="none"/>
    </style:style>
    <style:style style:name="Table1.D360" style:family="table-cell">
      <style:table-cell-properties fo:padding="0.0194in" fo:border="none"/>
    </style:style>
    <style:style style:name="Table1.A361" style:family="table-cell">
      <style:table-cell-properties fo:padding="0.0194in" fo:border="none"/>
    </style:style>
    <style:style style:name="Table1.B361" style:family="table-cell">
      <style:table-cell-properties fo:padding="0.0194in" fo:border="none"/>
    </style:style>
    <style:style style:name="Table1.C361" style:family="table-cell">
      <style:table-cell-properties fo:padding="0.0194in" fo:border="none"/>
    </style:style>
    <style:style style:name="Table1.D361" style:family="table-cell">
      <style:table-cell-properties fo:padding="0.0194in" fo:border="none"/>
    </style:style>
    <style:style style:name="Table1.A362" style:family="table-cell">
      <style:table-cell-properties fo:padding="0.0194in" fo:border="none"/>
    </style:style>
    <style:style style:name="Table1.B362" style:family="table-cell">
      <style:table-cell-properties fo:padding="0.0194in" fo:border="none"/>
    </style:style>
    <style:style style:name="Table1.C362" style:family="table-cell">
      <style:table-cell-properties fo:padding="0.0194in" fo:border="none"/>
    </style:style>
    <style:style style:name="Table1.D362" style:family="table-cell">
      <style:table-cell-properties fo:padding="0.0194in" fo:border="none"/>
    </style:style>
    <style:style style:name="Table1.A363" style:family="table-cell">
      <style:table-cell-properties fo:padding="0.0194in" fo:border="none"/>
    </style:style>
    <style:style style:name="Table1.B363" style:family="table-cell">
      <style:table-cell-properties fo:padding="0.0194in" fo:border="none"/>
    </style:style>
    <style:style style:name="Table1.C363" style:family="table-cell">
      <style:table-cell-properties fo:padding="0.0194in" fo:border="none"/>
    </style:style>
    <style:style style:name="Table1.D363" style:family="table-cell">
      <style:table-cell-properties fo:padding="0.0194in" fo:border="none"/>
    </style:style>
    <style:style style:name="Table1.A364" style:family="table-cell">
      <style:table-cell-properties fo:padding="0.0194in" fo:border="none"/>
    </style:style>
    <style:style style:name="Table1.B364" style:family="table-cell">
      <style:table-cell-properties fo:padding="0.0194in" fo:border="none"/>
    </style:style>
    <style:style style:name="Table1.C364" style:family="table-cell">
      <style:table-cell-properties fo:padding="0.0194in" fo:border="none"/>
    </style:style>
    <style:style style:name="Table1.D364" style:family="table-cell">
      <style:table-cell-properties fo:padding="0.0194in" fo:border="none"/>
    </style:style>
    <style:style style:name="Table1.A365" style:family="table-cell">
      <style:table-cell-properties fo:padding="0.0194in" fo:border="none"/>
    </style:style>
    <style:style style:name="Table1.B365" style:family="table-cell">
      <style:table-cell-properties fo:padding="0.0194in" fo:border="none"/>
    </style:style>
    <style:style style:name="Table1.C365" style:family="table-cell">
      <style:table-cell-properties fo:padding="0.0194in" fo:border="none"/>
    </style:style>
    <style:style style:name="Table1.D365" style:family="table-cell">
      <style:table-cell-properties fo:padding="0.0194in" fo:border="none"/>
    </style:style>
    <style:style style:name="Table1.A366" style:family="table-cell">
      <style:table-cell-properties fo:padding="0.0194in" fo:border="none"/>
    </style:style>
    <style:style style:name="Table1.B366" style:family="table-cell">
      <style:table-cell-properties fo:padding="0.0194in" fo:border="none"/>
    </style:style>
    <style:style style:name="Table1.C366" style:family="table-cell">
      <style:table-cell-properties fo:padding="0.0194in" fo:border="none"/>
    </style:style>
    <style:style style:name="Table1.D366" style:family="table-cell">
      <style:table-cell-properties fo:padding="0.0194in" fo:border="none"/>
    </style:style>
    <style:style style:name="Table1.A367" style:family="table-cell">
      <style:table-cell-properties fo:padding="0.0194in" fo:border="none"/>
    </style:style>
    <style:style style:name="Table1.B367" style:family="table-cell">
      <style:table-cell-properties fo:padding="0.0194in" fo:border="none"/>
    </style:style>
    <style:style style:name="Table1.C367" style:family="table-cell">
      <style:table-cell-properties fo:padding="0.0194in" fo:border="none"/>
    </style:style>
    <style:style style:name="Table1.D367" style:family="table-cell">
      <style:table-cell-properties fo:padding="0.0194in" fo:border="none"/>
    </style:style>
    <style:style style:name="Table1.A368" style:family="table-cell">
      <style:table-cell-properties fo:padding="0.0194in" fo:border="none"/>
    </style:style>
    <style:style style:name="Table1.B368" style:family="table-cell">
      <style:table-cell-properties fo:padding="0.0194in" fo:border="none"/>
    </style:style>
    <style:style style:name="Table1.C368" style:family="table-cell">
      <style:table-cell-properties fo:padding="0.0194in" fo:border="none"/>
    </style:style>
    <style:style style:name="Table1.D368" style:family="table-cell">
      <style:table-cell-properties fo:padding="0.0194in" fo:border="none"/>
    </style:style>
    <style:style style:name="Table1.A369" style:family="table-cell">
      <style:table-cell-properties fo:padding="0.0194in" fo:border="none"/>
    </style:style>
    <style:style style:name="Table1.B369" style:family="table-cell">
      <style:table-cell-properties fo:padding="0.0194in" fo:border="none"/>
    </style:style>
    <style:style style:name="Table1.C369" style:family="table-cell">
      <style:table-cell-properties fo:padding="0.0194in" fo:border="none"/>
    </style:style>
    <style:style style:name="Table1.D369" style:family="table-cell">
      <style:table-cell-properties fo:padding="0.0194in" fo:border="none"/>
    </style:style>
    <style:style style:name="Table1.A370" style:family="table-cell">
      <style:table-cell-properties fo:padding="0.0194in" fo:border="none"/>
    </style:style>
    <style:style style:name="Table1.B370" style:family="table-cell">
      <style:table-cell-properties fo:padding="0.0194in" fo:border="none"/>
    </style:style>
    <style:style style:name="Table1.C370" style:family="table-cell">
      <style:table-cell-properties fo:padding="0.0194in" fo:border="none"/>
    </style:style>
    <style:style style:name="Table1.D370" style:family="table-cell">
      <style:table-cell-properties fo:padding="0.0194in" fo:border="none"/>
    </style:style>
    <style:style style:name="Table1.A371" style:family="table-cell">
      <style:table-cell-properties fo:padding="0.0194in" fo:border="none"/>
    </style:style>
    <style:style style:name="Table1.B371" style:family="table-cell">
      <style:table-cell-properties fo:padding="0.0194in" fo:border="none"/>
    </style:style>
    <style:style style:name="Table1.C371" style:family="table-cell">
      <style:table-cell-properties fo:padding="0.0194in" fo:border="none"/>
    </style:style>
    <style:style style:name="Table1.D371" style:family="table-cell">
      <style:table-cell-properties fo:padding="0.0194in" fo:border="none"/>
    </style:style>
    <style:style style:name="Table1.A372" style:family="table-cell">
      <style:table-cell-properties fo:padding="0.0194in" fo:border="none"/>
    </style:style>
    <style:style style:name="Table1.B372" style:family="table-cell">
      <style:table-cell-properties fo:padding="0.0194in" fo:border="none"/>
    </style:style>
    <style:style style:name="Table1.C372" style:family="table-cell">
      <style:table-cell-properties fo:padding="0.0194in" fo:border="none"/>
    </style:style>
    <style:style style:name="Table1.D372" style:family="table-cell">
      <style:table-cell-properties fo:padding="0.0194in" fo:border="none"/>
    </style:style>
    <style:style style:name="Table1.A373" style:family="table-cell">
      <style:table-cell-properties fo:padding="0.0194in" fo:border="none"/>
    </style:style>
    <style:style style:name="Table1.B373" style:family="table-cell">
      <style:table-cell-properties fo:padding="0.0194in" fo:border="none"/>
    </style:style>
    <style:style style:name="Table1.C373" style:family="table-cell">
      <style:table-cell-properties fo:padding="0.0194in" fo:border="none"/>
    </style:style>
    <style:style style:name="Table1.D373" style:family="table-cell">
      <style:table-cell-properties fo:padding="0.0194in" fo:border="none"/>
    </style:style>
    <style:style style:name="Table1.A374" style:family="table-cell">
      <style:table-cell-properties fo:padding="0.0194in" fo:border="none"/>
    </style:style>
    <style:style style:name="Table1.B374" style:family="table-cell">
      <style:table-cell-properties fo:padding="0.0194in" fo:border="none"/>
    </style:style>
    <style:style style:name="Table1.C374" style:family="table-cell">
      <style:table-cell-properties fo:padding="0.0194in" fo:border="none"/>
    </style:style>
    <style:style style:name="Table1.D374" style:family="table-cell">
      <style:table-cell-properties fo:padding="0.0194in" fo:border="none"/>
    </style:style>
    <style:style style:name="Table1.A375" style:family="table-cell">
      <style:table-cell-properties fo:padding="0.0194in" fo:border="none"/>
    </style:style>
    <style:style style:name="Table1.B375" style:family="table-cell">
      <style:table-cell-properties fo:padding="0.0194in" fo:border="none"/>
    </style:style>
    <style:style style:name="Table1.C375" style:family="table-cell">
      <style:table-cell-properties fo:padding="0.0194in" fo:border="none"/>
    </style:style>
    <style:style style:name="Table1.D375" style:family="table-cell">
      <style:table-cell-properties fo:padding="0.0194in" fo:border="none"/>
    </style:style>
    <style:style style:name="Table1.A376" style:family="table-cell">
      <style:table-cell-properties fo:padding="0.0194in" fo:border="none"/>
    </style:style>
    <style:style style:name="Table1.B376" style:family="table-cell">
      <style:table-cell-properties fo:padding="0.0194in" fo:border="none"/>
    </style:style>
    <style:style style:name="Table1.C376" style:family="table-cell">
      <style:table-cell-properties fo:padding="0.0194in" fo:border="none"/>
    </style:style>
    <style:style style:name="Table1.D376" style:family="table-cell">
      <style:table-cell-properties fo:padding="0.0194in" fo:border="none"/>
    </style:style>
    <style:style style:name="Table1.A377" style:family="table-cell">
      <style:table-cell-properties fo:padding="0.0194in" fo:border="none"/>
    </style:style>
    <style:style style:name="Table1.B377" style:family="table-cell">
      <style:table-cell-properties fo:padding="0.0194in" fo:border="none"/>
    </style:style>
    <style:style style:name="Table1.C377" style:family="table-cell">
      <style:table-cell-properties fo:padding="0.0194in" fo:border="none"/>
    </style:style>
    <style:style style:name="Table1.D377" style:family="table-cell">
      <style:table-cell-properties fo:padding="0.0194in" fo:border="none"/>
    </style:style>
    <style:style style:name="Table1.A378" style:family="table-cell">
      <style:table-cell-properties fo:padding="0.0194in" fo:border="none"/>
    </style:style>
    <style:style style:name="Table1.B378" style:family="table-cell">
      <style:table-cell-properties fo:padding="0.0194in" fo:border="none"/>
    </style:style>
    <style:style style:name="Table1.C378" style:family="table-cell">
      <style:table-cell-properties fo:padding="0.0194in" fo:border="none"/>
    </style:style>
    <style:style style:name="Table1.D378" style:family="table-cell">
      <style:table-cell-properties fo:padding="0.0194in" fo:border="none"/>
    </style:style>
    <style:style style:name="Table1.A379" style:family="table-cell">
      <style:table-cell-properties fo:padding="0.0194in" fo:border="none"/>
    </style:style>
    <style:style style:name="Table1.B379" style:family="table-cell">
      <style:table-cell-properties fo:padding="0.0194in" fo:border="none"/>
    </style:style>
    <style:style style:name="Table1.C379" style:family="table-cell">
      <style:table-cell-properties fo:padding="0.0194in" fo:border="none"/>
    </style:style>
    <style:style style:name="Table1.D379" style:family="table-cell">
      <style:table-cell-properties fo:padding="0.0194in" fo:border="none"/>
    </style:style>
    <style:style style:name="Table1.A380" style:family="table-cell">
      <style:table-cell-properties fo:padding="0.0194in" fo:border="none"/>
    </style:style>
    <style:style style:name="Table1.B380" style:family="table-cell">
      <style:table-cell-properties fo:padding="0.0194in" fo:border="none"/>
    </style:style>
    <style:style style:name="Table1.C380" style:family="table-cell">
      <style:table-cell-properties fo:padding="0.0194in" fo:border="none"/>
    </style:style>
    <style:style style:name="Table1.D380" style:family="table-cell">
      <style:table-cell-properties fo:padding="0.0194in" fo:border="none"/>
    </style:style>
    <style:style style:name="Table1.A381" style:family="table-cell">
      <style:table-cell-properties fo:padding="0.0194in" fo:border="none"/>
    </style:style>
    <style:style style:name="Table1.B381" style:family="table-cell">
      <style:table-cell-properties fo:padding="0.0194in" fo:border="none"/>
    </style:style>
    <style:style style:name="Table1.C381" style:family="table-cell">
      <style:table-cell-properties fo:padding="0.0194in" fo:border="none"/>
    </style:style>
    <style:style style:name="Table1.D381" style:family="table-cell">
      <style:table-cell-properties fo:padding="0.0194in" fo:border="none"/>
    </style:style>
    <style:style style:name="Table1.A382" style:family="table-cell">
      <style:table-cell-properties fo:padding="0.0194in" fo:border="none"/>
    </style:style>
    <style:style style:name="Table1.B382" style:family="table-cell">
      <style:table-cell-properties fo:padding="0.0194in" fo:border="none"/>
    </style:style>
    <style:style style:name="Table1.C382" style:family="table-cell">
      <style:table-cell-properties fo:padding="0.0194in" fo:border="none"/>
    </style:style>
    <style:style style:name="Table1.D382" style:family="table-cell">
      <style:table-cell-properties fo:padding="0.0194in" fo:border="none"/>
    </style:style>
    <style:style style:name="Table1.A383" style:family="table-cell">
      <style:table-cell-properties fo:padding="0.0194in" fo:border="none"/>
    </style:style>
    <style:style style:name="Table1.B383" style:family="table-cell">
      <style:table-cell-properties fo:padding="0.0194in" fo:border="none"/>
    </style:style>
    <style:style style:name="Table1.C383" style:family="table-cell">
      <style:table-cell-properties fo:padding="0.0194in" fo:border="none"/>
    </style:style>
    <style:style style:name="Table1.D383" style:family="table-cell">
      <style:table-cell-properties fo:padding="0.0194in" fo:border="none"/>
    </style:style>
    <style:style style:name="Table1.A384" style:family="table-cell">
      <style:table-cell-properties fo:padding="0.0194in" fo:border="none"/>
    </style:style>
    <style:style style:name="Table1.B384" style:family="table-cell">
      <style:table-cell-properties fo:padding="0.0194in" fo:border="none"/>
    </style:style>
    <style:style style:name="Table1.C384" style:family="table-cell">
      <style:table-cell-properties fo:padding="0.0194in" fo:border="none"/>
    </style:style>
    <style:style style:name="Table1.D384" style:family="table-cell">
      <style:table-cell-properties fo:padding="0.0194in" fo:border="none"/>
    </style:style>
    <style:style style:name="Table1.A385" style:family="table-cell">
      <style:table-cell-properties fo:padding="0.0194in" fo:border="none"/>
    </style:style>
    <style:style style:name="Table1.B385" style:family="table-cell">
      <style:table-cell-properties fo:padding="0.0194in" fo:border="none"/>
    </style:style>
    <style:style style:name="Table1.C385" style:family="table-cell">
      <style:table-cell-properties fo:padding="0.0194in" fo:border="none"/>
    </style:style>
    <style:style style:name="Table1.D385" style:family="table-cell">
      <style:table-cell-properties fo:padding="0.0194in" fo:border="none"/>
    </style:style>
    <style:style style:name="Table1.A386" style:family="table-cell">
      <style:table-cell-properties fo:padding="0.0194in" fo:border="none"/>
    </style:style>
    <style:style style:name="Table1.B386" style:family="table-cell">
      <style:table-cell-properties fo:padding="0.0194in" fo:border="none"/>
    </style:style>
    <style:style style:name="Table1.C386" style:family="table-cell">
      <style:table-cell-properties fo:padding="0.0194in" fo:border="none"/>
    </style:style>
    <style:style style:name="Table1.D386" style:family="table-cell">
      <style:table-cell-properties fo:padding="0.0194in" fo:border="none"/>
    </style:style>
    <style:style style:name="Table1.A387" style:family="table-cell">
      <style:table-cell-properties fo:padding="0.0194in" fo:border="none"/>
    </style:style>
    <style:style style:name="Table1.B387" style:family="table-cell">
      <style:table-cell-properties fo:padding="0.0194in" fo:border="none"/>
    </style:style>
    <style:style style:name="Table1.C387" style:family="table-cell">
      <style:table-cell-properties fo:padding="0.0194in" fo:border="none"/>
    </style:style>
    <style:style style:name="Table1.D387" style:family="table-cell">
      <style:table-cell-properties fo:padding="0.0194in" fo:border="none"/>
    </style:style>
    <style:style style:name="Table1.A388" style:family="table-cell">
      <style:table-cell-properties fo:padding="0.0194in" fo:border="none"/>
    </style:style>
    <style:style style:name="Table1.B388" style:family="table-cell">
      <style:table-cell-properties fo:padding="0.0194in" fo:border="none"/>
    </style:style>
    <style:style style:name="Table1.C388" style:family="table-cell">
      <style:table-cell-properties fo:padding="0.0194in" fo:border="none"/>
    </style:style>
    <style:style style:name="Table1.D388" style:family="table-cell">
      <style:table-cell-properties fo:padding="0.0194in" fo:border="none"/>
    </style:style>
    <style:style style:name="Table1.A389" style:family="table-cell">
      <style:table-cell-properties fo:padding="0.0194in" fo:border="none"/>
    </style:style>
    <style:style style:name="Table1.B389" style:family="table-cell">
      <style:table-cell-properties fo:padding="0.0194in" fo:border="none"/>
    </style:style>
    <style:style style:name="Table1.C389" style:family="table-cell">
      <style:table-cell-properties fo:padding="0.0194in" fo:border="none"/>
    </style:style>
    <style:style style:name="Table1.D389" style:family="table-cell">
      <style:table-cell-properties fo:padding="0.0194in" fo:border="none"/>
    </style:style>
    <style:style style:name="Table1.A390" style:family="table-cell">
      <style:table-cell-properties fo:padding="0.0194in" fo:border="none"/>
    </style:style>
    <style:style style:name="Table1.B390" style:family="table-cell">
      <style:table-cell-properties fo:padding="0.0194in" fo:border="none"/>
    </style:style>
    <style:style style:name="Table1.C390" style:family="table-cell">
      <style:table-cell-properties fo:padding="0.0194in" fo:border="none"/>
    </style:style>
    <style:style style:name="Table1.D390" style:family="table-cell">
      <style:table-cell-properties fo:padding="0.0194in" fo:border="none"/>
    </style:style>
    <style:style style:name="Table1.A391" style:family="table-cell">
      <style:table-cell-properties fo:padding="0.0194in" fo:border="none"/>
    </style:style>
    <style:style style:name="Table1.B391" style:family="table-cell">
      <style:table-cell-properties fo:padding="0.0194in" fo:border="none"/>
    </style:style>
    <style:style style:name="Table1.C391" style:family="table-cell">
      <style:table-cell-properties fo:padding="0.0194in" fo:border="none"/>
    </style:style>
    <style:style style:name="Table1.D391" style:family="table-cell">
      <style:table-cell-properties fo:padding="0.0194in" fo:border="none"/>
    </style:style>
    <style:style style:name="Table1.A392" style:family="table-cell">
      <style:table-cell-properties fo:padding="0.0194in" fo:border="none"/>
    </style:style>
    <style:style style:name="Table1.B392" style:family="table-cell">
      <style:table-cell-properties fo:padding="0.0194in" fo:border="none"/>
    </style:style>
    <style:style style:name="Table1.C392" style:family="table-cell">
      <style:table-cell-properties fo:padding="0.0194in" fo:border="none"/>
    </style:style>
    <style:style style:name="Table1.D392" style:family="table-cell">
      <style:table-cell-properties fo:padding="0.0194in" fo:border="none"/>
    </style:style>
    <style:style style:name="Table1.A393" style:family="table-cell">
      <style:table-cell-properties fo:padding="0.0194in" fo:border="none"/>
    </style:style>
    <style:style style:name="Table1.B393" style:family="table-cell">
      <style:table-cell-properties fo:padding="0.0194in" fo:border="none"/>
    </style:style>
    <style:style style:name="Table1.C393" style:family="table-cell">
      <style:table-cell-properties fo:padding="0.0194in" fo:border="none"/>
    </style:style>
    <style:style style:name="Table1.D393" style:family="table-cell">
      <style:table-cell-properties fo:padding="0.0194in" fo:border="none"/>
    </style:style>
    <style:style style:name="Table1.A394" style:family="table-cell">
      <style:table-cell-properties fo:padding="0.0194in" fo:border="none"/>
    </style:style>
    <style:style style:name="Table1.B394" style:family="table-cell">
      <style:table-cell-properties fo:padding="0.0194in" fo:border="none"/>
    </style:style>
    <style:style style:name="Table1.C394" style:family="table-cell">
      <style:table-cell-properties fo:padding="0.0194in" fo:border="none"/>
    </style:style>
    <style:style style:name="Table1.D394" style:family="table-cell">
      <style:table-cell-properties fo:padding="0.0194in" fo:border="none"/>
    </style:style>
    <style:style style:name="Table1.A395" style:family="table-cell">
      <style:table-cell-properties fo:padding="0.0194in" fo:border="none"/>
    </style:style>
    <style:style style:name="Table1.B395" style:family="table-cell">
      <style:table-cell-properties fo:padding="0.0194in" fo:border="none"/>
    </style:style>
    <style:style style:name="Table1.C395" style:family="table-cell">
      <style:table-cell-properties fo:padding="0.0194in" fo:border="none"/>
    </style:style>
    <style:style style:name="Table1.D395" style:family="table-cell">
      <style:table-cell-properties fo:padding="0.0194in" fo:border="none"/>
    </style:style>
    <style:style style:name="Table1.A396" style:family="table-cell">
      <style:table-cell-properties fo:padding="0.0194in" fo:border="none"/>
    </style:style>
    <style:style style:name="Table1.B396" style:family="table-cell">
      <style:table-cell-properties fo:padding="0.0194in" fo:border="none"/>
    </style:style>
    <style:style style:name="Table1.C396" style:family="table-cell">
      <style:table-cell-properties fo:padding="0.0194in" fo:border="none"/>
    </style:style>
    <style:style style:name="Table1.D396" style:family="table-cell">
      <style:table-cell-properties fo:padding="0.0194in" fo:border="none"/>
    </style:style>
    <style:style style:name="Table1.A397" style:family="table-cell">
      <style:table-cell-properties fo:padding="0.0194in" fo:border="none"/>
    </style:style>
    <style:style style:name="Table1.B397" style:family="table-cell">
      <style:table-cell-properties fo:padding="0.0194in" fo:border="none"/>
    </style:style>
    <style:style style:name="Table1.C397" style:family="table-cell">
      <style:table-cell-properties fo:padding="0.0194in" fo:border="none"/>
    </style:style>
    <style:style style:name="Table1.D397" style:family="table-cell">
      <style:table-cell-properties fo:padding="0.0194in" fo:border="none"/>
    </style:style>
    <style:style style:name="Table1.A398" style:family="table-cell">
      <style:table-cell-properties fo:padding="0.0194in" fo:border="none"/>
    </style:style>
    <style:style style:name="Table1.B398" style:family="table-cell">
      <style:table-cell-properties fo:padding="0.0194in" fo:border="none"/>
    </style:style>
    <style:style style:name="Table1.C398" style:family="table-cell">
      <style:table-cell-properties fo:padding="0.0194in" fo:border="none"/>
    </style:style>
    <style:style style:name="Table1.D398" style:family="table-cell">
      <style:table-cell-properties fo:padding="0.0194in" fo:border="none"/>
    </style:style>
    <style:style style:name="Table1.A399" style:family="table-cell">
      <style:table-cell-properties fo:padding="0.0194in" fo:border="none"/>
    </style:style>
    <style:style style:name="Table1.B399" style:family="table-cell">
      <style:table-cell-properties fo:padding="0.0194in" fo:border="none"/>
    </style:style>
    <style:style style:name="Table1.C399" style:family="table-cell">
      <style:table-cell-properties fo:padding="0.0194in" fo:border="none"/>
    </style:style>
    <style:style style:name="Table1.D399" style:family="table-cell">
      <style:table-cell-properties fo:padding="0.0194in" fo:border="none"/>
    </style:style>
    <style:style style:name="Table1.A400" style:family="table-cell">
      <style:table-cell-properties fo:padding="0.0194in" fo:border="none"/>
    </style:style>
    <style:style style:name="Table1.B400" style:family="table-cell">
      <style:table-cell-properties fo:padding="0.0194in" fo:border="none"/>
    </style:style>
    <style:style style:name="Table1.C400" style:family="table-cell">
      <style:table-cell-properties fo:padding="0.0194in" fo:border="none"/>
    </style:style>
    <style:style style:name="Table1.D400" style:family="table-cell">
      <style:table-cell-properties fo:padding="0.0194in" fo:border="none"/>
    </style:style>
    <style:style style:name="Table1.A401" style:family="table-cell">
      <style:table-cell-properties fo:padding="0.0194in" fo:border="none"/>
    </style:style>
    <style:style style:name="Table1.B401" style:family="table-cell">
      <style:table-cell-properties fo:padding="0.0194in" fo:border="none"/>
    </style:style>
    <style:style style:name="Table1.C401" style:family="table-cell">
      <style:table-cell-properties fo:padding="0.0194in" fo:border="none"/>
    </style:style>
    <style:style style:name="Table1.D401" style:family="table-cell">
      <style:table-cell-properties fo:padding="0.0194in" fo:border="none"/>
    </style:style>
    <style:style style:name="Table1.A402" style:family="table-cell">
      <style:table-cell-properties fo:padding="0.0194in" fo:border="none"/>
    </style:style>
    <style:style style:name="Table1.B402" style:family="table-cell">
      <style:table-cell-properties fo:padding="0.0194in" fo:border="none"/>
    </style:style>
    <style:style style:name="Table1.C402" style:family="table-cell">
      <style:table-cell-properties fo:padding="0.0194in" fo:border="none"/>
    </style:style>
    <style:style style:name="Table1.D402" style:family="table-cell">
      <style:table-cell-properties fo:padding="0.0194in" fo:border="none"/>
    </style:style>
    <style:style style:name="Table1.A403" style:family="table-cell">
      <style:table-cell-properties fo:padding="0.0194in" fo:border="none"/>
    </style:style>
    <style:style style:name="Table1.B403" style:family="table-cell">
      <style:table-cell-properties fo:padding="0.0194in" fo:border="none"/>
    </style:style>
    <style:style style:name="Table1.C403" style:family="table-cell">
      <style:table-cell-properties fo:padding="0.0194in" fo:border="none"/>
    </style:style>
    <style:style style:name="Table1.D403" style:family="table-cell">
      <style:table-cell-properties fo:padding="0.0194in" fo:border="none"/>
    </style:style>
    <style:style style:name="Table1.A404" style:family="table-cell">
      <style:table-cell-properties fo:padding="0.0194in" fo:border="none"/>
    </style:style>
    <style:style style:name="Table1.B404" style:family="table-cell">
      <style:table-cell-properties fo:padding="0.0194in" fo:border="none"/>
    </style:style>
    <style:style style:name="Table1.C404" style:family="table-cell">
      <style:table-cell-properties fo:padding="0.0194in" fo:border="none"/>
    </style:style>
    <style:style style:name="Table1.D404" style:family="table-cell">
      <style:table-cell-properties fo:padding="0.0194in" fo:border="none"/>
    </style:style>
    <style:style style:name="Table1.A405" style:family="table-cell">
      <style:table-cell-properties fo:padding="0.0194in" fo:border="none"/>
    </style:style>
    <style:style style:name="Table1.B405" style:family="table-cell">
      <style:table-cell-properties fo:padding="0.0194in" fo:border="none"/>
    </style:style>
    <style:style style:name="Table1.C405" style:family="table-cell">
      <style:table-cell-properties fo:padding="0.0194in" fo:border="none"/>
    </style:style>
    <style:style style:name="Table1.D405" style:family="table-cell">
      <style:table-cell-properties fo:padding="0.0194in" fo:border="none"/>
    </style:style>
    <style:style style:name="Table1.A406" style:family="table-cell">
      <style:table-cell-properties fo:padding="0.0194in" fo:border="none"/>
    </style:style>
    <style:style style:name="Table1.B406" style:family="table-cell">
      <style:table-cell-properties fo:padding="0.0194in" fo:border="none"/>
    </style:style>
    <style:style style:name="Table1.C406" style:family="table-cell">
      <style:table-cell-properties fo:padding="0.0194in" fo:border="none"/>
    </style:style>
    <style:style style:name="Table1.D406" style:family="table-cell">
      <style:table-cell-properties fo:padding="0.0194in" fo:border="none"/>
    </style:style>
    <style:style style:name="Table1.A407" style:family="table-cell">
      <style:table-cell-properties fo:padding="0.0194in" fo:border="none"/>
    </style:style>
    <style:style style:name="Table1.B407" style:family="table-cell">
      <style:table-cell-properties fo:padding="0.0194in" fo:border="none"/>
    </style:style>
    <style:style style:name="Table1.C407" style:family="table-cell">
      <style:table-cell-properties fo:padding="0.0194in" fo:border="none"/>
    </style:style>
    <style:style style:name="Table1.D407" style:family="table-cell">
      <style:table-cell-properties fo:padding="0.0194in" fo:border="none"/>
    </style:style>
    <style:style style:name="Table1.A408" style:family="table-cell">
      <style:table-cell-properties fo:padding="0.0194in" fo:border="none"/>
    </style:style>
    <style:style style:name="Table1.B408" style:family="table-cell">
      <style:table-cell-properties fo:padding="0.0194in" fo:border="none"/>
    </style:style>
    <style:style style:name="Table1.C408" style:family="table-cell">
      <style:table-cell-properties fo:padding="0.0194in" fo:border="none"/>
    </style:style>
    <style:style style:name="Table1.D408" style:family="table-cell">
      <style:table-cell-properties fo:padding="0.0194in" fo:border="none"/>
    </style:style>
    <style:style style:name="Table1.A409" style:family="table-cell">
      <style:table-cell-properties fo:padding="0.0194in" fo:border="none"/>
    </style:style>
    <style:style style:name="Table1.B409" style:family="table-cell">
      <style:table-cell-properties fo:padding="0.0194in" fo:border="none"/>
    </style:style>
    <style:style style:name="Table1.C409" style:family="table-cell">
      <style:table-cell-properties fo:padding="0.0194in" fo:border="none"/>
    </style:style>
    <style:style style:name="Table1.D409" style:family="table-cell">
      <style:table-cell-properties fo:padding="0.0194in" fo:border="none"/>
    </style:style>
    <style:style style:name="Table1.A410" style:family="table-cell">
      <style:table-cell-properties fo:padding="0.0194in" fo:border="none"/>
    </style:style>
    <style:style style:name="Table1.B410" style:family="table-cell">
      <style:table-cell-properties fo:padding="0.0194in" fo:border="none"/>
    </style:style>
    <style:style style:name="Table1.C410" style:family="table-cell">
      <style:table-cell-properties fo:padding="0.0194in" fo:border="none"/>
    </style:style>
    <style:style style:name="Table1.D410" style:family="table-cell">
      <style:table-cell-properties fo:padding="0.0194in" fo:border="none"/>
    </style:style>
    <style:style style:name="Table1.A411" style:family="table-cell">
      <style:table-cell-properties fo:padding="0.0194in" fo:border="none"/>
    </style:style>
    <style:style style:name="Table1.B411" style:family="table-cell">
      <style:table-cell-properties fo:padding="0.0194in" fo:border="none"/>
    </style:style>
    <style:style style:name="Table1.C411" style:family="table-cell">
      <style:table-cell-properties fo:padding="0.0194in" fo:border="none"/>
    </style:style>
    <style:style style:name="Table1.D411" style:family="table-cell">
      <style:table-cell-properties fo:padding="0.0194in" fo:border="none"/>
    </style:style>
    <style:style style:name="Table1.A412" style:family="table-cell">
      <style:table-cell-properties fo:padding="0.0194in" fo:border="none"/>
    </style:style>
    <style:style style:name="Table1.B412" style:family="table-cell">
      <style:table-cell-properties fo:padding="0.0194in" fo:border="none"/>
    </style:style>
    <style:style style:name="Table1.C412" style:family="table-cell">
      <style:table-cell-properties fo:padding="0.0194in" fo:border="none"/>
    </style:style>
    <style:style style:name="Table1.D412" style:family="table-cell">
      <style:table-cell-properties fo:padding="0.0194in" fo:border="none"/>
    </style:style>
    <style:style style:name="Table1.A413" style:family="table-cell">
      <style:table-cell-properties fo:padding="0.0194in" fo:border="none"/>
    </style:style>
    <style:style style:name="Table1.B413" style:family="table-cell">
      <style:table-cell-properties fo:padding="0.0194in" fo:border="none"/>
    </style:style>
    <style:style style:name="Table1.C413" style:family="table-cell">
      <style:table-cell-properties fo:padding="0.0194in" fo:border="none"/>
    </style:style>
    <style:style style:name="Table1.D413" style:family="table-cell">
      <style:table-cell-properties fo:padding="0.0194in" fo:border="none"/>
    </style:style>
    <style:style style:name="Table1.A414" style:family="table-cell">
      <style:table-cell-properties fo:padding="0.0194in" fo:border="none"/>
    </style:style>
    <style:style style:name="Table1.B414" style:family="table-cell">
      <style:table-cell-properties fo:padding="0.0194in" fo:border="none"/>
    </style:style>
    <style:style style:name="Table1.C414" style:family="table-cell">
      <style:table-cell-properties fo:padding="0.0194in" fo:border="none"/>
    </style:style>
    <style:style style:name="Table1.D414" style:family="table-cell">
      <style:table-cell-properties fo:padding="0.0194in" fo:border="none"/>
    </style:style>
    <style:style style:name="Table1.A415" style:family="table-cell">
      <style:table-cell-properties fo:padding="0.0194in" fo:border="none"/>
    </style:style>
    <style:style style:name="Table1.B415" style:family="table-cell">
      <style:table-cell-properties fo:padding="0.0194in" fo:border="none"/>
    </style:style>
    <style:style style:name="Table1.C415" style:family="table-cell">
      <style:table-cell-properties fo:padding="0.0194in" fo:border="none"/>
    </style:style>
    <style:style style:name="Table1.D415" style:family="table-cell">
      <style:table-cell-properties fo:padding="0.0194in" fo:border="none"/>
    </style:style>
    <style:style style:name="Table1.A416" style:family="table-cell">
      <style:table-cell-properties fo:padding="0.0194in" fo:border="none"/>
    </style:style>
    <style:style style:name="Table1.B416" style:family="table-cell">
      <style:table-cell-properties fo:padding="0.0194in" fo:border="none"/>
    </style:style>
    <style:style style:name="Table1.C416" style:family="table-cell">
      <style:table-cell-properties fo:padding="0.0194in" fo:border="none"/>
    </style:style>
    <style:style style:name="Table1.D416" style:family="table-cell">
      <style:table-cell-properties fo:padding="0.0194in" fo:border="none"/>
    </style:style>
    <style:style style:name="Table1.A417" style:family="table-cell">
      <style:table-cell-properties fo:padding="0.0194in" fo:border="none"/>
    </style:style>
    <style:style style:name="Table1.B417" style:family="table-cell">
      <style:table-cell-properties fo:padding="0.0194in" fo:border="none"/>
    </style:style>
    <style:style style:name="Table1.C417" style:family="table-cell">
      <style:table-cell-properties fo:padding="0.0194in" fo:border="none"/>
    </style:style>
    <style:style style:name="Table1.D417" style:family="table-cell">
      <style:table-cell-properties fo:padding="0.0194in" fo:border="none"/>
    </style:style>
    <style:style style:name="Table1.A418" style:family="table-cell">
      <style:table-cell-properties fo:padding="0.0194in" fo:border="none"/>
    </style:style>
    <style:style style:name="Table1.B418" style:family="table-cell">
      <style:table-cell-properties fo:padding="0.0194in" fo:border="none"/>
    </style:style>
    <style:style style:name="Table1.C418" style:family="table-cell">
      <style:table-cell-properties fo:padding="0.0194in" fo:border="none"/>
    </style:style>
    <style:style style:name="Table1.D418" style:family="table-cell">
      <style:table-cell-properties fo:padding="0.0194in" fo:border="none"/>
    </style:style>
    <style:style style:name="Table1.A419" style:family="table-cell">
      <style:table-cell-properties fo:padding="0.0194in" fo:border="none"/>
    </style:style>
    <style:style style:name="Table1.B419" style:family="table-cell">
      <style:table-cell-properties fo:padding="0.0194in" fo:border="none"/>
    </style:style>
    <style:style style:name="Table1.C419" style:family="table-cell">
      <style:table-cell-properties fo:padding="0.0194in" fo:border="none"/>
    </style:style>
    <style:style style:name="Table1.D419" style:family="table-cell">
      <style:table-cell-properties fo:padding="0.0194in" fo:border="none"/>
    </style:style>
    <style:style style:name="Table1.A420" style:family="table-cell">
      <style:table-cell-properties fo:padding="0.0194in" fo:border="none"/>
    </style:style>
    <style:style style:name="Table1.B420" style:family="table-cell">
      <style:table-cell-properties fo:padding="0.0194in" fo:border="none"/>
    </style:style>
    <style:style style:name="Table1.C420" style:family="table-cell">
      <style:table-cell-properties fo:padding="0.0194in" fo:border="none"/>
    </style:style>
    <style:style style:name="Table1.D420" style:family="table-cell">
      <style:table-cell-properties fo:padding="0.0194in" fo:border="none"/>
    </style:style>
    <style:style style:name="Table1.A421" style:family="table-cell">
      <style:table-cell-properties fo:padding="0.0194in" fo:border="none"/>
    </style:style>
    <style:style style:name="Table1.B421" style:family="table-cell">
      <style:table-cell-properties fo:padding="0.0194in" fo:border="none"/>
    </style:style>
    <style:style style:name="Table1.C421" style:family="table-cell">
      <style:table-cell-properties fo:padding="0.0194in" fo:border="none"/>
    </style:style>
    <style:style style:name="Table1.D421" style:family="table-cell">
      <style:table-cell-properties fo:padding="0.0194in" fo:border="none"/>
    </style:style>
    <style:style style:name="Table1.A422" style:family="table-cell">
      <style:table-cell-properties fo:padding="0.0194in" fo:border="none"/>
    </style:style>
    <style:style style:name="Table1.B422" style:family="table-cell">
      <style:table-cell-properties fo:padding="0.0194in" fo:border="none"/>
    </style:style>
    <style:style style:name="Table1.C422" style:family="table-cell">
      <style:table-cell-properties fo:padding="0.0194in" fo:border="none"/>
    </style:style>
    <style:style style:name="Table1.D422" style:family="table-cell">
      <style:table-cell-properties fo:padding="0.0194in" fo:border="none"/>
    </style:style>
    <style:style style:name="Table1.A423" style:family="table-cell">
      <style:table-cell-properties fo:padding="0.0194in" fo:border="none"/>
    </style:style>
    <style:style style:name="Table1.B423" style:family="table-cell">
      <style:table-cell-properties fo:padding="0.0194in" fo:border="none"/>
    </style:style>
    <style:style style:name="Table1.C423" style:family="table-cell">
      <style:table-cell-properties fo:padding="0.0194in" fo:border="none"/>
    </style:style>
    <style:style style:name="Table1.D423" style:family="table-cell">
      <style:table-cell-properties fo:padding="0.0194in" fo:border="none"/>
    </style:style>
    <style:style style:name="Table1.A424" style:family="table-cell">
      <style:table-cell-properties fo:padding="0.0194in" fo:border="none"/>
    </style:style>
    <style:style style:name="Table1.B424" style:family="table-cell">
      <style:table-cell-properties fo:padding="0.0194in" fo:border="none"/>
    </style:style>
    <style:style style:name="Table1.C424" style:family="table-cell">
      <style:table-cell-properties fo:padding="0.0194in" fo:border="none"/>
    </style:style>
    <style:style style:name="Table1.D424" style:family="table-cell">
      <style:table-cell-properties fo:padding="0.0194in" fo:border="none"/>
    </style:style>
    <style:style style:name="Table1.A425" style:family="table-cell">
      <style:table-cell-properties fo:padding="0.0194in" fo:border="none"/>
    </style:style>
    <style:style style:name="Table1.B425" style:family="table-cell">
      <style:table-cell-properties fo:padding="0.0194in" fo:border="none"/>
    </style:style>
    <style:style style:name="Table1.C425" style:family="table-cell">
      <style:table-cell-properties fo:padding="0.0194in" fo:border="none"/>
    </style:style>
    <style:style style:name="Table1.D425" style:family="table-cell">
      <style:table-cell-properties fo:padding="0.0194in" fo:border="none"/>
    </style:style>
    <style:style style:name="Table1.A426" style:family="table-cell">
      <style:table-cell-properties fo:padding="0.0194in" fo:border="none"/>
    </style:style>
    <style:style style:name="Table1.B426" style:family="table-cell">
      <style:table-cell-properties fo:padding="0.0194in" fo:border="none"/>
    </style:style>
    <style:style style:name="Table1.C426" style:family="table-cell">
      <style:table-cell-properties fo:padding="0.0194in" fo:border="none"/>
    </style:style>
    <style:style style:name="Table1.D426" style:family="table-cell">
      <style:table-cell-properties fo:padding="0.0194in" fo:border="none"/>
    </style:style>
    <style:style style:name="Table1.A427" style:family="table-cell">
      <style:table-cell-properties fo:padding="0.0194in" fo:border="none"/>
    </style:style>
    <style:style style:name="Table1.B427" style:family="table-cell">
      <style:table-cell-properties fo:padding="0.0194in" fo:border="none"/>
    </style:style>
    <style:style style:name="Table1.C427" style:family="table-cell">
      <style:table-cell-properties fo:padding="0.0194in" fo:border="none"/>
    </style:style>
    <style:style style:name="Table1.D427" style:family="table-cell">
      <style:table-cell-properties fo:padding="0.0194in" fo:border="none"/>
    </style:style>
    <style:style style:name="Table1.A428" style:family="table-cell">
      <style:table-cell-properties fo:padding="0.0194in" fo:border="none"/>
    </style:style>
    <style:style style:name="Table1.B428" style:family="table-cell">
      <style:table-cell-properties fo:padding="0.0194in" fo:border="none"/>
    </style:style>
    <style:style style:name="Table1.C428" style:family="table-cell">
      <style:table-cell-properties fo:padding="0.0194in" fo:border="none"/>
    </style:style>
    <style:style style:name="Table1.D428" style:family="table-cell">
      <style:table-cell-properties fo:padding="0.0194in" fo:border="none"/>
    </style:style>
    <style:style style:name="Table1.A429" style:family="table-cell">
      <style:table-cell-properties fo:padding="0.0194in" fo:border="none"/>
    </style:style>
    <style:style style:name="Table1.B429" style:family="table-cell">
      <style:table-cell-properties fo:padding="0.0194in" fo:border="none"/>
    </style:style>
    <style:style style:name="Table1.C429" style:family="table-cell">
      <style:table-cell-properties fo:padding="0.0194in" fo:border="none"/>
    </style:style>
    <style:style style:name="Table1.D429" style:family="table-cell">
      <style:table-cell-properties fo:padding="0.0194in" fo:border="none"/>
    </style:style>
    <style:style style:name="Table1.A430" style:family="table-cell">
      <style:table-cell-properties fo:padding="0.0194in" fo:border="none"/>
    </style:style>
    <style:style style:name="Table1.B430" style:family="table-cell">
      <style:table-cell-properties fo:padding="0.0194in" fo:border="none"/>
    </style:style>
    <style:style style:name="Table1.C430" style:family="table-cell">
      <style:table-cell-properties fo:padding="0.0194in" fo:border="none"/>
    </style:style>
    <style:style style:name="Table1.D430" style:family="table-cell">
      <style:table-cell-properties fo:padding="0.0194in" fo:border="none"/>
    </style:style>
    <style:style style:name="Table1.A431" style:family="table-cell">
      <style:table-cell-properties fo:padding="0.0194in" fo:border="none"/>
    </style:style>
    <style:style style:name="Table1.B431" style:family="table-cell">
      <style:table-cell-properties fo:padding="0.0194in" fo:border="none"/>
    </style:style>
    <style:style style:name="Table1.C431" style:family="table-cell">
      <style:table-cell-properties fo:padding="0.0194in" fo:border="none"/>
    </style:style>
    <style:style style:name="Table1.D431" style:family="table-cell">
      <style:table-cell-properties fo:padding="0.0194in" fo:border="none"/>
    </style:style>
    <style:style style:name="Table1.A432" style:family="table-cell">
      <style:table-cell-properties fo:padding="0.0194in" fo:border="none"/>
    </style:style>
    <style:style style:name="Table1.B432" style:family="table-cell">
      <style:table-cell-properties fo:padding="0.0194in" fo:border="none"/>
    </style:style>
    <style:style style:name="Table1.C432" style:family="table-cell">
      <style:table-cell-properties fo:padding="0.0194in" fo:border="none"/>
    </style:style>
    <style:style style:name="Table1.D432" style:family="table-cell">
      <style:table-cell-properties fo:padding="0.0194in" fo:border="none"/>
    </style:style>
    <style:style style:name="Table1.A433" style:family="table-cell">
      <style:table-cell-properties fo:padding="0.0194in" fo:border="none"/>
    </style:style>
    <style:style style:name="Table1.B433" style:family="table-cell">
      <style:table-cell-properties fo:padding="0.0194in" fo:border="none"/>
    </style:style>
    <style:style style:name="Table1.C433" style:family="table-cell">
      <style:table-cell-properties fo:padding="0.0194in" fo:border="none"/>
    </style:style>
    <style:style style:name="Table1.D433" style:family="table-cell">
      <style:table-cell-properties fo:padding="0.0194in" fo:border="none"/>
    </style:style>
    <style:style style:name="Table1.A434" style:family="table-cell">
      <style:table-cell-properties fo:padding="0.0194in" fo:border="none"/>
    </style:style>
    <style:style style:name="Table1.B434" style:family="table-cell">
      <style:table-cell-properties fo:padding="0.0194in" fo:border="none"/>
    </style:style>
    <style:style style:name="Table1.C434" style:family="table-cell">
      <style:table-cell-properties fo:padding="0.0194in" fo:border="none"/>
    </style:style>
    <style:style style:name="Table1.D434" style:family="table-cell">
      <style:table-cell-properties fo:padding="0.0194in" fo:border="none"/>
    </style:style>
    <style:style style:name="Table1.A435" style:family="table-cell">
      <style:table-cell-properties fo:padding="0.0194in" fo:border="none"/>
    </style:style>
    <style:style style:name="Table1.B435" style:family="table-cell">
      <style:table-cell-properties fo:padding="0.0194in" fo:border="none"/>
    </style:style>
    <style:style style:name="Table1.C435" style:family="table-cell">
      <style:table-cell-properties fo:padding="0.0194in" fo:border="none"/>
    </style:style>
    <style:style style:name="Table1.D435" style:family="table-cell">
      <style:table-cell-properties fo:padding="0.0194in" fo:border="none"/>
    </style:style>
    <style:style style:name="Table1.A436" style:family="table-cell">
      <style:table-cell-properties fo:padding="0.0194in" fo:border="none"/>
    </style:style>
    <style:style style:name="Table1.B436" style:family="table-cell">
      <style:table-cell-properties fo:padding="0.0194in" fo:border="none"/>
    </style:style>
    <style:style style:name="Table1.C436" style:family="table-cell">
      <style:table-cell-properties fo:padding="0.0194in" fo:border="none"/>
    </style:style>
    <style:style style:name="Table1.D436" style:family="table-cell">
      <style:table-cell-properties fo:padding="0.0194in" fo:border="none"/>
    </style:style>
    <style:style style:name="Table1.A437" style:family="table-cell">
      <style:table-cell-properties fo:padding="0.0194in" fo:border="none"/>
    </style:style>
    <style:style style:name="Table1.B437" style:family="table-cell">
      <style:table-cell-properties fo:padding="0.0194in" fo:border="none"/>
    </style:style>
    <style:style style:name="Table1.C437" style:family="table-cell">
      <style:table-cell-properties fo:padding="0.0194in" fo:border="none"/>
    </style:style>
    <style:style style:name="Table1.D437" style:family="table-cell">
      <style:table-cell-properties fo:padding="0.0194in" fo:border="none"/>
    </style:style>
    <style:style style:name="Table1.A438" style:family="table-cell">
      <style:table-cell-properties fo:padding="0.0194in" fo:border="none"/>
    </style:style>
    <style:style style:name="Table1.B438" style:family="table-cell">
      <style:table-cell-properties fo:padding="0.0194in" fo:border="none"/>
    </style:style>
    <style:style style:name="Table1.C438" style:family="table-cell">
      <style:table-cell-properties fo:padding="0.0194in" fo:border="none"/>
    </style:style>
    <style:style style:name="Table1.D438" style:family="table-cell">
      <style:table-cell-properties fo:padding="0.0194in" fo:border="none"/>
    </style:style>
    <style:style style:name="Table1.A439" style:family="table-cell">
      <style:table-cell-properties fo:padding="0.0194in" fo:border="none"/>
    </style:style>
    <style:style style:name="Table1.B439" style:family="table-cell">
      <style:table-cell-properties fo:padding="0.0194in" fo:border="none"/>
    </style:style>
    <style:style style:name="Table1.C439" style:family="table-cell">
      <style:table-cell-properties fo:padding="0.0194in" fo:border="none"/>
    </style:style>
    <style:style style:name="Table1.D439" style:family="table-cell">
      <style:table-cell-properties fo:padding="0.0194in" fo:border="none"/>
    </style:style>
    <style:style style:name="Table1.A440" style:family="table-cell">
      <style:table-cell-properties fo:padding="0.0194in" fo:border="none"/>
    </style:style>
    <style:style style:name="Table1.B440" style:family="table-cell">
      <style:table-cell-properties fo:padding="0.0194in" fo:border="none"/>
    </style:style>
    <style:style style:name="Table1.C440" style:family="table-cell">
      <style:table-cell-properties fo:padding="0.0194in" fo:border="none"/>
    </style:style>
    <style:style style:name="Table1.D440" style:family="table-cell">
      <style:table-cell-properties fo:padding="0.0194in" fo:border="none"/>
    </style:style>
    <style:style style:name="Table1.A441" style:family="table-cell">
      <style:table-cell-properties fo:padding="0.0194in" fo:border="none"/>
    </style:style>
    <style:style style:name="Table1.B441" style:family="table-cell">
      <style:table-cell-properties fo:padding="0.0194in" fo:border="none"/>
    </style:style>
    <style:style style:name="Table1.C441" style:family="table-cell">
      <style:table-cell-properties fo:padding="0.0194in" fo:border="none"/>
    </style:style>
    <style:style style:name="Table1.D441" style:family="table-cell">
      <style:table-cell-properties fo:padding="0.0194in" fo:border="none"/>
    </style:style>
    <style:style style:name="Table1.A442" style:family="table-cell">
      <style:table-cell-properties fo:padding="0.0194in" fo:border="none"/>
    </style:style>
    <style:style style:name="Table1.B442" style:family="table-cell">
      <style:table-cell-properties fo:padding="0.0194in" fo:border="none"/>
    </style:style>
    <style:style style:name="Table1.C442" style:family="table-cell">
      <style:table-cell-properties fo:padding="0.0194in" fo:border="none"/>
    </style:style>
    <style:style style:name="Table1.D442" style:family="table-cell">
      <style:table-cell-properties fo:padding="0.0194in" fo:border="none"/>
    </style:style>
    <style:style style:name="Table1.A443" style:family="table-cell">
      <style:table-cell-properties fo:padding="0.0194in" fo:border="none"/>
    </style:style>
    <style:style style:name="Table1.B443" style:family="table-cell">
      <style:table-cell-properties fo:padding="0.0194in" fo:border="none"/>
    </style:style>
    <style:style style:name="Table1.C443" style:family="table-cell">
      <style:table-cell-properties fo:padding="0.0194in" fo:border="none"/>
    </style:style>
    <style:style style:name="Table1.D443" style:family="table-cell">
      <style:table-cell-properties fo:padding="0.0194in" fo:border="none"/>
    </style:style>
    <style:style style:name="Table1.A444" style:family="table-cell">
      <style:table-cell-properties fo:padding="0.0194in" fo:border="none"/>
    </style:style>
    <style:style style:name="Table1.B444" style:family="table-cell">
      <style:table-cell-properties fo:padding="0.0194in" fo:border="none"/>
    </style:style>
    <style:style style:name="Table1.C444" style:family="table-cell">
      <style:table-cell-properties fo:padding="0.0194in" fo:border="none"/>
    </style:style>
    <style:style style:name="Table1.D444" style:family="table-cell">
      <style:table-cell-properties fo:padding="0.0194in" fo:border="none"/>
    </style:style>
    <style:style style:name="Table1.A445" style:family="table-cell">
      <style:table-cell-properties fo:padding="0.0194in" fo:border="none"/>
    </style:style>
    <style:style style:name="Table1.B445" style:family="table-cell">
      <style:table-cell-properties fo:padding="0.0194in" fo:border="none"/>
    </style:style>
    <style:style style:name="Table1.C445" style:family="table-cell">
      <style:table-cell-properties fo:padding="0.0194in" fo:border="none"/>
    </style:style>
    <style:style style:name="Table1.D445" style:family="table-cell">
      <style:table-cell-properties fo:padding="0.0194in" fo:border="none"/>
    </style:style>
    <style:style style:name="Table1.A446" style:family="table-cell">
      <style:table-cell-properties fo:padding="0.0194in" fo:border="none"/>
    </style:style>
    <style:style style:name="Table1.B446" style:family="table-cell">
      <style:table-cell-properties fo:padding="0.0194in" fo:border="none"/>
    </style:style>
    <style:style style:name="Table1.C446" style:family="table-cell">
      <style:table-cell-properties fo:padding="0.0194in" fo:border="none"/>
    </style:style>
    <style:style style:name="Table1.D446" style:family="table-cell">
      <style:table-cell-properties fo:padding="0.0194in" fo:border="none"/>
    </style:style>
    <style:style style:name="Table1.A447" style:family="table-cell">
      <style:table-cell-properties fo:padding="0.0194in" fo:border="none"/>
    </style:style>
    <style:style style:name="Table1.B447" style:family="table-cell">
      <style:table-cell-properties fo:padding="0.0194in" fo:border="none"/>
    </style:style>
    <style:style style:name="Table1.C447" style:family="table-cell">
      <style:table-cell-properties fo:padding="0.0194in" fo:border="none"/>
    </style:style>
    <style:style style:name="Table1.D447" style:family="table-cell">
      <style:table-cell-properties fo:padding="0.0194in" fo:border="none"/>
    </style:style>
    <style:style style:name="Table1.A448" style:family="table-cell">
      <style:table-cell-properties fo:padding="0.0194in" fo:border="none"/>
    </style:style>
    <style:style style:name="Table1.B448" style:family="table-cell">
      <style:table-cell-properties fo:padding="0.0194in" fo:border="none"/>
    </style:style>
    <style:style style:name="Table1.C448" style:family="table-cell">
      <style:table-cell-properties fo:padding="0.0194in" fo:border="none"/>
    </style:style>
    <style:style style:name="Table1.D448" style:family="table-cell">
      <style:table-cell-properties fo:padding="0.0194in" fo:border="none"/>
    </style:style>
    <style:style style:name="Table1.A449" style:family="table-cell">
      <style:table-cell-properties fo:padding="0.0194in" fo:border="none"/>
    </style:style>
    <style:style style:name="Table1.B449" style:family="table-cell">
      <style:table-cell-properties fo:padding="0.0194in" fo:border="none"/>
    </style:style>
    <style:style style:name="Table1.C449" style:family="table-cell">
      <style:table-cell-properties fo:padding="0.0194in" fo:border="none"/>
    </style:style>
    <style:style style:name="Table1.D449" style:family="table-cell">
      <style:table-cell-properties fo:padding="0.0194in" fo:border="none"/>
    </style:style>
    <style:style style:name="Table1.A450" style:family="table-cell">
      <style:table-cell-properties fo:padding="0.0194in" fo:border="none"/>
    </style:style>
    <style:style style:name="Table1.B450" style:family="table-cell">
      <style:table-cell-properties fo:padding="0.0194in" fo:border="none"/>
    </style:style>
    <style:style style:name="Table1.C450" style:family="table-cell">
      <style:table-cell-properties fo:padding="0.0194in" fo:border="none"/>
    </style:style>
    <style:style style:name="Table1.D450" style:family="table-cell">
      <style:table-cell-properties fo:padding="0.0194in" fo:border="none"/>
    </style:style>
    <style:style style:name="Table1.A451" style:family="table-cell">
      <style:table-cell-properties fo:padding="0.0194in" fo:border="none"/>
    </style:style>
    <style:style style:name="Table1.B451" style:family="table-cell">
      <style:table-cell-properties fo:padding="0.0194in" fo:border="none"/>
    </style:style>
    <style:style style:name="Table1.C451" style:family="table-cell">
      <style:table-cell-properties fo:padding="0.0194in" fo:border="none"/>
    </style:style>
    <style:style style:name="Table1.D451" style:family="table-cell">
      <style:table-cell-properties fo:padding="0.0194in" fo:border="none"/>
    </style:style>
    <style:style style:name="Table1.A452" style:family="table-cell">
      <style:table-cell-properties fo:padding="0.0194in" fo:border="none"/>
    </style:style>
    <style:style style:name="Table1.B452" style:family="table-cell">
      <style:table-cell-properties fo:padding="0.0194in" fo:border="none"/>
    </style:style>
    <style:style style:name="Table1.C452" style:family="table-cell">
      <style:table-cell-properties fo:padding="0.0194in" fo:border="none"/>
    </style:style>
    <style:style style:name="Table1.D452" style:family="table-cell">
      <style:table-cell-properties fo:padding="0.0194in" fo:border="none"/>
    </style:style>
    <style:style style:name="Table1.A453" style:family="table-cell">
      <style:table-cell-properties fo:padding="0.0194in" fo:border="none"/>
    </style:style>
    <style:style style:name="Table1.B453" style:family="table-cell">
      <style:table-cell-properties fo:padding="0.0194in" fo:border="none"/>
    </style:style>
    <style:style style:name="Table1.C453" style:family="table-cell">
      <style:table-cell-properties fo:padding="0.0194in" fo:border="none"/>
    </style:style>
    <style:style style:name="Table1.D453" style:family="table-cell">
      <style:table-cell-properties fo:padding="0.0194in" fo:border="none"/>
    </style:style>
    <style:style style:name="Table1.A454" style:family="table-cell">
      <style:table-cell-properties fo:padding="0.0194in" fo:border="none"/>
    </style:style>
    <style:style style:name="Table1.B454" style:family="table-cell">
      <style:table-cell-properties fo:padding="0.0194in" fo:border="none"/>
    </style:style>
    <style:style style:name="Table1.C454" style:family="table-cell">
      <style:table-cell-properties fo:padding="0.0194in" fo:border="none"/>
    </style:style>
    <style:style style:name="Table1.D454" style:family="table-cell">
      <style:table-cell-properties fo:padding="0.0194in" fo:border="none"/>
    </style:style>
    <style:style style:name="Table1.A455" style:family="table-cell">
      <style:table-cell-properties fo:padding="0.0194in" fo:border="none"/>
    </style:style>
    <style:style style:name="Table1.B455" style:family="table-cell">
      <style:table-cell-properties fo:padding="0.0194in" fo:border="none"/>
    </style:style>
    <style:style style:name="Table1.C455" style:family="table-cell">
      <style:table-cell-properties fo:padding="0.0194in" fo:border="none"/>
    </style:style>
    <style:style style:name="Table1.D455" style:family="table-cell">
      <style:table-cell-properties fo:padding="0.0194in" fo:border="none"/>
    </style:style>
    <style:style style:name="Table1.A456" style:family="table-cell">
      <style:table-cell-properties fo:padding="0.0194in" fo:border="none"/>
    </style:style>
    <style:style style:name="Table1.B456" style:family="table-cell">
      <style:table-cell-properties fo:padding="0.0194in" fo:border="none"/>
    </style:style>
    <style:style style:name="Table1.C456" style:family="table-cell">
      <style:table-cell-properties fo:padding="0.0194in" fo:border="none"/>
    </style:style>
    <style:style style:name="Table1.D456" style:family="table-cell">
      <style:table-cell-properties fo:padding="0.0194in" fo:border="none"/>
    </style:style>
    <style:style style:name="Table1.A457" style:family="table-cell">
      <style:table-cell-properties fo:padding="0.0194in" fo:border="none"/>
    </style:style>
    <style:style style:name="Table1.B457" style:family="table-cell">
      <style:table-cell-properties fo:padding="0.0194in" fo:border="none"/>
    </style:style>
    <style:style style:name="Table1.C457" style:family="table-cell">
      <style:table-cell-properties fo:padding="0.0194in" fo:border="none"/>
    </style:style>
    <style:style style:name="Table1.D457" style:family="table-cell">
      <style:table-cell-properties fo:padding="0.0194in" fo:border="none"/>
    </style:style>
    <style:style style:name="Table1.A458" style:family="table-cell">
      <style:table-cell-properties fo:padding="0.0194in" fo:border="none"/>
    </style:style>
    <style:style style:name="Table1.B458" style:family="table-cell">
      <style:table-cell-properties fo:padding="0.0194in" fo:border="none"/>
    </style:style>
    <style:style style:name="Table1.C458" style:family="table-cell">
      <style:table-cell-properties fo:padding="0.0194in" fo:border="none"/>
    </style:style>
    <style:style style:name="Table1.D458" style:family="table-cell">
      <style:table-cell-properties fo:padding="0.0194in" fo:border="none"/>
    </style:style>
    <style:style style:name="Table1.A459" style:family="table-cell">
      <style:table-cell-properties fo:padding="0.0194in" fo:border="none"/>
    </style:style>
    <style:style style:name="Table1.B459" style:family="table-cell">
      <style:table-cell-properties fo:padding="0.0194in" fo:border="none"/>
    </style:style>
    <style:style style:name="Table1.C459" style:family="table-cell">
      <style:table-cell-properties fo:padding="0.0194in" fo:border="none"/>
    </style:style>
    <style:style style:name="Table1.D459" style:family="table-cell">
      <style:table-cell-properties fo:padding="0.0194in" fo:border="none"/>
    </style:style>
    <style:style style:name="Table1.A460" style:family="table-cell">
      <style:table-cell-properties fo:padding="0.0194in" fo:border="none"/>
    </style:style>
    <style:style style:name="Table1.B460" style:family="table-cell">
      <style:table-cell-properties fo:padding="0.0194in" fo:border="none"/>
    </style:style>
    <style:style style:name="Table1.C460" style:family="table-cell">
      <style:table-cell-properties fo:padding="0.0194in" fo:border="none"/>
    </style:style>
    <style:style style:name="Table1.D460" style:family="table-cell">
      <style:table-cell-properties fo:padding="0.0194in" fo:border="none"/>
    </style:style>
    <style:style style:name="Table1.A461" style:family="table-cell">
      <style:table-cell-properties fo:padding="0.0194in" fo:border="none"/>
    </style:style>
    <style:style style:name="Table1.B461" style:family="table-cell">
      <style:table-cell-properties fo:padding="0.0194in" fo:border="none"/>
    </style:style>
    <style:style style:name="Table1.C461" style:family="table-cell">
      <style:table-cell-properties fo:padding="0.0194in" fo:border="none"/>
    </style:style>
    <style:style style:name="Table1.D461" style:family="table-cell">
      <style:table-cell-properties fo:padding="0.0194in" fo:border="none"/>
    </style:style>
    <style:style style:name="Table1.A462" style:family="table-cell">
      <style:table-cell-properties fo:padding="0.0194in" fo:border="none"/>
    </style:style>
    <style:style style:name="Table1.B462" style:family="table-cell">
      <style:table-cell-properties fo:padding="0.0194in" fo:border="none"/>
    </style:style>
    <style:style style:name="Table1.C462" style:family="table-cell">
      <style:table-cell-properties fo:padding="0.0194in" fo:border="none"/>
    </style:style>
    <style:style style:name="Table1.D462" style:family="table-cell">
      <style:table-cell-properties fo:padding="0.0194in" fo:border="none"/>
    </style:style>
    <style:style style:name="Table1.A463" style:family="table-cell">
      <style:table-cell-properties fo:padding="0.0194in" fo:border="none"/>
    </style:style>
    <style:style style:name="Table1.B463" style:family="table-cell">
      <style:table-cell-properties fo:padding="0.0194in" fo:border="none"/>
    </style:style>
    <style:style style:name="Table1.C463" style:family="table-cell">
      <style:table-cell-properties fo:padding="0.0194in" fo:border="none"/>
    </style:style>
    <style:style style:name="Table1.D463" style:family="table-cell">
      <style:table-cell-properties fo:padding="0.0194in" fo:border="none"/>
    </style:style>
    <style:style style:name="Table1.A464" style:family="table-cell">
      <style:table-cell-properties fo:padding="0.0194in" fo:border="none"/>
    </style:style>
    <style:style style:name="Table1.B464" style:family="table-cell">
      <style:table-cell-properties fo:padding="0.0194in" fo:border="none"/>
    </style:style>
    <style:style style:name="Table1.C464" style:family="table-cell">
      <style:table-cell-properties fo:padding="0.0194in" fo:border="none"/>
    </style:style>
    <style:style style:name="Table1.D464" style:family="table-cell">
      <style:table-cell-properties fo:padding="0.0194in" fo:border="none"/>
    </style:style>
    <style:style style:name="Table1.A465" style:family="table-cell">
      <style:table-cell-properties fo:padding="0.0194in" fo:border="none"/>
    </style:style>
    <style:style style:name="Table1.B465" style:family="table-cell">
      <style:table-cell-properties fo:padding="0.0194in" fo:border="none"/>
    </style:style>
    <style:style style:name="Table1.C465" style:family="table-cell">
      <style:table-cell-properties fo:padding="0.0194in" fo:border="none"/>
    </style:style>
    <style:style style:name="Table1.D465" style:family="table-cell">
      <style:table-cell-properties fo:padding="0.0194in" fo:border="none"/>
    </style:style>
    <style:style style:name="Table1.A466" style:family="table-cell">
      <style:table-cell-properties fo:padding="0.0194in" fo:border="none"/>
    </style:style>
    <style:style style:name="Table1.B466" style:family="table-cell">
      <style:table-cell-properties fo:padding="0.0194in" fo:border="none"/>
    </style:style>
    <style:style style:name="Table1.C466" style:family="table-cell">
      <style:table-cell-properties fo:padding="0.0194in" fo:border="none"/>
    </style:style>
    <style:style style:name="Table1.D466" style:family="table-cell">
      <style:table-cell-properties fo:padding="0.0194in" fo:border="none"/>
    </style:style>
    <style:style style:name="Table1.A467" style:family="table-cell">
      <style:table-cell-properties fo:padding="0.0194in" fo:border="none"/>
    </style:style>
    <style:style style:name="Table1.B467" style:family="table-cell">
      <style:table-cell-properties fo:padding="0.0194in" fo:border="none"/>
    </style:style>
    <style:style style:name="Table1.C467" style:family="table-cell">
      <style:table-cell-properties fo:padding="0.0194in" fo:border="none"/>
    </style:style>
    <style:style style:name="Table1.D467" style:family="table-cell">
      <style:table-cell-properties fo:padding="0.0194in" fo:border="none"/>
    </style:style>
    <style:style style:name="Table1.A468" style:family="table-cell">
      <style:table-cell-properties fo:padding="0.0194in" fo:border="none"/>
    </style:style>
    <style:style style:name="Table1.B468" style:family="table-cell">
      <style:table-cell-properties fo:padding="0.0194in" fo:border="none"/>
    </style:style>
    <style:style style:name="Table1.C468" style:family="table-cell">
      <style:table-cell-properties fo:padding="0.0194in" fo:border="none"/>
    </style:style>
    <style:style style:name="Table1.D468" style:family="table-cell">
      <style:table-cell-properties fo:padding="0.0194in" fo:border="none"/>
    </style:style>
    <style:style style:name="Table1.A469" style:family="table-cell">
      <style:table-cell-properties fo:padding="0.0194in" fo:border="none"/>
    </style:style>
    <style:style style:name="Table1.B469" style:family="table-cell">
      <style:table-cell-properties fo:padding="0.0194in" fo:border="none"/>
    </style:style>
    <style:style style:name="Table1.C469" style:family="table-cell">
      <style:table-cell-properties fo:padding="0.0194in" fo:border="none"/>
    </style:style>
    <style:style style:name="Table1.D469" style:family="table-cell">
      <style:table-cell-properties fo:padding="0.0194in" fo:border="none"/>
    </style:style>
    <style:style style:name="Table1.A470" style:family="table-cell">
      <style:table-cell-properties fo:padding="0.0194in" fo:border="none"/>
    </style:style>
    <style:style style:name="Table1.B470" style:family="table-cell">
      <style:table-cell-properties fo:padding="0.0194in" fo:border="none"/>
    </style:style>
    <style:style style:name="Table1.C470" style:family="table-cell">
      <style:table-cell-properties fo:padding="0.0194in" fo:border="none"/>
    </style:style>
    <style:style style:name="Table1.D470" style:family="table-cell">
      <style:table-cell-properties fo:padding="0.0194in" fo:border="none"/>
    </style:style>
    <style:style style:name="Table1.A471" style:family="table-cell">
      <style:table-cell-properties fo:padding="0.0194in" fo:border="none"/>
    </style:style>
    <style:style style:name="Table1.B471" style:family="table-cell">
      <style:table-cell-properties fo:padding="0.0194in" fo:border="none"/>
    </style:style>
    <style:style style:name="Table1.C471" style:family="table-cell">
      <style:table-cell-properties fo:padding="0.0194in" fo:border="none"/>
    </style:style>
    <style:style style:name="Table1.D471" style:family="table-cell">
      <style:table-cell-properties fo:padding="0.0194in" fo:border="none"/>
    </style:style>
    <style:style style:name="Table1.A472" style:family="table-cell">
      <style:table-cell-properties fo:padding="0.0194in" fo:border="none"/>
    </style:style>
    <style:style style:name="Table1.B472" style:family="table-cell">
      <style:table-cell-properties fo:padding="0.0194in" fo:border="none"/>
    </style:style>
    <style:style style:name="Table1.C472" style:family="table-cell">
      <style:table-cell-properties fo:padding="0.0194in" fo:border="none"/>
    </style:style>
    <style:style style:name="Table1.D472" style:family="table-cell">
      <style:table-cell-properties fo:padding="0.0194in" fo:border="none"/>
    </style:style>
    <style:style style:name="Table1.A473" style:family="table-cell">
      <style:table-cell-properties fo:padding="0.0194in" fo:border="none"/>
    </style:style>
    <style:style style:name="Table1.B473" style:family="table-cell">
      <style:table-cell-properties fo:padding="0.0194in" fo:border="none"/>
    </style:style>
    <style:style style:name="Table1.C473" style:family="table-cell">
      <style:table-cell-properties fo:padding="0.0194in" fo:border="none"/>
    </style:style>
    <style:style style:name="Table1.D473" style:family="table-cell">
      <style:table-cell-properties fo:padding="0.0194in" fo:border="none"/>
    </style:style>
    <style:style style:name="Table1.A474" style:family="table-cell">
      <style:table-cell-properties fo:padding="0.0194in" fo:border="none"/>
    </style:style>
    <style:style style:name="Table1.B474" style:family="table-cell">
      <style:table-cell-properties fo:padding="0.0194in" fo:border="none"/>
    </style:style>
    <style:style style:name="Table1.C474" style:family="table-cell">
      <style:table-cell-properties fo:padding="0.0194in" fo:border="none"/>
    </style:style>
    <style:style style:name="Table1.D474" style:family="table-cell">
      <style:table-cell-properties fo:padding="0.0194in" fo:border="none"/>
    </style:style>
    <style:style style:name="Table1.A475" style:family="table-cell">
      <style:table-cell-properties fo:padding="0.0194in" fo:border="none"/>
    </style:style>
    <style:style style:name="Table1.B475" style:family="table-cell">
      <style:table-cell-properties fo:padding="0.0194in" fo:border="none"/>
    </style:style>
    <style:style style:name="Table1.C475" style:family="table-cell">
      <style:table-cell-properties fo:padding="0.0194in" fo:border="none"/>
    </style:style>
    <style:style style:name="Table1.D475" style:family="table-cell">
      <style:table-cell-properties fo:padding="0.0194in" fo:border="none"/>
    </style:style>
    <style:style style:name="Table1.A476" style:family="table-cell">
      <style:table-cell-properties fo:padding="0.0194in" fo:border="none"/>
    </style:style>
    <style:style style:name="Table1.B476" style:family="table-cell">
      <style:table-cell-properties fo:padding="0.0194in" fo:border="none"/>
    </style:style>
    <style:style style:name="Table1.C476" style:family="table-cell">
      <style:table-cell-properties fo:padding="0.0194in" fo:border="none"/>
    </style:style>
    <style:style style:name="Table1.D476" style:family="table-cell">
      <style:table-cell-properties fo:padding="0.0194in" fo:border="none"/>
    </style:style>
    <style:style style:name="Table1.A477" style:family="table-cell">
      <style:table-cell-properties fo:padding="0.0194in" fo:border="none"/>
    </style:style>
    <style:style style:name="Table1.B477" style:family="table-cell">
      <style:table-cell-properties fo:padding="0.0194in" fo:border="none"/>
    </style:style>
    <style:style style:name="Table1.C477" style:family="table-cell">
      <style:table-cell-properties fo:padding="0.0194in" fo:border="none"/>
    </style:style>
    <style:style style:name="Table1.D477" style:family="table-cell">
      <style:table-cell-properties fo:padding="0.0194in" fo:border="none"/>
    </style:style>
    <style:style style:name="Table1.A478" style:family="table-cell">
      <style:table-cell-properties fo:padding="0.0194in" fo:border="none"/>
    </style:style>
    <style:style style:name="Table1.B478" style:family="table-cell">
      <style:table-cell-properties fo:padding="0.0194in" fo:border="none"/>
    </style:style>
    <style:style style:name="Table1.C478" style:family="table-cell">
      <style:table-cell-properties fo:padding="0.0194in" fo:border="none"/>
    </style:style>
    <style:style style:name="Table1.D478" style:family="table-cell">
      <style:table-cell-properties fo:padding="0.0194in" fo:border="none"/>
    </style:style>
    <style:style style:name="Table1.A479" style:family="table-cell">
      <style:table-cell-properties fo:padding="0.0194in" fo:border="none"/>
    </style:style>
    <style:style style:name="Table1.B479" style:family="table-cell">
      <style:table-cell-properties fo:padding="0.0194in" fo:border="none"/>
    </style:style>
    <style:style style:name="Table1.C479" style:family="table-cell">
      <style:table-cell-properties fo:padding="0.0194in" fo:border="none"/>
    </style:style>
    <style:style style:name="Table1.D479" style:family="table-cell">
      <style:table-cell-properties fo:padding="0.0194in" fo:border="none"/>
    </style:style>
    <style:style style:name="Table1.A480" style:family="table-cell">
      <style:table-cell-properties fo:padding="0.0194in" fo:border="none"/>
    </style:style>
    <style:style style:name="Table1.B480" style:family="table-cell">
      <style:table-cell-properties fo:padding="0.0194in" fo:border="none"/>
    </style:style>
    <style:style style:name="Table1.C480" style:family="table-cell">
      <style:table-cell-properties fo:padding="0.0194in" fo:border="none"/>
    </style:style>
    <style:style style:name="Table1.D480" style:family="table-cell">
      <style:table-cell-properties fo:padding="0.0194in" fo:border="none"/>
    </style:style>
    <style:style style:name="Table1.A481" style:family="table-cell">
      <style:table-cell-properties fo:padding="0.0194in" fo:border="none"/>
    </style:style>
    <style:style style:name="Table1.B481" style:family="table-cell">
      <style:table-cell-properties fo:padding="0.0194in" fo:border="none"/>
    </style:style>
    <style:style style:name="Table1.C481" style:family="table-cell">
      <style:table-cell-properties fo:padding="0.0194in" fo:border="none"/>
    </style:style>
    <style:style style:name="Table1.D481" style:family="table-cell">
      <style:table-cell-properties fo:padding="0.0194in" fo:border="none"/>
    </style:style>
    <style:style style:name="Table1.A482" style:family="table-cell">
      <style:table-cell-properties fo:padding="0.0194in" fo:border="none"/>
    </style:style>
    <style:style style:name="Table1.B482" style:family="table-cell">
      <style:table-cell-properties fo:padding="0.0194in" fo:border="none"/>
    </style:style>
    <style:style style:name="Table1.C482" style:family="table-cell">
      <style:table-cell-properties fo:padding="0.0194in" fo:border="none"/>
    </style:style>
    <style:style style:name="Table1.D482" style:family="table-cell">
      <style:table-cell-properties fo:padding="0.0194in" fo:border="none"/>
    </style:style>
    <style:style style:name="Table1.A483" style:family="table-cell">
      <style:table-cell-properties fo:padding="0.0194in" fo:border="none"/>
    </style:style>
    <style:style style:name="Table1.B483" style:family="table-cell">
      <style:table-cell-properties fo:padding="0.0194in" fo:border="none"/>
    </style:style>
    <style:style style:name="Table1.C483" style:family="table-cell">
      <style:table-cell-properties fo:padding="0.0194in" fo:border="none"/>
    </style:style>
    <style:style style:name="Table1.D483" style:family="table-cell">
      <style:table-cell-properties fo:padding="0.0194in" fo:border="none"/>
    </style:style>
    <style:style style:name="Table1.A484" style:family="table-cell">
      <style:table-cell-properties fo:padding="0.0194in" fo:border="none"/>
    </style:style>
    <style:style style:name="Table1.B484" style:family="table-cell">
      <style:table-cell-properties fo:padding="0.0194in" fo:border="none"/>
    </style:style>
    <style:style style:name="Table1.C484" style:family="table-cell">
      <style:table-cell-properties fo:padding="0.0194in" fo:border="none"/>
    </style:style>
    <style:style style:name="Table1.D484" style:family="table-cell">
      <style:table-cell-properties fo:padding="0.0194in" fo:border="none"/>
    </style:style>
    <style:style style:name="Table1.A485" style:family="table-cell">
      <style:table-cell-properties fo:padding="0.0194in" fo:border="none"/>
    </style:style>
    <style:style style:name="Table1.B485" style:family="table-cell">
      <style:table-cell-properties fo:padding="0.0194in" fo:border="none"/>
    </style:style>
    <style:style style:name="Table1.C485" style:family="table-cell">
      <style:table-cell-properties fo:padding="0.0194in" fo:border="none"/>
    </style:style>
    <style:style style:name="Table1.D485" style:family="table-cell">
      <style:table-cell-properties fo:padding="0.0194in" fo:border="none"/>
    </style:style>
    <style:style style:name="Table1.A486" style:family="table-cell">
      <style:table-cell-properties fo:padding="0.0194in" fo:border="none"/>
    </style:style>
    <style:style style:name="Table1.B486" style:family="table-cell">
      <style:table-cell-properties fo:padding="0.0194in" fo:border="none"/>
    </style:style>
    <style:style style:name="Table1.C486" style:family="table-cell">
      <style:table-cell-properties fo:padding="0.0194in" fo:border="none"/>
    </style:style>
    <style:style style:name="Table1.D486" style:family="table-cell">
      <style:table-cell-properties fo:padding="0.0194in" fo:border="none"/>
    </style:style>
    <style:style style:name="Table1.A487" style:family="table-cell">
      <style:table-cell-properties fo:padding="0.0194in" fo:border="none"/>
    </style:style>
    <style:style style:name="Table1.B487" style:family="table-cell">
      <style:table-cell-properties fo:padding="0.0194in" fo:border="none"/>
    </style:style>
    <style:style style:name="Table1.C487" style:family="table-cell">
      <style:table-cell-properties fo:padding="0.0194in" fo:border="none"/>
    </style:style>
    <style:style style:name="Table1.D487" style:family="table-cell">
      <style:table-cell-properties fo:padding="0.0194in" fo:border="none"/>
    </style:style>
    <style:style style:name="Table1.A488" style:family="table-cell">
      <style:table-cell-properties fo:padding="0.0194in" fo:border="none"/>
    </style:style>
    <style:style style:name="Table1.B488" style:family="table-cell">
      <style:table-cell-properties fo:padding="0.0194in" fo:border="none"/>
    </style:style>
    <style:style style:name="Table1.C488" style:family="table-cell">
      <style:table-cell-properties fo:padding="0.0194in" fo:border="none"/>
    </style:style>
    <style:style style:name="Table1.D488" style:family="table-cell">
      <style:table-cell-properties fo:padding="0.0194in" fo:border="none"/>
    </style:style>
    <style:style style:name="Table1.A489" style:family="table-cell">
      <style:table-cell-properties fo:padding="0.0194in" fo:border="none"/>
    </style:style>
    <style:style style:name="Table1.B489" style:family="table-cell">
      <style:table-cell-properties fo:padding="0.0194in" fo:border="none"/>
    </style:style>
    <style:style style:name="Table1.C489" style:family="table-cell">
      <style:table-cell-properties fo:padding="0.0194in" fo:border="none"/>
    </style:style>
    <style:style style:name="Table1.D489" style:family="table-cell">
      <style:table-cell-properties fo:padding="0.0194in" fo:border="none"/>
    </style:style>
    <style:style style:name="Table1.A490" style:family="table-cell">
      <style:table-cell-properties fo:padding="0.0194in" fo:border="none"/>
    </style:style>
    <style:style style:name="Table1.B490" style:family="table-cell">
      <style:table-cell-properties fo:padding="0.0194in" fo:border="none"/>
    </style:style>
    <style:style style:name="Table1.C490" style:family="table-cell">
      <style:table-cell-properties fo:padding="0.0194in" fo:border="none"/>
    </style:style>
    <style:style style:name="Table1.D490" style:family="table-cell">
      <style:table-cell-properties fo:padding="0.0194in" fo:border="none"/>
    </style:style>
    <style:style style:name="Table1.A491" style:family="table-cell">
      <style:table-cell-properties fo:padding="0.0194in" fo:border="none"/>
    </style:style>
    <style:style style:name="Table1.B491" style:family="table-cell">
      <style:table-cell-properties fo:padding="0.0194in" fo:border="none"/>
    </style:style>
    <style:style style:name="Table1.C491" style:family="table-cell">
      <style:table-cell-properties fo:padding="0.0194in" fo:border="none"/>
    </style:style>
    <style:style style:name="Table1.D491" style:family="table-cell">
      <style:table-cell-properties fo:padding="0.0194in" fo:border="none"/>
    </style:style>
    <style:style style:name="Table1.A492" style:family="table-cell">
      <style:table-cell-properties fo:padding="0.0194in" fo:border="none"/>
    </style:style>
    <style:style style:name="Table1.B492" style:family="table-cell">
      <style:table-cell-properties fo:padding="0.0194in" fo:border="none"/>
    </style:style>
    <style:style style:name="Table1.C492" style:family="table-cell">
      <style:table-cell-properties fo:padding="0.0194in" fo:border="none"/>
    </style:style>
    <style:style style:name="Table1.D492" style:family="table-cell">
      <style:table-cell-properties fo:padding="0.0194in" fo:border="none"/>
    </style:style>
    <style:style style:name="Table1.A493" style:family="table-cell">
      <style:table-cell-properties fo:padding="0.0194in" fo:border="none"/>
    </style:style>
    <style:style style:name="Table1.B493" style:family="table-cell">
      <style:table-cell-properties fo:padding="0.0194in" fo:border="none"/>
    </style:style>
    <style:style style:name="Table1.C493" style:family="table-cell">
      <style:table-cell-properties fo:padding="0.0194in" fo:border="none"/>
    </style:style>
    <style:style style:name="Table1.D493" style:family="table-cell">
      <style:table-cell-properties fo:padding="0.0194in" fo:border="none"/>
    </style:style>
    <style:style style:name="Table1.A494" style:family="table-cell">
      <style:table-cell-properties fo:padding="0.0194in" fo:border="none"/>
    </style:style>
    <style:style style:name="Table1.B494" style:family="table-cell">
      <style:table-cell-properties fo:padding="0.0194in" fo:border="none"/>
    </style:style>
    <style:style style:name="Table1.C494" style:family="table-cell">
      <style:table-cell-properties fo:padding="0.0194in" fo:border="none"/>
    </style:style>
    <style:style style:name="Table1.D494" style:family="table-cell">
      <style:table-cell-properties fo:padding="0.0194in" fo:border="none"/>
    </style:style>
    <style:style style:name="Table1.A495" style:family="table-cell">
      <style:table-cell-properties fo:padding="0.0194in" fo:border="none"/>
    </style:style>
    <style:style style:name="Table1.B495" style:family="table-cell">
      <style:table-cell-properties fo:padding="0.0194in" fo:border="none"/>
    </style:style>
    <style:style style:name="Table1.C495" style:family="table-cell">
      <style:table-cell-properties fo:padding="0.0194in" fo:border="none"/>
    </style:style>
    <style:style style:name="Table1.D495" style:family="table-cell">
      <style:table-cell-properties fo:padding="0.0194in" fo:border="none"/>
    </style:style>
    <style:style style:name="Table1.A496" style:family="table-cell">
      <style:table-cell-properties fo:padding="0.0194in" fo:border="none"/>
    </style:style>
    <style:style style:name="Table1.B496" style:family="table-cell">
      <style:table-cell-properties fo:padding="0.0194in" fo:border="none"/>
    </style:style>
    <style:style style:name="Table1.C496" style:family="table-cell">
      <style:table-cell-properties fo:padding="0.0194in" fo:border="none"/>
    </style:style>
    <style:style style:name="Table1.D496" style:family="table-cell">
      <style:table-cell-properties fo:padding="0.0194in" fo:border="none"/>
    </style:style>
    <style:style style:name="Table1.A497" style:family="table-cell">
      <style:table-cell-properties fo:padding="0.0194in" fo:border="none"/>
    </style:style>
    <style:style style:name="Table1.B497" style:family="table-cell">
      <style:table-cell-properties fo:padding="0.0194in" fo:border="none"/>
    </style:style>
    <style:style style:name="Table1.C497" style:family="table-cell">
      <style:table-cell-properties fo:padding="0.0194in" fo:border="none"/>
    </style:style>
    <style:style style:name="Table1.D497" style:family="table-cell">
      <style:table-cell-properties fo:padding="0.0194in" fo:border="none"/>
    </style:style>
    <style:style style:name="Table1.A498" style:family="table-cell">
      <style:table-cell-properties fo:padding="0.0194in" fo:border="none"/>
    </style:style>
    <style:style style:name="Table1.B498" style:family="table-cell">
      <style:table-cell-properties fo:padding="0.0194in" fo:border="none"/>
    </style:style>
    <style:style style:name="Table1.C498" style:family="table-cell">
      <style:table-cell-properties fo:padding="0.0194in" fo:border="none"/>
    </style:style>
    <style:style style:name="Table1.D498" style:family="table-cell">
      <style:table-cell-properties fo:padding="0.0194in" fo:border="none"/>
    </style:style>
    <style:style style:name="Table1.A499" style:family="table-cell">
      <style:table-cell-properties fo:padding="0.0194in" fo:border="none"/>
    </style:style>
    <style:style style:name="Table1.B499" style:family="table-cell">
      <style:table-cell-properties fo:padding="0.0194in" fo:border="none"/>
    </style:style>
    <style:style style:name="Table1.C499" style:family="table-cell">
      <style:table-cell-properties fo:padding="0.0194in" fo:border="none"/>
    </style:style>
    <style:style style:name="Table1.D499" style:family="table-cell">
      <style:table-cell-properties fo:padding="0.0194in" fo:border="none"/>
    </style:style>
    <style:style style:name="Table1.A500" style:family="table-cell">
      <style:table-cell-properties fo:padding="0.0194in" fo:border="none"/>
    </style:style>
    <style:style style:name="Table1.B500" style:family="table-cell">
      <style:table-cell-properties fo:padding="0.0194in" fo:border="none"/>
    </style:style>
    <style:style style:name="Table1.C500" style:family="table-cell">
      <style:table-cell-properties fo:padding="0.0194in" fo:border="none"/>
    </style:style>
    <style:style style:name="Table1.D500" style:family="table-cell">
      <style:table-cell-properties fo:padding="0.0194in" fo:border="none"/>
    </style:style>
    <style:style style:name="Table1.A501" style:family="table-cell">
      <style:table-cell-properties fo:padding="0.0194in" fo:border="none"/>
    </style:style>
    <style:style style:name="Table1.B501" style:family="table-cell">
      <style:table-cell-properties fo:padding="0.0194in" fo:border="none"/>
    </style:style>
    <style:style style:name="Table1.C501" style:family="table-cell">
      <style:table-cell-properties fo:padding="0.0194in" fo:border="none"/>
    </style:style>
    <style:style style:name="Table1.D501" style:family="table-cell">
      <style:table-cell-properties fo:padding="0.0194in" fo:border="none"/>
    </style:style>
    <style:style style:name="Table1.A502" style:family="table-cell">
      <style:table-cell-properties fo:padding="0.0194in" fo:border="none"/>
    </style:style>
    <style:style style:name="Table1.B502" style:family="table-cell">
      <style:table-cell-properties fo:padding="0.0194in" fo:border="none"/>
    </style:style>
    <style:style style:name="Table1.C502" style:family="table-cell">
      <style:table-cell-properties fo:padding="0.0194in" fo:border="none"/>
    </style:style>
    <style:style style:name="Table1.D502" style:family="table-cell">
      <style:table-cell-properties fo:padding="0.0194in" fo:border="none"/>
    </style:style>
    <style:style style:name="Table1.A503" style:family="table-cell">
      <style:table-cell-properties fo:padding="0.0194in" fo:border="none"/>
    </style:style>
    <style:style style:name="Table1.B503" style:family="table-cell">
      <style:table-cell-properties fo:padding="0.0194in" fo:border="none"/>
    </style:style>
    <style:style style:name="Table1.C503" style:family="table-cell">
      <style:table-cell-properties fo:padding="0.0194in" fo:border="none"/>
    </style:style>
    <style:style style:name="Table1.D503" style:family="table-cell">
      <style:table-cell-properties fo:padding="0.0194in" fo:border="none"/>
    </style:style>
    <style:style style:name="Table1.A504" style:family="table-cell">
      <style:table-cell-properties fo:padding="0.0194in" fo:border="none"/>
    </style:style>
    <style:style style:name="Table1.B504" style:family="table-cell">
      <style:table-cell-properties fo:padding="0.0194in" fo:border="none"/>
    </style:style>
    <style:style style:name="Table1.C504" style:family="table-cell">
      <style:table-cell-properties fo:padding="0.0194in" fo:border="none"/>
    </style:style>
    <style:style style:name="Table1.D504" style:family="table-cell">
      <style:table-cell-properties fo:padding="0.0194in" fo:border="none"/>
    </style:style>
    <style:style style:name="Table1.A505" style:family="table-cell">
      <style:table-cell-properties fo:padding="0.0194in" fo:border="none"/>
    </style:style>
    <style:style style:name="Table1.B505" style:family="table-cell">
      <style:table-cell-properties fo:padding="0.0194in" fo:border="none"/>
    </style:style>
    <style:style style:name="Table1.C505" style:family="table-cell">
      <style:table-cell-properties fo:padding="0.0194in" fo:border="none"/>
    </style:style>
    <style:style style:name="Table1.D505" style:family="table-cell">
      <style:table-cell-properties fo:padding="0.0194in" fo:border="none"/>
    </style:style>
    <style:style style:name="Table1.A506" style:family="table-cell">
      <style:table-cell-properties fo:padding="0.0194in" fo:border="none"/>
    </style:style>
    <style:style style:name="Table1.B506" style:family="table-cell">
      <style:table-cell-properties fo:padding="0.0194in" fo:border="none"/>
    </style:style>
    <style:style style:name="Table1.C506" style:family="table-cell">
      <style:table-cell-properties fo:padding="0.0194in" fo:border="none"/>
    </style:style>
    <style:style style:name="Table1.D506" style:family="table-cell">
      <style:table-cell-properties fo:padding="0.0194in" fo:border="none"/>
    </style:style>
    <style:style style:name="Table1.A507" style:family="table-cell">
      <style:table-cell-properties fo:padding="0.0194in" fo:border="none"/>
    </style:style>
    <style:style style:name="Table1.B507" style:family="table-cell">
      <style:table-cell-properties fo:padding="0.0194in" fo:border="none"/>
    </style:style>
    <style:style style:name="Table1.C507" style:family="table-cell">
      <style:table-cell-properties fo:padding="0.0194in" fo:border="none"/>
    </style:style>
    <style:style style:name="Table1.D507" style:family="table-cell">
      <style:table-cell-properties fo:padding="0.0194in" fo:border="none"/>
    </style:style>
    <style:style style:name="Table1.A508" style:family="table-cell">
      <style:table-cell-properties fo:padding="0.0194in" fo:border="none"/>
    </style:style>
    <style:style style:name="Table1.B508" style:family="table-cell">
      <style:table-cell-properties fo:padding="0.0194in" fo:border="none"/>
    </style:style>
    <style:style style:name="Table1.C508" style:family="table-cell">
      <style:table-cell-properties fo:padding="0.0194in" fo:border="none"/>
    </style:style>
    <style:style style:name="Table1.D508" style:family="table-cell">
      <style:table-cell-properties fo:padding="0.0194in" fo:border="none"/>
    </style:style>
    <style:style style:name="Table1.A509" style:family="table-cell">
      <style:table-cell-properties fo:padding="0.0194in" fo:border="none"/>
    </style:style>
    <style:style style:name="Table1.B509" style:family="table-cell">
      <style:table-cell-properties fo:padding="0.0194in" fo:border="none"/>
    </style:style>
    <style:style style:name="Table1.C509" style:family="table-cell">
      <style:table-cell-properties fo:padding="0.0194in" fo:border="none"/>
    </style:style>
    <style:style style:name="Table1.D509" style:family="table-cell">
      <style:table-cell-properties fo:padding="0.0194in" fo:border="none"/>
    </style:style>
    <style:style style:name="Table1.A510" style:family="table-cell">
      <style:table-cell-properties fo:padding="0.0194in" fo:border="none"/>
    </style:style>
    <style:style style:name="Table1.B510" style:family="table-cell">
      <style:table-cell-properties fo:padding="0.0194in" fo:border="none"/>
    </style:style>
    <style:style style:name="Table1.C510" style:family="table-cell">
      <style:table-cell-properties fo:padding="0.0194in" fo:border="none"/>
    </style:style>
    <style:style style:name="Table1.D510" style:family="table-cell">
      <style:table-cell-properties fo:padding="0.0194in" fo:border="none"/>
    </style:style>
    <style:style style:name="Table1.A511" style:family="table-cell">
      <style:table-cell-properties fo:padding="0.0194in" fo:border="none"/>
    </style:style>
    <style:style style:name="Table1.B511" style:family="table-cell">
      <style:table-cell-properties fo:padding="0.0194in" fo:border="none"/>
    </style:style>
    <style:style style:name="Table1.C511" style:family="table-cell">
      <style:table-cell-properties fo:padding="0.0194in" fo:border="none"/>
    </style:style>
    <style:style style:name="Table1.D511" style:family="table-cell">
      <style:table-cell-properties fo:padding="0.0194in" fo:border="none"/>
    </style:style>
    <style:style style:name="Table1.A512" style:family="table-cell">
      <style:table-cell-properties fo:padding="0.0194in" fo:border="none"/>
    </style:style>
    <style:style style:name="Table1.B512" style:family="table-cell">
      <style:table-cell-properties fo:padding="0.0194in" fo:border="none"/>
    </style:style>
    <style:style style:name="Table1.C512" style:family="table-cell">
      <style:table-cell-properties fo:padding="0.0194in" fo:border="none"/>
    </style:style>
    <style:style style:name="Table1.D512" style:family="table-cell">
      <style:table-cell-properties fo:padding="0.0194in" fo:border="none"/>
    </style:style>
    <style:style style:name="Table1.A513" style:family="table-cell">
      <style:table-cell-properties fo:padding="0.0194in" fo:border="none"/>
    </style:style>
    <style:style style:name="Table1.B513" style:family="table-cell">
      <style:table-cell-properties fo:padding="0.0194in" fo:border="none"/>
    </style:style>
    <style:style style:name="Table1.C513" style:family="table-cell">
      <style:table-cell-properties fo:padding="0.0194in" fo:border="none"/>
    </style:style>
    <style:style style:name="Table1.D513" style:family="table-cell">
      <style:table-cell-properties fo:padding="0.0194in" fo:border="none"/>
    </style:style>
    <style:style style:name="Table1.A514" style:family="table-cell">
      <style:table-cell-properties fo:padding="0.0194in" fo:border="none"/>
    </style:style>
    <style:style style:name="Table1.B514" style:family="table-cell">
      <style:table-cell-properties fo:padding="0.0194in" fo:border="none"/>
    </style:style>
    <style:style style:name="Table1.C514" style:family="table-cell">
      <style:table-cell-properties fo:padding="0.0194in" fo:border="none"/>
    </style:style>
    <style:style style:name="Table1.D514" style:family="table-cell">
      <style:table-cell-properties fo:padding="0.0194in" fo:border="none"/>
    </style:style>
    <style:style style:name="Table1.A515" style:family="table-cell">
      <style:table-cell-properties fo:padding="0.0194in" fo:border="none"/>
    </style:style>
    <style:style style:name="Table1.B515" style:family="table-cell">
      <style:table-cell-properties fo:padding="0.0194in" fo:border="none"/>
    </style:style>
    <style:style style:name="Table1.C515" style:family="table-cell">
      <style:table-cell-properties fo:padding="0.0194in" fo:border="none"/>
    </style:style>
    <style:style style:name="Table1.D515" style:family="table-cell">
      <style:table-cell-properties fo:padding="0.0194in" fo:border="none"/>
    </style:style>
    <style:style style:name="Table1.A516" style:family="table-cell">
      <style:table-cell-properties fo:padding="0.0194in" fo:border="none"/>
    </style:style>
    <style:style style:name="Table1.B516" style:family="table-cell">
      <style:table-cell-properties fo:padding="0.0194in" fo:border="none"/>
    </style:style>
    <style:style style:name="Table1.C516" style:family="table-cell">
      <style:table-cell-properties fo:padding="0.0194in" fo:border="none"/>
    </style:style>
    <style:style style:name="Table1.D516" style:family="table-cell">
      <style:table-cell-properties fo:padding="0.0194in" fo:border="none"/>
    </style:style>
    <style:style style:name="Table1.A517" style:family="table-cell">
      <style:table-cell-properties fo:padding="0.0194in" fo:border="none"/>
    </style:style>
    <style:style style:name="Table1.B517" style:family="table-cell">
      <style:table-cell-properties fo:padding="0.0194in" fo:border="none"/>
    </style:style>
    <style:style style:name="Table1.C517" style:family="table-cell">
      <style:table-cell-properties fo:padding="0.0194in" fo:border="none"/>
    </style:style>
    <style:style style:name="Table1.D517" style:family="table-cell">
      <style:table-cell-properties fo:padding="0.0194in" fo:border="none"/>
    </style:style>
    <style:style style:name="Table1.A518" style:family="table-cell">
      <style:table-cell-properties fo:padding="0.0194in" fo:border="none"/>
    </style:style>
    <style:style style:name="Table1.B518" style:family="table-cell">
      <style:table-cell-properties fo:padding="0.0194in" fo:border="none"/>
    </style:style>
    <style:style style:name="Table1.C518" style:family="table-cell">
      <style:table-cell-properties fo:padding="0.0194in" fo:border="none"/>
    </style:style>
    <style:style style:name="Table1.D518" style:family="table-cell">
      <style:table-cell-properties fo:padding="0.0194in" fo:border="none"/>
    </style:style>
    <style:style style:name="Table1.A519" style:family="table-cell">
      <style:table-cell-properties fo:padding="0.0194in" fo:border="none"/>
    </style:style>
    <style:style style:name="Table1.B519" style:family="table-cell">
      <style:table-cell-properties fo:padding="0.0194in" fo:border="none"/>
    </style:style>
    <style:style style:name="Table1.C519" style:family="table-cell">
      <style:table-cell-properties fo:padding="0.0194in" fo:border="none"/>
    </style:style>
    <style:style style:name="Table1.D519" style:family="table-cell">
      <style:table-cell-properties fo:padding="0.0194in" fo:border="none"/>
    </style:style>
    <style:style style:name="Table1.A520" style:family="table-cell">
      <style:table-cell-properties fo:padding="0.0194in" fo:border="none"/>
    </style:style>
    <style:style style:name="Table1.B520" style:family="table-cell">
      <style:table-cell-properties fo:padding="0.0194in" fo:border="none"/>
    </style:style>
    <style:style style:name="Table1.C520" style:family="table-cell">
      <style:table-cell-properties fo:padding="0.0194in" fo:border="none"/>
    </style:style>
    <style:style style:name="Table1.D520" style:family="table-cell">
      <style:table-cell-properties fo:padding="0.0194in" fo:border="none"/>
    </style:style>
    <style:style style:name="Table1.A521" style:family="table-cell">
      <style:table-cell-properties fo:padding="0.0194in" fo:border="none"/>
    </style:style>
    <style:style style:name="Table1.B521" style:family="table-cell">
      <style:table-cell-properties fo:padding="0.0194in" fo:border="none"/>
    </style:style>
    <style:style style:name="Table1.C521" style:family="table-cell">
      <style:table-cell-properties fo:padding="0.0194in" fo:border="none"/>
    </style:style>
    <style:style style:name="Table1.D521" style:family="table-cell">
      <style:table-cell-properties fo:padding="0.0194in" fo:border="none"/>
    </style:style>
    <style:style style:name="Table1.A522" style:family="table-cell">
      <style:table-cell-properties fo:padding="0.0194in" fo:border="none"/>
    </style:style>
    <style:style style:name="Table1.B522" style:family="table-cell">
      <style:table-cell-properties fo:padding="0.0194in" fo:border="none"/>
    </style:style>
    <style:style style:name="Table1.C522" style:family="table-cell">
      <style:table-cell-properties fo:padding="0.0194in" fo:border="none"/>
    </style:style>
    <style:style style:name="Table1.D522" style:family="table-cell">
      <style:table-cell-properties fo:padding="0.0194in" fo:border="none"/>
    </style:style>
    <style:style style:name="Table1.A523" style:family="table-cell">
      <style:table-cell-properties fo:padding="0.0194in" fo:border="none"/>
    </style:style>
    <style:style style:name="Table1.B523" style:family="table-cell">
      <style:table-cell-properties fo:padding="0.0194in" fo:border="none"/>
    </style:style>
    <style:style style:name="Table1.C523" style:family="table-cell">
      <style:table-cell-properties fo:padding="0.0194in" fo:border="none"/>
    </style:style>
    <style:style style:name="Table1.D523" style:family="table-cell">
      <style:table-cell-properties fo:padding="0.0194in" fo:border="none"/>
    </style:style>
    <style:style style:name="Table1.A524" style:family="table-cell">
      <style:table-cell-properties fo:padding="0.0194in" fo:border="none"/>
    </style:style>
    <style:style style:name="Table1.B524" style:family="table-cell">
      <style:table-cell-properties fo:padding="0.0194in" fo:border="none"/>
    </style:style>
    <style:style style:name="Table1.C524" style:family="table-cell">
      <style:table-cell-properties fo:padding="0.0194in" fo:border="none"/>
    </style:style>
    <style:style style:name="Table1.D524" style:family="table-cell">
      <style:table-cell-properties fo:padding="0.0194in" fo:border="none"/>
    </style:style>
    <style:style style:name="Table1.A525" style:family="table-cell">
      <style:table-cell-properties fo:padding="0.0194in" fo:border="none"/>
    </style:style>
    <style:style style:name="Table1.B525" style:family="table-cell">
      <style:table-cell-properties fo:padding="0.0194in" fo:border="none"/>
    </style:style>
    <style:style style:name="Table1.C525" style:family="table-cell">
      <style:table-cell-properties fo:padding="0.0194in" fo:border="none"/>
    </style:style>
    <style:style style:name="Table1.D525" style:family="table-cell">
      <style:table-cell-properties fo:padding="0.0194in" fo:border="none"/>
    </style:style>
    <style:style style:name="Table1.A526" style:family="table-cell">
      <style:table-cell-properties fo:padding="0.0194in" fo:border="none"/>
    </style:style>
    <style:style style:name="Table1.B526" style:family="table-cell">
      <style:table-cell-properties fo:padding="0.0194in" fo:border="none"/>
    </style:style>
    <style:style style:name="Table1.C526" style:family="table-cell">
      <style:table-cell-properties fo:padding="0.0194in" fo:border="none"/>
    </style:style>
    <style:style style:name="Table1.D526" style:family="table-cell">
      <style:table-cell-properties fo:padding="0.0194in" fo:border="none"/>
    </style:style>
    <style:style style:name="Table1.A527" style:family="table-cell">
      <style:table-cell-properties fo:padding="0.0194in" fo:border="none"/>
    </style:style>
    <style:style style:name="Table1.B527" style:family="table-cell">
      <style:table-cell-properties fo:padding="0.0194in" fo:border="none"/>
    </style:style>
    <style:style style:name="Table1.C527" style:family="table-cell">
      <style:table-cell-properties fo:padding="0.0194in" fo:border="none"/>
    </style:style>
    <style:style style:name="Table1.D527" style:family="table-cell">
      <style:table-cell-properties fo:padding="0.0194in" fo:border="none"/>
    </style:style>
    <style:style style:name="Table1.A528" style:family="table-cell">
      <style:table-cell-properties fo:padding="0.0194in" fo:border="none"/>
    </style:style>
    <style:style style:name="Table1.B528" style:family="table-cell">
      <style:table-cell-properties fo:padding="0.0194in" fo:border="none"/>
    </style:style>
    <style:style style:name="Table1.C528" style:family="table-cell">
      <style:table-cell-properties fo:padding="0.0194in" fo:border="none"/>
    </style:style>
    <style:style style:name="Table1.D528" style:family="table-cell">
      <style:table-cell-properties fo:padding="0.0194in" fo:border="none"/>
    </style:style>
    <style:style style:name="Table1.A529" style:family="table-cell">
      <style:table-cell-properties fo:padding="0.0194in" fo:border="none"/>
    </style:style>
    <style:style style:name="Table1.B529" style:family="table-cell">
      <style:table-cell-properties fo:padding="0.0194in" fo:border="none"/>
    </style:style>
    <style:style style:name="Table1.C529" style:family="table-cell">
      <style:table-cell-properties fo:padding="0.0194in" fo:border="none"/>
    </style:style>
    <style:style style:name="Table1.D529" style:family="table-cell">
      <style:table-cell-properties fo:padding="0.0194in" fo:border="none"/>
    </style:style>
    <style:style style:name="Table1.A530" style:family="table-cell">
      <style:table-cell-properties fo:padding="0.0194in" fo:border="none"/>
    </style:style>
    <style:style style:name="Table1.B530" style:family="table-cell">
      <style:table-cell-properties fo:padding="0.0194in" fo:border="none"/>
    </style:style>
    <style:style style:name="Table1.C530" style:family="table-cell">
      <style:table-cell-properties fo:padding="0.0194in" fo:border="none"/>
    </style:style>
    <style:style style:name="Table1.D530" style:family="table-cell">
      <style:table-cell-properties fo:padding="0.0194in" fo:border="none"/>
    </style:style>
    <style:style style:name="Table1.A531" style:family="table-cell">
      <style:table-cell-properties fo:padding="0.0194in" fo:border="none"/>
    </style:style>
    <style:style style:name="Table1.B531" style:family="table-cell">
      <style:table-cell-properties fo:padding="0.0194in" fo:border="none"/>
    </style:style>
    <style:style style:name="Table1.C531" style:family="table-cell">
      <style:table-cell-properties fo:padding="0.0194in" fo:border="none"/>
    </style:style>
    <style:style style:name="Table1.D531" style:family="table-cell">
      <style:table-cell-properties fo:padding="0.0194in" fo:border="none"/>
    </style:style>
    <style:style style:name="Table1.A532" style:family="table-cell">
      <style:table-cell-properties fo:padding="0.0194in" fo:border="none"/>
    </style:style>
    <style:style style:name="Table1.B532" style:family="table-cell">
      <style:table-cell-properties fo:padding="0.0194in" fo:border="none"/>
    </style:style>
    <style:style style:name="Table1.C532" style:family="table-cell">
      <style:table-cell-properties fo:padding="0.0194in" fo:border="none"/>
    </style:style>
    <style:style style:name="Table1.D532" style:family="table-cell">
      <style:table-cell-properties fo:padding="0.0194in" fo:border="none"/>
    </style:style>
    <style:style style:name="Table1.A533" style:family="table-cell">
      <style:table-cell-properties fo:padding="0.0194in" fo:border="none"/>
    </style:style>
    <style:style style:name="Table1.B533" style:family="table-cell">
      <style:table-cell-properties fo:padding="0.0194in" fo:border="none"/>
    </style:style>
    <style:style style:name="Table1.C533" style:family="table-cell">
      <style:table-cell-properties fo:padding="0.0194in" fo:border="none"/>
    </style:style>
    <style:style style:name="Table1.D533" style:family="table-cell">
      <style:table-cell-properties fo:padding="0.0194in" fo:border="none"/>
    </style:style>
    <style:style style:name="Table1.A534" style:family="table-cell">
      <style:table-cell-properties fo:padding="0.0194in" fo:border="none"/>
    </style:style>
    <style:style style:name="Table1.B534" style:family="table-cell">
      <style:table-cell-properties fo:padding="0.0194in" fo:border="none"/>
    </style:style>
    <style:style style:name="Table1.C534" style:family="table-cell">
      <style:table-cell-properties fo:padding="0.0194in" fo:border="none"/>
    </style:style>
    <style:style style:name="Table1.D534" style:family="table-cell">
      <style:table-cell-properties fo:padding="0.0194in" fo:border="none"/>
    </style:style>
    <style:style style:name="Table1.A535" style:family="table-cell">
      <style:table-cell-properties fo:padding="0.0194in" fo:border="none"/>
    </style:style>
    <style:style style:name="Table1.B535" style:family="table-cell">
      <style:table-cell-properties fo:padding="0.0194in" fo:border="none"/>
    </style:style>
    <style:style style:name="Table1.C535" style:family="table-cell">
      <style:table-cell-properties fo:padding="0.0194in" fo:border="none"/>
    </style:style>
    <style:style style:name="Table1.D535" style:family="table-cell">
      <style:table-cell-properties fo:padding="0.0194in" fo:border="none"/>
    </style:style>
    <style:style style:name="Table1.A536" style:family="table-cell">
      <style:table-cell-properties fo:padding="0.0194in" fo:border="none"/>
    </style:style>
    <style:style style:name="Table1.B536" style:family="table-cell">
      <style:table-cell-properties fo:padding="0.0194in" fo:border="none"/>
    </style:style>
    <style:style style:name="Table1.C536" style:family="table-cell">
      <style:table-cell-properties fo:padding="0.0194in" fo:border="none"/>
    </style:style>
    <style:style style:name="Table1.D536" style:family="table-cell">
      <style:table-cell-properties fo:padding="0.0194in" fo:border="none"/>
    </style:style>
    <style:style style:name="Table1.A537" style:family="table-cell">
      <style:table-cell-properties fo:padding="0.0194in" fo:border="none"/>
    </style:style>
    <style:style style:name="Table1.B537" style:family="table-cell">
      <style:table-cell-properties fo:padding="0.0194in" fo:border="none"/>
    </style:style>
    <style:style style:name="Table1.C537" style:family="table-cell">
      <style:table-cell-properties fo:padding="0.0194in" fo:border="none"/>
    </style:style>
    <style:style style:name="Table1.D537" style:family="table-cell">
      <style:table-cell-properties fo:padding="0.0194in" fo:border="none"/>
    </style:style>
    <style:style style:name="Table1.A538" style:family="table-cell">
      <style:table-cell-properties fo:padding="0.0194in" fo:border="none"/>
    </style:style>
    <style:style style:name="Table1.B538" style:family="table-cell">
      <style:table-cell-properties fo:padding="0.0194in" fo:border="none"/>
    </style:style>
    <style:style style:name="Table1.C538" style:family="table-cell">
      <style:table-cell-properties fo:padding="0.0194in" fo:border="none"/>
    </style:style>
    <style:style style:name="Table1.D538" style:family="table-cell">
      <style:table-cell-properties fo:padding="0.0194in" fo:border="none"/>
    </style:style>
    <style:style style:name="Table1.A539" style:family="table-cell">
      <style:table-cell-properties fo:padding="0.0194in" fo:border="none"/>
    </style:style>
    <style:style style:name="Table1.B539" style:family="table-cell">
      <style:table-cell-properties fo:padding="0.0194in" fo:border="none"/>
    </style:style>
    <style:style style:name="Table1.C539" style:family="table-cell">
      <style:table-cell-properties fo:padding="0.0194in" fo:border="none"/>
    </style:style>
    <style:style style:name="Table1.D539" style:family="table-cell">
      <style:table-cell-properties fo:padding="0.0194in" fo:border="none"/>
    </style:style>
    <style:style style:name="Table1.A540" style:family="table-cell">
      <style:table-cell-properties fo:padding="0.0194in" fo:border="none"/>
    </style:style>
    <style:style style:name="Table1.B540" style:family="table-cell">
      <style:table-cell-properties fo:padding="0.0194in" fo:border="none"/>
    </style:style>
    <style:style style:name="Table1.C540" style:family="table-cell">
      <style:table-cell-properties fo:padding="0.0194in" fo:border="none"/>
    </style:style>
    <style:style style:name="Table1.D540" style:family="table-cell">
      <style:table-cell-properties fo:padding="0.0194in" fo:border="none"/>
    </style:style>
    <style:style style:name="Table1.A541" style:family="table-cell">
      <style:table-cell-properties fo:padding="0.0194in" fo:border="none"/>
    </style:style>
    <style:style style:name="Table1.B541" style:family="table-cell">
      <style:table-cell-properties fo:padding="0.0194in" fo:border="none"/>
    </style:style>
    <style:style style:name="Table1.C541" style:family="table-cell">
      <style:table-cell-properties fo:padding="0.0194in" fo:border="none"/>
    </style:style>
    <style:style style:name="Table1.D541" style:family="table-cell">
      <style:table-cell-properties fo:padding="0.0194in" fo:border="none"/>
    </style:style>
    <style:style style:name="Table1.A542" style:family="table-cell">
      <style:table-cell-properties fo:padding="0.0194in" fo:border="none"/>
    </style:style>
    <style:style style:name="Table1.B542" style:family="table-cell">
      <style:table-cell-properties fo:padding="0.0194in" fo:border="none"/>
    </style:style>
    <style:style style:name="Table1.C542" style:family="table-cell">
      <style:table-cell-properties fo:padding="0.0194in" fo:border="none"/>
    </style:style>
    <style:style style:name="Table1.D542" style:family="table-cell">
      <style:table-cell-properties fo:padding="0.0194in" fo:border="none"/>
    </style:style>
    <style:style style:name="Table1.A543" style:family="table-cell">
      <style:table-cell-properties fo:padding="0.0194in" fo:border="none"/>
    </style:style>
    <style:style style:name="Table1.B543" style:family="table-cell">
      <style:table-cell-properties fo:padding="0.0194in" fo:border="none"/>
    </style:style>
    <style:style style:name="Table1.C543" style:family="table-cell">
      <style:table-cell-properties fo:padding="0.0194in" fo:border="none"/>
    </style:style>
    <style:style style:name="Table1.D543" style:family="table-cell">
      <style:table-cell-properties fo:padding="0.0194in" fo:border="none"/>
    </style:style>
    <style:style style:name="Table1.A544" style:family="table-cell">
      <style:table-cell-properties fo:padding="0.0194in" fo:border="none"/>
    </style:style>
    <style:style style:name="Table1.B544" style:family="table-cell">
      <style:table-cell-properties fo:padding="0.0194in" fo:border="none"/>
    </style:style>
    <style:style style:name="Table1.C544" style:family="table-cell">
      <style:table-cell-properties fo:padding="0.0194in" fo:border="none"/>
    </style:style>
    <style:style style:name="Table1.D544" style:family="table-cell">
      <style:table-cell-properties fo:padding="0.0194in" fo:border="none"/>
    </style:style>
    <style:style style:name="Table1.A545" style:family="table-cell">
      <style:table-cell-properties fo:padding="0.0194in" fo:border="none"/>
    </style:style>
    <style:style style:name="Table1.B545" style:family="table-cell">
      <style:table-cell-properties fo:padding="0.0194in" fo:border="none"/>
    </style:style>
    <style:style style:name="Table1.C545" style:family="table-cell">
      <style:table-cell-properties fo:padding="0.0194in" fo:border="none"/>
    </style:style>
    <style:style style:name="Table1.D545" style:family="table-cell">
      <style:table-cell-properties fo:padding="0.0194in" fo:border="none"/>
    </style:style>
    <style:style style:name="Table1.A546" style:family="table-cell">
      <style:table-cell-properties fo:padding="0.0194in" fo:border="none"/>
    </style:style>
    <style:style style:name="Table1.B546" style:family="table-cell">
      <style:table-cell-properties fo:padding="0.0194in" fo:border="none"/>
    </style:style>
    <style:style style:name="Table1.C546" style:family="table-cell">
      <style:table-cell-properties fo:padding="0.0194in" fo:border="none"/>
    </style:style>
    <style:style style:name="Table1.D546" style:family="table-cell">
      <style:table-cell-properties fo:padding="0.0194in" fo:border="none"/>
    </style:style>
    <style:style style:name="Table1.A547" style:family="table-cell">
      <style:table-cell-properties fo:padding="0.0194in" fo:border="none"/>
    </style:style>
    <style:style style:name="Table1.B547" style:family="table-cell">
      <style:table-cell-properties fo:padding="0.0194in" fo:border="none"/>
    </style:style>
    <style:style style:name="Table1.C547" style:family="table-cell">
      <style:table-cell-properties fo:padding="0.0194in" fo:border="none"/>
    </style:style>
    <style:style style:name="Table1.D547" style:family="table-cell">
      <style:table-cell-properties fo:padding="0.0194in" fo:border="none"/>
    </style:style>
    <style:style style:name="Table1.A548" style:family="table-cell">
      <style:table-cell-properties fo:padding="0.0194in" fo:border="none"/>
    </style:style>
    <style:style style:name="Table1.B548" style:family="table-cell">
      <style:table-cell-properties fo:padding="0.0194in" fo:border="none"/>
    </style:style>
    <style:style style:name="Table1.C548" style:family="table-cell">
      <style:table-cell-properties fo:padding="0.0194in" fo:border="none"/>
    </style:style>
    <style:style style:name="Table1.D548" style:family="table-cell">
      <style:table-cell-properties fo:padding="0.0194in" fo:border="none"/>
    </style:style>
    <style:style style:name="Table1.A549" style:family="table-cell">
      <style:table-cell-properties fo:padding="0.0194in" fo:border="none"/>
    </style:style>
    <style:style style:name="Table1.B549" style:family="table-cell">
      <style:table-cell-properties fo:padding="0.0194in" fo:border="none"/>
    </style:style>
    <style:style style:name="Table1.C549" style:family="table-cell">
      <style:table-cell-properties fo:padding="0.0194in" fo:border="none"/>
    </style:style>
    <style:style style:name="Table1.D549" style:family="table-cell">
      <style:table-cell-properties fo:padding="0.0194in" fo:border="none"/>
    </style:style>
    <style:style style:name="Table1.A550" style:family="table-cell">
      <style:table-cell-properties fo:padding="0.0194in" fo:border="none"/>
    </style:style>
    <style:style style:name="Table1.B550" style:family="table-cell">
      <style:table-cell-properties fo:padding="0.0194in" fo:border="none"/>
    </style:style>
    <style:style style:name="Table1.C550" style:family="table-cell">
      <style:table-cell-properties fo:padding="0.0194in" fo:border="none"/>
    </style:style>
    <style:style style:name="Table1.D550" style:family="table-cell">
      <style:table-cell-properties fo:padding="0.0194in" fo:border="none"/>
    </style:style>
    <style:style style:name="Table1.A551" style:family="table-cell">
      <style:table-cell-properties fo:padding="0.0194in" fo:border="none"/>
    </style:style>
    <style:style style:name="Table1.B551" style:family="table-cell">
      <style:table-cell-properties fo:padding="0.0194in" fo:border="none"/>
    </style:style>
    <style:style style:name="Table1.C551" style:family="table-cell">
      <style:table-cell-properties fo:padding="0.0194in" fo:border="none"/>
    </style:style>
    <style:style style:name="Table1.D551" style:family="table-cell">
      <style:table-cell-properties fo:padding="0.0194in" fo:border="none"/>
    </style:style>
    <style:style style:name="Table1.A552" style:family="table-cell">
      <style:table-cell-properties fo:padding="0.0194in" fo:border="none"/>
    </style:style>
    <style:style style:name="Table1.B552" style:family="table-cell">
      <style:table-cell-properties fo:padding="0.0194in" fo:border="none"/>
    </style:style>
    <style:style style:name="Table1.C552" style:family="table-cell">
      <style:table-cell-properties fo:padding="0.0194in" fo:border="none"/>
    </style:style>
    <style:style style:name="Table1.D552" style:family="table-cell">
      <style:table-cell-properties fo:padding="0.0194in" fo:border="none"/>
    </style:style>
    <style:style style:name="Table1.A553" style:family="table-cell">
      <style:table-cell-properties fo:padding="0.0194in" fo:border="none"/>
    </style:style>
    <style:style style:name="Table1.B553" style:family="table-cell">
      <style:table-cell-properties fo:padding="0.0194in" fo:border="none"/>
    </style:style>
    <style:style style:name="Table1.C553" style:family="table-cell">
      <style:table-cell-properties fo:padding="0.0194in" fo:border="none"/>
    </style:style>
    <style:style style:name="Table1.D553" style:family="table-cell">
      <style:table-cell-properties fo:padding="0.0194in" fo:border="none"/>
    </style:style>
    <style:style style:name="Table1.A554" style:family="table-cell">
      <style:table-cell-properties fo:padding="0.0194in" fo:border="none"/>
    </style:style>
    <style:style style:name="Table1.B554" style:family="table-cell">
      <style:table-cell-properties fo:padding="0.0194in" fo:border="none"/>
    </style:style>
    <style:style style:name="Table1.C554" style:family="table-cell">
      <style:table-cell-properties fo:padding="0.0194in" fo:border="none"/>
    </style:style>
    <style:style style:name="Table1.D554" style:family="table-cell">
      <style:table-cell-properties fo:padding="0.0194in" fo:border="none"/>
    </style:style>
    <style:style style:name="Table1.A555" style:family="table-cell">
      <style:table-cell-properties fo:padding="0.0194in" fo:border="none"/>
    </style:style>
    <style:style style:name="Table1.B555" style:family="table-cell">
      <style:table-cell-properties fo:padding="0.0194in" fo:border="none"/>
    </style:style>
    <style:style style:name="Table1.C555" style:family="table-cell">
      <style:table-cell-properties fo:padding="0.0194in" fo:border="none"/>
    </style:style>
    <style:style style:name="Table1.D555" style:family="table-cell">
      <style:table-cell-properties fo:padding="0.0194in" fo:border="none"/>
    </style:style>
    <style:style style:name="Table1.A556" style:family="table-cell">
      <style:table-cell-properties fo:padding="0.0194in" fo:border="none"/>
    </style:style>
    <style:style style:name="Table1.B556" style:family="table-cell">
      <style:table-cell-properties fo:padding="0.0194in" fo:border="none"/>
    </style:style>
    <style:style style:name="Table1.C556" style:family="table-cell">
      <style:table-cell-properties fo:padding="0.0194in" fo:border="none"/>
    </style:style>
    <style:style style:name="Table1.D556" style:family="table-cell">
      <style:table-cell-properties fo:padding="0.0194in" fo:border="none"/>
    </style:style>
    <style:style style:name="Table1.A557" style:family="table-cell">
      <style:table-cell-properties fo:padding="0.0194in" fo:border="none"/>
    </style:style>
    <style:style style:name="Table1.B557" style:family="table-cell">
      <style:table-cell-properties fo:padding="0.0194in" fo:border="none"/>
    </style:style>
    <style:style style:name="Table1.C557" style:family="table-cell">
      <style:table-cell-properties fo:padding="0.0194in" fo:border="none"/>
    </style:style>
    <style:style style:name="Table1.D557" style:family="table-cell">
      <style:table-cell-properties fo:padding="0.0194in" fo:border="none"/>
    </style:style>
    <style:style style:name="Table1.A558" style:family="table-cell">
      <style:table-cell-properties fo:padding="0.0194in" fo:border="none"/>
    </style:style>
    <style:style style:name="Table1.B558" style:family="table-cell">
      <style:table-cell-properties fo:padding="0.0194in" fo:border="none"/>
    </style:style>
    <style:style style:name="Table1.C558" style:family="table-cell">
      <style:table-cell-properties fo:padding="0.0194in" fo:border="none"/>
    </style:style>
    <style:style style:name="Table1.D558" style:family="table-cell">
      <style:table-cell-properties fo:padding="0.0194in" fo:border="none"/>
    </style:style>
    <style:style style:name="Table1.A559" style:family="table-cell">
      <style:table-cell-properties fo:padding="0.0194in" fo:border="none"/>
    </style:style>
    <style:style style:name="Table1.B559" style:family="table-cell">
      <style:table-cell-properties fo:padding="0.0194in" fo:border="none"/>
    </style:style>
    <style:style style:name="Table1.C559" style:family="table-cell">
      <style:table-cell-properties fo:padding="0.0194in" fo:border="none"/>
    </style:style>
    <style:style style:name="Table1.D559" style:family="table-cell">
      <style:table-cell-properties fo:padding="0.0194in" fo:border="none"/>
    </style:style>
    <style:style style:name="Table1.A560" style:family="table-cell">
      <style:table-cell-properties fo:padding="0.0194in" fo:border="none"/>
    </style:style>
    <style:style style:name="Table1.B560" style:family="table-cell">
      <style:table-cell-properties fo:padding="0.0194in" fo:border="none"/>
    </style:style>
    <style:style style:name="Table1.C560" style:family="table-cell">
      <style:table-cell-properties fo:padding="0.0194in" fo:border="none"/>
    </style:style>
    <style:style style:name="Table1.D560" style:family="table-cell">
      <style:table-cell-properties fo:padding="0.0194in" fo:border="none"/>
    </style:style>
    <style:style style:name="Table1.A561" style:family="table-cell">
      <style:table-cell-properties fo:padding="0.0194in" fo:border="none"/>
    </style:style>
    <style:style style:name="Table1.B561" style:family="table-cell">
      <style:table-cell-properties fo:padding="0.0194in" fo:border="none"/>
    </style:style>
    <style:style style:name="Table1.C561" style:family="table-cell">
      <style:table-cell-properties fo:padding="0.0194in" fo:border="none"/>
    </style:style>
    <style:style style:name="Table1.D561" style:family="table-cell">
      <style:table-cell-properties fo:padding="0.0194in" fo:border="none"/>
    </style:style>
    <style:style style:name="Table1.A562" style:family="table-cell">
      <style:table-cell-properties fo:padding="0.0194in" fo:border="none"/>
    </style:style>
    <style:style style:name="Table1.B562" style:family="table-cell">
      <style:table-cell-properties fo:padding="0.0194in" fo:border="none"/>
    </style:style>
    <style:style style:name="Table1.C562" style:family="table-cell">
      <style:table-cell-properties fo:padding="0.0194in" fo:border="none"/>
    </style:style>
    <style:style style:name="Table1.D562" style:family="table-cell">
      <style:table-cell-properties fo:padding="0.0194in" fo:border="none"/>
    </style:style>
    <style:style style:name="Table1.A563" style:family="table-cell">
      <style:table-cell-properties fo:padding="0.0194in" fo:border="none"/>
    </style:style>
    <style:style style:name="Table1.B563" style:family="table-cell">
      <style:table-cell-properties fo:padding="0.0194in" fo:border="none"/>
    </style:style>
    <style:style style:name="Table1.C563" style:family="table-cell">
      <style:table-cell-properties fo:padding="0.0194in" fo:border="none"/>
    </style:style>
    <style:style style:name="Table1.D563" style:family="table-cell">
      <style:table-cell-properties fo:padding="0.0194in" fo:border="none"/>
    </style:style>
    <style:style style:name="Table1.A564" style:family="table-cell">
      <style:table-cell-properties fo:padding="0.0194in" fo:border="none"/>
    </style:style>
    <style:style style:name="Table1.B564" style:family="table-cell">
      <style:table-cell-properties fo:padding="0.0194in" fo:border="none"/>
    </style:style>
    <style:style style:name="Table1.C564" style:family="table-cell">
      <style:table-cell-properties fo:padding="0.0194in" fo:border="none"/>
    </style:style>
    <style:style style:name="Table1.D564" style:family="table-cell">
      <style:table-cell-properties fo:padding="0.0194in" fo:border="none"/>
    </style:style>
    <style:style style:name="Table1.A565" style:family="table-cell">
      <style:table-cell-properties fo:padding="0.0194in" fo:border="none"/>
    </style:style>
    <style:style style:name="Table1.B565" style:family="table-cell">
      <style:table-cell-properties fo:padding="0.0194in" fo:border="none"/>
    </style:style>
    <style:style style:name="Table1.C565" style:family="table-cell">
      <style:table-cell-properties fo:padding="0.0194in" fo:border="none"/>
    </style:style>
    <style:style style:name="Table1.D565" style:family="table-cell">
      <style:table-cell-properties fo:padding="0.0194in" fo:border="none"/>
    </style:style>
    <style:style style:name="Table1.A566" style:family="table-cell">
      <style:table-cell-properties fo:padding="0.0194in" fo:border="none"/>
    </style:style>
    <style:style style:name="Table1.B566" style:family="table-cell">
      <style:table-cell-properties fo:padding="0.0194in" fo:border="none"/>
    </style:style>
    <style:style style:name="Table1.C566" style:family="table-cell">
      <style:table-cell-properties fo:padding="0.0194in" fo:border="none"/>
    </style:style>
    <style:style style:name="Table1.D566" style:family="table-cell">
      <style:table-cell-properties fo:padding="0.0194in" fo:border="none"/>
    </style:style>
    <style:style style:name="Table1.A567" style:family="table-cell">
      <style:table-cell-properties fo:padding="0.0194in" fo:border="none"/>
    </style:style>
    <style:style style:name="Table1.B567" style:family="table-cell">
      <style:table-cell-properties fo:padding="0.0194in" fo:border="none"/>
    </style:style>
    <style:style style:name="Table1.C567" style:family="table-cell">
      <style:table-cell-properties fo:padding="0.0194in" fo:border="none"/>
    </style:style>
    <style:style style:name="Table1.D567" style:family="table-cell">
      <style:table-cell-properties fo:padding="0.0194in" fo:border="none"/>
    </style:style>
    <style:style style:name="Table1.A568" style:family="table-cell">
      <style:table-cell-properties fo:padding="0.0194in" fo:border="none"/>
    </style:style>
    <style:style style:name="Table1.B568" style:family="table-cell">
      <style:table-cell-properties fo:padding="0.0194in" fo:border="none"/>
    </style:style>
    <style:style style:name="Table1.C568" style:family="table-cell">
      <style:table-cell-properties fo:padding="0.0194in" fo:border="none"/>
    </style:style>
    <style:style style:name="Table1.D568" style:family="table-cell">
      <style:table-cell-properties fo:padding="0.0194in" fo:border="none"/>
    </style:style>
    <style:style style:name="Table1.A569" style:family="table-cell">
      <style:table-cell-properties fo:padding="0.0194in" fo:border="none"/>
    </style:style>
    <style:style style:name="Table1.B569" style:family="table-cell">
      <style:table-cell-properties fo:padding="0.0194in" fo:border="none"/>
    </style:style>
    <style:style style:name="Table1.C569" style:family="table-cell">
      <style:table-cell-properties fo:padding="0.0194in" fo:border="none"/>
    </style:style>
    <style:style style:name="Table1.D569" style:family="table-cell">
      <style:table-cell-properties fo:padding="0.0194in" fo:border="none"/>
    </style:style>
    <style:style style:name="Table1.A570" style:family="table-cell">
      <style:table-cell-properties fo:padding="0.0194in" fo:border="none"/>
    </style:style>
    <style:style style:name="Table1.B570" style:family="table-cell">
      <style:table-cell-properties fo:padding="0.0194in" fo:border="none"/>
    </style:style>
    <style:style style:name="Table1.C570" style:family="table-cell">
      <style:table-cell-properties fo:padding="0.0194in" fo:border="none"/>
    </style:style>
    <style:style style:name="Table1.D570" style:family="table-cell">
      <style:table-cell-properties fo:padding="0.0194in" fo:border="none"/>
    </style:style>
    <style:style style:name="Table1.A571" style:family="table-cell">
      <style:table-cell-properties fo:padding="0.0194in" fo:border="none"/>
    </style:style>
    <style:style style:name="Table1.B571" style:family="table-cell">
      <style:table-cell-properties fo:padding="0.0194in" fo:border="none"/>
    </style:style>
    <style:style style:name="Table1.C571" style:family="table-cell">
      <style:table-cell-properties fo:padding="0.0194in" fo:border="none"/>
    </style:style>
    <style:style style:name="Table1.D571" style:family="table-cell">
      <style:table-cell-properties fo:padding="0.0194in" fo:border="none"/>
    </style:style>
    <style:style style:name="Table1.A572" style:family="table-cell">
      <style:table-cell-properties fo:padding="0.0194in" fo:border="none"/>
    </style:style>
    <style:style style:name="Table1.B572" style:family="table-cell">
      <style:table-cell-properties fo:padding="0.0194in" fo:border="none"/>
    </style:style>
    <style:style style:name="Table1.C572" style:family="table-cell">
      <style:table-cell-properties fo:padding="0.0194in" fo:border="none"/>
    </style:style>
    <style:style style:name="Table1.D572" style:family="table-cell">
      <style:table-cell-properties fo:padding="0.0194in" fo:border="none"/>
    </style:style>
    <style:style style:name="Table1.A573" style:family="table-cell">
      <style:table-cell-properties fo:padding="0.0194in" fo:border="none"/>
    </style:style>
    <style:style style:name="Table1.B573" style:family="table-cell">
      <style:table-cell-properties fo:padding="0.0194in" fo:border="none"/>
    </style:style>
    <style:style style:name="Table1.C573" style:family="table-cell">
      <style:table-cell-properties fo:padding="0.0194in" fo:border="none"/>
    </style:style>
    <style:style style:name="Table1.D573" style:family="table-cell">
      <style:table-cell-properties fo:padding="0.0194in" fo:border="none"/>
    </style:style>
    <style:style style:name="Table1.A574" style:family="table-cell">
      <style:table-cell-properties fo:padding="0.0194in" fo:border="none"/>
    </style:style>
    <style:style style:name="Table1.B574" style:family="table-cell">
      <style:table-cell-properties fo:padding="0.0194in" fo:border="none"/>
    </style:style>
    <style:style style:name="Table1.C574" style:family="table-cell">
      <style:table-cell-properties fo:padding="0.0194in" fo:border="none"/>
    </style:style>
    <style:style style:name="Table1.D574" style:family="table-cell">
      <style:table-cell-properties fo:padding="0.0194in" fo:border="none"/>
    </style:style>
    <style:style style:name="Table1.A575" style:family="table-cell">
      <style:table-cell-properties fo:padding="0.0194in" fo:border="none"/>
    </style:style>
    <style:style style:name="Table1.B575" style:family="table-cell">
      <style:table-cell-properties fo:padding="0.0194in" fo:border="none"/>
    </style:style>
    <style:style style:name="Table1.C575" style:family="table-cell">
      <style:table-cell-properties fo:padding="0.0194in" fo:border="none"/>
    </style:style>
    <style:style style:name="Table1.D575" style:family="table-cell">
      <style:table-cell-properties fo:padding="0.0194in" fo:border="none"/>
    </style:style>
    <style:style style:name="Table1.A576" style:family="table-cell">
      <style:table-cell-properties fo:padding="0.0194in" fo:border="none"/>
    </style:style>
    <style:style style:name="Table1.B576" style:family="table-cell">
      <style:table-cell-properties fo:padding="0.0194in" fo:border="none"/>
    </style:style>
    <style:style style:name="Table1.C576" style:family="table-cell">
      <style:table-cell-properties fo:padding="0.0194in" fo:border="none"/>
    </style:style>
    <style:style style:name="Table1.D576" style:family="table-cell">
      <style:table-cell-properties fo:padding="0.0194in" fo:border="none"/>
    </style:style>
    <style:style style:name="Table1.A577" style:family="table-cell">
      <style:table-cell-properties fo:padding="0.0194in" fo:border="none"/>
    </style:style>
    <style:style style:name="Table1.B577" style:family="table-cell">
      <style:table-cell-properties fo:padding="0.0194in" fo:border="none"/>
    </style:style>
    <style:style style:name="Table1.C577" style:family="table-cell">
      <style:table-cell-properties fo:padding="0.0194in" fo:border="none"/>
    </style:style>
    <style:style style:name="Table1.D577" style:family="table-cell">
      <style:table-cell-properties fo:padding="0.0194in" fo:border="none"/>
    </style:style>
    <style:style style:name="Table1.A578" style:family="table-cell">
      <style:table-cell-properties fo:padding="0.0194in" fo:border="none"/>
    </style:style>
    <style:style style:name="Table1.B578" style:family="table-cell">
      <style:table-cell-properties fo:padding="0.0194in" fo:border="none"/>
    </style:style>
    <style:style style:name="Table1.C578" style:family="table-cell">
      <style:table-cell-properties fo:padding="0.0194in" fo:border="none"/>
    </style:style>
    <style:style style:name="Table1.D578" style:family="table-cell">
      <style:table-cell-properties fo:padding="0.0194in" fo:border="none"/>
    </style:style>
    <style:style style:name="Table1.A579" style:family="table-cell">
      <style:table-cell-properties fo:padding="0.0194in" fo:border="none"/>
    </style:style>
    <style:style style:name="Table1.B579" style:family="table-cell">
      <style:table-cell-properties fo:padding="0.0194in" fo:border="none"/>
    </style:style>
    <style:style style:name="Table1.C579" style:family="table-cell">
      <style:table-cell-properties fo:padding="0.0194in" fo:border="none"/>
    </style:style>
    <style:style style:name="Table1.D579" style:family="table-cell">
      <style:table-cell-properties fo:padding="0.0194in" fo:border="none"/>
    </style:style>
    <style:style style:name="Table1.A580" style:family="table-cell">
      <style:table-cell-properties fo:padding="0.0194in" fo:border="none"/>
    </style:style>
    <style:style style:name="Table1.B580" style:family="table-cell">
      <style:table-cell-properties fo:padding="0.0194in" fo:border="none"/>
    </style:style>
    <style:style style:name="Table1.C580" style:family="table-cell">
      <style:table-cell-properties fo:padding="0.0194in" fo:border="none"/>
    </style:style>
    <style:style style:name="Table1.D580" style:family="table-cell">
      <style:table-cell-properties fo:padding="0.0194in" fo:border="none"/>
    </style:style>
    <style:style style:name="Table1.A581" style:family="table-cell">
      <style:table-cell-properties fo:padding="0.0194in" fo:border="none"/>
    </style:style>
    <style:style style:name="Table1.B581" style:family="table-cell">
      <style:table-cell-properties fo:padding="0.0194in" fo:border="none"/>
    </style:style>
    <style:style style:name="Table1.C581" style:family="table-cell">
      <style:table-cell-properties fo:padding="0.0194in" fo:border="none"/>
    </style:style>
    <style:style style:name="Table1.D581" style:family="table-cell">
      <style:table-cell-properties fo:padding="0.0194in" fo:border="none"/>
    </style:style>
    <style:style style:name="Table1.A582" style:family="table-cell">
      <style:table-cell-properties fo:padding="0.0194in" fo:border="none"/>
    </style:style>
    <style:style style:name="Table1.B582" style:family="table-cell">
      <style:table-cell-properties fo:padding="0.0194in" fo:border="none"/>
    </style:style>
    <style:style style:name="Table1.C582" style:family="table-cell">
      <style:table-cell-properties fo:padding="0.0194in" fo:border="none"/>
    </style:style>
    <style:style style:name="Table1.D582" style:family="table-cell">
      <style:table-cell-properties fo:padding="0.0194in" fo:border="none"/>
    </style:style>
    <style:style style:name="Table1.A583" style:family="table-cell">
      <style:table-cell-properties fo:padding="0.0194in" fo:border="none"/>
    </style:style>
    <style:style style:name="Table1.B583" style:family="table-cell">
      <style:table-cell-properties fo:padding="0.0194in" fo:border="none"/>
    </style:style>
    <style:style style:name="Table1.C583" style:family="table-cell">
      <style:table-cell-properties fo:padding="0.0194in" fo:border="none"/>
    </style:style>
    <style:style style:name="Table1.D583" style:family="table-cell">
      <style:table-cell-properties fo:padding="0.0194in" fo:border="none"/>
    </style:style>
    <style:style style:name="Table1.A584" style:family="table-cell">
      <style:table-cell-properties fo:padding="0.0194in" fo:border="none"/>
    </style:style>
    <style:style style:name="Table1.B584" style:family="table-cell">
      <style:table-cell-properties fo:padding="0.0194in" fo:border="none"/>
    </style:style>
    <style:style style:name="Table1.C584" style:family="table-cell">
      <style:table-cell-properties fo:padding="0.0194in" fo:border="none"/>
    </style:style>
    <style:style style:name="Table1.D584" style:family="table-cell">
      <style:table-cell-properties fo:padding="0.0194in" fo:border="none"/>
    </style:style>
    <style:style style:name="Table1.A585" style:family="table-cell">
      <style:table-cell-properties fo:padding="0.0194in" fo:border="none"/>
    </style:style>
    <style:style style:name="Table1.B585" style:family="table-cell">
      <style:table-cell-properties fo:padding="0.0194in" fo:border="none"/>
    </style:style>
    <style:style style:name="Table1.C585" style:family="table-cell">
      <style:table-cell-properties fo:padding="0.0194in" fo:border="none"/>
    </style:style>
    <style:style style:name="Table1.D585" style:family="table-cell">
      <style:table-cell-properties fo:padding="0.0194in" fo:border="none"/>
    </style:style>
    <style:style style:name="Table1.A586" style:family="table-cell">
      <style:table-cell-properties fo:padding="0.0194in" fo:border="none"/>
    </style:style>
    <style:style style:name="Table1.B586" style:family="table-cell">
      <style:table-cell-properties fo:padding="0.0194in" fo:border="none"/>
    </style:style>
    <style:style style:name="Table1.C586" style:family="table-cell">
      <style:table-cell-properties fo:padding="0.0194in" fo:border="none"/>
    </style:style>
    <style:style style:name="Table1.D586" style:family="table-cell">
      <style:table-cell-properties fo:padding="0.0194in" fo:border="none"/>
    </style:style>
    <style:style style:name="Table1.A587" style:family="table-cell">
      <style:table-cell-properties fo:padding="0.0194in" fo:border="none"/>
    </style:style>
    <style:style style:name="Table1.B587" style:family="table-cell">
      <style:table-cell-properties fo:padding="0.0194in" fo:border="none"/>
    </style:style>
    <style:style style:name="Table1.C587" style:family="table-cell">
      <style:table-cell-properties fo:padding="0.0194in" fo:border="none"/>
    </style:style>
    <style:style style:name="Table1.D587" style:family="table-cell">
      <style:table-cell-properties fo:padding="0.0194in" fo:border="none"/>
    </style:style>
    <style:style style:name="Table1.A588" style:family="table-cell">
      <style:table-cell-properties fo:padding="0.0194in" fo:border="none"/>
    </style:style>
    <style:style style:name="Table1.B588" style:family="table-cell">
      <style:table-cell-properties fo:padding="0.0194in" fo:border="none"/>
    </style:style>
    <style:style style:name="Table1.C588" style:family="table-cell">
      <style:table-cell-properties fo:padding="0.0194in" fo:border="none"/>
    </style:style>
    <style:style style:name="Table1.D588" style:family="table-cell">
      <style:table-cell-properties fo:padding="0.0194in" fo:border="none"/>
    </style:style>
    <style:style style:name="Table1.A589" style:family="table-cell">
      <style:table-cell-properties fo:padding="0.0194in" fo:border="none"/>
    </style:style>
    <style:style style:name="Table1.B589" style:family="table-cell">
      <style:table-cell-properties fo:padding="0.0194in" fo:border="none"/>
    </style:style>
    <style:style style:name="Table1.C589" style:family="table-cell">
      <style:table-cell-properties fo:padding="0.0194in" fo:border="none"/>
    </style:style>
    <style:style style:name="Table1.D589" style:family="table-cell">
      <style:table-cell-properties fo:padding="0.0194in" fo:border="none"/>
    </style:style>
    <style:style style:name="Table1.A590" style:family="table-cell">
      <style:table-cell-properties fo:padding="0.0194in" fo:border="none"/>
    </style:style>
    <style:style style:name="Table1.B590" style:family="table-cell">
      <style:table-cell-properties fo:padding="0.0194in" fo:border="none"/>
    </style:style>
    <style:style style:name="Table1.C590" style:family="table-cell">
      <style:table-cell-properties fo:padding="0.0194in" fo:border="none"/>
    </style:style>
    <style:style style:name="Table1.D590" style:family="table-cell">
      <style:table-cell-properties fo:padding="0.0194in" fo:border="none"/>
    </style:style>
    <style:style style:name="Table1.A591" style:family="table-cell">
      <style:table-cell-properties fo:padding="0.0194in" fo:border="none"/>
    </style:style>
    <style:style style:name="Table1.B591" style:family="table-cell">
      <style:table-cell-properties fo:padding="0.0194in" fo:border="none"/>
    </style:style>
    <style:style style:name="Table1.C591" style:family="table-cell">
      <style:table-cell-properties fo:padding="0.0194in" fo:border="none"/>
    </style:style>
    <style:style style:name="Table1.D591" style:family="table-cell">
      <style:table-cell-properties fo:padding="0.0194in" fo:border="none"/>
    </style:style>
    <style:style style:name="Table1.A592" style:family="table-cell">
      <style:table-cell-properties fo:padding="0.0194in" fo:border="none"/>
    </style:style>
    <style:style style:name="Table1.B592" style:family="table-cell">
      <style:table-cell-properties fo:padding="0.0194in" fo:border="none"/>
    </style:style>
    <style:style style:name="Table1.C592" style:family="table-cell">
      <style:table-cell-properties fo:padding="0.0194in" fo:border="none"/>
    </style:style>
    <style:style style:name="Table1.D592" style:family="table-cell">
      <style:table-cell-properties fo:padding="0.0194in" fo:border="none"/>
    </style:style>
    <style:style style:name="Table1.A593" style:family="table-cell">
      <style:table-cell-properties fo:padding="0.0194in" fo:border="none"/>
    </style:style>
    <style:style style:name="Table1.B593" style:family="table-cell">
      <style:table-cell-properties fo:padding="0.0194in" fo:border="none"/>
    </style:style>
    <style:style style:name="Table1.C593" style:family="table-cell">
      <style:table-cell-properties fo:padding="0.0194in" fo:border="none"/>
    </style:style>
    <style:style style:name="Table1.D593" style:family="table-cell">
      <style:table-cell-properties fo:padding="0.0194in" fo:border="none"/>
    </style:style>
    <style:style style:name="Table1.A594" style:family="table-cell">
      <style:table-cell-properties fo:padding="0.0194in" fo:border="none"/>
    </style:style>
    <style:style style:name="Table1.B594" style:family="table-cell">
      <style:table-cell-properties fo:padding="0.0194in" fo:border="none"/>
    </style:style>
    <style:style style:name="Table1.C594" style:family="table-cell">
      <style:table-cell-properties fo:padding="0.0194in" fo:border="none"/>
    </style:style>
    <style:style style:name="Table1.D594" style:family="table-cell">
      <style:table-cell-properties fo:padding="0.0194in" fo:border="none"/>
    </style:style>
    <style:style style:name="Table1.A595" style:family="table-cell">
      <style:table-cell-properties fo:padding="0.0194in" fo:border="none"/>
    </style:style>
    <style:style style:name="Table1.B595" style:family="table-cell">
      <style:table-cell-properties fo:padding="0.0194in" fo:border="none"/>
    </style:style>
    <style:style style:name="Table1.C595" style:family="table-cell">
      <style:table-cell-properties fo:padding="0.0194in" fo:border="none"/>
    </style:style>
    <style:style style:name="Table1.D595" style:family="table-cell">
      <style:table-cell-properties fo:padding="0.0194in" fo:border="none"/>
    </style:style>
    <style:style style:name="Table1.A596" style:family="table-cell">
      <style:table-cell-properties fo:padding="0.0194in" fo:border="none"/>
    </style:style>
    <style:style style:name="Table1.B596" style:family="table-cell">
      <style:table-cell-properties fo:padding="0.0194in" fo:border="none"/>
    </style:style>
    <style:style style:name="Table1.C596" style:family="table-cell">
      <style:table-cell-properties fo:padding="0.0194in" fo:border="none"/>
    </style:style>
    <style:style style:name="Table1.D596" style:family="table-cell">
      <style:table-cell-properties fo:padding="0.0194in" fo:border="none"/>
    </style:style>
    <style:style style:name="Table1.A597" style:family="table-cell">
      <style:table-cell-properties fo:padding="0.0194in" fo:border="none"/>
    </style:style>
    <style:style style:name="Table1.B597" style:family="table-cell">
      <style:table-cell-properties fo:padding="0.0194in" fo:border="none"/>
    </style:style>
    <style:style style:name="Table1.C597" style:family="table-cell">
      <style:table-cell-properties fo:padding="0.0194in" fo:border="none"/>
    </style:style>
    <style:style style:name="Table1.D597" style:family="table-cell">
      <style:table-cell-properties fo:padding="0.0194in" fo:border="none"/>
    </style:style>
    <style:style style:name="Table1.A598" style:family="table-cell">
      <style:table-cell-properties fo:padding="0.0194in" fo:border="none"/>
    </style:style>
    <style:style style:name="Table1.B598" style:family="table-cell">
      <style:table-cell-properties fo:padding="0.0194in" fo:border="none"/>
    </style:style>
    <style:style style:name="Table1.C598" style:family="table-cell">
      <style:table-cell-properties fo:padding="0.0194in" fo:border="none"/>
    </style:style>
    <style:style style:name="Table1.D598" style:family="table-cell">
      <style:table-cell-properties fo:padding="0.0194in" fo:border="none"/>
    </style:style>
    <style:style style:name="Table1.A599" style:family="table-cell">
      <style:table-cell-properties fo:padding="0.0194in" fo:border="none"/>
    </style:style>
    <style:style style:name="Table1.B599" style:family="table-cell">
      <style:table-cell-properties fo:padding="0.0194in" fo:border="none"/>
    </style:style>
    <style:style style:name="Table1.C599" style:family="table-cell">
      <style:table-cell-properties fo:padding="0.0194in" fo:border="none"/>
    </style:style>
    <style:style style:name="Table1.D599" style:family="table-cell">
      <style:table-cell-properties fo:padding="0.0194in" fo:border="none"/>
    </style:style>
    <style:style style:name="Table1.A600" style:family="table-cell">
      <style:table-cell-properties fo:padding="0.0194in" fo:border="none"/>
    </style:style>
    <style:style style:name="Table1.B600" style:family="table-cell">
      <style:table-cell-properties fo:padding="0.0194in" fo:border="none"/>
    </style:style>
    <style:style style:name="Table1.C600" style:family="table-cell">
      <style:table-cell-properties fo:padding="0.0194in" fo:border="none"/>
    </style:style>
    <style:style style:name="Table1.D600" style:family="table-cell">
      <style:table-cell-properties fo:padding="0.0194in" fo:border="none"/>
    </style:style>
    <style:style style:name="Table1.A601" style:family="table-cell">
      <style:table-cell-properties fo:padding="0.0194in" fo:border="none"/>
    </style:style>
    <style:style style:name="Table1.B601" style:family="table-cell">
      <style:table-cell-properties fo:padding="0.0194in" fo:border="none"/>
    </style:style>
    <style:style style:name="Table1.C601" style:family="table-cell">
      <style:table-cell-properties fo:padding="0.0194in" fo:border="none"/>
    </style:style>
    <style:style style:name="Table1.D601" style:family="table-cell">
      <style:table-cell-properties fo:padding="0.0194in" fo:border="none"/>
    </style:style>
    <style:style style:name="Table1.A602" style:family="table-cell">
      <style:table-cell-properties fo:padding="0.0194in" fo:border="none"/>
    </style:style>
    <style:style style:name="Table1.B602" style:family="table-cell">
      <style:table-cell-properties fo:padding="0.0194in" fo:border="none"/>
    </style:style>
    <style:style style:name="Table1.C602" style:family="table-cell">
      <style:table-cell-properties fo:padding="0.0194in" fo:border="none"/>
    </style:style>
    <style:style style:name="Table1.D602" style:family="table-cell">
      <style:table-cell-properties fo:padding="0.0194in" fo:border="none"/>
    </style:style>
    <style:style style:name="Table1.A603" style:family="table-cell">
      <style:table-cell-properties fo:padding="0.0194in" fo:border="none"/>
    </style:style>
    <style:style style:name="Table1.B603" style:family="table-cell">
      <style:table-cell-properties fo:padding="0.0194in" fo:border="none"/>
    </style:style>
    <style:style style:name="Table1.C603" style:family="table-cell">
      <style:table-cell-properties fo:padding="0.0194in" fo:border="none"/>
    </style:style>
    <style:style style:name="Table1.D603" style:family="table-cell">
      <style:table-cell-properties fo:padding="0.0194in" fo:border="none"/>
    </style:style>
    <style:style style:name="Table1.A604" style:family="table-cell">
      <style:table-cell-properties fo:padding="0.0194in" fo:border="none"/>
    </style:style>
    <style:style style:name="Table1.B604" style:family="table-cell">
      <style:table-cell-properties fo:padding="0.0194in" fo:border="none"/>
    </style:style>
    <style:style style:name="Table1.C604" style:family="table-cell">
      <style:table-cell-properties fo:padding="0.0194in" fo:border="none"/>
    </style:style>
    <style:style style:name="Table1.D604" style:family="table-cell">
      <style:table-cell-properties fo:padding="0.0194in" fo:border="none"/>
    </style:style>
    <style:style style:name="Table1.A605" style:family="table-cell">
      <style:table-cell-properties fo:padding="0.0194in" fo:border="none"/>
    </style:style>
    <style:style style:name="Table1.B605" style:family="table-cell">
      <style:table-cell-properties fo:padding="0.0194in" fo:border="none"/>
    </style:style>
    <style:style style:name="Table1.C605" style:family="table-cell">
      <style:table-cell-properties fo:padding="0.0194in" fo:border="none"/>
    </style:style>
    <style:style style:name="Table1.D605" style:family="table-cell">
      <style:table-cell-properties fo:padding="0.0194in" fo:border="none"/>
    </style:style>
    <style:style style:name="Table1.A606" style:family="table-cell">
      <style:table-cell-properties fo:padding="0.0194in" fo:border="none"/>
    </style:style>
    <style:style style:name="Table1.B606" style:family="table-cell">
      <style:table-cell-properties fo:padding="0.0194in" fo:border="none"/>
    </style:style>
    <style:style style:name="Table1.C606" style:family="table-cell">
      <style:table-cell-properties fo:padding="0.0194in" fo:border="none"/>
    </style:style>
    <style:style style:name="Table1.D606" style:family="table-cell">
      <style:table-cell-properties fo:padding="0.0194in" fo:border="none"/>
    </style:style>
    <style:style style:name="Table1.A607" style:family="table-cell">
      <style:table-cell-properties fo:padding="0.0194in" fo:border="none"/>
    </style:style>
    <style:style style:name="Table1.B607" style:family="table-cell">
      <style:table-cell-properties fo:padding="0.0194in" fo:border="none"/>
    </style:style>
    <style:style style:name="Table1.C607" style:family="table-cell">
      <style:table-cell-properties fo:padding="0.0194in" fo:border="none"/>
    </style:style>
    <style:style style:name="Table1.D607" style:family="table-cell">
      <style:table-cell-properties fo:padding="0.0194in" fo:border="none"/>
    </style:style>
    <style:style style:name="Table1.A608" style:family="table-cell">
      <style:table-cell-properties fo:padding="0.0194in" fo:border="none"/>
    </style:style>
    <style:style style:name="Table1.B608" style:family="table-cell">
      <style:table-cell-properties fo:padding="0.0194in" fo:border="none"/>
    </style:style>
    <style:style style:name="Table1.C608" style:family="table-cell">
      <style:table-cell-properties fo:padding="0.0194in" fo:border="none"/>
    </style:style>
    <style:style style:name="Table1.D608" style:family="table-cell">
      <style:table-cell-properties fo:padding="0.0194in" fo:border="none"/>
    </style:style>
    <style:style style:name="Table1.A609" style:family="table-cell">
      <style:table-cell-properties fo:padding="0.0194in" fo:border="none"/>
    </style:style>
    <style:style style:name="Table1.B609" style:family="table-cell">
      <style:table-cell-properties fo:padding="0.0194in" fo:border="none"/>
    </style:style>
    <style:style style:name="Table1.C609" style:family="table-cell">
      <style:table-cell-properties fo:padding="0.0194in" fo:border="none"/>
    </style:style>
    <style:style style:name="Table1.D609" style:family="table-cell">
      <style:table-cell-properties fo:padding="0.0194in" fo:border="none"/>
    </style:style>
    <style:style style:name="Table1.A610" style:family="table-cell">
      <style:table-cell-properties fo:padding="0.0194in" fo:border="none"/>
    </style:style>
    <style:style style:name="Table1.B610" style:family="table-cell">
      <style:table-cell-properties fo:padding="0.0194in" fo:border="none"/>
    </style:style>
    <style:style style:name="Table1.C610" style:family="table-cell">
      <style:table-cell-properties fo:padding="0.0194in" fo:border="none"/>
    </style:style>
    <style:style style:name="Table1.D610" style:family="table-cell">
      <style:table-cell-properties fo:padding="0.0194in" fo:border="none"/>
    </style:style>
    <style:style style:name="Table1.A611" style:family="table-cell">
      <style:table-cell-properties fo:padding="0.0194in" fo:border="none"/>
    </style:style>
    <style:style style:name="Table1.B611" style:family="table-cell">
      <style:table-cell-properties fo:padding="0.0194in" fo:border="none"/>
    </style:style>
    <style:style style:name="Table1.C611" style:family="table-cell">
      <style:table-cell-properties fo:padding="0.0194in" fo:border="none"/>
    </style:style>
    <style:style style:name="Table1.D611" style:family="table-cell">
      <style:table-cell-properties fo:padding="0.0194in" fo:border="none"/>
    </style:style>
    <style:style style:name="Table1.A612" style:family="table-cell">
      <style:table-cell-properties fo:padding="0.0194in" fo:border="none"/>
    </style:style>
    <style:style style:name="Table1.B612" style:family="table-cell">
      <style:table-cell-properties fo:padding="0.0194in" fo:border="none"/>
    </style:style>
    <style:style style:name="Table1.C612" style:family="table-cell">
      <style:table-cell-properties fo:padding="0.0194in" fo:border="none"/>
    </style:style>
    <style:style style:name="Table1.D612" style:family="table-cell">
      <style:table-cell-properties fo:padding="0.0194in" fo:border="none"/>
    </style:style>
    <style:style style:name="Table1.A613" style:family="table-cell">
      <style:table-cell-properties fo:padding="0.0194in" fo:border="none"/>
    </style:style>
    <style:style style:name="Table1.B613" style:family="table-cell">
      <style:table-cell-properties fo:padding="0.0194in" fo:border="none"/>
    </style:style>
    <style:style style:name="Table1.C613" style:family="table-cell">
      <style:table-cell-properties fo:padding="0.0194in" fo:border="none"/>
    </style:style>
    <style:style style:name="Table1.D613" style:family="table-cell">
      <style:table-cell-properties fo:padding="0.0194in" fo:border="none"/>
    </style:style>
    <style:style style:name="Table1.A614" style:family="table-cell">
      <style:table-cell-properties fo:padding="0.0194in" fo:border="none"/>
    </style:style>
    <style:style style:name="Table1.B614" style:family="table-cell">
      <style:table-cell-properties fo:padding="0.0194in" fo:border="none"/>
    </style:style>
    <style:style style:name="Table1.C614" style:family="table-cell">
      <style:table-cell-properties fo:padding="0.0194in" fo:border="none"/>
    </style:style>
    <style:style style:name="Table1.D614" style:family="table-cell">
      <style:table-cell-properties fo:padding="0.0194in" fo:border="none"/>
    </style:style>
    <style:style style:name="Table1.A615" style:family="table-cell">
      <style:table-cell-properties fo:padding="0.0194in" fo:border="none"/>
    </style:style>
    <style:style style:name="Table1.B615" style:family="table-cell">
      <style:table-cell-properties fo:padding="0.0194in" fo:border="none"/>
    </style:style>
    <style:style style:name="Table1.C615" style:family="table-cell">
      <style:table-cell-properties fo:padding="0.0194in" fo:border="none"/>
    </style:style>
    <style:style style:name="Table1.D615" style:family="table-cell">
      <style:table-cell-properties fo:padding="0.0194in" fo:border="none"/>
    </style:style>
    <style:style style:name="Table1.A616" style:family="table-cell">
      <style:table-cell-properties fo:padding="0.0194in" fo:border="none"/>
    </style:style>
    <style:style style:name="Table1.B616" style:family="table-cell">
      <style:table-cell-properties fo:padding="0.0194in" fo:border="none"/>
    </style:style>
    <style:style style:name="Table1.C616" style:family="table-cell">
      <style:table-cell-properties fo:padding="0.0194in" fo:border="none"/>
    </style:style>
    <style:style style:name="Table1.D616" style:family="table-cell">
      <style:table-cell-properties fo:padding="0.0194in" fo:border="none"/>
    </style:style>
    <style:style style:name="Table1.A617" style:family="table-cell">
      <style:table-cell-properties fo:padding="0.0194in" fo:border="none"/>
    </style:style>
    <style:style style:name="Table1.B617" style:family="table-cell">
      <style:table-cell-properties fo:padding="0.0194in" fo:border="none"/>
    </style:style>
    <style:style style:name="Table1.C617" style:family="table-cell">
      <style:table-cell-properties fo:padding="0.0194in" fo:border="none"/>
    </style:style>
    <style:style style:name="Table1.D617" style:family="table-cell">
      <style:table-cell-properties fo:padding="0.0194in" fo:border="none"/>
    </style:style>
    <style:style style:name="Table1.A618" style:family="table-cell">
      <style:table-cell-properties fo:padding="0.0194in" fo:border="none"/>
    </style:style>
    <style:style style:name="Table1.B618" style:family="table-cell">
      <style:table-cell-properties fo:padding="0.0194in" fo:border="none"/>
    </style:style>
    <style:style style:name="Table1.C618" style:family="table-cell">
      <style:table-cell-properties fo:padding="0.0194in" fo:border="none"/>
    </style:style>
    <style:style style:name="Table1.D618" style:family="table-cell">
      <style:table-cell-properties fo:padding="0.0194in" fo:border="none"/>
    </style:style>
    <style:style style:name="Table1.A619" style:family="table-cell">
      <style:table-cell-properties fo:padding="0.0194in" fo:border="none"/>
    </style:style>
    <style:style style:name="Table1.B619" style:family="table-cell">
      <style:table-cell-properties fo:padding="0.0194in" fo:border="none"/>
    </style:style>
    <style:style style:name="Table1.C619" style:family="table-cell">
      <style:table-cell-properties fo:padding="0.0194in" fo:border="none"/>
    </style:style>
    <style:style style:name="Table1.D619" style:family="table-cell">
      <style:table-cell-properties fo:padding="0.0194in" fo:border="none"/>
    </style:style>
    <style:style style:name="Table1.A620" style:family="table-cell">
      <style:table-cell-properties fo:padding="0.0194in" fo:border="none"/>
    </style:style>
    <style:style style:name="Table1.B620" style:family="table-cell">
      <style:table-cell-properties fo:padding="0.0194in" fo:border="none"/>
    </style:style>
    <style:style style:name="Table1.C620" style:family="table-cell">
      <style:table-cell-properties fo:padding="0.0194in" fo:border="none"/>
    </style:style>
    <style:style style:name="Table1.D620" style:family="table-cell">
      <style:table-cell-properties fo:padding="0.0194in" fo:border="none"/>
    </style:style>
    <style:style style:name="Table1.A621" style:family="table-cell">
      <style:table-cell-properties fo:padding="0.0194in" fo:border="none"/>
    </style:style>
    <style:style style:name="Table1.B621" style:family="table-cell">
      <style:table-cell-properties fo:padding="0.0194in" fo:border="none"/>
    </style:style>
    <style:style style:name="Table1.C621" style:family="table-cell">
      <style:table-cell-properties fo:padding="0.0194in" fo:border="none"/>
    </style:style>
    <style:style style:name="Table1.D621" style:family="table-cell">
      <style:table-cell-properties fo:padding="0.0194in" fo:border="none"/>
    </style:style>
    <style:style style:name="Table1.A622" style:family="table-cell">
      <style:table-cell-properties fo:padding="0.0194in" fo:border="none"/>
    </style:style>
    <style:style style:name="Table1.B622" style:family="table-cell">
      <style:table-cell-properties fo:padding="0.0194in" fo:border="none"/>
    </style:style>
    <style:style style:name="Table1.C622" style:family="table-cell">
      <style:table-cell-properties fo:padding="0.0194in" fo:border="none"/>
    </style:style>
    <style:style style:name="Table1.D622" style:family="table-cell">
      <style:table-cell-properties fo:padding="0.0194in" fo:border="none"/>
    </style:style>
    <style:style style:name="Table1.A623" style:family="table-cell">
      <style:table-cell-properties fo:padding="0.0194in" fo:border="none"/>
    </style:style>
    <style:style style:name="Table1.B623" style:family="table-cell">
      <style:table-cell-properties fo:padding="0.0194in" fo:border="none"/>
    </style:style>
    <style:style style:name="Table1.C623" style:family="table-cell">
      <style:table-cell-properties fo:padding="0.0194in" fo:border="none"/>
    </style:style>
    <style:style style:name="Table1.D623" style:family="table-cell">
      <style:table-cell-properties fo:padding="0.0194in" fo:border="none"/>
    </style:style>
    <style:style style:name="Table1.A624" style:family="table-cell">
      <style:table-cell-properties fo:padding="0.0194in" fo:border="none"/>
    </style:style>
    <style:style style:name="Table1.B624" style:family="table-cell">
      <style:table-cell-properties fo:padding="0.0194in" fo:border="none"/>
    </style:style>
    <style:style style:name="Table1.C624" style:family="table-cell">
      <style:table-cell-properties fo:padding="0.0194in" fo:border="none"/>
    </style:style>
    <style:style style:name="Table1.D624" style:family="table-cell">
      <style:table-cell-properties fo:padding="0.0194in" fo:border="none"/>
    </style:style>
    <style:style style:name="Table1.A625" style:family="table-cell">
      <style:table-cell-properties fo:padding="0.0194in" fo:border="none"/>
    </style:style>
    <style:style style:name="Table1.B625" style:family="table-cell">
      <style:table-cell-properties fo:padding="0.0194in" fo:border="none"/>
    </style:style>
    <style:style style:name="Table1.C625" style:family="table-cell">
      <style:table-cell-properties fo:padding="0.0194in" fo:border="none"/>
    </style:style>
    <style:style style:name="Table1.D625" style:family="table-cell">
      <style:table-cell-properties fo:padding="0.0194in" fo:border="none"/>
    </style:style>
    <style:style style:name="Table1.A626" style:family="table-cell">
      <style:table-cell-properties fo:padding="0.0194in" fo:border="none"/>
    </style:style>
    <style:style style:name="Table1.B626" style:family="table-cell">
      <style:table-cell-properties fo:padding="0.0194in" fo:border="none"/>
    </style:style>
    <style:style style:name="Table1.C626" style:family="table-cell">
      <style:table-cell-properties fo:padding="0.0194in" fo:border="none"/>
    </style:style>
    <style:style style:name="Table1.D626" style:family="table-cell">
      <style:table-cell-properties fo:padding="0.0194in" fo:border="none"/>
    </style:style>
    <style:style style:name="Table1.A627" style:family="table-cell">
      <style:table-cell-properties fo:padding="0.0194in" fo:border="none"/>
    </style:style>
    <style:style style:name="Table1.B627" style:family="table-cell">
      <style:table-cell-properties fo:padding="0.0194in" fo:border="none"/>
    </style:style>
    <style:style style:name="Table1.C627" style:family="table-cell">
      <style:table-cell-properties fo:padding="0.0194in" fo:border="none"/>
    </style:style>
    <style:style style:name="Table1.D627" style:family="table-cell">
      <style:table-cell-properties fo:padding="0.0194in" fo:border="none"/>
    </style:style>
    <style:style style:name="Table1.A628" style:family="table-cell">
      <style:table-cell-properties fo:padding="0.0194in" fo:border="none"/>
    </style:style>
    <style:style style:name="Table1.B628" style:family="table-cell">
      <style:table-cell-properties fo:padding="0.0194in" fo:border="none"/>
    </style:style>
    <style:style style:name="Table1.C628" style:family="table-cell">
      <style:table-cell-properties fo:padding="0.0194in" fo:border="none"/>
    </style:style>
    <style:style style:name="Table1.D628" style:family="table-cell">
      <style:table-cell-properties fo:padding="0.0194in" fo:border="none"/>
    </style:style>
    <style:style style:name="Table1.A629" style:family="table-cell">
      <style:table-cell-properties fo:padding="0.0194in" fo:border="none"/>
    </style:style>
    <style:style style:name="Table1.B629" style:family="table-cell">
      <style:table-cell-properties fo:padding="0.0194in" fo:border="none"/>
    </style:style>
    <style:style style:name="Table1.C629" style:family="table-cell">
      <style:table-cell-properties fo:padding="0.0194in" fo:border="none"/>
    </style:style>
    <style:style style:name="Table1.D629" style:family="table-cell">
      <style:table-cell-properties fo:padding="0.0194in" fo:border="none"/>
    </style:style>
    <style:style style:name="Table1.A630" style:family="table-cell">
      <style:table-cell-properties fo:padding="0.0194in" fo:border="none"/>
    </style:style>
    <style:style style:name="Table1.B630" style:family="table-cell">
      <style:table-cell-properties fo:padding="0.0194in" fo:border="none"/>
    </style:style>
    <style:style style:name="Table1.C630" style:family="table-cell">
      <style:table-cell-properties fo:padding="0.0194in" fo:border="none"/>
    </style:style>
    <style:style style:name="Table1.D630" style:family="table-cell">
      <style:table-cell-properties fo:padding="0.0194in" fo:border="none"/>
    </style:style>
    <style:style style:name="Table1.A631" style:family="table-cell">
      <style:table-cell-properties fo:padding="0.0194in" fo:border="none"/>
    </style:style>
    <style:style style:name="Table1.B631" style:family="table-cell">
      <style:table-cell-properties fo:padding="0.0194in" fo:border="none"/>
    </style:style>
    <style:style style:name="Table1.C631" style:family="table-cell">
      <style:table-cell-properties fo:padding="0.0194in" fo:border="none"/>
    </style:style>
    <style:style style:name="Table1.D631" style:family="table-cell">
      <style:table-cell-properties fo:padding="0.0194in" fo:border="none"/>
    </style:style>
    <style:style style:name="Table1.A632" style:family="table-cell">
      <style:table-cell-properties fo:padding="0.0194in" fo:border="none"/>
    </style:style>
    <style:style style:name="Table1.B632" style:family="table-cell">
      <style:table-cell-properties fo:padding="0.0194in" fo:border="none"/>
    </style:style>
    <style:style style:name="Table1.C632" style:family="table-cell">
      <style:table-cell-properties fo:padding="0.0194in" fo:border="none"/>
    </style:style>
    <style:style style:name="Table1.D632" style:family="table-cell">
      <style:table-cell-properties fo:padding="0.0194in" fo:border="none"/>
    </style:style>
    <style:style style:name="Table1.A633" style:family="table-cell">
      <style:table-cell-properties fo:padding="0.0194in" fo:border="none"/>
    </style:style>
    <style:style style:name="Table1.B633" style:family="table-cell">
      <style:table-cell-properties fo:padding="0.0194in" fo:border="none"/>
    </style:style>
    <style:style style:name="Table1.C633" style:family="table-cell">
      <style:table-cell-properties fo:padding="0.0194in" fo:border="none"/>
    </style:style>
    <style:style style:name="Table1.D633" style:family="table-cell">
      <style:table-cell-properties fo:padding="0.0194in" fo:border="none"/>
    </style:style>
    <style:style style:name="Table1.A634" style:family="table-cell">
      <style:table-cell-properties fo:padding="0.0194in" fo:border="none"/>
    </style:style>
    <style:style style:name="Table1.B634" style:family="table-cell">
      <style:table-cell-properties fo:padding="0.0194in" fo:border="none"/>
    </style:style>
    <style:style style:name="Table1.C634" style:family="table-cell">
      <style:table-cell-properties fo:padding="0.0194in" fo:border="none"/>
    </style:style>
    <style:style style:name="Table1.D634" style:family="table-cell">
      <style:table-cell-properties fo:padding="0.0194in" fo:border="none"/>
    </style:style>
    <style:style style:name="Table1.A635" style:family="table-cell">
      <style:table-cell-properties fo:padding="0.0194in" fo:border="none"/>
    </style:style>
    <style:style style:name="Table1.B635" style:family="table-cell">
      <style:table-cell-properties fo:padding="0.0194in" fo:border="none"/>
    </style:style>
    <style:style style:name="Table1.C635" style:family="table-cell">
      <style:table-cell-properties fo:padding="0.0194in" fo:border="none"/>
    </style:style>
    <style:style style:name="Table1.D635" style:family="table-cell">
      <style:table-cell-properties fo:padding="0.0194in" fo:border="none"/>
    </style:style>
    <style:style style:name="Table1.A636" style:family="table-cell">
      <style:table-cell-properties fo:padding="0.0194in" fo:border="none"/>
    </style:style>
    <style:style style:name="Table1.B636" style:family="table-cell">
      <style:table-cell-properties fo:padding="0.0194in" fo:border="none"/>
    </style:style>
    <style:style style:name="Table1.C636" style:family="table-cell">
      <style:table-cell-properties fo:padding="0.0194in" fo:border="none"/>
    </style:style>
    <style:style style:name="Table1.D636" style:family="table-cell">
      <style:table-cell-properties fo:padding="0.0194in" fo:border="none"/>
    </style:style>
    <style:style style:name="Table1.A637" style:family="table-cell">
      <style:table-cell-properties fo:padding="0.0194in" fo:border="none"/>
    </style:style>
    <style:style style:name="Table1.B637" style:family="table-cell">
      <style:table-cell-properties fo:padding="0.0194in" fo:border="none"/>
    </style:style>
    <style:style style:name="Table1.C637" style:family="table-cell">
      <style:table-cell-properties fo:padding="0.0194in" fo:border="none"/>
    </style:style>
    <style:style style:name="Table1.D637" style:family="table-cell">
      <style:table-cell-properties fo:padding="0.0194in" fo:border="none"/>
    </style:style>
    <style:style style:name="Table1.A638" style:family="table-cell">
      <style:table-cell-properties fo:padding="0.0194in" fo:border="none"/>
    </style:style>
    <style:style style:name="Table1.B638" style:family="table-cell">
      <style:table-cell-properties fo:padding="0.0194in" fo:border="none"/>
    </style:style>
    <style:style style:name="Table1.C638" style:family="table-cell">
      <style:table-cell-properties fo:padding="0.0194in" fo:border="none"/>
    </style:style>
    <style:style style:name="Table1.D638" style:family="table-cell">
      <style:table-cell-properties fo:padding="0.0194in" fo:border="none"/>
    </style:style>
    <style:style style:name="Table1.A639" style:family="table-cell">
      <style:table-cell-properties fo:padding="0.0194in" fo:border="none"/>
    </style:style>
    <style:style style:name="Table1.B639" style:family="table-cell">
      <style:table-cell-properties fo:padding="0.0194in" fo:border="none"/>
    </style:style>
    <style:style style:name="Table1.C639" style:family="table-cell">
      <style:table-cell-properties fo:padding="0.0194in" fo:border="none"/>
    </style:style>
    <style:style style:name="Table1.D639" style:family="table-cell">
      <style:table-cell-properties fo:padding="0.0194in" fo:border="none"/>
    </style:style>
    <style:style style:name="Table1.A640" style:family="table-cell">
      <style:table-cell-properties fo:padding="0.0194in" fo:border="none"/>
    </style:style>
    <style:style style:name="Table1.B640" style:family="table-cell">
      <style:table-cell-properties fo:padding="0.0194in" fo:border="none"/>
    </style:style>
    <style:style style:name="Table1.C640" style:family="table-cell">
      <style:table-cell-properties fo:padding="0.0194in" fo:border="none"/>
    </style:style>
    <style:style style:name="Table1.D640" style:family="table-cell">
      <style:table-cell-properties fo:padding="0.0194in" fo:border="none"/>
    </style:style>
    <style:style style:name="Table1.A641" style:family="table-cell">
      <style:table-cell-properties fo:padding="0.0194in" fo:border="none"/>
    </style:style>
    <style:style style:name="Table1.B641" style:family="table-cell">
      <style:table-cell-properties fo:padding="0.0194in" fo:border="none"/>
    </style:style>
    <style:style style:name="Table1.C641" style:family="table-cell">
      <style:table-cell-properties fo:padding="0.0194in" fo:border="none"/>
    </style:style>
    <style:style style:name="Table1.D641" style:family="table-cell">
      <style:table-cell-properties fo:padding="0.0194in" fo:border="none"/>
    </style:style>
    <style:style style:name="Table1.A642" style:family="table-cell">
      <style:table-cell-properties fo:padding="0.0194in" fo:border="none"/>
    </style:style>
    <style:style style:name="Table1.B642" style:family="table-cell">
      <style:table-cell-properties fo:padding="0.0194in" fo:border="none"/>
    </style:style>
    <style:style style:name="Table1.C642" style:family="table-cell">
      <style:table-cell-properties fo:padding="0.0194in" fo:border="none"/>
    </style:style>
    <style:style style:name="Table1.D642" style:family="table-cell">
      <style:table-cell-properties fo:padding="0.0194in" fo:border="none"/>
    </style:style>
    <style:style style:name="Table1.A643" style:family="table-cell">
      <style:table-cell-properties fo:padding="0.0194in" fo:border="none"/>
    </style:style>
    <style:style style:name="Table1.B643" style:family="table-cell">
      <style:table-cell-properties fo:padding="0.0194in" fo:border="none"/>
    </style:style>
    <style:style style:name="Table1.C643" style:family="table-cell">
      <style:table-cell-properties fo:padding="0.0194in" fo:border="none"/>
    </style:style>
    <style:style style:name="Table1.D643" style:family="table-cell">
      <style:table-cell-properties fo:padding="0.0194in" fo:border="none"/>
    </style:style>
    <style:style style:name="Table1.A644" style:family="table-cell">
      <style:table-cell-properties fo:padding="0.0194in" fo:border="none"/>
    </style:style>
    <style:style style:name="Table1.B644" style:family="table-cell">
      <style:table-cell-properties fo:padding="0.0194in" fo:border="none"/>
    </style:style>
    <style:style style:name="Table1.C644" style:family="table-cell">
      <style:table-cell-properties fo:padding="0.0194in" fo:border="none"/>
    </style:style>
    <style:style style:name="Table1.D644" style:family="table-cell">
      <style:table-cell-properties fo:padding="0.0194in" fo:border="none"/>
    </style:style>
    <style:style style:name="Table1.A645" style:family="table-cell">
      <style:table-cell-properties fo:padding="0.0194in" fo:border="none"/>
    </style:style>
    <style:style style:name="Table1.B645" style:family="table-cell">
      <style:table-cell-properties fo:padding="0.0194in" fo:border="none"/>
    </style:style>
    <style:style style:name="Table1.C645" style:family="table-cell">
      <style:table-cell-properties fo:padding="0.0194in" fo:border="none"/>
    </style:style>
    <style:style style:name="Table1.D645" style:family="table-cell">
      <style:table-cell-properties fo:padding="0.0194in" fo:border="none"/>
    </style:style>
    <style:style style:name="Table1.A646" style:family="table-cell">
      <style:table-cell-properties fo:padding="0.0194in" fo:border="none"/>
    </style:style>
    <style:style style:name="Table1.B646" style:family="table-cell">
      <style:table-cell-properties fo:padding="0.0194in" fo:border="none"/>
    </style:style>
    <style:style style:name="Table1.C646" style:family="table-cell">
      <style:table-cell-properties fo:padding="0.0194in" fo:border="none"/>
    </style:style>
    <style:style style:name="Table1.D646" style:family="table-cell">
      <style:table-cell-properties fo:padding="0.0194in" fo:border="none"/>
    </style:style>
    <style:style style:name="Table1.A647" style:family="table-cell">
      <style:table-cell-properties fo:padding="0.0194in" fo:border="none"/>
    </style:style>
    <style:style style:name="Table1.B647" style:family="table-cell">
      <style:table-cell-properties fo:padding="0.0194in" fo:border="none"/>
    </style:style>
    <style:style style:name="Table1.C647" style:family="table-cell">
      <style:table-cell-properties fo:padding="0.0194in" fo:border="none"/>
    </style:style>
    <style:style style:name="Table1.D647" style:family="table-cell">
      <style:table-cell-properties fo:padding="0.0194in" fo:border="none"/>
    </style:style>
    <style:style style:name="Table1.A648" style:family="table-cell">
      <style:table-cell-properties fo:padding="0.0194in" fo:border="none"/>
    </style:style>
    <style:style style:name="Table1.B648" style:family="table-cell">
      <style:table-cell-properties fo:padding="0.0194in" fo:border="none"/>
    </style:style>
    <style:style style:name="Table1.C648" style:family="table-cell">
      <style:table-cell-properties fo:padding="0.0194in" fo:border="none"/>
    </style:style>
    <style:style style:name="Table1.D648" style:family="table-cell">
      <style:table-cell-properties fo:padding="0.0194in" fo:border="none"/>
    </style:style>
    <style:style style:name="Table1.A649" style:family="table-cell">
      <style:table-cell-properties fo:padding="0.0194in" fo:border="none"/>
    </style:style>
    <style:style style:name="Table1.B649" style:family="table-cell">
      <style:table-cell-properties fo:padding="0.0194in" fo:border="none"/>
    </style:style>
    <style:style style:name="Table1.C649" style:family="table-cell">
      <style:table-cell-properties fo:padding="0.0194in" fo:border="none"/>
    </style:style>
    <style:style style:name="Table1.D649" style:family="table-cell">
      <style:table-cell-properties fo:padding="0.0194in" fo:border="none"/>
    </style:style>
    <style:style style:name="Table1.A650" style:family="table-cell">
      <style:table-cell-properties fo:padding="0.0194in" fo:border="none"/>
    </style:style>
    <style:style style:name="Table1.B650" style:family="table-cell">
      <style:table-cell-properties fo:padding="0.0194in" fo:border="none"/>
    </style:style>
    <style:style style:name="Table1.C650" style:family="table-cell">
      <style:table-cell-properties fo:padding="0.0194in" fo:border="none"/>
    </style:style>
    <style:style style:name="Table1.D650" style:family="table-cell">
      <style:table-cell-properties fo:padding="0.0194in" fo:border="none"/>
    </style:style>
    <style:style style:name="Table1.A651" style:family="table-cell">
      <style:table-cell-properties fo:padding="0.0194in" fo:border="none"/>
    </style:style>
    <style:style style:name="Table1.B651" style:family="table-cell">
      <style:table-cell-properties fo:padding="0.0194in" fo:border="none"/>
    </style:style>
    <style:style style:name="Table1.C651" style:family="table-cell">
      <style:table-cell-properties fo:padding="0.0194in" fo:border="none"/>
    </style:style>
    <style:style style:name="Table1.D651" style:family="table-cell">
      <style:table-cell-properties fo:padding="0.0194in" fo:border="none"/>
    </style:style>
    <style:style style:name="Table1.A652" style:family="table-cell">
      <style:table-cell-properties fo:padding="0.0194in" fo:border="none"/>
    </style:style>
    <style:style style:name="Table1.B652" style:family="table-cell">
      <style:table-cell-properties fo:padding="0.0194in" fo:border="none"/>
    </style:style>
    <style:style style:name="Table1.C652" style:family="table-cell">
      <style:table-cell-properties fo:padding="0.0194in" fo:border="none"/>
    </style:style>
    <style:style style:name="Table1.D652" style:family="table-cell">
      <style:table-cell-properties fo:padding="0.0194in" fo:border="none"/>
    </style:style>
    <style:style style:name="Table1.A653" style:family="table-cell">
      <style:table-cell-properties fo:padding="0.0194in" fo:border="none"/>
    </style:style>
    <style:style style:name="Table1.B653" style:family="table-cell">
      <style:table-cell-properties fo:padding="0.0194in" fo:border="none"/>
    </style:style>
    <style:style style:name="Table1.C653" style:family="table-cell">
      <style:table-cell-properties fo:padding="0.0194in" fo:border="none"/>
    </style:style>
    <style:style style:name="Table1.D653" style:family="table-cell">
      <style:table-cell-properties fo:padding="0.0194in" fo:border="none"/>
    </style:style>
    <style:style style:name="P1" style:family="paragraph" style:parent-style-name="Table_20_Contents">
      <style:text-properties fo:font-size="2pt" style:font-size-asian="2pt" style:font-size-complex="2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bookmark text:name="csmi-e2230b2c375f3df80ac5937bb3f68f55"/></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Name</text:p>
            </table:table-cell>
            <table:table-cell table:style-name="Table1.A1" office:value-type="string">
              <text:p text:style-name="Table_20_Heading">Description</text:p>
            </table:table-cell>
            <table:table-cell table:style-name="Table1.A1" office:value-type="string">
              <text:p text:style-name="Table_20_Heading">Units</text:p>
            </table:table-cell>
            <table:table-cell table:style-name="Table1.A1" office:value-type="string">
              <text:p text:style-name="Table_20_Heading">Address</text:p>
            </table:table-cell>
          </table:table-row>
        </table:table-header-rows>
        <table:table-row>
          <table:table-cell table:style-name="Table1.A653" office:value-type="string">
            <text:p text:style-name="Table_20_Contents">Version Number</text:p>
          </table:table-cell>
          <table:table-cell table:style-name="Table1.B653" office:value-type="string">
            <text:p text:style-name="Table_20_Contents">1.1.0</text:p>
          </table:table-cell>
          <table:table-cell table:style-name="Table1.C653" office:value-type="string">
            <text:p text:style-name="P1"/>
          </table:table-cell>
          <table:table-cell table:style-name="Table1.D653" office:value-type="string">
            <text:p text:style-name="P1"/>
          </table:table-cell>
        </table:table-row>
        <table:table-row>
          <table:table-cell table:style-name="Table1.A653" office:value-type="string">
            <text:p text:style-name="Table_20_Contents">Build Date</text:p>
          </table:table-cell>
          <table:table-cell table:style-name="Table1.B653" office:value-type="string">
            <text:p text:style-name="Table_20_Contents">11/4/2016</text:p>
          </table:table-cell>
          <table:table-cell table:style-name="Table1.C653" office:value-type="string">
            <text:p text:style-name="P1"/>
          </table:table-cell>
          <table:table-cell table:style-name="Table1.D653" office:value-type="string">
            <text:p text:style-name="P1"/>
          </table:table-cell>
        </table:table-row>
        <table:table-row>
          <table:table-cell table:style-name="Table1.A653" office:value-type="string">
            <text:p text:style-name="Table_20_Contents">Last Editor</text:p>
          </table:table-cell>
          <table:table-cell table:style-name="Table1.B653" office:value-type="string">
            <text:p text:style-name="Table_20_Contents">Evin Ballantyne</text:p>
          </table:table-cell>
          <table:table-cell table:style-name="Table1.C653" office:value-type="string">
            <text:p text:style-name="P1"/>
          </table:table-cell>
          <table:table-cell table:style-name="Table1.D653" office:value-type="string">
            <text:p text:style-name="P1"/>
          </table:table-cell>
        </table:table-row>
        <table:table-row>
          <table:table-cell table:style-name="Table1.A653" office:value-type="string">
            <text:p text:style-name="Table_20_Contents">Controller output current rating</text:p>
          </table:table-cell>
          <table:table-cell table:style-name="Table1.B653" office:value-type="string">
            <text:p text:style-name="Table_20_Contents">The drive maximum phase current rating</text:p>
          </table:table-cell>
          <table:table-cell table:style-name="Table1.C653" office:value-type="string">
            <text:p text:style-name="Table_20_Contents">Amps</text:p>
          </table:table-cell>
          <table:table-cell table:style-name="Table1.D653" office:value-type="string">
            <text:p text:style-name="Table_20_Contents">0</text:p>
          </table:table-cell>
        </table:table-row>
        <table:table-row>
          <table:table-cell table:style-name="Table1.A653" office:value-type="string">
            <text:p text:style-name="Table_20_Contents">Controller input voltage rating</text:p>
          </table:table-cell>
          <table:table-cell table:style-name="Table1.B653" office:value-type="string">
            <text:p text:style-name="Table_20_Contents">The drive maximum input voltage rating</text:p>
          </table:table-cell>
          <table:table-cell table:style-name="Table1.C653" office:value-type="string">
            <text:p text:style-name="Table_20_Contents">Volts</text:p>
          </table:table-cell>
          <table:table-cell table:style-name="Table1.D653" office:value-type="string">
            <text:p text:style-name="Table_20_Contents">1</text:p>
          </table:table-cell>
        </table:table-row>
        <table:table-row>
          <table:table-cell table:style-name="Table1.A653" office:value-type="string">
            <text:p text:style-name="Table_20_Contents">Switching frequency</text:p>
          </table:table-cell>
          <table:table-cell table:style-name="Table1.B653" office:value-type="string">
            <text:p text:style-name="Table_20_Contents">The switching frequency of the 3 phase bridge</text:p>
          </table:table-cell>
          <table:table-cell table:style-name="Table1.C653" office:value-type="string">
            <text:p text:style-name="Table_20_Contents">Hertz</text:p>
          </table:table-cell>
          <table:table-cell table:style-name="Table1.D653" office:value-type="string">
            <text:p text:style-name="Table_20_Contents">2</text:p>
          </table:table-cell>
        </table:table-row>
        <table:table-row>
          <table:table-cell table:style-name="Table1.A653" office:value-type="string">
            <text:p text:style-name="Table_20_Contents">Dead time</text:p>
          </table:table-cell>
          <table:table-cell table:style-name="Table1.B653" office:value-type="string">
            <text:p text:style-name="Table_20_Contents">The time interval during which MOSFETS of the same bridge leg can't be turned on concurrently</text:p>
          </table:table-cell>
          <table:table-cell table:style-name="Table1.C653" office:value-type="string">
            <text:p text:style-name="Table_20_Contents">ns</text:p>
          </table:table-cell>
          <table:table-cell table:style-name="Table1.D653" office:value-type="string">
            <text:p text:style-name="Table_20_Contents">3</text:p>
          </table:table-cell>
        </table:table-row>
        <table:table-row>
          <table:table-cell table:style-name="Table1.A653" office:value-type="string">
            <text:p text:style-name="Table_20_Contents">Baud rate</text:p>
          </table:table-cell>
          <table:table-cell table:style-name="Table1.B653" office:value-type="string">
            <text:p text:style-name="Table_20_Contents">Communications represents the number of symbols transferred per second</text:p>
          </table:table-cell>
          <table:table-cell table:style-name="Table1.C653" office:value-type="string">
            <text:p text:style-name="Table_20_Contents">Baud</text:p>
          </table:table-cell>
          <table:table-cell table:style-name="Table1.D653" office:value-type="string">
            <text:p text:style-name="Table_20_Contents">4</text:p>
          </table:table-cell>
        </table:table-row>
        <table:table-row>
          <table:table-cell table:style-name="Table1.A653" office:value-type="string">
            <text:p text:style-name="Table_20_Contents">Slave ID</text:p>
          </table:table-cell>
          <table:table-cell table:style-name="Table1.B653" office:value-type="string">
            <text:p text:style-name="Table_20_Contents">Multi drop slave ID</text:p>
          </table:table-cell>
          <table:table-cell table:style-name="Table1.C653" office:value-type="string">
            <text:p text:style-name="Table_20_Contents">Node #</text:p>
          </table:table-cell>
          <table:table-cell table:style-name="Table1.D653" office:value-type="string">
            <text:p text:style-name="Table_20_Contents">5</text:p>
          </table:table-cell>
        </table:table-row>
        <table:table-row>
          <table:table-cell table:style-name="Table1.A653" office:value-type="string">
            <text:p text:style-name="Table_20_Contents">HW configuration vector</text:p>
          </table:table-cell>
          <table:table-cell table:style-name="Table1.B653" office:value-type="string">
            <text:p text:style-name="Table_20_Contents">15 14 13 12 11 10 9 8 7 6 5 4 3 2 1 0 1=enabled 0=disabled <text:line-break/>bit 0: Active low hardware overcurrent <text:line-break/>bit 1: Reserved <text:line-break/>bit 2: Power supply control of current sensor <text:line-break/>bit 3: enable DPWM mode <text:line-break/>bit 4: HW slave ID <text:line-break/>bit 5: HW parameter select <text:line-break/>bit 6: Light sensor <text:line-break/>bit 7: Reserved <text:line-break/>bit 8: Locked parameters <text:line-break/>bit 9: Inverted cutoff brake 1 <text:line-break/>bit 10: Enable 6 Step mode <text:line-break/>bit 11: Reserved <text:line-break/>bit 12: Reserved <text:line-break/>bit 13: Reserved <text:line-break/>bit 14: Current scaling x8 <text:line-break/>bit 15: Reserved </text:p>
          </table:table-cell>
          <table:table-cell table:style-name="Table1.C653" office:value-type="string">
            <text:p text:style-name="P1"/>
          </table:table-cell>
          <table:table-cell table:style-name="Table1.D653" office:value-type="string">
            <text:p text:style-name="Table_20_Contents">6</text:p>
          </table:table-cell>
        </table:table-row>
        <table:table-row>
          <table:table-cell table:style-name="Table1.A653" office:value-type="string">
            <text:p text:style-name="Table_20_Contents">Current regulator Kp</text:p>
          </table:table-cell>
          <table:table-cell table:style-name="Table1.B653" office:value-type="string">
            <text:p text:style-name="Table_20_Contents">The current regulator's proportional gain</text:p>
          </table:table-cell>
          <table:table-cell table:style-name="Table1.C653" office:value-type="string">
            <text:p text:style-name="P1"/>
          </table:table-cell>
          <table:table-cell table:style-name="Table1.D653" office:value-type="string">
            <text:p text:style-name="Table_20_Contents">7</text:p>
          </table:table-cell>
        </table:table-row>
        <table:table-row>
          <table:table-cell table:style-name="Table1.A653" office:value-type="string">
            <text:p text:style-name="Table_20_Contents">Current regulator Ki</text:p>
          </table:table-cell>
          <table:table-cell table:style-name="Table1.B653" office:value-type="string">
            <text:p text:style-name="Table_20_Contents">The current regulator's integral gain</text:p>
          </table:table-cell>
          <table:table-cell table:style-name="Table1.C653" office:value-type="string">
            <text:p text:style-name="P1"/>
          </table:table-cell>
          <table:table-cell table:style-name="Table1.D653" office:value-type="string">
            <text:p text:style-name="Table_20_Contents">8</text:p>
          </table:table-cell>
        </table:table-row>
        <table:table-row>
          <table:table-cell table:style-name="Table1.A653" office:value-type="string">
            <text:p text:style-name="Table_20_Contents">Speed regulator Kp</text:p>
          </table:table-cell>
          <table:table-cell table:style-name="Table1.B653" office:value-type="string">
            <text:p text:style-name="Table_20_Contents">The speed regulator's proportional gain</text:p>
          </table:table-cell>
          <table:table-cell table:style-name="Table1.C653" office:value-type="string">
            <text:p text:style-name="P1"/>
          </table:table-cell>
          <table:table-cell table:style-name="Table1.D653" office:value-type="string">
            <text:p text:style-name="Table_20_Contents">9</text:p>
          </table:table-cell>
        </table:table-row>
        <table:table-row>
          <table:table-cell table:style-name="Table1.A653" office:value-type="string">
            <text:p text:style-name="Table_20_Contents">Speed regulator Ki</text:p>
          </table:table-cell>
          <table:table-cell table:style-name="Table1.B653" office:value-type="string">
            <text:p text:style-name="Table_20_Contents">The speed regulator's integral gain</text:p>
          </table:table-cell>
          <table:table-cell table:style-name="Table1.C653" office:value-type="string">
            <text:p text:style-name="P1"/>
          </table:table-cell>
          <table:table-cell table:style-name="Table1.D653" office:value-type="string">
            <text:p text:style-name="Table_20_Contents">10</text:p>
          </table:table-cell>
        </table:table-row>
        <table:table-row>
          <table:table-cell table:style-name="Table1.A653" office:value-type="string">
            <text:p text:style-name="Table_20_Contents">Speed regulator mode</text:p>
          </table:table-cell>
          <table:table-cell table:style-name="Table1.B653" office:value-type="string">
            <text:p text:style-name="Table_20_Contents">0 is speed / 1 is torque / 2 is torque mode with speed limiting</text:p>
          </table:table-cell>
          <table:table-cell table:style-name="Table1.C653" office:value-type="string">
            <text:p text:style-name="P1"/>
          </table:table-cell>
          <table:table-cell table:style-name="Table1.D653" office:value-type="string">
            <text:p text:style-name="Table_20_Contents">11</text:p>
          </table:table-cell>
        </table:table-row>
        <table:table-row>
          <table:table-cell table:style-name="Table1.A653" office:value-type="string">
            <text:p text:style-name="Table_20_Contents">Pll Kp old</text:p>
          </table:table-cell>
          <table:table-cell table:style-name="Table1.B653" office:value-type="string">
            <text:p text:style-name="Table_20_Contents">The old phase locked loop's proportional gain</text:p>
          </table:table-cell>
          <table:table-cell table:style-name="Table1.C653" office:value-type="string">
            <text:p text:style-name="P1"/>
          </table:table-cell>
          <table:table-cell table:style-name="Table1.D653" office:value-type="string">
            <text:p text:style-name="Table_20_Contents">12</text:p>
          </table:table-cell>
        </table:table-row>
        <table:table-row>
          <table:table-cell table:style-name="Table1.A653" office:value-type="string">
            <text:p text:style-name="Table_20_Contents">Pll Ki old</text:p>
          </table:table-cell>
          <table:table-cell table:style-name="Table1.B653" office:value-type="string">
            <text:p text:style-name="Table_20_Contents">The old phase locked loop's integral gain</text:p>
          </table:table-cell>
          <table:table-cell table:style-name="Table1.C653" office:value-type="string">
            <text:p text:style-name="P1"/>
          </table:table-cell>
          <table:table-cell table:style-name="Table1.D653" office:value-type="string">
            <text:p text:style-name="Table_20_Contents">13</text:p>
          </table:table-cell>
        </table:table-row>
        <table:table-row>
          <table:table-cell table:style-name="Table1.A653" office:value-type="string">
            <text:p text:style-name="Table_20_Contents">Phase A current gain</text:p>
          </table:table-cell>
          <table:table-cell table:style-name="Table1.B653" office:value-type="string">
            <text:p text:style-name="Table_20_Contents">Current feedback gain at the ADC</text:p>
          </table:table-cell>
          <table:table-cell table:style-name="Table1.C653" office:value-type="string">
            <text:p text:style-name="Table_20_Contents">Amps/Volt</text:p>
          </table:table-cell>
          <table:table-cell table:style-name="Table1.D653" office:value-type="string">
            <text:p text:style-name="Table_20_Contents">14</text:p>
          </table:table-cell>
        </table:table-row>
        <table:table-row>
          <table:table-cell table:style-name="Table1.A653" office:value-type="string">
            <text:p text:style-name="Table_20_Contents">Voltage gain</text:p>
          </table:table-cell>
          <table:table-cell table:style-name="Table1.B653" office:value-type="string">
            <text:p text:style-name="Table_20_Contents">Voltage feedback gain (Vdc and Vphase) at the ADC</text:p>
          </table:table-cell>
          <table:table-cell table:style-name="Table1.C653" office:value-type="string">
            <text:p text:style-name="Table_20_Contents">Volts/Volt</text:p>
          </table:table-cell>
          <table:table-cell table:style-name="Table1.D653" office:value-type="string">
            <text:p text:style-name="Table_20_Contents">15</text:p>
          </table:table-cell>
        </table:table-row>
        <table:table-row>
          <table:table-cell table:style-name="Table1.A653" office:value-type="string">
            <text:p text:style-name="Table_20_Contents">Phase C current gain</text:p>
          </table:table-cell>
          <table:table-cell table:style-name="Table1.B653" office:value-type="string">
            <text:p text:style-name="Table_20_Contents">Current feedback gain at the ADC</text:p>
          </table:table-cell>
          <table:table-cell table:style-name="Table1.C653" office:value-type="string">
            <text:p text:style-name="Table_20_Contents">Amps/Volt</text:p>
          </table:table-cell>
          <table:table-cell table:style-name="Table1.D653" office:value-type="string">
            <text:p text:style-name="Table_20_Contents">16</text:p>
          </table:table-cell>
        </table:table-row>
        <table:table-row>
          <table:table-cell table:style-name="Table1.A653" office:value-type="string">
            <text:p text:style-name="Table_20_Contents">Throttle gain </text:p>
          </table:table-cell>
          <table:table-cell table:style-name="Table1.B653" office:value-type="string">
            <text:p text:style-name="Table_20_Contents">Throttle feedback gain at the ADC</text:p>
          </table:table-cell>
          <table:table-cell table:style-name="Table1.C653" office:value-type="string">
            <text:p text:style-name="Table_20_Contents">Volts/Volt</text:p>
          </table:table-cell>
          <table:table-cell table:style-name="Table1.D653" office:value-type="string">
            <text:p text:style-name="Table_20_Contents">17</text:p>
          </table:table-cell>
        </table:table-row>
        <table:table-row>
          <table:table-cell table:style-name="Table1.A653" office:value-type="string">
            <text:p text:style-name="Table_20_Contents">Brake gain </text:p>
          </table:table-cell>
          <table:table-cell table:style-name="Table1.B653" office:value-type="string">
            <text:p text:style-name="Table_20_Contents">Brake feedback gain at the ADC</text:p>
          </table:table-cell>
          <table:table-cell table:style-name="Table1.C653" office:value-type="string">
            <text:p text:style-name="Table_20_Contents">Volts/Volt</text:p>
          </table:table-cell>
          <table:table-cell table:style-name="Table1.D653" office:value-type="string">
            <text:p text:style-name="Table_20_Contents">18</text:p>
          </table:table-cell>
        </table:table-row>
        <table:table-row>
          <table:table-cell table:style-name="Table1.A653" office:value-type="string">
            <text:p text:style-name="Table_20_Contents">BMS gain </text:p>
          </table:table-cell>
          <table:table-cell table:style-name="Table1.B653" office:value-type="string">
            <text:p text:style-name="Table_20_Contents">BMS feedback gain at the ADC</text:p>
          </table:table-cell>
          <table:table-cell table:style-name="Table1.C653" office:value-type="string">
            <text:p text:style-name="Table_20_Contents">Volts/Volt</text:p>
          </table:table-cell>
          <table:table-cell table:style-name="Table1.D653" office:value-type="string">
            <text:p text:style-name="Table_20_Contents">19</text:p>
          </table:table-cell>
        </table:table-row>
        <text:soft-page-break/>
        <table:table-row>
          <table:table-cell table:style-name="Table1.A653" office:value-type="string">
            <text:p text:style-name="Table_20_Contents">DC voltage filter shift</text:p>
          </table:table-cell>
          <table:table-cell table:style-name="Table1.B653" office:value-type="string">
            <text:p text:style-name="Table_20_Contents">DC voltage measurement low pass filter shift value in bits</text:p>
          </table:table-cell>
          <table:table-cell table:style-name="Table1.C653" office:value-type="string">
            <text:p text:style-name="Table_20_Contents">bits</text:p>
          </table:table-cell>
          <table:table-cell table:style-name="Table1.D653" office:value-type="string">
            <text:p text:style-name="Table_20_Contents">20</text:p>
          </table:table-cell>
        </table:table-row>
        <table:table-row>
          <table:table-cell table:style-name="Table1.A653" office:value-type="string">
            <text:p text:style-name="Table_20_Contents">Temperature filter shift</text:p>
          </table:table-cell>
          <table:table-cell table:style-name="Table1.B653" office:value-type="string">
            <text:p text:style-name="Table_20_Contents">Temperature measurement low pass filter shift value in bits</text:p>
          </table:table-cell>
          <table:table-cell table:style-name="Table1.C653" office:value-type="string">
            <text:p text:style-name="Table_20_Contents">bits</text:p>
          </table:table-cell>
          <table:table-cell table:style-name="Table1.D653" office:value-type="string">
            <text:p text:style-name="Table_20_Contents">21</text:p>
          </table:table-cell>
        </table:table-row>
        <table:table-row>
          <table:table-cell table:style-name="Table1.A653" office:value-type="string">
            <text:p text:style-name="Table_20_Contents">DQ axis filter shift</text:p>
          </table:table-cell>
          <table:table-cell table:style-name="Table1.B653" office:value-type="string">
            <text:p text:style-name="Table_20_Contents">DQ axis low pass filter shift value in bits</text:p>
          </table:table-cell>
          <table:table-cell table:style-name="Table1.C653" office:value-type="string">
            <text:p text:style-name="Table_20_Contents">bits</text:p>
          </table:table-cell>
          <table:table-cell table:style-name="Table1.D653" office:value-type="string">
            <text:p text:style-name="Table_20_Contents">22</text:p>
          </table:table-cell>
        </table:table-row>
        <table:table-row>
          <table:table-cell table:style-name="Table1.A653" office:value-type="string">
            <text:p text:style-name="Table_20_Contents">Flux filter shift</text:p>
          </table:table-cell>
          <table:table-cell table:style-name="Table1.B653" office:value-type="string">
            <text:p text:style-name="Table_20_Contents">Flux filter shift value in bits</text:p>
          </table:table-cell>
          <table:table-cell table:style-name="Table1.C653" office:value-type="string">
            <text:p text:style-name="Table_20_Contents">bits</text:p>
          </table:table-cell>
          <table:table-cell table:style-name="Table1.D653" office:value-type="string">
            <text:p text:style-name="Table_20_Contents">23</text:p>
          </table:table-cell>
        </table:table-row>
        <table:table-row>
          <table:table-cell table:style-name="Table1.A653" office:value-type="string">
            <text:p text:style-name="Table_20_Contents">Flux hpf shift</text:p>
          </table:table-cell>
          <table:table-cell table:style-name="Table1.B653" office:value-type="string">
            <text:p text:style-name="Table_20_Contents">Flux high pass filter shift value in bits</text:p>
          </table:table-cell>
          <table:table-cell table:style-name="Table1.C653" office:value-type="string">
            <text:p text:style-name="Table_20_Contents">bits</text:p>
          </table:table-cell>
          <table:table-cell table:style-name="Table1.D653" office:value-type="string">
            <text:p text:style-name="Table_20_Contents">24</text:p>
          </table:table-cell>
        </table:table-row>
        <table:table-row>
          <table:table-cell table:style-name="Table1.A653" office:value-type="string">
            <text:p text:style-name="Table_20_Contents">Flux frequency filter shift</text:p>
          </table:table-cell>
          <table:table-cell table:style-name="Table1.B653" office:value-type="string">
            <text:p text:style-name="Table_20_Contents">Flux frequency filter shift value in bits</text:p>
          </table:table-cell>
          <table:table-cell table:style-name="Table1.C653" office:value-type="string">
            <text:p text:style-name="Table_20_Contents">bits</text:p>
          </table:table-cell>
          <table:table-cell table:style-name="Table1.D653" office:value-type="string">
            <text:p text:style-name="Table_20_Contents">25</text:p>
          </table:table-cell>
        </table:table-row>
        <table:table-row>
          <table:table-cell table:style-name="Table1.A653" office:value-type="string">
            <text:p text:style-name="Table_20_Contents">Voltage feedback filter cutoff frequency</text:p>
          </table:table-cell>
          <table:table-cell table:style-name="Table1.B653" office:value-type="string">
            <text:p text:style-name="Table_20_Contents">Voltage feedback filter cutoff frequency</text:p>
          </table:table-cell>
          <table:table-cell table:style-name="Table1.C653" office:value-type="string">
            <text:p text:style-name="Table_20_Contents">Hertz</text:p>
          </table:table-cell>
          <table:table-cell table:style-name="Table1.D653" office:value-type="string">
            <text:p text:style-name="Table_20_Contents">26</text:p>
          </table:table-cell>
        </table:table-row>
        <table:table-row>
          <table:table-cell table:style-name="Table1.A653" office:value-type="string">
            <text:p text:style-name="Table_20_Contents">Averaged over current trip threshold</text:p>
          </table:table-cell>
          <table:table-cell table:style-name="Table1.B653" office:value-type="string">
            <text:p text:style-name="Table_20_Contents">Averaged phase current over current threshold</text:p>
          </table:table-cell>
          <table:table-cell table:style-name="Table1.C653" office:value-type="string">
            <text:p text:style-name="Table_20_Contents">Amps</text:p>
          </table:table-cell>
          <table:table-cell table:style-name="Table1.D653" office:value-type="string">
            <text:p text:style-name="Table_20_Contents">27</text:p>
          </table:table-cell>
        </table:table-row>
        <table:table-row>
          <table:table-cell table:style-name="Table1.A653" office:value-type="string">
            <text:p text:style-name="Table_20_Contents">Averaged over current trip sample length</text:p>
          </table:table-cell>
          <table:table-cell table:style-name="Table1.B653" office:value-type="string">
            <text:p text:style-name="Table_20_Contents">Number of phase current samples the averaged current is based on</text:p>
          </table:table-cell>
          <table:table-cell table:style-name="Table1.C653" office:value-type="string">
            <text:p text:style-name="Table_20_Contents">samples</text:p>
          </table:table-cell>
          <table:table-cell table:style-name="Table1.D653" office:value-type="string">
            <text:p text:style-name="Table_20_Contents">28</text:p>
          </table:table-cell>
        </table:table-row>
        <table:table-row>
          <table:table-cell table:style-name="Table1.A653" office:value-type="string">
            <text:p text:style-name="Table_20_Contents">Instantaneous over current trip threshold</text:p>
          </table:table-cell>
          <table:table-cell table:style-name="Table1.B653" office:value-type="string">
            <text:p text:style-name="Table_20_Contents">Instantaneous over current trip threshold </text:p>
          </table:table-cell>
          <table:table-cell table:style-name="Table1.C653" office:value-type="string">
            <text:p text:style-name="Table_20_Contents">Amps</text:p>
          </table:table-cell>
          <table:table-cell table:style-name="Table1.D653" office:value-type="string">
            <text:p text:style-name="Table_20_Contents">29</text:p>
          </table:table-cell>
        </table:table-row>
        <table:table-row>
          <table:table-cell table:style-name="Table1.A653" office:value-type="string">
            <text:p text:style-name="Table_20_Contents">Phase Current RMS Filter Shift</text:p>
          </table:table-cell>
          <table:table-cell table:style-name="Table1.B653" office:value-type="string">
            <text:p text:style-name="Table_20_Contents">Phase Current RMS Filter Shift</text:p>
          </table:table-cell>
          <table:table-cell table:style-name="Table1.C653" office:value-type="string">
            <text:p text:style-name="Table_20_Contents">counts</text:p>
          </table:table-cell>
          <table:table-cell table:style-name="Table1.D653" office:value-type="string">
            <text:p text:style-name="Table_20_Contents">30</text:p>
          </table:table-cell>
        </table:table-row>
        <table:table-row>
          <table:table-cell table:style-name="Table1.A653" office:value-type="string">
            <text:p text:style-name="Table_20_Contents">Maximum interrupt execution time</text:p>
          </table:table-cell>
          <table:table-cell table:style-name="Table1.B653" office:value-type="string">
            <text:p text:style-name="Table_20_Contents">Maximum allowable ISR execution time as fraction of the base ISR time</text:p>
          </table:table-cell>
          <table:table-cell table:style-name="Table1.C653" office:value-type="string">
            <text:p text:style-name="Table_20_Contents">pu</text:p>
          </table:table-cell>
          <table:table-cell table:style-name="Table1.D653" office:value-type="string">
            <text:p text:style-name="Table_20_Contents">31</text:p>
          </table:table-cell>
        </table:table-row>
        <table:table-row>
          <table:table-cell table:style-name="Table1.A653" office:value-type="string">
            <text:p text:style-name="Table_20_Contents">Command timeout threshold</text:p>
          </table:table-cell>
          <table:table-cell table:style-name="Table1.B653" office:value-type="string">
            <text:p text:style-name="Table_20_Contents">Maximum allowable amount of time between valid command packets for comm dropour detection</text:p>
          </table:table-cell>
          <table:table-cell table:style-name="Table1.C653" office:value-type="string">
            <text:p text:style-name="Table_20_Contents">ms</text:p>
          </table:table-cell>
          <table:table-cell table:style-name="Table1.D653" office:value-type="string">
            <text:p text:style-name="Table_20_Contents">32</text:p>
          </table:table-cell>
        </table:table-row>
        <table:table-row>
          <table:table-cell table:style-name="Table1.A653" office:value-type="string">
            <text:p text:style-name="Table_20_Contents">DC voltage trip clear hysterisis</text:p>
          </table:table-cell>
          <table:table-cell table:style-name="Table1.B653" office:value-type="string">
            <text:p text:style-name="Table_20_Contents">% of rated system voltage below trip threshold required to clear the over voltage fault</text:p>
          </table:table-cell>
          <table:table-cell table:style-name="Table1.C653" office:value-type="string">
            <text:p text:style-name="Table_20_Contents">% of rated system voltage</text:p>
          </table:table-cell>
          <table:table-cell table:style-name="Table1.D653" office:value-type="string">
            <text:p text:style-name="Table_20_Contents">33</text:p>
          </table:table-cell>
        </table:table-row>
        <table:table-row>
          <table:table-cell table:style-name="Table1.A653" office:value-type="string">
            <text:p text:style-name="Table_20_Contents">Heatsink over temperature trip threshold</text:p>
          </table:table-cell>
          <table:table-cell table:style-name="Table1.B653" office:value-type="string">
            <text:p text:style-name="Table_20_Contents">Maximum controller temperature </text:p>
          </table:table-cell>
          <table:table-cell table:style-name="Table1.C653" office:value-type="string">
            <text:p text:style-name="Table_20_Contents">deg C</text:p>
          </table:table-cell>
          <table:table-cell table:style-name="Table1.D653" office:value-type="string">
            <text:p text:style-name="Table_20_Contents">34</text:p>
          </table:table-cell>
        </table:table-row>
        <table:table-row>
          <table:table-cell table:style-name="Table1.A653" office:value-type="string">
            <text:p text:style-name="Table_20_Contents">Controller foldback starting temperature</text:p>
          </table:table-cell>
          <table:table-cell table:style-name="Table1.B653" office:value-type="string">
            <text:p text:style-name="Table_20_Contents">Controller temperature at which output current foldback begins</text:p>
          </table:table-cell>
          <table:table-cell table:style-name="Table1.C653" office:value-type="string">
            <text:p text:style-name="Table_20_Contents">deg C</text:p>
          </table:table-cell>
          <table:table-cell table:style-name="Table1.D653" office:value-type="string">
            <text:p text:style-name="Table_20_Contents">35</text:p>
          </table:table-cell>
        </table:table-row>
        <table:table-row>
          <table:table-cell table:style-name="Table1.A653" office:value-type="string">
            <text:p text:style-name="Table_20_Contents">Controller foldback ending temperature</text:p>
          </table:table-cell>
          <table:table-cell table:style-name="Table1.B653" office:value-type="string">
            <text:p text:style-name="Table_20_Contents">Controller temperature at which output current is folded back to 0 Amperes</text:p>
          </table:table-cell>
          <table:table-cell table:style-name="Table1.C653" office:value-type="string">
            <text:p text:style-name="Table_20_Contents">deg C</text:p>
          </table:table-cell>
          <table:table-cell table:style-name="Table1.D653" office:value-type="string">
            <text:p text:style-name="Table_20_Contents">36</text:p>
          </table:table-cell>
        </table:table-row>
        <table:table-row>
          <table:table-cell table:style-name="Table1.A653" office:value-type="string">
            <text:p text:style-name="Table_20_Contents">Controller temperature feedback V at 0 C</text:p>
          </table:table-cell>
          <table:table-cell table:style-name="Table1.B653" office:value-type="string">
            <text:p text:style-name="Table_20_Contents">Controller temperature sensor's output voltage at 0 C</text:p>
          </table:table-cell>
          <table:table-cell table:style-name="Table1.C653" office:value-type="string">
            <text:p text:style-name="Table_20_Contents">Volts</text:p>
          </table:table-cell>
          <table:table-cell table:style-name="Table1.D653" office:value-type="string">
            <text:p text:style-name="Table_20_Contents">37</text:p>
          </table:table-cell>
        </table:table-row>
        <table:table-row>
          <table:table-cell table:style-name="Table1.A653" office:value-type="string">
            <text:p text:style-name="Table_20_Contents">Controller temperature feedback V at 25 C</text:p>
          </table:table-cell>
          <table:table-cell table:style-name="Table1.B653" office:value-type="string">
            <text:p text:style-name="Table_20_Contents">Controller temperature sensor's output voltage at 25 C</text:p>
          </table:table-cell>
          <table:table-cell table:style-name="Table1.C653" office:value-type="string">
            <text:p text:style-name="Table_20_Contents">Volts</text:p>
          </table:table-cell>
          <table:table-cell table:style-name="Table1.D653" office:value-type="string">
            <text:p text:style-name="Table_20_Contents">38</text:p>
          </table:table-cell>
        </table:table-row>
        <table:table-row>
          <table:table-cell table:style-name="Table1.A653" office:value-type="string">
            <text:p text:style-name="Table_20_Contents">Controller temperature feedback V at 50 C</text:p>
          </table:table-cell>
          <table:table-cell table:style-name="Table1.B653" office:value-type="string">
            <text:p text:style-name="Table_20_Contents">Controller temperature sensor's output voltage at 50 C</text:p>
          </table:table-cell>
          <table:table-cell table:style-name="Table1.C653" office:value-type="string">
            <text:p text:style-name="Table_20_Contents">Volts</text:p>
          </table:table-cell>
          <table:table-cell table:style-name="Table1.D653" office:value-type="string">
            <text:p text:style-name="Table_20_Contents">39</text:p>
          </table:table-cell>
        </table:table-row>
        <table:table-row>
          <table:table-cell table:style-name="Table1.A653" office:value-type="string">
            <text:p text:style-name="Table_20_Contents">Controller temperature feedback V at 75 C</text:p>
          </table:table-cell>
          <table:table-cell table:style-name="Table1.B653" office:value-type="string">
            <text:p text:style-name="Table_20_Contents">Controller temperature sensor's output voltage at 75 C</text:p>
          </table:table-cell>
          <table:table-cell table:style-name="Table1.C653" office:value-type="string">
            <text:p text:style-name="Table_20_Contents">Volts</text:p>
          </table:table-cell>
          <table:table-cell table:style-name="Table1.D653" office:value-type="string">
            <text:p text:style-name="Table_20_Contents">40</text:p>
          </table:table-cell>
        </table:table-row>
        <text:soft-page-break/>
        <table:table-row>
          <table:table-cell table:style-name="Table1.A653" office:value-type="string">
            <text:p text:style-name="Table_20_Contents">Controller temperature feedback V at 100 C</text:p>
          </table:table-cell>
          <table:table-cell table:style-name="Table1.B653" office:value-type="string">
            <text:p text:style-name="Table_20_Contents">Controller temperature sensor's output voltage at 100 C</text:p>
          </table:table-cell>
          <table:table-cell table:style-name="Table1.C653" office:value-type="string">
            <text:p text:style-name="Table_20_Contents">Volts</text:p>
          </table:table-cell>
          <table:table-cell table:style-name="Table1.D653" office:value-type="string">
            <text:p text:style-name="Table_20_Contents">41</text:p>
          </table:table-cell>
        </table:table-row>
        <table:table-row>
          <table:table-cell table:style-name="Table1.A653" office:value-type="string">
            <text:p text:style-name="Table_20_Contents">Controller temperature feedback V at 125 C</text:p>
          </table:table-cell>
          <table:table-cell table:style-name="Table1.B653" office:value-type="string">
            <text:p text:style-name="Table_20_Contents">Controller temperature sensor's output voltage at 125 C</text:p>
          </table:table-cell>
          <table:table-cell table:style-name="Table1.C653" office:value-type="string">
            <text:p text:style-name="Table_20_Contents">Volts</text:p>
          </table:table-cell>
          <table:table-cell table:style-name="Table1.D653" office:value-type="string">
            <text:p text:style-name="Table_20_Contents">42</text:p>
          </table:table-cell>
        </table:table-row>
        <table:table-row>
          <table:table-cell table:style-name="Table1.A653" office:value-type="string">
            <text:p text:style-name="Table_20_Contents">Reserved L3 21</text:p>
          </table:table-cell>
          <table:table-cell table:style-name="Table1.B653" office:value-type="string">
            <text:p text:style-name="P1"/>
          </table:table-cell>
          <table:table-cell table:style-name="Table1.C653" office:value-type="string">
            <text:p text:style-name="P1"/>
          </table:table-cell>
          <table:table-cell table:style-name="Table1.D653" office:value-type="string">
            <text:p text:style-name="Table_20_Contents">43</text:p>
          </table:table-cell>
        </table:table-row>
        <table:table-row>
          <table:table-cell table:style-name="Table1.A653" office:value-type="string">
            <text:p text:style-name="Table_20_Contents">Reserved L3 22</text:p>
          </table:table-cell>
          <table:table-cell table:style-name="Table1.B653" office:value-type="string">
            <text:p text:style-name="P1"/>
          </table:table-cell>
          <table:table-cell table:style-name="Table1.C653" office:value-type="string">
            <text:p text:style-name="P1"/>
          </table:table-cell>
          <table:table-cell table:style-name="Table1.D653" office:value-type="string">
            <text:p text:style-name="Table_20_Contents">44</text:p>
          </table:table-cell>
        </table:table-row>
        <table:table-row>
          <table:table-cell table:style-name="Table1.A653" office:value-type="string">
            <text:p text:style-name="Table_20_Contents">Antitheft enable time</text:p>
          </table:table-cell>
          <table:table-cell table:style-name="Table1.B653" office:value-type="string">
            <text:p text:style-name="Table_20_Contents">Time since bootup to allow enabling of the anti theft feature (0 to always allow)</text:p>
          </table:table-cell>
          <table:table-cell table:style-name="Table1.C653" office:value-type="string">
            <text:p text:style-name="Table_20_Contents">ms</text:p>
          </table:table-cell>
          <table:table-cell table:style-name="Table1.D653" office:value-type="string">
            <text:p text:style-name="Table_20_Contents">45</text:p>
          </table:table-cell>
        </table:table-row>
        <table:table-row>
          <table:table-cell table:style-name="Table1.A653" office:value-type="string">
            <text:p text:style-name="Table_20_Contents">Kd anti theft</text:p>
          </table:table-cell>
          <table:table-cell table:style-name="Table1.B653" office:value-type="string">
            <text:p text:style-name="Table_20_Contents">Speed proportional term for anti theft feature defined in per unit current / per unit speed </text:p>
          </table:table-cell>
          <table:table-cell table:style-name="Table1.C653" office:value-type="string">
            <text:p text:style-name="Table_20_Contents">pu/pu</text:p>
          </table:table-cell>
          <table:table-cell table:style-name="Table1.D653" office:value-type="string">
            <text:p text:style-name="Table_20_Contents">46</text:p>
          </table:table-cell>
        </table:table-row>
        <table:table-row>
          <table:table-cell table:style-name="Table1.A653" office:value-type="string">
            <text:p text:style-name="Table_20_Contents">Open circuit voltage test window </text:p>
          </table:table-cell>
          <table:table-cell table:style-name="Table1.B653" office:value-type="string">
            <text:p text:style-name="Table_20_Contents">Open circuit test voltage bounds</text:p>
          </table:table-cell>
          <table:table-cell table:style-name="Table1.C653" office:value-type="string">
            <text:p text:style-name="Table_20_Contents">V (norm)</text:p>
          </table:table-cell>
          <table:table-cell table:style-name="Table1.D653" office:value-type="string">
            <text:p text:style-name="Table_20_Contents">47</text:p>
          </table:table-cell>
        </table:table-row>
        <table:table-row>
          <table:table-cell table:style-name="Table1.A653" office:value-type="string">
            <text:p text:style-name="Table_20_Contents">High/Lowside turn on voltage test window</text:p>
          </table:table-cell>
          <table:table-cell table:style-name="Table1.B653" office:value-type="string">
            <text:p text:style-name="Table_20_Contents">Hi/Lo side turn on test voltage bounds</text:p>
          </table:table-cell>
          <table:table-cell table:style-name="Table1.C653" office:value-type="string">
            <text:p text:style-name="Table_20_Contents">V (norm)</text:p>
          </table:table-cell>
          <table:table-cell table:style-name="Table1.D653" office:value-type="string">
            <text:p text:style-name="Table_20_Contents">48</text:p>
          </table:table-cell>
        </table:table-row>
        <table:table-row>
          <table:table-cell table:style-name="Table1.A653" office:value-type="string">
            <text:p text:style-name="Table_20_Contents">Average Command timeout threshold</text:p>
          </table:table-cell>
          <table:table-cell table:style-name="Table1.B653" office:value-type="string">
            <text:p text:style-name="Table_20_Contents">Maximum allowable average amount of time between valid command packets (for slow update rate or missed packets)</text:p>
          </table:table-cell>
          <table:table-cell table:style-name="Table1.C653" office:value-type="string">
            <text:p text:style-name="Table_20_Contents">ms</text:p>
          </table:table-cell>
          <table:table-cell table:style-name="Table1.D653" office:value-type="string">
            <text:p text:style-name="Table_20_Contents">49</text:p>
          </table:table-cell>
        </table:table-row>
        <table:table-row>
          <table:table-cell table:style-name="Table1.A653" office:value-type="string">
            <text:p text:style-name="Table_20_Contents">Remote comm loss braking current limit</text:p>
          </table:table-cell>
          <table:table-cell table:style-name="Table1.B653" office:value-type="string">
            <text:p text:style-name="Table_20_Contents">Per unit braking current limit for communication loss, where the speed setpoint is set to zero</text:p>
          </table:table-cell>
          <table:table-cell table:style-name="Table1.C653" office:value-type="string">
            <text:p text:style-name="Table_20_Contents">pu</text:p>
          </table:table-cell>
          <table:table-cell table:style-name="Table1.D653" office:value-type="string">
            <text:p text:style-name="Table_20_Contents">50</text:p>
          </table:table-cell>
        </table:table-row>
        <table:table-row>
          <table:table-cell table:style-name="Table1.A653" office:value-type="string">
            <text:p text:style-name="Table_20_Contents">Current Regulator bandwidth</text:p>
          </table:table-cell>
          <table:table-cell table:style-name="Table1.B653" office:value-type="string">
            <text:p text:style-name="Table_20_Contents">When non-zero is used with Rs and Ls to calculate the Kp and Ki terms</text:p>
          </table:table-cell>
          <table:table-cell table:style-name="Table1.C653" office:value-type="string">
            <text:p text:style-name="Table_20_Contents">radians</text:p>
          </table:table-cell>
          <table:table-cell table:style-name="Table1.D653" office:value-type="string">
            <text:p text:style-name="Table_20_Contents">51</text:p>
          </table:table-cell>
        </table:table-row>
        <table:table-row>
          <table:table-cell table:style-name="Table1.A653" office:value-type="string">
            <text:p text:style-name="Table_20_Contents">PLL bandwidth</text:p>
          </table:table-cell>
          <table:table-cell table:style-name="Table1.B653" office:value-type="string">
            <text:p text:style-name="Table_20_Contents">When non zero sets the PLL Kp and Ki terms </text:p>
          </table:table-cell>
          <table:table-cell table:style-name="Table1.C653" office:value-type="string">
            <text:p text:style-name="Table_20_Contents">radians</text:p>
          </table:table-cell>
          <table:table-cell table:style-name="Table1.D653" office:value-type="string">
            <text:p text:style-name="Table_20_Contents">52</text:p>
          </table:table-cell>
        </table:table-row>
        <table:table-row>
          <table:table-cell table:style-name="Table1.A653" office:value-type="string">
            <text:p text:style-name="Table_20_Contents">PLL damping</text:p>
          </table:table-cell>
          <table:table-cell table:style-name="Table1.B653" office:value-type="string">
            <text:p text:style-name="Table_20_Contents">When non zero sets the PLL Kp and Ki terms </text:p>
          </table:table-cell>
          <table:table-cell table:style-name="Table1.C653" office:value-type="string">
            <text:p text:style-name="P1"/>
          </table:table-cell>
          <table:table-cell table:style-name="Table1.D653" office:value-type="string">
            <text:p text:style-name="Table_20_Contents">53</text:p>
          </table:table-cell>
        </table:table-row>
        <table:table-row>
          <table:table-cell table:style-name="Table1.A653" office:value-type="string">
            <text:p text:style-name="Table_20_Contents">Pll Kp </text:p>
          </table:table-cell>
          <table:table-cell table:style-name="Table1.B653" office:value-type="string">
            <text:p text:style-name="Table_20_Contents">new PLL Kp gain</text:p>
          </table:table-cell>
          <table:table-cell table:style-name="Table1.C653" office:value-type="string">
            <text:p text:style-name="P1"/>
          </table:table-cell>
          <table:table-cell table:style-name="Table1.D653" office:value-type="string">
            <text:p text:style-name="Table_20_Contents">54</text:p>
          </table:table-cell>
        </table:table-row>
        <table:table-row>
          <table:table-cell table:style-name="Table1.A653" office:value-type="string">
            <text:p text:style-name="Table_20_Contents">Pll Ki</text:p>
          </table:table-cell>
          <table:table-cell table:style-name="Table1.B653" office:value-type="string">
            <text:p text:style-name="Table_20_Contents">new PLL Ki gain</text:p>
          </table:table-cell>
          <table:table-cell table:style-name="Table1.C653" office:value-type="string">
            <text:p text:style-name="P1"/>
          </table:table-cell>
          <table:table-cell table:style-name="Table1.D653" office:value-type="string">
            <text:p text:style-name="Table_20_Contents">55</text:p>
          </table:table-cell>
        </table:table-row>
        <table:table-row>
          <table:table-cell table:style-name="Table1.A653" office:value-type="string">
            <text:p text:style-name="Table_20_Contents">CAN baud rate</text:p>
          </table:table-cell>
          <table:table-cell table:style-name="Table1.B653" office:value-type="string">
            <text:p text:style-name="Table_20_Contents">CAN baud rate in kbps (legal values 1000,500,250 or 125 )</text:p>
          </table:table-cell>
          <table:table-cell table:style-name="Table1.C653" office:value-type="string">
            <text:p text:style-name="Table_20_Contents">kbps</text:p>
          </table:table-cell>
          <table:table-cell table:style-name="Table1.D653" office:value-type="string">
            <text:p text:style-name="Table_20_Contents">56</text:p>
          </table:table-cell>
        </table:table-row>
        <table:table-row>
          <table:table-cell table:style-name="Table1.A653" office:value-type="string">
            <text:p text:style-name="Table_20_Contents">CAN ID </text:p>
          </table:table-cell>
          <table:table-cell table:style-name="Table1.B653" office:value-type="string">
            <text:p text:style-name="Table_20_Contents">CAN ID </text:p>
          </table:table-cell>
          <table:table-cell table:style-name="Table1.C653" office:value-type="string">
            <text:p text:style-name="P1"/>
          </table:table-cell>
          <table:table-cell table:style-name="Table1.D653" office:value-type="string">
            <text:p text:style-name="Table_20_Contents">57</text:p>
          </table:table-cell>
        </table:table-row>
        <table:table-row>
          <table:table-cell table:style-name="Table1.A653" office:value-type="string">
            <text:p text:style-name="Table_20_Contents">communications configuration vector</text:p>
          </table:table-cell>
          <table:table-cell table:style-name="Table1.B653" office:value-type="string">
            <text:p text:style-name="Table_20_Contents">15 14 13 12 11 10 9 8 7 6 5 4 3 2 1 0 1=enabled 0=disabled <text:line-break/>bit 0: Extended 29<text:line-break/>bit ID <text:line-break/>bit 1: CAN faults <text:line-break/>bit 2: Enable LIN <text:line-break/>bit 3: Enable sleep on sync loss <text:line-break/>bit 4: Enable auto operational <text:line-break/>bit 5: Reserved <text:line-break/>bit 6: Reserved <text:line-break/>bit 7: Reserved <text:line-break/>bit 8: Reserved <text:line-break/>bit 9: Reserved <text:line-break/>bit 10: Reserved <text:line-break/>bit 11: Reserved <text:line-break/>bit 12: Reserved <text:line-break/><text:soft-page-break/>bit 13: Reserved <text:line-break/>bit 14: Reserved <text:line-break/>bit 15: Reserved </text:p>
          </table:table-cell>
          <table:table-cell table:style-name="Table1.C653" office:value-type="string">
            <text:p text:style-name="P1"/>
          </table:table-cell>
          <table:table-cell table:style-name="Table1.D653" office:value-type="string">
            <text:p text:style-name="Table_20_Contents">58</text:p>
          </table:table-cell>
        </table:table-row>
        <table:table-row>
          <table:table-cell table:style-name="Table1.A653" office:value-type="string">
            <text:p text:style-name="Table_20_Contents">Battery resistance</text:p>
          </table:table-cell>
          <table:table-cell table:style-name="Table1.B653" office:value-type="string">
            <text:p text:style-name="Table_20_Contents">Reserved for future use</text:p>
          </table:table-cell>
          <table:table-cell table:style-name="Table1.C653" office:value-type="string">
            <text:p text:style-name="Table_20_Contents">milliohms</text:p>
          </table:table-cell>
          <table:table-cell table:style-name="Table1.D653" office:value-type="string">
            <text:p text:style-name="Table_20_Contents">59</text:p>
          </table:table-cell>
        </table:table-row>
        <table:table-row>
          <table:table-cell table:style-name="Table1.A653" office:value-type="string">
            <text:p text:style-name="Table_20_Contents">New Phase A current gain</text:p>
          </table:table-cell>
          <table:table-cell table:style-name="Table1.B653" office:value-type="string">
            <text:p text:style-name="Table_20_Contents">Current feedback gain at the ADC, when zero, auto migrated in rev 5.8.11 from old gains and hwconfig bit 14</text:p>
          </table:table-cell>
          <table:table-cell table:style-name="Table1.C653" office:value-type="string">
            <text:p text:style-name="Table_20_Contents">Amps/Volt</text:p>
          </table:table-cell>
          <table:table-cell table:style-name="Table1.D653" office:value-type="string">
            <text:p text:style-name="Table_20_Contents">60</text:p>
          </table:table-cell>
        </table:table-row>
        <table:table-row>
          <table:table-cell table:style-name="Table1.A653" office:value-type="string">
            <text:p text:style-name="Table_20_Contents">New Phase C current gain</text:p>
          </table:table-cell>
          <table:table-cell table:style-name="Table1.B653" office:value-type="string">
            <text:p text:style-name="Table_20_Contents">Current feedback gain at the ADC, when zero, auto migrated in rev 5.8.11 from old gains and hwconfig bit 14</text:p>
          </table:table-cell>
          <table:table-cell table:style-name="Table1.C653" office:value-type="string">
            <text:p text:style-name="Table_20_Contents">Amps/Volt</text:p>
          </table:table-cell>
          <table:table-cell table:style-name="Table1.D653" office:value-type="string">
            <text:p text:style-name="Table_20_Contents">61</text:p>
          </table:table-cell>
        </table:table-row>
        <table:table-row>
          <table:table-cell table:style-name="Table1.A653" office:value-type="string">
            <text:p text:style-name="Table_20_Contents">Flash parameter read access code</text:p>
          </table:table-cell>
          <table:table-cell table:style-name="Table1.B653" office:value-type="string">
            <text:p text:style-name="Table_20_Contents">When not zero, you will need to enter this code to read parameters (only checked at bootup)</text:p>
          </table:table-cell>
          <table:table-cell table:style-name="Table1.C653" office:value-type="string">
            <text:p text:style-name="P1"/>
          </table:table-cell>
          <table:table-cell table:style-name="Table1.D653" office:value-type="string">
            <text:p text:style-name="Table_20_Contents">62</text:p>
          </table:table-cell>
        </table:table-row>
        <table:table-row>
          <table:table-cell table:style-name="Table1.A653" office:value-type="string">
            <text:p text:style-name="Table_20_Contents">Hall stall fault time</text:p>
          </table:table-cell>
          <table:table-cell table:style-name="Table1.B653" office:value-type="string">
            <text:p text:style-name="Table_20_Contents">Time to fault when no change of state on hall signals and running with &gt;20% motor current</text:p>
          </table:table-cell>
          <table:table-cell table:style-name="Table1.C653" office:value-type="string">
            <text:p text:style-name="Table_20_Contents">msec</text:p>
          </table:table-cell>
          <table:table-cell table:style-name="Table1.D653" office:value-type="string">
            <text:p text:style-name="Table_20_Contents">63</text:p>
          </table:table-cell>
        </table:table-row>
        <table:table-row>
          <table:table-cell table:style-name="Table1.A653" office:value-type="string">
            <text:p text:style-name="Table_20_Contents">Baud rate port2</text:p>
          </table:table-cell>
          <table:table-cell table:style-name="Table1.B653" office:value-type="string">
            <text:p text:style-name="Table_20_Contents">Communications represents the number of symbols transferred per second</text:p>
          </table:table-cell>
          <table:table-cell table:style-name="Table1.C653" office:value-type="string">
            <text:p text:style-name="Table_20_Contents">Baud</text:p>
          </table:table-cell>
          <table:table-cell table:style-name="Table1.D653" office:value-type="string">
            <text:p text:style-name="Table_20_Contents">64</text:p>
          </table:table-cell>
        </table:table-row>
        <table:table-row>
          <table:table-cell table:style-name="Table1.A653" office:value-type="string">
            <text:p text:style-name="Table_20_Contents">Slave ID port2</text:p>
          </table:table-cell>
          <table:table-cell table:style-name="Table1.B653" office:value-type="string">
            <text:p text:style-name="Table_20_Contents">Multi drop slave ID for second comm port</text:p>
          </table:table-cell>
          <table:table-cell table:style-name="Table1.C653" office:value-type="string">
            <text:p text:style-name="Table_20_Contents">Node #</text:p>
          </table:table-cell>
          <table:table-cell table:style-name="Table1.D653" office:value-type="string">
            <text:p text:style-name="Table_20_Contents">65</text:p>
          </table:table-cell>
        </table:table-row>
        <table:table-row>
          <table:table-cell table:style-name="Table1.A653" office:value-type="string">
            <text:p text:style-name="Table_20_Contents">Display protocol</text:p>
          </table:table-cell>
          <table:table-cell table:style-name="Table1.B653" office:value-type="string">
            <text:p text:style-name="Table_20_Contents">0=disabled, 1=SWLCD open 9 mode, 2=SWLCD(closed) ,3=reserved, 4= KM5 (open) 9mode, 5= KM5 (open) 5mode, 6=Wuxing 3 mode</text:p>
          </table:table-cell>
          <table:table-cell table:style-name="Table1.C653" office:value-type="string">
            <text:p text:style-name="P1"/>
          </table:table-cell>
          <table:table-cell table:style-name="Table1.D653" office:value-type="string">
            <text:p text:style-name="Table_20_Contents">66</text:p>
          </table:table-cell>
        </table:table-row>
        <table:table-row>
          <table:table-cell table:style-name="Table1.A653" office:value-type="string">
            <text:p text:style-name="Table_20_Contents">Saved software revision</text:p>
          </table:table-cell>
          <table:table-cell table:style-name="Table1.B653" office:value-type="string">
            <text:p text:style-name="Table_20_Contents">Software version when parameters were last saved to flash memory</text:p>
          </table:table-cell>
          <table:table-cell table:style-name="Table1.C653" office:value-type="string">
            <text:p text:style-name="P1"/>
          </table:table-cell>
          <table:table-cell table:style-name="Table1.D653" office:value-type="string">
            <text:p text:style-name="Table_20_Contents">67</text:p>
          </table:table-cell>
        </table:table-row>
        <table:table-row>
          <table:table-cell table:style-name="Table1.A653" office:value-type="string">
            <text:p text:style-name="Table_20_Contents">Kp anti theft</text:p>
          </table:table-cell>
          <table:table-cell table:style-name="Table1.B653" office:value-type="string">
            <text:p text:style-name="Table_20_Contents">Position proportional term for anti theft feature defined in per unit current per mechanical revolution</text:p>
          </table:table-cell>
          <table:table-cell table:style-name="Table1.C653" office:value-type="string">
            <text:p text:style-name="Table_20_Contents">pu/rev</text:p>
          </table:table-cell>
          <table:table-cell table:style-name="Table1.D653" office:value-type="string">
            <text:p text:style-name="Table_20_Contents">68</text:p>
          </table:table-cell>
        </table:table-row>
        <table:table-row>
          <table:table-cell table:style-name="Table1.A653" office:value-type="string">
            <text:p text:style-name="Table_20_Contents">Lm</text:p>
          </table:table-cell>
          <table:table-cell table:style-name="Table1.B653" office:value-type="string">
            <text:p text:style-name="Table_20_Contents">Motor magnetizing inductance (default 0)</text:p>
          </table:table-cell>
          <table:table-cell table:style-name="Table1.C653" office:value-type="string">
            <text:p text:style-name="Table_20_Contents">uHenries</text:p>
          </table:table-cell>
          <table:table-cell table:style-name="Table1.D653" office:value-type="string">
            <text:p text:style-name="Table_20_Contents">69</text:p>
          </table:table-cell>
        </table:table-row>
        <table:table-row>
          <table:table-cell table:style-name="Table1.A653" office:value-type="string">
            <text:p text:style-name="Table_20_Contents">Rated system voltage</text:p>
          </table:table-cell>
          <table:table-cell table:style-name="Table1.B653" office:value-type="string">
            <text:p text:style-name="Table_20_Contents">System voltage rating is the battery voltage</text:p>
          </table:table-cell>
          <table:table-cell table:style-name="Table1.C653" office:value-type="string">
            <text:p text:style-name="Table_20_Contents">Volts</text:p>
          </table:table-cell>
          <table:table-cell table:style-name="Table1.D653" office:value-type="string">
            <text:p text:style-name="Table_20_Contents">70</text:p>
          </table:table-cell>
        </table:table-row>
        <table:table-row>
          <table:table-cell table:style-name="Table1.A653" office:value-type="string">
            <text:p text:style-name="Table_20_Contents">Rated motor current</text:p>
          </table:table-cell>
          <table:table-cell table:style-name="Table1.B653" office:value-type="string">
            <text:p text:style-name="Table_20_Contents">Nameplate motor peak phase current rating</text:p>
          </table:table-cell>
          <table:table-cell table:style-name="Table1.C653" office:value-type="string">
            <text:p text:style-name="Table_20_Contents">Amps</text:p>
          </table:table-cell>
          <table:table-cell table:style-name="Table1.D653" office:value-type="string">
            <text:p text:style-name="Table_20_Contents">71</text:p>
          </table:table-cell>
        </table:table-row>
        <table:table-row>
          <table:table-cell table:style-name="Table1.A653" office:value-type="string">
            <text:p text:style-name="Table_20_Contents">Rated motor speed</text:p>
          </table:table-cell>
          <table:table-cell table:style-name="Table1.B653" office:value-type="string">
            <text:p text:style-name="Table_20_Contents">Nameplate no load rated motor RPM</text:p>
          </table:table-cell>
          <table:table-cell table:style-name="Table1.C653" office:value-type="string">
            <text:p text:style-name="Table_20_Contents">RPM</text:p>
          </table:table-cell>
          <table:table-cell table:style-name="Table1.D653" office:value-type="string">
            <text:p text:style-name="Table_20_Contents">72</text:p>
          </table:table-cell>
        </table:table-row>
        <table:table-row>
          <table:table-cell table:style-name="Table1.A653" office:value-type="string">
            <text:p text:style-name="Table_20_Contents">Rated motor power</text:p>
          </table:table-cell>
          <table:table-cell table:style-name="Table1.B653" office:value-type="string">
            <text:p text:style-name="Table_20_Contents">Motor rated electrical power = rated Vbattery * rated Ibattery</text:p>
          </table:table-cell>
          <table:table-cell table:style-name="Table1.C653" office:value-type="string">
            <text:p text:style-name="Table_20_Contents">Watts</text:p>
          </table:table-cell>
          <table:table-cell table:style-name="Table1.D653" office:value-type="string">
            <text:p text:style-name="Table_20_Contents">73</text:p>
          </table:table-cell>
        </table:table-row>
        <table:table-row>
          <table:table-cell table:style-name="Table1.A653" office:value-type="string">
            <text:p text:style-name="Table_20_Contents">Ls</text:p>
          </table:table-cell>
          <table:table-cell table:style-name="Table1.B653" office:value-type="string">
            <text:p text:style-name="Table_20_Contents">Motor phase to neutral stator inductance</text:p>
          </table:table-cell>
          <table:table-cell table:style-name="Table1.C653" office:value-type="string">
            <text:p text:style-name="Table_20_Contents">uHenries</text:p>
          </table:table-cell>
          <table:table-cell table:style-name="Table1.D653" office:value-type="string">
            <text:p text:style-name="Table_20_Contents">74</text:p>
          </table:table-cell>
        </table:table-row>
        <table:table-row>
          <table:table-cell table:style-name="Table1.A653" office:value-type="string">
            <text:p text:style-name="Table_20_Contents">Rs</text:p>
          </table:table-cell>
          <table:table-cell table:style-name="Table1.B653" office:value-type="string">
            <text:p text:style-name="Table_20_Contents">Motor phase to neutral stator resistance</text:p>
          </table:table-cell>
          <table:table-cell table:style-name="Table1.C653" office:value-type="string">
            <text:p text:style-name="Table_20_Contents">mOhms</text:p>
          </table:table-cell>
          <table:table-cell table:style-name="Table1.D653" office:value-type="string">
            <text:p text:style-name="Table_20_Contents">75</text:p>
          </table:table-cell>
        </table:table-row>
        <table:table-row>
          <table:table-cell table:style-name="Table1.A653" office:value-type="string">
            <text:p text:style-name="Table_20_Contents">depricated Kv always 1</text:p>
          </table:table-cell>
          <table:table-cell table:style-name="Table1.B653" office:value-type="string">
            <text:p text:style-name="Table_20_Contents">Motor back electromotive force constant that is equivalent to per unit system voltage/per unit rated speed</text:p>
          </table:table-cell>
          <table:table-cell table:style-name="Table1.C653" office:value-type="string">
            <text:p text:style-name="Table_20_Contents">pu</text:p>
          </table:table-cell>
          <table:table-cell table:style-name="Table1.D653" office:value-type="string">
            <text:p text:style-name="Table_20_Contents">76</text:p>
          </table:table-cell>
        </table:table-row>
        <table:table-row>
          <table:table-cell table:style-name="Table1.A653" office:value-type="string">
            <text:p text:style-name="Table_20_Contents">Motor position sensor type</text:p>
          </table:table-cell>
          <table:table-cell table:style-name="Table1.B653" office:value-type="string">
            <text:p text:style-name="Table_20_Contents">0 is hall based / 1 is hall start and sensorless run / 2 is sensorless / 3 is reserved</text:p>
          </table:table-cell>
          <table:table-cell table:style-name="Table1.C653" office:value-type="string">
            <text:p text:style-name="P1"/>
          </table:table-cell>
          <table:table-cell table:style-name="Table1.D653" office:value-type="string">
            <text:p text:style-name="Table_20_Contents">77</text:p>
          </table:table-cell>
        </table:table-row>
        <table:table-row>
          <table:table-cell table:style-name="Table1.A653" office:value-type="string">
            <text:p text:style-name="Table_20_Contents"># of motor pole pairs</text:p>
          </table:table-cell>
          <table:table-cell table:style-name="Table1.B653" office:value-type="string">
            <text:p text:style-name="Table_20_Contents">The motor's number of electrical pole pairs</text:p>
          </table:table-cell>
          <table:table-cell table:style-name="Table1.C653" office:value-type="string">
            <text:p text:style-name="P1"/>
          </table:table-cell>
          <table:table-cell table:style-name="Table1.D653" office:value-type="string">
            <text:p text:style-name="Table_20_Contents">78</text:p>
          </table:table-cell>
        </table:table-row>
        <table:table-row>
          <table:table-cell table:style-name="Table1.A653" office:value-type="string">
            <text:p text:style-name="Table_20_Contents">Hall offset</text:p>
          </table:table-cell>
          <table:table-cell table:style-name="Table1.B653" office:value-type="string">
            <text:p text:style-name="Table_20_Contents">Hall sensor offset angle</text:p>
          </table:table-cell>
          <table:table-cell table:style-name="Table1.C653" office:value-type="string">
            <text:p text:style-name="Table_20_Contents">degrees</text:p>
          </table:table-cell>
          <table:table-cell table:style-name="Table1.D653" office:value-type="string">
            <text:p text:style-name="Table_20_Contents">79</text:p>
          </table:table-cell>
        </table:table-row>
        <table:table-row>
          <table:table-cell table:style-name="Table1.A653" office:value-type="string">
            <text:p text:style-name="Table_20_Contents">Hall sector[0]</text:p>
          </table:table-cell>
          <table:table-cell table:style-name="Table1.B653" office:value-type="string">
            <text:p text:style-name="Table_20_Contents">Motor sector represented by Hall sequence 000 -1=illegal state</text:p>
          </table:table-cell>
          <table:table-cell table:style-name="Table1.C653" office:value-type="string">
            <text:p text:style-name="P1"/>
          </table:table-cell>
          <table:table-cell table:style-name="Table1.D653" office:value-type="string">
            <text:p text:style-name="Table_20_Contents">80</text:p>
          </table:table-cell>
        </table:table-row>
        <table:table-row>
          <table:table-cell table:style-name="Table1.A653" office:value-type="string">
            <text:p text:style-name="Table_20_Contents">Hall sector[1]</text:p>
          </table:table-cell>
          <table:table-cell table:style-name="Table1.B653" office:value-type="string">
            <text:p text:style-name="Table_20_Contents">Motor sector represented by Hall sequence 001</text:p>
          </table:table-cell>
          <table:table-cell table:style-name="Table1.C653" office:value-type="string">
            <text:p text:style-name="P1"/>
          </table:table-cell>
          <table:table-cell table:style-name="Table1.D653" office:value-type="string">
            <text:p text:style-name="Table_20_Contents">81</text:p>
          </table:table-cell>
        </table:table-row>
        <table:table-row>
          <table:table-cell table:style-name="Table1.A653" office:value-type="string">
            <text:p text:style-name="Table_20_Contents">Hall sector[2]</text:p>
          </table:table-cell>
          <table:table-cell table:style-name="Table1.B653" office:value-type="string">
            <text:p text:style-name="Table_20_Contents">Motor sector represented by Hall sequence 010</text:p>
          </table:table-cell>
          <table:table-cell table:style-name="Table1.C653" office:value-type="string">
            <text:p text:style-name="P1"/>
          </table:table-cell>
          <table:table-cell table:style-name="Table1.D653" office:value-type="string">
            <text:p text:style-name="Table_20_Contents">82</text:p>
          </table:table-cell>
        </table:table-row>
        <table:table-row>
          <table:table-cell table:style-name="Table1.A653" office:value-type="string">
            <text:p text:style-name="Table_20_Contents">Hall sector[3]</text:p>
          </table:table-cell>
          <table:table-cell table:style-name="Table1.B653" office:value-type="string">
            <text:p text:style-name="Table_20_Contents">Motor sector represented by Hall sequence 011</text:p>
          </table:table-cell>
          <table:table-cell table:style-name="Table1.C653" office:value-type="string">
            <text:p text:style-name="P1"/>
          </table:table-cell>
          <table:table-cell table:style-name="Table1.D653" office:value-type="string">
            <text:p text:style-name="Table_20_Contents">83</text:p>
          </table:table-cell>
        </table:table-row>
        <table:table-row>
          <table:table-cell table:style-name="Table1.A653" office:value-type="string">
            <text:p text:style-name="Table_20_Contents">Hall sector[4]</text:p>
          </table:table-cell>
          <table:table-cell table:style-name="Table1.B653" office:value-type="string">
            <text:p text:style-name="Table_20_Contents">Motor sector represented by Hall sequence 100</text:p>
          </table:table-cell>
          <table:table-cell table:style-name="Table1.C653" office:value-type="string">
            <text:p text:style-name="P1"/>
          </table:table-cell>
          <table:table-cell table:style-name="Table1.D653" office:value-type="string">
            <text:p text:style-name="Table_20_Contents">84</text:p>
          </table:table-cell>
        </table:table-row>
        <text:soft-page-break/>
        <table:table-row>
          <table:table-cell table:style-name="Table1.A653" office:value-type="string">
            <text:p text:style-name="Table_20_Contents">Hall sector[5]</text:p>
          </table:table-cell>
          <table:table-cell table:style-name="Table1.B653" office:value-type="string">
            <text:p text:style-name="Table_20_Contents">Motor sector represented by Hall sequence 101</text:p>
          </table:table-cell>
          <table:table-cell table:style-name="Table1.C653" office:value-type="string">
            <text:p text:style-name="P1"/>
          </table:table-cell>
          <table:table-cell table:style-name="Table1.D653" office:value-type="string">
            <text:p text:style-name="Table_20_Contents">85</text:p>
          </table:table-cell>
        </table:table-row>
        <table:table-row>
          <table:table-cell table:style-name="Table1.A653" office:value-type="string">
            <text:p text:style-name="Table_20_Contents">Hall sector[6]</text:p>
          </table:table-cell>
          <table:table-cell table:style-name="Table1.B653" office:value-type="string">
            <text:p text:style-name="Table_20_Contents">Motor sector represented by Hall sequence 110</text:p>
          </table:table-cell>
          <table:table-cell table:style-name="Table1.C653" office:value-type="string">
            <text:p text:style-name="P1"/>
          </table:table-cell>
          <table:table-cell table:style-name="Table1.D653" office:value-type="string">
            <text:p text:style-name="Table_20_Contents">86</text:p>
          </table:table-cell>
        </table:table-row>
        <table:table-row>
          <table:table-cell table:style-name="Table1.A653" office:value-type="string">
            <text:p text:style-name="Table_20_Contents">Hall sector[7]</text:p>
          </table:table-cell>
          <table:table-cell table:style-name="Table1.B653" office:value-type="string">
            <text:p text:style-name="Table_20_Contents">Motor sector represented by Hall sequence 111 -1=illegal state</text:p>
          </table:table-cell>
          <table:table-cell table:style-name="Table1.C653" office:value-type="string">
            <text:p text:style-name="P1"/>
          </table:table-cell>
          <table:table-cell table:style-name="Table1.D653" office:value-type="string">
            <text:p text:style-name="Table_20_Contents">87</text:p>
          </table:table-cell>
        </table:table-row>
        <table:table-row>
          <table:table-cell table:style-name="Table1.A653" office:value-type="string">
            <text:p text:style-name="Table_20_Contents">Hall interpolation start frequency</text:p>
          </table:table-cell>
          <table:table-cell table:style-name="Table1.B653" office:value-type="string">
            <text:p text:style-name="Table_20_Contents">Electrical frequency to start interpolating the halls</text:p>
          </table:table-cell>
          <table:table-cell table:style-name="Table1.C653" office:value-type="string">
            <text:p text:style-name="Table_20_Contents">Hertz</text:p>
          </table:table-cell>
          <table:table-cell table:style-name="Table1.D653" office:value-type="string">
            <text:p text:style-name="Table_20_Contents">88</text:p>
          </table:table-cell>
        </table:table-row>
        <table:table-row>
          <table:table-cell table:style-name="Table1.A653" office:value-type="string">
            <text:p text:style-name="Table_20_Contents">Hall interpolation stop frequency</text:p>
          </table:table-cell>
          <table:table-cell table:style-name="Table1.B653" office:value-type="string">
            <text:p text:style-name="Table_20_Contents">Electrical frequency to stop interpolating the halls</text:p>
          </table:table-cell>
          <table:table-cell table:style-name="Table1.C653" office:value-type="string">
            <text:p text:style-name="Table_20_Contents">Hertz</text:p>
          </table:table-cell>
          <table:table-cell table:style-name="Table1.D653" office:value-type="string">
            <text:p text:style-name="Table_20_Contents">89</text:p>
          </table:table-cell>
        </table:table-row>
        <table:table-row>
          <table:table-cell table:style-name="Table1.A653" office:value-type="string">
            <text:p text:style-name="Table_20_Contents">Motor over temperature trip threshold</text:p>
          </table:table-cell>
          <table:table-cell table:style-name="Table1.B653" office:value-type="string">
            <text:p text:style-name="Table_20_Contents">Maximum motor temperature</text:p>
          </table:table-cell>
          <table:table-cell table:style-name="Table1.C653" office:value-type="string">
            <text:p text:style-name="Table_20_Contents">deg C</text:p>
          </table:table-cell>
          <table:table-cell table:style-name="Table1.D653" office:value-type="string">
            <text:p text:style-name="Table_20_Contents">90</text:p>
          </table:table-cell>
        </table:table-row>
        <table:table-row>
          <table:table-cell table:style-name="Table1.A653" office:value-type="string">
            <text:p text:style-name="Table_20_Contents">Motor foldback starting temperature</text:p>
          </table:table-cell>
          <table:table-cell table:style-name="Table1.B653" office:value-type="string">
            <text:p text:style-name="Table_20_Contents">Motor temperature at which output current foldback begins</text:p>
          </table:table-cell>
          <table:table-cell table:style-name="Table1.C653" office:value-type="string">
            <text:p text:style-name="Table_20_Contents">deg C</text:p>
          </table:table-cell>
          <table:table-cell table:style-name="Table1.D653" office:value-type="string">
            <text:p text:style-name="Table_20_Contents">91</text:p>
          </table:table-cell>
        </table:table-row>
        <table:table-row>
          <table:table-cell table:style-name="Table1.A653" office:value-type="string">
            <text:p text:style-name="Table_20_Contents">Motor foldback ending temperature</text:p>
          </table:table-cell>
          <table:table-cell table:style-name="Table1.B653" office:value-type="string">
            <text:p text:style-name="Table_20_Contents">Motor temperature at which output current is folded back to 0 Amperes</text:p>
          </table:table-cell>
          <table:table-cell table:style-name="Table1.C653" office:value-type="string">
            <text:p text:style-name="Table_20_Contents">deg C</text:p>
          </table:table-cell>
          <table:table-cell table:style-name="Table1.D653" office:value-type="string">
            <text:p text:style-name="Table_20_Contents">92</text:p>
          </table:table-cell>
        </table:table-row>
        <table:table-row>
          <table:table-cell table:style-name="Table1.A653" office:value-type="string">
            <text:p text:style-name="Table_20_Contents">Temperature feedback V at 0 C</text:p>
          </table:table-cell>
          <table:table-cell table:style-name="Table1.B653" office:value-type="string">
            <text:p text:style-name="Table_20_Contents">Temperature sensor's output voltage at 0 C</text:p>
          </table:table-cell>
          <table:table-cell table:style-name="Table1.C653" office:value-type="string">
            <text:p text:style-name="Table_20_Contents">Volts</text:p>
          </table:table-cell>
          <table:table-cell table:style-name="Table1.D653" office:value-type="string">
            <text:p text:style-name="Table_20_Contents">93</text:p>
          </table:table-cell>
        </table:table-row>
        <table:table-row>
          <table:table-cell table:style-name="Table1.A653" office:value-type="string">
            <text:p text:style-name="Table_20_Contents">Temperature feedback V at 25 C</text:p>
          </table:table-cell>
          <table:table-cell table:style-name="Table1.B653" office:value-type="string">
            <text:p text:style-name="Table_20_Contents">Temperature sensor's output voltage at 25 C</text:p>
          </table:table-cell>
          <table:table-cell table:style-name="Table1.C653" office:value-type="string">
            <text:p text:style-name="Table_20_Contents">Volts</text:p>
          </table:table-cell>
          <table:table-cell table:style-name="Table1.D653" office:value-type="string">
            <text:p text:style-name="Table_20_Contents">94</text:p>
          </table:table-cell>
        </table:table-row>
        <table:table-row>
          <table:table-cell table:style-name="Table1.A653" office:value-type="string">
            <text:p text:style-name="Table_20_Contents">Temperature feedback V at 50 C</text:p>
          </table:table-cell>
          <table:table-cell table:style-name="Table1.B653" office:value-type="string">
            <text:p text:style-name="Table_20_Contents">Temperature sensor's output voltage at 50 C</text:p>
          </table:table-cell>
          <table:table-cell table:style-name="Table1.C653" office:value-type="string">
            <text:p text:style-name="Table_20_Contents">Volts</text:p>
          </table:table-cell>
          <table:table-cell table:style-name="Table1.D653" office:value-type="string">
            <text:p text:style-name="Table_20_Contents">95</text:p>
          </table:table-cell>
        </table:table-row>
        <table:table-row>
          <table:table-cell table:style-name="Table1.A653" office:value-type="string">
            <text:p text:style-name="Table_20_Contents">Temperature feedback V at 75 C</text:p>
          </table:table-cell>
          <table:table-cell table:style-name="Table1.B653" office:value-type="string">
            <text:p text:style-name="Table_20_Contents">Temperature sensor's output voltage at 75 C</text:p>
          </table:table-cell>
          <table:table-cell table:style-name="Table1.C653" office:value-type="string">
            <text:p text:style-name="Table_20_Contents">Volts</text:p>
          </table:table-cell>
          <table:table-cell table:style-name="Table1.D653" office:value-type="string">
            <text:p text:style-name="Table_20_Contents">96</text:p>
          </table:table-cell>
        </table:table-row>
        <table:table-row>
          <table:table-cell table:style-name="Table1.A653" office:value-type="string">
            <text:p text:style-name="Table_20_Contents">Temperature feedback V at 100 C</text:p>
          </table:table-cell>
          <table:table-cell table:style-name="Table1.B653" office:value-type="string">
            <text:p text:style-name="Table_20_Contents">Temperature sensor's output voltage at 100 C</text:p>
          </table:table-cell>
          <table:table-cell table:style-name="Table1.C653" office:value-type="string">
            <text:p text:style-name="Table_20_Contents">Volts</text:p>
          </table:table-cell>
          <table:table-cell table:style-name="Table1.D653" office:value-type="string">
            <text:p text:style-name="Table_20_Contents">97</text:p>
          </table:table-cell>
        </table:table-row>
        <table:table-row>
          <table:table-cell table:style-name="Table1.A653" office:value-type="string">
            <text:p text:style-name="Table_20_Contents">Temperature feedback V at 125 C</text:p>
          </table:table-cell>
          <table:table-cell table:style-name="Table1.B653" office:value-type="string">
            <text:p text:style-name="Table_20_Contents">Temperature sensor's output voltage at 125 C</text:p>
          </table:table-cell>
          <table:table-cell table:style-name="Table1.C653" office:value-type="string">
            <text:p text:style-name="Table_20_Contents">Volts</text:p>
          </table:table-cell>
          <table:table-cell table:style-name="Table1.D653" office:value-type="string">
            <text:p text:style-name="Table_20_Contents">98</text:p>
          </table:table-cell>
        </table:table-row>
        <table:table-row>
          <table:table-cell table:style-name="Table1.A653" office:value-type="string">
            <text:p text:style-name="Table_20_Contents">Overload continous current</text:p>
          </table:table-cell>
          <table:table-cell table:style-name="Table1.B653" office:value-type="string">
            <text:p text:style-name="Table_20_Contents">Current as % of nameplate at which the motor can run without heating up</text:p>
          </table:table-cell>
          <table:table-cell table:style-name="Table1.C653" office:value-type="string">
            <text:p text:style-name="Table_20_Contents">% rated</text:p>
          </table:table-cell>
          <table:table-cell table:style-name="Table1.D653" office:value-type="string">
            <text:p text:style-name="Table_20_Contents">99</text:p>
          </table:table-cell>
        </table:table-row>
        <table:table-row>
          <table:table-cell table:style-name="Table1.A653" office:value-type="string">
            <text:p text:style-name="Table_20_Contents">Overload heating current</text:p>
          </table:table-cell>
          <table:table-cell table:style-name="Table1.B653" office:value-type="string">
            <text:p text:style-name="Table_20_Contents">Current as % of nameplate at which the motor will heat up to 100% over the heating time</text:p>
          </table:table-cell>
          <table:table-cell table:style-name="Table1.C653" office:value-type="string">
            <text:p text:style-name="Table_20_Contents">% rated</text:p>
          </table:table-cell>
          <table:table-cell table:style-name="Table1.D653" office:value-type="string">
            <text:p text:style-name="Table_20_Contents">100</text:p>
          </table:table-cell>
        </table:table-row>
        <table:table-row>
          <table:table-cell table:style-name="Table1.A653" office:value-type="string">
            <text:p text:style-name="Table_20_Contents">Overload heating time</text:p>
          </table:table-cell>
          <table:table-cell table:style-name="Table1.B653" office:value-type="string">
            <text:p text:style-name="Table_20_Contents">Time at which 100% heat is accumulated while operating at the Overload heating current</text:p>
          </table:table-cell>
          <table:table-cell table:style-name="Table1.C653" office:value-type="string">
            <text:p text:style-name="Table_20_Contents">s</text:p>
          </table:table-cell>
          <table:table-cell table:style-name="Table1.D653" office:value-type="string">
            <text:p text:style-name="Table_20_Contents">101</text:p>
          </table:table-cell>
        </table:table-row>
        <table:table-row>
          <table:table-cell table:style-name="Table1.A653" office:value-type="string">
            <text:p text:style-name="Table_20_Contents">Overload cooling current</text:p>
          </table:table-cell>
          <table:table-cell table:style-name="Table1.B653" office:value-type="string">
            <text:p text:style-name="Table_20_Contents">Current as % of nameplate at which the motor will cool to 0% over the cooling time</text:p>
          </table:table-cell>
          <table:table-cell table:style-name="Table1.C653" office:value-type="string">
            <text:p text:style-name="Table_20_Contents">% rated</text:p>
          </table:table-cell>
          <table:table-cell table:style-name="Table1.D653" office:value-type="string">
            <text:p text:style-name="Table_20_Contents">102</text:p>
          </table:table-cell>
        </table:table-row>
        <table:table-row>
          <table:table-cell table:style-name="Table1.A653" office:value-type="string">
            <text:p text:style-name="Table_20_Contents">Overload cooling time</text:p>
          </table:table-cell>
          <table:table-cell table:style-name="Table1.B653" office:value-type="string">
            <text:p text:style-name="Table_20_Contents">Time at which 100% heat is dissapated while operating at the Overload cooling current</text:p>
          </table:table-cell>
          <table:table-cell table:style-name="Table1.C653" office:value-type="string">
            <text:p text:style-name="Table_20_Contents">s</text:p>
          </table:table-cell>
          <table:table-cell table:style-name="Table1.D653" office:value-type="string">
            <text:p text:style-name="Table_20_Contents">103</text:p>
          </table:table-cell>
        </table:table-row>
        <table:table-row>
          <table:table-cell table:style-name="Table1.A653" office:value-type="string">
            <text:p text:style-name="Table_20_Contents">Overload foldback start</text:p>
          </table:table-cell>
          <table:table-cell table:style-name="Table1.B653" office:value-type="string">
            <text:p text:style-name="P1"/>
          </table:table-cell>
          <table:table-cell table:style-name="Table1.C653" office:value-type="string">
            <text:p text:style-name="Table_20_Contents">%</text:p>
          </table:table-cell>
          <table:table-cell table:style-name="Table1.D653" office:value-type="string">
            <text:p text:style-name="Table_20_Contents">104</text:p>
          </table:table-cell>
        </table:table-row>
        <table:table-row>
          <table:table-cell table:style-name="Table1.A653" office:value-type="string">
            <text:p text:style-name="Table_20_Contents">Overload foldback end</text:p>
          </table:table-cell>
          <table:table-cell table:style-name="Table1.B653" office:value-type="string">
            <text:p text:style-name="P1"/>
          </table:table-cell>
          <table:table-cell table:style-name="Table1.C653" office:value-type="string">
            <text:p text:style-name="Table_20_Contents">%</text:p>
          </table:table-cell>
          <table:table-cell table:style-name="Table1.D653" office:value-type="string">
            <text:p text:style-name="Table_20_Contents">105</text:p>
          </table:table-cell>
        </table:table-row>
        <table:table-row>
          <table:table-cell table:style-name="Table1.A653" office:value-type="string">
            <text:p text:style-name="Table_20_Contents">Sensorless open loop starting current</text:p>
          </table:table-cell>
          <table:table-cell table:style-name="Table1.B653" office:value-type="string">
            <text:p text:style-name="Table_20_Contents">Open loop sensorless AC current injection limit with respect to rated current</text:p>
          </table:table-cell>
          <table:table-cell table:style-name="Table1.C653" office:value-type="string">
            <text:p text:style-name="Table_20_Contents">pu A</text:p>
          </table:table-cell>
          <table:table-cell table:style-name="Table1.D653" office:value-type="string">
            <text:p text:style-name="Table_20_Contents">106</text:p>
          </table:table-cell>
        </table:table-row>
        <table:table-row>
          <table:table-cell table:style-name="Table1.A653" office:value-type="string">
            <text:p text:style-name="Table_20_Contents">Sensorless open loop injection current ramp time</text:p>
          </table:table-cell>
          <table:table-cell table:style-name="Table1.B653" office:value-type="string">
            <text:p text:style-name="Table_20_Contents">Duration of time it takes to reach Sensorless open loop starting current</text:p>
          </table:table-cell>
          <table:table-cell table:style-name="Table1.C653" office:value-type="string">
            <text:p text:style-name="Table_20_Contents">ms</text:p>
          </table:table-cell>
          <table:table-cell table:style-name="Table1.D653" office:value-type="string">
            <text:p text:style-name="Table_20_Contents">107</text:p>
          </table:table-cell>
        </table:table-row>
        <text:soft-page-break/>
        <table:table-row>
          <table:table-cell table:style-name="Table1.A653" office:value-type="string">
            <text:p text:style-name="Table_20_Contents">Sensorless closed loop enable frequency</text:p>
          </table:table-cell>
          <table:table-cell table:style-name="Table1.B653" office:value-type="string">
            <text:p text:style-name="Table_20_Contents">Motor electrical frequency at which the transition from open loop to closed loop sensorless control occurs</text:p>
          </table:table-cell>
          <table:table-cell table:style-name="Table1.C653" office:value-type="string">
            <text:p text:style-name="Table_20_Contents">Hertz</text:p>
          </table:table-cell>
          <table:table-cell table:style-name="Table1.D653" office:value-type="string">
            <text:p text:style-name="Table_20_Contents">108</text:p>
          </table:table-cell>
        </table:table-row>
        <table:table-row>
          <table:table-cell table:style-name="Table1.A653" office:value-type="string">
            <text:p text:style-name="Table_20_Contents">Sensorless open loop freq ramp time ms</text:p>
          </table:table-cell>
          <table:table-cell table:style-name="Table1.B653" office:value-type="string">
            <text:p text:style-name="Table_20_Contents">Duration of time it takes to go from DC to the sensorless closed loop enable frequency</text:p>
          </table:table-cell>
          <table:table-cell table:style-name="Table1.C653" office:value-type="string">
            <text:p text:style-name="Table_20_Contents">ms</text:p>
          </table:table-cell>
          <table:table-cell table:style-name="Table1.D653" office:value-type="string">
            <text:p text:style-name="Table_20_Contents">109</text:p>
          </table:table-cell>
        </table:table-row>
        <table:table-row>
          <table:table-cell table:style-name="Table1.A653" office:value-type="string">
            <text:p text:style-name="Table_20_Contents">Sensorless open loop dc current hold time</text:p>
          </table:table-cell>
          <table:table-cell table:style-name="Table1.B653" office:value-type="string">
            <text:p text:style-name="Table_20_Contents">The length of time the controller maintain DC current in the motor windings during open loop start up</text:p>
          </table:table-cell>
          <table:table-cell table:style-name="Table1.C653" office:value-type="string">
            <text:p text:style-name="Table_20_Contents">ms</text:p>
          </table:table-cell>
          <table:table-cell table:style-name="Table1.D653" office:value-type="string">
            <text:p text:style-name="Table_20_Contents">110</text:p>
          </table:table-cell>
        </table:table-row>
        <table:table-row>
          <table:table-cell table:style-name="Table1.A653" office:value-type="string">
            <text:p text:style-name="Table_20_Contents">Battery upper range</text:p>
          </table:table-cell>
          <table:table-cell table:style-name="Table1.B653" office:value-type="string">
            <text:p text:style-name="Table_20_Contents">Battery highest range at minimum assist from motor</text:p>
          </table:table-cell>
          <table:table-cell table:style-name="Table1.C653" office:value-type="string">
            <text:p text:style-name="Table_20_Contents">km</text:p>
          </table:table-cell>
          <table:table-cell table:style-name="Table1.D653" office:value-type="string">
            <text:p text:style-name="Table_20_Contents">111</text:p>
          </table:table-cell>
        </table:table-row>
        <table:table-row>
          <table:table-cell table:style-name="Table1.A653" office:value-type="string">
            <text:p text:style-name="Table_20_Contents">Display language and units</text:p>
          </table:table-cell>
          <table:table-cell table:style-name="Table1.B653" office:value-type="string">
            <text:p text:style-name="Table_20_Contents">0=Dutch-km, 1=German-km, 2=ENGLISH-km, 3=English-km, 4=ENGLISH-mi</text:p>
          </table:table-cell>
          <table:table-cell table:style-name="Table1.C653" office:value-type="string">
            <text:p text:style-name="P1"/>
          </table:table-cell>
          <table:table-cell table:style-name="Table1.D653" office:value-type="string">
            <text:p text:style-name="Table_20_Contents">112</text:p>
          </table:table-cell>
        </table:table-row>
        <table:table-row>
          <table:table-cell table:style-name="Table1.A653" office:value-type="string">
            <text:p text:style-name="Table_20_Contents">POD LED Brightness</text:p>
          </table:table-cell>
          <table:table-cell table:style-name="Table1.B653" office:value-type="string">
            <text:p text:style-name="Table_20_Contents">1 is lowest, 20 is highest </text:p>
          </table:table-cell>
          <table:table-cell table:style-name="Table1.C653" office:value-type="string">
            <text:p text:style-name="P1"/>
          </table:table-cell>
          <table:table-cell table:style-name="Table1.D653" office:value-type="string">
            <text:p text:style-name="Table_20_Contents">113</text:p>
          </table:table-cell>
        </table:table-row>
        <table:table-row>
          <table:table-cell table:style-name="Table1.A653" office:value-type="string">
            <text:p text:style-name="Table_20_Contents">BMS_abs_soc</text:p>
          </table:table-cell>
          <table:table-cell table:style-name="Table1.B653" office:value-type="string">
            <text:p text:style-name="Table_20_Contents">BMS absolute SOC</text:p>
          </table:table-cell>
          <table:table-cell table:style-name="Table1.C653" office:value-type="string">
            <text:p text:style-name="P1"/>
          </table:table-cell>
          <table:table-cell table:style-name="Table1.D653" office:value-type="string">
            <text:p text:style-name="Table_20_Contents">114</text:p>
          </table:table-cell>
        </table:table-row>
        <table:table-row>
          <table:table-cell table:style-name="Table1.A653" office:value-type="string">
            <text:p text:style-name="Table_20_Contents">BMS_rel_soc</text:p>
          </table:table-cell>
          <table:table-cell table:style-name="Table1.B653" office:value-type="string">
            <text:p text:style-name="Table_20_Contents">BMS relative SOC </text:p>
          </table:table-cell>
          <table:table-cell table:style-name="Table1.C653" office:value-type="string">
            <text:p text:style-name="P1"/>
          </table:table-cell>
          <table:table-cell table:style-name="Table1.D653" office:value-type="string">
            <text:p text:style-name="Table_20_Contents">115</text:p>
          </table:table-cell>
        </table:table-row>
        <table:table-row>
          <table:table-cell table:style-name="Table1.A653" office:value-type="string">
            <text:p text:style-name="Table_20_Contents">Single push assist source</text:p>
          </table:table-cell>
          <table:table-cell table:style-name="Table1.B653" office:value-type="string">
            <text:p text:style-name="Table_20_Contents">0=brake 2, 1= brake 1, 2=cruise, 3=pfs </text:p>
          </table:table-cell>
          <table:table-cell table:style-name="Table1.C653" office:value-type="string">
            <text:p text:style-name="P1"/>
          </table:table-cell>
          <table:table-cell table:style-name="Table1.D653" office:value-type="string">
            <text:p text:style-name="Table_20_Contents">116</text:p>
          </table:table-cell>
        </table:table-row>
        <table:table-row>
          <table:table-cell table:style-name="Table1.A653" office:value-type="string">
            <text:p text:style-name="Table_20_Contents">BMS_bat_voltage</text:p>
          </table:table-cell>
          <table:table-cell table:style-name="Table1.B653" office:value-type="string">
            <text:p text:style-name="Table_20_Contents">BMS battery voltage</text:p>
          </table:table-cell>
          <table:table-cell table:style-name="Table1.C653" office:value-type="string">
            <text:p text:style-name="P1"/>
          </table:table-cell>
          <table:table-cell table:style-name="Table1.D653" office:value-type="string">
            <text:p text:style-name="Table_20_Contents">117</text:p>
          </table:table-cell>
        </table:table-row>
        <table:table-row>
          <table:table-cell table:style-name="Table1.A653" office:value-type="string">
            <text:p text:style-name="Table_20_Contents">Single push boost time</text:p>
          </table:table-cell>
          <table:table-cell table:style-name="Table1.B653" office:value-type="string">
            <text:p text:style-name="Table_20_Contents">time in s to keep boost enabled</text:p>
          </table:table-cell>
          <table:table-cell table:style-name="Table1.C653" office:value-type="string">
            <text:p text:style-name="Table_20_Contents">s</text:p>
          </table:table-cell>
          <table:table-cell table:style-name="Table1.D653" office:value-type="string">
            <text:p text:style-name="Table_20_Contents">118</text:p>
          </table:table-cell>
        </table:table-row>
        <table:table-row>
          <table:table-cell table:style-name="Table1.A653" office:value-type="string">
            <text:p text:style-name="Table_20_Contents">Hall transitions to start free wheel</text:p>
          </table:table-cell>
          <table:table-cell table:style-name="Table1.B653" office:value-type="string">
            <text:p text:style-name="Table_20_Contents">Number of Hall transitions to kick in free wheel </text:p>
          </table:table-cell>
          <table:table-cell table:style-name="Table1.C653" office:value-type="string">
            <text:p text:style-name="P1"/>
          </table:table-cell>
          <table:table-cell table:style-name="Table1.D653" office:value-type="string">
            <text:p text:style-name="Table_20_Contents">119</text:p>
          </table:table-cell>
        </table:table-row>
        <table:table-row>
          <table:table-cell table:style-name="Table1.A653" office:value-type="string">
            <text:p text:style-name="Table_20_Contents">Battery lower range</text:p>
          </table:table-cell>
          <table:table-cell table:style-name="Table1.B653" office:value-type="string">
            <text:p text:style-name="Table_20_Contents">Battery lower range at maximum assist from motor </text:p>
          </table:table-cell>
          <table:table-cell table:style-name="Table1.C653" office:value-type="string">
            <text:p text:style-name="Table_20_Contents">km</text:p>
          </table:table-cell>
          <table:table-cell table:style-name="Table1.D653" office:value-type="string">
            <text:p text:style-name="Table_20_Contents">120</text:p>
          </table:table-cell>
        </table:table-row>
        <table:table-row>
          <table:table-cell table:style-name="Table1.A653" office:value-type="string">
            <text:p text:style-name="Table_20_Contents">PLL test 1</text:p>
          </table:table-cell>
          <table:table-cell table:style-name="Table1.B653" office:value-type="string">
            <text:p text:style-name="Table_20_Contents">Test Variable for now</text:p>
          </table:table-cell>
          <table:table-cell table:style-name="Table1.C653" office:value-type="string">
            <text:p text:style-name="P1"/>
          </table:table-cell>
          <table:table-cell table:style-name="Table1.D653" office:value-type="string">
            <text:p text:style-name="Table_20_Contents">121</text:p>
          </table:table-cell>
        </table:table-row>
        <table:table-row>
          <table:table-cell table:style-name="Table1.A653" office:value-type="string">
            <text:p text:style-name="Table_20_Contents">spare 13</text:p>
          </table:table-cell>
          <table:table-cell table:style-name="Table1.B653" office:value-type="string">
            <text:p text:style-name="Table_20_Contents">Field weakening map current setpoint 4</text:p>
          </table:table-cell>
          <table:table-cell table:style-name="Table1.C653" office:value-type="string">
            <text:p text:style-name="Table_20_Contents">% of rated motor current</text:p>
          </table:table-cell>
          <table:table-cell table:style-name="Table1.D653" office:value-type="string">
            <text:p text:style-name="Table_20_Contents">122</text:p>
          </table:table-cell>
        </table:table-row>
        <table:table-row>
          <table:table-cell table:style-name="Table1.A653" office:value-type="string">
            <text:p text:style-name="Table_20_Contents">spare 14</text:p>
          </table:table-cell>
          <table:table-cell table:style-name="Table1.B653" office:value-type="string">
            <text:p text:style-name="Table_20_Contents">Field weakening map current setpoint 5</text:p>
          </table:table-cell>
          <table:table-cell table:style-name="Table1.C653" office:value-type="string">
            <text:p text:style-name="Table_20_Contents">% of rated motor current</text:p>
          </table:table-cell>
          <table:table-cell table:style-name="Table1.D653" office:value-type="string">
            <text:p text:style-name="Table_20_Contents">123</text:p>
          </table:table-cell>
        </table:table-row>
        <table:table-row>
          <table:table-cell table:style-name="Table1.A653" office:value-type="string">
            <text:p text:style-name="Table_20_Contents">spare 15</text:p>
          </table:table-cell>
          <table:table-cell table:style-name="Table1.B653" office:value-type="string">
            <text:p text:style-name="Table_20_Contents">Field weakening map current setpoint 6</text:p>
          </table:table-cell>
          <table:table-cell table:style-name="Table1.C653" office:value-type="string">
            <text:p text:style-name="Table_20_Contents">% of rated motor current</text:p>
          </table:table-cell>
          <table:table-cell table:style-name="Table1.D653" office:value-type="string">
            <text:p text:style-name="Table_20_Contents">124</text:p>
          </table:table-cell>
        </table:table-row>
        <table:table-row>
          <table:table-cell table:style-name="Table1.A653" office:value-type="string">
            <text:p text:style-name="Table_20_Contents">spare 16</text:p>
          </table:table-cell>
          <table:table-cell table:style-name="Table1.B653" office:value-type="string">
            <text:p text:style-name="Table_20_Contents">Field weakening map current setpoint 7 </text:p>
          </table:table-cell>
          <table:table-cell table:style-name="Table1.C653" office:value-type="string">
            <text:p text:style-name="Table_20_Contents">% of rated motor current</text:p>
          </table:table-cell>
          <table:table-cell table:style-name="Table1.D653" office:value-type="string">
            <text:p text:style-name="Table_20_Contents">125</text:p>
          </table:table-cell>
        </table:table-row>
        <table:table-row>
          <table:table-cell table:style-name="Table1.A653" office:value-type="string">
            <text:p text:style-name="Table_20_Contents">BlueTooth Test Register</text:p>
          </table:table-cell>
          <table:table-cell table:style-name="Table1.B653" office:value-type="string">
            <text:p text:style-name="Table_20_Contents">Used in bluetooth test during EOL Testing</text:p>
          </table:table-cell>
          <table:table-cell table:style-name="Table1.C653" office:value-type="string">
            <text:p text:style-name="Table_20_Contents">% of rated motor current</text:p>
          </table:table-cell>
          <table:table-cell table:style-name="Table1.D653" office:value-type="string">
            <text:p text:style-name="Table_20_Contents">126</text:p>
          </table:table-cell>
        </table:table-row>
        <table:table-row>
          <table:table-cell table:style-name="Table1.A653" office:value-type="string">
            <text:p text:style-name="Table_20_Contents">Motor features</text:p>
          </table:table-cell>
          <table:table-cell table:style-name="Table1.B653" office:value-type="string">
            <text:p text:style-name="Table_20_Contents">15 14 13 12 11 10 9 8 7 6 5 4 3 2 1 0 1=enable 0=disable <text:line-break/>bit 0: Swap motor phase A and C <text:line-break/>bit 1: Fault tolerant hall( switch to sensorless) <text:line-break/>bit 2: Bottom bracket motor (varying gear ratio) <text:line-break/>bit 3: Overload I^2t on battery not motor <text:line-break/>bit 4: Reserved <text:line-break/>bit 5: Reserved <text:line-break/>bit 6: Reserved <text:line-break/><text:soft-page-break/>bit 7: Reserved <text:line-break/>bit 8: Reserved <text:line-break/>bit 9: Reserved <text:line-break/>bit 10: Reserved <text:line-break/>bit 11: Reserved <text:line-break/>bit 12: Reserved <text:line-break/>bit 13: Reserved <text:line-break/>bit 14: Reserved <text:line-break/>bit 15: Reserved </text:p>
          </table:table-cell>
          <table:table-cell table:style-name="Table1.C653" office:value-type="string">
            <text:p text:style-name="P1"/>
          </table:table-cell>
          <table:table-cell table:style-name="Table1.D653" office:value-type="string">
            <text:p text:style-name="Table_20_Contents">127</text:p>
          </table:table-cell>
        </table:table-row>
        <table:table-row>
          <table:table-cell table:style-name="Table1.A653" office:value-type="string">
            <text:p text:style-name="Table_20_Contents">Hall Interpolation Transitions</text:p>
          </table:table-cell>
          <table:table-cell table:style-name="Table1.B653" office:value-type="string">
            <text:p text:style-name="Table_20_Contents">number of hall transitions to start interpolating when above the interpolation frequency</text:p>
          </table:table-cell>
          <table:table-cell table:style-name="Table1.C653" office:value-type="string">
            <text:p text:style-name="P1"/>
          </table:table-cell>
          <table:table-cell table:style-name="Table1.D653" office:value-type="string">
            <text:p text:style-name="Table_20_Contents">128</text:p>
          </table:table-cell>
        </table:table-row>
        <table:table-row>
          <table:table-cell table:style-name="Table1.A653" office:value-type="string">
            <text:p text:style-name="Table_20_Contents">Maximum Field Weakening current</text:p>
          </table:table-cell>
          <table:table-cell table:style-name="Table1.B653" office:value-type="string">
            <text:p text:style-name="Table_20_Contents">If not zero, then this is the limit for automatic field weakening (the table is ignored)</text:p>
          </table:table-cell>
          <table:table-cell table:style-name="Table1.C653" office:value-type="string">
            <text:p text:style-name="Table_20_Contents">%</text:p>
          </table:table-cell>
          <table:table-cell table:style-name="Table1.D653" office:value-type="string">
            <text:p text:style-name="Table_20_Contents">129</text:p>
          </table:table-cell>
        </table:table-row>
        <table:table-row>
          <table:table-cell table:style-name="Table1.A653" office:value-type="string">
            <text:p text:style-name="Table_20_Contents">Hall angle current correction</text:p>
          </table:table-cell>
          <table:table-cell table:style-name="Table1.B653" office:value-type="string">
            <text:p text:style-name="Table_20_Contents">Hall correction angle at rated current</text:p>
          </table:table-cell>
          <table:table-cell table:style-name="Table1.C653" office:value-type="string">
            <text:p text:style-name="Table_20_Contents">degrees</text:p>
          </table:table-cell>
          <table:table-cell table:style-name="Table1.D653" office:value-type="string">
            <text:p text:style-name="Table_20_Contents">130</text:p>
          </table:table-cell>
        </table:table-row>
        <table:table-row>
          <table:table-cell table:style-name="Table1.A653" office:value-type="string">
            <text:p text:style-name="Table_20_Contents">Alternate rated motor power</text:p>
          </table:table-cell>
          <table:table-cell table:style-name="Table1.B653" office:value-type="string">
            <text:p text:style-name="Table_20_Contents">rated motor power in alternate speed/power limit mode</text:p>
          </table:table-cell>
          <table:table-cell table:style-name="Table1.C653" office:value-type="string">
            <text:p text:style-name="Table_20_Contents">W</text:p>
          </table:table-cell>
          <table:table-cell table:style-name="Table1.D653" office:value-type="string">
            <text:p text:style-name="Table_20_Contents">131</text:p>
          </table:table-cell>
        </table:table-row>
        <table:table-row>
          <table:table-cell table:style-name="Table1.A653" office:value-type="string">
            <text:p text:style-name="Table_20_Contents">Pedalec sensorless open loop starting current</text:p>
          </table:table-cell>
          <table:table-cell table:style-name="Table1.B653" office:value-type="string">
            <text:p text:style-name="Table_20_Contents">Pedalec start open loop sensorless AC current injection limit with respect to rated current</text:p>
          </table:table-cell>
          <table:table-cell table:style-name="Table1.C653" office:value-type="string">
            <text:p text:style-name="Table_20_Contents">pu A</text:p>
          </table:table-cell>
          <table:table-cell table:style-name="Table1.D653" office:value-type="string">
            <text:p text:style-name="Table_20_Contents">132</text:p>
          </table:table-cell>
        </table:table-row>
        <table:table-row>
          <table:table-cell table:style-name="Table1.A653" office:value-type="string">
            <text:p text:style-name="Table_20_Contents">Pedalec sensorless open loop freq ramp time ms</text:p>
          </table:table-cell>
          <table:table-cell table:style-name="Table1.B653" office:value-type="string">
            <text:p text:style-name="Table_20_Contents">Pedalec start duration of time it takes to go from DC to the sensorless closed loop enable frequency</text:p>
          </table:table-cell>
          <table:table-cell table:style-name="Table1.C653" office:value-type="string">
            <text:p text:style-name="Table_20_Contents">ms</text:p>
          </table:table-cell>
          <table:table-cell table:style-name="Table1.D653" office:value-type="string">
            <text:p text:style-name="Table_20_Contents">133</text:p>
          </table:table-cell>
        </table:table-row>
        <table:table-row>
          <table:table-cell table:style-name="Table1.A653" office:value-type="string">
            <text:p text:style-name="Table_20_Contents">Pedalec sensorless closed loop enable frequency</text:p>
          </table:table-cell>
          <table:table-cell table:style-name="Table1.B653" office:value-type="string">
            <text:p text:style-name="Table_20_Contents">Motor electrical frequency at which the transition from open loop to closed loop sensorless control occurs</text:p>
          </table:table-cell>
          <table:table-cell table:style-name="Table1.C653" office:value-type="string">
            <text:p text:style-name="Table_20_Contents">Hertz</text:p>
          </table:table-cell>
          <table:table-cell table:style-name="Table1.D653" office:value-type="string">
            <text:p text:style-name="Table_20_Contents">134</text:p>
          </table:table-cell>
        </table:table-row>
        <table:table-row>
          <table:table-cell table:style-name="Table1.A653" office:value-type="string">
            <text:p text:style-name="Table_20_Contents">High battery state of charge foldback starting capacity</text:p>
          </table:table-cell>
          <table:table-cell table:style-name="Table1.B653" office:value-type="string">
            <text:p text:style-name="Table_20_Contents">Battery state of charge reading where the regen current begins to foldback in order to protect the battery</text:p>
          </table:table-cell>
          <table:table-cell table:style-name="Table1.C653" office:value-type="string">
            <text:p text:style-name="Table_20_Contents">% SOC</text:p>
          </table:table-cell>
          <table:table-cell table:style-name="Table1.D653" office:value-type="string">
            <text:p text:style-name="Table_20_Contents">135</text:p>
          </table:table-cell>
        </table:table-row>
        <table:table-row>
          <table:table-cell table:style-name="Table1.A653" office:value-type="string">
            <text:p text:style-name="Table_20_Contents">High battery state of charge foldback end capacity</text:p>
          </table:table-cell>
          <table:table-cell table:style-name="Table1.B653" office:value-type="string">
            <text:p text:style-name="Table_20_Contents">Battery state of charge reading at which the regen is folded back to 0 Amperes</text:p>
          </table:table-cell>
          <table:table-cell table:style-name="Table1.C653" office:value-type="string">
            <text:p text:style-name="Table_20_Contents">% SOC</text:p>
          </table:table-cell>
          <table:table-cell table:style-name="Table1.D653" office:value-type="string">
            <text:p text:style-name="Table_20_Contents">136</text:p>
          </table:table-cell>
        </table:table-row>
        <table:table-row>
          <table:table-cell table:style-name="Table1.A653" office:value-type="string">
            <text:p text:style-name="Table_20_Contents">Motor temperature source</text:p>
          </table:table-cell>
          <table:table-cell table:style-name="Table1.B653" office:value-type="string">
            <text:p text:style-name="Table_20_Contents">Motor temperature sensor feedback source 0=brake 2, 1=brake 1, 2=bms, 3=throttle</text:p>
          </table:table-cell>
          <table:table-cell table:style-name="Table1.C653" office:value-type="string">
            <text:p text:style-name="P1"/>
          </table:table-cell>
          <table:table-cell table:style-name="Table1.D653" office:value-type="string">
            <text:p text:style-name="Table_20_Contents">137</text:p>
          </table:table-cell>
        </table:table-row>
        <table:table-row>
          <table:table-cell table:style-name="Table1.A653" office:value-type="string">
            <text:p text:style-name="Table_20_Contents">Walk mode signal source</text:p>
          </table:table-cell>
          <table:table-cell table:style-name="Table1.B653" office:value-type="string">
            <text:p text:style-name="Table_20_Contents">Walk mode signal source 0=cruise, 1=pfs, 2=brake 1, 3=brake 2, 4=serial(display)</text:p>
          </table:table-cell>
          <table:table-cell table:style-name="Table1.C653" office:value-type="string">
            <text:p text:style-name="P1"/>
          </table:table-cell>
          <table:table-cell table:style-name="Table1.D653" office:value-type="string">
            <text:p text:style-name="Table_20_Contents">138</text:p>
          </table:table-cell>
        </table:table-row>
        <table:table-row>
          <table:table-cell table:style-name="Table1.A653" office:value-type="string">
            <text:p text:style-name="Table_20_Contents">Alternate power switch source</text:p>
          </table:table-cell>
          <table:table-cell table:style-name="Table1.B653" office:value-type="string">
            <text:p text:style-name="Table_20_Contents">Alternate power switch signal source 0=cruise, 1=pfs, 2= brake 1, 3=brake 2, 4=remote pwr sw, 5=remote spd sw</text:p>
          </table:table-cell>
          <table:table-cell table:style-name="Table1.C653" office:value-type="string">
            <text:p text:style-name="P1"/>
          </table:table-cell>
          <table:table-cell table:style-name="Table1.D653" office:value-type="string">
            <text:p text:style-name="Table_20_Contents">139</text:p>
          </table:table-cell>
        </table:table-row>
        <table:table-row>
          <table:table-cell table:style-name="Table1.A653" office:value-type="string">
            <text:p text:style-name="Table_20_Contents">Alternate speed limit switch source</text:p>
          </table:table-cell>
          <table:table-cell table:style-name="Table1.B653" office:value-type="string">
            <text:p text:style-name="Table_20_Contents">Alternate speed limit switch signal source 0=cruise, 1=pfs, 2= brake 1, 3=brake 2, 4=remote pwr sw, 5=remote spd sw</text:p>
          </table:table-cell>
          <table:table-cell table:style-name="Table1.C653" office:value-type="string">
            <text:p text:style-name="P1"/>
          </table:table-cell>
          <table:table-cell table:style-name="Table1.D653" office:value-type="string">
            <text:p text:style-name="Table_20_Contents">140</text:p>
          </table:table-cell>
        </table:table-row>
        <table:table-row>
          <table:table-cell table:style-name="Table1.A653" office:value-type="string">
            <text:p text:style-name="Table_20_Contents">Low battery foldback starting voltage</text:p>
          </table:table-cell>
          <table:table-cell table:style-name="Table1.B653" office:value-type="string">
            <text:p text:style-name="Table_20_Contents">Battery voltage level at which output foldback begins in order to protect the battery</text:p>
          </table:table-cell>
          <table:table-cell table:style-name="Table1.C653" office:value-type="string">
            <text:p text:style-name="Table_20_Contents">% of rated system voltage</text:p>
          </table:table-cell>
          <table:table-cell table:style-name="Table1.D653" office:value-type="string">
            <text:p text:style-name="Table_20_Contents">141</text:p>
          </table:table-cell>
        </table:table-row>
        <table:table-row>
          <table:table-cell table:style-name="Table1.A653" office:value-type="string">
            <text:p text:style-name="Table_20_Contents">Low battery foldback end voltage</text:p>
          </table:table-cell>
          <table:table-cell table:style-name="Table1.B653" office:value-type="string">
            <text:p text:style-name="Table_20_Contents">Battery voltage level at which the output is folded back to 0 Amperes</text:p>
          </table:table-cell>
          <table:table-cell table:style-name="Table1.C653" office:value-type="string">
            <text:p text:style-name="Table_20_Contents">% of rated system voltage</text:p>
          </table:table-cell>
          <table:table-cell table:style-name="Table1.D653" office:value-type="string">
            <text:p text:style-name="Table_20_Contents">142</text:p>
          </table:table-cell>
        </table:table-row>
        <text:soft-page-break/>
        <table:table-row>
          <table:table-cell table:style-name="Table1.A653" office:value-type="string">
            <text:p text:style-name="Table_20_Contents">Cold battery foldback starting temperature</text:p>
          </table:table-cell>
          <table:table-cell table:style-name="Table1.B653" office:value-type="string">
            <text:p text:style-name="Table_20_Contents">Battery temperature where the output current begins to foldback in order to protect the battery</text:p>
          </table:table-cell>
          <table:table-cell table:style-name="Table1.C653" office:value-type="string">
            <text:p text:style-name="Table_20_Contents">deg C</text:p>
          </table:table-cell>
          <table:table-cell table:style-name="Table1.D653" office:value-type="string">
            <text:p text:style-name="Table_20_Contents">143</text:p>
          </table:table-cell>
        </table:table-row>
        <table:table-row>
          <table:table-cell table:style-name="Table1.A653" office:value-type="string">
            <text:p text:style-name="Table_20_Contents">Cold battery foldback ending temperature</text:p>
          </table:table-cell>
          <table:table-cell table:style-name="Table1.B653" office:value-type="string">
            <text:p text:style-name="Table_20_Contents">Battery temperature at which the output is folded back to 0 Amperes</text:p>
          </table:table-cell>
          <table:table-cell table:style-name="Table1.C653" office:value-type="string">
            <text:p text:style-name="Table_20_Contents">deg C</text:p>
          </table:table-cell>
          <table:table-cell table:style-name="Table1.D653" office:value-type="string">
            <text:p text:style-name="Table_20_Contents">144</text:p>
          </table:table-cell>
        </table:table-row>
        <table:table-row>
          <table:table-cell table:style-name="Table1.A653" office:value-type="string">
            <text:p text:style-name="Table_20_Contents">Low battery state of charge foldback starting capacity</text:p>
          </table:table-cell>
          <table:table-cell table:style-name="Table1.B653" office:value-type="string">
            <text:p text:style-name="Table_20_Contents">Battery state of charge reading where the output current begins to foldback in order to protect the battery</text:p>
          </table:table-cell>
          <table:table-cell table:style-name="Table1.C653" office:value-type="string">
            <text:p text:style-name="Table_20_Contents">% SOC</text:p>
          </table:table-cell>
          <table:table-cell table:style-name="Table1.D653" office:value-type="string">
            <text:p text:style-name="Table_20_Contents">145</text:p>
          </table:table-cell>
        </table:table-row>
        <table:table-row>
          <table:table-cell table:style-name="Table1.A653" office:value-type="string">
            <text:p text:style-name="Table_20_Contents">Low battery state of charge foldback end capacity</text:p>
          </table:table-cell>
          <table:table-cell table:style-name="Table1.B653" office:value-type="string">
            <text:p text:style-name="Table_20_Contents">Battery state of charge reading at which the output is folded back to 0 Amperes</text:p>
          </table:table-cell>
          <table:table-cell table:style-name="Table1.C653" office:value-type="string">
            <text:p text:style-name="Table_20_Contents">% SOC</text:p>
          </table:table-cell>
          <table:table-cell table:style-name="Table1.D653" office:value-type="string">
            <text:p text:style-name="Table_20_Contents">146</text:p>
          </table:table-cell>
        </table:table-row>
        <table:table-row>
          <table:table-cell table:style-name="Table1.A653" office:value-type="string">
            <text:p text:style-name="Table_20_Contents">Fast over voltage threshold</text:p>
          </table:table-cell>
          <table:table-cell table:style-name="Table1.B653" office:value-type="string">
            <text:p text:style-name="Table_20_Contents">Instantaneous DC over voltage trip threshold will trigger a fault if an instantaneous or single voltage measurement greater than its current value as a percentage of Rated motor voltage. For example, if the Rated motor voltage = 48 Volts and the Fast over voltage threshold = 120%, then an over voltage fault will occur if the measured voltage exceeds 57.6 Volts. </text:p>
          </table:table-cell>
          <table:table-cell table:style-name="Table1.C653" office:value-type="string">
            <text:p text:style-name="Table_20_Contents">% of rated system voltage</text:p>
          </table:table-cell>
          <table:table-cell table:style-name="Table1.D653" office:value-type="string">
            <text:p text:style-name="Table_20_Contents">147</text:p>
          </table:table-cell>
        </table:table-row>
        <table:table-row>
          <table:table-cell table:style-name="Table1.A653" office:value-type="string">
            <text:p text:style-name="Table_20_Contents">Fast under voltage threshold</text:p>
          </table:table-cell>
          <table:table-cell table:style-name="Table1.B653" office:value-type="string">
            <text:p text:style-name="Table_20_Contents">Instantaneous DC under voltage trip threshold will trigger a fault if an instantaneous or single voltage measurement less than its current value as a percentage of rated motor voltage. For example, if the Rated motor voltage = 48 Volts and the Fast under voltage threshold = 50%, then an over voltage fault will occur if the measured voltage is less than 24 Volts. </text:p>
          </table:table-cell>
          <table:table-cell table:style-name="Table1.C653" office:value-type="string">
            <text:p text:style-name="Table_20_Contents">% of rated system voltage</text:p>
          </table:table-cell>
          <table:table-cell table:style-name="Table1.D653" office:value-type="string">
            <text:p text:style-name="Table_20_Contents">148</text:p>
          </table:table-cell>
        </table:table-row>
        <table:table-row>
          <table:table-cell table:style-name="Table1.A653" office:value-type="string">
            <text:p text:style-name="Table_20_Contents">Slow over voltage threshold</text:p>
          </table:table-cell>
          <table:table-cell table:style-name="Table1.B653" office:value-type="string">
            <text:p text:style-name="Table_20_Contents">Averaged DC over voltage trip threshold will trigger a fault if filtered voltage measurement greater than its current value as a percentage of Rated motor voltage. For example, if the Rated motor voltage = 48 Volts and the Slow over voltage threshold = 110%, then an over voltage fault will occur if the measured voltage exceeds 52.8 Volts. </text:p>
          </table:table-cell>
          <table:table-cell table:style-name="Table1.C653" office:value-type="string">
            <text:p text:style-name="Table_20_Contents">% of rated system voltage</text:p>
          </table:table-cell>
          <table:table-cell table:style-name="Table1.D653" office:value-type="string">
            <text:p text:style-name="Table_20_Contents">149</text:p>
          </table:table-cell>
        </table:table-row>
        <table:table-row>
          <table:table-cell table:style-name="Table1.A653" office:value-type="string">
            <text:p text:style-name="Table_20_Contents">Slow under voltage threshold</text:p>
          </table:table-cell>
          <table:table-cell table:style-name="Table1.B653" office:value-type="string">
            <text:p text:style-name="Table_20_Contents">Averaged DC under voltage trip threshold will trigger a fault if the filtered voltage measurement less than its current value as a percentage of rated motor voltage. For example, if the Rated motor voltage = 48 Volts and the Slow under voltage threshold = 75%, then an over voltage fault will occur if the measured voltage is less than 36 Volts. </text:p>
          </table:table-cell>
          <table:table-cell table:style-name="Table1.C653" office:value-type="string">
            <text:p text:style-name="Table_20_Contents">% of rated system voltage</text:p>
          </table:table-cell>
          <table:table-cell table:style-name="Table1.D653" office:value-type="string">
            <text:p text:style-name="Table_20_Contents">150</text:p>
          </table:table-cell>
        </table:table-row>
        <table:table-row>
          <table:table-cell table:style-name="Table1.A653" office:value-type="string">
            <text:p text:style-name="Table_20_Contents">Throttle deadband threshold</text:p>
          </table:table-cell>
          <table:table-cell table:style-name="Table1.B653" office:value-type="string">
            <text:p text:style-name="Table_20_Contents">Voltage value that is defines the amount of throttle travel between neutral and active throttle</text:p>
          </table:table-cell>
          <table:table-cell table:style-name="Table1.C653" office:value-type="string">
            <text:p text:style-name="Table_20_Contents">Volts</text:p>
          </table:table-cell>
          <table:table-cell table:style-name="Table1.D653" office:value-type="string">
            <text:p text:style-name="Table_20_Contents">151</text:p>
          </table:table-cell>
        </table:table-row>
        <table:table-row>
          <table:table-cell table:style-name="Table1.A653" office:value-type="string">
            <text:p text:style-name="Table_20_Contents">Throttle fault range</text:p>
          </table:table-cell>
          <table:table-cell table:style-name="Table1.B653" office:value-type="string">
            <text:p text:style-name="Table_20_Contents">Voltage added/subtracted to the throttle's measured high/low reading in order determine if the input is valid or not</text:p>
          </table:table-cell>
          <table:table-cell table:style-name="Table1.C653" office:value-type="string">
            <text:p text:style-name="Table_20_Contents">Volts</text:p>
          </table:table-cell>
          <table:table-cell table:style-name="Table1.D653" office:value-type="string">
            <text:p text:style-name="Table_20_Contents">152</text:p>
          </table:table-cell>
        </table:table-row>
        <table:table-row>
          <table:table-cell table:style-name="Table1.A653" office:value-type="string">
            <text:p text:style-name="Table_20_Contents">Reserved L1 1</text:p>
          </table:table-cell>
          <table:table-cell table:style-name="Table1.B653" office:value-type="string">
            <text:p text:style-name="Table_20_Contents">Reserved for future use</text:p>
          </table:table-cell>
          <table:table-cell table:style-name="Table1.C653" office:value-type="string">
            <text:p text:style-name="P1"/>
          </table:table-cell>
          <table:table-cell table:style-name="Table1.D653" office:value-type="string">
            <text:p text:style-name="Table_20_Contents">153</text:p>
          </table:table-cell>
        </table:table-row>
        <table:table-row>
          <table:table-cell table:style-name="Table1.A653" office:value-type="string">
            <text:p text:style-name="Table_20_Contents">Maximum braking torque</text:p>
          </table:table-cell>
          <table:table-cell table:style-name="Table1.B653" office:value-type="string">
            <text:p text:style-name="Table_20_Contents">Maxium braking torque limit as a function maximum motor current</text:p>
          </table:table-cell>
          <table:table-cell table:style-name="Table1.C653" office:value-type="string">
            <text:p text:style-name="Table_20_Contents">% of rated motor <text:soft-page-break/>current</text:p>
          </table:table-cell>
          <table:table-cell table:style-name="Table1.D653" office:value-type="string">
            <text:p text:style-name="Table_20_Contents">154</text:p>
          </table:table-cell>
        </table:table-row>
        <table:table-row>
          <table:table-cell table:style-name="Table1.A653" office:value-type="string">
            <text:p text:style-name="Table_20_Contents">Battery current limit</text:p>
          </table:table-cell>
          <table:table-cell table:style-name="Table1.B653" office:value-type="string">
            <text:p text:style-name="Table_20_Contents">Maximum controller imposed battery current limit when motoring equal to rated motor power/rated system voltage</text:p>
          </table:table-cell>
          <table:table-cell table:style-name="Table1.C653" office:value-type="string">
            <text:p text:style-name="Table_20_Contents">% of rated battery current</text:p>
          </table:table-cell>
          <table:table-cell table:style-name="Table1.D653" office:value-type="string">
            <text:p text:style-name="Table_20_Contents">155</text:p>
          </table:table-cell>
        </table:table-row>
        <table:table-row>
          <table:table-cell table:style-name="Table1.A653" office:value-type="string">
            <text:p text:style-name="Table_20_Contents">Regeneration battery current limit</text:p>
          </table:table-cell>
          <table:table-cell table:style-name="Table1.B653" office:value-type="string">
            <text:p text:style-name="Table_20_Contents">Maximum controller imposed battery current limit when generating equal to rated motor power/rated system voltage</text:p>
          </table:table-cell>
          <table:table-cell table:style-name="Table1.C653" office:value-type="string">
            <text:p text:style-name="Table_20_Contents">% of rated battery current</text:p>
          </table:table-cell>
          <table:table-cell table:style-name="Table1.D653" office:value-type="string">
            <text:p text:style-name="Table_20_Contents">156</text:p>
          </table:table-cell>
        </table:table-row>
        <table:table-row>
          <table:table-cell table:style-name="Table1.A653" office:value-type="string">
            <text:p text:style-name="Table_20_Contents">Power map Watts setpoint 1</text:p>
          </table:table-cell>
          <table:table-cell table:style-name="Table1.B653" office:value-type="string">
            <text:p text:style-name="Table_20_Contents">Power map Wattage setpoint 1 </text:p>
          </table:table-cell>
          <table:table-cell table:style-name="Table1.C653" office:value-type="string">
            <text:p text:style-name="Table_20_Contents">% of rated power</text:p>
          </table:table-cell>
          <table:table-cell table:style-name="Table1.D653" office:value-type="string">
            <text:p text:style-name="Table_20_Contents">157</text:p>
          </table:table-cell>
        </table:table-row>
        <table:table-row>
          <table:table-cell table:style-name="Table1.A653" office:value-type="string">
            <text:p text:style-name="Table_20_Contents">Power map Watts setpoint 2</text:p>
          </table:table-cell>
          <table:table-cell table:style-name="Table1.B653" office:value-type="string">
            <text:p text:style-name="Table_20_Contents">Power map Wattage setpoint 2</text:p>
          </table:table-cell>
          <table:table-cell table:style-name="Table1.C653" office:value-type="string">
            <text:p text:style-name="Table_20_Contents">% of rated power</text:p>
          </table:table-cell>
          <table:table-cell table:style-name="Table1.D653" office:value-type="string">
            <text:p text:style-name="Table_20_Contents">158</text:p>
          </table:table-cell>
        </table:table-row>
        <table:table-row>
          <table:table-cell table:style-name="Table1.A653" office:value-type="string">
            <text:p text:style-name="Table_20_Contents">Power map Watts setpoint 3</text:p>
          </table:table-cell>
          <table:table-cell table:style-name="Table1.B653" office:value-type="string">
            <text:p text:style-name="Table_20_Contents">Power map Wattage setpoint 3 </text:p>
          </table:table-cell>
          <table:table-cell table:style-name="Table1.C653" office:value-type="string">
            <text:p text:style-name="Table_20_Contents">% of rated power</text:p>
          </table:table-cell>
          <table:table-cell table:style-name="Table1.D653" office:value-type="string">
            <text:p text:style-name="Table_20_Contents">159</text:p>
          </table:table-cell>
        </table:table-row>
        <table:table-row>
          <table:table-cell table:style-name="Table1.A653" office:value-type="string">
            <text:p text:style-name="Table_20_Contents">Power map Watts setpoint 4</text:p>
          </table:table-cell>
          <table:table-cell table:style-name="Table1.B653" office:value-type="string">
            <text:p text:style-name="Table_20_Contents">Power map Wattage setpoint 4</text:p>
          </table:table-cell>
          <table:table-cell table:style-name="Table1.C653" office:value-type="string">
            <text:p text:style-name="Table_20_Contents">% of rated power</text:p>
          </table:table-cell>
          <table:table-cell table:style-name="Table1.D653" office:value-type="string">
            <text:p text:style-name="Table_20_Contents">160</text:p>
          </table:table-cell>
        </table:table-row>
        <table:table-row>
          <table:table-cell table:style-name="Table1.A653" office:value-type="string">
            <text:p text:style-name="Table_20_Contents">Power map Watts setpoint 5</text:p>
          </table:table-cell>
          <table:table-cell table:style-name="Table1.B653" office:value-type="string">
            <text:p text:style-name="Table_20_Contents">Power map Wattage setpoint 5</text:p>
          </table:table-cell>
          <table:table-cell table:style-name="Table1.C653" office:value-type="string">
            <text:p text:style-name="Table_20_Contents">% of rated power</text:p>
          </table:table-cell>
          <table:table-cell table:style-name="Table1.D653" office:value-type="string">
            <text:p text:style-name="Table_20_Contents">161</text:p>
          </table:table-cell>
        </table:table-row>
        <table:table-row>
          <table:table-cell table:style-name="Table1.A653" office:value-type="string">
            <text:p text:style-name="Table_20_Contents">Power map Watts setpoint 6</text:p>
          </table:table-cell>
          <table:table-cell table:style-name="Table1.B653" office:value-type="string">
            <text:p text:style-name="Table_20_Contents">Power map Wattage setpoint 6</text:p>
          </table:table-cell>
          <table:table-cell table:style-name="Table1.C653" office:value-type="string">
            <text:p text:style-name="Table_20_Contents">% of rated power</text:p>
          </table:table-cell>
          <table:table-cell table:style-name="Table1.D653" office:value-type="string">
            <text:p text:style-name="Table_20_Contents">162</text:p>
          </table:table-cell>
        </table:table-row>
        <table:table-row>
          <table:table-cell table:style-name="Table1.A653" office:value-type="string">
            <text:p text:style-name="Table_20_Contents">Power map Watts setpoint 7</text:p>
          </table:table-cell>
          <table:table-cell table:style-name="Table1.B653" office:value-type="string">
            <text:p text:style-name="Table_20_Contents">Power map Wattage setpoint 7</text:p>
          </table:table-cell>
          <table:table-cell table:style-name="Table1.C653" office:value-type="string">
            <text:p text:style-name="Table_20_Contents">% of rated power</text:p>
          </table:table-cell>
          <table:table-cell table:style-name="Table1.D653" office:value-type="string">
            <text:p text:style-name="Table_20_Contents">163</text:p>
          </table:table-cell>
        </table:table-row>
        <table:table-row>
          <table:table-cell table:style-name="Table1.A653" office:value-type="string">
            <text:p text:style-name="Table_20_Contents">Power map Watts setpoint 8</text:p>
          </table:table-cell>
          <table:table-cell table:style-name="Table1.B653" office:value-type="string">
            <text:p text:style-name="Table_20_Contents">Power map Wattage setpoint 8 </text:p>
          </table:table-cell>
          <table:table-cell table:style-name="Table1.C653" office:value-type="string">
            <text:p text:style-name="Table_20_Contents">% of rated power</text:p>
          </table:table-cell>
          <table:table-cell table:style-name="Table1.D653" office:value-type="string">
            <text:p text:style-name="Table_20_Contents">164</text:p>
          </table:table-cell>
        </table:table-row>
        <table:table-row>
          <table:table-cell table:style-name="Table1.A653" office:value-type="string">
            <text:p text:style-name="Table_20_Contents">Power map speed setpoint 1</text:p>
          </table:table-cell>
          <table:table-cell table:style-name="Table1.B653" office:value-type="string">
            <text:p text:style-name="Table_20_Contents">Power map speed setpoint 1 </text:p>
          </table:table-cell>
          <table:table-cell table:style-name="Table1.C653" office:value-type="string">
            <text:p text:style-name="Table_20_Contents">% of rated rpm</text:p>
          </table:table-cell>
          <table:table-cell table:style-name="Table1.D653" office:value-type="string">
            <text:p text:style-name="Table_20_Contents">165</text:p>
          </table:table-cell>
        </table:table-row>
        <table:table-row>
          <table:table-cell table:style-name="Table1.A653" office:value-type="string">
            <text:p text:style-name="Table_20_Contents">Power map speed setpoint 2</text:p>
          </table:table-cell>
          <table:table-cell table:style-name="Table1.B653" office:value-type="string">
            <text:p text:style-name="Table_20_Contents">Power map speed setpoint 2</text:p>
          </table:table-cell>
          <table:table-cell table:style-name="Table1.C653" office:value-type="string">
            <text:p text:style-name="Table_20_Contents">% of maximum speed</text:p>
          </table:table-cell>
          <table:table-cell table:style-name="Table1.D653" office:value-type="string">
            <text:p text:style-name="Table_20_Contents">166</text:p>
          </table:table-cell>
        </table:table-row>
        <table:table-row>
          <table:table-cell table:style-name="Table1.A653" office:value-type="string">
            <text:p text:style-name="Table_20_Contents">Power map speed setpoint 3</text:p>
          </table:table-cell>
          <table:table-cell table:style-name="Table1.B653" office:value-type="string">
            <text:p text:style-name="Table_20_Contents">Power map speed setpoint 3 </text:p>
          </table:table-cell>
          <table:table-cell table:style-name="Table1.C653" office:value-type="string">
            <text:p text:style-name="Table_20_Contents">% of maximum speed</text:p>
          </table:table-cell>
          <table:table-cell table:style-name="Table1.D653" office:value-type="string">
            <text:p text:style-name="Table_20_Contents">167</text:p>
          </table:table-cell>
        </table:table-row>
        <table:table-row>
          <table:table-cell table:style-name="Table1.A653" office:value-type="string">
            <text:p text:style-name="Table_20_Contents">Power map speed setpoint 4</text:p>
          </table:table-cell>
          <table:table-cell table:style-name="Table1.B653" office:value-type="string">
            <text:p text:style-name="Table_20_Contents">Power map speed setpoint 4 </text:p>
          </table:table-cell>
          <table:table-cell table:style-name="Table1.C653" office:value-type="string">
            <text:p text:style-name="Table_20_Contents">% of maximum speed</text:p>
          </table:table-cell>
          <table:table-cell table:style-name="Table1.D653" office:value-type="string">
            <text:p text:style-name="Table_20_Contents">168</text:p>
          </table:table-cell>
        </table:table-row>
        <table:table-row>
          <table:table-cell table:style-name="Table1.A653" office:value-type="string">
            <text:p text:style-name="Table_20_Contents">Power map speed setpoint 5</text:p>
          </table:table-cell>
          <table:table-cell table:style-name="Table1.B653" office:value-type="string">
            <text:p text:style-name="Table_20_Contents">Power map speed setpoint 5 </text:p>
          </table:table-cell>
          <table:table-cell table:style-name="Table1.C653" office:value-type="string">
            <text:p text:style-name="Table_20_Contents">% of maximum speed</text:p>
          </table:table-cell>
          <table:table-cell table:style-name="Table1.D653" office:value-type="string">
            <text:p text:style-name="Table_20_Contents">169</text:p>
          </table:table-cell>
        </table:table-row>
        <table:table-row>
          <table:table-cell table:style-name="Table1.A653" office:value-type="string">
            <text:p text:style-name="Table_20_Contents">Power map speed setpoint 6</text:p>
          </table:table-cell>
          <table:table-cell table:style-name="Table1.B653" office:value-type="string">
            <text:p text:style-name="Table_20_Contents">Power map speed setpoint 6 </text:p>
          </table:table-cell>
          <table:table-cell table:style-name="Table1.C653" office:value-type="string">
            <text:p text:style-name="Table_20_Contents">% of maximum speed</text:p>
          </table:table-cell>
          <table:table-cell table:style-name="Table1.D653" office:value-type="string">
            <text:p text:style-name="Table_20_Contents">170</text:p>
          </table:table-cell>
        </table:table-row>
        <table:table-row>
          <table:table-cell table:style-name="Table1.A653" office:value-type="string">
            <text:p text:style-name="Table_20_Contents">Power map speed setpoint 7</text:p>
          </table:table-cell>
          <table:table-cell table:style-name="Table1.B653" office:value-type="string">
            <text:p text:style-name="Table_20_Contents">Power map speed setpoint 7 </text:p>
          </table:table-cell>
          <table:table-cell table:style-name="Table1.C653" office:value-type="string">
            <text:p text:style-name="Table_20_Contents">% of maximum speed</text:p>
          </table:table-cell>
          <table:table-cell table:style-name="Table1.D653" office:value-type="string">
            <text:p text:style-name="Table_20_Contents">171</text:p>
          </table:table-cell>
        </table:table-row>
        <table:table-row>
          <table:table-cell table:style-name="Table1.A653" office:value-type="string">
            <text:p text:style-name="Table_20_Contents">Power map speed setpoint 8</text:p>
          </table:table-cell>
          <table:table-cell table:style-name="Table1.B653" office:value-type="string">
            <text:p text:style-name="Table_20_Contents">Power map speed setpoint 8 </text:p>
          </table:table-cell>
          <table:table-cell table:style-name="Table1.C653" office:value-type="string">
            <text:p text:style-name="Table_20_Contents">% of rated rpm</text:p>
          </table:table-cell>
          <table:table-cell table:style-name="Table1.D653" office:value-type="string">
            <text:p text:style-name="Table_20_Contents">172</text:p>
          </table:table-cell>
        </table:table-row>
        <table:table-row>
          <table:table-cell table:style-name="Table1.A653" office:value-type="string">
            <text:p text:style-name="Table_20_Contents">Minimum motoring torque</text:p>
          </table:table-cell>
          <table:table-cell table:style-name="Table1.B653" office:value-type="string">
            <text:p text:style-name="Table_20_Contents">Torque setpoint at zero % throttle</text:p>
          </table:table-cell>
          <table:table-cell table:style-name="Table1.C653" office:value-type="string">
            <text:p text:style-name="Table_20_Contents">pu A</text:p>
          </table:table-cell>
          <table:table-cell table:style-name="Table1.D653" office:value-type="string">
            <text:p text:style-name="Table_20_Contents">173</text:p>
          </table:table-cell>
        </table:table-row>
        <text:soft-page-break/>
        <table:table-row>
          <table:table-cell table:style-name="Table1.A653" office:value-type="string">
            <text:p text:style-name="Table_20_Contents">Features2</text:p>
          </table:table-cell>
          <table:table-cell table:style-name="Table1.B653" office:value-type="string">
            <text:p text:style-name="Table_20_Contents">15 14 13 12 11 10 9 8 7 6 5 4 3 2 1 0 1=enable 0=disable <text:line-break/>bit 0: Headlight Always ON enable <text:line-break/>bit 1: HDQ Replicating HALL <text:line-break/>bit 2: Free Wheel with no throttle <text:line-break/>bit 3: Reserved <text:line-break/>bit 4: Reserved <text:line-break/>bit 5: Reserved <text:line-break/>bit 6: Reserved <text:line-break/>bit 7: Reserved <text:line-break/>bit 8: Reserved <text:line-break/>bit 9: Invert Bit 9 of HW Config <text:line-break/>bit 10: Reserved <text:line-break/>bit 11: Reserved <text:line-break/>bit 12: Reserved <text:line-break/>bit 13: Reserved <text:line-break/>bit 14: Reserved <text:line-break/>bit 15: Reserved </text:p>
          </table:table-cell>
          <table:table-cell table:style-name="Table1.C653" office:value-type="string">
            <text:p text:style-name="P1"/>
          </table:table-cell>
          <table:table-cell table:style-name="Table1.D653" office:value-type="string">
            <text:p text:style-name="Table_20_Contents">174</text:p>
          </table:table-cell>
        </table:table-row>
        <table:table-row>
          <table:table-cell table:style-name="Table1.A653" office:value-type="string">
            <text:p text:style-name="Table_20_Contents">Pedal speed map offset</text:p>
          </table:table-cell>
          <table:table-cell table:style-name="Table1.B653" office:value-type="string">
            <text:p text:style-name="Table_20_Contents">Speed setpoint when the pedal rpm equals zero</text:p>
          </table:table-cell>
          <table:table-cell table:style-name="Table1.C653" office:value-type="string">
            <text:p text:style-name="Table_20_Contents">pu</text:p>
          </table:table-cell>
          <table:table-cell table:style-name="Table1.D653" office:value-type="string">
            <text:p text:style-name="Table_20_Contents">175</text:p>
          </table:table-cell>
        </table:table-row>
        <table:table-row>
          <table:table-cell table:style-name="Table1.A653" office:value-type="string">
            <text:p text:style-name="Table_20_Contents">Pedal speed map end</text:p>
          </table:table-cell>
          <table:table-cell table:style-name="Table1.B653" office:value-type="string">
            <text:p text:style-name="Table_20_Contents">Pedal rpm that equates to full gain</text:p>
          </table:table-cell>
          <table:table-cell table:style-name="Table1.C653" office:value-type="string">
            <text:p text:style-name="Table_20_Contents">RPM</text:p>
          </table:table-cell>
          <table:table-cell table:style-name="Table1.D653" office:value-type="string">
            <text:p text:style-name="Table_20_Contents">176</text:p>
          </table:table-cell>
        </table:table-row>
        <table:table-row>
          <table:table-cell table:style-name="Table1.A653" office:value-type="string">
            <text:p text:style-name="Table_20_Contents">Engine braking torque</text:p>
          </table:table-cell>
          <table:table-cell table:style-name="Table1.B653" office:value-type="string">
            <text:p text:style-name="Table_20_Contents">engine braking in % of full braking torque</text:p>
          </table:table-cell>
          <table:table-cell table:style-name="Table1.C653" office:value-type="string">
            <text:p text:style-name="Table_20_Contents">%</text:p>
          </table:table-cell>
          <table:table-cell table:style-name="Table1.D653" office:value-type="string">
            <text:p text:style-name="Table_20_Contents">177</text:p>
          </table:table-cell>
        </table:table-row>
        <table:table-row>
          <table:table-cell table:style-name="Table1.A653" office:value-type="string">
            <text:p text:style-name="Table_20_Contents">Torque sensor symmetry</text:p>
          </table:table-cell>
          <table:table-cell table:style-name="Table1.B653" office:value-type="string">
            <text:p text:style-name="Table_20_Contents">Defines symmetry or torque sensor for filtering. Left leg only sensors should be set to 0 to average the lack of right leg torque. 0=one cycle(default), 1=halfcycle, 2=quarter cycle</text:p>
          </table:table-cell>
          <table:table-cell table:style-name="Table1.C653" office:value-type="string">
            <text:p text:style-name="P1"/>
          </table:table-cell>
          <table:table-cell table:style-name="Table1.D653" office:value-type="string">
            <text:p text:style-name="Table_20_Contents">178</text:p>
          </table:table-cell>
        </table:table-row>
        <table:table-row>
          <table:table-cell table:style-name="Table1.A653" office:value-type="string">
            <text:p text:style-name="Table_20_Contents">Torque sensor power gain</text:p>
          </table:table-cell>
          <table:table-cell table:style-name="Table1.B653" office:value-type="string">
            <text:p text:style-name="Table_20_Contents">Scales pedal torque in Nm to throttle % as using the following equation: Throttle = 100%* T(Nm)*G(pu)/64</text:p>
          </table:table-cell>
          <table:table-cell table:style-name="Table1.C653" office:value-type="string">
            <text:p text:style-name="Table_20_Contents">G</text:p>
          </table:table-cell>
          <table:table-cell table:style-name="Table1.D653" office:value-type="string">
            <text:p text:style-name="Table_20_Contents">179</text:p>
          </table:table-cell>
        </table:table-row>
        <table:table-row>
          <table:table-cell table:style-name="Table1.A653" office:value-type="string">
            <text:p text:style-name="Table_20_Contents">Torque sensor initial torque</text:p>
          </table:table-cell>
          <table:table-cell table:style-name="Table1.B653" office:value-type="string">
            <text:p text:style-name="Table_20_Contents">Left leg only sensors can use this to compensate for the lack of an intial right leg torque</text:p>
          </table:table-cell>
          <table:table-cell table:style-name="Table1.C653" office:value-type="string">
            <text:p text:style-name="Table_20_Contents">Nm</text:p>
          </table:table-cell>
          <table:table-cell table:style-name="Table1.D653" office:value-type="string">
            <text:p text:style-name="Table_20_Contents">180</text:p>
          </table:table-cell>
        </table:table-row>
        <table:table-row>
          <table:table-cell table:style-name="Table1.A653" office:value-type="string">
            <text:p text:style-name="Table_20_Contents">Torque sensor deadband torque</text:p>
          </table:table-cell>
          <table:table-cell table:style-name="Table1.B653" office:value-type="string">
            <text:p text:style-name="Table_20_Contents">Negative saturation value for calculating average pedal torque; use negative number to correct for pedaling form</text:p>
          </table:table-cell>
          <table:table-cell table:style-name="Table1.C653" office:value-type="string">
            <text:p text:style-name="Table_20_Contents">Nm</text:p>
          </table:table-cell>
          <table:table-cell table:style-name="Table1.D653" office:value-type="string">
            <text:p text:style-name="Table_20_Contents">181</text:p>
          </table:table-cell>
        </table:table-row>
        <table:table-row>
          <table:table-cell table:style-name="Table1.A653" office:value-type="string">
            <text:p text:style-name="Table_20_Contents">Pedal torque sensor offset voltage</text:p>
          </table:table-cell>
          <table:table-cell table:style-name="Table1.B653" office:value-type="string">
            <text:p text:style-name="Table_20_Contents">Pedal torque sensor offset voltage has to be set by entering the sensor specification value or the measured throttle voltage when 0 torque is applied</text:p>
          </table:table-cell>
          <table:table-cell table:style-name="Table1.C653" office:value-type="string">
            <text:p text:style-name="Table_20_Contents">Volts</text:p>
          </table:table-cell>
          <table:table-cell table:style-name="Table1.D653" office:value-type="string">
            <text:p text:style-name="Table_20_Contents">182</text:p>
          </table:table-cell>
        </table:table-row>
        <table:table-row>
          <table:table-cell table:style-name="Table1.A653" office:value-type="string">
            <text:p text:style-name="Table_20_Contents">Torque sensor voltage gain</text:p>
          </table:table-cell>
          <table:table-cell table:style-name="Table1.B653" office:value-type="string">
            <text:p text:style-name="Table_20_Contents">Equates sensor output voltage to a torque measurement. This voltage gain can be found in the specifications for that sensor. Note: Some Thun sensors have a negative gain (-100Nm/Volt) while most other types are positive (voltage output goes up as pedal is pushed harder).</text:p>
          </table:table-cell>
          <table:table-cell table:style-name="Table1.C653" office:value-type="string">
            <text:p text:style-name="Table_20_Contents">Nm/Volt</text:p>
          </table:table-cell>
          <table:table-cell table:style-name="Table1.D653" office:value-type="string">
            <text:p text:style-name="Table_20_Contents">183</text:p>
          </table:table-cell>
        </table:table-row>
        <table:table-row>
          <table:table-cell table:style-name="Table1.A653" office:value-type="string">
            <text:p text:style-name="Table_20_Contents">Datalog channel 1 select</text:p>
          </table:table-cell>
          <table:table-cell table:style-name="Table1.B653" office:value-type="string">
            <text:p text:style-name="Table_20_Contents">Selection number = modbus address of the parameter/varialbe to be datalogged</text:p>
          </table:table-cell>
          <table:table-cell table:style-name="Table1.C653" office:value-type="string">
            <text:p text:style-name="P1"/>
          </table:table-cell>
          <table:table-cell table:style-name="Table1.D653" office:value-type="string">
            <text:p text:style-name="Table_20_Contents">184</text:p>
          </table:table-cell>
        </table:table-row>
        <table:table-row>
          <table:table-cell table:style-name="Table1.A653" office:value-type="string">
            <text:p text:style-name="Table_20_Contents">Datalog channel 2 select</text:p>
          </table:table-cell>
          <table:table-cell table:style-name="Table1.B653" office:value-type="string">
            <text:p text:style-name="Table_20_Contents">Selection number = modbus address of the parameter/varialbe to be datalogged</text:p>
          </table:table-cell>
          <table:table-cell table:style-name="Table1.C653" office:value-type="string">
            <text:p text:style-name="P1"/>
          </table:table-cell>
          <table:table-cell table:style-name="Table1.D653" office:value-type="string">
            <text:p text:style-name="Table_20_Contents">185</text:p>
          </table:table-cell>
        </table:table-row>
        <text:soft-page-break/>
        <table:table-row>
          <table:table-cell table:style-name="Table1.A653" office:value-type="string">
            <text:p text:style-name="Table_20_Contents">Datalog channel 3 select</text:p>
          </table:table-cell>
          <table:table-cell table:style-name="Table1.B653" office:value-type="string">
            <text:p text:style-name="Table_20_Contents">Selection number = modbus address of the parameter/varialbe to be datalogged</text:p>
          </table:table-cell>
          <table:table-cell table:style-name="Table1.C653" office:value-type="string">
            <text:p text:style-name="P1"/>
          </table:table-cell>
          <table:table-cell table:style-name="Table1.D653" office:value-type="string">
            <text:p text:style-name="Table_20_Contents">186</text:p>
          </table:table-cell>
        </table:table-row>
        <table:table-row>
          <table:table-cell table:style-name="Table1.A653" office:value-type="string">
            <text:p text:style-name="Table_20_Contents">Datalog channel 4 select</text:p>
          </table:table-cell>
          <table:table-cell table:style-name="Table1.B653" office:value-type="string">
            <text:p text:style-name="Table_20_Contents">Selection number = modbus address of the parameter/varialbe to be datalogged</text:p>
          </table:table-cell>
          <table:table-cell table:style-name="Table1.C653" office:value-type="string">
            <text:p text:style-name="P1"/>
          </table:table-cell>
          <table:table-cell table:style-name="Table1.D653" office:value-type="string">
            <text:p text:style-name="Table_20_Contents">187</text:p>
          </table:table-cell>
        </table:table-row>
        <table:table-row>
          <table:table-cell table:style-name="Table1.A653" office:value-type="string">
            <text:p text:style-name="Table_20_Contents">Datalog trigger level</text:p>
          </table:table-cell>
          <table:table-cell table:style-name="Table1.B653" office:value-type="string">
            <text:p text:style-name="Table_20_Contents">Oscilloscope's trigger level as a signed int.</text:p>
          </table:table-cell>
          <table:table-cell table:style-name="Table1.C653" office:value-type="string">
            <text:p text:style-name="P1"/>
          </table:table-cell>
          <table:table-cell table:style-name="Table1.D653" office:value-type="string">
            <text:p text:style-name="Table_20_Contents">188</text:p>
          </table:table-cell>
        </table:table-row>
        <table:table-row>
          <table:table-cell table:style-name="Table1.A653" office:value-type="string">
            <text:p text:style-name="Table_20_Contents">Datalog trigger mask</text:p>
          </table:table-cell>
          <table:table-cell table:style-name="Table1.B653" office:value-type="string">
            <text:p text:style-name="Table_20_Contents">Mask for bit values; use 0xFFFF to disable</text:p>
          </table:table-cell>
          <table:table-cell table:style-name="Table1.C653" office:value-type="string">
            <text:p text:style-name="P1"/>
          </table:table-cell>
          <table:table-cell table:style-name="Table1.D653" office:value-type="string">
            <text:p text:style-name="Table_20_Contents">189</text:p>
          </table:table-cell>
        </table:table-row>
        <table:table-row>
          <table:table-cell table:style-name="Table1.A653" office:value-type="string">
            <text:p text:style-name="Table_20_Contents">Datalog hold off</text:p>
          </table:table-cell>
          <table:table-cell table:style-name="Table1.B653" office:value-type="string">
            <text:p text:style-name="Table_20_Contents">Number of samples before trigger</text:p>
          </table:table-cell>
          <table:table-cell table:style-name="Table1.C653" office:value-type="string">
            <text:p text:style-name="P1"/>
          </table:table-cell>
          <table:table-cell table:style-name="Table1.D653" office:value-type="string">
            <text:p text:style-name="Table_20_Contents">190</text:p>
          </table:table-cell>
        </table:table-row>
        <table:table-row>
          <table:table-cell table:style-name="Table1.A653" office:value-type="string">
            <text:p text:style-name="Table_20_Contents">Datalog timebase</text:p>
          </table:table-cell>
          <table:table-cell table:style-name="Table1.B653" office:value-type="string">
            <text:p text:style-name="Table_20_Contents">Number of ISRs per sample</text:p>
          </table:table-cell>
          <table:table-cell table:style-name="Table1.C653" office:value-type="string">
            <text:p text:style-name="P1"/>
          </table:table-cell>
          <table:table-cell table:style-name="Table1.D653" office:value-type="string">
            <text:p text:style-name="Table_20_Contents">191</text:p>
          </table:table-cell>
        </table:table-row>
        <table:table-row>
          <table:table-cell table:style-name="Table1.A653" office:value-type="string">
            <text:p text:style-name="Table_20_Contents">Datalog trigger mode</text:p>
          </table:table-cell>
          <table:table-cell table:style-name="Table1.B653" office:value-type="string">
            <text:p text:style-name="Table_20_Contents">0 is rising / 1 is falling / 2 is equal to / 3 is not equal to</text:p>
          </table:table-cell>
          <table:table-cell table:style-name="Table1.C653" office:value-type="string">
            <text:p text:style-name="P1"/>
          </table:table-cell>
          <table:table-cell table:style-name="Table1.D653" office:value-type="string">
            <text:p text:style-name="Table_20_Contents">192</text:p>
          </table:table-cell>
        </table:table-row>
        <table:table-row>
          <table:table-cell table:style-name="Table1.A653" office:value-type="string">
            <text:p text:style-name="Table_20_Contents">Wheel speed sensor source</text:p>
          </table:table-cell>
          <table:table-cell table:style-name="Table1.B653" office:value-type="string">
            <text:p text:style-name="Table_20_Contents">0 is cruise / 1 is brake 2 / 2 is Hall A</text:p>
          </table:table-cell>
          <table:table-cell table:style-name="Table1.C653" office:value-type="string">
            <text:p text:style-name="P1"/>
          </table:table-cell>
          <table:table-cell table:style-name="Table1.D653" office:value-type="string">
            <text:p text:style-name="Table_20_Contents">193</text:p>
          </table:table-cell>
        </table:table-row>
        <table:table-row>
          <table:table-cell table:style-name="Table1.A653" office:value-type="string">
            <text:p text:style-name="Table_20_Contents">High battery foldback starting voltage</text:p>
          </table:table-cell>
          <table:table-cell table:style-name="Table1.B653" office:value-type="string">
            <text:p text:style-name="Table_20_Contents">Battery voltage level at which output foldback begins in order to protect the battery</text:p>
          </table:table-cell>
          <table:table-cell table:style-name="Table1.C653" office:value-type="string">
            <text:p text:style-name="Table_20_Contents">% of rated system voltage</text:p>
          </table:table-cell>
          <table:table-cell table:style-name="Table1.D653" office:value-type="string">
            <text:p text:style-name="Table_20_Contents">194</text:p>
          </table:table-cell>
        </table:table-row>
        <table:table-row>
          <table:table-cell table:style-name="Table1.A653" office:value-type="string">
            <text:p text:style-name="Table_20_Contents">High battery foldback end voltage</text:p>
          </table:table-cell>
          <table:table-cell table:style-name="Table1.B653" office:value-type="string">
            <text:p text:style-name="Table_20_Contents">Battery voltage level at which the output is folded back to 0 Amperes</text:p>
          </table:table-cell>
          <table:table-cell table:style-name="Table1.C653" office:value-type="string">
            <text:p text:style-name="Table_20_Contents">% of rated system voltage</text:p>
          </table:table-cell>
          <table:table-cell table:style-name="Table1.D653" office:value-type="string">
            <text:p text:style-name="Table_20_Contents">195</text:p>
          </table:table-cell>
        </table:table-row>
        <table:table-row>
          <table:table-cell table:style-name="Table1.A653" office:value-type="string">
            <text:p text:style-name="Table_20_Contents">Low battery state of charge alarm threshold</text:p>
          </table:table-cell>
          <table:table-cell table:style-name="Table1.B653" office:value-type="string">
            <text:p text:style-name="Table_20_Contents">Low battery state of charge alarm threshold</text:p>
          </table:table-cell>
          <table:table-cell table:style-name="Table1.C653" office:value-type="string">
            <text:p text:style-name="Table_20_Contents">%</text:p>
          </table:table-cell>
          <table:table-cell table:style-name="Table1.D653" office:value-type="string">
            <text:p text:style-name="Table_20_Contents">196</text:p>
          </table:table-cell>
        </table:table-row>
        <table:table-row>
          <table:table-cell table:style-name="Table1.A653" office:value-type="string">
            <text:p text:style-name="Table_20_Contents">Voltage model battery state of charge gain</text:p>
          </table:table-cell>
          <table:table-cell table:style-name="Table1.B653" office:value-type="string">
            <text:p text:style-name="Table_20_Contents">% state of charge change for 1pu battery voltage change</text:p>
          </table:table-cell>
          <table:table-cell table:style-name="Table1.C653" office:value-type="string">
            <text:p text:style-name="Table_20_Contents">%</text:p>
          </table:table-cell>
          <table:table-cell table:style-name="Table1.D653" office:value-type="string">
            <text:p text:style-name="Table_20_Contents">197</text:p>
          </table:table-cell>
        </table:table-row>
        <table:table-row>
          <table:table-cell table:style-name="Table1.A653" office:value-type="string">
            <text:p text:style-name="Table_20_Contents">Voltage model battery state of charge offset</text:p>
          </table:table-cell>
          <table:table-cell table:style-name="Table1.B653" office:value-type="string">
            <text:p text:style-name="Table_20_Contents">% state of charge offset value </text:p>
          </table:table-cell>
          <table:table-cell table:style-name="Table1.C653" office:value-type="string">
            <text:p text:style-name="Table_20_Contents">%</text:p>
          </table:table-cell>
          <table:table-cell table:style-name="Table1.D653" office:value-type="string">
            <text:p text:style-name="Table_20_Contents">198</text:p>
          </table:table-cell>
        </table:table-row>
        <table:table-row>
          <table:table-cell table:style-name="Table1.A653" office:value-type="string">
            <text:p text:style-name="Table_20_Contents">Axle torque sensor assist 1</text:p>
          </table:table-cell>
          <table:table-cell table:style-name="Table1.B653" office:value-type="string">
            <text:p text:style-name="Table_20_Contents">torque sensor gain multiplier for assist mode1 (only for Assist mode source = 0 or 8)</text:p>
          </table:table-cell>
          <table:table-cell table:style-name="Table1.C653" office:value-type="string">
            <text:p text:style-name="Table_20_Contents">pu</text:p>
          </table:table-cell>
          <table:table-cell table:style-name="Table1.D653" office:value-type="string">
            <text:p text:style-name="Table_20_Contents">199</text:p>
          </table:table-cell>
        </table:table-row>
        <table:table-row>
          <table:table-cell table:style-name="Table1.A653" office:value-type="string">
            <text:p text:style-name="Table_20_Contents">Axle torque sensor 2</text:p>
          </table:table-cell>
          <table:table-cell table:style-name="Table1.B653" office:value-type="string">
            <text:p text:style-name="Table_20_Contents">torque sensor gain multiplier for assist mode2 (only for Assist mode source = 0 or 8)</text:p>
          </table:table-cell>
          <table:table-cell table:style-name="Table1.C653" office:value-type="string">
            <text:p text:style-name="Table_20_Contents">pu</text:p>
          </table:table-cell>
          <table:table-cell table:style-name="Table1.D653" office:value-type="string">
            <text:p text:style-name="Table_20_Contents">200</text:p>
          </table:table-cell>
        </table:table-row>
        <table:table-row>
          <table:table-cell table:style-name="Table1.A653" office:value-type="string">
            <text:p text:style-name="Table_20_Contents">Axle torque sensor 3</text:p>
          </table:table-cell>
          <table:table-cell table:style-name="Table1.B653" office:value-type="string">
            <text:p text:style-name="Table_20_Contents">torque sensor gain multiplier for assist mode 3 (only for Assist mode source = 0 or 8)</text:p>
          </table:table-cell>
          <table:table-cell table:style-name="Table1.C653" office:value-type="string">
            <text:p text:style-name="Table_20_Contents">pu</text:p>
          </table:table-cell>
          <table:table-cell table:style-name="Table1.D653" office:value-type="string">
            <text:p text:style-name="Table_20_Contents">201</text:p>
          </table:table-cell>
        </table:table-row>
        <table:table-row>
          <table:table-cell table:style-name="Table1.A653" office:value-type="string">
            <text:p text:style-name="Table_20_Contents">Rolling start speed 1</text:p>
          </table:table-cell>
          <table:table-cell table:style-name="Table1.B653" office:value-type="string">
            <text:p text:style-name="Table_20_Contents">Starting speed for assist mode 1</text:p>
          </table:table-cell>
          <table:table-cell table:style-name="Table1.C653" office:value-type="string">
            <text:p text:style-name="Table_20_Contents">km/hr</text:p>
          </table:table-cell>
          <table:table-cell table:style-name="Table1.D653" office:value-type="string">
            <text:p text:style-name="Table_20_Contents">202</text:p>
          </table:table-cell>
        </table:table-row>
        <table:table-row>
          <table:table-cell table:style-name="Table1.A653" office:value-type="string">
            <text:p text:style-name="Table_20_Contents">Rolling start speed 2</text:p>
          </table:table-cell>
          <table:table-cell table:style-name="Table1.B653" office:value-type="string">
            <text:p text:style-name="Table_20_Contents">Starting speed for assist mode 2</text:p>
          </table:table-cell>
          <table:table-cell table:style-name="Table1.C653" office:value-type="string">
            <text:p text:style-name="Table_20_Contents">km/hr</text:p>
          </table:table-cell>
          <table:table-cell table:style-name="Table1.D653" office:value-type="string">
            <text:p text:style-name="Table_20_Contents">203</text:p>
          </table:table-cell>
        </table:table-row>
        <table:table-row>
          <table:table-cell table:style-name="Table1.A653" office:value-type="string">
            <text:p text:style-name="Table_20_Contents">Rolling start speed 3</text:p>
          </table:table-cell>
          <table:table-cell table:style-name="Table1.B653" office:value-type="string">
            <text:p text:style-name="Table_20_Contents">Starting speed for assist mode 3</text:p>
          </table:table-cell>
          <table:table-cell table:style-name="Table1.C653" office:value-type="string">
            <text:p text:style-name="Table_20_Contents">km/hr</text:p>
          </table:table-cell>
          <table:table-cell table:style-name="Table1.D653" office:value-type="string">
            <text:p text:style-name="Table_20_Contents">204</text:p>
          </table:table-cell>
        </table:table-row>
        <table:table-row>
          <table:table-cell table:style-name="Table1.A653" office:value-type="string">
            <text:p text:style-name="Table_20_Contents">Rolling start speed </text:p>
          </table:table-cell>
          <table:table-cell table:style-name="Table1.B653" office:value-type="string">
            <text:p text:style-name="Table_20_Contents">Starting speed</text:p>
          </table:table-cell>
          <table:table-cell table:style-name="Table1.C653" office:value-type="string">
            <text:p text:style-name="Table_20_Contents">km/hr</text:p>
          </table:table-cell>
          <table:table-cell table:style-name="Table1.D653" office:value-type="string">
            <text:p text:style-name="Table_20_Contents">205</text:p>
          </table:table-cell>
        </table:table-row>
        <table:table-row>
          <table:table-cell table:style-name="Table1.A653" office:value-type="string">
            <text:p text:style-name="Table_20_Contents">Regen brake speed</text:p>
          </table:table-cell>
          <table:table-cell table:style-name="Table1.B653" office:value-type="string">
            <text:p text:style-name="Table_20_Contents">Minimum speed for regen brake</text:p>
          </table:table-cell>
          <table:table-cell table:style-name="Table1.C653" office:value-type="string">
            <text:p text:style-name="Table_20_Contents">km/hr</text:p>
          </table:table-cell>
          <table:table-cell table:style-name="Table1.D653" office:value-type="string">
            <text:p text:style-name="Table_20_Contents">206</text:p>
          </table:table-cell>
        </table:table-row>
        <table:table-row>
          <table:table-cell table:style-name="Table1.A653" office:value-type="string">
            <text:p text:style-name="Table_20_Contents">Stromer ST1 Display Configuration</text:p>
          </table:table-cell>
          <table:table-cell table:style-name="Table1.B653" office:value-type="string">
            <text:p text:style-name="Table_20_Contents">ST1 Display Configuration. Format: 0x ValueB:ValueA ValueA = F6 (USA/CH), or EE (EU) ValueB = 86 </text:p>
          </table:table-cell>
          <table:table-cell table:style-name="Table1.C653" office:value-type="string">
            <text:p text:style-name="Table_20_Contents">hex</text:p>
          </table:table-cell>
          <table:table-cell table:style-name="Table1.D653" office:value-type="string">
            <text:p text:style-name="Table_20_Contents">207</text:p>
          </table:table-cell>
        </table:table-row>
        <table:table-row>
          <table:table-cell table:style-name="Table1.A653" office:value-type="string">
            <text:p text:style-name="Table_20_Contents">Control command source</text:p>
          </table:table-cell>
          <table:table-cell table:style-name="Table1.B653" office:value-type="string">
            <text:p text:style-name="Table_20_Contents">0 is serial stream / 1 is throttle / 2 is pedal sensor / 3 is throttle AND pedal sensor / 4 is throttle OR pedal sensor /5 is obsolete (old torque sensor, see pedal sensor)</text:p>
          </table:table-cell>
          <table:table-cell table:style-name="Table1.C653" office:value-type="string">
            <text:p text:style-name="P1"/>
          </table:table-cell>
          <table:table-cell table:style-name="Table1.D653" office:value-type="string">
            <text:p text:style-name="Table_20_Contents">208</text:p>
          </table:table-cell>
        </table:table-row>
        <table:table-row>
          <table:table-cell table:style-name="Table1.A653" office:value-type="string">
            <text:p text:style-name="Table_20_Contents">Battery management <text:soft-page-break/>interface type</text:p>
          </table:table-cell>
          <table:table-cell table:style-name="Table1.B653" office:value-type="string">
            <text:p text:style-name="Table_20_Contents">0 is none / 1 is voltage model / 2 is analog 10V / 3 is <text:soft-page-break/>reserved / 4 is LIN / 5 is ModBus. If None is selected the SOC will always read 100%. Other voltage parameters should be configured to protect the system</text:p>
          </table:table-cell>
          <table:table-cell table:style-name="Table1.C653" office:value-type="string">
            <text:p text:style-name="P1"/>
          </table:table-cell>
          <table:table-cell table:style-name="Table1.D653" office:value-type="string">
            <text:p text:style-name="Table_20_Contents">209</text:p>
          </table:table-cell>
        </table:table-row>
        <table:table-row>
          <table:table-cell table:style-name="Table1.A653" office:value-type="string">
            <text:p text:style-name="Table_20_Contents">Assist mode source</text:p>
          </table:table-cell>
          <table:table-cell table:style-name="Table1.B653" office:value-type="string">
            <text:p text:style-name="Table_20_Contents">0=none, 1=analog, 2=Display, 3=ASI 485 Display, 4=obsolete, 5=network gains, 6=reserved, 7=ASI LIN Pod </text:p>
          </table:table-cell>
          <table:table-cell table:style-name="Table1.C653" office:value-type="string">
            <text:p text:style-name="P1"/>
          </table:table-cell>
          <table:table-cell table:style-name="Table1.D653" office:value-type="string">
            <text:p text:style-name="Table_20_Contents">210</text:p>
          </table:table-cell>
        </table:table-row>
        <table:table-row>
          <table:table-cell table:style-name="Table1.A653" office:value-type="string">
            <text:p text:style-name="Table_20_Contents">Pedal sensor type</text:p>
          </table:table-cell>
          <table:table-cell table:style-name="Table1.B653" office:value-type="string">
            <text:p text:style-name="Table_20_Contents">0 is single Hall / 1 is dual Hall / 2 is FAG / 3 is Quadrature torque / 4 is Quadrature speed / 5 is Axle torque / 6 is single hall reverse </text:p>
          </table:table-cell>
          <table:table-cell table:style-name="Table1.C653" office:value-type="string">
            <text:p text:style-name="P1"/>
          </table:table-cell>
          <table:table-cell table:style-name="Table1.D653" office:value-type="string">
            <text:p text:style-name="Table_20_Contents">211</text:p>
          </table:table-cell>
        </table:table-row>
        <table:table-row>
          <table:table-cell table:style-name="Table1.A653" office:value-type="string">
            <text:p text:style-name="Table_20_Contents">Features</text:p>
          </table:table-cell>
          <table:table-cell table:style-name="Table1.B653" office:value-type="string">
            <text:p text:style-name="Table_20_Contents">15 14 13 12 11 10 9 8 7 6 5 4 3 2 1 0 1=enable 0=disable <text:line-break/>bit 0: Reserved <text:line-break/>bit 1: Reverse enable on cruise <text:line-break/>bit 2: Anti theft on pfs <text:line-break/>bit 3: Reserved <text:line-break/>bit 4: Analogue braking enable <text:line-break/>bit 5: Motor temperature sensor enable <text:line-break/>bit 6: Motor shutoff on stall enable <text:line-break/>bit 7: Reverse interlock disable <text:line-break/>bit 8: Alternate speed limit enable <text:line-break/>bit 9: Rolling start enable <text:line-break/>bit 10: Alternate power limit enable <text:line-break/>bit 11: Walk mode enable <text:line-break/>bit 12: Boost mode enable <text:line-break/>bit 13: Engine braking enable <text:line-break/>bit 14: Ext Fault LED on HQD <text:line-break/>bit 15: Reserved </text:p>
          </table:table-cell>
          <table:table-cell table:style-name="Table1.C653" office:value-type="string">
            <text:p text:style-name="P1"/>
          </table:table-cell>
          <table:table-cell table:style-name="Table1.D653" office:value-type="string">
            <text:p text:style-name="Table_20_Contents">212</text:p>
          </table:table-cell>
        </table:table-row>
        <table:table-row>
          <table:table-cell table:style-name="Table1.A653" office:value-type="string">
            <text:p text:style-name="Table_20_Contents">Throttle full voltage</text:p>
          </table:table-cell>
          <table:table-cell table:style-name="Table1.B653" office:value-type="string">
            <text:p text:style-name="Table_20_Contents">Throttle voltage reading with the throttle open (fully on)</text:p>
          </table:table-cell>
          <table:table-cell table:style-name="Table1.C653" office:value-type="string">
            <text:p text:style-name="Table_20_Contents">Volts</text:p>
          </table:table-cell>
          <table:table-cell table:style-name="Table1.D653" office:value-type="string">
            <text:p text:style-name="Table_20_Contents">213</text:p>
          </table:table-cell>
        </table:table-row>
        <table:table-row>
          <table:table-cell table:style-name="Table1.A653" office:value-type="string">
            <text:p text:style-name="Table_20_Contents">Throttle off voltage</text:p>
          </table:table-cell>
          <table:table-cell table:style-name="Table1.B653" office:value-type="string">
            <text:p text:style-name="Table_20_Contents">Throttle voltage reading with the throttle closed (fully off)</text:p>
          </table:table-cell>
          <table:table-cell table:style-name="Table1.C653" office:value-type="string">
            <text:p text:style-name="Table_20_Contents">Volts</text:p>
          </table:table-cell>
          <table:table-cell table:style-name="Table1.D653" office:value-type="string">
            <text:p text:style-name="Table_20_Contents">214</text:p>
          </table:table-cell>
        </table:table-row>
        <table:table-row>
          <table:table-cell table:style-name="Table1.A653" office:value-type="string">
            <text:p text:style-name="Table_20_Contents">Analogue brake full voltage</text:p>
          </table:table-cell>
          <table:table-cell table:style-name="Table1.B653" office:value-type="string">
            <text:p text:style-name="Table_20_Contents">Analog brake voltage reading that equates to the maximum brake setpoint</text:p>
          </table:table-cell>
          <table:table-cell table:style-name="Table1.C653" office:value-type="string">
            <text:p text:style-name="Table_20_Contents">Volts</text:p>
          </table:table-cell>
          <table:table-cell table:style-name="Table1.D653" office:value-type="string">
            <text:p text:style-name="Table_20_Contents">215</text:p>
          </table:table-cell>
        </table:table-row>
        <table:table-row>
          <table:table-cell table:style-name="Table1.A653" office:value-type="string">
            <text:p text:style-name="Table_20_Contents">Analogue brake off voltage</text:p>
          </table:table-cell>
          <table:table-cell table:style-name="Table1.B653" office:value-type="string">
            <text:p text:style-name="Table_20_Contents">Analog brake voltage reading that equates to the brake being off</text:p>
          </table:table-cell>
          <table:table-cell table:style-name="Table1.C653" office:value-type="string">
            <text:p text:style-name="Table_20_Contents">Volts</text:p>
          </table:table-cell>
          <table:table-cell table:style-name="Table1.D653" office:value-type="string">
            <text:p text:style-name="Table_20_Contents">216</text:p>
          </table:table-cell>
        </table:table-row>
        <table:table-row>
          <table:table-cell table:style-name="Table1.A653" office:value-type="string">
            <text:p text:style-name="Table_20_Contents">Assist high voltage reading</text:p>
          </table:table-cell>
          <table:table-cell table:style-name="Table1.B653" office:value-type="string">
            <text:p text:style-name="Table_20_Contents">Assist voltage reading when high level assist is selected</text:p>
          </table:table-cell>
          <table:table-cell table:style-name="Table1.C653" office:value-type="string">
            <text:p text:style-name="Table_20_Contents">Volts</text:p>
          </table:table-cell>
          <table:table-cell table:style-name="Table1.D653" office:value-type="string">
            <text:p text:style-name="Table_20_Contents">217</text:p>
          </table:table-cell>
        </table:table-row>
        <table:table-row>
          <table:table-cell table:style-name="Table1.A653" office:value-type="string">
            <text:p text:style-name="Table_20_Contents">Assist low voltage reading</text:p>
          </table:table-cell>
          <table:table-cell table:style-name="Table1.B653" office:value-type="string">
            <text:p text:style-name="Table_20_Contents">Assist voltage reading when low level assist is selected</text:p>
          </table:table-cell>
          <table:table-cell table:style-name="Table1.C653" office:value-type="string">
            <text:p text:style-name="Table_20_Contents">Volts</text:p>
          </table:table-cell>
          <table:table-cell table:style-name="Table1.D653" office:value-type="string">
            <text:p text:style-name="Table_20_Contents">218</text:p>
          </table:table-cell>
        </table:table-row>
        <table:table-row>
          <table:table-cell table:style-name="Table1.A653" office:value-type="string">
            <text:p text:style-name="Table_20_Contents">Assist gain 1 </text:p>
          </table:table-cell>
          <table:table-cell table:style-name="Table1.B653" office:value-type="string">
            <text:p text:style-name="Table_20_Contents">Fraction of maximum power at lowest assist level (assist 1)</text:p>
          </table:table-cell>
          <table:table-cell table:style-name="Table1.C653" office:value-type="string">
            <text:p text:style-name="Table_20_Contents">pu</text:p>
          </table:table-cell>
          <table:table-cell table:style-name="Table1.D653" office:value-type="string">
            <text:p text:style-name="Table_20_Contents">219</text:p>
          </table:table-cell>
        </table:table-row>
        <table:table-row>
          <table:table-cell table:style-name="Table1.A653" office:value-type="string">
            <text:p text:style-name="Table_20_Contents">Positive motoring torque ramp</text:p>
          </table:table-cell>
          <table:table-cell table:style-name="Table1.B653" office:value-type="string">
            <text:p text:style-name="Table_20_Contents">Time required to reach the maximum motoring torque setpoint</text:p>
          </table:table-cell>
          <table:table-cell table:style-name="Table1.C653" office:value-type="string">
            <text:p text:style-name="Table_20_Contents">ms</text:p>
          </table:table-cell>
          <table:table-cell table:style-name="Table1.D653" office:value-type="string">
            <text:p text:style-name="Table_20_Contents">220</text:p>
          </table:table-cell>
        </table:table-row>
        <table:table-row>
          <table:table-cell table:style-name="Table1.A653" office:value-type="string">
            <text:p text:style-name="Table_20_Contents">Negative motoring torque ramp</text:p>
          </table:table-cell>
          <table:table-cell table:style-name="Table1.B653" office:value-type="string">
            <text:p text:style-name="Table_20_Contents">Time required to reach the zero motoring torque</text:p>
          </table:table-cell>
          <table:table-cell table:style-name="Table1.C653" office:value-type="string">
            <text:p text:style-name="Table_20_Contents">ms</text:p>
          </table:table-cell>
          <table:table-cell table:style-name="Table1.D653" office:value-type="string">
            <text:p text:style-name="Table_20_Contents">221</text:p>
          </table:table-cell>
        </table:table-row>
        <table:table-row>
          <table:table-cell table:style-name="Table1.A653" office:value-type="string">
            <text:p text:style-name="Table_20_Contents">Pedalec positive motoring torque <text:soft-page-break/>ramp</text:p>
          </table:table-cell>
          <table:table-cell table:style-name="Table1.B653" office:value-type="string">
            <text:p text:style-name="Table_20_Contents">Time required to reach the maximum motoring torque setpoint for pedal sensors</text:p>
          </table:table-cell>
          <table:table-cell table:style-name="Table1.C653" office:value-type="string">
            <text:p text:style-name="Table_20_Contents">ms</text:p>
          </table:table-cell>
          <table:table-cell table:style-name="Table1.D653" office:value-type="string">
            <text:p text:style-name="Table_20_Contents">222</text:p>
          </table:table-cell>
        </table:table-row>
        <table:table-row>
          <table:table-cell table:style-name="Table1.A653" office:value-type="string">
            <text:p text:style-name="Table_20_Contents">Pedalec negative motoring torque ramp</text:p>
          </table:table-cell>
          <table:table-cell table:style-name="Table1.B653" office:value-type="string">
            <text:p text:style-name="Table_20_Contents">Time required to reach the zero motoring torque for pedal sensors</text:p>
          </table:table-cell>
          <table:table-cell table:style-name="Table1.C653" office:value-type="string">
            <text:p text:style-name="Table_20_Contents">ms</text:p>
          </table:table-cell>
          <table:table-cell table:style-name="Table1.D653" office:value-type="string">
            <text:p text:style-name="Table_20_Contents">223</text:p>
          </table:table-cell>
        </table:table-row>
        <table:table-row>
          <table:table-cell table:style-name="Table1.A653" office:value-type="string">
            <text:p text:style-name="Table_20_Contents">Positive braking torque ramp</text:p>
          </table:table-cell>
          <table:table-cell table:style-name="Table1.B653" office:value-type="string">
            <text:p text:style-name="Table_20_Contents">Time required to reach the maximum braking torque setpoint</text:p>
          </table:table-cell>
          <table:table-cell table:style-name="Table1.C653" office:value-type="string">
            <text:p text:style-name="Table_20_Contents">ms</text:p>
          </table:table-cell>
          <table:table-cell table:style-name="Table1.D653" office:value-type="string">
            <text:p text:style-name="Table_20_Contents">224</text:p>
          </table:table-cell>
        </table:table-row>
        <table:table-row>
          <table:table-cell table:style-name="Table1.A653" office:value-type="string">
            <text:p text:style-name="Table_20_Contents">Negative braking torque ramp</text:p>
          </table:table-cell>
          <table:table-cell table:style-name="Table1.B653" office:value-type="string">
            <text:p text:style-name="Table_20_Contents">Time required to reach the zero braking torque</text:p>
          </table:table-cell>
          <table:table-cell table:style-name="Table1.C653" office:value-type="string">
            <text:p text:style-name="Table_20_Contents">ms</text:p>
          </table:table-cell>
          <table:table-cell table:style-name="Table1.D653" office:value-type="string">
            <text:p text:style-name="Table_20_Contents">225</text:p>
          </table:table-cell>
        </table:table-row>
        <table:table-row>
          <table:table-cell table:style-name="Table1.A653" office:value-type="string">
            <text:p text:style-name="Table_20_Contents">Gear ratio</text:p>
          </table:table-cell>
          <table:table-cell table:style-name="Table1.B653" office:value-type="string">
            <text:p text:style-name="Table_20_Contents">Ratio of motor revolutions to one wheel revolution</text:p>
          </table:table-cell>
          <table:table-cell table:style-name="Table1.C653" office:value-type="string">
            <text:p text:style-name="Table_20_Contents">N:1</text:p>
          </table:table-cell>
          <table:table-cell table:style-name="Table1.D653" office:value-type="string">
            <text:p text:style-name="Table_20_Contents">226</text:p>
          </table:table-cell>
        </table:table-row>
        <table:table-row>
          <table:table-cell table:style-name="Table1.A653" office:value-type="string">
            <text:p text:style-name="Table_20_Contents">Wheel diameter</text:p>
          </table:table-cell>
          <table:table-cell table:style-name="Table1.B653" office:value-type="string">
            <text:p text:style-name="Table_20_Contents">Wheel diameter in mm</text:p>
          </table:table-cell>
          <table:table-cell table:style-name="Table1.C653" office:value-type="string">
            <text:p text:style-name="Table_20_Contents">mm</text:p>
          </table:table-cell>
          <table:table-cell table:style-name="Table1.D653" office:value-type="string">
            <text:p text:style-name="Table_20_Contents">227</text:p>
          </table:table-cell>
        </table:table-row>
        <table:table-row>
          <table:table-cell table:style-name="Table1.A653" office:value-type="string">
            <text:p text:style-name="Table_20_Contents">Assist cut out distance</text:p>
          </table:table-cell>
          <table:table-cell table:style-name="Table1.B653" office:value-type="string">
            <text:p text:style-name="Table_20_Contents">Maximum distance the bike is allowed to travel and provide assist power to the wheel after pedal activity has ceased</text:p>
          </table:table-cell>
          <table:table-cell table:style-name="Table1.C653" office:value-type="string">
            <text:p text:style-name="Table_20_Contents">m</text:p>
          </table:table-cell>
          <table:table-cell table:style-name="Table1.D653" office:value-type="string">
            <text:p text:style-name="Table_20_Contents">228</text:p>
          </table:table-cell>
        </table:table-row>
        <table:table-row>
          <table:table-cell table:style-name="Table1.A653" office:value-type="string">
            <text:p text:style-name="Table_20_Contents">Vehicle maximum speed</text:p>
          </table:table-cell>
          <table:table-cell table:style-name="Table1.B653" office:value-type="string">
            <text:p text:style-name="Table_20_Contents">Vehicle speed limit for foldback in km/hr</text:p>
          </table:table-cell>
          <table:table-cell table:style-name="Table1.C653" office:value-type="string">
            <text:p text:style-name="Table_20_Contents">km/hr</text:p>
          </table:table-cell>
          <table:table-cell table:style-name="Table1.D653" office:value-type="string">
            <text:p text:style-name="Table_20_Contents">229</text:p>
          </table:table-cell>
        </table:table-row>
        <table:table-row>
          <table:table-cell table:style-name="Table1.A653" office:value-type="string">
            <text:p text:style-name="Table_20_Contents">Vehicle jog speed</text:p>
          </table:table-cell>
          <table:table-cell table:style-name="Table1.B653" office:value-type="string">
            <text:p text:style-name="Table_20_Contents">Vehicle speed limit for jog mode in km/hr</text:p>
          </table:table-cell>
          <table:table-cell table:style-name="Table1.C653" office:value-type="string">
            <text:p text:style-name="Table_20_Contents">km/hr</text:p>
          </table:table-cell>
          <table:table-cell table:style-name="Table1.D653" office:value-type="string">
            <text:p text:style-name="Table_20_Contents">230</text:p>
          </table:table-cell>
        </table:table-row>
        <table:table-row>
          <table:table-cell table:style-name="Table1.A653" office:value-type="string">
            <text:p text:style-name="Table_20_Contents">Wheel speed sensor pulses per revolution</text:p>
          </table:table-cell>
          <table:table-cell table:style-name="Table1.B653" office:value-type="string">
            <text:p text:style-name="Table_20_Contents">Represents the wheel speed sensor's number of pulses per wheel revolution. 0 disables this feature</text:p>
          </table:table-cell>
          <table:table-cell table:style-name="Table1.C653" office:value-type="string">
            <text:p text:style-name="Table_20_Contents">ppr</text:p>
          </table:table-cell>
          <table:table-cell table:style-name="Table1.D653" office:value-type="string">
            <text:p text:style-name="Table_20_Contents">231</text:p>
          </table:table-cell>
        </table:table-row>
        <table:table-row>
          <table:table-cell table:style-name="Table1.A653" office:value-type="string">
            <text:p text:style-name="Table_20_Contents">Pedalec minimum timeout</text:p>
          </table:table-cell>
          <table:table-cell table:style-name="Table1.B653" office:value-type="string">
            <text:p text:style-name="Table_20_Contents">Minimum time to disable pedal when no change is position is noticed</text:p>
          </table:table-cell>
          <table:table-cell table:style-name="Table1.C653" office:value-type="string">
            <text:p text:style-name="Table_20_Contents">ms</text:p>
          </table:table-cell>
          <table:table-cell table:style-name="Table1.D653" office:value-type="string">
            <text:p text:style-name="Table_20_Contents">232</text:p>
          </table:table-cell>
        </table:table-row>
        <table:table-row>
          <table:table-cell table:style-name="Table1.A653" office:value-type="string">
            <text:p text:style-name="Table_20_Contents">Pedalec maximum timeout</text:p>
          </table:table-cell>
          <table:table-cell table:style-name="Table1.B653" office:value-type="string">
            <text:p text:style-name="Table_20_Contents">Maximum time to disable pedal when no change is position is noticed</text:p>
          </table:table-cell>
          <table:table-cell table:style-name="Table1.C653" office:value-type="string">
            <text:p text:style-name="Table_20_Contents">ms</text:p>
          </table:table-cell>
          <table:table-cell table:style-name="Table1.D653" office:value-type="string">
            <text:p text:style-name="Table_20_Contents">233</text:p>
          </table:table-cell>
        </table:table-row>
        <table:table-row>
          <table:table-cell table:style-name="Table1.A653" office:value-type="string">
            <text:p text:style-name="Table_20_Contents">Pedal speed sensor pulses per revolution</text:p>
          </table:table-cell>
          <table:table-cell table:style-name="Table1.B653" office:value-type="string">
            <text:p text:style-name="Table_20_Contents">Represents the pedal speed sensor's number of pulses per revolution.</text:p>
          </table:table-cell>
          <table:table-cell table:style-name="Table1.C653" office:value-type="string">
            <text:p text:style-name="Table_20_Contents">ppr</text:p>
          </table:table-cell>
          <table:table-cell table:style-name="Table1.D653" office:value-type="string">
            <text:p text:style-name="Table_20_Contents">234</text:p>
          </table:table-cell>
        </table:table-row>
        <table:table-row>
          <table:table-cell table:style-name="Table1.A653" office:value-type="string">
            <text:p text:style-name="Table_20_Contents">Pedal sense delay</text:p>
          </table:table-cell>
          <table:table-cell table:style-name="Table1.B653" office:value-type="string">
            <text:p text:style-name="Table_20_Contents">Represents the number of pedal speed pulses that must be observed before the pedals are deemed to be active</text:p>
          </table:table-cell>
          <table:table-cell table:style-name="Table1.C653" office:value-type="string">
            <text:p text:style-name="Table_20_Contents">counts</text:p>
          </table:table-cell>
          <table:table-cell table:style-name="Table1.D653" office:value-type="string">
            <text:p text:style-name="Table_20_Contents">235</text:p>
          </table:table-cell>
        </table:table-row>
        <table:table-row>
          <table:table-cell table:style-name="Table1.A653" office:value-type="string">
            <text:p text:style-name="Table_20_Contents">Vehicle maximum speed 2</text:p>
          </table:table-cell>
          <table:table-cell table:style-name="Table1.B653" office:value-type="string">
            <text:p text:style-name="Table_20_Contents">Secondary vehicle speed limit for foldback in km/hr</text:p>
          </table:table-cell>
          <table:table-cell table:style-name="Table1.C653" office:value-type="string">
            <text:p text:style-name="Table_20_Contents">km/hr</text:p>
          </table:table-cell>
          <table:table-cell table:style-name="Table1.D653" office:value-type="string">
            <text:p text:style-name="Table_20_Contents">236</text:p>
          </table:table-cell>
        </table:table-row>
        <table:table-row>
          <table:table-cell table:style-name="Table1.A653" office:value-type="string">
            <text:p text:style-name="Table_20_Contents">Reserved L1 6</text:p>
          </table:table-cell>
          <table:table-cell table:style-name="Table1.B653" office:value-type="string">
            <text:p text:style-name="Table_20_Contents">Reserved for future use</text:p>
          </table:table-cell>
          <table:table-cell table:style-name="Table1.C653" office:value-type="string">
            <text:p text:style-name="P1"/>
          </table:table-cell>
          <table:table-cell table:style-name="Table1.D653" office:value-type="string">
            <text:p text:style-name="Table_20_Contents">237</text:p>
          </table:table-cell>
        </table:table-row>
        <table:table-row>
          <table:table-cell table:style-name="Table1.A653" office:value-type="string">
            <text:p text:style-name="Table_20_Contents">Reserved L1 7</text:p>
          </table:table-cell>
          <table:table-cell table:style-name="Table1.B653" office:value-type="string">
            <text:p text:style-name="Table_20_Contents">Reserved for future use</text:p>
          </table:table-cell>
          <table:table-cell table:style-name="Table1.C653" office:value-type="string">
            <text:p text:style-name="P1"/>
          </table:table-cell>
          <table:table-cell table:style-name="Table1.D653" office:value-type="string">
            <text:p text:style-name="Table_20_Contents">238</text:p>
          </table:table-cell>
        </table:table-row>
        <table:table-row>
          <table:table-cell table:style-name="Table1.A653" office:value-type="string">
            <text:p text:style-name="Table_20_Contents">Reserved L1 8</text:p>
          </table:table-cell>
          <table:table-cell table:style-name="Table1.B653" office:value-type="string">
            <text:p text:style-name="Table_20_Contents">Reserved for future use</text:p>
          </table:table-cell>
          <table:table-cell table:style-name="Table1.C653" office:value-type="string">
            <text:p text:style-name="P1"/>
          </table:table-cell>
          <table:table-cell table:style-name="Table1.D653" office:value-type="string">
            <text:p text:style-name="Table_20_Contents">239</text:p>
          </table:table-cell>
        </table:table-row>
        <table:table-row>
          <table:table-cell table:style-name="Table1.A653" office:value-type="string">
            <text:p text:style-name="Table_20_Contents">Reserved L1 9</text:p>
          </table:table-cell>
          <table:table-cell table:style-name="Table1.B653" office:value-type="string">
            <text:p text:style-name="Table_20_Contents">Reserved for future use</text:p>
          </table:table-cell>
          <table:table-cell table:style-name="Table1.C653" office:value-type="string">
            <text:p text:style-name="P1"/>
          </table:table-cell>
          <table:table-cell table:style-name="Table1.D653" office:value-type="string">
            <text:p text:style-name="Table_20_Contents">240</text:p>
          </table:table-cell>
        </table:table-row>
        <table:table-row>
          <table:table-cell table:style-name="Table1.A653" office:value-type="string">
            <text:p text:style-name="Table_20_Contents">Assist speed 1 </text:p>
          </table:table-cell>
          <table:table-cell table:style-name="Table1.B653" office:value-type="string">
            <text:p text:style-name="Table_20_Contents">Fraction of maximum speed at lowest assist level (assist 1)</text:p>
          </table:table-cell>
          <table:table-cell table:style-name="Table1.C653" office:value-type="string">
            <text:p text:style-name="Table_20_Contents">pu</text:p>
          </table:table-cell>
          <table:table-cell table:style-name="Table1.D653" office:value-type="string">
            <text:p text:style-name="Table_20_Contents">241</text:p>
          </table:table-cell>
        </table:table-row>
        <table:table-row>
          <table:table-cell table:style-name="Table1.A653" office:value-type="string">
            <text:p text:style-name="Table_20_Contents">Reserved L1 3</text:p>
          </table:table-cell>
          <table:table-cell table:style-name="Table1.B653" office:value-type="string">
            <text:p text:style-name="Table_20_Contents">Reserved for future use</text:p>
          </table:table-cell>
          <table:table-cell table:style-name="Table1.C653" office:value-type="string">
            <text:p text:style-name="P1"/>
          </table:table-cell>
          <table:table-cell table:style-name="Table1.D653" office:value-type="string">
            <text:p text:style-name="Table_20_Contents">242</text:p>
          </table:table-cell>
        </table:table-row>
        <table:table-row>
          <table:table-cell table:style-name="Table1.A653" office:value-type="string">
            <text:p text:style-name="Table_20_Contents">Reserved L1 4</text:p>
          </table:table-cell>
          <table:table-cell table:style-name="Table1.B653" office:value-type="string">
            <text:p text:style-name="Table_20_Contents">Reserved for future use</text:p>
          </table:table-cell>
          <table:table-cell table:style-name="Table1.C653" office:value-type="string">
            <text:p text:style-name="P1"/>
          </table:table-cell>
          <table:table-cell table:style-name="Table1.D653" office:value-type="string">
            <text:p text:style-name="Table_20_Contents">243</text:p>
          </table:table-cell>
        </table:table-row>
        <table:table-row>
          <table:table-cell table:style-name="Table1.A653" office:value-type="string">
            <text:p text:style-name="Table_20_Contents">Reserved L1 5</text:p>
          </table:table-cell>
          <table:table-cell table:style-name="Table1.B653" office:value-type="string">
            <text:p text:style-name="Table_20_Contents">Reserved for future use</text:p>
          </table:table-cell>
          <table:table-cell table:style-name="Table1.C653" office:value-type="string">
            <text:p text:style-name="P1"/>
          </table:table-cell>
          <table:table-cell table:style-name="Table1.D653" office:value-type="string">
            <text:p text:style-name="Table_20_Contents">244</text:p>
          </table:table-cell>
        </table:table-row>
        <table:table-row>
          <table:table-cell table:style-name="Table1.A653" office:value-type="string">
            <text:p text:style-name="Table_20_Contents">Assist gain 2</text:p>
          </table:table-cell>
          <table:table-cell table:style-name="Table1.B653" office:value-type="string">
            <text:p text:style-name="Table_20_Contents">Fraction of maximum power at intermediate assist levels. For 9 levels of assist this is actually level 5. For 5 levels of assist this is actually level 3. For 3 levels of assist this is actually levels 2. For 4 levels of assist this is actually level 2.</text:p>
          </table:table-cell>
          <table:table-cell table:style-name="Table1.C653" office:value-type="string">
            <text:p text:style-name="Table_20_Contents">pu</text:p>
          </table:table-cell>
          <table:table-cell table:style-name="Table1.D653" office:value-type="string">
            <text:p text:style-name="Table_20_Contents">245</text:p>
          </table:table-cell>
        </table:table-row>
        <table:table-row>
          <table:table-cell table:style-name="Table1.A653" office:value-type="string">
            <text:p text:style-name="Table_20_Contents">Assist speed 2</text:p>
          </table:table-cell>
          <table:table-cell table:style-name="Table1.B653" office:value-type="string">
            <text:p text:style-name="Table_20_Contents">Fraction of maximum speed at intermediate assist levels. For 9 levels of assist this is actually level 5. For 5 levels of assist this is actually level 3. For 3 <text:soft-page-break/>levels of assist this is actually levels 2. For 4 levels of assist this is actually level 2.</text:p>
          </table:table-cell>
          <table:table-cell table:style-name="Table1.C653" office:value-type="string">
            <text:p text:style-name="Table_20_Contents">pu</text:p>
          </table:table-cell>
          <table:table-cell table:style-name="Table1.D653" office:value-type="string">
            <text:p text:style-name="Table_20_Contents">246</text:p>
          </table:table-cell>
        </table:table-row>
        <table:table-row>
          <table:table-cell table:style-name="Table1.A653" office:value-type="string">
            <text:p text:style-name="Table_20_Contents">Throttle sensor source</text:p>
          </table:table-cell>
          <table:table-cell table:style-name="Table1.B653" office:value-type="string">
            <text:p text:style-name="Table_20_Contents">0= Throttle Voltage, 1=brake 1, 2=brake 2, 3=CAN torque, 4=LIN, 5=Network Voltage, 6=10V bms in</text:p>
          </table:table-cell>
          <table:table-cell table:style-name="Table1.C653" office:value-type="string">
            <text:p text:style-name="P1"/>
          </table:table-cell>
          <table:table-cell table:style-name="Table1.D653" office:value-type="string">
            <text:p text:style-name="Table_20_Contents">247</text:p>
          </table:table-cell>
        </table:table-row>
        <table:table-row>
          <table:table-cell table:style-name="Table1.A653" office:value-type="string">
            <text:p text:style-name="Table_20_Contents">Cutoff brake sensor source</text:p>
          </table:table-cell>
          <table:table-cell table:style-name="Table1.B653" office:value-type="string">
            <text:p text:style-name="Table_20_Contents">0=brake 1, 1=brake 2, 2=PFS, 3=cruise, 4=Network</text:p>
          </table:table-cell>
          <table:table-cell table:style-name="Table1.C653" office:value-type="string">
            <text:p text:style-name="P1"/>
          </table:table-cell>
          <table:table-cell table:style-name="Table1.D653" office:value-type="string">
            <text:p text:style-name="Table_20_Contents">248</text:p>
          </table:table-cell>
        </table:table-row>
        <table:table-row>
          <table:table-cell table:style-name="Table1.A653" office:value-type="string">
            <text:p text:style-name="Table_20_Contents">Regen brake source</text:p>
          </table:table-cell>
          <table:table-cell table:style-name="Table1.B653" office:value-type="string">
            <text:p text:style-name="Table_20_Contents">0=brake 2, 1= brake 1, 2=network, 3=ASI</text:p>
          </table:table-cell>
          <table:table-cell table:style-name="Table1.C653" office:value-type="string">
            <text:p text:style-name="P1"/>
          </table:table-cell>
          <table:table-cell table:style-name="Table1.D653" office:value-type="string">
            <text:p text:style-name="Table_20_Contents">249</text:p>
          </table:table-cell>
        </table:table-row>
        <table:table-row>
          <table:table-cell table:style-name="Table1.A653" office:value-type="string">
            <text:p text:style-name="Table_20_Contents">Assist Gain 3</text:p>
          </table:table-cell>
          <table:table-cell table:style-name="Table1.B653" office:value-type="string">
            <text:p text:style-name="Table_20_Contents">Used only for single switch assist option. Fraction of maximum power at assist level 3 of 4</text:p>
          </table:table-cell>
          <table:table-cell table:style-name="Table1.C653" office:value-type="string">
            <text:p text:style-name="Table_20_Contents">pu</text:p>
          </table:table-cell>
          <table:table-cell table:style-name="Table1.D653" office:value-type="string">
            <text:p text:style-name="Table_20_Contents">250</text:p>
          </table:table-cell>
        </table:table-row>
        <table:table-row>
          <table:table-cell table:style-name="Table1.A653" office:value-type="string">
            <text:p text:style-name="Table_20_Contents">Assist Speed 3</text:p>
          </table:table-cell>
          <table:table-cell table:style-name="Table1.B653" office:value-type="string">
            <text:p text:style-name="Table_20_Contents">Used only for single switch assist option. Fraction of maximum speed at assist level 3 of 4</text:p>
          </table:table-cell>
          <table:table-cell table:style-name="Table1.C653" office:value-type="string">
            <text:p text:style-name="Table_20_Contents">pu</text:p>
          </table:table-cell>
          <table:table-cell table:style-name="Table1.D653" office:value-type="string">
            <text:p text:style-name="Table_20_Contents">251</text:p>
          </table:table-cell>
        </table:table-row>
        <table:table-row>
          <table:table-cell table:style-name="Table1.A653" office:value-type="string">
            <text:p text:style-name="Table_20_Contents">Vehicle jog speed2</text:p>
          </table:table-cell>
          <table:table-cell table:style-name="Table1.B653" office:value-type="string">
            <text:p text:style-name="Table_20_Contents">Vehicle speed limit for boost mode, and inhibit speed for anti theft in km/hr</text:p>
          </table:table-cell>
          <table:table-cell table:style-name="Table1.C653" office:value-type="string">
            <text:p text:style-name="Table_20_Contents">km/hr</text:p>
          </table:table-cell>
          <table:table-cell table:style-name="Table1.D653" office:value-type="string">
            <text:p text:style-name="Table_20_Contents">252</text:p>
          </table:table-cell>
        </table:table-row>
        <table:table-row>
          <table:table-cell table:style-name="Table1.A653" office:value-type="string">
            <text:p text:style-name="Table_20_Contents">Assist Gain Walk</text:p>
          </table:table-cell>
          <table:table-cell table:style-name="Table1.B653" office:value-type="string">
            <text:p text:style-name="Table_20_Contents">Gain for walk mode</text:p>
          </table:table-cell>
          <table:table-cell table:style-name="Table1.C653" office:value-type="string">
            <text:p text:style-name="P1"/>
          </table:table-cell>
          <table:table-cell table:style-name="Table1.D653" office:value-type="string">
            <text:p text:style-name="Table_20_Contents">253</text:p>
          </table:table-cell>
        </table:table-row>
        <table:table-row>
          <table:table-cell table:style-name="Table1.A653" office:value-type="string">
            <text:p text:style-name="Table_20_Contents">Speed limit ramp time</text:p>
          </table:table-cell>
          <table:table-cell table:style-name="Table1.B653" office:value-type="string">
            <text:p text:style-name="Table_20_Contents">Speed limit ramp time for smooth clutch engagement on freewheel motors, 0 = disable</text:p>
          </table:table-cell>
          <table:table-cell table:style-name="Table1.C653" office:value-type="string">
            <text:p text:style-name="Table_20_Contents">ms</text:p>
          </table:table-cell>
          <table:table-cell table:style-name="Table1.D653" office:value-type="string">
            <text:p text:style-name="Table_20_Contents">254</text:p>
          </table:table-cell>
        </table:table-row>
        <table:table-row>
          <table:table-cell table:style-name="Table1.A653" office:value-type="string">
            <text:p text:style-name="Table_20_Contents">CAN sync loss timeout</text:p>
          </table:table-cell>
          <table:table-cell table:style-name="Table1.B653" office:value-type="string">
            <text:p text:style-name="Table_20_Contents">timeout for CAN systems when no sync pulses are recieved</text:p>
          </table:table-cell>
          <table:table-cell table:style-name="Table1.C653" office:value-type="string">
            <text:p text:style-name="Table_20_Contents">ms</text:p>
          </table:table-cell>
          <table:table-cell table:style-name="Table1.D653" office:value-type="string">
            <text:p text:style-name="Table_20_Contents">255</text:p>
          </table:table-cell>
        </table:table-row>
        <table:table-row>
          <table:table-cell table:style-name="Table1.A653" office:value-type="string">
            <text:p text:style-name="Table_20_Contents">software revision level</text:p>
          </table:table-cell>
          <table:table-cell table:style-name="Table1.B653" office:value-type="string">
            <text:p text:style-name="Table_20_Contents">Software revision level </text:p>
          </table:table-cell>
          <table:table-cell table:style-name="Table1.C653" office:value-type="string">
            <text:p text:style-name="P1"/>
          </table:table-cell>
          <table:table-cell table:style-name="Table1.D653" office:value-type="string">
            <text:p text:style-name="Table_20_Contents">256</text:p>
          </table:table-cell>
        </table:table-row>
        <table:table-row>
          <table:table-cell table:style-name="Table1.A653" office:value-type="string">
            <text:p text:style-name="Table_20_Contents">controller status</text:p>
          </table:table-cell>
          <table:table-cell table:style-name="Table1.B653" office:value-type="string">
            <text:p text:style-name="Table_20_Contents">TBD</text:p>
          </table:table-cell>
          <table:table-cell table:style-name="Table1.C653" office:value-type="string">
            <text:p text:style-name="P1"/>
          </table:table-cell>
          <table:table-cell table:style-name="Table1.D653" office:value-type="string">
            <text:p text:style-name="Table_20_Contents">257</text:p>
          </table:table-cell>
        </table:table-row>
        <table:table-row>
          <table:table-cell table:style-name="Table1.A653" office:value-type="string">
            <text:p text:style-name="Table_20_Contents">faults</text:p>
          </table:table-cell>
          <table:table-cell table:style-name="Table1.B653" office:value-type="string">
            <text:p text:style-name="Table_20_Contents">15 14 13 12 11 10 9 8 7 6 5 4 3 2 1 0 1=active 0=not active <text:line-break/>bit 0: Controller over voltage (flash code 1,1) <text:line-break/>bit 1: Phase over current (flash code 1,2) <text:line-break/>bit 2: Current sensor calibration (flash code 1,3) <text:line-break/>bit 3: Current sensor over current (flash code 1,4) <text:line-break/>bit 4: Controller over temperature (flash code 1,5) <text:line-break/>bit 5: Motor Hall sensor fault (flash code 1,6) <text:line-break/>bit 6: Controller under voltage (flash code 1,7) <text:line-break/>bit 7: POST static gating test (flash code 1,8) <text:line-break/>bit 8: Network communication timeout (flash code 2,1) <text:line-break/>bit 9: Instantaneous phase over current (flash code 2,2) <text:line-break/>bit 10: Motor over temperature (flash code 2,3) <text:line-break/>bit 11: Throttle voltage outside range (flash code 2,4) <text:line-break/>bit 12: Instantaneous controller over voltage (flash code 2,5) <text:line-break/>bit 13: Internal error (flash code 2,6 <text:line-break/>bit 14: POST dynamic gating test (flash code 2,7) <text:line-break/>bit 15: Instantaneous under voltage (flash code 2,8) </text:p>
          </table:table-cell>
          <table:table-cell table:style-name="Table1.C653" office:value-type="string">
            <text:p text:style-name="P1"/>
          </table:table-cell>
          <table:table-cell table:style-name="Table1.D653" office:value-type="string">
            <text:p text:style-name="Table_20_Contents">258</text:p>
          </table:table-cell>
        </table:table-row>
        <table:table-row>
          <table:table-cell table:style-name="Table1.A653" office:value-type="string">
            <text:p text:style-name="Table_20_Contents">controller temperature</text:p>
          </table:table-cell>
          <table:table-cell table:style-name="Table1.B653" office:value-type="string">
            <text:p text:style-name="Table_20_Contents">Base plate temperature</text:p>
          </table:table-cell>
          <table:table-cell table:style-name="Table1.C653" office:value-type="string">
            <text:p text:style-name="Table_20_Contents">deg C</text:p>
          </table:table-cell>
          <table:table-cell table:style-name="Table1.D653" office:value-type="string">
            <text:p text:style-name="Table_20_Contents">259</text:p>
          </table:table-cell>
        </table:table-row>
        <table:table-row>
          <table:table-cell table:style-name="Table1.A653" office:value-type="string">
            <text:p text:style-name="Table_20_Contents">vehicle speed</text:p>
          </table:table-cell>
          <table:table-cell table:style-name="Table1.B653" office:value-type="string">
            <text:p text:style-name="Table_20_Contents">Calculated vehicle speed</text:p>
          </table:table-cell>
          <table:table-cell table:style-name="Table1.C653" office:value-type="string">
            <text:p text:style-name="Table_20_Contents">km/hr</text:p>
          </table:table-cell>
          <table:table-cell table:style-name="Table1.D653" office:value-type="string">
            <text:p text:style-name="Table_20_Contents">260</text:p>
          </table:table-cell>
        </table:table-row>
        <table:table-row>
          <table:table-cell table:style-name="Table1.A653" office:value-type="string">
            <text:p text:style-name="Table_20_Contents">motor temperature</text:p>
          </table:table-cell>
          <table:table-cell table:style-name="Table1.B653" office:value-type="string">
            <text:p text:style-name="Table_20_Contents">Motor temperature </text:p>
          </table:table-cell>
          <table:table-cell table:style-name="Table1.C653" office:value-type="string">
            <text:p text:style-name="Table_20_Contents">deg C</text:p>
          </table:table-cell>
          <table:table-cell table:style-name="Table1.D653" office:value-type="string">
            <text:p text:style-name="Table_20_Contents">261</text:p>
          </table:table-cell>
        </table:table-row>
        <table:table-row>
          <table:table-cell table:style-name="Table1.A653" office:value-type="string">
            <text:p text:style-name="Table_20_Contents">motor current</text:p>
          </table:table-cell>
          <table:table-cell table:style-name="Table1.B653" office:value-type="string">
            <text:p text:style-name="Table_20_Contents">Motor peak current </text:p>
          </table:table-cell>
          <table:table-cell table:style-name="Table1.C653" office:value-type="string">
            <text:p text:style-name="Table_20_Contents">Amps</text:p>
          </table:table-cell>
          <table:table-cell table:style-name="Table1.D653" office:value-type="string">
            <text:p text:style-name="Table_20_Contents">262</text:p>
          </table:table-cell>
        </table:table-row>
        <text:soft-page-break/>
        <table:table-row>
          <table:table-cell table:style-name="Table1.A653" office:value-type="string">
            <text:p text:style-name="Table_20_Contents">motor rpm</text:p>
          </table:table-cell>
          <table:table-cell table:style-name="Table1.B653" office:value-type="string">
            <text:p text:style-name="Table_20_Contents">Motor speed </text:p>
          </table:table-cell>
          <table:table-cell table:style-name="Table1.C653" office:value-type="string">
            <text:p text:style-name="Table_20_Contents">RPM</text:p>
          </table:table-cell>
          <table:table-cell table:style-name="Table1.D653" office:value-type="string">
            <text:p text:style-name="Table_20_Contents">263</text:p>
          </table:table-cell>
        </table:table-row>
        <table:table-row>
          <table:table-cell table:style-name="Table1.A653" office:value-type="string">
            <text:p text:style-name="Table_20_Contents">motor speed</text:p>
          </table:table-cell>
          <table:table-cell table:style-name="Table1.B653" office:value-type="string">
            <text:p text:style-name="Table_20_Contents">Motor speed</text:p>
          </table:table-cell>
          <table:table-cell table:style-name="Table1.C653" office:value-type="string">
            <text:p text:style-name="Table_20_Contents">% of rated rpm</text:p>
          </table:table-cell>
          <table:table-cell table:style-name="Table1.D653" office:value-type="string">
            <text:p text:style-name="Table_20_Contents">264</text:p>
          </table:table-cell>
        </table:table-row>
        <table:table-row>
          <table:table-cell table:style-name="Table1.A653" office:value-type="string">
            <text:p text:style-name="Table_20_Contents">battery voltage</text:p>
          </table:table-cell>
          <table:table-cell table:style-name="Table1.B653" office:value-type="string">
            <text:p text:style-name="Table_20_Contents">Measured battery voltage</text:p>
          </table:table-cell>
          <table:table-cell table:style-name="Table1.C653" office:value-type="string">
            <text:p text:style-name="Table_20_Contents">Volts</text:p>
          </table:table-cell>
          <table:table-cell table:style-name="Table1.D653" office:value-type="string">
            <text:p text:style-name="Table_20_Contents">265</text:p>
          </table:table-cell>
        </table:table-row>
        <table:table-row>
          <table:table-cell table:style-name="Table1.A653" office:value-type="string">
            <text:p text:style-name="Table_20_Contents">battery current</text:p>
          </table:table-cell>
          <table:table-cell table:style-name="Table1.B653" office:value-type="string">
            <text:p text:style-name="Table_20_Contents">Measured battery amperage</text:p>
          </table:table-cell>
          <table:table-cell table:style-name="Table1.C653" office:value-type="string">
            <text:p text:style-name="Table_20_Contents">Amps</text:p>
          </table:table-cell>
          <table:table-cell table:style-name="Table1.D653" office:value-type="string">
            <text:p text:style-name="Table_20_Contents">266</text:p>
          </table:table-cell>
        </table:table-row>
        <table:table-row>
          <table:table-cell table:style-name="Table1.A653" office:value-type="string">
            <text:p text:style-name="Table_20_Contents">battery state of charge</text:p>
          </table:table-cell>
          <table:table-cell table:style-name="Table1.B653" office:value-type="string">
            <text:p text:style-name="Table_20_Contents">Remaining battery capacity</text:p>
          </table:table-cell>
          <table:table-cell table:style-name="Table1.C653" office:value-type="string">
            <text:p text:style-name="Table_20_Contents">%</text:p>
          </table:table-cell>
          <table:table-cell table:style-name="Table1.D653" office:value-type="string">
            <text:p text:style-name="Table_20_Contents">267</text:p>
          </table:table-cell>
        </table:table-row>
        <table:table-row>
          <table:table-cell table:style-name="Table1.A653" office:value-type="string">
            <text:p text:style-name="Table_20_Contents">battery power</text:p>
          </table:table-cell>
          <table:table-cell table:style-name="Table1.B653" office:value-type="string">
            <text:p text:style-name="Table_20_Contents">Calculated battery output power</text:p>
          </table:table-cell>
          <table:table-cell table:style-name="Table1.C653" office:value-type="string">
            <text:p text:style-name="Table_20_Contents">Watts</text:p>
          </table:table-cell>
          <table:table-cell table:style-name="Table1.D653" office:value-type="string">
            <text:p text:style-name="Table_20_Contents">268</text:p>
          </table:table-cell>
        </table:table-row>
        <table:table-row>
          <table:table-cell table:style-name="Table1.A653" office:value-type="string">
            <text:p text:style-name="Table_20_Contents">last fault</text:p>
          </table:table-cell>
          <table:table-cell table:style-name="Table1.B653" office:value-type="string">
            <text:p text:style-name="Table_20_Contents">15 14 13 12 11 10 9 8 7 6 5 4 3 2 1 0 1=active 0=not active <text:line-break/>bit 0: Controller over voltage (flash code 1,1) <text:line-break/>bit 1: Phase over current (flash code 1,2) <text:line-break/>bit 2: Current sensor calibration (flash code 1,3) <text:line-break/>bit 3: Current sensor over current (flash code 1,4) <text:line-break/>bit 4: Controller over temperature (flash code 1,5) <text:line-break/>bit 5: Motor Hall sensor fault (flash code 1,6) <text:line-break/>bit 6: Controller under voltage (flash code 1,7) <text:line-break/>bit 7: POST static gating test (flash code 1,8) <text:line-break/>bit 8: Network communication timeout (flash code 2,1) <text:line-break/>bit 9: Instantaneous phase over current (flash code 2,2) <text:line-break/>bit 10: Motor over temperature (flash code 2,3) <text:line-break/>bit 11: Throttle voltage outside range (flash code 2,4) <text:line-break/>bit 12: Instantaneous controller over voltage (flash code 2,5) <text:line-break/>bit 13: Internal error (flash code 2,6) <text:line-break/>bit 14: POST dynamic gating test (flash code 2,7) <text:line-break/>bit 15: Instantaneous under voltage (flash code 2,8) </text:p>
          </table:table-cell>
          <table:table-cell table:style-name="Table1.C653" office:value-type="string">
            <text:p text:style-name="P1"/>
          </table:table-cell>
          <table:table-cell table:style-name="Table1.D653" office:value-type="string">
            <text:p text:style-name="Table_20_Contents">269</text:p>
          </table:table-cell>
        </table:table-row>
        <table:table-row>
          <table:table-cell table:style-name="Table1.A653" office:value-type="string">
            <text:p text:style-name="Table_20_Contents">throttle voltage</text:p>
          </table:table-cell>
          <table:table-cell table:style-name="Table1.B653" office:value-type="string">
            <text:p text:style-name="Table_20_Contents">Filtered throttle voltage</text:p>
          </table:table-cell>
          <table:table-cell table:style-name="Table1.C653" office:value-type="string">
            <text:p text:style-name="Table_20_Contents">Volts</text:p>
          </table:table-cell>
          <table:table-cell table:style-name="Table1.D653" office:value-type="string">
            <text:p text:style-name="Table_20_Contents">270</text:p>
          </table:table-cell>
        </table:table-row>
        <table:table-row>
          <table:table-cell table:style-name="Table1.A653" office:value-type="string">
            <text:p text:style-name="Table_20_Contents">brake 1 voltage</text:p>
          </table:table-cell>
          <table:table-cell table:style-name="Table1.B653" office:value-type="string">
            <text:p text:style-name="Table_20_Contents">Filtered brake 1 voltage</text:p>
          </table:table-cell>
          <table:table-cell table:style-name="Table1.C653" office:value-type="string">
            <text:p text:style-name="Table_20_Contents">Volts</text:p>
          </table:table-cell>
          <table:table-cell table:style-name="Table1.D653" office:value-type="string">
            <text:p text:style-name="Table_20_Contents">271</text:p>
          </table:table-cell>
        </table:table-row>
        <table:table-row>
          <table:table-cell table:style-name="Table1.A653" office:value-type="string">
            <text:p text:style-name="Table_20_Contents">brake 2 voltage</text:p>
          </table:table-cell>
          <table:table-cell table:style-name="Table1.B653" office:value-type="string">
            <text:p text:style-name="Table_20_Contents">Filtered brake 2 voltage</text:p>
          </table:table-cell>
          <table:table-cell table:style-name="Table1.C653" office:value-type="string">
            <text:p text:style-name="Table_20_Contents">Volts</text:p>
          </table:table-cell>
          <table:table-cell table:style-name="Table1.D653" office:value-type="string">
            <text:p text:style-name="Table_20_Contents">272</text:p>
          </table:table-cell>
        </table:table-row>
        <table:table-row>
          <table:table-cell table:style-name="Table1.A653" office:value-type="string">
            <text:p text:style-name="Table_20_Contents">raw controller temperature sensor voltage</text:p>
          </table:table-cell>
          <table:table-cell table:style-name="Table1.B653" office:value-type="string">
            <text:p text:style-name="Table_20_Contents">Unfiltered controller temperature sensor voltage</text:p>
          </table:table-cell>
          <table:table-cell table:style-name="Table1.C653" office:value-type="string">
            <text:p text:style-name="Table_20_Contents">Volts</text:p>
          </table:table-cell>
          <table:table-cell table:style-name="Table1.D653" office:value-type="string">
            <text:p text:style-name="Table_20_Contents">273</text:p>
          </table:table-cell>
        </table:table-row>
        <table:table-row>
          <table:table-cell table:style-name="Table1.A653" office:value-type="string">
            <text:p text:style-name="Table_20_Contents">light sensor voltage</text:p>
          </table:table-cell>
          <table:table-cell table:style-name="Table1.B653" office:value-type="string">
            <text:p text:style-name="Table_20_Contents">Filtered light sensor voltage</text:p>
          </table:table-cell>
          <table:table-cell table:style-name="Table1.C653" office:value-type="string">
            <text:p text:style-name="Table_20_Contents">Volts</text:p>
          </table:table-cell>
          <table:table-cell table:style-name="Table1.D653" office:value-type="string">
            <text:p text:style-name="Table_20_Contents">274</text:p>
          </table:table-cell>
        </table:table-row>
        <table:table-row>
          <table:table-cell table:style-name="Table1.A653" office:value-type="string">
            <text:p text:style-name="Table_20_Contents">analog bms soc voltage</text:p>
          </table:table-cell>
          <table:table-cell table:style-name="Table1.B653" office:value-type="string">
            <text:p text:style-name="Table_20_Contents">Filtered BMS voltage</text:p>
          </table:table-cell>
          <table:table-cell table:style-name="Table1.C653" office:value-type="string">
            <text:p text:style-name="Table_20_Contents">Volts</text:p>
          </table:table-cell>
          <table:table-cell table:style-name="Table1.D653" office:value-type="string">
            <text:p text:style-name="Table_20_Contents">275</text:p>
          </table:table-cell>
        </table:table-row>
        <table:table-row>
          <table:table-cell table:style-name="Table1.A653" office:value-type="string">
            <text:p text:style-name="Table_20_Contents">digital inputs</text:p>
          </table:table-cell>
          <table:table-cell table:style-name="Table1.B653" office:value-type="string">
            <text:p text:style-name="Table_20_Contents">9 8 7 6 5 4 3 2 1 0 1=logic high 0=logic low <text:line-break/>bit 0: Hall C <text:line-break/>bit 1: Hall B <text:line-break/>bit 2: Hall A <text:line-break/>bit 3: Pedal First input <text:line-break/>bit 4: Cruise input <text:line-break/>bit 5: Brake 1 input <text:line-break/>bit 6: Brake 2 input <text:line-break/>bit 7: HWOC Pin <text:line-break/>bit 8: HWOC Latch <text:line-break/><text:soft-page-break/>bit 9: Remote Brake <text:line-break/>bit 10: Remote Pwr Rating Sw <text:line-break/>bit 11: Remote Regen1 <text:line-break/>bit 12: Remote Regen2 <text:line-break/>bit 13: Remote Spd Rating Sw </text:p>
          </table:table-cell>
          <table:table-cell table:style-name="Table1.C653" office:value-type="string">
            <text:p text:style-name="P1"/>
          </table:table-cell>
          <table:table-cell table:style-name="Table1.D653" office:value-type="string">
            <text:p text:style-name="Table_20_Contents">276</text:p>
          </table:table-cell>
        </table:table-row>
        <table:table-row>
          <table:table-cell table:style-name="Table1.A653" office:value-type="string">
            <text:p text:style-name="Table_20_Contents">warnings</text:p>
          </table:table-cell>
          <table:table-cell table:style-name="Table1.B653" office:value-type="string">
            <text:p text:style-name="Table_20_Contents">7 6 5 4 3 2 1 0 1=active 0=not active <text:line-break/>bit 0: Communication Timeout (flash code 5,1) <text:line-break/>bit 1: Hall Sensor (flash code 5,2) <text:line-break/>bit 2: Hall stall (flash code 5,3) <text:line-break/>bit 3: Wheel Speed Sensor(flash code 5,4) <text:line-break/>bit 4: CAN Bus (flash code 5,5) <text:line-break/>bit 5: Hall Illegal sector (flash code 5,6) <text:line-break/>bit 6: Hall illegal transition (flash code 5,7) <text:line-break/>bit 7: VdcLowFLDBK (flash code 5,8) <text:line-break/>bit 8: VdcHighFLDBK (flash code 6,1) <text:line-break/>bit 9: MotorTempFLDBK (flash code 6,2) <text:line-break/>bit 10: ContrlTempFLDBK (flash code 6,3) <text:line-break/>bit 11: LowSOCFLDBK (flash code 6,4) <text:line-break/>bit 12: HiSOCFLDBK (flash code 6,5) <text:line-break/>bit 13: I2tFLDBK (flash code 6,6) <text:line-break/>bit 14: (flash code 6,7) <text:line-break/>bit 15: BMSTimeout(flash code 6,8) </text:p>
          </table:table-cell>
          <table:table-cell table:style-name="Table1.C653" office:value-type="string">
            <text:p text:style-name="P1"/>
          </table:table-cell>
          <table:table-cell table:style-name="Table1.D653" office:value-type="string">
            <text:p text:style-name="Table_20_Contents">277</text:p>
          </table:table-cell>
        </table:table-row>
        <table:table-row>
          <table:table-cell table:style-name="Table1.A653" office:value-type="string">
            <text:p text:style-name="Table_20_Contents">rotor angle</text:p>
          </table:table-cell>
          <table:table-cell table:style-name="Table1.B653" office:value-type="string">
            <text:p text:style-name="Table_20_Contents">Motor electrical position</text:p>
          </table:table-cell>
          <table:table-cell table:style-name="Table1.C653" office:value-type="string">
            <text:p text:style-name="Table_20_Contents">degrees</text:p>
          </table:table-cell>
          <table:table-cell table:style-name="Table1.D653" office:value-type="string">
            <text:p text:style-name="Table_20_Contents">278</text:p>
          </table:table-cell>
        </table:table-row>
        <table:table-row>
          <table:table-cell table:style-name="Table1.A653" office:value-type="string">
            <text:p text:style-name="Table_20_Contents">battery temperature</text:p>
          </table:table-cell>
          <table:table-cell table:style-name="Table1.B653" office:value-type="string">
            <text:p text:style-name="Table_20_Contents">battery temperature</text:p>
          </table:table-cell>
          <table:table-cell table:style-name="Table1.C653" office:value-type="string">
            <text:p text:style-name="P1"/>
          </table:table-cell>
          <table:table-cell table:style-name="Table1.D653" office:value-type="string">
            <text:p text:style-name="Table_20_Contents">279</text:p>
          </table:table-cell>
        </table:table-row>
        <table:table-row>
          <table:table-cell table:style-name="Table1.A653" office:value-type="string">
            <text:p text:style-name="Table_20_Contents">battery power percent</text:p>
          </table:table-cell>
          <table:table-cell table:style-name="Table1.B653" office:value-type="string">
            <text:p text:style-name="Table_20_Contents">battery power in W divided by rated power in W</text:p>
          </table:table-cell>
          <table:table-cell table:style-name="Table1.C653" office:value-type="string">
            <text:p text:style-name="Table_20_Contents">% of rated power</text:p>
          </table:table-cell>
          <table:table-cell table:style-name="Table1.D653" office:value-type="string">
            <text:p text:style-name="Table_20_Contents">280</text:p>
          </table:table-cell>
        </table:table-row>
        <table:table-row>
          <table:table-cell table:style-name="Table1.A653" office:value-type="string">
            <text:p text:style-name="Table_20_Contents">dsp core temperature</text:p>
          </table:table-cell>
          <table:table-cell table:style-name="Table1.B653" office:value-type="string">
            <text:p text:style-name="Table_20_Contents">DSP temperature</text:p>
          </table:table-cell>
          <table:table-cell table:style-name="Table1.C653" office:value-type="string">
            <text:p text:style-name="Table_20_Contents">deg C</text:p>
          </table:table-cell>
          <table:table-cell table:style-name="Table1.D653" office:value-type="string">
            <text:p text:style-name="Table_20_Contents">281</text:p>
          </table:table-cell>
        </table:table-row>
        <table:table-row>
          <table:table-cell table:style-name="Table1.A653" office:value-type="string">
            <text:p text:style-name="Table_20_Contents">phase A current</text:p>
          </table:table-cell>
          <table:table-cell table:style-name="Table1.B653" office:value-type="string">
            <text:p text:style-name="Table_20_Contents">Measured motor phase A current</text:p>
          </table:table-cell>
          <table:table-cell table:style-name="Table1.C653" office:value-type="string">
            <text:p text:style-name="Table_20_Contents">Amps</text:p>
          </table:table-cell>
          <table:table-cell table:style-name="Table1.D653" office:value-type="string">
            <text:p text:style-name="Table_20_Contents">282</text:p>
          </table:table-cell>
        </table:table-row>
        <table:table-row>
          <table:table-cell table:style-name="Table1.A653" office:value-type="string">
            <text:p text:style-name="Table_20_Contents">phase B current</text:p>
          </table:table-cell>
          <table:table-cell table:style-name="Table1.B653" office:value-type="string">
            <text:p text:style-name="Table_20_Contents">Calculated motor phase B current</text:p>
          </table:table-cell>
          <table:table-cell table:style-name="Table1.C653" office:value-type="string">
            <text:p text:style-name="Table_20_Contents">Amps</text:p>
          </table:table-cell>
          <table:table-cell table:style-name="Table1.D653" office:value-type="string">
            <text:p text:style-name="Table_20_Contents">283</text:p>
          </table:table-cell>
        </table:table-row>
        <table:table-row>
          <table:table-cell table:style-name="Table1.A653" office:value-type="string">
            <text:p text:style-name="Table_20_Contents">phase C current</text:p>
          </table:table-cell>
          <table:table-cell table:style-name="Table1.B653" office:value-type="string">
            <text:p text:style-name="Table_20_Contents">Measured motor phase C current</text:p>
          </table:table-cell>
          <table:table-cell table:style-name="Table1.C653" office:value-type="string">
            <text:p text:style-name="Table_20_Contents">Amps</text:p>
          </table:table-cell>
          <table:table-cell table:style-name="Table1.D653" office:value-type="string">
            <text:p text:style-name="Table_20_Contents">284</text:p>
          </table:table-cell>
        </table:table-row>
        <table:table-row>
          <table:table-cell table:style-name="Table1.A653" office:value-type="string">
            <text:p text:style-name="Table_20_Contents">phase A voltage</text:p>
          </table:table-cell>
          <table:table-cell table:style-name="Table1.B653" office:value-type="string">
            <text:p text:style-name="Table_20_Contents">Measured instantaneous motor phase A voltage</text:p>
          </table:table-cell>
          <table:table-cell table:style-name="Table1.C653" office:value-type="string">
            <text:p text:style-name="Table_20_Contents">Volts</text:p>
          </table:table-cell>
          <table:table-cell table:style-name="Table1.D653" office:value-type="string">
            <text:p text:style-name="Table_20_Contents">285</text:p>
          </table:table-cell>
        </table:table-row>
        <table:table-row>
          <table:table-cell table:style-name="Table1.A653" office:value-type="string">
            <text:p text:style-name="Table_20_Contents">phase B voltage</text:p>
          </table:table-cell>
          <table:table-cell table:style-name="Table1.B653" office:value-type="string">
            <text:p text:style-name="Table_20_Contents">Measured instantaneous motor phase B voltage</text:p>
          </table:table-cell>
          <table:table-cell table:style-name="Table1.C653" office:value-type="string">
            <text:p text:style-name="Table_20_Contents">Volts</text:p>
          </table:table-cell>
          <table:table-cell table:style-name="Table1.D653" office:value-type="string">
            <text:p text:style-name="Table_20_Contents">286</text:p>
          </table:table-cell>
        </table:table-row>
        <table:table-row>
          <table:table-cell table:style-name="Table1.A653" office:value-type="string">
            <text:p text:style-name="Table_20_Contents">phase C voltage</text:p>
          </table:table-cell>
          <table:table-cell table:style-name="Table1.B653" office:value-type="string">
            <text:p text:style-name="Table_20_Contents">Measured instantaneous motor phase C voltage</text:p>
          </table:table-cell>
          <table:table-cell table:style-name="Table1.C653" office:value-type="string">
            <text:p text:style-name="Table_20_Contents">Volts</text:p>
          </table:table-cell>
          <table:table-cell table:style-name="Table1.D653" office:value-type="string">
            <text:p text:style-name="Table_20_Contents">287</text:p>
          </table:table-cell>
        </table:table-row>
        <table:table-row>
          <table:table-cell table:style-name="Table1.A653" office:value-type="string">
            <text:p text:style-name="Table_20_Contents">boot loader software revision</text:p>
          </table:table-cell>
          <table:table-cell table:style-name="Table1.B653" office:value-type="string">
            <text:p text:style-name="Table_20_Contents">Bootloader software revision</text:p>
          </table:table-cell>
          <table:table-cell table:style-name="Table1.C653" office:value-type="string">
            <text:p text:style-name="P1"/>
          </table:table-cell>
          <table:table-cell table:style-name="Table1.D653" office:value-type="string">
            <text:p text:style-name="Table_20_Contents">288</text:p>
          </table:table-cell>
        </table:table-row>
        <table:table-row>
          <table:table-cell table:style-name="Table1.A653" office:value-type="string">
            <text:p text:style-name="Table_20_Contents">light supply voltage</text:p>
          </table:table-cell>
          <table:table-cell table:style-name="Table1.B653" office:value-type="string">
            <text:p text:style-name="Table_20_Contents">6V light supply voltage for headlight brake light and running light</text:p>
          </table:table-cell>
          <table:table-cell table:style-name="Table1.C653" office:value-type="string">
            <text:p text:style-name="Table_20_Contents">V</text:p>
          </table:table-cell>
          <table:table-cell table:style-name="Table1.D653" office:value-type="string">
            <text:p text:style-name="Table_20_Contents">289</text:p>
          </table:table-cell>
        </table:table-row>
        <table:table-row>
          <table:table-cell table:style-name="Table1.A653" office:value-type="string">
            <text:p text:style-name="Table_20_Contents">high state of charge foldback gain</text:p>
          </table:table-cell>
          <table:table-cell table:style-name="Table1.B653" office:value-type="string">
            <text:p text:style-name="Table_20_Contents">high state of charge foldback on battery regen current</text:p>
          </table:table-cell>
          <table:table-cell table:style-name="Table1.C653" office:value-type="string">
            <text:p text:style-name="P1"/>
          </table:table-cell>
          <table:table-cell table:style-name="Table1.D653" office:value-type="string">
            <text:p text:style-name="Table_20_Contents">290</text:p>
          </table:table-cell>
        </table:table-row>
        <table:table-row>
          <table:table-cell table:style-name="Table1.A653" office:value-type="string">
            <text:p text:style-name="Table_20_Contents">raw battery voltage</text:p>
          </table:table-cell>
          <table:table-cell table:style-name="Table1.B653" office:value-type="string">
            <text:p text:style-name="Table_20_Contents">Unfiltered battery voltage measurement</text:p>
          </table:table-cell>
          <table:table-cell table:style-name="Table1.C653" office:value-type="string">
            <text:p text:style-name="Table_20_Contents">pu V</text:p>
          </table:table-cell>
          <table:table-cell table:style-name="Table1.D653" office:value-type="string">
            <text:p text:style-name="Table_20_Contents">291</text:p>
          </table:table-cell>
        </table:table-row>
        <table:table-row>
          <table:table-cell table:style-name="Table1.A653" office:value-type="string">
            <text:p text:style-name="Table_20_Contents">phase A voltage per unit</text:p>
          </table:table-cell>
          <table:table-cell table:style-name="Table1.B653" office:value-type="string">
            <text:p text:style-name="Table_20_Contents">Instantaneous phase A voltage measurement</text:p>
          </table:table-cell>
          <table:table-cell table:style-name="Table1.C653" office:value-type="string">
            <text:p text:style-name="Table_20_Contents">pu V</text:p>
          </table:table-cell>
          <table:table-cell table:style-name="Table1.D653" office:value-type="string">
            <text:p text:style-name="Table_20_Contents">292</text:p>
          </table:table-cell>
        </table:table-row>
        <table:table-row>
          <table:table-cell table:style-name="Table1.A653" office:value-type="string">
            <text:p text:style-name="Table_20_Contents">phase B voltage per unit</text:p>
          </table:table-cell>
          <table:table-cell table:style-name="Table1.B653" office:value-type="string">
            <text:p text:style-name="Table_20_Contents">Instantaneous phase B voltage measurement</text:p>
          </table:table-cell>
          <table:table-cell table:style-name="Table1.C653" office:value-type="string">
            <text:p text:style-name="Table_20_Contents">pu V</text:p>
          </table:table-cell>
          <table:table-cell table:style-name="Table1.D653" office:value-type="string">
            <text:p text:style-name="Table_20_Contents">293</text:p>
          </table:table-cell>
        </table:table-row>
        <table:table-row>
          <table:table-cell table:style-name="Table1.A653" office:value-type="string">
            <text:p text:style-name="Table_20_Contents">phase C voltage per unit</text:p>
          </table:table-cell>
          <table:table-cell table:style-name="Table1.B653" office:value-type="string">
            <text:p text:style-name="Table_20_Contents">Instantaneous phase C voltage measurement</text:p>
          </table:table-cell>
          <table:table-cell table:style-name="Table1.C653" office:value-type="string">
            <text:p text:style-name="Table_20_Contents">pu V</text:p>
          </table:table-cell>
          <table:table-cell table:style-name="Table1.D653" office:value-type="string">
            <text:p text:style-name="Table_20_Contents">294</text:p>
          </table:table-cell>
        </table:table-row>
        <table:table-row>
          <table:table-cell table:style-name="Table1.A653" office:value-type="string">
            <text:p text:style-name="Table_20_Contents">digital outputs</text:p>
          </table:table-cell>
          <table:table-cell table:style-name="Table1.B653" office:value-type="string">
            <text:p text:style-name="Table_20_Contents">15 14 13 12 11 10 9 8 7 6 5 4 3 2 1 0 1=active 0=not <text:soft-page-break/>active <text:line-break/>bit 0: Headlight <text:line-break/>bit 1: RS 485 TX <text:line-break/>bit 2: HDQ TX <text:line-break/>bit 3: Current sensor power <text:line-break/>bit 4: Main power <text:line-break/>bit 5: LED <text:line-break/>bit 6: Hardware over current reset <text:line-break/>bit 7: A <text:line-break/>bit 8: B <text:line-break/>bit 9: C <text:line-break/>bit 10: Running light <text:line-break/>bit 11: Brake light <text:line-break/>bit 12: LIN enable <text:line-break/>bit 13: FAG enable <text:line-break/>bit 14: Charger disable <text:line-break/>bit 15: </text:p>
          </table:table-cell>
          <table:table-cell table:style-name="Table1.C653" office:value-type="string">
            <text:p text:style-name="P1"/>
          </table:table-cell>
          <table:table-cell table:style-name="Table1.D653" office:value-type="string">
            <text:p text:style-name="Table_20_Contents">295</text:p>
          </table:table-cell>
        </table:table-row>
        <table:table-row>
          <table:table-cell table:style-name="Table1.A653" office:value-type="string">
            <text:p text:style-name="Table_20_Contents">ia_pu</text:p>
          </table:table-cell>
          <table:table-cell table:style-name="Table1.B653" office:value-type="string">
            <text:p text:style-name="Table_20_Contents">Reserved for future use</text:p>
          </table:table-cell>
          <table:table-cell table:style-name="Table1.C653" office:value-type="string">
            <text:p text:style-name="P1"/>
          </table:table-cell>
          <table:table-cell table:style-name="Table1.D653" office:value-type="string">
            <text:p text:style-name="Table_20_Contents">296</text:p>
          </table:table-cell>
        </table:table-row>
        <table:table-row>
          <table:table-cell table:style-name="Table1.A653" office:value-type="string">
            <text:p text:style-name="Table_20_Contents">ic_pu</text:p>
          </table:table-cell>
          <table:table-cell table:style-name="Table1.B653" office:value-type="string">
            <text:p text:style-name="Table_20_Contents">Reserved for future use</text:p>
          </table:table-cell>
          <table:table-cell table:style-name="Table1.C653" office:value-type="string">
            <text:p text:style-name="P1"/>
          </table:table-cell>
          <table:table-cell table:style-name="Table1.D653" office:value-type="string">
            <text:p text:style-name="Table_20_Contents">297</text:p>
          </table:table-cell>
        </table:table-row>
        <table:table-row>
          <table:table-cell table:style-name="Table1.A653" office:value-type="string">
            <text:p text:style-name="Table_20_Contents">overload accumulator</text:p>
          </table:table-cell>
          <table:table-cell table:style-name="Table1.B653" office:value-type="string">
            <text:p text:style-name="Table_20_Contents">Accumulated i^2t overload heat in %</text:p>
          </table:table-cell>
          <table:table-cell table:style-name="Table1.C653" office:value-type="string">
            <text:p text:style-name="Table_20_Contents">%</text:p>
          </table:table-cell>
          <table:table-cell table:style-name="Table1.D653" office:value-type="string">
            <text:p text:style-name="Table_20_Contents">298</text:p>
          </table:table-cell>
        </table:table-row>
        <table:table-row>
          <table:table-cell table:style-name="Table1.A653" office:value-type="string">
            <text:p text:style-name="Table_20_Contents">faults2</text:p>
          </table:table-cell>
          <table:table-cell table:style-name="Table1.B653" office:value-type="string">
            <text:p text:style-name="Table_20_Contents">15 14 13 12 11 10 9 8 7 6 5 4 3 2 1 0 1=active 0=not active <text:line-break/>bit 0: Parameter CRC (flash code 3,1) <text:line-break/>bit 1: Current Scaling(flash code 3,2) <text:line-break/>bit 2: Voltage Scaling(flash code 3,3) <text:line-break/>bit 3: Headlight Undervoltage(flash code 3,4) <text:line-break/>bit 4: Torque sensor(flash code 3,5) <text:line-break/>bit 5: CAN bus(flash code 3,6) <text:line-break/>bit 6: Hall Stall(flash code 3,7) <text:line-break/>bit 7: Bootloader(flash code 3,8) <text:line-break/>bit 8: Parameter2CRC(flash code 4,1) <text:line-break/>bit 9: (flash code 4,2) <text:line-break/>bit 10: (flash code 4,3) <text:line-break/>bit 11: (flash code 4,4) <text:line-break/>bit 12:(flash code 4,5) <text:line-break/>bit 13: (flash code 4,6) <text:line-break/>bit 14: (flash code 4,7) <text:line-break/>bit 15: (flash code 4,8) </text:p>
          </table:table-cell>
          <table:table-cell table:style-name="Table1.C653" office:value-type="string">
            <text:p text:style-name="P1"/>
          </table:table-cell>
          <table:table-cell table:style-name="Table1.D653" office:value-type="string">
            <text:p text:style-name="Table_20_Contents">299</text:p>
          </table:table-cell>
        </table:table-row>
        <table:table-row>
          <table:table-cell table:style-name="Table1.A653" office:value-type="string">
            <text:p text:style-name="Table_20_Contents">motor phase U high voltage POST</text:p>
          </table:table-cell>
          <table:table-cell table:style-name="Table1.B653" office:value-type="string">
            <text:p text:style-name="Table_20_Contents">Measured phase U voltage at 85% duty cycle nomalized to the battery voltage</text:p>
          </table:table-cell>
          <table:table-cell table:style-name="Table1.C653" office:value-type="string">
            <text:p text:style-name="Table_20_Contents">V (norm)</text:p>
          </table:table-cell>
          <table:table-cell table:style-name="Table1.D653" office:value-type="string">
            <text:p text:style-name="Table_20_Contents">300</text:p>
          </table:table-cell>
        </table:table-row>
        <table:table-row>
          <table:table-cell table:style-name="Table1.A653" office:value-type="string">
            <text:p text:style-name="Table_20_Contents">motor phase U low voltage POST</text:p>
          </table:table-cell>
          <table:table-cell table:style-name="Table1.B653" office:value-type="string">
            <text:p text:style-name="Table_20_Contents">Measured phase U voltage at 15% duty cycle nomalized to the battery voltage</text:p>
          </table:table-cell>
          <table:table-cell table:style-name="Table1.C653" office:value-type="string">
            <text:p text:style-name="Table_20_Contents">V (norm)</text:p>
          </table:table-cell>
          <table:table-cell table:style-name="Table1.D653" office:value-type="string">
            <text:p text:style-name="Table_20_Contents">301</text:p>
          </table:table-cell>
        </table:table-row>
        <table:table-row>
          <table:table-cell table:style-name="Table1.A653" office:value-type="string">
            <text:p text:style-name="Table_20_Contents">motor phase V high voltage POST</text:p>
          </table:table-cell>
          <table:table-cell table:style-name="Table1.B653" office:value-type="string">
            <text:p text:style-name="Table_20_Contents">Measured phase V voltage at 85% duty cycle nomalized to the battery voltage</text:p>
          </table:table-cell>
          <table:table-cell table:style-name="Table1.C653" office:value-type="string">
            <text:p text:style-name="Table_20_Contents">V (norm)</text:p>
          </table:table-cell>
          <table:table-cell table:style-name="Table1.D653" office:value-type="string">
            <text:p text:style-name="Table_20_Contents">302</text:p>
          </table:table-cell>
        </table:table-row>
        <table:table-row>
          <table:table-cell table:style-name="Table1.A653" office:value-type="string">
            <text:p text:style-name="Table_20_Contents">motor phase V low voltage POST</text:p>
          </table:table-cell>
          <table:table-cell table:style-name="Table1.B653" office:value-type="string">
            <text:p text:style-name="Table_20_Contents">Measured phase V voltage at 15% duty cycle nomalized to the battery voltage</text:p>
          </table:table-cell>
          <table:table-cell table:style-name="Table1.C653" office:value-type="string">
            <text:p text:style-name="Table_20_Contents">V (norm)</text:p>
          </table:table-cell>
          <table:table-cell table:style-name="Table1.D653" office:value-type="string">
            <text:p text:style-name="Table_20_Contents">303</text:p>
          </table:table-cell>
        </table:table-row>
        <table:table-row>
          <table:table-cell table:style-name="Table1.A653" office:value-type="string">
            <text:p text:style-name="Table_20_Contents">motor phase W high voltage POST</text:p>
          </table:table-cell>
          <table:table-cell table:style-name="Table1.B653" office:value-type="string">
            <text:p text:style-name="Table_20_Contents">Measured phase W voltage at 85% duty cycle nomalized to the battery voltage</text:p>
          </table:table-cell>
          <table:table-cell table:style-name="Table1.C653" office:value-type="string">
            <text:p text:style-name="Table_20_Contents">V (norm)</text:p>
          </table:table-cell>
          <table:table-cell table:style-name="Table1.D653" office:value-type="string">
            <text:p text:style-name="Table_20_Contents">304</text:p>
          </table:table-cell>
        </table:table-row>
        <text:soft-page-break/>
        <table:table-row>
          <table:table-cell table:style-name="Table1.A653" office:value-type="string">
            <text:p text:style-name="Table_20_Contents">motor phase W low voltage POST</text:p>
          </table:table-cell>
          <table:table-cell table:style-name="Table1.B653" office:value-type="string">
            <text:p text:style-name="Table_20_Contents">Measured phase W voltage at 15% duty cycle nomalized to the battery voltage</text:p>
          </table:table-cell>
          <table:table-cell table:style-name="Table1.C653" office:value-type="string">
            <text:p text:style-name="Table_20_Contents">V (norm)</text:p>
          </table:table-cell>
          <table:table-cell table:style-name="Table1.D653" office:value-type="string">
            <text:p text:style-name="Table_20_Contents">305</text:p>
          </table:table-cell>
        </table:table-row>
        <table:table-row>
          <table:table-cell table:style-name="Table1.A653" office:value-type="string">
            <text:p text:style-name="Table_20_Contents">motor phase U open circuit voltage POST</text:p>
          </table:table-cell>
          <table:table-cell table:style-name="Table1.B653" office:value-type="string">
            <text:p text:style-name="Table_20_Contents">Measured phase U open circuit voltage nomalized to the battery voltage</text:p>
          </table:table-cell>
          <table:table-cell table:style-name="Table1.C653" office:value-type="string">
            <text:p text:style-name="Table_20_Contents">V (norm)</text:p>
          </table:table-cell>
          <table:table-cell table:style-name="Table1.D653" office:value-type="string">
            <text:p text:style-name="Table_20_Contents">306</text:p>
          </table:table-cell>
        </table:table-row>
        <table:table-row>
          <table:table-cell table:style-name="Table1.A653" office:value-type="string">
            <text:p text:style-name="Table_20_Contents">motor phase V open circuit voltage POST</text:p>
          </table:table-cell>
          <table:table-cell table:style-name="Table1.B653" office:value-type="string">
            <text:p text:style-name="Table_20_Contents">Measured phase V open circuit voltage nomalized to the battery voltage</text:p>
          </table:table-cell>
          <table:table-cell table:style-name="Table1.C653" office:value-type="string">
            <text:p text:style-name="Table_20_Contents">V (norm)</text:p>
          </table:table-cell>
          <table:table-cell table:style-name="Table1.D653" office:value-type="string">
            <text:p text:style-name="Table_20_Contents">307</text:p>
          </table:table-cell>
        </table:table-row>
        <table:table-row>
          <table:table-cell table:style-name="Table1.A653" office:value-type="string">
            <text:p text:style-name="Table_20_Contents">motor phase W open circuit voltage POST</text:p>
          </table:table-cell>
          <table:table-cell table:style-name="Table1.B653" office:value-type="string">
            <text:p text:style-name="Table_20_Contents">Measured phase W open circuit voltage nomalized to the battery voltage</text:p>
          </table:table-cell>
          <table:table-cell table:style-name="Table1.C653" office:value-type="string">
            <text:p text:style-name="Table_20_Contents">V (norm)</text:p>
          </table:table-cell>
          <table:table-cell table:style-name="Table1.D653" office:value-type="string">
            <text:p text:style-name="Table_20_Contents">308</text:p>
          </table:table-cell>
        </table:table-row>
        <table:table-row>
          <table:table-cell table:style-name="Table1.A653" office:value-type="string">
            <text:p text:style-name="Table_20_Contents">phase regen current power limit</text:p>
          </table:table-cell>
          <table:table-cell table:style-name="Table1.B653" office:value-type="string">
            <text:p text:style-name="Table_20_Contents">motor phase current limit due to power or battery current</text:p>
          </table:table-cell>
          <table:table-cell table:style-name="Table1.C653" office:value-type="string">
            <text:p text:style-name="Table_20_Contents">pu</text:p>
          </table:table-cell>
          <table:table-cell table:style-name="Table1.D653" office:value-type="string">
            <text:p text:style-name="Table_20_Contents">309</text:p>
          </table:table-cell>
        </table:table-row>
        <table:table-row>
          <table:table-cell table:style-name="Table1.A653" office:value-type="string">
            <text:p text:style-name="Table_20_Contents">high voltage foldback gain</text:p>
          </table:table-cell>
          <table:table-cell table:style-name="Table1.B653" office:value-type="string">
            <text:p text:style-name="Table_20_Contents">battery limit high voltage foldback gain</text:p>
          </table:table-cell>
          <table:table-cell table:style-name="Table1.C653" office:value-type="string">
            <text:p text:style-name="Table_20_Contents">pu</text:p>
          </table:table-cell>
          <table:table-cell table:style-name="Table1.D653" office:value-type="string">
            <text:p text:style-name="Table_20_Contents">310</text:p>
          </table:table-cell>
        </table:table-row>
        <table:table-row>
          <table:table-cell table:style-name="Table1.A653" office:value-type="string">
            <text:p text:style-name="Table_20_Contents">wheel RPM (speed sensor based)</text:p>
          </table:table-cell>
          <table:table-cell table:style-name="Table1.B653" office:value-type="string">
            <text:p text:style-name="Table_20_Contents">Calculated wheel speed based on wheel speed sensor</text:p>
          </table:table-cell>
          <table:table-cell table:style-name="Table1.C653" office:value-type="string">
            <text:p text:style-name="Table_20_Contents">RPM</text:p>
          </table:table-cell>
          <table:table-cell table:style-name="Table1.D653" office:value-type="string">
            <text:p text:style-name="Table_20_Contents">311</text:p>
          </table:table-cell>
        </table:table-row>
        <table:table-row>
          <table:table-cell table:style-name="Table1.A653" office:value-type="string">
            <text:p text:style-name="Table_20_Contents">wheel RPM (motor based)</text:p>
          </table:table-cell>
          <table:table-cell table:style-name="Table1.B653" office:value-type="string">
            <text:p text:style-name="Table_20_Contents">Calculated wheel speed based on motor pole pairs</text:p>
          </table:table-cell>
          <table:table-cell table:style-name="Table1.C653" office:value-type="string">
            <text:p text:style-name="Table_20_Contents">RPM</text:p>
          </table:table-cell>
          <table:table-cell table:style-name="Table1.D653" office:value-type="string">
            <text:p text:style-name="Table_20_Contents">312</text:p>
          </table:table-cell>
        </table:table-row>
        <table:table-row>
          <table:table-cell table:style-name="Table1.A653" office:value-type="string">
            <text:p text:style-name="Table_20_Contents">measured wheel RPM</text:p>
          </table:table-cell>
          <table:table-cell table:style-name="Table1.B653" office:value-type="string">
            <text:p text:style-name="Table_20_Contents">Measured wheel speed</text:p>
          </table:table-cell>
          <table:table-cell table:style-name="Table1.C653" office:value-type="string">
            <text:p text:style-name="Table_20_Contents">RPM</text:p>
          </table:table-cell>
          <table:table-cell table:style-name="Table1.D653" office:value-type="string">
            <text:p text:style-name="Table_20_Contents">313</text:p>
          </table:table-cell>
        </table:table-row>
        <table:table-row>
          <table:table-cell table:style-name="Table1.A653" office:value-type="string">
            <text:p text:style-name="Table_20_Contents">local power limit command</text:p>
          </table:table-cell>
          <table:table-cell table:style-name="Table1.B653" office:value-type="string">
            <text:p text:style-name="Table_20_Contents">switched between 1.0 and ratio of alt rated power</text:p>
          </table:table-cell>
          <table:table-cell table:style-name="Table1.C653" office:value-type="string">
            <text:p text:style-name="Table_20_Contents">pu </text:p>
          </table:table-cell>
          <table:table-cell table:style-name="Table1.D653" office:value-type="string">
            <text:p text:style-name="Table_20_Contents">314</text:p>
          </table:table-cell>
        </table:table-row>
        <table:table-row>
          <table:table-cell table:style-name="Table1.A653" office:value-type="string">
            <text:p text:style-name="Table_20_Contents">phase A current sensor offset</text:p>
          </table:table-cell>
          <table:table-cell table:style-name="Table1.B653" office:value-type="string">
            <text:p text:style-name="Table_20_Contents">% of full scale sensor reading (nominal value = 0.5)</text:p>
          </table:table-cell>
          <table:table-cell table:style-name="Table1.C653" office:value-type="string">
            <text:p text:style-name="Table_20_Contents">% of full scale</text:p>
          </table:table-cell>
          <table:table-cell table:style-name="Table1.D653" office:value-type="string">
            <text:p text:style-name="Table_20_Contents">315</text:p>
          </table:table-cell>
        </table:table-row>
        <table:table-row>
          <table:table-cell table:style-name="Table1.A653" office:value-type="string">
            <text:p text:style-name="Table_20_Contents">phase C current sensor offset</text:p>
          </table:table-cell>
          <table:table-cell table:style-name="Table1.B653" office:value-type="string">
            <text:p text:style-name="Table_20_Contents">% of full scale sensor reading (nominal value = 0.5)</text:p>
          </table:table-cell>
          <table:table-cell table:style-name="Table1.C653" office:value-type="string">
            <text:p text:style-name="Table_20_Contents">% of full scale</text:p>
          </table:table-cell>
          <table:table-cell table:style-name="Table1.D653" office:value-type="string">
            <text:p text:style-name="Table_20_Contents">316</text:p>
          </table:table-cell>
        </table:table-row>
        <table:table-row>
          <table:table-cell table:style-name="Table1.A653" office:value-type="string">
            <text:p text:style-name="Table_20_Contents">low voltage foldback gain</text:p>
          </table:table-cell>
          <table:table-cell table:style-name="Table1.B653" office:value-type="string">
            <text:p text:style-name="Table_20_Contents">battery low voltage foldback gain</text:p>
          </table:table-cell>
          <table:table-cell table:style-name="Table1.C653" office:value-type="string">
            <text:p text:style-name="Table_20_Contents">pu</text:p>
          </table:table-cell>
          <table:table-cell table:style-name="Table1.D653" office:value-type="string">
            <text:p text:style-name="Table_20_Contents">317</text:p>
          </table:table-cell>
        </table:table-row>
        <table:table-row>
          <table:table-cell table:style-name="Table1.A653" office:value-type="string">
            <text:p text:style-name="Table_20_Contents">phase motoring current power limit</text:p>
          </table:table-cell>
          <table:table-cell table:style-name="Table1.B653" office:value-type="string">
            <text:p text:style-name="Table_20_Contents">motor phase current limit due to power or battery current</text:p>
          </table:table-cell>
          <table:table-cell table:style-name="Table1.C653" office:value-type="string">
            <text:p text:style-name="Table_20_Contents">pu</text:p>
          </table:table-cell>
          <table:table-cell table:style-name="Table1.D653" office:value-type="string">
            <text:p text:style-name="Table_20_Contents">318</text:p>
          </table:table-cell>
        </table:table-row>
        <table:table-row>
          <table:table-cell table:style-name="Table1.A653" office:value-type="string">
            <text:p text:style-name="Table_20_Contents">motor i^2t foldback gain</text:p>
          </table:table-cell>
          <table:table-cell table:style-name="Table1.B653" office:value-type="string">
            <text:p text:style-name="Table_20_Contents">Motor I^2t overload foldback gain</text:p>
          </table:table-cell>
          <table:table-cell table:style-name="Table1.C653" office:value-type="string">
            <text:p text:style-name="Table_20_Contents">pu</text:p>
          </table:table-cell>
          <table:table-cell table:style-name="Table1.D653" office:value-type="string">
            <text:p text:style-name="Table_20_Contents">319</text:p>
          </table:table-cell>
        </table:table-row>
        <table:table-row>
          <table:table-cell table:style-name="Table1.A653" office:value-type="string">
            <text:p text:style-name="Table_20_Contents">motor temperature foldback gain</text:p>
          </table:table-cell>
          <table:table-cell table:style-name="Table1.B653" office:value-type="string">
            <text:p text:style-name="Table_20_Contents">Motor temperature foldback gain</text:p>
          </table:table-cell>
          <table:table-cell table:style-name="Table1.C653" office:value-type="string">
            <text:p text:style-name="Table_20_Contents">pu</text:p>
          </table:table-cell>
          <table:table-cell table:style-name="Table1.D653" office:value-type="string">
            <text:p text:style-name="Table_20_Contents">320</text:p>
          </table:table-cell>
        </table:table-row>
        <table:table-row>
          <table:table-cell table:style-name="Table1.A653" office:value-type="string">
            <text:p text:style-name="Table_20_Contents">inverter temperature foldback gain</text:p>
          </table:table-cell>
          <table:table-cell table:style-name="Table1.B653" office:value-type="string">
            <text:p text:style-name="Table_20_Contents">Inverter (hot and cold) foldback gain</text:p>
          </table:table-cell>
          <table:table-cell table:style-name="Table1.C653" office:value-type="string">
            <text:p text:style-name="Table_20_Contents">pu</text:p>
          </table:table-cell>
          <table:table-cell table:style-name="Table1.D653" office:value-type="string">
            <text:p text:style-name="Table_20_Contents">321</text:p>
          </table:table-cell>
        </table:table-row>
        <table:table-row>
          <table:table-cell table:style-name="Table1.A653" office:value-type="string">
            <text:p text:style-name="Table_20_Contents">speed limiter output</text:p>
          </table:table-cell>
          <table:table-cell table:style-name="Table1.B653" office:value-type="string">
            <text:p text:style-name="Table_20_Contents">Current limit due to speed (speed reg mode 2 only)</text:p>
          </table:table-cell>
          <table:table-cell table:style-name="Table1.C653" office:value-type="string">
            <text:p text:style-name="Table_20_Contents">pu</text:p>
          </table:table-cell>
          <table:table-cell table:style-name="Table1.D653" office:value-type="string">
            <text:p text:style-name="Table_20_Contents">322</text:p>
          </table:table-cell>
        </table:table-row>
        <table:table-row>
          <table:table-cell table:style-name="Table1.A653" office:value-type="string">
            <text:p text:style-name="Table_20_Contents">motoring phase current limit</text:p>
          </table:table-cell>
          <table:table-cell table:style-name="Table1.B653" office:value-type="string">
            <text:p text:style-name="Table_20_Contents">Maximum motor current after thermal foldbacks applied</text:p>
          </table:table-cell>
          <table:table-cell table:style-name="Table1.C653" office:value-type="string">
            <text:p text:style-name="Table_20_Contents">pu</text:p>
          </table:table-cell>
          <table:table-cell table:style-name="Table1.D653" office:value-type="string">
            <text:p text:style-name="Table_20_Contents">323</text:p>
          </table:table-cell>
        </table:table-row>
        <table:table-row>
          <table:table-cell table:style-name="Table1.A653" office:value-type="string">
            <text:p text:style-name="Table_20_Contents">low state of charge foldback gain</text:p>
          </table:table-cell>
          <table:table-cell table:style-name="Table1.B653" office:value-type="string">
            <text:p text:style-name="Table_20_Contents">Battery low state of change foldback gain</text:p>
          </table:table-cell>
          <table:table-cell table:style-name="Table1.C653" office:value-type="string">
            <text:p text:style-name="Table_20_Contents">pu</text:p>
          </table:table-cell>
          <table:table-cell table:style-name="Table1.D653" office:value-type="string">
            <text:p text:style-name="Table_20_Contents">324</text:p>
          </table:table-cell>
        </table:table-row>
        <table:table-row>
          <table:table-cell table:style-name="Table1.A653" office:value-type="string">
            <text:p text:style-name="Table_20_Contents">throttle setpoint</text:p>
          </table:table-cell>
          <table:table-cell table:style-name="Table1.B653" office:value-type="string">
            <text:p text:style-name="Table_20_Contents">Filtered throttle signal</text:p>
          </table:table-cell>
          <table:table-cell table:style-name="Table1.C653" office:value-type="string">
            <text:p text:style-name="Table_20_Contents">pu</text:p>
          </table:table-cell>
          <table:table-cell table:style-name="Table1.D653" office:value-type="string">
            <text:p text:style-name="Table_20_Contents">325</text:p>
          </table:table-cell>
        </table:table-row>
        <table:table-row>
          <table:table-cell table:style-name="Table1.A653" office:value-type="string">
            <text:p text:style-name="Table_20_Contents">brake setpoint</text:p>
          </table:table-cell>
          <table:table-cell table:style-name="Table1.B653" office:value-type="string">
            <text:p text:style-name="Table_20_Contents">Filtered analog brake</text:p>
          </table:table-cell>
          <table:table-cell table:style-name="Table1.C653" office:value-type="string">
            <text:p text:style-name="Table_20_Contents">pu</text:p>
          </table:table-cell>
          <table:table-cell table:style-name="Table1.D653" office:value-type="string">
            <text:p text:style-name="Table_20_Contents">326</text:p>
          </table:table-cell>
        </table:table-row>
        <table:table-row>
          <table:table-cell table:style-name="Table1.A653" office:value-type="string">
            <text:p text:style-name="Table_20_Contents">ebike flags</text:p>
          </table:table-cell>
          <table:table-cell table:style-name="Table1.B653" office:value-type="string">
            <text:p text:style-name="Table_20_Contents">11 10 9 8 7 6 5 4 3 2 1 0 1=active 0=not active <text:line-break/>bit 0: Brake <text:line-break/>bit 1: Cutout <text:line-break/>bit 2: Run Req <text:line-break/>bit 3: Pedal <text:line-break/><text:soft-page-break/>bit 4: Regen <text:line-break/>bit 5: Walk <text:line-break/>bit 6: Walk start <text:line-break/>bit 7: Throttle <text:line-break/>bit 8: Rvs <text:line-break/>bit 9: Interlock off <text:line-break/>bit 10: Pedal ramp rate active <text:line-break/>bit 11: Gate enble request <text:line-break/>bit 12: Gate enabled <text:line-break/>bit 13: Boost mode <text:line-break/>bit 14: Anti theft enabled </text:p>
          </table:table-cell>
          <table:table-cell table:style-name="Table1.C653" office:value-type="string">
            <text:p text:style-name="P1"/>
          </table:table-cell>
          <table:table-cell table:style-name="Table1.D653" office:value-type="string">
            <text:p text:style-name="Table_20_Contents">327</text:p>
          </table:table-cell>
        </table:table-row>
        <table:table-row>
          <table:table-cell table:style-name="Table1.A653" office:value-type="string">
            <text:p text:style-name="Table_20_Contents">instantaneous pedal speed</text:p>
          </table:table-cell>
          <table:table-cell table:style-name="Table1.B653" office:value-type="string">
            <text:p text:style-name="Table_20_Contents">instantaneous pedal speed</text:p>
          </table:table-cell>
          <table:table-cell table:style-name="Table1.C653" office:value-type="string">
            <text:p text:style-name="Table_20_Contents">RPM</text:p>
          </table:table-cell>
          <table:table-cell table:style-name="Table1.D653" office:value-type="string">
            <text:p text:style-name="Table_20_Contents">328</text:p>
          </table:table-cell>
        </table:table-row>
        <table:table-row>
          <table:table-cell table:style-name="Table1.A653" office:value-type="string">
            <text:p text:style-name="Table_20_Contents">assist speed limit</text:p>
          </table:table-cell>
          <table:table-cell table:style-name="Table1.B653" office:value-type="string">
            <text:p text:style-name="Table_20_Contents">Speed limit reduction based on assist mode</text:p>
          </table:table-cell>
          <table:table-cell table:style-name="Table1.C653" office:value-type="string">
            <text:p text:style-name="Table_20_Contents">pu</text:p>
          </table:table-cell>
          <table:table-cell table:style-name="Table1.D653" office:value-type="string">
            <text:p text:style-name="Table_20_Contents">329</text:p>
          </table:table-cell>
        </table:table-row>
        <table:table-row>
          <table:table-cell table:style-name="Table1.A653" office:value-type="string">
            <text:p text:style-name="Table_20_Contents">sensorless state</text:p>
          </table:table-cell>
          <table:table-cell table:style-name="Table1.B653" office:value-type="string">
            <text:p text:style-name="Table_20_Contents">Defines current state of sensorless startup state machine</text:p>
          </table:table-cell>
          <table:table-cell table:style-name="Table1.C653" office:value-type="string">
            <text:p text:style-name="P1"/>
          </table:table-cell>
          <table:table-cell table:style-name="Table1.D653" office:value-type="string">
            <text:p text:style-name="Table_20_Contents">330</text:p>
          </table:table-cell>
        </table:table-row>
        <table:table-row>
          <table:table-cell table:style-name="Table1.A653" office:value-type="string">
            <text:p text:style-name="Table_20_Contents">average pedal speed</text:p>
          </table:table-cell>
          <table:table-cell table:style-name="Table1.B653" office:value-type="string">
            <text:p text:style-name="Table_20_Contents">Measured pedal speed in RPM from pedal sensor</text:p>
          </table:table-cell>
          <table:table-cell table:style-name="Table1.C653" office:value-type="string">
            <text:p text:style-name="Table_20_Contents">RPM</text:p>
          </table:table-cell>
          <table:table-cell table:style-name="Table1.D653" office:value-type="string">
            <text:p text:style-name="Table_20_Contents">331</text:p>
          </table:table-cell>
        </table:table-row>
        <table:table-row>
          <table:table-cell table:style-name="Table1.A653" office:value-type="string">
            <text:p text:style-name="Table_20_Contents">average pedal torque</text:p>
          </table:table-cell>
          <table:table-cell table:style-name="Table1.B653" office:value-type="string">
            <text:p text:style-name="Table_20_Contents">Measured pedal torque in Nm from pedal sensor</text:p>
          </table:table-cell>
          <table:table-cell table:style-name="Table1.C653" office:value-type="string">
            <text:p text:style-name="Table_20_Contents">Nm</text:p>
          </table:table-cell>
          <table:table-cell table:style-name="Table1.D653" office:value-type="string">
            <text:p text:style-name="Table_20_Contents">332</text:p>
          </table:table-cell>
        </table:table-row>
        <table:table-row>
          <table:table-cell table:style-name="Table1.A653" office:value-type="string">
            <text:p text:style-name="Table_20_Contents">regen phase current limit</text:p>
          </table:table-cell>
          <table:table-cell table:style-name="Table1.B653" office:value-type="string">
            <text:p text:style-name="Table_20_Contents">Maximum motor regen current after thermal foldbacks applied</text:p>
          </table:table-cell>
          <table:table-cell table:style-name="Table1.C653" office:value-type="string">
            <text:p text:style-name="Table_20_Contents">pu</text:p>
          </table:table-cell>
          <table:table-cell table:style-name="Table1.D653" office:value-type="string">
            <text:p text:style-name="Table_20_Contents">333</text:p>
          </table:table-cell>
        </table:table-row>
        <table:table-row>
          <table:table-cell table:style-name="Table1.A653" office:value-type="string">
            <text:p text:style-name="Table_20_Contents">motor input power</text:p>
          </table:table-cell>
          <table:table-cell table:style-name="Table1.B653" office:value-type="string">
            <text:p text:style-name="Table_20_Contents">Motor input power in Watts</text:p>
          </table:table-cell>
          <table:table-cell table:style-name="Table1.C653" office:value-type="string">
            <text:p text:style-name="Table_20_Contents">W</text:p>
          </table:table-cell>
          <table:table-cell table:style-name="Table1.D653" office:value-type="string">
            <text:p text:style-name="Table_20_Contents">334</text:p>
          </table:table-cell>
        </table:table-row>
        <table:table-row>
          <table:table-cell table:style-name="Table1.A653" office:value-type="string">
            <text:p text:style-name="Table_20_Contents">torque command</text:p>
          </table:table-cell>
          <table:table-cell table:style-name="Table1.B653" office:value-type="string">
            <text:p text:style-name="Table_20_Contents">Requested motor torque from sensors before rate limiting</text:p>
          </table:table-cell>
          <table:table-cell table:style-name="Table1.C653" office:value-type="string">
            <text:p text:style-name="Table_20_Contents">pu</text:p>
          </table:table-cell>
          <table:table-cell table:style-name="Table1.D653" office:value-type="string">
            <text:p text:style-name="Table_20_Contents">335</text:p>
          </table:table-cell>
        </table:table-row>
        <table:table-row>
          <table:table-cell table:style-name="Table1.A653" office:value-type="string">
            <text:p text:style-name="Table_20_Contents">torque reference</text:p>
          </table:table-cell>
          <table:table-cell table:style-name="Table1.B653" office:value-type="string">
            <text:p text:style-name="Table_20_Contents">Requested motor torque after rate limiting</text:p>
          </table:table-cell>
          <table:table-cell table:style-name="Table1.C653" office:value-type="string">
            <text:p text:style-name="Table_20_Contents">pu</text:p>
          </table:table-cell>
          <table:table-cell table:style-name="Table1.D653" office:value-type="string">
            <text:p text:style-name="Table_20_Contents">336</text:p>
          </table:table-cell>
        </table:table-row>
        <table:table-row>
          <table:table-cell table:style-name="Table1.A653" office:value-type="string">
            <text:p text:style-name="Table_20_Contents">speed(ref/limit) command</text:p>
          </table:table-cell>
          <table:table-cell table:style-name="Table1.B653" office:value-type="string">
            <text:p text:style-name="Table_20_Contents">Speed limit in local mode</text:p>
          </table:table-cell>
          <table:table-cell table:style-name="Table1.C653" office:value-type="string">
            <text:p text:style-name="Table_20_Contents">pu</text:p>
          </table:table-cell>
          <table:table-cell table:style-name="Table1.D653" office:value-type="string">
            <text:p text:style-name="Table_20_Contents">337</text:p>
          </table:table-cell>
        </table:table-row>
        <table:table-row>
          <table:table-cell table:style-name="Table1.A653" office:value-type="string">
            <text:p text:style-name="Table_20_Contents">pedal speed gain</text:p>
          </table:table-cell>
          <table:table-cell table:style-name="Table1.B653" office:value-type="string">
            <text:p text:style-name="Table_20_Contents">Pedal speed gain</text:p>
          </table:table-cell>
          <table:table-cell table:style-name="Table1.C653" office:value-type="string">
            <text:p text:style-name="Table_20_Contents">pu</text:p>
          </table:table-cell>
          <table:table-cell table:style-name="Table1.D653" office:value-type="string">
            <text:p text:style-name="Table_20_Contents">338</text:p>
          </table:table-cell>
        </table:table-row>
        <table:table-row>
          <table:table-cell table:style-name="Table1.A653" office:value-type="string">
            <text:p text:style-name="Table_20_Contents">assist level</text:p>
          </table:table-cell>
          <table:table-cell table:style-name="Table1.B653" office:value-type="string">
            <text:p text:style-name="Table_20_Contents">Assist level</text:p>
          </table:table-cell>
          <table:table-cell table:style-name="Table1.C653" office:value-type="string">
            <text:p text:style-name="Table_20_Contents">pu</text:p>
          </table:table-cell>
          <table:table-cell table:style-name="Table1.D653" office:value-type="string">
            <text:p text:style-name="Table_20_Contents">339</text:p>
          </table:table-cell>
        </table:table-row>
        <table:table-row>
          <table:table-cell table:style-name="Table1.A653" office:value-type="string">
            <text:p text:style-name="Table_20_Contents">modbus1 CRC error count</text:p>
          </table:table-cell>
          <table:table-cell table:style-name="Table1.B653" office:value-type="string">
            <text:p text:style-name="Table_20_Contents">Number of ModBus CRC errors since power-up or reset on port1.</text:p>
          </table:table-cell>
          <table:table-cell table:style-name="Table1.C653" office:value-type="string">
            <text:p text:style-name="Table_20_Contents">counts</text:p>
          </table:table-cell>
          <table:table-cell table:style-name="Table1.D653" office:value-type="string">
            <text:p text:style-name="Table_20_Contents">340</text:p>
          </table:table-cell>
        </table:table-row>
        <table:table-row>
          <table:table-cell table:style-name="Table1.A653" office:value-type="string">
            <text:p text:style-name="Table_20_Contents">modbus1 HW errors</text:p>
          </table:table-cell>
          <table:table-cell table:style-name="Table1.B653" office:value-type="string">
            <text:p text:style-name="Table_20_Contents">Number of UART errors since power-up or reset on port1.</text:p>
          </table:table-cell>
          <table:table-cell table:style-name="Table1.C653" office:value-type="string">
            <text:p text:style-name="Table_20_Contents">counts</text:p>
          </table:table-cell>
          <table:table-cell table:style-name="Table1.D653" office:value-type="string">
            <text:p text:style-name="Table_20_Contents">341</text:p>
          </table:table-cell>
        </table:table-row>
        <table:table-row>
          <table:table-cell table:style-name="Table1.A653" office:value-type="string">
            <text:p text:style-name="Table_20_Contents">modbus2 CRC error count</text:p>
          </table:table-cell>
          <table:table-cell table:style-name="Table1.B653" office:value-type="string">
            <text:p text:style-name="Table_20_Contents">Number of ModBus CRC errors since power-up or reset on port2.</text:p>
          </table:table-cell>
          <table:table-cell table:style-name="Table1.C653" office:value-type="string">
            <text:p text:style-name="Table_20_Contents">counts</text:p>
          </table:table-cell>
          <table:table-cell table:style-name="Table1.D653" office:value-type="string">
            <text:p text:style-name="Table_20_Contents">342</text:p>
          </table:table-cell>
        </table:table-row>
        <table:table-row>
          <table:table-cell table:style-name="Table1.A653" office:value-type="string">
            <text:p text:style-name="Table_20_Contents">modbus2 HW errors</text:p>
          </table:table-cell>
          <table:table-cell table:style-name="Table1.B653" office:value-type="string">
            <text:p text:style-name="Table_20_Contents">Number of UART errors since power-up or reset on port2.</text:p>
          </table:table-cell>
          <table:table-cell table:style-name="Table1.C653" office:value-type="string">
            <text:p text:style-name="Table_20_Contents">counts</text:p>
          </table:table-cell>
          <table:table-cell table:style-name="Table1.D653" office:value-type="string">
            <text:p text:style-name="Table_20_Contents">343</text:p>
          </table:table-cell>
        </table:table-row>
        <table:table-row>
          <table:table-cell table:style-name="Table1.A653" office:value-type="string">
            <text:p text:style-name="Table_20_Contents">reserved L4 4</text:p>
          </table:table-cell>
          <table:table-cell table:style-name="Table1.B653" office:value-type="string">
            <text:p text:style-name="Table_20_Contents">reserved for future use</text:p>
          </table:table-cell>
          <table:table-cell table:style-name="Table1.C653" office:value-type="string">
            <text:p text:style-name="Table_20_Contents">counts</text:p>
          </table:table-cell>
          <table:table-cell table:style-name="Table1.D653" office:value-type="string">
            <text:p text:style-name="Table_20_Contents">344</text:p>
          </table:table-cell>
        </table:table-row>
        <table:table-row>
          <table:table-cell table:style-name="Table1.A653" office:value-type="string">
            <text:p text:style-name="Table_20_Contents">vd</text:p>
          </table:table-cell>
          <table:table-cell table:style-name="Table1.B653" office:value-type="string">
            <text:p text:style-name="Table_20_Contents">Filtered D axis voltage</text:p>
          </table:table-cell>
          <table:table-cell table:style-name="Table1.C653" office:value-type="string">
            <text:p text:style-name="Table_20_Contents">pu</text:p>
          </table:table-cell>
          <table:table-cell table:style-name="Table1.D653" office:value-type="string">
            <text:p text:style-name="Table_20_Contents">345</text:p>
          </table:table-cell>
        </table:table-row>
        <table:table-row>
          <table:table-cell table:style-name="Table1.A653" office:value-type="string">
            <text:p text:style-name="Table_20_Contents">vq</text:p>
          </table:table-cell>
          <table:table-cell table:style-name="Table1.B653" office:value-type="string">
            <text:p text:style-name="Table_20_Contents">Filtered Q axis voltage</text:p>
          </table:table-cell>
          <table:table-cell table:style-name="Table1.C653" office:value-type="string">
            <text:p text:style-name="Table_20_Contents">pu</text:p>
          </table:table-cell>
          <table:table-cell table:style-name="Table1.D653" office:value-type="string">
            <text:p text:style-name="Table_20_Contents">346</text:p>
          </table:table-cell>
        </table:table-row>
        <table:table-row>
          <table:table-cell table:style-name="Table1.A653" office:value-type="string">
            <text:p text:style-name="Table_20_Contents">d feedback avg</text:p>
          </table:table-cell>
          <table:table-cell table:style-name="Table1.B653" office:value-type="string">
            <text:p text:style-name="Table_20_Contents">Filtered D axis current</text:p>
          </table:table-cell>
          <table:table-cell table:style-name="Table1.C653" office:value-type="string">
            <text:p text:style-name="Table_20_Contents">pu</text:p>
          </table:table-cell>
          <table:table-cell table:style-name="Table1.D653" office:value-type="string">
            <text:p text:style-name="Table_20_Contents">347</text:p>
          </table:table-cell>
        </table:table-row>
        <table:table-row>
          <table:table-cell table:style-name="Table1.A653" office:value-type="string">
            <text:p text:style-name="Table_20_Contents">q feedback avg</text:p>
          </table:table-cell>
          <table:table-cell table:style-name="Table1.B653" office:value-type="string">
            <text:p text:style-name="Table_20_Contents">Filtered Q axis current</text:p>
          </table:table-cell>
          <table:table-cell table:style-name="Table1.C653" office:value-type="string">
            <text:p text:style-name="Table_20_Contents">pu</text:p>
          </table:table-cell>
          <table:table-cell table:style-name="Table1.D653" office:value-type="string">
            <text:p text:style-name="Table_20_Contents">348</text:p>
          </table:table-cell>
        </table:table-row>
        <table:table-row>
          <table:table-cell table:style-name="Table1.A653" office:value-type="string">
            <text:p text:style-name="Table_20_Contents">Axle torque sensor offset voltage</text:p>
          </table:table-cell>
          <table:table-cell table:style-name="Table1.B653" office:value-type="string">
            <text:p text:style-name="Table_20_Contents">Axle torque sensor offset voltage power up calibration. This offset is calculated at power up instead of using the Pedal torque sensor offset when the Pedal senosr type is set to Axle Torque Sensor</text:p>
          </table:table-cell>
          <table:table-cell table:style-name="Table1.C653" office:value-type="string">
            <text:p text:style-name="Table_20_Contents">V</text:p>
          </table:table-cell>
          <table:table-cell table:style-name="Table1.D653" office:value-type="string">
            <text:p text:style-name="Table_20_Contents">349</text:p>
          </table:table-cell>
        </table:table-row>
        <table:table-row>
          <table:table-cell table:style-name="Table1.A653" office:value-type="string">
            <text:p text:style-name="Table_20_Contents">current ISR <text:soft-page-break/>execution time</text:p>
          </table:table-cell>
          <table:table-cell table:style-name="Table1.B653" office:value-type="string">
            <text:p text:style-name="Table_20_Contents">Measured ISR execution time</text:p>
          </table:table-cell>
          <table:table-cell table:style-name="Table1.C653" office:value-type="string">
            <text:p text:style-name="Table_20_Contents">us</text:p>
          </table:table-cell>
          <table:table-cell table:style-name="Table1.D653" office:value-type="string">
            <text:p text:style-name="Table_20_Contents">350</text:p>
          </table:table-cell>
        </table:table-row>
        <table:table-row>
          <table:table-cell table:style-name="Table1.A653" office:value-type="string">
            <text:p text:style-name="Table_20_Contents">peak ISR execution time</text:p>
          </table:table-cell>
          <table:table-cell table:style-name="Table1.B653" office:value-type="string">
            <text:p text:style-name="Table_20_Contents">Peak ISR execution time</text:p>
          </table:table-cell>
          <table:table-cell table:style-name="Table1.C653" office:value-type="string">
            <text:p text:style-name="Table_20_Contents">us</text:p>
          </table:table-cell>
          <table:table-cell table:style-name="Table1.D653" office:value-type="string">
            <text:p text:style-name="Table_20_Contents">351</text:p>
          </table:table-cell>
        </table:table-row>
        <table:table-row>
          <table:table-cell table:style-name="Table1.A653" office:value-type="string">
            <text:p text:style-name="Table_20_Contents">peak 1ms loop time</text:p>
          </table:table-cell>
          <table:table-cell table:style-name="Table1.B653" office:value-type="string">
            <text:p text:style-name="Table_20_Contents">Measured execution time</text:p>
          </table:table-cell>
          <table:table-cell table:style-name="Table1.C653" office:value-type="string">
            <text:p text:style-name="Table_20_Contents">us</text:p>
          </table:table-cell>
          <table:table-cell table:style-name="Table1.D653" office:value-type="string">
            <text:p text:style-name="Table_20_Contents">352</text:p>
          </table:table-cell>
        </table:table-row>
        <table:table-row>
          <table:table-cell table:style-name="Table1.A653" office:value-type="string">
            <text:p text:style-name="Table_20_Contents">average 1ms time</text:p>
          </table:table-cell>
          <table:table-cell table:style-name="Table1.B653" office:value-type="string">
            <text:p text:style-name="Table_20_Contents">Measured execution time</text:p>
          </table:table-cell>
          <table:table-cell table:style-name="Table1.C653" office:value-type="string">
            <text:p text:style-name="Table_20_Contents">us</text:p>
          </table:table-cell>
          <table:table-cell table:style-name="Table1.D653" office:value-type="string">
            <text:p text:style-name="Table_20_Contents">353</text:p>
          </table:table-cell>
        </table:table-row>
        <table:table-row>
          <table:table-cell table:style-name="Table1.A653" office:value-type="string">
            <text:p text:style-name="Table_20_Contents">1ms time</text:p>
          </table:table-cell>
          <table:table-cell table:style-name="Table1.B653" office:value-type="string">
            <text:p text:style-name="Table_20_Contents">Measured execution time</text:p>
          </table:table-cell>
          <table:table-cell table:style-name="Table1.C653" office:value-type="string">
            <text:p text:style-name="Table_20_Contents">us</text:p>
          </table:table-cell>
          <table:table-cell table:style-name="Table1.D653" office:value-type="string">
            <text:p text:style-name="Table_20_Contents">354</text:p>
          </table:table-cell>
        </table:table-row>
        <table:table-row>
          <table:table-cell table:style-name="Table1.A653" office:value-type="string">
            <text:p text:style-name="Table_20_Contents">execution time 4</text:p>
          </table:table-cell>
          <table:table-cell table:style-name="Table1.B653" office:value-type="string">
            <text:p text:style-name="Table_20_Contents">Measured execution time</text:p>
          </table:table-cell>
          <table:table-cell table:style-name="Table1.C653" office:value-type="string">
            <text:p text:style-name="Table_20_Contents">us</text:p>
          </table:table-cell>
          <table:table-cell table:style-name="Table1.D653" office:value-type="string">
            <text:p text:style-name="Table_20_Contents">355</text:p>
          </table:table-cell>
        </table:table-row>
        <table:table-row>
          <table:table-cell table:style-name="Table1.A653" office:value-type="string">
            <text:p text:style-name="Table_20_Contents">execution time 5</text:p>
          </table:table-cell>
          <table:table-cell table:style-name="Table1.B653" office:value-type="string">
            <text:p text:style-name="Table_20_Contents">Measured execution time</text:p>
          </table:table-cell>
          <table:table-cell table:style-name="Table1.C653" office:value-type="string">
            <text:p text:style-name="Table_20_Contents">us</text:p>
          </table:table-cell>
          <table:table-cell table:style-name="Table1.D653" office:value-type="string">
            <text:p text:style-name="Table_20_Contents">356</text:p>
          </table:table-cell>
        </table:table-row>
        <table:table-row>
          <table:table-cell table:style-name="Table1.A653" office:value-type="string">
            <text:p text:style-name="Table_20_Contents">execution time 6</text:p>
          </table:table-cell>
          <table:table-cell table:style-name="Table1.B653" office:value-type="string">
            <text:p text:style-name="Table_20_Contents">Measured execution time</text:p>
          </table:table-cell>
          <table:table-cell table:style-name="Table1.C653" office:value-type="string">
            <text:p text:style-name="Table_20_Contents">us</text:p>
          </table:table-cell>
          <table:table-cell table:style-name="Table1.D653" office:value-type="string">
            <text:p text:style-name="Table_20_Contents">357</text:p>
          </table:table-cell>
        </table:table-row>
        <table:table-row>
          <table:table-cell table:style-name="Table1.A653" office:value-type="string">
            <text:p text:style-name="Table_20_Contents">execution time 7</text:p>
          </table:table-cell>
          <table:table-cell table:style-name="Table1.B653" office:value-type="string">
            <text:p text:style-name="Table_20_Contents">Measured execution time</text:p>
          </table:table-cell>
          <table:table-cell table:style-name="Table1.C653" office:value-type="string">
            <text:p text:style-name="Table_20_Contents">us</text:p>
          </table:table-cell>
          <table:table-cell table:style-name="Table1.D653" office:value-type="string">
            <text:p text:style-name="Table_20_Contents">358</text:p>
          </table:table-cell>
        </table:table-row>
        <table:table-row>
          <table:table-cell table:style-name="Table1.A653" office:value-type="string">
            <text:p text:style-name="Table_20_Contents">execution time 8</text:p>
          </table:table-cell>
          <table:table-cell table:style-name="Table1.B653" office:value-type="string">
            <text:p text:style-name="Table_20_Contents">Measured execution time</text:p>
          </table:table-cell>
          <table:table-cell table:style-name="Table1.C653" office:value-type="string">
            <text:p text:style-name="Table_20_Contents">us</text:p>
          </table:table-cell>
          <table:table-cell table:style-name="Table1.D653" office:value-type="string">
            <text:p text:style-name="Table_20_Contents">359</text:p>
          </table:table-cell>
        </table:table-row>
        <table:table-row>
          <table:table-cell table:style-name="Table1.A653" office:value-type="string">
            <text:p text:style-name="Table_20_Contents">execution time 9</text:p>
          </table:table-cell>
          <table:table-cell table:style-name="Table1.B653" office:value-type="string">
            <text:p text:style-name="Table_20_Contents">Measured execution time</text:p>
          </table:table-cell>
          <table:table-cell table:style-name="Table1.C653" office:value-type="string">
            <text:p text:style-name="Table_20_Contents">us</text:p>
          </table:table-cell>
          <table:table-cell table:style-name="Table1.D653" office:value-type="string">
            <text:p text:style-name="Table_20_Contents">360</text:p>
          </table:table-cell>
        </table:table-row>
        <table:table-row>
          <table:table-cell table:style-name="Table1.A653" office:value-type="string">
            <text:p text:style-name="Table_20_Contents">execution time 10</text:p>
          </table:table-cell>
          <table:table-cell table:style-name="Table1.B653" office:value-type="string">
            <text:p text:style-name="Table_20_Contents">Measured execution time</text:p>
          </table:table-cell>
          <table:table-cell table:style-name="Table1.C653" office:value-type="string">
            <text:p text:style-name="Table_20_Contents">us</text:p>
          </table:table-cell>
          <table:table-cell table:style-name="Table1.D653" office:value-type="string">
            <text:p text:style-name="Table_20_Contents">361</text:p>
          </table:table-cell>
        </table:table-row>
        <table:table-row>
          <table:table-cell table:style-name="Table1.A653" office:value-type="string">
            <text:p text:style-name="Table_20_Contents">execution time 11</text:p>
          </table:table-cell>
          <table:table-cell table:style-name="Table1.B653" office:value-type="string">
            <text:p text:style-name="Table_20_Contents">Measured execution time</text:p>
          </table:table-cell>
          <table:table-cell table:style-name="Table1.C653" office:value-type="string">
            <text:p text:style-name="Table_20_Contents">us</text:p>
          </table:table-cell>
          <table:table-cell table:style-name="Table1.D653" office:value-type="string">
            <text:p text:style-name="Table_20_Contents">362</text:p>
          </table:table-cell>
        </table:table-row>
        <table:table-row>
          <table:table-cell table:style-name="Table1.A653" office:value-type="string">
            <text:p text:style-name="Table_20_Contents">custom code crc high</text:p>
          </table:table-cell>
          <table:table-cell table:style-name="Table1.B653" office:value-type="string">
            <text:p text:style-name="Table_20_Contents">High word of the 32 bit CRC calculation of the custom code</text:p>
          </table:table-cell>
          <table:table-cell table:style-name="Table1.C653" office:value-type="string">
            <text:p text:style-name="P1"/>
          </table:table-cell>
          <table:table-cell table:style-name="Table1.D653" office:value-type="string">
            <text:p text:style-name="Table_20_Contents">363</text:p>
          </table:table-cell>
        </table:table-row>
        <table:table-row>
          <table:table-cell table:style-name="Table1.A653" office:value-type="string">
            <text:p text:style-name="Table_20_Contents">custom code crc low</text:p>
          </table:table-cell>
          <table:table-cell table:style-name="Table1.B653" office:value-type="string">
            <text:p text:style-name="Table_20_Contents">Low word of the 32 bit CRC calculation of the custom code</text:p>
          </table:table-cell>
          <table:table-cell table:style-name="Table1.C653" office:value-type="string">
            <text:p text:style-name="P1"/>
          </table:table-cell>
          <table:table-cell table:style-name="Table1.D653" office:value-type="string">
            <text:p text:style-name="Table_20_Contents">364</text:p>
          </table:table-cell>
        </table:table-row>
        <table:table-row>
          <table:table-cell table:style-name="Table1.A653" office:value-type="string">
            <text:p text:style-name="Table_20_Contents">custom code execution time</text:p>
          </table:table-cell>
          <table:table-cell table:style-name="Table1.B653" office:value-type="string">
            <text:p text:style-name="Table_20_Contents">Measured execution time</text:p>
          </table:table-cell>
          <table:table-cell table:style-name="Table1.C653" office:value-type="string">
            <text:p text:style-name="Table_20_Contents">us</text:p>
          </table:table-cell>
          <table:table-cell table:style-name="Table1.D653" office:value-type="string">
            <text:p text:style-name="Table_20_Contents">365</text:p>
          </table:table-cell>
        </table:table-row>
        <table:table-row>
          <table:table-cell table:style-name="Table1.A653" office:value-type="string">
            <text:p text:style-name="Table_20_Contents">v integral</text:p>
          </table:table-cell>
          <table:table-cell table:style-name="Table1.B653" office:value-type="string">
            <text:p text:style-name="Table_20_Contents">Speed regulator integral term</text:p>
          </table:table-cell>
          <table:table-cell table:style-name="Table1.C653" office:value-type="string">
            <text:p text:style-name="Table_20_Contents">pu</text:p>
          </table:table-cell>
          <table:table-cell table:style-name="Table1.D653" office:value-type="string">
            <text:p text:style-name="Table_20_Contents">366</text:p>
          </table:table-cell>
        </table:table-row>
        <table:table-row>
          <table:table-cell table:style-name="Table1.A653" office:value-type="string">
            <text:p text:style-name="Table_20_Contents">v output</text:p>
          </table:table-cell>
          <table:table-cell table:style-name="Table1.B653" office:value-type="string">
            <text:p text:style-name="Table_20_Contents">Speed regulator output</text:p>
          </table:table-cell>
          <table:table-cell table:style-name="Table1.C653" office:value-type="string">
            <text:p text:style-name="Table_20_Contents">pu</text:p>
          </table:table-cell>
          <table:table-cell table:style-name="Table1.D653" office:value-type="string">
            <text:p text:style-name="Table_20_Contents">367</text:p>
          </table:table-cell>
        </table:table-row>
        <table:table-row>
          <table:table-cell table:style-name="Table1.A653" office:value-type="string">
            <text:p text:style-name="Table_20_Contents">v error</text:p>
          </table:table-cell>
          <table:table-cell table:style-name="Table1.B653" office:value-type="string">
            <text:p text:style-name="Table_20_Contents">Speed regulator error term</text:p>
          </table:table-cell>
          <table:table-cell table:style-name="Table1.C653" office:value-type="string">
            <text:p text:style-name="Table_20_Contents">pu</text:p>
          </table:table-cell>
          <table:table-cell table:style-name="Table1.D653" office:value-type="string">
            <text:p text:style-name="Table_20_Contents">368</text:p>
          </table:table-cell>
        </table:table-row>
        <table:table-row>
          <table:table-cell table:style-name="Table1.A653" office:value-type="string">
            <text:p text:style-name="Table_20_Contents">v proportional</text:p>
          </table:table-cell>
          <table:table-cell table:style-name="Table1.B653" office:value-type="string">
            <text:p text:style-name="Table_20_Contents">Speed regulator proportional term</text:p>
          </table:table-cell>
          <table:table-cell table:style-name="Table1.C653" office:value-type="string">
            <text:p text:style-name="Table_20_Contents">pu</text:p>
          </table:table-cell>
          <table:table-cell table:style-name="Table1.D653" office:value-type="string">
            <text:p text:style-name="Table_20_Contents">369</text:p>
          </table:table-cell>
        </table:table-row>
        <table:table-row>
          <table:table-cell table:style-name="Table1.A653" office:value-type="string">
            <text:p text:style-name="Table_20_Contents">d integral</text:p>
          </table:table-cell>
          <table:table-cell table:style-name="Table1.B653" office:value-type="string">
            <text:p text:style-name="Table_20_Contents">D axis current loop integral term</text:p>
          </table:table-cell>
          <table:table-cell table:style-name="Table1.C653" office:value-type="string">
            <text:p text:style-name="Table_20_Contents">pu</text:p>
          </table:table-cell>
          <table:table-cell table:style-name="Table1.D653" office:value-type="string">
            <text:p text:style-name="Table_20_Contents">370</text:p>
          </table:table-cell>
        </table:table-row>
        <table:table-row>
          <table:table-cell table:style-name="Table1.A653" office:value-type="string">
            <text:p text:style-name="Table_20_Contents">q integral</text:p>
          </table:table-cell>
          <table:table-cell table:style-name="Table1.B653" office:value-type="string">
            <text:p text:style-name="Table_20_Contents">Q axis current loop integral term</text:p>
          </table:table-cell>
          <table:table-cell table:style-name="Table1.C653" office:value-type="string">
            <text:p text:style-name="Table_20_Contents">pu</text:p>
          </table:table-cell>
          <table:table-cell table:style-name="Table1.D653" office:value-type="string">
            <text:p text:style-name="Table_20_Contents">371</text:p>
          </table:table-cell>
        </table:table-row>
        <table:table-row>
          <table:table-cell table:style-name="Table1.A653" office:value-type="string">
            <text:p text:style-name="Table_20_Contents">d output</text:p>
          </table:table-cell>
          <table:table-cell table:style-name="Table1.B653" office:value-type="string">
            <text:p text:style-name="Table_20_Contents">D axis current loop output</text:p>
          </table:table-cell>
          <table:table-cell table:style-name="Table1.C653" office:value-type="string">
            <text:p text:style-name="Table_20_Contents">pu</text:p>
          </table:table-cell>
          <table:table-cell table:style-name="Table1.D653" office:value-type="string">
            <text:p text:style-name="Table_20_Contents">372</text:p>
          </table:table-cell>
        </table:table-row>
        <table:table-row>
          <table:table-cell table:style-name="Table1.A653" office:value-type="string">
            <text:p text:style-name="Table_20_Contents">q output</text:p>
          </table:table-cell>
          <table:table-cell table:style-name="Table1.B653" office:value-type="string">
            <text:p text:style-name="Table_20_Contents">Q axis current loop output</text:p>
          </table:table-cell>
          <table:table-cell table:style-name="Table1.C653" office:value-type="string">
            <text:p text:style-name="Table_20_Contents">pu</text:p>
          </table:table-cell>
          <table:table-cell table:style-name="Table1.D653" office:value-type="string">
            <text:p text:style-name="Table_20_Contents">373</text:p>
          </table:table-cell>
        </table:table-row>
        <table:table-row>
          <table:table-cell table:style-name="Table1.A653" office:value-type="string">
            <text:p text:style-name="Table_20_Contents">d error</text:p>
          </table:table-cell>
          <table:table-cell table:style-name="Table1.B653" office:value-type="string">
            <text:p text:style-name="Table_20_Contents">D axis current loop error term</text:p>
          </table:table-cell>
          <table:table-cell table:style-name="Table1.C653" office:value-type="string">
            <text:p text:style-name="Table_20_Contents">pu</text:p>
          </table:table-cell>
          <table:table-cell table:style-name="Table1.D653" office:value-type="string">
            <text:p text:style-name="Table_20_Contents">374</text:p>
          </table:table-cell>
        </table:table-row>
        <table:table-row>
          <table:table-cell table:style-name="Table1.A653" office:value-type="string">
            <text:p text:style-name="Table_20_Contents">q error</text:p>
          </table:table-cell>
          <table:table-cell table:style-name="Table1.B653" office:value-type="string">
            <text:p text:style-name="Table_20_Contents">Q axis current loop error term</text:p>
          </table:table-cell>
          <table:table-cell table:style-name="Table1.C653" office:value-type="string">
            <text:p text:style-name="Table_20_Contents">pu</text:p>
          </table:table-cell>
          <table:table-cell table:style-name="Table1.D653" office:value-type="string">
            <text:p text:style-name="Table_20_Contents">375</text:p>
          </table:table-cell>
        </table:table-row>
        <table:table-row>
          <table:table-cell table:style-name="Table1.A653" office:value-type="string">
            <text:p text:style-name="Table_20_Contents">d proportional</text:p>
          </table:table-cell>
          <table:table-cell table:style-name="Table1.B653" office:value-type="string">
            <text:p text:style-name="Table_20_Contents">D axis current loop proportional term</text:p>
          </table:table-cell>
          <table:table-cell table:style-name="Table1.C653" office:value-type="string">
            <text:p text:style-name="Table_20_Contents">pu</text:p>
          </table:table-cell>
          <table:table-cell table:style-name="Table1.D653" office:value-type="string">
            <text:p text:style-name="Table_20_Contents">376</text:p>
          </table:table-cell>
        </table:table-row>
        <table:table-row>
          <table:table-cell table:style-name="Table1.A653" office:value-type="string">
            <text:p text:style-name="Table_20_Contents">q proportional</text:p>
          </table:table-cell>
          <table:table-cell table:style-name="Table1.B653" office:value-type="string">
            <text:p text:style-name="Table_20_Contents">Q axis current loop proportional term</text:p>
          </table:table-cell>
          <table:table-cell table:style-name="Table1.C653" office:value-type="string">
            <text:p text:style-name="Table_20_Contents">pu</text:p>
          </table:table-cell>
          <table:table-cell table:style-name="Table1.D653" office:value-type="string">
            <text:p text:style-name="Table_20_Contents">377</text:p>
          </table:table-cell>
        </table:table-row>
        <table:table-row>
          <table:table-cell table:style-name="Table1.A653" office:value-type="string">
            <text:p text:style-name="Table_20_Contents">q limit from d</text:p>
          </table:table-cell>
          <table:table-cell table:style-name="Table1.B653" office:value-type="string">
            <text:p text:style-name="Table_20_Contents">q axis limit based on d axis</text:p>
          </table:table-cell>
          <table:table-cell table:style-name="Table1.C653" office:value-type="string">
            <text:p text:style-name="Table_20_Contents">pu</text:p>
          </table:table-cell>
          <table:table-cell table:style-name="Table1.D653" office:value-type="string">
            <text:p text:style-name="Table_20_Contents">378</text:p>
          </table:table-cell>
        </table:table-row>
        <table:table-row>
          <table:table-cell table:style-name="Table1.A653" office:value-type="string">
            <text:p text:style-name="Table_20_Contents">battery i^2t foldback gain</text:p>
          </table:table-cell>
          <table:table-cell table:style-name="Table1.B653" office:value-type="string">
            <text:p text:style-name="Table_20_Contents">battery I^2t overload foldback gain</text:p>
          </table:table-cell>
          <table:table-cell table:style-name="Table1.C653" office:value-type="string">
            <text:p text:style-name="Table_20_Contents">pu</text:p>
          </table:table-cell>
          <table:table-cell table:style-name="Table1.D653" office:value-type="string">
            <text:p text:style-name="Table_20_Contents">379</text:p>
          </table:table-cell>
        </table:table-row>
        <table:table-row>
          <table:table-cell table:style-name="Table1.A653" office:value-type="string">
            <text:p text:style-name="Table_20_Contents">d feedback</text:p>
          </table:table-cell>
          <table:table-cell table:style-name="Table1.B653" office:value-type="string">
            <text:p text:style-name="Table_20_Contents">D axis current loop feedback</text:p>
          </table:table-cell>
          <table:table-cell table:style-name="Table1.C653" office:value-type="string">
            <text:p text:style-name="Table_20_Contents">pu</text:p>
          </table:table-cell>
          <table:table-cell table:style-name="Table1.D653" office:value-type="string">
            <text:p text:style-name="Table_20_Contents">380</text:p>
          </table:table-cell>
        </table:table-row>
        <table:table-row>
          <table:table-cell table:style-name="Table1.A653" office:value-type="string">
            <text:p text:style-name="Table_20_Contents">q feedback</text:p>
          </table:table-cell>
          <table:table-cell table:style-name="Table1.B653" office:value-type="string">
            <text:p text:style-name="Table_20_Contents">Q axis current loop feedback</text:p>
          </table:table-cell>
          <table:table-cell table:style-name="Table1.C653" office:value-type="string">
            <text:p text:style-name="Table_20_Contents">pu</text:p>
          </table:table-cell>
          <table:table-cell table:style-name="Table1.D653" office:value-type="string">
            <text:p text:style-name="Table_20_Contents">381</text:p>
          </table:table-cell>
        </table:table-row>
        <table:table-row>
          <table:table-cell table:style-name="Table1.A653" office:value-type="string">
            <text:p text:style-name="Table_20_Contents">d reference</text:p>
          </table:table-cell>
          <table:table-cell table:style-name="Table1.B653" office:value-type="string">
            <text:p text:style-name="Table_20_Contents">D axis current loop reference</text:p>
          </table:table-cell>
          <table:table-cell table:style-name="Table1.C653" office:value-type="string">
            <text:p text:style-name="Table_20_Contents">pu</text:p>
          </table:table-cell>
          <table:table-cell table:style-name="Table1.D653" office:value-type="string">
            <text:p text:style-name="Table_20_Contents">382</text:p>
          </table:table-cell>
        </table:table-row>
        <table:table-row>
          <table:table-cell table:style-name="Table1.A653" office:value-type="string">
            <text:p text:style-name="Table_20_Contents">q reference</text:p>
          </table:table-cell>
          <table:table-cell table:style-name="Table1.B653" office:value-type="string">
            <text:p text:style-name="Table_20_Contents">Q axis current loop reference</text:p>
          </table:table-cell>
          <table:table-cell table:style-name="Table1.C653" office:value-type="string">
            <text:p text:style-name="Table_20_Contents">pu</text:p>
          </table:table-cell>
          <table:table-cell table:style-name="Table1.D653" office:value-type="string">
            <text:p text:style-name="Table_20_Contents">383</text:p>
          </table:table-cell>
        </table:table-row>
        <table:table-row>
          <table:table-cell table:style-name="Table1.A653" office:value-type="string">
            <text:p text:style-name="Table_20_Contents">maximum measurable current</text:p>
          </table:table-cell>
          <table:table-cell table:style-name="Table1.B653" office:value-type="string">
            <text:p text:style-name="P1"/>
          </table:table-cell>
          <table:table-cell table:style-name="Table1.C653" office:value-type="string">
            <text:p text:style-name="Table_20_Contents">A</text:p>
          </table:table-cell>
          <table:table-cell table:style-name="Table1.D653" office:value-type="string">
            <text:p text:style-name="Table_20_Contents">384</text:p>
          </table:table-cell>
        </table:table-row>
        <table:table-row>
          <table:table-cell table:style-name="Table1.A653" office:value-type="string">
            <text:p text:style-name="Table_20_Contents">maximum measurable voltage</text:p>
          </table:table-cell>
          <table:table-cell table:style-name="Table1.B653" office:value-type="string">
            <text:p text:style-name="P1"/>
          </table:table-cell>
          <table:table-cell table:style-name="Table1.C653" office:value-type="string">
            <text:p text:style-name="Table_20_Contents">V</text:p>
          </table:table-cell>
          <table:table-cell table:style-name="Table1.D653" office:value-type="string">
            <text:p text:style-name="Table_20_Contents">385</text:p>
          </table:table-cell>
        </table:table-row>
        <table:table-row>
          <table:table-cell table:style-name="Table1.A653" office:value-type="string">
            <text:p text:style-name="Table_20_Contents">positive battery limit</text:p>
          </table:table-cell>
          <table:table-cell table:style-name="Table1.B653" office:value-type="string">
            <text:p text:style-name="Table_20_Contents">motoring battery current limit after battery foldbacks</text:p>
          </table:table-cell>
          <table:table-cell table:style-name="Table1.C653" office:value-type="string">
            <text:p text:style-name="Table_20_Contents">pu</text:p>
          </table:table-cell>
          <table:table-cell table:style-name="Table1.D653" office:value-type="string">
            <text:p text:style-name="Table_20_Contents">386</text:p>
          </table:table-cell>
        </table:table-row>
        <text:soft-page-break/>
        <table:table-row>
          <table:table-cell table:style-name="Table1.A653" office:value-type="string">
            <text:p text:style-name="Table_20_Contents">negative battery limit</text:p>
          </table:table-cell>
          <table:table-cell table:style-name="Table1.B653" office:value-type="string">
            <text:p text:style-name="Table_20_Contents">regen battery current limit after battery foldbacks</text:p>
          </table:table-cell>
          <table:table-cell table:style-name="Table1.C653" office:value-type="string">
            <text:p text:style-name="Table_20_Contents">pu</text:p>
          </table:table-cell>
          <table:table-cell table:style-name="Table1.D653" office:value-type="string">
            <text:p text:style-name="Table_20_Contents">387</text:p>
          </table:table-cell>
        </table:table-row>
        <table:table-row>
          <table:table-cell table:style-name="Table1.A653" office:value-type="string">
            <text:p text:style-name="Table_20_Contents">stator current alpha</text:p>
          </table:table-cell>
          <table:table-cell table:style-name="Table1.B653" office:value-type="string">
            <text:p text:style-name="Table_20_Contents">Stationary alpha axis rotor current (Factory only)</text:p>
          </table:table-cell>
          <table:table-cell table:style-name="Table1.C653" office:value-type="string">
            <text:p text:style-name="Table_20_Contents">pu</text:p>
          </table:table-cell>
          <table:table-cell table:style-name="Table1.D653" office:value-type="string">
            <text:p text:style-name="Table_20_Contents">388</text:p>
          </table:table-cell>
        </table:table-row>
        <table:table-row>
          <table:table-cell table:style-name="Table1.A653" office:value-type="string">
            <text:p text:style-name="Table_20_Contents">stator current beta</text:p>
          </table:table-cell>
          <table:table-cell table:style-name="Table1.B653" office:value-type="string">
            <text:p text:style-name="Table_20_Contents">Stationary beta axis rotor current (Factory only)</text:p>
          </table:table-cell>
          <table:table-cell table:style-name="Table1.C653" office:value-type="string">
            <text:p text:style-name="Table_20_Contents">pu</text:p>
          </table:table-cell>
          <table:table-cell table:style-name="Table1.D653" office:value-type="string">
            <text:p text:style-name="Table_20_Contents">389</text:p>
          </table:table-cell>
        </table:table-row>
        <table:table-row>
          <table:table-cell table:style-name="Table1.A653" office:value-type="string">
            <text:p text:style-name="Table_20_Contents">flux alpha</text:p>
          </table:table-cell>
          <table:table-cell table:style-name="Table1.B653" office:value-type="string">
            <text:p text:style-name="Table_20_Contents">Flux model phase Alpha output</text:p>
          </table:table-cell>
          <table:table-cell table:style-name="Table1.C653" office:value-type="string">
            <text:p text:style-name="Table_20_Contents">pu</text:p>
          </table:table-cell>
          <table:table-cell table:style-name="Table1.D653" office:value-type="string">
            <text:p text:style-name="Table_20_Contents">390</text:p>
          </table:table-cell>
        </table:table-row>
        <table:table-row>
          <table:table-cell table:style-name="Table1.A653" office:value-type="string">
            <text:p text:style-name="Table_20_Contents">flux beta</text:p>
          </table:table-cell>
          <table:table-cell table:style-name="Table1.B653" office:value-type="string">
            <text:p text:style-name="Table_20_Contents">Flux model phase Beta output</text:p>
          </table:table-cell>
          <table:table-cell table:style-name="Table1.C653" office:value-type="string">
            <text:p text:style-name="Table_20_Contents">pu</text:p>
          </table:table-cell>
          <table:table-cell table:style-name="Table1.D653" office:value-type="string">
            <text:p text:style-name="Table_20_Contents">391</text:p>
          </table:table-cell>
        </table:table-row>
        <table:table-row>
          <table:table-cell table:style-name="Table1.A653" office:value-type="string">
            <text:p text:style-name="Table_20_Contents">flux frequency</text:p>
          </table:table-cell>
          <table:table-cell table:style-name="Table1.B653" office:value-type="string">
            <text:p text:style-name="Table_20_Contents">Frequency of flux model</text:p>
          </table:table-cell>
          <table:table-cell table:style-name="Table1.C653" office:value-type="string">
            <text:p text:style-name="Table_20_Contents">Hertz</text:p>
          </table:table-cell>
          <table:table-cell table:style-name="Table1.D653" office:value-type="string">
            <text:p text:style-name="Table_20_Contents">392</text:p>
          </table:table-cell>
        </table:table-row>
        <table:table-row>
          <table:table-cell table:style-name="Table1.A653" office:value-type="string">
            <text:p text:style-name="Table_20_Contents">flux magnitude</text:p>
          </table:table-cell>
          <table:table-cell table:style-name="Table1.B653" office:value-type="string">
            <text:p text:style-name="Table_20_Contents">Magnitude of flux</text:p>
          </table:table-cell>
          <table:table-cell table:style-name="Table1.C653" office:value-type="string">
            <text:p text:style-name="Table_20_Contents">pu</text:p>
          </table:table-cell>
          <table:table-cell table:style-name="Table1.D653" office:value-type="string">
            <text:p text:style-name="Table_20_Contents">393</text:p>
          </table:table-cell>
        </table:table-row>
        <table:table-row>
          <table:table-cell table:style-name="Table1.A653" office:value-type="string">
            <text:p text:style-name="Table_20_Contents">flux angle</text:p>
          </table:table-cell>
          <table:table-cell table:style-name="Table1.B653" office:value-type="string">
            <text:p text:style-name="Table_20_Contents">Angle of flux</text:p>
          </table:table-cell>
          <table:table-cell table:style-name="Table1.C653" office:value-type="string">
            <text:p text:style-name="Table_20_Contents">pu</text:p>
          </table:table-cell>
          <table:table-cell table:style-name="Table1.D653" office:value-type="string">
            <text:p text:style-name="Table_20_Contents">394</text:p>
          </table:table-cell>
        </table:table-row>
        <table:table-row>
          <table:table-cell table:style-name="Table1.A653" office:value-type="string">
            <text:p text:style-name="Table_20_Contents">open loop angle</text:p>
          </table:table-cell>
          <table:table-cell table:style-name="Table1.B653" office:value-type="string">
            <text:p text:style-name="Table_20_Contents">Open loop mode angle</text:p>
          </table:table-cell>
          <table:table-cell table:style-name="Table1.C653" office:value-type="string">
            <text:p text:style-name="Table_20_Contents">deg</text:p>
          </table:table-cell>
          <table:table-cell table:style-name="Table1.D653" office:value-type="string">
            <text:p text:style-name="Table_20_Contents">395</text:p>
          </table:table-cell>
        </table:table-row>
        <table:table-row>
          <table:table-cell table:style-name="Table1.A653" office:value-type="string">
            <text:p text:style-name="Table_20_Contents">calculated battery current motoring limit</text:p>
          </table:table-cell>
          <table:table-cell table:style-name="Table1.B653" office:value-type="string">
            <text:p text:style-name="Table_20_Contents">Effective motoring battery current limit</text:p>
          </table:table-cell>
          <table:table-cell table:style-name="Table1.C653" office:value-type="string">
            <text:p text:style-name="Table_20_Contents">A</text:p>
          </table:table-cell>
          <table:table-cell table:style-name="Table1.D653" office:value-type="string">
            <text:p text:style-name="Table_20_Contents">396</text:p>
          </table:table-cell>
        </table:table-row>
        <table:table-row>
          <table:table-cell table:style-name="Table1.A653" office:value-type="string">
            <text:p text:style-name="Table_20_Contents">calculated battery current braking limit</text:p>
          </table:table-cell>
          <table:table-cell table:style-name="Table1.B653" office:value-type="string">
            <text:p text:style-name="Table_20_Contents">Effective braking battery current limit</text:p>
          </table:table-cell>
          <table:table-cell table:style-name="Table1.C653" office:value-type="string">
            <text:p text:style-name="Table_20_Contents">A</text:p>
          </table:table-cell>
          <table:table-cell table:style-name="Table1.D653" office:value-type="string">
            <text:p text:style-name="Table_20_Contents">397</text:p>
          </table:table-cell>
        </table:table-row>
        <table:table-row>
          <table:table-cell table:style-name="Table1.A653" office:value-type="string">
            <text:p text:style-name="Table_20_Contents">motor temperature sensor voltage</text:p>
          </table:table-cell>
          <table:table-cell table:style-name="Table1.B653" office:value-type="string">
            <text:p text:style-name="Table_20_Contents">Motor temperature sensor voltage at the A/D converter to compare with the table.</text:p>
          </table:table-cell>
          <table:table-cell table:style-name="Table1.C653" office:value-type="string">
            <text:p text:style-name="Table_20_Contents">V</text:p>
          </table:table-cell>
          <table:table-cell table:style-name="Table1.D653" office:value-type="string">
            <text:p text:style-name="Table_20_Contents">398</text:p>
          </table:table-cell>
        </table:table-row>
        <table:table-row>
          <table:table-cell table:style-name="Table1.A653" office:value-type="string">
            <text:p text:style-name="Table_20_Contents">pu Lm</text:p>
          </table:table-cell>
          <table:table-cell table:style-name="Table1.B653" office:value-type="string">
            <text:p text:style-name="Table_20_Contents">per unit magnetizing inductance</text:p>
          </table:table-cell>
          <table:table-cell table:style-name="Table1.C653" office:value-type="string">
            <text:p text:style-name="Table_20_Contents">pu</text:p>
          </table:table-cell>
          <table:table-cell table:style-name="Table1.D653" office:value-type="string">
            <text:p text:style-name="Table_20_Contents">399</text:p>
          </table:table-cell>
        </table:table-row>
        <table:table-row>
          <table:table-cell table:style-name="Table1.A653" office:value-type="string">
            <text:p text:style-name="Table_20_Contents">debug1</text:p>
          </table:table-cell>
          <table:table-cell table:style-name="Table1.B653" office:value-type="string">
            <text:p text:style-name="Table_20_Contents">Debug variable for general development use</text:p>
          </table:table-cell>
          <table:table-cell table:style-name="Table1.C653" office:value-type="string">
            <text:p text:style-name="P1"/>
          </table:table-cell>
          <table:table-cell table:style-name="Table1.D653" office:value-type="string">
            <text:p text:style-name="Table_20_Contents">400</text:p>
          </table:table-cell>
        </table:table-row>
        <table:table-row>
          <table:table-cell table:style-name="Table1.A653" office:value-type="string">
            <text:p text:style-name="Table_20_Contents">debug2</text:p>
          </table:table-cell>
          <table:table-cell table:style-name="Table1.B653" office:value-type="string">
            <text:p text:style-name="Table_20_Contents">Debug variable for general development use</text:p>
          </table:table-cell>
          <table:table-cell table:style-name="Table1.C653" office:value-type="string">
            <text:p text:style-name="P1"/>
          </table:table-cell>
          <table:table-cell table:style-name="Table1.D653" office:value-type="string">
            <text:p text:style-name="Table_20_Contents">401</text:p>
          </table:table-cell>
        </table:table-row>
        <table:table-row>
          <table:table-cell table:style-name="Table1.A653" office:value-type="string">
            <text:p text:style-name="Table_20_Contents">debug3</text:p>
          </table:table-cell>
          <table:table-cell table:style-name="Table1.B653" office:value-type="string">
            <text:p text:style-name="Table_20_Contents">Debug variable for general development use</text:p>
          </table:table-cell>
          <table:table-cell table:style-name="Table1.C653" office:value-type="string">
            <text:p text:style-name="P1"/>
          </table:table-cell>
          <table:table-cell table:style-name="Table1.D653" office:value-type="string">
            <text:p text:style-name="Table_20_Contents">402</text:p>
          </table:table-cell>
        </table:table-row>
        <table:table-row>
          <table:table-cell table:style-name="Table1.A653" office:value-type="string">
            <text:p text:style-name="Table_20_Contents">POD switch value</text:p>
          </table:table-cell>
          <table:table-cell table:style-name="Table1.B653" office:value-type="string">
            <text:p text:style-name="Table_20_Contents">15 14 13 12 11 10 9 8 7 6 5 4 3 2 1 0 1=enabled 0=disabled <text:line-break/>bit 0: POD Top Button <text:line-break/>bit 1: POD Middle Button <text:line-break/>bit 2: POD Bottom Button <text:line-break/>bit 3: <text:line-break/>bit 4: <text:line-break/>bit 5: <text:line-break/>bit 6: <text:line-break/>bit 7: <text:line-break/>bit 8: <text:line-break/>bit 9: <text:line-break/>bit 10: <text:line-break/>bit 11: <text:line-break/>bit 12: <text:line-break/>bit 13: <text:line-break/>bit 14: <text:line-break/>bit 15:</text:p>
          </table:table-cell>
          <table:table-cell table:style-name="Table1.C653" office:value-type="string">
            <text:p text:style-name="P1"/>
          </table:table-cell>
          <table:table-cell table:style-name="Table1.D653" office:value-type="string">
            <text:p text:style-name="Table_20_Contents">403</text:p>
          </table:table-cell>
        </table:table-row>
        <table:table-row>
          <table:table-cell table:style-name="Table1.A653" office:value-type="string">
            <text:p text:style-name="Table_20_Contents">LIN odometer</text:p>
          </table:table-cell>
          <table:table-cell table:style-name="Table1.B653" office:value-type="string">
            <text:p text:style-name="Table_20_Contents">LIN network POD odometer distance (units defined in language selection)</text:p>
          </table:table-cell>
          <table:table-cell table:style-name="Table1.C653" office:value-type="string">
            <text:p text:style-name="P1"/>
          </table:table-cell>
          <table:table-cell table:style-name="Table1.D653" office:value-type="string">
            <text:p text:style-name="Table_20_Contents">404</text:p>
          </table:table-cell>
        </table:table-row>
        <table:table-row>
          <table:table-cell table:style-name="Table1.A653" office:value-type="string">
            <text:p text:style-name="Table_20_Contents">LIN trip</text:p>
          </table:table-cell>
          <table:table-cell table:style-name="Table1.B653" office:value-type="string">
            <text:p text:style-name="Table_20_Contents">LIN network POD trip distance(units defined in language selection)</text:p>
          </table:table-cell>
          <table:table-cell table:style-name="Table1.C653" office:value-type="string">
            <text:p text:style-name="P1"/>
          </table:table-cell>
          <table:table-cell table:style-name="Table1.D653" office:value-type="string">
            <text:p text:style-name="Table_20_Contents">405</text:p>
          </table:table-cell>
        </table:table-row>
        <table:table-row>
          <table:table-cell table:style-name="Table1.A653" office:value-type="string">
            <text:p text:style-name="Table_20_Contents">LIN average trip velocity</text:p>
          </table:table-cell>
          <table:table-cell table:style-name="Table1.B653" office:value-type="string">
            <text:p text:style-name="Table_20_Contents">LIN network average trip velocity(units defined in language selection)</text:p>
          </table:table-cell>
          <table:table-cell table:style-name="Table1.C653" office:value-type="string">
            <text:p text:style-name="P1"/>
          </table:table-cell>
          <table:table-cell table:style-name="Table1.D653" office:value-type="string">
            <text:p text:style-name="Table_20_Contents">406</text:p>
          </table:table-cell>
        </table:table-row>
        <table:table-row>
          <table:table-cell table:style-name="Table1.A653" office:value-type="string">
            <text:p text:style-name="Table_20_Contents">wheel pulse counter</text:p>
          </table:table-cell>
          <table:table-cell table:style-name="Table1.B653" office:value-type="string">
            <text:p text:style-name="Table_20_Contents">wheel pulse counter</text:p>
          </table:table-cell>
          <table:table-cell table:style-name="Table1.C653" office:value-type="string">
            <text:p text:style-name="P1"/>
          </table:table-cell>
          <table:table-cell table:style-name="Table1.D653" office:value-type="string">
            <text:p text:style-name="Table_20_Contents">407</text:p>
          </table:table-cell>
        </table:table-row>
        <table:table-row>
          <table:table-cell table:style-name="Table1.A653" office:value-type="string">
            <text:p text:style-name="Table_20_Contents">trip meter</text:p>
          </table:table-cell>
          <table:table-cell table:style-name="Table1.B653" office:value-type="string">
            <text:p text:style-name="Table_20_Contents">distance travelled in km since power up</text:p>
          </table:table-cell>
          <table:table-cell table:style-name="Table1.C653" office:value-type="string">
            <text:p text:style-name="Table_20_Contents">km</text:p>
          </table:table-cell>
          <table:table-cell table:style-name="Table1.D653" office:value-type="string">
            <text:p text:style-name="Table_20_Contents">408</text:p>
          </table:table-cell>
        </table:table-row>
        <text:soft-page-break/>
        <table:table-row>
          <table:table-cell table:style-name="Table1.A653" office:value-type="string">
            <text:p text:style-name="Table_20_Contents">pedalec_timeout_delay</text:p>
          </table:table-cell>
          <table:table-cell table:style-name="Table1.B653" office:value-type="string">
            <text:p text:style-name="Table_20_Contents">calculated pedalec_timeout_delay from speed and stop distance</text:p>
          </table:table-cell>
          <table:table-cell table:style-name="Table1.C653" office:value-type="string">
            <text:p text:style-name="P1"/>
          </table:table-cell>
          <table:table-cell table:style-name="Table1.D653" office:value-type="string">
            <text:p text:style-name="Table_20_Contents">409</text:p>
          </table:table-cell>
        </table:table-row>
        <table:table-row>
          <table:table-cell table:style-name="Table1.A653" office:value-type="string">
            <text:p text:style-name="Table_20_Contents">pll angle</text:p>
          </table:table-cell>
          <table:table-cell table:style-name="Table1.B653" office:value-type="string">
            <text:p text:style-name="Table_20_Contents">Phase locked loop angle</text:p>
          </table:table-cell>
          <table:table-cell table:style-name="Table1.C653" office:value-type="string">
            <text:p text:style-name="Table_20_Contents">pu</text:p>
          </table:table-cell>
          <table:table-cell table:style-name="Table1.D653" office:value-type="string">
            <text:p text:style-name="Table_20_Contents">410</text:p>
          </table:table-cell>
        </table:table-row>
        <table:table-row>
          <table:table-cell table:style-name="Table1.A653" office:value-type="string">
            <text:p text:style-name="Table_20_Contents">pll error</text:p>
          </table:table-cell>
          <table:table-cell table:style-name="Table1.B653" office:value-type="string">
            <text:p text:style-name="Table_20_Contents">Phase locked loop error term</text:p>
          </table:table-cell>
          <table:table-cell table:style-name="Table1.C653" office:value-type="string">
            <text:p text:style-name="Table_20_Contents">pu</text:p>
          </table:table-cell>
          <table:table-cell table:style-name="Table1.D653" office:value-type="string">
            <text:p text:style-name="Table_20_Contents">411</text:p>
          </table:table-cell>
        </table:table-row>
        <table:table-row>
          <table:table-cell table:style-name="Table1.A653" office:value-type="string">
            <text:p text:style-name="Table_20_Contents">pll PI frequency</text:p>
          </table:table-cell>
          <table:table-cell table:style-name="Table1.B653" office:value-type="string">
            <text:p text:style-name="Table_20_Contents">Phase locked loop PI frequency</text:p>
          </table:table-cell>
          <table:table-cell table:style-name="Table1.C653" office:value-type="string">
            <text:p text:style-name="Table_20_Contents">Hertz</text:p>
          </table:table-cell>
          <table:table-cell table:style-name="Table1.D653" office:value-type="string">
            <text:p text:style-name="Table_20_Contents">412</text:p>
          </table:table-cell>
        </table:table-row>
        <table:table-row>
          <table:table-cell table:style-name="Table1.A653" office:value-type="string">
            <text:p text:style-name="Table_20_Contents">pll proportional</text:p>
          </table:table-cell>
          <table:table-cell table:style-name="Table1.B653" office:value-type="string">
            <text:p text:style-name="Table_20_Contents">Phase locked loop proportional term</text:p>
          </table:table-cell>
          <table:table-cell table:style-name="Table1.C653" office:value-type="string">
            <text:p text:style-name="Table_20_Contents">Hertz</text:p>
          </table:table-cell>
          <table:table-cell table:style-name="Table1.D653" office:value-type="string">
            <text:p text:style-name="Table_20_Contents">413</text:p>
          </table:table-cell>
        </table:table-row>
        <table:table-row>
          <table:table-cell table:style-name="Table1.A653" office:value-type="string">
            <text:p text:style-name="Table_20_Contents">pll integral</text:p>
          </table:table-cell>
          <table:table-cell table:style-name="Table1.B653" office:value-type="string">
            <text:p text:style-name="Table_20_Contents">Phase locked loop intergral term</text:p>
          </table:table-cell>
          <table:table-cell table:style-name="Table1.C653" office:value-type="string">
            <text:p text:style-name="Table_20_Contents">Hertz</text:p>
          </table:table-cell>
          <table:table-cell table:style-name="Table1.D653" office:value-type="string">
            <text:p text:style-name="Table_20_Contents">414</text:p>
          </table:table-cell>
        </table:table-row>
        <table:table-row>
          <table:table-cell table:style-name="Table1.A653" office:value-type="string">
            <text:p text:style-name="Table_20_Contents">rotor frequency</text:p>
          </table:table-cell>
          <table:table-cell table:style-name="Table1.B653" office:value-type="string">
            <text:p text:style-name="Table_20_Contents">Rotor's electrical frequency of rotation</text:p>
          </table:table-cell>
          <table:table-cell table:style-name="Table1.C653" office:value-type="string">
            <text:p text:style-name="Table_20_Contents">Hertz</text:p>
          </table:table-cell>
          <table:table-cell table:style-name="Table1.D653" office:value-type="string">
            <text:p text:style-name="Table_20_Contents">415</text:p>
          </table:table-cell>
        </table:table-row>
        <table:table-row>
          <table:table-cell table:style-name="Table1.A653" office:value-type="string">
            <text:p text:style-name="Table_20_Contents">pll reference angle</text:p>
          </table:table-cell>
          <table:table-cell table:style-name="Table1.B653" office:value-type="string">
            <text:p text:style-name="Table_20_Contents">Phase locked loop reference angle</text:p>
          </table:table-cell>
          <table:table-cell table:style-name="Table1.C653" office:value-type="string">
            <text:p text:style-name="Table_20_Contents">pu</text:p>
          </table:table-cell>
          <table:table-cell table:style-name="Table1.D653" office:value-type="string">
            <text:p text:style-name="Table_20_Contents">416</text:p>
          </table:table-cell>
        </table:table-row>
        <table:table-row>
          <table:table-cell table:style-name="Table1.A653" office:value-type="string">
            <text:p text:style-name="Table_20_Contents">hall angle</text:p>
          </table:table-cell>
          <table:table-cell table:style-name="Table1.B653" office:value-type="string">
            <text:p text:style-name="Table_20_Contents">Motor Hall angle</text:p>
          </table:table-cell>
          <table:table-cell table:style-name="Table1.C653" office:value-type="string">
            <text:p text:style-name="Table_20_Contents">pu</text:p>
          </table:table-cell>
          <table:table-cell table:style-name="Table1.D653" office:value-type="string">
            <text:p text:style-name="Table_20_Contents">417</text:p>
          </table:table-cell>
        </table:table-row>
        <table:table-row>
          <table:table-cell table:style-name="Table1.A653" office:value-type="string">
            <text:p text:style-name="Table_20_Contents">last fault2</text:p>
          </table:table-cell>
          <table:table-cell table:style-name="Table1.B653" office:value-type="string">
            <text:p text:style-name="Table_20_Contents">15 14 13 12 11 10 9 8 7 6 5 4 3 2 1 0 1=active 0=not active <text:line-break/>bit 0: Parameter CRC <text:line-break/>bit 1: Current Scaling <text:line-break/>bit 2: Voltage Scaling <text:line-break/>bit 3: Headlight Undervoltage <text:line-break/>bit 4: Torque sensor <text:line-break/>bit 5: CAN bus <text:line-break/>bit 6: Hall Stall <text:line-break/>bit 7: <text:line-break/>bit 8: <text:line-break/>bit 9: <text:line-break/>bit 10: <text:line-break/>bit 11: <text:line-break/>bit 12: <text:line-break/>bit 13: <text:line-break/>bit 14: <text:line-break/>bit 15: </text:p>
          </table:table-cell>
          <table:table-cell table:style-name="Table1.C653" office:value-type="string">
            <text:p text:style-name="P1"/>
          </table:table-cell>
          <table:table-cell table:style-name="Table1.D653" office:value-type="string">
            <text:p text:style-name="Table_20_Contents">418</text:p>
          </table:table-cell>
        </table:table-row>
        <table:table-row>
          <table:table-cell table:style-name="Table1.A653" office:value-type="string">
            <text:p text:style-name="Table_20_Contents">hall frequency</text:p>
          </table:table-cell>
          <table:table-cell table:style-name="Table1.B653" office:value-type="string">
            <text:p text:style-name="Table_20_Contents">Hall signal frequency</text:p>
          </table:table-cell>
          <table:table-cell table:style-name="Table1.C653" office:value-type="string">
            <text:p text:style-name="Table_20_Contents">Hertz</text:p>
          </table:table-cell>
          <table:table-cell table:style-name="Table1.D653" office:value-type="string">
            <text:p text:style-name="Table_20_Contents">419</text:p>
          </table:table-cell>
        </table:table-row>
        <table:table-row>
          <table:table-cell table:style-name="Table1.A653" office:value-type="string">
            <text:p text:style-name="Table_20_Contents">q limit</text:p>
          </table:table-cell>
          <table:table-cell table:style-name="Table1.B653" office:value-type="string">
            <text:p text:style-name="P1"/>
          </table:table-cell>
          <table:table-cell table:style-name="Table1.C653" office:value-type="string">
            <text:p text:style-name="P1"/>
          </table:table-cell>
          <table:table-cell table:style-name="Table1.D653" office:value-type="string">
            <text:p text:style-name="Table_20_Contents">420</text:p>
          </table:table-cell>
        </table:table-row>
        <table:table-row>
          <table:table-cell table:style-name="Table1.A653" office:value-type="string">
            <text:p text:style-name="Table_20_Contents">d limit</text:p>
          </table:table-cell>
          <table:table-cell table:style-name="Table1.B653" office:value-type="string">
            <text:p text:style-name="P1"/>
          </table:table-cell>
          <table:table-cell table:style-name="Table1.C653" office:value-type="string">
            <text:p text:style-name="P1"/>
          </table:table-cell>
          <table:table-cell table:style-name="Table1.D653" office:value-type="string">
            <text:p text:style-name="Table_20_Contents">421</text:p>
          </table:table-cell>
        </table:table-row>
        <table:table-row>
          <table:table-cell table:style-name="Table1.A653" office:value-type="string">
            <text:p text:style-name="Table_20_Contents">id ref trim</text:p>
          </table:table-cell>
          <table:table-cell table:style-name="Table1.B653" office:value-type="string">
            <text:p text:style-name="P1"/>
          </table:table-cell>
          <table:table-cell table:style-name="Table1.C653" office:value-type="string">
            <text:p text:style-name="P1"/>
          </table:table-cell>
          <table:table-cell table:style-name="Table1.D653" office:value-type="string">
            <text:p text:style-name="Table_20_Contents">422</text:p>
          </table:table-cell>
        </table:table-row>
        <table:table-row>
          <table:table-cell table:style-name="Table1.A653" office:value-type="string">
            <text:p text:style-name="Table_20_Contents">id ref fdfwd</text:p>
          </table:table-cell>
          <table:table-cell table:style-name="Table1.B653" office:value-type="string">
            <text:p text:style-name="P1"/>
          </table:table-cell>
          <table:table-cell table:style-name="Table1.C653" office:value-type="string">
            <text:p text:style-name="P1"/>
          </table:table-cell>
          <table:table-cell table:style-name="Table1.D653" office:value-type="string">
            <text:p text:style-name="Table_20_Contents">423</text:p>
          </table:table-cell>
        </table:table-row>
        <table:table-row>
          <table:table-cell table:style-name="Table1.A653" office:value-type="string">
            <text:p text:style-name="Table_20_Contents">autotune Lm</text:p>
          </table:table-cell>
          <table:table-cell table:style-name="Table1.B653" office:value-type="string">
            <text:p text:style-name="Table_20_Contents">Autotuned value for magnetizing inductance as calculated by the autotune motor parameter test</text:p>
          </table:table-cell>
          <table:table-cell table:style-name="Table1.C653" office:value-type="string">
            <text:p text:style-name="Table_20_Contents">uHenries</text:p>
          </table:table-cell>
          <table:table-cell table:style-name="Table1.D653" office:value-type="string">
            <text:p text:style-name="Table_20_Contents">424</text:p>
          </table:table-cell>
        </table:table-row>
        <table:table-row>
          <table:table-cell table:style-name="Table1.A653" office:value-type="string">
            <text:p text:style-name="Table_20_Contents">autotune Rs</text:p>
          </table:table-cell>
          <table:table-cell table:style-name="Table1.B653" office:value-type="string">
            <text:p text:style-name="Table_20_Contents">Stator winding resistance as calculated by the autotune motor parameter test</text:p>
          </table:table-cell>
          <table:table-cell table:style-name="Table1.C653" office:value-type="string">
            <text:p text:style-name="Table_20_Contents">mOhms</text:p>
          </table:table-cell>
          <table:table-cell table:style-name="Table1.D653" office:value-type="string">
            <text:p text:style-name="Table_20_Contents">425</text:p>
          </table:table-cell>
        </table:table-row>
        <table:table-row>
          <table:table-cell table:style-name="Table1.A653" office:value-type="string">
            <text:p text:style-name="Table_20_Contents">autotune Ls</text:p>
          </table:table-cell>
          <table:table-cell table:style-name="Table1.B653" office:value-type="string">
            <text:p text:style-name="Table_20_Contents">Stator winding inductance as calculated by the autotune motor parameter test</text:p>
          </table:table-cell>
          <table:table-cell table:style-name="Table1.C653" office:value-type="string">
            <text:p text:style-name="Table_20_Contents">uHenries</text:p>
          </table:table-cell>
          <table:table-cell table:style-name="Table1.D653" office:value-type="string">
            <text:p text:style-name="Table_20_Contents">426</text:p>
          </table:table-cell>
        </table:table-row>
        <table:table-row>
          <table:table-cell table:style-name="Table1.A653" office:value-type="string">
            <text:p text:style-name="Table_20_Contents">pu Rs</text:p>
          </table:table-cell>
          <table:table-cell table:style-name="Table1.B653" office:value-type="string">
            <text:p text:style-name="Table_20_Contents">Per unit stator line to neutral stator resistance (factory use only)</text:p>
          </table:table-cell>
          <table:table-cell table:style-name="Table1.C653" office:value-type="string">
            <text:p text:style-name="Table_20_Contents">pu mohm</text:p>
          </table:table-cell>
          <table:table-cell table:style-name="Table1.D653" office:value-type="string">
            <text:p text:style-name="Table_20_Contents">427</text:p>
          </table:table-cell>
        </table:table-row>
        <table:table-row>
          <table:table-cell table:style-name="Table1.A653" office:value-type="string">
            <text:p text:style-name="Table_20_Contents">pu Ls</text:p>
          </table:table-cell>
          <table:table-cell table:style-name="Table1.B653" office:value-type="string">
            <text:p text:style-name="Table_20_Contents">Per unit stator line to neutral stator inductance (factory use only)</text:p>
          </table:table-cell>
          <table:table-cell table:style-name="Table1.C653" office:value-type="string">
            <text:p text:style-name="Table_20_Contents">pu uHenries</text:p>
          </table:table-cell>
          <table:table-cell table:style-name="Table1.D653" office:value-type="string">
            <text:p text:style-name="Table_20_Contents">428</text:p>
          </table:table-cell>
        </table:table-row>
        <table:table-row>
          <table:table-cell table:style-name="Table1.A653" office:value-type="string">
            <text:p text:style-name="Table_20_Contents">rated electrical frequency</text:p>
          </table:table-cell>
          <table:table-cell table:style-name="Table1.B653" office:value-type="string">
            <text:p text:style-name="Table_20_Contents">The rated electrical commutation frequency = Npolepairs*Rated_rpm/60</text:p>
          </table:table-cell>
          <table:table-cell table:style-name="Table1.C653" office:value-type="string">
            <text:p text:style-name="Table_20_Contents">Hz</text:p>
          </table:table-cell>
          <table:table-cell table:style-name="Table1.D653" office:value-type="string">
            <text:p text:style-name="Table_20_Contents">429</text:p>
          </table:table-cell>
        </table:table-row>
        <table:table-row>
          <table:table-cell table:style-name="Table1.A653" office:value-type="string">
            <text:p text:style-name="Table_20_Contents">spare var 7</text:p>
          </table:table-cell>
          <table:table-cell table:style-name="Table1.B653" office:value-type="string">
            <text:p text:style-name="Table_20_Contents">(factory use only)</text:p>
          </table:table-cell>
          <table:table-cell table:style-name="Table1.C653" office:value-type="string">
            <text:p text:style-name="Table_20_Contents">pu</text:p>
          </table:table-cell>
          <table:table-cell table:style-name="Table1.D653" office:value-type="string">
            <text:p text:style-name="Table_20_Contents">430</text:p>
          </table:table-cell>
        </table:table-row>
        <text:soft-page-break/>
        <table:table-row>
          <table:table-cell table:style-name="Table1.A653" office:value-type="string">
            <text:p text:style-name="Table_20_Contents">spare var 8</text:p>
          </table:table-cell>
          <table:table-cell table:style-name="Table1.B653" office:value-type="string">
            <text:p text:style-name="Table_20_Contents">(factory use only)</text:p>
          </table:table-cell>
          <table:table-cell table:style-name="Table1.C653" office:value-type="string">
            <text:p text:style-name="Table_20_Contents">pu</text:p>
          </table:table-cell>
          <table:table-cell table:style-name="Table1.D653" office:value-type="string">
            <text:p text:style-name="Table_20_Contents">431</text:p>
          </table:table-cell>
        </table:table-row>
        <table:table-row>
          <table:table-cell table:style-name="Table1.A653" office:value-type="string">
            <text:p text:style-name="Table_20_Contents">spare var 9</text:p>
          </table:table-cell>
          <table:table-cell table:style-name="Table1.B653" office:value-type="string">
            <text:p text:style-name="Table_20_Contents">(factory use only)</text:p>
          </table:table-cell>
          <table:table-cell table:style-name="Table1.C653" office:value-type="string">
            <text:p text:style-name="Table_20_Contents">pu</text:p>
          </table:table-cell>
          <table:table-cell table:style-name="Table1.D653" office:value-type="string">
            <text:p text:style-name="Table_20_Contents">432</text:p>
          </table:table-cell>
        </table:table-row>
        <table:table-row>
          <table:table-cell table:style-name="Table1.A653" office:value-type="string">
            <text:p text:style-name="Table_20_Contents">Ia_rms</text:p>
          </table:table-cell>
          <table:table-cell table:style-name="Table1.B653" office:value-type="string">
            <text:p text:style-name="Table_20_Contents">phase a rms current for calibration</text:p>
          </table:table-cell>
          <table:table-cell table:style-name="Table1.C653" office:value-type="string">
            <text:p text:style-name="Table_20_Contents">Arms</text:p>
          </table:table-cell>
          <table:table-cell table:style-name="Table1.D653" office:value-type="string">
            <text:p text:style-name="Table_20_Contents">433</text:p>
          </table:table-cell>
        </table:table-row>
        <table:table-row>
          <table:table-cell table:style-name="Table1.A653" office:value-type="string">
            <text:p text:style-name="Table_20_Contents">Ic_rms</text:p>
          </table:table-cell>
          <table:table-cell table:style-name="Table1.B653" office:value-type="string">
            <text:p text:style-name="Table_20_Contents">phase c rms current for calibration</text:p>
          </table:table-cell>
          <table:table-cell table:style-name="Table1.C653" office:value-type="string">
            <text:p text:style-name="Table_20_Contents">Arms</text:p>
          </table:table-cell>
          <table:table-cell table:style-name="Table1.D653" office:value-type="string">
            <text:p text:style-name="Table_20_Contents">434</text:p>
          </table:table-cell>
        </table:table-row>
        <table:table-row>
          <table:table-cell table:style-name="Table1.A653" office:value-type="string">
            <text:p text:style-name="Table_20_Contents">Iq_trim_q12</text:p>
          </table:table-cell>
          <table:table-cell table:style-name="Table1.B653" office:value-type="string">
            <text:p text:style-name="Table_20_Contents">(factory use only)</text:p>
          </table:table-cell>
          <table:table-cell table:style-name="Table1.C653" office:value-type="string">
            <text:p text:style-name="Table_20_Contents">pu</text:p>
          </table:table-cell>
          <table:table-cell table:style-name="Table1.D653" office:value-type="string">
            <text:p text:style-name="Table_20_Contents">435</text:p>
          </table:table-cell>
        </table:table-row>
        <table:table-row>
          <table:table-cell table:style-name="Table1.A653" office:value-type="string">
            <text:p text:style-name="Table_20_Contents">modulation index</text:p>
          </table:table-cell>
          <table:table-cell table:style-name="Table1.B653" office:value-type="string">
            <text:p text:style-name="Table_20_Contents">(factory use only)</text:p>
          </table:table-cell>
          <table:table-cell table:style-name="Table1.C653" office:value-type="string">
            <text:p text:style-name="P1"/>
          </table:table-cell>
          <table:table-cell table:style-name="Table1.D653" office:value-type="string">
            <text:p text:style-name="Table_20_Contents">436</text:p>
          </table:table-cell>
        </table:table-row>
        <table:table-row>
          <table:table-cell table:style-name="Table1.A653" office:value-type="string">
            <text:p text:style-name="Table_20_Contents">pwm cmd a pwm</text:p>
          </table:table-cell>
          <table:table-cell table:style-name="Table1.B653" office:value-type="string">
            <text:p text:style-name="Table_20_Contents">(Factory only)</text:p>
          </table:table-cell>
          <table:table-cell table:style-name="Table1.C653" office:value-type="string">
            <text:p text:style-name="P1"/>
          </table:table-cell>
          <table:table-cell table:style-name="Table1.D653" office:value-type="string">
            <text:p text:style-name="Table_20_Contents">437</text:p>
          </table:table-cell>
        </table:table-row>
        <table:table-row>
          <table:table-cell table:style-name="Table1.A653" office:value-type="string">
            <text:p text:style-name="Table_20_Contents">pwm cmd b pwm</text:p>
          </table:table-cell>
          <table:table-cell table:style-name="Table1.B653" office:value-type="string">
            <text:p text:style-name="Table_20_Contents">(Factory only)</text:p>
          </table:table-cell>
          <table:table-cell table:style-name="Table1.C653" office:value-type="string">
            <text:p text:style-name="P1"/>
          </table:table-cell>
          <table:table-cell table:style-name="Table1.D653" office:value-type="string">
            <text:p text:style-name="Table_20_Contents">438</text:p>
          </table:table-cell>
        </table:table-row>
        <table:table-row>
          <table:table-cell table:style-name="Table1.A653" office:value-type="string">
            <text:p text:style-name="Table_20_Contents">pwm cmd c pwm</text:p>
          </table:table-cell>
          <table:table-cell table:style-name="Table1.B653" office:value-type="string">
            <text:p text:style-name="Table_20_Contents">(Factory only)</text:p>
          </table:table-cell>
          <table:table-cell table:style-name="Table1.C653" office:value-type="string">
            <text:p text:style-name="P1"/>
          </table:table-cell>
          <table:table-cell table:style-name="Table1.D653" office:value-type="string">
            <text:p text:style-name="Table_20_Contents">439</text:p>
          </table:table-cell>
        </table:table-row>
        <table:table-row>
          <table:table-cell table:style-name="Table1.A653" office:value-type="string">
            <text:p text:style-name="Table_20_Contents">autotune hall sector[0]</text:p>
          </table:table-cell>
          <table:table-cell table:style-name="Table1.B653" office:value-type="string">
            <text:p text:style-name="Table_20_Contents">Output of the auto tune hall sequence test for sector [0]</text:p>
          </table:table-cell>
          <table:table-cell table:style-name="Table1.C653" office:value-type="string">
            <text:p text:style-name="P1"/>
          </table:table-cell>
          <table:table-cell table:style-name="Table1.D653" office:value-type="string">
            <text:p text:style-name="Table_20_Contents">440</text:p>
          </table:table-cell>
        </table:table-row>
        <table:table-row>
          <table:table-cell table:style-name="Table1.A653" office:value-type="string">
            <text:p text:style-name="Table_20_Contents">autotune hall sector[1]</text:p>
          </table:table-cell>
          <table:table-cell table:style-name="Table1.B653" office:value-type="string">
            <text:p text:style-name="Table_20_Contents">Output of the auto tune hall sequence test for sector [1]</text:p>
          </table:table-cell>
          <table:table-cell table:style-name="Table1.C653" office:value-type="string">
            <text:p text:style-name="P1"/>
          </table:table-cell>
          <table:table-cell table:style-name="Table1.D653" office:value-type="string">
            <text:p text:style-name="Table_20_Contents">441</text:p>
          </table:table-cell>
        </table:table-row>
        <table:table-row>
          <table:table-cell table:style-name="Table1.A653" office:value-type="string">
            <text:p text:style-name="Table_20_Contents">autotune hall sector[2]</text:p>
          </table:table-cell>
          <table:table-cell table:style-name="Table1.B653" office:value-type="string">
            <text:p text:style-name="Table_20_Contents">Output of the auto tune hall sequence test for sector [2]</text:p>
          </table:table-cell>
          <table:table-cell table:style-name="Table1.C653" office:value-type="string">
            <text:p text:style-name="P1"/>
          </table:table-cell>
          <table:table-cell table:style-name="Table1.D653" office:value-type="string">
            <text:p text:style-name="Table_20_Contents">442</text:p>
          </table:table-cell>
        </table:table-row>
        <table:table-row>
          <table:table-cell table:style-name="Table1.A653" office:value-type="string">
            <text:p text:style-name="Table_20_Contents">autotune hall sector[3]</text:p>
          </table:table-cell>
          <table:table-cell table:style-name="Table1.B653" office:value-type="string">
            <text:p text:style-name="Table_20_Contents">Output of the auto tune hall sequence test for sector [3]</text:p>
          </table:table-cell>
          <table:table-cell table:style-name="Table1.C653" office:value-type="string">
            <text:p text:style-name="P1"/>
          </table:table-cell>
          <table:table-cell table:style-name="Table1.D653" office:value-type="string">
            <text:p text:style-name="Table_20_Contents">443</text:p>
          </table:table-cell>
        </table:table-row>
        <table:table-row>
          <table:table-cell table:style-name="Table1.A653" office:value-type="string">
            <text:p text:style-name="Table_20_Contents">autotune hall sector[4]</text:p>
          </table:table-cell>
          <table:table-cell table:style-name="Table1.B653" office:value-type="string">
            <text:p text:style-name="Table_20_Contents">Output of the auto tune hall sequence test for sector [4]</text:p>
          </table:table-cell>
          <table:table-cell table:style-name="Table1.C653" office:value-type="string">
            <text:p text:style-name="P1"/>
          </table:table-cell>
          <table:table-cell table:style-name="Table1.D653" office:value-type="string">
            <text:p text:style-name="Table_20_Contents">444</text:p>
          </table:table-cell>
        </table:table-row>
        <table:table-row>
          <table:table-cell table:style-name="Table1.A653" office:value-type="string">
            <text:p text:style-name="Table_20_Contents">autotune hall sector[5]</text:p>
          </table:table-cell>
          <table:table-cell table:style-name="Table1.B653" office:value-type="string">
            <text:p text:style-name="Table_20_Contents">Output of the auto tune hall sequence test for sector [5]</text:p>
          </table:table-cell>
          <table:table-cell table:style-name="Table1.C653" office:value-type="string">
            <text:p text:style-name="P1"/>
          </table:table-cell>
          <table:table-cell table:style-name="Table1.D653" office:value-type="string">
            <text:p text:style-name="Table_20_Contents">445</text:p>
          </table:table-cell>
        </table:table-row>
        <table:table-row>
          <table:table-cell table:style-name="Table1.A653" office:value-type="string">
            <text:p text:style-name="Table_20_Contents">autotune hall sector[6]</text:p>
          </table:table-cell>
          <table:table-cell table:style-name="Table1.B653" office:value-type="string">
            <text:p text:style-name="Table_20_Contents">Output of the auto tune hall sequence test for sector [6]</text:p>
          </table:table-cell>
          <table:table-cell table:style-name="Table1.C653" office:value-type="string">
            <text:p text:style-name="P1"/>
          </table:table-cell>
          <table:table-cell table:style-name="Table1.D653" office:value-type="string">
            <text:p text:style-name="Table_20_Contents">446</text:p>
          </table:table-cell>
        </table:table-row>
        <table:table-row>
          <table:table-cell table:style-name="Table1.A653" office:value-type="string">
            <text:p text:style-name="Table_20_Contents">autotune hall sector[7]</text:p>
          </table:table-cell>
          <table:table-cell table:style-name="Table1.B653" office:value-type="string">
            <text:p text:style-name="Table_20_Contents">Output of the auto tune hall sequence test for sector [7]</text:p>
          </table:table-cell>
          <table:table-cell table:style-name="Table1.C653" office:value-type="string">
            <text:p text:style-name="P1"/>
          </table:table-cell>
          <table:table-cell table:style-name="Table1.D653" office:value-type="string">
            <text:p text:style-name="Table_20_Contents">447</text:p>
          </table:table-cell>
        </table:table-row>
        <table:table-row>
          <table:table-cell table:style-name="Table1.A653" office:value-type="string">
            <text:p text:style-name="Table_20_Contents">parameter CRC32 high word</text:p>
          </table:table-cell>
          <table:table-cell table:style-name="Table1.B653" office:value-type="string">
            <text:p text:style-name="Table_20_Contents">High word of the 32 bit CRC calculation of the parameters</text:p>
          </table:table-cell>
          <table:table-cell table:style-name="Table1.C653" office:value-type="string">
            <text:p text:style-name="P1"/>
          </table:table-cell>
          <table:table-cell table:style-name="Table1.D653" office:value-type="string">
            <text:p text:style-name="Table_20_Contents">448</text:p>
          </table:table-cell>
        </table:table-row>
        <table:table-row>
          <table:table-cell table:style-name="Table1.A653" office:value-type="string">
            <text:p text:style-name="Table_20_Contents">parameter CRC32 low word</text:p>
          </table:table-cell>
          <table:table-cell table:style-name="Table1.B653" office:value-type="string">
            <text:p text:style-name="Table_20_Contents">Low word of the 32 bit CRC calculation of the parameters</text:p>
          </table:table-cell>
          <table:table-cell table:style-name="Table1.C653" office:value-type="string">
            <text:p text:style-name="P1"/>
          </table:table-cell>
          <table:table-cell table:style-name="Table1.D653" office:value-type="string">
            <text:p text:style-name="Table_20_Contents">449</text:p>
          </table:table-cell>
        </table:table-row>
        <table:table-row>
          <table:table-cell table:style-name="Table1.A653" office:value-type="string">
            <text:p text:style-name="Table_20_Contents">user access level</text:p>
          </table:table-cell>
          <table:table-cell table:style-name="Table1.B653" office:value-type="string">
            <text:p text:style-name="Table_20_Contents">Current user parameter access level</text:p>
          </table:table-cell>
          <table:table-cell table:style-name="Table1.C653" office:value-type="string">
            <text:p text:style-name="P1"/>
          </table:table-cell>
          <table:table-cell table:style-name="Table1.D653" office:value-type="string">
            <text:p text:style-name="Table_20_Contents">450</text:p>
          </table:table-cell>
        </table:table-row>
        <table:table-row>
          <table:table-cell table:style-name="Table1.A653" office:value-type="string">
            <text:p text:style-name="Table_20_Contents">bootloader CRC32 high word</text:p>
          </table:table-cell>
          <table:table-cell table:style-name="Table1.B653" office:value-type="string">
            <text:p text:style-name="Table_20_Contents">High word of the 32 bit CRC calculation of the bootloader</text:p>
          </table:table-cell>
          <table:table-cell table:style-name="Table1.C653" office:value-type="string">
            <text:p text:style-name="P1"/>
          </table:table-cell>
          <table:table-cell table:style-name="Table1.D653" office:value-type="string">
            <text:p text:style-name="Table_20_Contents">451</text:p>
          </table:table-cell>
        </table:table-row>
        <table:table-row>
          <table:table-cell table:style-name="Table1.A653" office:value-type="string">
            <text:p text:style-name="Table_20_Contents">bootloader CRC32 low word</text:p>
          </table:table-cell>
          <table:table-cell table:style-name="Table1.B653" office:value-type="string">
            <text:p text:style-name="Table_20_Contents">Low word of the 32 bit CRC calculation of the bootloader</text:p>
          </table:table-cell>
          <table:table-cell table:style-name="Table1.C653" office:value-type="string">
            <text:p text:style-name="P1"/>
          </table:table-cell>
          <table:table-cell table:style-name="Table1.D653" office:value-type="string">
            <text:p text:style-name="Table_20_Contents">452</text:p>
          </table:table-cell>
        </table:table-row>
        <table:table-row>
          <table:table-cell table:style-name="Table1.A653" office:value-type="string">
            <text:p text:style-name="Table_20_Contents">application CRC32 high word</text:p>
          </table:table-cell>
          <table:table-cell table:style-name="Table1.B653" office:value-type="string">
            <text:p text:style-name="Table_20_Contents">High word of the 32 bit CRC calculation of the application software</text:p>
          </table:table-cell>
          <table:table-cell table:style-name="Table1.C653" office:value-type="string">
            <text:p text:style-name="P1"/>
          </table:table-cell>
          <table:table-cell table:style-name="Table1.D653" office:value-type="string">
            <text:p text:style-name="Table_20_Contents">453</text:p>
          </table:table-cell>
        </table:table-row>
        <table:table-row>
          <table:table-cell table:style-name="Table1.A653" office:value-type="string">
            <text:p text:style-name="Table_20_Contents">application CRC32 low word</text:p>
          </table:table-cell>
          <table:table-cell table:style-name="Table1.B653" office:value-type="string">
            <text:p text:style-name="Table_20_Contents">Low word of the 32 bit CRC calculation of the application software</text:p>
          </table:table-cell>
          <table:table-cell table:style-name="Table1.C653" office:value-type="string">
            <text:p text:style-name="P1"/>
          </table:table-cell>
          <table:table-cell table:style-name="Table1.D653" office:value-type="string">
            <text:p text:style-name="Table_20_Contents">454</text:p>
          </table:table-cell>
        </table:table-row>
        <table:table-row>
          <table:table-cell table:style-name="Table1.A653" office:value-type="string">
            <text:p text:style-name="Table_20_Contents">Silicon Revision</text:p>
          </table:table-cell>
          <table:table-cell table:style-name="Table1.B653" office:value-type="string">
            <text:p text:style-name="Table_20_Contents">Reserved for factory use</text:p>
          </table:table-cell>
          <table:table-cell table:style-name="Table1.C653" office:value-type="string">
            <text:p text:style-name="P1"/>
          </table:table-cell>
          <table:table-cell table:style-name="Table1.D653" office:value-type="string">
            <text:p text:style-name="Table_20_Contents">455</text:p>
          </table:table-cell>
        </table:table-row>
        <table:table-row>
          <table:table-cell table:style-name="Table1.A653" office:value-type="string">
            <text:p text:style-name="Table_20_Contents">execution time 15</text:p>
          </table:table-cell>
          <table:table-cell table:style-name="Table1.B653" office:value-type="string">
            <text:p text:style-name="Table_20_Contents">Reserved for future use</text:p>
          </table:table-cell>
          <table:table-cell table:style-name="Table1.C653" office:value-type="string">
            <text:p text:style-name="P1"/>
          </table:table-cell>
          <table:table-cell table:style-name="Table1.D653" office:value-type="string">
            <text:p text:style-name="Table_20_Contents">456</text:p>
          </table:table-cell>
        </table:table-row>
        <table:table-row>
          <table:table-cell table:style-name="Table1.A653" office:value-type="string">
            <text:p text:style-name="Table_20_Contents">check execution time 16</text:p>
          </table:table-cell>
          <table:table-cell table:style-name="Table1.B653" office:value-type="string">
            <text:p text:style-name="Table_20_Contents">Reserved for future use</text:p>
          </table:table-cell>
          <table:table-cell table:style-name="Table1.C653" office:value-type="string">
            <text:p text:style-name="Table_20_Contents">us</text:p>
          </table:table-cell>
          <table:table-cell table:style-name="Table1.D653" office:value-type="string">
            <text:p text:style-name="Table_20_Contents">457</text:p>
          </table:table-cell>
        </table:table-row>
        <table:table-row>
          <table:table-cell table:style-name="Table1.A653" office:value-type="string">
            <text:p text:style-name="Table_20_Contents">peak background period</text:p>
          </table:table-cell>
          <table:table-cell table:style-name="Table1.B653" office:value-type="string">
            <text:p text:style-name="Table_20_Contents">Reserved for future use</text:p>
          </table:table-cell>
          <table:table-cell table:style-name="Table1.C653" office:value-type="string">
            <text:p text:style-name="Table_20_Contents">us</text:p>
          </table:table-cell>
          <table:table-cell table:style-name="Table1.D653" office:value-type="string">
            <text:p text:style-name="Table_20_Contents">458</text:p>
          </table:table-cell>
        </table:table-row>
        <table:table-row>
          <table:table-cell table:style-name="Table1.A653" office:value-type="string">
            <text:p text:style-name="Table_20_Contents">avg background <text:soft-page-break/>period</text:p>
          </table:table-cell>
          <table:table-cell table:style-name="Table1.B653" office:value-type="string">
            <text:p text:style-name="Table_20_Contents">Reserved for future use</text:p>
          </table:table-cell>
          <table:table-cell table:style-name="Table1.C653" office:value-type="string">
            <text:p text:style-name="Table_20_Contents">us</text:p>
          </table:table-cell>
          <table:table-cell table:style-name="Table1.D653" office:value-type="string">
            <text:p text:style-name="Table_20_Contents">459</text:p>
          </table:table-cell>
        </table:table-row>
        <table:table-row>
          <table:table-cell table:style-name="Table1.A653" office:value-type="string">
            <text:p text:style-name="Table_20_Contents">autotune hall offset angle</text:p>
          </table:table-cell>
          <table:table-cell table:style-name="Table1.B653" office:value-type="string">
            <text:p text:style-name="Table_20_Contents">estimated hall offset angle</text:p>
          </table:table-cell>
          <table:table-cell table:style-name="Table1.C653" office:value-type="string">
            <text:p text:style-name="Table_20_Contents">degrees</text:p>
          </table:table-cell>
          <table:table-cell table:style-name="Table1.D653" office:value-type="string">
            <text:p text:style-name="Table_20_Contents">460</text:p>
          </table:table-cell>
        </table:table-row>
        <table:table-row>
          <table:table-cell table:style-name="Table1.A653" office:value-type="string">
            <text:p text:style-name="Table_20_Contents">depricated autotune Kv always 1</text:p>
          </table:table-cell>
          <table:table-cell table:style-name="Table1.B653" office:value-type="string">
            <text:p text:style-name="Table_20_Contents">Motor back electromotive force constant that is equivalent to per unit system voltage/per unit rated speed</text:p>
          </table:table-cell>
          <table:table-cell table:style-name="Table1.C653" office:value-type="string">
            <text:p text:style-name="Table_20_Contents">pu</text:p>
          </table:table-cell>
          <table:table-cell table:style-name="Table1.D653" office:value-type="string">
            <text:p text:style-name="Table_20_Contents">461</text:p>
          </table:table-cell>
        </table:table-row>
        <table:table-row>
          <table:table-cell table:style-name="Table1.A653" office:value-type="string">
            <text:p text:style-name="Table_20_Contents">autotune rated rpm</text:p>
          </table:table-cell>
          <table:table-cell table:style-name="Table1.B653" office:value-type="string">
            <text:p text:style-name="Table_20_Contents">Nameplate no load rated motor RPM</text:p>
          </table:table-cell>
          <table:table-cell table:style-name="Table1.C653" office:value-type="string">
            <text:p text:style-name="Table_20_Contents">RPM</text:p>
          </table:table-cell>
          <table:table-cell table:style-name="Table1.D653" office:value-type="string">
            <text:p text:style-name="Table_20_Contents">462</text:p>
          </table:table-cell>
        </table:table-row>
        <table:table-row>
          <table:table-cell table:style-name="Table1.A653" office:value-type="string">
            <text:p text:style-name="Table_20_Contents">Axle torque sensor assist</text:p>
          </table:table-cell>
          <table:table-cell table:style-name="Table1.B653" office:value-type="string">
            <text:p text:style-name="Table_20_Contents">Axle torque sensor multiplier for assist mode</text:p>
          </table:table-cell>
          <table:table-cell table:style-name="Table1.C653" office:value-type="string">
            <text:p text:style-name="Table_20_Contents">pu</text:p>
          </table:table-cell>
          <table:table-cell table:style-name="Table1.D653" office:value-type="string">
            <text:p text:style-name="Table_20_Contents">463</text:p>
          </table:table-cell>
        </table:table-row>
        <table:table-row>
          <table:table-cell table:style-name="Table1.A653" office:value-type="string">
            <text:p text:style-name="Table_20_Contents">rolling start speed</text:p>
          </table:table-cell>
          <table:table-cell table:style-name="Table1.B653" office:value-type="string">
            <text:p text:style-name="Table_20_Contents">rolling start speed for assist mode</text:p>
          </table:table-cell>
          <table:table-cell table:style-name="Table1.C653" office:value-type="string">
            <text:p text:style-name="Table_20_Contents">km/hr</text:p>
          </table:table-cell>
          <table:table-cell table:style-name="Table1.D653" office:value-type="string">
            <text:p text:style-name="Table_20_Contents">464</text:p>
          </table:table-cell>
        </table:table-row>
        <table:table-row>
          <table:table-cell table:style-name="Table1.A653" office:value-type="string">
            <text:p text:style-name="Table_20_Contents">OTP serial number0</text:p>
          </table:table-cell>
          <table:table-cell table:style-name="Table1.B653" office:value-type="string">
            <text:p text:style-name="Table_20_Contents">Reserved for factory use</text:p>
          </table:table-cell>
          <table:table-cell table:style-name="Table1.C653" office:value-type="string">
            <text:p text:style-name="P1"/>
          </table:table-cell>
          <table:table-cell table:style-name="Table1.D653" office:value-type="string">
            <text:p text:style-name="Table_20_Contents">465</text:p>
          </table:table-cell>
        </table:table-row>
        <table:table-row>
          <table:table-cell table:style-name="Table1.A653" office:value-type="string">
            <text:p text:style-name="Table_20_Contents">OTP serial number1</text:p>
          </table:table-cell>
          <table:table-cell table:style-name="Table1.B653" office:value-type="string">
            <text:p text:style-name="Table_20_Contents">Reserved for factory use</text:p>
          </table:table-cell>
          <table:table-cell table:style-name="Table1.C653" office:value-type="string">
            <text:p text:style-name="P1"/>
          </table:table-cell>
          <table:table-cell table:style-name="Table1.D653" office:value-type="string">
            <text:p text:style-name="Table_20_Contents">466</text:p>
          </table:table-cell>
        </table:table-row>
        <table:table-row>
          <table:table-cell table:style-name="Table1.A653" office:value-type="string">
            <text:p text:style-name="Table_20_Contents">OTP serial number2</text:p>
          </table:table-cell>
          <table:table-cell table:style-name="Table1.B653" office:value-type="string">
            <text:p text:style-name="Table_20_Contents">Reserved for factory use</text:p>
          </table:table-cell>
          <table:table-cell table:style-name="Table1.C653" office:value-type="string">
            <text:p text:style-name="P1"/>
          </table:table-cell>
          <table:table-cell table:style-name="Table1.D653" office:value-type="string">
            <text:p text:style-name="Table_20_Contents">467</text:p>
          </table:table-cell>
        </table:table-row>
        <table:table-row>
          <table:table-cell table:style-name="Table1.A653" office:value-type="string">
            <text:p text:style-name="Table_20_Contents">OTP serial number3</text:p>
          </table:table-cell>
          <table:table-cell table:style-name="Table1.B653" office:value-type="string">
            <text:p text:style-name="Table_20_Contents">Reserved for factory use</text:p>
          </table:table-cell>
          <table:table-cell table:style-name="Table1.C653" office:value-type="string">
            <text:p text:style-name="P1"/>
          </table:table-cell>
          <table:table-cell table:style-name="Table1.D653" office:value-type="string">
            <text:p text:style-name="Table_20_Contents">468</text:p>
          </table:table-cell>
        </table:table-row>
        <table:table-row>
          <table:table-cell table:style-name="Table1.A653" office:value-type="string">
            <text:p text:style-name="Table_20_Contents">OTP serial number4</text:p>
          </table:table-cell>
          <table:table-cell table:style-name="Table1.B653" office:value-type="string">
            <text:p text:style-name="Table_20_Contents">Reserved for factory use</text:p>
          </table:table-cell>
          <table:table-cell table:style-name="Table1.C653" office:value-type="string">
            <text:p text:style-name="P1"/>
          </table:table-cell>
          <table:table-cell table:style-name="Table1.D653" office:value-type="string">
            <text:p text:style-name="Table_20_Contents">469</text:p>
          </table:table-cell>
        </table:table-row>
        <table:table-row>
          <table:table-cell table:style-name="Table1.A653" office:value-type="string">
            <text:p text:style-name="Table_20_Contents">OTP serial number5</text:p>
          </table:table-cell>
          <table:table-cell table:style-name="Table1.B653" office:value-type="string">
            <text:p text:style-name="Table_20_Contents">Reserved for factory use</text:p>
          </table:table-cell>
          <table:table-cell table:style-name="Table1.C653" office:value-type="string">
            <text:p text:style-name="P1"/>
          </table:table-cell>
          <table:table-cell table:style-name="Table1.D653" office:value-type="string">
            <text:p text:style-name="Table_20_Contents">470</text:p>
          </table:table-cell>
        </table:table-row>
        <table:table-row>
          <table:table-cell table:style-name="Table1.A653" office:value-type="string">
            <text:p text:style-name="Table_20_Contents">OTP serial number6</text:p>
          </table:table-cell>
          <table:table-cell table:style-name="Table1.B653" office:value-type="string">
            <text:p text:style-name="Table_20_Contents">Reserved for factory use</text:p>
          </table:table-cell>
          <table:table-cell table:style-name="Table1.C653" office:value-type="string">
            <text:p text:style-name="P1"/>
          </table:table-cell>
          <table:table-cell table:style-name="Table1.D653" office:value-type="string">
            <text:p text:style-name="Table_20_Contents">471</text:p>
          </table:table-cell>
        </table:table-row>
        <table:table-row>
          <table:table-cell table:style-name="Table1.A653" office:value-type="string">
            <text:p text:style-name="Table_20_Contents">OTP serial number7</text:p>
          </table:table-cell>
          <table:table-cell table:style-name="Table1.B653" office:value-type="string">
            <text:p text:style-name="Table_20_Contents">Reserved for factory use</text:p>
          </table:table-cell>
          <table:table-cell table:style-name="Table1.C653" office:value-type="string">
            <text:p text:style-name="P1"/>
          </table:table-cell>
          <table:table-cell table:style-name="Table1.D653" office:value-type="string">
            <text:p text:style-name="Table_20_Contents">472</text:p>
          </table:table-cell>
        </table:table-row>
        <table:table-row>
          <table:table-cell table:style-name="Table1.A653" office:value-type="string">
            <text:p text:style-name="Table_20_Contents">Speed command</text:p>
          </table:table-cell>
          <table:table-cell table:style-name="Table1.B653" office:value-type="string">
            <text:p text:style-name="Table_20_Contents">Speed command scaled a % of rated motor speed (used in networked configuration only)</text:p>
          </table:table-cell>
          <table:table-cell table:style-name="Table1.C653" office:value-type="string">
            <text:p text:style-name="Table_20_Contents">% of rated rpm</text:p>
          </table:table-cell>
          <table:table-cell table:style-name="Table1.D653" office:value-type="string">
            <text:p text:style-name="Table_20_Contents">473</text:p>
          </table:table-cell>
        </table:table-row>
        <table:table-row>
          <table:table-cell table:style-name="Table1.A653" office:value-type="string">
            <text:p text:style-name="Table_20_Contents">Maximum motoring current</text:p>
          </table:table-cell>
          <table:table-cell table:style-name="Table1.B653" office:value-type="string">
            <text:p text:style-name="Table_20_Contents">Maximum motoring current limit scaled a % of rated rated motor current (from local or remote VCM)</text:p>
          </table:table-cell>
          <table:table-cell table:style-name="Table1.C653" office:value-type="string">
            <text:p text:style-name="Table_20_Contents">% of rated motor current</text:p>
          </table:table-cell>
          <table:table-cell table:style-name="Table1.D653" office:value-type="string">
            <text:p text:style-name="Table_20_Contents">474</text:p>
          </table:table-cell>
        </table:table-row>
        <table:table-row>
          <table:table-cell table:style-name="Table1.A653" office:value-type="string">
            <text:p text:style-name="Table_20_Contents">Maximum braking current</text:p>
          </table:table-cell>
          <table:table-cell table:style-name="Table1.B653" office:value-type="string">
            <text:p text:style-name="Table_20_Contents">Maximum braking current limit scaled a % of rated rated motor current (from local or remote VCM)</text:p>
          </table:table-cell>
          <table:table-cell table:style-name="Table1.C653" office:value-type="string">
            <text:p text:style-name="Table_20_Contents">% of rated motor current</text:p>
          </table:table-cell>
          <table:table-cell table:style-name="Table1.D653" office:value-type="string">
            <text:p text:style-name="Table_20_Contents">475</text:p>
          </table:table-cell>
        </table:table-row>
        <table:table-row>
          <table:table-cell table:style-name="Table1.A653" office:value-type="string">
            <text:p text:style-name="Table_20_Contents">State command</text:p>
          </table:table-cell>
          <table:table-cell table:style-name="Table1.B653" office:value-type="string">
            <text:p text:style-name="Table_20_Contents">State command where 0=OFF, 1=IDLE, 2=RUN (used in networked configuration only)</text:p>
          </table:table-cell>
          <table:table-cell table:style-name="Table1.C653" office:value-type="string">
            <text:p text:style-name="P1"/>
          </table:table-cell>
          <table:table-cell table:style-name="Table1.D653" office:value-type="string">
            <text:p text:style-name="Table_20_Contents">476</text:p>
          </table:table-cell>
        </table:table-row>
        <table:table-row>
          <table:table-cell table:style-name="Table1.A653" office:value-type="string">
            <text:p text:style-name="Table_20_Contents">Torque command</text:p>
          </table:table-cell>
          <table:table-cell table:style-name="Table1.B653" office:value-type="string">
            <text:p text:style-name="Table_20_Contents">Torque command scaled a % of rated motor current (used in networked configuration only)</text:p>
          </table:table-cell>
          <table:table-cell table:style-name="Table1.C653" office:value-type="string">
            <text:p text:style-name="Table_20_Contents">%</text:p>
          </table:table-cell>
          <table:table-cell table:style-name="Table1.D653" office:value-type="string">
            <text:p text:style-name="Table_20_Contents">477</text:p>
          </table:table-cell>
        </table:table-row>
        <table:table-row>
          <table:table-cell table:style-name="Table1.A653" office:value-type="string">
            <text:p text:style-name="Table_20_Contents">Running Light PWM (Daylight)</text:p>
          </table:table-cell>
          <table:table-cell table:style-name="Table1.B653" office:value-type="string">
            <text:p text:style-name="Table_20_Contents">0 to 100%</text:p>
          </table:table-cell>
          <table:table-cell table:style-name="Table1.C653" office:value-type="string">
            <text:p text:style-name="Table_20_Contents">%</text:p>
          </table:table-cell>
          <table:table-cell table:style-name="Table1.D653" office:value-type="string">
            <text:p text:style-name="Table_20_Contents">478</text:p>
          </table:table-cell>
        </table:table-row>
        <table:table-row>
          <table:table-cell table:style-name="Table1.A653" office:value-type="string">
            <text:p text:style-name="Table_20_Contents">Brake Light PWM (Daylight)</text:p>
          </table:table-cell>
          <table:table-cell table:style-name="Table1.B653" office:value-type="string">
            <text:p text:style-name="Table_20_Contents">0 to 100%</text:p>
          </table:table-cell>
          <table:table-cell table:style-name="Table1.C653" office:value-type="string">
            <text:p text:style-name="Table_20_Contents">%</text:p>
          </table:table-cell>
          <table:table-cell table:style-name="Table1.D653" office:value-type="string">
            <text:p text:style-name="Table_20_Contents">479</text:p>
          </table:table-cell>
        </table:table-row>
        <table:table-row>
          <table:table-cell table:style-name="Table1.A653" office:value-type="string">
            <text:p text:style-name="Table_20_Contents">Test mode</text:p>
          </table:table-cell>
          <table:table-cell table:style-name="Table1.B653" office:value-type="string">
            <text:p text:style-name="Table_20_Contents">0 is closed loop current mode (standard operating mode) / 2 is open loop voltage mode / 3 is open loop current mode</text:p>
          </table:table-cell>
          <table:table-cell table:style-name="Table1.C653" office:value-type="string">
            <text:p text:style-name="P1"/>
          </table:table-cell>
          <table:table-cell table:style-name="Table1.D653" office:value-type="string">
            <text:p text:style-name="Table_20_Contents">480</text:p>
          </table:table-cell>
        </table:table-row>
        <table:table-row>
          <table:table-cell table:style-name="Table1.A653" office:value-type="string">
            <text:p text:style-name="Table_20_Contents">Motor discover mode</text:p>
          </table:table-cell>
          <table:table-cell table:style-name="Table1.B653" office:value-type="string">
            <text:p text:style-name="Table_20_Contents">0 is off / 1 is motor stationary parameter discover / 2 is moving parameter discover</text:p>
          </table:table-cell>
          <table:table-cell table:style-name="Table1.C653" office:value-type="string">
            <text:p text:style-name="P1"/>
          </table:table-cell>
          <table:table-cell table:style-name="Table1.D653" office:value-type="string">
            <text:p text:style-name="Table_20_Contents">481</text:p>
          </table:table-cell>
        </table:table-row>
        <table:table-row>
          <table:table-cell table:style-name="Table1.A653" office:value-type="string">
            <text:p text:style-name="Table_20_Contents">Open loop modulation</text:p>
          </table:table-cell>
          <table:table-cell table:style-name="Table1.B653" office:value-type="string">
            <text:p text:style-name="Table_20_Contents">Per unit modulation current/voltage</text:p>
          </table:table-cell>
          <table:table-cell table:style-name="Table1.C653" office:value-type="string">
            <text:p text:style-name="Table_20_Contents">pu</text:p>
          </table:table-cell>
          <table:table-cell table:style-name="Table1.D653" office:value-type="string">
            <text:p text:style-name="Table_20_Contents">482</text:p>
          </table:table-cell>
        </table:table-row>
        <table:table-row>
          <table:table-cell table:style-name="Table1.A653" office:value-type="string">
            <text:p text:style-name="Table_20_Contents">Open loop current</text:p>
          </table:table-cell>
          <table:table-cell table:style-name="Table1.B653" office:value-type="string">
            <text:p text:style-name="Table_20_Contents">Open loop current injection mode setpoint</text:p>
          </table:table-cell>
          <table:table-cell table:style-name="Table1.C653" office:value-type="string">
            <text:p text:style-name="Table_20_Contents">Amps</text:p>
          </table:table-cell>
          <table:table-cell table:style-name="Table1.D653" office:value-type="string">
            <text:p text:style-name="Table_20_Contents">483</text:p>
          </table:table-cell>
        </table:table-row>
        <table:table-row>
          <table:table-cell table:style-name="Table1.A653" office:value-type="string">
            <text:p text:style-name="Table_20_Contents">Open loop frequency</text:p>
          </table:table-cell>
          <table:table-cell table:style-name="Table1.B653" office:value-type="string">
            <text:p text:style-name="Table_20_Contents">Frequency of open loop current/voltage injection (if open loop angle is zero)</text:p>
          </table:table-cell>
          <table:table-cell table:style-name="Table1.C653" office:value-type="string">
            <text:p text:style-name="Table_20_Contents">Hertz</text:p>
          </table:table-cell>
          <table:table-cell table:style-name="Table1.D653" office:value-type="string">
            <text:p text:style-name="Table_20_Contents">484</text:p>
          </table:table-cell>
        </table:table-row>
        <table:table-row>
          <table:table-cell table:style-name="Table1.A653" office:value-type="string">
            <text:p text:style-name="Table_20_Contents">Open loop angle</text:p>
          </table:table-cell>
          <table:table-cell table:style-name="Table1.B653" office:value-type="string">
            <text:p text:style-name="Table_20_Contents">Open loop static electrical angle (over-rides frequency setpoint)</text:p>
          </table:table-cell>
          <table:table-cell table:style-name="Table1.C653" office:value-type="string">
            <text:p text:style-name="Table_20_Contents">degrees</text:p>
          </table:table-cell>
          <table:table-cell table:style-name="Table1.D653" office:value-type="string">
            <text:p text:style-name="Table_20_Contents">485</text:p>
          </table:table-cell>
        </table:table-row>
        <text:soft-page-break/>
        <table:table-row>
          <table:table-cell table:style-name="Table1.A653" office:value-type="string">
            <text:p text:style-name="Table_20_Contents">debug_cmd1</text:p>
          </table:table-cell>
          <table:table-cell table:style-name="Table1.B653" office:value-type="string">
            <text:p text:style-name="Table_20_Contents">Reserved for future use</text:p>
          </table:table-cell>
          <table:table-cell table:style-name="Table1.C653" office:value-type="string">
            <text:p text:style-name="P1"/>
          </table:table-cell>
          <table:table-cell table:style-name="Table1.D653" office:value-type="string">
            <text:p text:style-name="Table_20_Contents">486</text:p>
          </table:table-cell>
        </table:table-row>
        <table:table-row>
          <table:table-cell table:style-name="Table1.A653" office:value-type="string">
            <text:p text:style-name="Table_20_Contents">debug_cmd2</text:p>
          </table:table-cell>
          <table:table-cell table:style-name="Table1.B653" office:value-type="string">
            <text:p text:style-name="Table_20_Contents">Reserved for future use</text:p>
          </table:table-cell>
          <table:table-cell table:style-name="Table1.C653" office:value-type="string">
            <text:p text:style-name="P1"/>
          </table:table-cell>
          <table:table-cell table:style-name="Table1.D653" office:value-type="string">
            <text:p text:style-name="Table_20_Contents">487</text:p>
          </table:table-cell>
        </table:table-row>
        <table:table-row>
          <table:table-cell table:style-name="Table1.A653" office:value-type="string">
            <text:p text:style-name="Table_20_Contents">ebike flags2</text:p>
          </table:table-cell>
          <table:table-cell table:style-name="Table1.B653" office:value-type="string">
            <text:p text:style-name="Table_20_Contents">11 10 9 8 7 6 5 4 3 2 1 0 1=active 0=not active bit 0: Regen Always without analog input bit 1: bit 2: bit 3: bit 4: bit 5: bit 6: bit 7: bit 8: bit 9: bit 10: bit 11: bit 12: bit 13: bit 14: </text:p>
          </table:table-cell>
          <table:table-cell table:style-name="Table1.C653" office:value-type="string">
            <text:p text:style-name="P1"/>
          </table:table-cell>
          <table:table-cell table:style-name="Table1.D653" office:value-type="string">
            <text:p text:style-name="Table_20_Contents">488</text:p>
          </table:table-cell>
        </table:table-row>
        <table:table-row>
          <table:table-cell table:style-name="Table1.A653" office:value-type="string">
            <text:p text:style-name="Table_20_Contents">LIN network cmmd</text:p>
          </table:table-cell>
          <table:table-cell table:style-name="Table1.B653" office:value-type="string">
            <text:p text:style-name="Table_20_Contents">Command to Lin Network devices 0=none, 1=POD bootload, 2=Display bootload, 3=Reset Trip, 4=Reset Odometer, 5=Bms bootload </text:p>
          </table:table-cell>
          <table:table-cell table:style-name="Table1.C653" office:value-type="string">
            <text:p text:style-name="P1"/>
          </table:table-cell>
          <table:table-cell table:style-name="Table1.D653" office:value-type="string">
            <text:p text:style-name="Table_20_Contents">489</text:p>
          </table:table-cell>
        </table:table-row>
        <table:table-row>
          <table:table-cell table:style-name="Table1.A653" office:value-type="string">
            <text:p text:style-name="Table_20_Contents">Remote speed command</text:p>
          </table:table-cell>
          <table:table-cell table:style-name="Table1.B653" office:value-type="string">
            <text:p text:style-name="Table_20_Contents">Speed command scaled a % of rated motor speed (only used if command control source = serial)</text:p>
          </table:table-cell>
          <table:table-cell table:style-name="Table1.C653" office:value-type="string">
            <text:p text:style-name="Table_20_Contents">% of rated rpm</text:p>
          </table:table-cell>
          <table:table-cell table:style-name="Table1.D653" office:value-type="string">
            <text:p text:style-name="Table_20_Contents">490</text:p>
          </table:table-cell>
        </table:table-row>
        <table:table-row>
          <table:table-cell table:style-name="Table1.A653" office:value-type="string">
            <text:p text:style-name="Table_20_Contents">Remote maximum motoring current</text:p>
          </table:table-cell>
          <table:table-cell table:style-name="Table1.B653" office:value-type="string">
            <text:p text:style-name="Table_20_Contents">Maximum motoring current limit scaled a % of rated rated motor current (only used if command control source = serial)</text:p>
          </table:table-cell>
          <table:table-cell table:style-name="Table1.C653" office:value-type="string">
            <text:p text:style-name="Table_20_Contents">%</text:p>
          </table:table-cell>
          <table:table-cell table:style-name="Table1.D653" office:value-type="string">
            <text:p text:style-name="Table_20_Contents">491</text:p>
          </table:table-cell>
        </table:table-row>
        <table:table-row>
          <table:table-cell table:style-name="Table1.A653" office:value-type="string">
            <text:p text:style-name="Table_20_Contents">Remote maximum braking current</text:p>
          </table:table-cell>
          <table:table-cell table:style-name="Table1.B653" office:value-type="string">
            <text:p text:style-name="Table_20_Contents">Maximum braking current limit scaled a % of rated rated motor current (only used if command control source = serial)</text:p>
          </table:table-cell>
          <table:table-cell table:style-name="Table1.C653" office:value-type="string">
            <text:p text:style-name="Table_20_Contents">%</text:p>
          </table:table-cell>
          <table:table-cell table:style-name="Table1.D653" office:value-type="string">
            <text:p text:style-name="Table_20_Contents">492</text:p>
          </table:table-cell>
        </table:table-row>
        <table:table-row>
          <table:table-cell table:style-name="Table1.A653" office:value-type="string">
            <text:p text:style-name="Table_20_Contents">Remote state command</text:p>
          </table:table-cell>
          <table:table-cell table:style-name="Table1.B653" office:value-type="string">
            <text:p text:style-name="Table_20_Contents">State command where 0=OFF, 1=IDLE and 2=RUN (only used if command control source = serial)</text:p>
          </table:table-cell>
          <table:table-cell table:style-name="Table1.C653" office:value-type="string">
            <text:p text:style-name="P1"/>
          </table:table-cell>
          <table:table-cell table:style-name="Table1.D653" office:value-type="string">
            <text:p text:style-name="Table_20_Contents">493</text:p>
          </table:table-cell>
        </table:table-row>
        <table:table-row>
          <table:table-cell table:style-name="Table1.A653" office:value-type="string">
            <text:p text:style-name="Table_20_Contents">Remote torque command</text:p>
          </table:table-cell>
          <table:table-cell table:style-name="Table1.B653" office:value-type="string">
            <text:p text:style-name="Table_20_Contents">Torque command scaled a % of rated motor xxxx (only used if command control source = serial)</text:p>
          </table:table-cell>
          <table:table-cell table:style-name="Table1.C653" office:value-type="string">
            <text:p text:style-name="Table_20_Contents">%</text:p>
          </table:table-cell>
          <table:table-cell table:style-name="Table1.D653" office:value-type="string">
            <text:p text:style-name="Table_20_Contents">494</text:p>
          </table:table-cell>
        </table:table-row>
        <table:table-row>
          <table:table-cell table:style-name="Table1.A653" office:value-type="string">
            <text:p text:style-name="Table_20_Contents">Remote Throttle Voltage</text:p>
          </table:table-cell>
          <table:table-cell table:style-name="Table1.B653" office:value-type="string">
            <text:p text:style-name="Table_20_Contents">Networked throttle voltage</text:p>
          </table:table-cell>
          <table:table-cell table:style-name="Table1.C653" office:value-type="string">
            <text:p text:style-name="Table_20_Contents">Volts</text:p>
          </table:table-cell>
          <table:table-cell table:style-name="Table1.D653" office:value-type="string">
            <text:p text:style-name="Table_20_Contents">495</text:p>
          </table:table-cell>
        </table:table-row>
        <table:table-row>
          <table:table-cell table:style-name="Table1.A653" office:value-type="string">
            <text:p text:style-name="Table_20_Contents">Remote Digital Commands</text:p>
          </table:table-cell>
          <table:table-cell table:style-name="Table1.B653" office:value-type="string">
            <text:p text:style-name="Table_20_Contents">9 8 7 6 5 4 3 2 1 0 1=active 0=not active <text:line-break/>bit 0: Cut out <text:line-break/>bit 1: HeadLight <text:line-break/>bit 2: RunLight <text:line-break/>bit 3: BrkLight <text:line-break/>bit 4: ChrgDisable <text:line-break/>bit 5: Alt Spd <text:line-break/>bit 6: Alt Pwr <text:line-break/>bit 7: Regen1 <text:line-break/>bit 8: Regen2 <text:line-break/>bit 9: HDQ </text:p>
          </table:table-cell>
          <table:table-cell table:style-name="Table1.C653" office:value-type="string">
            <text:p text:style-name="P1"/>
          </table:table-cell>
          <table:table-cell table:style-name="Table1.D653" office:value-type="string">
            <text:p text:style-name="Table_20_Contents">496</text:p>
          </table:table-cell>
        </table:table-row>
        <table:table-row>
          <table:table-cell table:style-name="Table1.A653" office:value-type="string">
            <text:p text:style-name="Table_20_Contents">Remote Analog brake voltage</text:p>
          </table:table-cell>
          <table:table-cell table:style-name="Table1.B653" office:value-type="string">
            <text:p text:style-name="Table_20_Contents">for remote analog brake levers on a display</text:p>
          </table:table-cell>
          <table:table-cell table:style-name="Table1.C653" office:value-type="string">
            <text:p text:style-name="Table_20_Contents">V</text:p>
          </table:table-cell>
          <table:table-cell table:style-name="Table1.D653" office:value-type="string">
            <text:p text:style-name="Table_20_Contents">497</text:p>
          </table:table-cell>
        </table:table-row>
        <table:table-row>
          <table:table-cell table:style-name="Table1.A653" office:value-type="string">
            <text:p text:style-name="Table_20_Contents">Parameter read access code</text:p>
          </table:table-cell>
          <table:table-cell table:style-name="Table1.B653" office:value-type="string">
            <text:p text:style-name="Table_20_Contents">enter code here to enable reading of parameters</text:p>
          </table:table-cell>
          <table:table-cell table:style-name="Table1.C653" office:value-type="string">
            <text:p text:style-name="P1"/>
          </table:table-cell>
          <table:table-cell table:style-name="Table1.D653" office:value-type="string">
            <text:p text:style-name="Table_20_Contents">498</text:p>
          </table:table-cell>
        </table:table-row>
        <table:table-row>
          <table:table-cell table:style-name="Table1.A653" office:value-type="string">
            <text:p text:style-name="Table_20_Contents">Bidirectional torque command</text:p>
          </table:table-cell>
          <table:table-cell table:style-name="Table1.B653" office:value-type="string">
            <text:p text:style-name="Table_20_Contents">positive for motoring, zero for idle negative for braking</text:p>
          </table:table-cell>
          <table:table-cell table:style-name="Table1.C653" office:value-type="string">
            <text:p text:style-name="P1"/>
          </table:table-cell>
          <table:table-cell table:style-name="Table1.D653" office:value-type="string">
            <text:p text:style-name="Table_20_Contents">499</text:p>
          </table:table-cell>
        </table:table-row>
        <table:table-row>
          <table:table-cell table:style-name="Table1.A653" office:value-type="string">
            <text:p text:style-name="Table_20_Contents">Display speed limit command</text:p>
          </table:table-cell>
          <table:table-cell table:style-name="Table1.B653" office:value-type="string">
            <text:p text:style-name="Table_20_Contents">Fraction of maximum speed when using a display based assist mode</text:p>
          </table:table-cell>
          <table:table-cell table:style-name="Table1.C653" office:value-type="string">
            <text:p text:style-name="Table_20_Contents">pu</text:p>
          </table:table-cell>
          <table:table-cell table:style-name="Table1.D653" office:value-type="string">
            <text:p text:style-name="Table_20_Contents">500</text:p>
          </table:table-cell>
        </table:table-row>
        <table:table-row>
          <table:table-cell table:style-name="Table1.A653" office:value-type="string">
            <text:p text:style-name="Table_20_Contents">Display assist level command</text:p>
          </table:table-cell>
          <table:table-cell table:style-name="Table1.B653" office:value-type="string">
            <text:p text:style-name="Table_20_Contents">Fraction of maximum assist level when using a display based assist mode</text:p>
          </table:table-cell>
          <table:table-cell table:style-name="Table1.C653" office:value-type="string">
            <text:p text:style-name="Table_20_Contents">pu</text:p>
          </table:table-cell>
          <table:table-cell table:style-name="Table1.D653" office:value-type="string">
            <text:p text:style-name="Table_20_Contents">501</text:p>
          </table:table-cell>
        </table:table-row>
        <table:table-row>
          <table:table-cell table:style-name="Table1.A653" office:value-type="string">
            <text:p text:style-name="Table_20_Contents">Display walk command</text:p>
          </table:table-cell>
          <table:table-cell table:style-name="Table1.B653" office:value-type="string">
            <text:p text:style-name="P1"/>
          </table:table-cell>
          <table:table-cell table:style-name="Table1.C653" office:value-type="string">
            <text:p text:style-name="P1"/>
          </table:table-cell>
          <table:table-cell table:style-name="Table1.D653" office:value-type="string">
            <text:p text:style-name="Table_20_Contents">502</text:p>
          </table:table-cell>
        </table:table-row>
        <table:table-row>
          <table:table-cell table:style-name="Table1.A653" office:value-type="string">
            <text:p text:style-name="Table_20_Contents">Remote battery SOC</text:p>
          </table:table-cell>
          <table:table-cell table:style-name="Table1.B653" office:value-type="string">
            <text:p text:style-name="Table_20_Contents">state of charge from modbus from remote bms</text:p>
          </table:table-cell>
          <table:table-cell table:style-name="Table1.C653" office:value-type="string">
            <text:p text:style-name="P1"/>
          </table:table-cell>
          <table:table-cell table:style-name="Table1.D653" office:value-type="string">
            <text:p text:style-name="Table_20_Contents">503</text:p>
          </table:table-cell>
        </table:table-row>
        <text:soft-page-break/>
        <table:table-row>
          <table:table-cell table:style-name="Table1.A653" office:value-type="string">
            <text:p text:style-name="Table_20_Contents">Remote battery temperature</text:p>
          </table:table-cell>
          <table:table-cell table:style-name="Table1.B653" office:value-type="string">
            <text:p text:style-name="Table_20_Contents">battery temperature from BMS</text:p>
          </table:table-cell>
          <table:table-cell table:style-name="Table1.C653" office:value-type="string">
            <text:p text:style-name="Table_20_Contents">C</text:p>
          </table:table-cell>
          <table:table-cell table:style-name="Table1.D653" office:value-type="string">
            <text:p text:style-name="Table_20_Contents">504</text:p>
          </table:table-cell>
        </table:table-row>
        <table:table-row>
          <table:table-cell table:style-name="Table1.A653" office:value-type="string">
            <text:p text:style-name="Table_20_Contents">Remote light sensor voltage</text:p>
          </table:table-cell>
          <table:table-cell table:style-name="Table1.B653" office:value-type="string">
            <text:p text:style-name="Table_20_Contents">light sensor voltage from display</text:p>
          </table:table-cell>
          <table:table-cell table:style-name="Table1.C653" office:value-type="string">
            <text:p text:style-name="Table_20_Contents">V</text:p>
          </table:table-cell>
          <table:table-cell table:style-name="Table1.D653" office:value-type="string">
            <text:p text:style-name="Table_20_Contents">505</text:p>
          </table:table-cell>
        </table:table-row>
        <table:table-row>
          <table:table-cell table:style-name="Table1.A653" office:value-type="string">
            <text:p text:style-name="Table_20_Contents">Remote assist mode</text:p>
          </table:table-cell>
          <table:table-cell table:style-name="Table1.B653" office:value-type="string">
            <text:p text:style-name="Table_20_Contents">assist levels from display, values from 0 to 9 depending on display type</text:p>
          </table:table-cell>
          <table:table-cell table:style-name="Table1.C653" office:value-type="string">
            <text:p text:style-name="P1"/>
          </table:table-cell>
          <table:table-cell table:style-name="Table1.D653" office:value-type="string">
            <text:p text:style-name="Table_20_Contents">506</text:p>
          </table:table-cell>
        </table:table-row>
        <table:table-row>
          <table:table-cell table:style-name="Table1.A653" office:value-type="string">
            <text:p text:style-name="Table_20_Contents">Arm datalogger</text:p>
          </table:table-cell>
          <table:table-cell table:style-name="Table1.B653" office:value-type="string">
            <text:p text:style-name="Table_20_Contents">Set to 1 to arm the built in scope. Reports 2 if stopped</text:p>
          </table:table-cell>
          <table:table-cell table:style-name="Table1.C653" office:value-type="string">
            <text:p text:style-name="P1"/>
          </table:table-cell>
          <table:table-cell table:style-name="Table1.D653" office:value-type="string">
            <text:p text:style-name="Table_20_Contents">507</text:p>
          </table:table-cell>
        </table:table-row>
        <table:table-row>
          <table:table-cell table:style-name="Table1.A653" office:value-type="string">
            <text:p text:style-name="Table_20_Contents">Fault clear</text:p>
          </table:table-cell>
          <table:table-cell table:style-name="Table1.B653" office:value-type="string">
            <text:p text:style-name="Table_20_Contents">Write a nonzero value to clear fault</text:p>
          </table:table-cell>
          <table:table-cell table:style-name="Table1.C653" office:value-type="string">
            <text:p text:style-name="P1"/>
          </table:table-cell>
          <table:table-cell table:style-name="Table1.D653" office:value-type="string">
            <text:p text:style-name="Table_20_Contents">508</text:p>
          </table:table-cell>
        </table:table-row>
        <table:table-row>
          <table:table-cell table:style-name="Table1.A653" office:value-type="string">
            <text:p text:style-name="Table_20_Contents">Parameter access code</text:p>
          </table:table-cell>
          <table:table-cell table:style-name="Table1.B653" office:value-type="string">
            <text:p text:style-name="Table_20_Contents">This hex code determines which level of parameters the user has access to</text:p>
          </table:table-cell>
          <table:table-cell table:style-name="Table1.C653" office:value-type="string">
            <text:p text:style-name="P1"/>
          </table:table-cell>
          <table:table-cell table:style-name="Table1.D653" office:value-type="string">
            <text:p text:style-name="Table_20_Contents">509</text:p>
          </table:table-cell>
        </table:table-row>
        <table:table-row>
          <table:table-cell table:style-name="Table1.A653" office:value-type="string">
            <text:p text:style-name="Table_20_Contents">Load firmware to flash</text:p>
          </table:table-cell>
          <table:table-cell table:style-name="Table1.B653" office:value-type="string">
            <text:p text:style-name="Table_20_Contents">Set to 0x7FFF to load new application software </text:p>
          </table:table-cell>
          <table:table-cell table:style-name="Table1.C653" office:value-type="string">
            <text:p text:style-name="P1"/>
          </table:table-cell>
          <table:table-cell table:style-name="Table1.D653" office:value-type="string">
            <text:p text:style-name="Table_20_Contents">510</text:p>
          </table:table-cell>
        </table:table-row>
        <table:table-row>
          <table:table-cell table:style-name="Table1.A653" office:value-type="string">
            <text:p text:style-name="Table_20_Contents">Write parameters to flash</text:p>
          </table:table-cell>
          <table:table-cell table:style-name="Table1.B653" office:value-type="string">
            <text:p text:style-name="Table_20_Contents">Set to 0x7FFF to save parameters to flash. 0x3FFF to burn serial number to OTP. Returns 0x1000 if OK or 0x2000 if fail.</text:p>
          </table:table-cell>
          <table:table-cell table:style-name="Table1.C653" office:value-type="string">
            <text:p text:style-name="P1"/>
          </table:table-cell>
          <table:table-cell table:style-name="Table1.D653" office:value-type="string">
            <text:p text:style-name="Table_20_Contents">511</text:p>
          </table:table-cell>
        </table:table-row>
        <table:table-row>
          <table:table-cell table:style-name="Table1.A653" office:value-type="string">
            <text:p text:style-name="Table_20_Contents">ptable1</text:p>
          </table:table-cell>
          <table:table-cell table:style-name="Table1.B653" office:value-type="string">
            <text:p text:style-name="Table_20_Contents">ptable test</text:p>
          </table:table-cell>
          <table:table-cell table:style-name="Table1.C653" office:value-type="string">
            <text:p text:style-name="P1"/>
          </table:table-cell>
          <table:table-cell table:style-name="Table1.D653" office:value-type="string">
            <text:p text:style-name="Table_20_Contents">1536</text:p>
          </table:table-cell>
        </table:table-row>
        <table:table-row>
          <table:table-cell table:style-name="Table1.A653" office:value-type="string">
            <text:p text:style-name="Table_20_Contents">ptable2</text:p>
          </table:table-cell>
          <table:table-cell table:style-name="Table1.B653" office:value-type="string">
            <text:p text:style-name="Table_20_Contents">ptable test</text:p>
          </table:table-cell>
          <table:table-cell table:style-name="Table1.C653" office:value-type="string">
            <text:p text:style-name="P1"/>
          </table:table-cell>
          <table:table-cell table:style-name="Table1.D653" office:value-type="string">
            <text:p text:style-name="Table_20_Contents">1537</text:p>
          </table:table-cell>
        </table:table-row>
        <table:table-row>
          <table:table-cell table:style-name="Table1.A653" office:value-type="string">
            <text:p text:style-name="Table_20_Contents">ptable3</text:p>
          </table:table-cell>
          <table:table-cell table:style-name="Table1.B653" office:value-type="string">
            <text:p text:style-name="Table_20_Contents">ptable test</text:p>
          </table:table-cell>
          <table:table-cell table:style-name="Table1.C653" office:value-type="string">
            <text:p text:style-name="P1"/>
          </table:table-cell>
          <table:table-cell table:style-name="Table1.D653" office:value-type="string">
            <text:p text:style-name="Table_20_Contents">1538</text:p>
          </table:table-cell>
        </table:table-row>
        <table:table-row>
          <table:table-cell table:style-name="Table1.A653" office:value-type="string">
            <text:p text:style-name="Table_20_Contents">ptable4</text:p>
          </table:table-cell>
          <table:table-cell table:style-name="Table1.B653" office:value-type="string">
            <text:p text:style-name="Table_20_Contents">ptable test</text:p>
          </table:table-cell>
          <table:table-cell table:style-name="Table1.C653" office:value-type="string">
            <text:p text:style-name="P1"/>
          </table:table-cell>
          <table:table-cell table:style-name="Table1.D653" office:value-type="string">
            <text:p text:style-name="Table_20_Contents">1539</text:p>
          </table:table-cell>
        </table:table-row>
        <table:table-row>
          <table:table-cell table:style-name="Table1.A653" office:value-type="string">
            <text:p text:style-name="Table_20_Contents">ptable5</text:p>
          </table:table-cell>
          <table:table-cell table:style-name="Table1.B653" office:value-type="string">
            <text:p text:style-name="Table_20_Contents">ptable test</text:p>
          </table:table-cell>
          <table:table-cell table:style-name="Table1.C653" office:value-type="string">
            <text:p text:style-name="P1"/>
          </table:table-cell>
          <table:table-cell table:style-name="Table1.D653" office:value-type="string">
            <text:p text:style-name="Table_20_Contents">1540</text:p>
          </table:table-cell>
        </table:table-row>
        <table:table-row>
          <table:table-cell table:style-name="Table1.A653" office:value-type="string">
            <text:p text:style-name="Table_20_Contents">ptable6</text:p>
          </table:table-cell>
          <table:table-cell table:style-name="Table1.B653" office:value-type="string">
            <text:p text:style-name="Table_20_Contents">ptable test</text:p>
          </table:table-cell>
          <table:table-cell table:style-name="Table1.C653" office:value-type="string">
            <text:p text:style-name="P1"/>
          </table:table-cell>
          <table:table-cell table:style-name="Table1.D653" office:value-type="string">
            <text:p text:style-name="Table_20_Contents">1541</text:p>
          </table:table-cell>
        </table:table-row>
        <table:table-row>
          <table:table-cell table:style-name="Table1.A653" office:value-type="string">
            <text:p text:style-name="Table_20_Contents">ptable7</text:p>
          </table:table-cell>
          <table:table-cell table:style-name="Table1.B653" office:value-type="string">
            <text:p text:style-name="Table_20_Contents">ptable test</text:p>
          </table:table-cell>
          <table:table-cell table:style-name="Table1.C653" office:value-type="string">
            <text:p text:style-name="P1"/>
          </table:table-cell>
          <table:table-cell table:style-name="Table1.D653" office:value-type="string">
            <text:p text:style-name="Table_20_Contents">1542</text:p>
          </table:table-cell>
        </table:table-row>
        <table:table-row>
          <table:table-cell table:style-name="Table1.A653" office:value-type="string">
            <text:p text:style-name="Table_20_Contents">ptable8</text:p>
          </table:table-cell>
          <table:table-cell table:style-name="Table1.B653" office:value-type="string">
            <text:p text:style-name="Table_20_Contents">ptable test</text:p>
          </table:table-cell>
          <table:table-cell table:style-name="Table1.C653" office:value-type="string">
            <text:p text:style-name="P1"/>
          </table:table-cell>
          <table:table-cell table:style-name="Table1.D653" office:value-type="string">
            <text:p text:style-name="Table_20_Contents">1543</text:p>
          </table:table-cell>
        </table:table-row>
        <table:table-row>
          <table:table-cell table:style-name="Table1.A653" office:value-type="string">
            <text:p text:style-name="Table_20_Contents">ptable9</text:p>
          </table:table-cell>
          <table:table-cell table:style-name="Table1.B653" office:value-type="string">
            <text:p text:style-name="Table_20_Contents">ptable test</text:p>
          </table:table-cell>
          <table:table-cell table:style-name="Table1.C653" office:value-type="string">
            <text:p text:style-name="P1"/>
          </table:table-cell>
          <table:table-cell table:style-name="Table1.D653" office:value-type="string">
            <text:p text:style-name="Table_20_Contents">1544</text:p>
          </table:table-cell>
        </table:table-row>
        <table:table-row>
          <table:table-cell table:style-name="Table1.A653" office:value-type="string">
            <text:p text:style-name="Table_20_Contents">ptable10</text:p>
          </table:table-cell>
          <table:table-cell table:style-name="Table1.B653" office:value-type="string">
            <text:p text:style-name="Table_20_Contents">ptable test</text:p>
          </table:table-cell>
          <table:table-cell table:style-name="Table1.C653" office:value-type="string">
            <text:p text:style-name="P1"/>
          </table:table-cell>
          <table:table-cell table:style-name="Table1.D653" office:value-type="string">
            <text:p text:style-name="Table_20_Contents">1545</text:p>
          </table:table-cell>
        </table:table-row>
        <table:table-row>
          <table:table-cell table:style-name="Table1.A653" office:value-type="string">
            <text:p text:style-name="Table_20_Contents">LIN_Frame ID</text:p>
          </table:table-cell>
          <table:table-cell table:style-name="Table1.B653" office:value-type="string">
            <text:p text:style-name="Table_20_Contents">LIN Frame ID (with parity)</text:p>
          </table:table-cell>
          <table:table-cell table:style-name="Table1.C653" office:value-type="string">
            <text:p text:style-name="Table_20_Contents">hex</text:p>
          </table:table-cell>
          <table:table-cell table:style-name="Table1.D653" office:value-type="string">
            <text:p text:style-name="Table_20_Contents">1664</text:p>
          </table:table-cell>
        </table:table-row>
        <table:table-row>
          <table:table-cell table:style-name="Table1.A653" office:value-type="string">
            <text:p text:style-name="Table_20_Contents">LIN Data Length</text:p>
          </table:table-cell>
          <table:table-cell table:style-name="Table1.B653" office:value-type="string">
            <text:p text:style-name="Table_20_Contents">LIN Message number of data bytes</text:p>
          </table:table-cell>
          <table:table-cell table:style-name="Table1.C653" office:value-type="string">
            <text:p text:style-name="Table_20_Contents">hex</text:p>
          </table:table-cell>
          <table:table-cell table:style-name="Table1.D653" office:value-type="string">
            <text:p text:style-name="Table_20_Contents">1665</text:p>
          </table:table-cell>
        </table:table-row>
        <table:table-row>
          <table:table-cell table:style-name="Table1.A653" office:value-type="string">
            <text:p text:style-name="Table_20_Contents">LIN_DATA_0</text:p>
          </table:table-cell>
          <table:table-cell table:style-name="Table1.B653" office:value-type="string">
            <text:p text:style-name="Table_20_Contents">Generic LIN Packet, Data byte 0.</text:p>
          </table:table-cell>
          <table:table-cell table:style-name="Table1.C653" office:value-type="string">
            <text:p text:style-name="Table_20_Contents">hex</text:p>
          </table:table-cell>
          <table:table-cell table:style-name="Table1.D653" office:value-type="string">
            <text:p text:style-name="Table_20_Contents">1666</text:p>
          </table:table-cell>
        </table:table-row>
        <table:table-row>
          <table:table-cell table:style-name="Table1.A653" office:value-type="string">
            <text:p text:style-name="Table_20_Contents">LIN_DATA_1</text:p>
          </table:table-cell>
          <table:table-cell table:style-name="Table1.B653" office:value-type="string">
            <text:p text:style-name="Table_20_Contents">Generic LIN Packet, Data byte 1.</text:p>
          </table:table-cell>
          <table:table-cell table:style-name="Table1.C653" office:value-type="string">
            <text:p text:style-name="Table_20_Contents">hex</text:p>
          </table:table-cell>
          <table:table-cell table:style-name="Table1.D653" office:value-type="string">
            <text:p text:style-name="Table_20_Contents">1667</text:p>
          </table:table-cell>
        </table:table-row>
        <table:table-row>
          <table:table-cell table:style-name="Table1.A653" office:value-type="string">
            <text:p text:style-name="Table_20_Contents">LIN_DATA_2</text:p>
          </table:table-cell>
          <table:table-cell table:style-name="Table1.B653" office:value-type="string">
            <text:p text:style-name="Table_20_Contents">Generic LIN Packet, Data byte 2.</text:p>
          </table:table-cell>
          <table:table-cell table:style-name="Table1.C653" office:value-type="string">
            <text:p text:style-name="Table_20_Contents">hex</text:p>
          </table:table-cell>
          <table:table-cell table:style-name="Table1.D653" office:value-type="string">
            <text:p text:style-name="Table_20_Contents">1668</text:p>
          </table:table-cell>
        </table:table-row>
        <table:table-row>
          <table:table-cell table:style-name="Table1.A653" office:value-type="string">
            <text:p text:style-name="Table_20_Contents">LIN_DATA_3</text:p>
          </table:table-cell>
          <table:table-cell table:style-name="Table1.B653" office:value-type="string">
            <text:p text:style-name="Table_20_Contents">Generic LIN Packet, Data byte 3.</text:p>
          </table:table-cell>
          <table:table-cell table:style-name="Table1.C653" office:value-type="string">
            <text:p text:style-name="Table_20_Contents">hex</text:p>
          </table:table-cell>
          <table:table-cell table:style-name="Table1.D653" office:value-type="string">
            <text:p text:style-name="Table_20_Contents">1669</text:p>
          </table:table-cell>
        </table:table-row>
        <table:table-row>
          <table:table-cell table:style-name="Table1.A653" office:value-type="string">
            <text:p text:style-name="Table_20_Contents">LIN_DATA_4</text:p>
          </table:table-cell>
          <table:table-cell table:style-name="Table1.B653" office:value-type="string">
            <text:p text:style-name="Table_20_Contents">Generic LIN Packet, Data byte 4.</text:p>
          </table:table-cell>
          <table:table-cell table:style-name="Table1.C653" office:value-type="string">
            <text:p text:style-name="Table_20_Contents">hex</text:p>
          </table:table-cell>
          <table:table-cell table:style-name="Table1.D653" office:value-type="string">
            <text:p text:style-name="Table_20_Contents">1670</text:p>
          </table:table-cell>
        </table:table-row>
        <table:table-row>
          <table:table-cell table:style-name="Table1.A653" office:value-type="string">
            <text:p text:style-name="Table_20_Contents">LIN_DATA_5</text:p>
          </table:table-cell>
          <table:table-cell table:style-name="Table1.B653" office:value-type="string">
            <text:p text:style-name="Table_20_Contents">Generic LIN Packet, Data byte 5.</text:p>
          </table:table-cell>
          <table:table-cell table:style-name="Table1.C653" office:value-type="string">
            <text:p text:style-name="Table_20_Contents">hex</text:p>
          </table:table-cell>
          <table:table-cell table:style-name="Table1.D653" office:value-type="string">
            <text:p text:style-name="Table_20_Contents">1671</text:p>
          </table:table-cell>
        </table:table-row>
        <table:table-row>
          <table:table-cell table:style-name="Table1.A653" office:value-type="string">
            <text:p text:style-name="Table_20_Contents">LIN_DATA_6</text:p>
          </table:table-cell>
          <table:table-cell table:style-name="Table1.B653" office:value-type="string">
            <text:p text:style-name="Table_20_Contents">Generic LIN Packet, Data byte 6.</text:p>
          </table:table-cell>
          <table:table-cell table:style-name="Table1.C653" office:value-type="string">
            <text:p text:style-name="Table_20_Contents">hex</text:p>
          </table:table-cell>
          <table:table-cell table:style-name="Table1.D653" office:value-type="string">
            <text:p text:style-name="Table_20_Contents">1672</text:p>
          </table:table-cell>
        </table:table-row>
        <table:table-row>
          <table:table-cell table:style-name="Table1.A653" office:value-type="string">
            <text:p text:style-name="Table_20_Contents">LIN_DATA_7</text:p>
          </table:table-cell>
          <table:table-cell table:style-name="Table1.B653" office:value-type="string">
            <text:p text:style-name="Table_20_Contents">Generic LIN Packet, Data byte 7.</text:p>
          </table:table-cell>
          <table:table-cell table:style-name="Table1.C653" office:value-type="string">
            <text:p text:style-name="Table_20_Contents">hex</text:p>
          </table:table-cell>
          <table:table-cell table:style-name="Table1.D653" office:value-type="string">
            <text:p text:style-name="Table_20_Contents">1673</text:p>
          </table:table-cell>
        </table:table-row>
        <table:table-row>
          <table:table-cell table:style-name="Table1.A653" office:value-type="string">
            <text:p text:style-name="Table_20_Contents">RPDO1 map1 sub index and size</text:p>
          </table:table-cell>
          <table:table-cell table:style-name="Table1.B653" office:value-type="string">
            <text:p text:style-name="Table_20_Contents">RPDO1 map1 sub index (high byte) and size in bits (low bit)</text:p>
          </table:table-cell>
          <table:table-cell table:style-name="Table1.C653" office:value-type="string">
            <text:p text:style-name="Table_20_Contents">hex</text:p>
          </table:table-cell>
          <table:table-cell table:style-name="Table1.D653" office:value-type="string">
            <text:p text:style-name="Table_20_Contents">1792</text:p>
          </table:table-cell>
        </table:table-row>
        <table:table-row>
          <table:table-cell table:style-name="Table1.A653" office:value-type="string">
            <text:p text:style-name="Table_20_Contents">RPDO1 map1 index</text:p>
          </table:table-cell>
          <table:table-cell table:style-name="Table1.B653" office:value-type="string">
            <text:p text:style-name="Table_20_Contents">RPDO1 map1 index</text:p>
          </table:table-cell>
          <table:table-cell table:style-name="Table1.C653" office:value-type="string">
            <text:p text:style-name="Table_20_Contents">hex</text:p>
          </table:table-cell>
          <table:table-cell table:style-name="Table1.D653" office:value-type="string">
            <text:p text:style-name="Table_20_Contents">1793</text:p>
          </table:table-cell>
        </table:table-row>
        <table:table-row>
          <table:table-cell table:style-name="Table1.A653" office:value-type="string">
            <text:p text:style-name="Table_20_Contents">RPDO1 map2 sub index and size</text:p>
          </table:table-cell>
          <table:table-cell table:style-name="Table1.B653" office:value-type="string">
            <text:p text:style-name="Table_20_Contents">RPDO1 map2 sub index (high byte) and size in bits (low bit)</text:p>
          </table:table-cell>
          <table:table-cell table:style-name="Table1.C653" office:value-type="string">
            <text:p text:style-name="Table_20_Contents">hex</text:p>
          </table:table-cell>
          <table:table-cell table:style-name="Table1.D653" office:value-type="string">
            <text:p text:style-name="Table_20_Contents">1794</text:p>
          </table:table-cell>
        </table:table-row>
        <table:table-row>
          <table:table-cell table:style-name="Table1.A653" office:value-type="string">
            <text:p text:style-name="Table_20_Contents">RPDO1 map2 index</text:p>
          </table:table-cell>
          <table:table-cell table:style-name="Table1.B653" office:value-type="string">
            <text:p text:style-name="Table_20_Contents">RPDO1 map2 index</text:p>
          </table:table-cell>
          <table:table-cell table:style-name="Table1.C653" office:value-type="string">
            <text:p text:style-name="Table_20_Contents">hex</text:p>
          </table:table-cell>
          <table:table-cell table:style-name="Table1.D653" office:value-type="string">
            <text:p text:style-name="Table_20_Contents">1795</text:p>
          </table:table-cell>
        </table:table-row>
        <table:table-row>
          <table:table-cell table:style-name="Table1.A653" office:value-type="string">
            <text:p text:style-name="Table_20_Contents">RPDO1 map3 sub index and size</text:p>
          </table:table-cell>
          <table:table-cell table:style-name="Table1.B653" office:value-type="string">
            <text:p text:style-name="Table_20_Contents">RPDO1 map3 sub index (high byte) and size in bits (low bit)</text:p>
          </table:table-cell>
          <table:table-cell table:style-name="Table1.C653" office:value-type="string">
            <text:p text:style-name="Table_20_Contents">hex</text:p>
          </table:table-cell>
          <table:table-cell table:style-name="Table1.D653" office:value-type="string">
            <text:p text:style-name="Table_20_Contents">1796</text:p>
          </table:table-cell>
        </table:table-row>
        <table:table-row>
          <table:table-cell table:style-name="Table1.A653" office:value-type="string">
            <text:p text:style-name="Table_20_Contents">RPDO1 map3 index</text:p>
          </table:table-cell>
          <table:table-cell table:style-name="Table1.B653" office:value-type="string">
            <text:p text:style-name="Table_20_Contents">RPDO1 map3 index</text:p>
          </table:table-cell>
          <table:table-cell table:style-name="Table1.C653" office:value-type="string">
            <text:p text:style-name="Table_20_Contents">hex</text:p>
          </table:table-cell>
          <table:table-cell table:style-name="Table1.D653" office:value-type="string">
            <text:p text:style-name="Table_20_Contents">1797</text:p>
          </table:table-cell>
        </table:table-row>
        <text:soft-page-break/>
        <table:table-row>
          <table:table-cell table:style-name="Table1.A653" office:value-type="string">
            <text:p text:style-name="Table_20_Contents">RPDO1 map4 sub index and size</text:p>
          </table:table-cell>
          <table:table-cell table:style-name="Table1.B653" office:value-type="string">
            <text:p text:style-name="Table_20_Contents">RPDO1 map4 sub index (high byte) and size in bits (low bit)</text:p>
          </table:table-cell>
          <table:table-cell table:style-name="Table1.C653" office:value-type="string">
            <text:p text:style-name="Table_20_Contents">hex</text:p>
          </table:table-cell>
          <table:table-cell table:style-name="Table1.D653" office:value-type="string">
            <text:p text:style-name="Table_20_Contents">1798</text:p>
          </table:table-cell>
        </table:table-row>
        <table:table-row>
          <table:table-cell table:style-name="Table1.A653" office:value-type="string">
            <text:p text:style-name="Table_20_Contents">RPDO1 map4 index</text:p>
          </table:table-cell>
          <table:table-cell table:style-name="Table1.B653" office:value-type="string">
            <text:p text:style-name="Table_20_Contents">RPDO1 map4 index</text:p>
          </table:table-cell>
          <table:table-cell table:style-name="Table1.C653" office:value-type="string">
            <text:p text:style-name="Table_20_Contents">hex</text:p>
          </table:table-cell>
          <table:table-cell table:style-name="Table1.D653" office:value-type="string">
            <text:p text:style-name="Table_20_Contents">1799</text:p>
          </table:table-cell>
        </table:table-row>
        <table:table-row>
          <table:table-cell table:style-name="Table1.A653" office:value-type="string">
            <text:p text:style-name="Table_20_Contents">RPDO1 size (words)</text:p>
          </table:table-cell>
          <table:table-cell table:style-name="Table1.B653" office:value-type="string">
            <text:p text:style-name="Table_20_Contents">RPDO1 size in words</text:p>
          </table:table-cell>
          <table:table-cell table:style-name="Table1.C653" office:value-type="string">
            <text:p text:style-name="P1"/>
          </table:table-cell>
          <table:table-cell table:style-name="Table1.D653" office:value-type="string">
            <text:p text:style-name="Table_20_Contents">1800</text:p>
          </table:table-cell>
        </table:table-row>
        <table:table-row>
          <table:table-cell table:style-name="Table1.A653" office:value-type="string">
            <text:p text:style-name="Table_20_Contents">RPDO1 transmission type</text:p>
          </table:table-cell>
          <table:table-cell table:style-name="Table1.B653" office:value-type="string">
            <text:p text:style-name="Table_20_Contents">asynchronous only (0 to disable, N to enable)</text:p>
          </table:table-cell>
          <table:table-cell table:style-name="Table1.C653" office:value-type="string">
            <text:p text:style-name="P1"/>
          </table:table-cell>
          <table:table-cell table:style-name="Table1.D653" office:value-type="string">
            <text:p text:style-name="Table_20_Contents">1801</text:p>
          </table:table-cell>
        </table:table-row>
        <table:table-row>
          <table:table-cell table:style-name="Table1.A653" office:value-type="string">
            <text:p text:style-name="Table_20_Contents">RPDO1 timeout</text:p>
          </table:table-cell>
          <table:table-cell table:style-name="Table1.B653" office:value-type="string">
            <text:p text:style-name="Table_20_Contents">RPDO1 timeout in ms (0 to disable)</text:p>
          </table:table-cell>
          <table:table-cell table:style-name="Table1.C653" office:value-type="string">
            <text:p text:style-name="Table_20_Contents">ms</text:p>
          </table:table-cell>
          <table:table-cell table:style-name="Table1.D653" office:value-type="string">
            <text:p text:style-name="Table_20_Contents">1802</text:p>
          </table:table-cell>
        </table:table-row>
        <table:table-row>
          <table:table-cell table:style-name="Table1.A653" office:value-type="string">
            <text:p text:style-name="Table_20_Contents">parameters2 spare1</text:p>
          </table:table-cell>
          <table:table-cell table:style-name="Table1.B653" office:value-type="string">
            <text:p text:style-name="Table_20_Contents">(not used)</text:p>
          </table:table-cell>
          <table:table-cell table:style-name="Table1.C653" office:value-type="string">
            <text:p text:style-name="P1"/>
          </table:table-cell>
          <table:table-cell table:style-name="Table1.D653" office:value-type="string">
            <text:p text:style-name="Table_20_Contents">1803</text:p>
          </table:table-cell>
        </table:table-row>
        <table:table-row>
          <table:table-cell table:style-name="Table1.A653" office:value-type="string">
            <text:p text:style-name="Table_20_Contents">RPDO2 map1 sub index and size</text:p>
          </table:table-cell>
          <table:table-cell table:style-name="Table1.B653" office:value-type="string">
            <text:p text:style-name="Table_20_Contents">RPDO2 map1 sub index (high byte) and size in bits (low bit)</text:p>
          </table:table-cell>
          <table:table-cell table:style-name="Table1.C653" office:value-type="string">
            <text:p text:style-name="Table_20_Contents">hex</text:p>
          </table:table-cell>
          <table:table-cell table:style-name="Table1.D653" office:value-type="string">
            <text:p text:style-name="Table_20_Contents">1804</text:p>
          </table:table-cell>
        </table:table-row>
        <table:table-row>
          <table:table-cell table:style-name="Table1.A653" office:value-type="string">
            <text:p text:style-name="Table_20_Contents">RPDO2 map1 index</text:p>
          </table:table-cell>
          <table:table-cell table:style-name="Table1.B653" office:value-type="string">
            <text:p text:style-name="Table_20_Contents">RPDO2 map1 index</text:p>
          </table:table-cell>
          <table:table-cell table:style-name="Table1.C653" office:value-type="string">
            <text:p text:style-name="Table_20_Contents">hex</text:p>
          </table:table-cell>
          <table:table-cell table:style-name="Table1.D653" office:value-type="string">
            <text:p text:style-name="Table_20_Contents">1805</text:p>
          </table:table-cell>
        </table:table-row>
        <table:table-row>
          <table:table-cell table:style-name="Table1.A653" office:value-type="string">
            <text:p text:style-name="Table_20_Contents">RPDO2 map2 sub index and size</text:p>
          </table:table-cell>
          <table:table-cell table:style-name="Table1.B653" office:value-type="string">
            <text:p text:style-name="Table_20_Contents">RPDO2 map2 sub index (high byte) and size in bits (low bit)</text:p>
          </table:table-cell>
          <table:table-cell table:style-name="Table1.C653" office:value-type="string">
            <text:p text:style-name="Table_20_Contents">hex</text:p>
          </table:table-cell>
          <table:table-cell table:style-name="Table1.D653" office:value-type="string">
            <text:p text:style-name="Table_20_Contents">1806</text:p>
          </table:table-cell>
        </table:table-row>
        <table:table-row>
          <table:table-cell table:style-name="Table1.A653" office:value-type="string">
            <text:p text:style-name="Table_20_Contents">RPDO2 map2 index</text:p>
          </table:table-cell>
          <table:table-cell table:style-name="Table1.B653" office:value-type="string">
            <text:p text:style-name="Table_20_Contents">RPDO2 map2 index</text:p>
          </table:table-cell>
          <table:table-cell table:style-name="Table1.C653" office:value-type="string">
            <text:p text:style-name="Table_20_Contents">hex</text:p>
          </table:table-cell>
          <table:table-cell table:style-name="Table1.D653" office:value-type="string">
            <text:p text:style-name="Table_20_Contents">1807</text:p>
          </table:table-cell>
        </table:table-row>
        <table:table-row>
          <table:table-cell table:style-name="Table1.A653" office:value-type="string">
            <text:p text:style-name="Table_20_Contents">RPDO2 map3 sub index and size</text:p>
          </table:table-cell>
          <table:table-cell table:style-name="Table1.B653" office:value-type="string">
            <text:p text:style-name="Table_20_Contents">RPDO2 map3 sub index (high byte) and size in bits (low bit)</text:p>
          </table:table-cell>
          <table:table-cell table:style-name="Table1.C653" office:value-type="string">
            <text:p text:style-name="Table_20_Contents">hex</text:p>
          </table:table-cell>
          <table:table-cell table:style-name="Table1.D653" office:value-type="string">
            <text:p text:style-name="Table_20_Contents">1808</text:p>
          </table:table-cell>
        </table:table-row>
        <table:table-row>
          <table:table-cell table:style-name="Table1.A653" office:value-type="string">
            <text:p text:style-name="Table_20_Contents">RPDO2 map3 index</text:p>
          </table:table-cell>
          <table:table-cell table:style-name="Table1.B653" office:value-type="string">
            <text:p text:style-name="Table_20_Contents">RPDO2 map3 index</text:p>
          </table:table-cell>
          <table:table-cell table:style-name="Table1.C653" office:value-type="string">
            <text:p text:style-name="Table_20_Contents">hex</text:p>
          </table:table-cell>
          <table:table-cell table:style-name="Table1.D653" office:value-type="string">
            <text:p text:style-name="Table_20_Contents">1809</text:p>
          </table:table-cell>
        </table:table-row>
        <table:table-row>
          <table:table-cell table:style-name="Table1.A653" office:value-type="string">
            <text:p text:style-name="Table_20_Contents">RPDO2 map4 sub index and size</text:p>
          </table:table-cell>
          <table:table-cell table:style-name="Table1.B653" office:value-type="string">
            <text:p text:style-name="Table_20_Contents">RPDO2 map4 sub index (high byte) and size in bits (low bit)</text:p>
          </table:table-cell>
          <table:table-cell table:style-name="Table1.C653" office:value-type="string">
            <text:p text:style-name="Table_20_Contents">hex</text:p>
          </table:table-cell>
          <table:table-cell table:style-name="Table1.D653" office:value-type="string">
            <text:p text:style-name="Table_20_Contents">1810</text:p>
          </table:table-cell>
        </table:table-row>
        <table:table-row>
          <table:table-cell table:style-name="Table1.A653" office:value-type="string">
            <text:p text:style-name="Table_20_Contents">RPDO2 map4 index</text:p>
          </table:table-cell>
          <table:table-cell table:style-name="Table1.B653" office:value-type="string">
            <text:p text:style-name="Table_20_Contents">RPDO2 map4 index</text:p>
          </table:table-cell>
          <table:table-cell table:style-name="Table1.C653" office:value-type="string">
            <text:p text:style-name="Table_20_Contents">hex</text:p>
          </table:table-cell>
          <table:table-cell table:style-name="Table1.D653" office:value-type="string">
            <text:p text:style-name="Table_20_Contents">1811</text:p>
          </table:table-cell>
        </table:table-row>
        <table:table-row>
          <table:table-cell table:style-name="Table1.A653" office:value-type="string">
            <text:p text:style-name="Table_20_Contents">RPDO2 size (words)</text:p>
          </table:table-cell>
          <table:table-cell table:style-name="Table1.B653" office:value-type="string">
            <text:p text:style-name="Table_20_Contents">RPDO2 size in words</text:p>
          </table:table-cell>
          <table:table-cell table:style-name="Table1.C653" office:value-type="string">
            <text:p text:style-name="P1"/>
          </table:table-cell>
          <table:table-cell table:style-name="Table1.D653" office:value-type="string">
            <text:p text:style-name="Table_20_Contents">1812</text:p>
          </table:table-cell>
        </table:table-row>
        <table:table-row>
          <table:table-cell table:style-name="Table1.A653" office:value-type="string">
            <text:p text:style-name="Table_20_Contents">RPDO2 transmission type</text:p>
          </table:table-cell>
          <table:table-cell table:style-name="Table1.B653" office:value-type="string">
            <text:p text:style-name="Table_20_Contents">asynchronous only (0 to disable, N to enable)</text:p>
          </table:table-cell>
          <table:table-cell table:style-name="Table1.C653" office:value-type="string">
            <text:p text:style-name="P1"/>
          </table:table-cell>
          <table:table-cell table:style-name="Table1.D653" office:value-type="string">
            <text:p text:style-name="Table_20_Contents">1813</text:p>
          </table:table-cell>
        </table:table-row>
        <table:table-row>
          <table:table-cell table:style-name="Table1.A653" office:value-type="string">
            <text:p text:style-name="Table_20_Contents">RPDO2 timeout</text:p>
          </table:table-cell>
          <table:table-cell table:style-name="Table1.B653" office:value-type="string">
            <text:p text:style-name="Table_20_Contents">RPDO2 timeout in ms (0 to disable)</text:p>
          </table:table-cell>
          <table:table-cell table:style-name="Table1.C653" office:value-type="string">
            <text:p text:style-name="Table_20_Contents">ms</text:p>
          </table:table-cell>
          <table:table-cell table:style-name="Table1.D653" office:value-type="string">
            <text:p text:style-name="Table_20_Contents">1814</text:p>
          </table:table-cell>
        </table:table-row>
        <table:table-row>
          <table:table-cell table:style-name="Table1.A653" office:value-type="string">
            <text:p text:style-name="Table_20_Contents">parameters2 spare2</text:p>
          </table:table-cell>
          <table:table-cell table:style-name="Table1.B653" office:value-type="string">
            <text:p text:style-name="Table_20_Contents">(not used)</text:p>
          </table:table-cell>
          <table:table-cell table:style-name="Table1.C653" office:value-type="string">
            <text:p text:style-name="P1"/>
          </table:table-cell>
          <table:table-cell table:style-name="Table1.D653" office:value-type="string">
            <text:p text:style-name="Table_20_Contents">1815</text:p>
          </table:table-cell>
        </table:table-row>
        <table:table-row>
          <table:table-cell table:style-name="Table1.A653" office:value-type="string">
            <text:p text:style-name="Table_20_Contents">TPDO1 map1 sub index and size</text:p>
          </table:table-cell>
          <table:table-cell table:style-name="Table1.B653" office:value-type="string">
            <text:p text:style-name="Table_20_Contents">TPDO1 map1 sub index (high byte) and size in bits (low bit)</text:p>
          </table:table-cell>
          <table:table-cell table:style-name="Table1.C653" office:value-type="string">
            <text:p text:style-name="Table_20_Contents">hex</text:p>
          </table:table-cell>
          <table:table-cell table:style-name="Table1.D653" office:value-type="string">
            <text:p text:style-name="Table_20_Contents">1816</text:p>
          </table:table-cell>
        </table:table-row>
        <table:table-row>
          <table:table-cell table:style-name="Table1.A653" office:value-type="string">
            <text:p text:style-name="Table_20_Contents">TPDO1 map1 index</text:p>
          </table:table-cell>
          <table:table-cell table:style-name="Table1.B653" office:value-type="string">
            <text:p text:style-name="Table_20_Contents">TPDO1 map1 index</text:p>
          </table:table-cell>
          <table:table-cell table:style-name="Table1.C653" office:value-type="string">
            <text:p text:style-name="Table_20_Contents">hex</text:p>
          </table:table-cell>
          <table:table-cell table:style-name="Table1.D653" office:value-type="string">
            <text:p text:style-name="Table_20_Contents">1817</text:p>
          </table:table-cell>
        </table:table-row>
        <table:table-row>
          <table:table-cell table:style-name="Table1.A653" office:value-type="string">
            <text:p text:style-name="Table_20_Contents">TPDO1 map2 sub index and size</text:p>
          </table:table-cell>
          <table:table-cell table:style-name="Table1.B653" office:value-type="string">
            <text:p text:style-name="Table_20_Contents">TPDO1 map2 sub index (high byte) and size in bits (low bit)</text:p>
          </table:table-cell>
          <table:table-cell table:style-name="Table1.C653" office:value-type="string">
            <text:p text:style-name="Table_20_Contents">hex</text:p>
          </table:table-cell>
          <table:table-cell table:style-name="Table1.D653" office:value-type="string">
            <text:p text:style-name="Table_20_Contents">1818</text:p>
          </table:table-cell>
        </table:table-row>
        <table:table-row>
          <table:table-cell table:style-name="Table1.A653" office:value-type="string">
            <text:p text:style-name="Table_20_Contents">TPDO1 map2 index</text:p>
          </table:table-cell>
          <table:table-cell table:style-name="Table1.B653" office:value-type="string">
            <text:p text:style-name="Table_20_Contents">TPDO1 map2 index</text:p>
          </table:table-cell>
          <table:table-cell table:style-name="Table1.C653" office:value-type="string">
            <text:p text:style-name="Table_20_Contents">hex</text:p>
          </table:table-cell>
          <table:table-cell table:style-name="Table1.D653" office:value-type="string">
            <text:p text:style-name="Table_20_Contents">1819</text:p>
          </table:table-cell>
        </table:table-row>
        <table:table-row>
          <table:table-cell table:style-name="Table1.A653" office:value-type="string">
            <text:p text:style-name="Table_20_Contents">TPDO1 map3 sub index and size</text:p>
          </table:table-cell>
          <table:table-cell table:style-name="Table1.B653" office:value-type="string">
            <text:p text:style-name="Table_20_Contents">TPDO1 map3 sub index (high byte) and size in bits (low bit)</text:p>
          </table:table-cell>
          <table:table-cell table:style-name="Table1.C653" office:value-type="string">
            <text:p text:style-name="Table_20_Contents">hex</text:p>
          </table:table-cell>
          <table:table-cell table:style-name="Table1.D653" office:value-type="string">
            <text:p text:style-name="Table_20_Contents">1820</text:p>
          </table:table-cell>
        </table:table-row>
        <table:table-row>
          <table:table-cell table:style-name="Table1.A653" office:value-type="string">
            <text:p text:style-name="Table_20_Contents">TPDO1 map3 index</text:p>
          </table:table-cell>
          <table:table-cell table:style-name="Table1.B653" office:value-type="string">
            <text:p text:style-name="Table_20_Contents">TPDO1 map3 index</text:p>
          </table:table-cell>
          <table:table-cell table:style-name="Table1.C653" office:value-type="string">
            <text:p text:style-name="Table_20_Contents">hex</text:p>
          </table:table-cell>
          <table:table-cell table:style-name="Table1.D653" office:value-type="string">
            <text:p text:style-name="Table_20_Contents">1821</text:p>
          </table:table-cell>
        </table:table-row>
        <table:table-row>
          <table:table-cell table:style-name="Table1.A653" office:value-type="string">
            <text:p text:style-name="Table_20_Contents">TPDO1 map4 sub index and size</text:p>
          </table:table-cell>
          <table:table-cell table:style-name="Table1.B653" office:value-type="string">
            <text:p text:style-name="Table_20_Contents">TPDO1 map4 sub index (high byte) and size in bits (low bit)</text:p>
          </table:table-cell>
          <table:table-cell table:style-name="Table1.C653" office:value-type="string">
            <text:p text:style-name="Table_20_Contents">hex</text:p>
          </table:table-cell>
          <table:table-cell table:style-name="Table1.D653" office:value-type="string">
            <text:p text:style-name="Table_20_Contents">1822</text:p>
          </table:table-cell>
        </table:table-row>
        <table:table-row>
          <table:table-cell table:style-name="Table1.A653" office:value-type="string">
            <text:p text:style-name="Table_20_Contents">TPDO1 map4 index</text:p>
          </table:table-cell>
          <table:table-cell table:style-name="Table1.B653" office:value-type="string">
            <text:p text:style-name="Table_20_Contents">TPDO1 map4 index</text:p>
          </table:table-cell>
          <table:table-cell table:style-name="Table1.C653" office:value-type="string">
            <text:p text:style-name="Table_20_Contents">hex</text:p>
          </table:table-cell>
          <table:table-cell table:style-name="Table1.D653" office:value-type="string">
            <text:p text:style-name="Table_20_Contents">1823</text:p>
          </table:table-cell>
        </table:table-row>
        <table:table-row>
          <table:table-cell table:style-name="Table1.A653" office:value-type="string">
            <text:p text:style-name="Table_20_Contents">TPDO1 size (words)</text:p>
          </table:table-cell>
          <table:table-cell table:style-name="Table1.B653" office:value-type="string">
            <text:p text:style-name="Table_20_Contents">TPDO1 size in words</text:p>
          </table:table-cell>
          <table:table-cell table:style-name="Table1.C653" office:value-type="string">
            <text:p text:style-name="P1"/>
          </table:table-cell>
          <table:table-cell table:style-name="Table1.D653" office:value-type="string">
            <text:p text:style-name="Table_20_Contents">1824</text:p>
          </table:table-cell>
        </table:table-row>
        <table:table-row>
          <table:table-cell table:style-name="Table1.A653" office:value-type="string">
            <text:p text:style-name="Table_20_Contents">TPDO1 transmission type</text:p>
          </table:table-cell>
          <table:table-cell table:style-name="Table1.B653" office:value-type="string">
            <text:p text:style-name="Table_20_Contents">TPDO1 number of syncs per transmission 0 to 240 (0 to disable, N for every Nth sync)</text:p>
          </table:table-cell>
          <table:table-cell table:style-name="Table1.C653" office:value-type="string">
            <text:p text:style-name="P1"/>
          </table:table-cell>
          <table:table-cell table:style-name="Table1.D653" office:value-type="string">
            <text:p text:style-name="Table_20_Contents">1825</text:p>
          </table:table-cell>
        </table:table-row>
        <table:table-row>
          <table:table-cell table:style-name="Table1.A653" office:value-type="string">
            <text:p text:style-name="Table_20_Contents">TPDO1 event time</text:p>
          </table:table-cell>
          <table:table-cell table:style-name="Table1.B653" office:value-type="string">
            <text:p text:style-name="Table_20_Contents">TPDO1 event time in ms for async tpdos (0 to disable)</text:p>
          </table:table-cell>
          <table:table-cell table:style-name="Table1.C653" office:value-type="string">
            <text:p text:style-name="Table_20_Contents">ms</text:p>
          </table:table-cell>
          <table:table-cell table:style-name="Table1.D653" office:value-type="string">
            <text:p text:style-name="Table_20_Contents">1826</text:p>
          </table:table-cell>
        </table:table-row>
        <table:table-row>
          <table:table-cell table:style-name="Table1.A653" office:value-type="string">
            <text:p text:style-name="Table_20_Contents">TPDO1 sync window</text:p>
          </table:table-cell>
          <table:table-cell table:style-name="Table1.B653" office:value-type="string">
            <text:p text:style-name="Table_20_Contents">TPDO1 sync window (not used)</text:p>
          </table:table-cell>
          <table:table-cell table:style-name="Table1.C653" office:value-type="string">
            <text:p text:style-name="P1"/>
          </table:table-cell>
          <table:table-cell table:style-name="Table1.D653" office:value-type="string">
            <text:p text:style-name="Table_20_Contents">1827</text:p>
          </table:table-cell>
        </table:table-row>
        <table:table-row>
          <table:table-cell table:style-name="Table1.A653" office:value-type="string">
            <text:p text:style-name="Table_20_Contents">TPDO2 map1 sub <text:soft-page-break/>index and size</text:p>
          </table:table-cell>
          <table:table-cell table:style-name="Table1.B653" office:value-type="string">
            <text:p text:style-name="Table_20_Contents">TPDO2 map1 sub index (high byte) and size in bits <text:soft-page-break/>(low bit)</text:p>
          </table:table-cell>
          <table:table-cell table:style-name="Table1.C653" office:value-type="string">
            <text:p text:style-name="Table_20_Contents">hex</text:p>
          </table:table-cell>
          <table:table-cell table:style-name="Table1.D653" office:value-type="string">
            <text:p text:style-name="Table_20_Contents">1828</text:p>
          </table:table-cell>
        </table:table-row>
        <table:table-row>
          <table:table-cell table:style-name="Table1.A653" office:value-type="string">
            <text:p text:style-name="Table_20_Contents">TPDO2 map1 index</text:p>
          </table:table-cell>
          <table:table-cell table:style-name="Table1.B653" office:value-type="string">
            <text:p text:style-name="Table_20_Contents">TPDO2 map1 index</text:p>
          </table:table-cell>
          <table:table-cell table:style-name="Table1.C653" office:value-type="string">
            <text:p text:style-name="Table_20_Contents">hex</text:p>
          </table:table-cell>
          <table:table-cell table:style-name="Table1.D653" office:value-type="string">
            <text:p text:style-name="Table_20_Contents">1829</text:p>
          </table:table-cell>
        </table:table-row>
        <table:table-row>
          <table:table-cell table:style-name="Table1.A653" office:value-type="string">
            <text:p text:style-name="Table_20_Contents">TPDO2 map2 sub index and size</text:p>
          </table:table-cell>
          <table:table-cell table:style-name="Table1.B653" office:value-type="string">
            <text:p text:style-name="Table_20_Contents">TPDO2 map2 sub index (high byte) and size in bits (low bit)</text:p>
          </table:table-cell>
          <table:table-cell table:style-name="Table1.C653" office:value-type="string">
            <text:p text:style-name="Table_20_Contents">hex</text:p>
          </table:table-cell>
          <table:table-cell table:style-name="Table1.D653" office:value-type="string">
            <text:p text:style-name="Table_20_Contents">1830</text:p>
          </table:table-cell>
        </table:table-row>
        <table:table-row>
          <table:table-cell table:style-name="Table1.A653" office:value-type="string">
            <text:p text:style-name="Table_20_Contents">TPDO2 map2 index</text:p>
          </table:table-cell>
          <table:table-cell table:style-name="Table1.B653" office:value-type="string">
            <text:p text:style-name="Table_20_Contents">TPDO2 map2 index</text:p>
          </table:table-cell>
          <table:table-cell table:style-name="Table1.C653" office:value-type="string">
            <text:p text:style-name="Table_20_Contents">hex</text:p>
          </table:table-cell>
          <table:table-cell table:style-name="Table1.D653" office:value-type="string">
            <text:p text:style-name="Table_20_Contents">1831</text:p>
          </table:table-cell>
        </table:table-row>
        <table:table-row>
          <table:table-cell table:style-name="Table1.A653" office:value-type="string">
            <text:p text:style-name="Table_20_Contents">TPDO2 map3 sub index and size</text:p>
          </table:table-cell>
          <table:table-cell table:style-name="Table1.B653" office:value-type="string">
            <text:p text:style-name="Table_20_Contents">TPDO2 map3 sub index (high byte) and size in bits (low bit)</text:p>
          </table:table-cell>
          <table:table-cell table:style-name="Table1.C653" office:value-type="string">
            <text:p text:style-name="Table_20_Contents">hex</text:p>
          </table:table-cell>
          <table:table-cell table:style-name="Table1.D653" office:value-type="string">
            <text:p text:style-name="Table_20_Contents">1832</text:p>
          </table:table-cell>
        </table:table-row>
        <table:table-row>
          <table:table-cell table:style-name="Table1.A653" office:value-type="string">
            <text:p text:style-name="Table_20_Contents">TPDO2 map3 index</text:p>
          </table:table-cell>
          <table:table-cell table:style-name="Table1.B653" office:value-type="string">
            <text:p text:style-name="Table_20_Contents">TPDO2 map3 index</text:p>
          </table:table-cell>
          <table:table-cell table:style-name="Table1.C653" office:value-type="string">
            <text:p text:style-name="Table_20_Contents">hex</text:p>
          </table:table-cell>
          <table:table-cell table:style-name="Table1.D653" office:value-type="string">
            <text:p text:style-name="Table_20_Contents">1833</text:p>
          </table:table-cell>
        </table:table-row>
        <table:table-row>
          <table:table-cell table:style-name="Table1.A653" office:value-type="string">
            <text:p text:style-name="Table_20_Contents">TPDO2 map4 sub index and size</text:p>
          </table:table-cell>
          <table:table-cell table:style-name="Table1.B653" office:value-type="string">
            <text:p text:style-name="Table_20_Contents">TPDO2 map4 sub index (high byte) and size in bits (low bit)</text:p>
          </table:table-cell>
          <table:table-cell table:style-name="Table1.C653" office:value-type="string">
            <text:p text:style-name="Table_20_Contents">hex</text:p>
          </table:table-cell>
          <table:table-cell table:style-name="Table1.D653" office:value-type="string">
            <text:p text:style-name="Table_20_Contents">1834</text:p>
          </table:table-cell>
        </table:table-row>
        <table:table-row>
          <table:table-cell table:style-name="Table1.A653" office:value-type="string">
            <text:p text:style-name="Table_20_Contents">TPDO2 map4 index</text:p>
          </table:table-cell>
          <table:table-cell table:style-name="Table1.B653" office:value-type="string">
            <text:p text:style-name="Table_20_Contents">TPDO2 map4 index</text:p>
          </table:table-cell>
          <table:table-cell table:style-name="Table1.C653" office:value-type="string">
            <text:p text:style-name="Table_20_Contents">hex</text:p>
          </table:table-cell>
          <table:table-cell table:style-name="Table1.D653" office:value-type="string">
            <text:p text:style-name="Table_20_Contents">1835</text:p>
          </table:table-cell>
        </table:table-row>
        <table:table-row>
          <table:table-cell table:style-name="Table1.A653" office:value-type="string">
            <text:p text:style-name="Table_20_Contents">TPDO2 size (words)</text:p>
          </table:table-cell>
          <table:table-cell table:style-name="Table1.B653" office:value-type="string">
            <text:p text:style-name="Table_20_Contents">TPDO2 size in words</text:p>
          </table:table-cell>
          <table:table-cell table:style-name="Table1.C653" office:value-type="string">
            <text:p text:style-name="P1"/>
          </table:table-cell>
          <table:table-cell table:style-name="Table1.D653" office:value-type="string">
            <text:p text:style-name="Table_20_Contents">1836</text:p>
          </table:table-cell>
        </table:table-row>
        <table:table-row>
          <table:table-cell table:style-name="Table1.A653" office:value-type="string">
            <text:p text:style-name="Table_20_Contents">TPDO2 transmission type</text:p>
          </table:table-cell>
          <table:table-cell table:style-name="Table1.B653" office:value-type="string">
            <text:p text:style-name="Table_20_Contents">TPDO2 number of syncs per transmission 0 to 240 (0 to disable, N for every Nth sync)</text:p>
          </table:table-cell>
          <table:table-cell table:style-name="Table1.C653" office:value-type="string">
            <text:p text:style-name="P1"/>
          </table:table-cell>
          <table:table-cell table:style-name="Table1.D653" office:value-type="string">
            <text:p text:style-name="Table_20_Contents">1837</text:p>
          </table:table-cell>
        </table:table-row>
        <table:table-row>
          <table:table-cell table:style-name="Table1.A653" office:value-type="string">
            <text:p text:style-name="Table_20_Contents">TPDO2 event time</text:p>
          </table:table-cell>
          <table:table-cell table:style-name="Table1.B653" office:value-type="string">
            <text:p text:style-name="Table_20_Contents">TPDO2 event time in ms for async tpdos (0 to disable)</text:p>
          </table:table-cell>
          <table:table-cell table:style-name="Table1.C653" office:value-type="string">
            <text:p text:style-name="Table_20_Contents">ms</text:p>
          </table:table-cell>
          <table:table-cell table:style-name="Table1.D653" office:value-type="string">
            <text:p text:style-name="Table_20_Contents">1838</text:p>
          </table:table-cell>
        </table:table-row>
        <table:table-row>
          <table:table-cell table:style-name="Table1.A653" office:value-type="string">
            <text:p text:style-name="Table_20_Contents">TPDO2 sync window</text:p>
          </table:table-cell>
          <table:table-cell table:style-name="Table1.B653" office:value-type="string">
            <text:p text:style-name="Table_20_Contents">TPDO2 sync window (not used)</text:p>
          </table:table-cell>
          <table:table-cell table:style-name="Table1.C653" office:value-type="string">
            <text:p text:style-name="P1"/>
          </table:table-cell>
          <table:table-cell table:style-name="Table1.D653" office:value-type="string">
            <text:p text:style-name="Table_20_Contents">1839</text:p>
          </table:table-cell>
        </table:table-row>
        <table:table-row>
          <table:table-cell table:style-name="Table1.A653" office:value-type="string">
            <text:p text:style-name="Table_20_Contents">TPDO3 map1 sub index and size</text:p>
          </table:table-cell>
          <table:table-cell table:style-name="Table1.B653" office:value-type="string">
            <text:p text:style-name="Table_20_Contents">TPDO3 map1 sub index (high byte) and size in bits (low bit)</text:p>
          </table:table-cell>
          <table:table-cell table:style-name="Table1.C653" office:value-type="string">
            <text:p text:style-name="Table_20_Contents">hex</text:p>
          </table:table-cell>
          <table:table-cell table:style-name="Table1.D653" office:value-type="string">
            <text:p text:style-name="Table_20_Contents">1840</text:p>
          </table:table-cell>
        </table:table-row>
        <table:table-row>
          <table:table-cell table:style-name="Table1.A653" office:value-type="string">
            <text:p text:style-name="Table_20_Contents">TPDO3 map1 index</text:p>
          </table:table-cell>
          <table:table-cell table:style-name="Table1.B653" office:value-type="string">
            <text:p text:style-name="Table_20_Contents">TPDO3 map1 index</text:p>
          </table:table-cell>
          <table:table-cell table:style-name="Table1.C653" office:value-type="string">
            <text:p text:style-name="Table_20_Contents">hex</text:p>
          </table:table-cell>
          <table:table-cell table:style-name="Table1.D653" office:value-type="string">
            <text:p text:style-name="Table_20_Contents">1841</text:p>
          </table:table-cell>
        </table:table-row>
        <table:table-row>
          <table:table-cell table:style-name="Table1.A653" office:value-type="string">
            <text:p text:style-name="Table_20_Contents">TPDO3 map2 sub index and size</text:p>
          </table:table-cell>
          <table:table-cell table:style-name="Table1.B653" office:value-type="string">
            <text:p text:style-name="Table_20_Contents">TPDO3 map2 sub index (high byte) and size in bits (low bit)</text:p>
          </table:table-cell>
          <table:table-cell table:style-name="Table1.C653" office:value-type="string">
            <text:p text:style-name="Table_20_Contents">hex</text:p>
          </table:table-cell>
          <table:table-cell table:style-name="Table1.D653" office:value-type="string">
            <text:p text:style-name="Table_20_Contents">1842</text:p>
          </table:table-cell>
        </table:table-row>
        <table:table-row>
          <table:table-cell table:style-name="Table1.A653" office:value-type="string">
            <text:p text:style-name="Table_20_Contents">TPDO3 map2 index</text:p>
          </table:table-cell>
          <table:table-cell table:style-name="Table1.B653" office:value-type="string">
            <text:p text:style-name="Table_20_Contents">TPDO3 map2 index</text:p>
          </table:table-cell>
          <table:table-cell table:style-name="Table1.C653" office:value-type="string">
            <text:p text:style-name="Table_20_Contents">hex</text:p>
          </table:table-cell>
          <table:table-cell table:style-name="Table1.D653" office:value-type="string">
            <text:p text:style-name="Table_20_Contents">1843</text:p>
          </table:table-cell>
        </table:table-row>
        <table:table-row>
          <table:table-cell table:style-name="Table1.A653" office:value-type="string">
            <text:p text:style-name="Table_20_Contents">TPDO3 map3 sub index and size</text:p>
          </table:table-cell>
          <table:table-cell table:style-name="Table1.B653" office:value-type="string">
            <text:p text:style-name="Table_20_Contents">TPDO3 map3 sub index (high byte) and size in bits (low bit)</text:p>
          </table:table-cell>
          <table:table-cell table:style-name="Table1.C653" office:value-type="string">
            <text:p text:style-name="Table_20_Contents">hex</text:p>
          </table:table-cell>
          <table:table-cell table:style-name="Table1.D653" office:value-type="string">
            <text:p text:style-name="Table_20_Contents">1844</text:p>
          </table:table-cell>
        </table:table-row>
        <table:table-row>
          <table:table-cell table:style-name="Table1.A653" office:value-type="string">
            <text:p text:style-name="Table_20_Contents">TPDO3 map3 index</text:p>
          </table:table-cell>
          <table:table-cell table:style-name="Table1.B653" office:value-type="string">
            <text:p text:style-name="Table_20_Contents">TPDO3 map3 index</text:p>
          </table:table-cell>
          <table:table-cell table:style-name="Table1.C653" office:value-type="string">
            <text:p text:style-name="Table_20_Contents">hex</text:p>
          </table:table-cell>
          <table:table-cell table:style-name="Table1.D653" office:value-type="string">
            <text:p text:style-name="Table_20_Contents">1845</text:p>
          </table:table-cell>
        </table:table-row>
        <table:table-row>
          <table:table-cell table:style-name="Table1.A653" office:value-type="string">
            <text:p text:style-name="Table_20_Contents">TPDO3 map4 sub index and size</text:p>
          </table:table-cell>
          <table:table-cell table:style-name="Table1.B653" office:value-type="string">
            <text:p text:style-name="Table_20_Contents">TPDO3 map4 sub index (high byte) and size in bits (low bit)</text:p>
          </table:table-cell>
          <table:table-cell table:style-name="Table1.C653" office:value-type="string">
            <text:p text:style-name="Table_20_Contents">hex</text:p>
          </table:table-cell>
          <table:table-cell table:style-name="Table1.D653" office:value-type="string">
            <text:p text:style-name="Table_20_Contents">1846</text:p>
          </table:table-cell>
        </table:table-row>
        <table:table-row>
          <table:table-cell table:style-name="Table1.A653" office:value-type="string">
            <text:p text:style-name="Table_20_Contents">TPDO3 map4 index</text:p>
          </table:table-cell>
          <table:table-cell table:style-name="Table1.B653" office:value-type="string">
            <text:p text:style-name="Table_20_Contents">TPDO3 map4 index</text:p>
          </table:table-cell>
          <table:table-cell table:style-name="Table1.C653" office:value-type="string">
            <text:p text:style-name="Table_20_Contents">hex</text:p>
          </table:table-cell>
          <table:table-cell table:style-name="Table1.D653" office:value-type="string">
            <text:p text:style-name="Table_20_Contents">1847</text:p>
          </table:table-cell>
        </table:table-row>
        <table:table-row>
          <table:table-cell table:style-name="Table1.A653" office:value-type="string">
            <text:p text:style-name="Table_20_Contents">TPDO3 size (words)</text:p>
          </table:table-cell>
          <table:table-cell table:style-name="Table1.B653" office:value-type="string">
            <text:p text:style-name="Table_20_Contents">TPDO3 size in words</text:p>
          </table:table-cell>
          <table:table-cell table:style-name="Table1.C653" office:value-type="string">
            <text:p text:style-name="P1"/>
          </table:table-cell>
          <table:table-cell table:style-name="Table1.D653" office:value-type="string">
            <text:p text:style-name="Table_20_Contents">1848</text:p>
          </table:table-cell>
        </table:table-row>
        <table:table-row>
          <table:table-cell table:style-name="Table1.A653" office:value-type="string">
            <text:p text:style-name="Table_20_Contents">TPDO3 transmission type</text:p>
          </table:table-cell>
          <table:table-cell table:style-name="Table1.B653" office:value-type="string">
            <text:p text:style-name="Table_20_Contents">TPDO3 number of syncs per transmission 0 to 240 (0 to disable, N for every Nth sync)</text:p>
          </table:table-cell>
          <table:table-cell table:style-name="Table1.C653" office:value-type="string">
            <text:p text:style-name="P1"/>
          </table:table-cell>
          <table:table-cell table:style-name="Table1.D653" office:value-type="string">
            <text:p text:style-name="Table_20_Contents">1849</text:p>
          </table:table-cell>
        </table:table-row>
        <table:table-row>
          <table:table-cell table:style-name="Table1.A653" office:value-type="string">
            <text:p text:style-name="Table_20_Contents">TPDO3 event time</text:p>
          </table:table-cell>
          <table:table-cell table:style-name="Table1.B653" office:value-type="string">
            <text:p text:style-name="Table_20_Contents">TPDO3 event time in ms for async tpdos (0 to disable)</text:p>
          </table:table-cell>
          <table:table-cell table:style-name="Table1.C653" office:value-type="string">
            <text:p text:style-name="Table_20_Contents">ms</text:p>
          </table:table-cell>
          <table:table-cell table:style-name="Table1.D653" office:value-type="string">
            <text:p text:style-name="Table_20_Contents">1850</text:p>
          </table:table-cell>
        </table:table-row>
        <table:table-row>
          <table:table-cell table:style-name="Table1.A653" office:value-type="string">
            <text:p text:style-name="Table_20_Contents">TPDO3 sync window</text:p>
          </table:table-cell>
          <table:table-cell table:style-name="Table1.B653" office:value-type="string">
            <text:p text:style-name="Table_20_Contents">TPDO3 sync window (not used)</text:p>
          </table:table-cell>
          <table:table-cell table:style-name="Table1.C653" office:value-type="string">
            <text:p text:style-name="P1"/>
          </table:table-cell>
          <table:table-cell table:style-name="Table1.D653" office:value-type="string">
            <text:p text:style-name="Table_20_Contents">1851</text:p>
          </table:table-cell>
        </table:table-row>
        <table:table-row>
          <table:table-cell table:style-name="Table1.A653" office:value-type="string">
            <text:p text:style-name="Table_20_Contents">TPDO4 map1 sub index and size</text:p>
          </table:table-cell>
          <table:table-cell table:style-name="Table1.B653" office:value-type="string">
            <text:p text:style-name="Table_20_Contents">TPDO4 map1 sub index (high byte) and size in bits (low bit)</text:p>
          </table:table-cell>
          <table:table-cell table:style-name="Table1.C653" office:value-type="string">
            <text:p text:style-name="Table_20_Contents">hex</text:p>
          </table:table-cell>
          <table:table-cell table:style-name="Table1.D653" office:value-type="string">
            <text:p text:style-name="Table_20_Contents">1852</text:p>
          </table:table-cell>
        </table:table-row>
        <table:table-row>
          <table:table-cell table:style-name="Table1.A653" office:value-type="string">
            <text:p text:style-name="Table_20_Contents">TPDO4 map1 index</text:p>
          </table:table-cell>
          <table:table-cell table:style-name="Table1.B653" office:value-type="string">
            <text:p text:style-name="Table_20_Contents">TPDO4 map1 index</text:p>
          </table:table-cell>
          <table:table-cell table:style-name="Table1.C653" office:value-type="string">
            <text:p text:style-name="Table_20_Contents">hex</text:p>
          </table:table-cell>
          <table:table-cell table:style-name="Table1.D653" office:value-type="string">
            <text:p text:style-name="Table_20_Contents">1853</text:p>
          </table:table-cell>
        </table:table-row>
        <table:table-row>
          <table:table-cell table:style-name="Table1.A653" office:value-type="string">
            <text:p text:style-name="Table_20_Contents">TPDO4 map2 sub index and size</text:p>
          </table:table-cell>
          <table:table-cell table:style-name="Table1.B653" office:value-type="string">
            <text:p text:style-name="Table_20_Contents">TPDO4 map2 sub index (high byte) and size in bits (low bit)</text:p>
          </table:table-cell>
          <table:table-cell table:style-name="Table1.C653" office:value-type="string">
            <text:p text:style-name="Table_20_Contents">hex</text:p>
          </table:table-cell>
          <table:table-cell table:style-name="Table1.D653" office:value-type="string">
            <text:p text:style-name="Table_20_Contents">1854</text:p>
          </table:table-cell>
        </table:table-row>
        <table:table-row>
          <table:table-cell table:style-name="Table1.A653" office:value-type="string">
            <text:p text:style-name="Table_20_Contents">TPDO4 map2 index</text:p>
          </table:table-cell>
          <table:table-cell table:style-name="Table1.B653" office:value-type="string">
            <text:p text:style-name="Table_20_Contents">TPDO4 map2 index</text:p>
          </table:table-cell>
          <table:table-cell table:style-name="Table1.C653" office:value-type="string">
            <text:p text:style-name="Table_20_Contents">hex</text:p>
          </table:table-cell>
          <table:table-cell table:style-name="Table1.D653" office:value-type="string">
            <text:p text:style-name="Table_20_Contents">1855</text:p>
          </table:table-cell>
        </table:table-row>
        <table:table-row>
          <table:table-cell table:style-name="Table1.A653" office:value-type="string">
            <text:p text:style-name="Table_20_Contents">TPDO4 map3 sub index and size</text:p>
          </table:table-cell>
          <table:table-cell table:style-name="Table1.B653" office:value-type="string">
            <text:p text:style-name="Table_20_Contents">TPDO4 map3 sub index (high byte) and size in bits (low bit)</text:p>
          </table:table-cell>
          <table:table-cell table:style-name="Table1.C653" office:value-type="string">
            <text:p text:style-name="Table_20_Contents">hex</text:p>
          </table:table-cell>
          <table:table-cell table:style-name="Table1.D653" office:value-type="string">
            <text:p text:style-name="Table_20_Contents">1856</text:p>
          </table:table-cell>
        </table:table-row>
        <text:soft-page-break/>
        <table:table-row>
          <table:table-cell table:style-name="Table1.A653" office:value-type="string">
            <text:p text:style-name="Table_20_Contents">TPDO4 map3 index</text:p>
          </table:table-cell>
          <table:table-cell table:style-name="Table1.B653" office:value-type="string">
            <text:p text:style-name="Table_20_Contents">TPDO4 map3 index</text:p>
          </table:table-cell>
          <table:table-cell table:style-name="Table1.C653" office:value-type="string">
            <text:p text:style-name="Table_20_Contents">hex</text:p>
          </table:table-cell>
          <table:table-cell table:style-name="Table1.D653" office:value-type="string">
            <text:p text:style-name="Table_20_Contents">1857</text:p>
          </table:table-cell>
        </table:table-row>
        <table:table-row>
          <table:table-cell table:style-name="Table1.A653" office:value-type="string">
            <text:p text:style-name="Table_20_Contents">TPDO4 map4 sub index and size</text:p>
          </table:table-cell>
          <table:table-cell table:style-name="Table1.B653" office:value-type="string">
            <text:p text:style-name="Table_20_Contents">TPDO4 map4 sub index (high byte) and size in bits (low bit)</text:p>
          </table:table-cell>
          <table:table-cell table:style-name="Table1.C653" office:value-type="string">
            <text:p text:style-name="Table_20_Contents">hex</text:p>
          </table:table-cell>
          <table:table-cell table:style-name="Table1.D653" office:value-type="string">
            <text:p text:style-name="Table_20_Contents">1858</text:p>
          </table:table-cell>
        </table:table-row>
        <table:table-row>
          <table:table-cell table:style-name="Table1.A653" office:value-type="string">
            <text:p text:style-name="Table_20_Contents">TPDO4 map4 index</text:p>
          </table:table-cell>
          <table:table-cell table:style-name="Table1.B653" office:value-type="string">
            <text:p text:style-name="Table_20_Contents">TPDO4 map4 index</text:p>
          </table:table-cell>
          <table:table-cell table:style-name="Table1.C653" office:value-type="string">
            <text:p text:style-name="Table_20_Contents">hex</text:p>
          </table:table-cell>
          <table:table-cell table:style-name="Table1.D653" office:value-type="string">
            <text:p text:style-name="Table_20_Contents">1859</text:p>
          </table:table-cell>
        </table:table-row>
        <table:table-row>
          <table:table-cell table:style-name="Table1.A653" office:value-type="string">
            <text:p text:style-name="Table_20_Contents">TPDO4 size (words)</text:p>
          </table:table-cell>
          <table:table-cell table:style-name="Table1.B653" office:value-type="string">
            <text:p text:style-name="Table_20_Contents">TPDO4 size in words</text:p>
          </table:table-cell>
          <table:table-cell table:style-name="Table1.C653" office:value-type="string">
            <text:p text:style-name="P1"/>
          </table:table-cell>
          <table:table-cell table:style-name="Table1.D653" office:value-type="string">
            <text:p text:style-name="Table_20_Contents">1860</text:p>
          </table:table-cell>
        </table:table-row>
        <table:table-row>
          <table:table-cell table:style-name="Table1.A653" office:value-type="string">
            <text:p text:style-name="Table_20_Contents">TPDO4 transmission type</text:p>
          </table:table-cell>
          <table:table-cell table:style-name="Table1.B653" office:value-type="string">
            <text:p text:style-name="Table_20_Contents">TPDO4 number of syncs per transmission 0 to 240 (0 to disable, N for every Nth sync)</text:p>
          </table:table-cell>
          <table:table-cell table:style-name="Table1.C653" office:value-type="string">
            <text:p text:style-name="P1"/>
          </table:table-cell>
          <table:table-cell table:style-name="Table1.D653" office:value-type="string">
            <text:p text:style-name="Table_20_Contents">1861</text:p>
          </table:table-cell>
        </table:table-row>
        <table:table-row>
          <table:table-cell table:style-name="Table1.A653" office:value-type="string">
            <text:p text:style-name="Table_20_Contents">TPDO4 event time</text:p>
          </table:table-cell>
          <table:table-cell table:style-name="Table1.B653" office:value-type="string">
            <text:p text:style-name="Table_20_Contents">TPDO4 event time in ms for async tpdos (0 to disable)</text:p>
          </table:table-cell>
          <table:table-cell table:style-name="Table1.C653" office:value-type="string">
            <text:p text:style-name="Table_20_Contents">ms</text:p>
          </table:table-cell>
          <table:table-cell table:style-name="Table1.D653" office:value-type="string">
            <text:p text:style-name="Table_20_Contents">1862</text:p>
          </table:table-cell>
        </table:table-row>
        <table:table-row>
          <table:table-cell table:style-name="Table1.A653" office:value-type="string">
            <text:p text:style-name="Table_20_Contents">TPDO4 sync window</text:p>
          </table:table-cell>
          <table:table-cell table:style-name="Table1.B653" office:value-type="string">
            <text:p text:style-name="Table_20_Contents">TPDO4 sync window (not used)</text:p>
          </table:table-cell>
          <table:table-cell table:style-name="Table1.C653" office:value-type="string">
            <text:p text:style-name="P1"/>
          </table:table-cell>
          <table:table-cell table:style-name="Table1.D653" office:value-type="string">
            <text:p text:style-name="Table_20_Contents">1863</text:p>
          </table:table-cell>
        </table:table-row>
        <table:table-row>
          <table:table-cell table:style-name="Table1.A653" office:value-type="string">
            <text:p text:style-name="Table_20_Contents">CAN quiet after sleep command</text:p>
          </table:table-cell>
          <table:table-cell table:style-name="Table1.B653" office:value-type="string">
            <text:p text:style-name="Table_20_Contents">time the controller is quiet (no CAN packets) after a sleep command</text:p>
          </table:table-cell>
          <table:table-cell table:style-name="Table1.C653" office:value-type="string">
            <text:p text:style-name="Table_20_Contents">ms</text:p>
          </table:table-cell>
          <table:table-cell table:style-name="Table1.D653" office:value-type="string">
            <text:p text:style-name="Table_20_Contents">1864</text:p>
          </table:table-cell>
        </table:table-row>
        <table:table-row>
          <table:table-cell table:style-name="Table1.A653" office:value-type="string">
            <text:p text:style-name="Table_20_Contents">CAN quiet after sync loss</text:p>
          </table:table-cell>
          <table:table-cell table:style-name="Table1.B653" office:value-type="string">
            <text:p text:style-name="Table_20_Contents">time the controller is quiet (no CAN packets) after a sync loss</text:p>
          </table:table-cell>
          <table:table-cell table:style-name="Table1.C653" office:value-type="string">
            <text:p text:style-name="Table_20_Contents">ms</text:p>
          </table:table-cell>
          <table:table-cell table:style-name="Table1.D653" office:value-type="string">
            <text:p text:style-name="Table_20_Contents">1865</text:p>
          </table:table-cell>
        </table:table-row>
        <table:table-row>
          <table:table-cell table:style-name="Table1.A653" office:value-type="string">
            <text:p text:style-name="Table_20_Contents">CAN heartbeat period</text:p>
          </table:table-cell>
          <table:table-cell table:style-name="Table1.B653" office:value-type="string">
            <text:p text:style-name="Table_20_Contents">period for transmitting the hearbeat signal in ms</text:p>
          </table:table-cell>
          <table:table-cell table:style-name="Table1.C653" office:value-type="string">
            <text:p text:style-name="Table_20_Contents">ms</text:p>
          </table:table-cell>
          <table:table-cell table:style-name="Table1.D653" office:value-type="string">
            <text:p text:style-name="Table_20_Contents">1866</text:p>
          </table:table-cell>
        </table:table-row>
        <table:table-row>
          <table:table-cell table:style-name="Table1.A653" office:value-type="string">
            <text:p text:style-name="Table_20_Contents">BMS Node Firmware Rev</text:p>
          </table:table-cell>
          <table:table-cell table:style-name="Table1.B653" office:value-type="string">
            <text:p text:style-name="Table_20_Contents">BMS Node Firmware Revision</text:p>
          </table:table-cell>
          <table:table-cell table:style-name="Table1.C653" office:value-type="string">
            <text:p text:style-name="P1"/>
          </table:table-cell>
          <table:table-cell table:style-name="Table1.D653" office:value-type="string">
            <text:p text:style-name="Table_20_Contents">0</text:p>
          </table:table-cell>
        </table:table-row>
        <table:table-row>
          <table:table-cell table:style-name="Table1.A653" office:value-type="string">
            <text:p text:style-name="Table_20_Contents">BMS Node LIN Checksum Errors</text:p>
          </table:table-cell>
          <table:table-cell table:style-name="Table1.B653" office:value-type="string">
            <text:p text:style-name="Table_20_Contents">BMS Node LIN Checksum Error Count</text:p>
          </table:table-cell>
          <table:table-cell table:style-name="Table1.C653" office:value-type="string">
            <text:p text:style-name="P1"/>
          </table:table-cell>
          <table:table-cell table:style-name="Table1.D653" office:value-type="string">
            <text:p text:style-name="Table_20_Contents">1</text:p>
          </table:table-cell>
        </table:table-row>
        <table:table-row>
          <table:table-cell table:style-name="Table1.A653" office:value-type="string">
            <text:p text:style-name="Table_20_Contents">BMS Node TTL Comm Timeouts</text:p>
          </table:table-cell>
          <table:table-cell table:style-name="Table1.B653" office:value-type="string">
            <text:p text:style-name="Table_20_Contents">BMS Node TTL Comm Timeouts</text:p>
          </table:table-cell>
          <table:table-cell table:style-name="Table1.C653" office:value-type="string">
            <text:p text:style-name="P1"/>
          </table:table-cell>
          <table:table-cell table:style-name="Table1.D653" office:value-type="string">
            <text:p text:style-name="Table_20_Contents">2</text:p>
          </table:table-cell>
        </table:table-row>
        <table:table-row>
          <table:table-cell table:style-name="Table1.A653" office:value-type="string">
            <text:p text:style-name="Table_20_Contents">BMS Node Absolute SOC</text:p>
          </table:table-cell>
          <table:table-cell table:style-name="Table1.B653" office:value-type="string">
            <text:p text:style-name="Table_20_Contents">BMS Node Absolute State Of Charge</text:p>
          </table:table-cell>
          <table:table-cell table:style-name="Table1.C653" office:value-type="string">
            <text:p text:style-name="Table_20_Contents">%</text:p>
          </table:table-cell>
          <table:table-cell table:style-name="Table1.D653" office:value-type="string">
            <text:p text:style-name="Table_20_Contents">3</text:p>
          </table:table-cell>
        </table:table-row>
        <table:table-row>
          <table:table-cell table:style-name="Table1.A653" office:value-type="string">
            <text:p text:style-name="Table_20_Contents">BMS Node Relative SOC</text:p>
          </table:table-cell>
          <table:table-cell table:style-name="Table1.B653" office:value-type="string">
            <text:p text:style-name="Table_20_Contents">BMS Node Relative State Of Charge</text:p>
          </table:table-cell>
          <table:table-cell table:style-name="Table1.C653" office:value-type="string">
            <text:p text:style-name="Table_20_Contents">%</text:p>
          </table:table-cell>
          <table:table-cell table:style-name="Table1.D653" office:value-type="string">
            <text:p text:style-name="Table_20_Contents">4</text:p>
          </table:table-cell>
        </table:table-row>
        <table:table-row>
          <table:table-cell table:style-name="Table1.A653" office:value-type="string">
            <text:p text:style-name="Table_20_Contents">BMS Node Battery Temperature</text:p>
          </table:table-cell>
          <table:table-cell table:style-name="Table1.B653" office:value-type="string">
            <text:p text:style-name="Table_20_Contents">BMS Node Battery Temperature</text:p>
          </table:table-cell>
          <table:table-cell table:style-name="Table1.C653" office:value-type="string">
            <text:p text:style-name="Table_20_Contents">Celsius</text:p>
          </table:table-cell>
          <table:table-cell table:style-name="Table1.D653" office:value-type="string">
            <text:p text:style-name="Table_20_Contents">5</text:p>
          </table:table-cell>
        </table:table-row>
        <table:table-row>
          <table:table-cell table:style-name="Table1.A653" office:value-type="string">
            <text:p text:style-name="Table_20_Contents">BMS Node Battery Current</text:p>
          </table:table-cell>
          <table:table-cell table:style-name="Table1.B653" office:value-type="string">
            <text:p text:style-name="Table_20_Contents">BMS Node Battery Current</text:p>
          </table:table-cell>
          <table:table-cell table:style-name="Table1.C653" office:value-type="string">
            <text:p text:style-name="Table_20_Contents">Amps</text:p>
          </table:table-cell>
          <table:table-cell table:style-name="Table1.D653" office:value-type="string">
            <text:p text:style-name="Table_20_Contents">6</text:p>
          </table:table-cell>
        </table:table-row>
        <table:table-row>
          <table:table-cell table:style-name="Table1.A653" office:value-type="string">
            <text:p text:style-name="Table_20_Contents">BMS Node Battery Voltage</text:p>
          </table:table-cell>
          <table:table-cell table:style-name="Table1.B653" office:value-type="string">
            <text:p text:style-name="Table_20_Contents">BMS Node Battery Voltage</text:p>
          </table:table-cell>
          <table:table-cell table:style-name="Table1.C653" office:value-type="string">
            <text:p text:style-name="Table_20_Contents">Volts</text:p>
          </table:table-cell>
          <table:table-cell table:style-name="Table1.D653" office:value-type="string">
            <text:p text:style-name="Table_20_Contents">7</text:p>
          </table:table-cell>
        </table:table-row>
        <table:table-row>
          <table:table-cell table:style-name="Table1.A653" office:value-type="string">
            <text:p text:style-name="Table_20_Contents">Cell 1 Voltage</text:p>
          </table:table-cell>
          <table:table-cell table:style-name="Table1.B653" office:value-type="string">
            <text:p text:style-name="Table_20_Contents">BMS Node Battery Cell 1 Voltage</text:p>
          </table:table-cell>
          <table:table-cell table:style-name="Table1.C653" office:value-type="string">
            <text:p text:style-name="Table_20_Contents">Volts</text:p>
          </table:table-cell>
          <table:table-cell table:style-name="Table1.D653" office:value-type="string">
            <text:p text:style-name="Table_20_Contents">8</text:p>
          </table:table-cell>
        </table:table-row>
        <table:table-row>
          <table:table-cell table:style-name="Table1.A653" office:value-type="string">
            <text:p text:style-name="Table_20_Contents">Cell 2 Voltage</text:p>
          </table:table-cell>
          <table:table-cell table:style-name="Table1.B653" office:value-type="string">
            <text:p text:style-name="Table_20_Contents">BMS Node Battery Cell 2 Voltage</text:p>
          </table:table-cell>
          <table:table-cell table:style-name="Table1.C653" office:value-type="string">
            <text:p text:style-name="Table_20_Contents">Volts</text:p>
          </table:table-cell>
          <table:table-cell table:style-name="Table1.D653" office:value-type="string">
            <text:p text:style-name="Table_20_Contents">9</text:p>
          </table:table-cell>
        </table:table-row>
        <table:table-row>
          <table:table-cell table:style-name="Table1.A653" office:value-type="string">
            <text:p text:style-name="Table_20_Contents">Cell 3 Voltage</text:p>
          </table:table-cell>
          <table:table-cell table:style-name="Table1.B653" office:value-type="string">
            <text:p text:style-name="Table_20_Contents">BMS Node Battery Cell 3 Voltage</text:p>
          </table:table-cell>
          <table:table-cell table:style-name="Table1.C653" office:value-type="string">
            <text:p text:style-name="Table_20_Contents">Volts</text:p>
          </table:table-cell>
          <table:table-cell table:style-name="Table1.D653" office:value-type="string">
            <text:p text:style-name="Table_20_Contents">10</text:p>
          </table:table-cell>
        </table:table-row>
        <table:table-row>
          <table:table-cell table:style-name="Table1.A653" office:value-type="string">
            <text:p text:style-name="Table_20_Contents">Cell 4 Voltage</text:p>
          </table:table-cell>
          <table:table-cell table:style-name="Table1.B653" office:value-type="string">
            <text:p text:style-name="Table_20_Contents">BMS Node Battery Cell 4 Voltage</text:p>
          </table:table-cell>
          <table:table-cell table:style-name="Table1.C653" office:value-type="string">
            <text:p text:style-name="Table_20_Contents">Volts</text:p>
          </table:table-cell>
          <table:table-cell table:style-name="Table1.D653" office:value-type="string">
            <text:p text:style-name="Table_20_Contents">11</text:p>
          </table:table-cell>
        </table:table-row>
        <table:table-row>
          <table:table-cell table:style-name="Table1.A653" office:value-type="string">
            <text:p text:style-name="Table_20_Contents">Cell 5 Voltage</text:p>
          </table:table-cell>
          <table:table-cell table:style-name="Table1.B653" office:value-type="string">
            <text:p text:style-name="Table_20_Contents">BMS Node Battery Cell 5 Voltage</text:p>
          </table:table-cell>
          <table:table-cell table:style-name="Table1.C653" office:value-type="string">
            <text:p text:style-name="Table_20_Contents">Volts</text:p>
          </table:table-cell>
          <table:table-cell table:style-name="Table1.D653" office:value-type="string">
            <text:p text:style-name="Table_20_Contents">12</text:p>
          </table:table-cell>
        </table:table-row>
        <table:table-row>
          <table:table-cell table:style-name="Table1.A653" office:value-type="string">
            <text:p text:style-name="Table_20_Contents">Cell 6 Voltage</text:p>
          </table:table-cell>
          <table:table-cell table:style-name="Table1.B653" office:value-type="string">
            <text:p text:style-name="Table_20_Contents">BMS Node Battery Cell 6 Voltage</text:p>
          </table:table-cell>
          <table:table-cell table:style-name="Table1.C653" office:value-type="string">
            <text:p text:style-name="Table_20_Contents">Volts</text:p>
          </table:table-cell>
          <table:table-cell table:style-name="Table1.D653" office:value-type="string">
            <text:p text:style-name="Table_20_Contents">13</text:p>
          </table:table-cell>
        </table:table-row>
        <table:table-row>
          <table:table-cell table:style-name="Table1.A653" office:value-type="string">
            <text:p text:style-name="Table_20_Contents">Cell 7 Voltage</text:p>
          </table:table-cell>
          <table:table-cell table:style-name="Table1.B653" office:value-type="string">
            <text:p text:style-name="Table_20_Contents">BMS Node Battery Cell 7 Voltage</text:p>
          </table:table-cell>
          <table:table-cell table:style-name="Table1.C653" office:value-type="string">
            <text:p text:style-name="Table_20_Contents">Volts</text:p>
          </table:table-cell>
          <table:table-cell table:style-name="Table1.D653" office:value-type="string">
            <text:p text:style-name="Table_20_Contents">14</text:p>
          </table:table-cell>
        </table:table-row>
        <table:table-row>
          <table:table-cell table:style-name="Table1.A653" office:value-type="string">
            <text:p text:style-name="Table_20_Contents">Cell 8 Voltage</text:p>
          </table:table-cell>
          <table:table-cell table:style-name="Table1.B653" office:value-type="string">
            <text:p text:style-name="Table_20_Contents">BMS Node Battery Cell 8 Voltage</text:p>
          </table:table-cell>
          <table:table-cell table:style-name="Table1.C653" office:value-type="string">
            <text:p text:style-name="Table_20_Contents">Volts</text:p>
          </table:table-cell>
          <table:table-cell table:style-name="Table1.D653" office:value-type="string">
            <text:p text:style-name="Table_20_Contents">15</text:p>
          </table:table-cell>
        </table:table-row>
        <table:table-row>
          <table:table-cell table:style-name="Table1.A653" office:value-type="string">
            <text:p text:style-name="Table_20_Contents">Cell 9 Voltage</text:p>
          </table:table-cell>
          <table:table-cell table:style-name="Table1.B653" office:value-type="string">
            <text:p text:style-name="Table_20_Contents">BMS Node Battery Cell 9 Voltage</text:p>
          </table:table-cell>
          <table:table-cell table:style-name="Table1.C653" office:value-type="string">
            <text:p text:style-name="Table_20_Contents">Volts</text:p>
          </table:table-cell>
          <table:table-cell table:style-name="Table1.D653" office:value-type="string">
            <text:p text:style-name="Table_20_Contents">16</text:p>
          </table:table-cell>
        </table:table-row>
        <table:table-row>
          <table:table-cell table:style-name="Table1.A653" office:value-type="string">
            <text:p text:style-name="Table_20_Contents">Cell 10 Voltage</text:p>
          </table:table-cell>
          <table:table-cell table:style-name="Table1.B653" office:value-type="string">
            <text:p text:style-name="Table_20_Contents">BMS Battery Cell 10 Voltage</text:p>
          </table:table-cell>
          <table:table-cell table:style-name="Table1.C653" office:value-type="string">
            <text:p text:style-name="Table_20_Contents">Volts</text:p>
          </table:table-cell>
          <table:table-cell table:style-name="Table1.D653" office:value-type="string">
            <text:p text:style-name="Table_20_Contents">17</text:p>
          </table:table-cell>
        </table:table-row>
        <table:table-row>
          <table:table-cell table:style-name="Table1.A653" office:value-type="string">
            <text:p text:style-name="Table_20_Contents">BMS Current Charge Time</text:p>
          </table:table-cell>
          <table:table-cell table:style-name="Table1.B653" office:value-type="string">
            <text:p text:style-name="Table_20_Contents">BMS Current Charge Time</text:p>
          </table:table-cell>
          <table:table-cell table:style-name="Table1.C653" office:value-type="string">
            <text:p text:style-name="Table_20_Contents">Hours</text:p>
          </table:table-cell>
          <table:table-cell table:style-name="Table1.D653" office:value-type="string">
            <text:p text:style-name="Table_20_Contents">18</text:p>
          </table:table-cell>
        </table:table-row>
        <text:soft-page-break/>
        <table:table-row>
          <table:table-cell table:style-name="Table1.A653" office:value-type="string">
            <text:p text:style-name="Table_20_Contents">BMS Full Charge Capacity</text:p>
          </table:table-cell>
          <table:table-cell table:style-name="Table1.B653" office:value-type="string">
            <text:p text:style-name="Table_20_Contents">BMS Full Charge Capacity</text:p>
          </table:table-cell>
          <table:table-cell table:style-name="Table1.C653" office:value-type="string">
            <text:p text:style-name="Table_20_Contents">AmpHours</text:p>
          </table:table-cell>
          <table:table-cell table:style-name="Table1.D653" office:value-type="string">
            <text:p text:style-name="Table_20_Contents">19</text:p>
          </table:table-cell>
        </table:table-row>
        <table:table-row>
          <table:table-cell table:style-name="Table1.A653" office:value-type="string">
            <text:p text:style-name="Table_20_Contents">BMS Remaining Charge Capacity</text:p>
          </table:table-cell>
          <table:table-cell table:style-name="Table1.B653" office:value-type="string">
            <text:p text:style-name="Table_20_Contents">BMS Remaining Charge Capacity</text:p>
          </table:table-cell>
          <table:table-cell table:style-name="Table1.C653" office:value-type="string">
            <text:p text:style-name="Table_20_Contents">AmpHours</text:p>
          </table:table-cell>
          <table:table-cell table:style-name="Table1.D653" office:value-type="string">
            <text:p text:style-name="Table_20_Contents">20</text:p>
          </table:table-cell>
        </table:table-row>
        <table:table-row>
          <table:table-cell table:style-name="Table1.A653" office:value-type="string">
            <text:p text:style-name="Table_20_Contents">BMS Number of Charge Cycles</text:p>
          </table:table-cell>
          <table:table-cell table:style-name="Table1.B653" office:value-type="string">
            <text:p text:style-name="Table_20_Contents">BMS Battery Number of Charge/Discharge Cycles</text:p>
          </table:table-cell>
          <table:table-cell table:style-name="Table1.C653" office:value-type="string">
            <text:p text:style-name="P1"/>
          </table:table-cell>
          <table:table-cell table:style-name="Table1.D653" office:value-type="string">
            <text:p text:style-name="Table_20_Contents">21</text:p>
          </table:table-cell>
        </table:table-row>
        <table:table-row>
          <table:table-cell table:style-name="Table1.A653" office:value-type="string">
            <text:p text:style-name="Table_20_Contents">BMS Maximum Charge Interval</text:p>
          </table:table-cell>
          <table:table-cell table:style-name="Table1.B653" office:value-type="string">
            <text:p text:style-name="Table_20_Contents">BMS Maximum Charge Interval</text:p>
          </table:table-cell>
          <table:table-cell table:style-name="Table1.C653" office:value-type="string">
            <text:p text:style-name="Table_20_Contents">Hours</text:p>
          </table:table-cell>
          <table:table-cell table:style-name="Table1.D653" office:value-type="string">
            <text:p text:style-name="Table_20_Contents">22</text:p>
          </table:table-cell>
        </table:table-row>
        <table:table-row>
          <table:table-cell table:style-name="Table1.A653" office:value-type="string">
            <text:p text:style-name="Table_20_Contents">POD Firmware Rev</text:p>
          </table:table-cell>
          <table:table-cell table:style-name="Table1.B653" office:value-type="string">
            <text:p text:style-name="Table_20_Contents">POD Firmware Revision</text:p>
          </table:table-cell>
          <table:table-cell table:style-name="Table1.C653" office:value-type="string">
            <text:p text:style-name="P1"/>
          </table:table-cell>
          <table:table-cell table:style-name="Table1.D653" office:value-type="string">
            <text:p text:style-name="Table_20_Contents">0</text:p>
          </table:table-cell>
        </table:table-row>
        <table:table-row>
          <table:table-cell table:style-name="Table1.A653" office:value-type="string">
            <text:p text:style-name="Table_20_Contents">POD LIN Checksum Errors Low</text:p>
          </table:table-cell>
          <table:table-cell table:style-name="Table1.B653" office:value-type="string">
            <text:p text:style-name="Table_20_Contents">POD LIN Checksum Error Count: Low Word of 32bit value</text:p>
          </table:table-cell>
          <table:table-cell table:style-name="Table1.C653" office:value-type="string">
            <text:p text:style-name="P1"/>
          </table:table-cell>
          <table:table-cell table:style-name="Table1.D653" office:value-type="string">
            <text:p text:style-name="Table_20_Contents">1</text:p>
          </table:table-cell>
        </table:table-row>
        <table:table-row>
          <table:table-cell table:style-name="Table1.A653" office:value-type="string">
            <text:p text:style-name="Table_20_Contents">POD LIN Checksum Errors High</text:p>
          </table:table-cell>
          <table:table-cell table:style-name="Table1.B653" office:value-type="string">
            <text:p text:style-name="Table_20_Contents">POD LIN Checksum Error Count: High Word of 32bit value</text:p>
          </table:table-cell>
          <table:table-cell table:style-name="Table1.C653" office:value-type="string">
            <text:p text:style-name="P1"/>
          </table:table-cell>
          <table:table-cell table:style-name="Table1.D653" office:value-type="string">
            <text:p text:style-name="Table_20_Contents">2</text:p>
          </table:table-cell>
        </table:table-row>
        <table:table-row>
          <table:table-cell table:style-name="Table1.A653" office:value-type="string">
            <text:p text:style-name="Table_20_Contents">POD EEPROM Write Counter</text:p>
          </table:table-cell>
          <table:table-cell table:style-name="Table1.B653" office:value-type="string">
            <text:p text:style-name="Table_20_Contents">Number of times virtual EEPROM has been written.</text:p>
          </table:table-cell>
          <table:table-cell table:style-name="Table1.C653" office:value-type="string">
            <text:p text:style-name="P1"/>
          </table:table-cell>
          <table:table-cell table:style-name="Table1.D653" office:value-type="string">
            <text:p text:style-name="Table_20_Contents">3</text:p>
          </table:table-cell>
        </table:table-row>
        <table:table-row>
          <table:table-cell table:style-name="Table1.A653" office:value-type="string">
            <text:p text:style-name="Table_20_Contents">Trip Odometer Low</text:p>
          </table:table-cell>
          <table:table-cell table:style-name="Table1.B653" office:value-type="string">
            <text:p text:style-name="Table_20_Contents">Trip Odometer: Low word of 32bit value</text:p>
          </table:table-cell>
          <table:table-cell table:style-name="Table1.C653" office:value-type="string">
            <text:p text:style-name="Table_20_Contents">Km</text:p>
          </table:table-cell>
          <table:table-cell table:style-name="Table1.D653" office:value-type="string">
            <text:p text:style-name="Table_20_Contents">4</text:p>
          </table:table-cell>
        </table:table-row>
        <table:table-row>
          <table:table-cell table:style-name="Table1.A653" office:value-type="string">
            <text:p text:style-name="Table_20_Contents">Trip Odometer High</text:p>
          </table:table-cell>
          <table:table-cell table:style-name="Table1.B653" office:value-type="string">
            <text:p text:style-name="Table_20_Contents">Trip Odometer: High word of 32bit value</text:p>
          </table:table-cell>
          <table:table-cell table:style-name="Table1.C653" office:value-type="string">
            <text:p text:style-name="Table_20_Contents">Km</text:p>
          </table:table-cell>
          <table:table-cell table:style-name="Table1.D653" office:value-type="string">
            <text:p text:style-name="Table_20_Contents">5</text:p>
          </table:table-cell>
        </table:table-row>
        <table:table-row>
          <table:table-cell table:style-name="Table1.A653" office:value-type="string">
            <text:p text:style-name="Table_20_Contents">Total Odometer Low</text:p>
          </table:table-cell>
          <table:table-cell table:style-name="Table1.B653" office:value-type="string">
            <text:p text:style-name="Table_20_Contents">Total Odometer: Low word of 32bit value</text:p>
          </table:table-cell>
          <table:table-cell table:style-name="Table1.C653" office:value-type="string">
            <text:p text:style-name="P1"/>
          </table:table-cell>
          <table:table-cell table:style-name="Table1.D653" office:value-type="string">
            <text:p text:style-name="Table_20_Contents">6</text:p>
          </table:table-cell>
        </table:table-row>
        <table:table-row>
          <table:table-cell table:style-name="Table1.A653" office:value-type="string">
            <text:p text:style-name="Table_20_Contents">Total Odometer High</text:p>
          </table:table-cell>
          <table:table-cell table:style-name="Table1.B653" office:value-type="string">
            <text:p text:style-name="Table_20_Contents">Total Odometer: High word of 32bit value</text:p>
          </table:table-cell>
          <table:table-cell table:style-name="Table1.C653" office:value-type="string">
            <text:p text:style-name="Table_20_Contents">Km</text:p>
          </table:table-cell>
          <table:table-cell table:style-name="Table1.D653" office:value-type="string">
            <text:p text:style-name="Table_20_Contents">7</text:p>
          </table:table-cell>
        </table:table-row>
        <table:table-row>
          <table:table-cell table:style-name="Table1.A653" office:value-type="string">
            <text:p text:style-name="Table_20_Contents">Wheel Diameter</text:p>
          </table:table-cell>
          <table:table-cell table:style-name="Table1.B653" office:value-type="string">
            <text:p text:style-name="Table_20_Contents">Wheel Diameter</text:p>
          </table:table-cell>
          <table:table-cell table:style-name="Table1.C653" office:value-type="string">
            <text:p text:style-name="Table_20_Contents">inches</text:p>
          </table:table-cell>
          <table:table-cell table:style-name="Table1.D653" office:value-type="string">
            <text:p text:style-name="Table_20_Contents">8</text:p>
          </table:table-cell>
        </table:table-row>
        <table:table-row>
          <table:table-cell table:style-name="Table1.A653" office:value-type="string">
            <text:p text:style-name="Table_20_Contents">POD Assist Level</text:p>
          </table:table-cell>
          <table:table-cell table:style-name="Table1.B653" office:value-type="string">
            <text:p text:style-name="Table_20_Contents">POD Assist Level</text:p>
          </table:table-cell>
          <table:table-cell table:style-name="Table1.C653" office:value-type="string">
            <text:p text:style-name="P1"/>
          </table:table-cell>
          <table:table-cell table:style-name="Table1.D653" office:value-type="string">
            <text:p text:style-name="Table_20_Contents">9</text:p>
          </table:table-cell>
        </table:table-row>
        <table:table-row>
          <table:table-cell table:style-name="Table1.A653" office:value-type="string">
            <text:p text:style-name="Table_20_Contents">Average Speed</text:p>
          </table:table-cell>
          <table:table-cell table:style-name="Table1.B653" office:value-type="string">
            <text:p text:style-name="Table_20_Contents">Average speed</text:p>
          </table:table-cell>
          <table:table-cell table:style-name="Table1.C653" office:value-type="string">
            <text:p text:style-name="Table_20_Contents">Km/h</text:p>
          </table:table-cell>
          <table:table-cell table:style-name="Table1.D653" office:value-type="string">
            <text:p text:style-name="Table_20_Contents">10</text:p>
          </table:table-cell>
        </table:table-row>
        <table:table-row>
          <table:table-cell table:style-name="Table1.A653" office:value-type="string">
            <text:p text:style-name="Table_20_Contents">Maximum Vehicle Speed Limit</text:p>
          </table:table-cell>
          <table:table-cell table:style-name="Table1.B653" office:value-type="string">
            <text:p text:style-name="Table_20_Contents">Battery Range of the battery when 100% Charged</text:p>
          </table:table-cell>
          <table:table-cell table:style-name="Table1.C653" office:value-type="string">
            <text:p text:style-name="Table_20_Contents">Km/h</text:p>
          </table:table-cell>
          <table:table-cell table:style-name="Table1.D653" office:value-type="string">
            <text:p text:style-name="Table_20_Contents">11</text:p>
          </table:table-cell>
        </table:table-row>
        <table:table-row>
          <table:table-cell table:style-name="Table1.A653" office:value-type="string">
            <text:p text:style-name="Table_20_Contents">Lights Command</text:p>
          </table:table-cell>
          <table:table-cell table:style-name="Table1.B653" office:value-type="string">
            <text:p text:style-name="Table_20_Contents">0 = Headlight/Backlight ON, 1 = Headlight/Backlight ON</text:p>
          </table:table-cell>
          <table:table-cell table:style-name="Table1.C653" office:value-type="string">
            <text:p text:style-name="P1"/>
          </table:table-cell>
          <table:table-cell table:style-name="Table1.D653" office:value-type="string">
            <text:p text:style-name="Table_20_Contents">12</text:p>
          </table:table-cell>
        </table:table-row>
        <table:table-row>
          <table:table-cell table:style-name="Table1.A653" office:value-type="string">
            <text:p text:style-name="Table_20_Contents">Display Revision Screen</text:p>
          </table:table-cell>
          <table:table-cell table:style-name="Table1.B653" office:value-type="string">
            <text:p text:style-name="Table_20_Contents">0 = Main Screen, 2 = Revision Screen</text:p>
          </table:table-cell>
          <table:table-cell table:style-name="Table1.C653" office:value-type="string">
            <text:p text:style-name="P1"/>
          </table:table-cell>
          <table:table-cell table:style-name="Table1.D653" office:value-type="string">
            <text:p text:style-name="Table_20_Contents">13</text:p>
          </table:table-cell>
        </table:table-row>
        <table:table-row>
          <table:table-cell table:style-name="Table1.A653" office:value-type="string">
            <text:p text:style-name="Table_20_Contents">Trip Odometer Display Select</text:p>
          </table:table-cell>
          <table:table-cell table:style-name="Table1.B653" office:value-type="string">
            <text:p text:style-name="Table_20_Contents">0 = Total Odometer, 2 = Trip Odometer</text:p>
          </table:table-cell>
          <table:table-cell table:style-name="Table1.C653" office:value-type="string">
            <text:p text:style-name="P1"/>
          </table:table-cell>
          <table:table-cell table:style-name="Table1.D653" office:value-type="string">
            <text:p text:style-name="Table_20_Contents">14</text:p>
          </table:table-cell>
        </table:table-row>
        <table:table-row>
          <table:table-cell table:style-name="Table1.A653" office:value-type="string">
            <text:p text:style-name="Table_20_Contents">Auto Shut Off Timer</text:p>
          </table:table-cell>
          <table:table-cell table:style-name="Table1.B653" office:value-type="string">
            <text:p text:style-name="Table_20_Contents">Auto Shut Off Timer Count Value in Seconds (Shut off occurs when count &gt; 600 seconds)</text:p>
          </table:table-cell>
          <table:table-cell table:style-name="Table1.C653" office:value-type="string">
            <text:p text:style-name="Table_20_Contents">seconds</text:p>
          </table:table-cell>
          <table:table-cell table:style-name="Table1.D653" office:value-type="string">
            <text:p text:style-name="Table_20_Contents">15</text:p>
          </table:table-cell>
        </table:table-row>
        <table:table-row>
          <table:table-cell table:style-name="Table1.A653" office:value-type="string">
            <text:p text:style-name="Table_20_Contents">Display Firmware Rev</text:p>
          </table:table-cell>
          <table:table-cell table:style-name="Table1.B653" office:value-type="string">
            <text:p text:style-name="Table_20_Contents">Display Firmware Revision</text:p>
          </table:table-cell>
          <table:table-cell table:style-name="Table1.C653" office:value-type="string">
            <text:p text:style-name="P1"/>
          </table:table-cell>
          <table:table-cell table:style-name="Table1.D653" office:value-type="string">
            <text:p text:style-name="Table_20_Contents">0</text:p>
          </table:table-cell>
        </table:table-row>
        <table:table-row>
          <table:table-cell table:style-name="Table1.A653" office:value-type="string">
            <text:p text:style-name="Table_20_Contents">Display LIN Checksum Errors Low</text:p>
          </table:table-cell>
          <table:table-cell table:style-name="Table1.B653" office:value-type="string">
            <text:p text:style-name="Table_20_Contents">Display LIN Checksum Error Count: Low Word of 32bit value</text:p>
          </table:table-cell>
          <table:table-cell table:style-name="Table1.C653" office:value-type="string">
            <text:p text:style-name="P1"/>
          </table:table-cell>
          <table:table-cell table:style-name="Table1.D653" office:value-type="string">
            <text:p text:style-name="Table_20_Contents">1</text:p>
          </table:table-cell>
        </table:table-row>
        <table:table-row>
          <table:table-cell table:style-name="Table1.A653" office:value-type="string">
            <text:p text:style-name="Table_20_Contents">Display LIN Checksum Errors High</text:p>
          </table:table-cell>
          <table:table-cell table:style-name="Table1.B653" office:value-type="string">
            <text:p text:style-name="Table_20_Contents">Display LIN Checksum Error Count: High Word of 32bit value</text:p>
          </table:table-cell>
          <table:table-cell table:style-name="Table1.C653" office:value-type="string">
            <text:p text:style-name="P1"/>
          </table:table-cell>
          <table:table-cell table:style-name="Table1.D653" office:value-type="string">
            <text:p text:style-name="Table_20_Contents">2</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11T17:01:22.615207630</meta:creation-date>
    <dc:date>2018-06-11T17:01:44.332804886</dc:date>
    <meta:editing-duration>PT22S</meta:editing-duration>
    <meta:editing-cycles>1</meta:editing-cycles>
    <meta:document-statistic meta:table-count="1" meta:image-count="0" meta:object-count="0" meta:page-count="30" meta:paragraph-count="2401" meta:word-count="10286" meta:character-count="56253" meta:non-whitespace-character-count="48076"/>
    <meta:generator>LibreOffice/5.1.6.2$Linux_X86_64 LibreOffice_project/10m0$Build-2</meta:generator>
  </office:meta>
</office:document-meta>
</file>